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in" svg:height="3.5449in" svg:x="9.1307in" svg:y="3.0433in">
            <draw:object draw:notify-on-update-of-ranges="Sheet1.L1:Sheet1.P1 Sheet1.L2:Sheet1.P2 Sheet1.L3:Sheet1.P3 Sheet1.L3:Sheet1.P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10513040" calcext:value-type="float">
            <text:p>10513040</text:p>
          </table:table-cell>
          <table:table-cell office:value-type="float" office:value="85914920" calcext:value-type="float">
            <text:p>85914920</text:p>
          </table:table-cell>
          <table:table-cell office:value-type="float" office:value="32260896" calcext:value-type="float">
            <text:p>32260896</text:p>
          </table:table-cell>
          <table:table-cell office:value-type="float" office:value="30121592" calcext:value-type="float">
            <text:p>30121592</text:p>
          </table:table-cell>
          <table:table-cell office:value-type="float" office:value="30145816" calcext:value-type="float">
            <text:p>30145816</text:p>
          </table:table-cell>
          <table:table-cell office:value-type="float" office:value="15581888" calcext:value-type="float">
            <text:p>15581888</text:p>
          </table:table-cell>
          <table:table-cell office:value-type="float" office:value="108593656" calcext:value-type="float">
            <text:p>108593656</text:p>
          </table:table-cell>
          <table:table-cell office:value-type="float" office:value="41390720" calcext:value-type="float">
            <text:p>41390720</text:p>
          </table:table-cell>
          <table:table-cell office:value-type="float" office:value="39181256" calcext:value-type="float">
            <text:p>39181256</text:p>
          </table:table-cell>
          <table:table-cell office:value-type="float" office:value="39125808" calcext:value-type="float">
            <text:p>39125808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float" office:value="10581584" calcext:value-type="float">
            <text:p>10581584</text:p>
          </table:table-cell>
          <table:table-cell office:value-type="float" office:value="85915440" calcext:value-type="float">
            <text:p>85915440</text:p>
          </table:table-cell>
          <table:table-cell office:value-type="float" office:value="32294800" calcext:value-type="float">
            <text:p>32294800</text:p>
          </table:table-cell>
          <table:table-cell office:value-type="float" office:value="30137584" calcext:value-type="float">
            <text:p>30137584</text:p>
          </table:table-cell>
          <table:table-cell office:value-type="float" office:value="30151920" calcext:value-type="float">
            <text:p>30151920</text:p>
          </table:table-cell>
          <table:table-cell office:value-type="float" office:value="15584280" calcext:value-type="float">
            <text:p>15584280</text:p>
          </table:table-cell>
          <table:table-cell office:value-type="float" office:value="108611496" calcext:value-type="float">
            <text:p>108611496</text:p>
          </table:table-cell>
          <table:table-cell office:value-type="float" office:value="41483832" calcext:value-type="float">
            <text:p>41483832</text:p>
          </table:table-cell>
          <table:table-cell office:value-type="float" office:value="39251616" calcext:value-type="float">
            <text:p>39251616</text:p>
          </table:table-cell>
          <table:table-cell office:value-type="float" office:value="39166808" calcext:value-type="float">
            <text:p>39166808</text:p>
          </table:table-cell>
          <table:table-cell/>
          <table:table-cell table:formula="of:=AVERAGE([.A200:.A801])" office:value-type="float" office:value="10909838.6445183" calcext:value-type="float">
            <text:p>10909838.6445183</text:p>
          </table:table-cell>
          <table:table-cell table:formula="of:=AVERAGE([.B200:.B801])" office:value-type="float" office:value="86268880.8637874" calcext:value-type="float">
            <text:p>86268880.8637874</text:p>
          </table:table-cell>
          <table:table-cell table:formula="of:=AVERAGE([.C200:.C801])" office:value-type="float" office:value="32946312.4252492" calcext:value-type="float">
            <text:p>32946312.4252492</text:p>
          </table:table-cell>
          <table:table-cell table:formula="of:=AVERAGE([.D200:.D801])" office:value-type="float" office:value="30445937.1162791" calcext:value-type="float">
            <text:p>30445937.1162791</text:p>
          </table:table-cell>
          <table:table-cell table:formula="of:=AVERAGE([.E200:.E801])" office:value-type="float" office:value="30511302.8305648" calcext:value-type="float">
            <text:p>30511302.8305648</text:p>
          </table:table-cell>
        </table:table-row>
        <table:table-row table:style-name="ro1">
          <table:table-cell office:value-type="float" office:value="10617184" calcext:value-type="float">
            <text:p>10617184</text:p>
          </table:table-cell>
          <table:table-cell office:value-type="float" office:value="85919264" calcext:value-type="float">
            <text:p>85919264</text:p>
          </table:table-cell>
          <table:table-cell office:value-type="float" office:value="32295064" calcext:value-type="float">
            <text:p>32295064</text:p>
          </table:table-cell>
          <table:table-cell office:value-type="float" office:value="30173888" calcext:value-type="float">
            <text:p>30173888</text:p>
          </table:table-cell>
          <table:table-cell office:value-type="float" office:value="30176008" calcext:value-type="float">
            <text:p>30176008</text:p>
          </table:table-cell>
          <table:table-cell office:value-type="float" office:value="15595096" calcext:value-type="float">
            <text:p>15595096</text:p>
          </table:table-cell>
          <table:table-cell office:value-type="float" office:value="108751440" calcext:value-type="float">
            <text:p>108751440</text:p>
          </table:table-cell>
          <table:table-cell office:value-type="float" office:value="41491512" calcext:value-type="float">
            <text:p>41491512</text:p>
          </table:table-cell>
          <table:table-cell office:value-type="float" office:value="39270824" calcext:value-type="float">
            <text:p>39270824</text:p>
          </table:table-cell>
          <table:table-cell office:value-type="float" office:value="39257064" calcext:value-type="float">
            <text:p>39257064</text:p>
          </table:table-cell>
          <table:table-cell/>
          <table:table-cell table:formula="of:=SQRT(VAR([.A1:.A1001]))" office:value-type="float" office:value="607886.442769294" calcext:value-type="float">
            <text:p>607886.442769294</text:p>
          </table:table-cell>
          <table:table-cell table:formula="of:=SQRT(VAR([.B1:.B1001]))" office:value-type="float" office:value="1208272.21273148" calcext:value-type="float">
            <text:p>1208272.21273148</text:p>
          </table:table-cell>
          <table:table-cell table:formula="of:=SQRT(VAR([.C1:.C1001]))" office:value-type="float" office:value="1862374.96467456" calcext:value-type="float">
            <text:p>1862374.96467456</text:p>
          </table:table-cell>
          <table:table-cell table:formula="of:=SQRT(VAR([.D1:.D1001]))" office:value-type="float" office:value="449984.703297657" calcext:value-type="float">
            <text:p>449984.703297657</text:p>
          </table:table-cell>
          <table:table-cell table:formula="of:=SQRT(VAR([.E1:.E1001]))" office:value-type="float" office:value="750896.848317558" calcext:value-type="float">
            <text:p>750896.848317558</text:p>
          </table:table-cell>
        </table:table-row>
        <table:table-row table:style-name="ro1">
          <table:table-cell office:value-type="float" office:value="10617664" calcext:value-type="float">
            <text:p>10617664</text:p>
          </table:table-cell>
          <table:table-cell office:value-type="float" office:value="85921168" calcext:value-type="float">
            <text:p>85921168</text:p>
          </table:table-cell>
          <table:table-cell office:value-type="float" office:value="32301160" calcext:value-type="float">
            <text:p>32301160</text:p>
          </table:table-cell>
          <table:table-cell office:value-type="float" office:value="30174712" calcext:value-type="float">
            <text:p>30174712</text:p>
          </table:table-cell>
          <table:table-cell office:value-type="float" office:value="30180248" calcext:value-type="float">
            <text:p>30180248</text:p>
          </table:table-cell>
          <table:table-cell office:value-type="float" office:value="15614864" calcext:value-type="float">
            <text:p>15614864</text:p>
          </table:table-cell>
          <table:table-cell office:value-type="float" office:value="108761168" calcext:value-type="float">
            <text:p>108761168</text:p>
          </table:table-cell>
          <table:table-cell office:value-type="float" office:value="41509104" calcext:value-type="float">
            <text:p>41509104</text:p>
          </table:table-cell>
          <table:table-cell office:value-type="float" office:value="39292592" calcext:value-type="float">
            <text:p>39292592</text:p>
          </table:table-cell>
          <table:table-cell office:value-type="float" office:value="39280328" calcext:value-type="float">
            <text:p>39280328</text:p>
          </table:table-cell>
          <table:table-cell table:number-columns-repeated="6"/>
        </table:table-row>
        <table:table-row table:style-name="ro1">
          <table:table-cell office:value-type="float" office:value="10627032" calcext:value-type="float">
            <text:p>10627032</text:p>
          </table:table-cell>
          <table:table-cell office:value-type="float" office:value="85924536" calcext:value-type="float">
            <text:p>85924536</text:p>
          </table:table-cell>
          <table:table-cell office:value-type="float" office:value="32304240" calcext:value-type="float">
            <text:p>32304240</text:p>
          </table:table-cell>
          <table:table-cell office:value-type="float" office:value="30186776" calcext:value-type="float">
            <text:p>30186776</text:p>
          </table:table-cell>
          <table:table-cell office:value-type="float" office:value="30181432" calcext:value-type="float">
            <text:p>30181432</text:p>
          </table:table-cell>
          <table:table-cell office:value-type="float" office:value="15639952" calcext:value-type="float">
            <text:p>15639952</text:p>
          </table:table-cell>
          <table:table-cell office:value-type="float" office:value="108893072" calcext:value-type="float">
            <text:p>108893072</text:p>
          </table:table-cell>
          <table:table-cell office:value-type="float" office:value="41549968" calcext:value-type="float">
            <text:p>41549968</text:p>
          </table:table-cell>
          <table:table-cell office:value-type="float" office:value="39293880" calcext:value-type="float">
            <text:p>39293880</text:p>
          </table:table-cell>
          <table:table-cell office:value-type="float" office:value="39344904" calcext:value-type="float">
            <text:p>39344904</text:p>
          </table:table-cell>
          <table:table-cell table:number-columns-repeated="6"/>
        </table:table-row>
        <table:table-row table:style-name="ro1">
          <table:table-cell office:value-type="float" office:value="10631776" calcext:value-type="float">
            <text:p>10631776</text:p>
          </table:table-cell>
          <table:table-cell office:value-type="float" office:value="85928936" calcext:value-type="float">
            <text:p>85928936</text:p>
          </table:table-cell>
          <table:table-cell office:value-type="float" office:value="32310264" calcext:value-type="float">
            <text:p>32310264</text:p>
          </table:table-cell>
          <table:table-cell office:value-type="float" office:value="30200304" calcext:value-type="float">
            <text:p>30200304</text:p>
          </table:table-cell>
          <table:table-cell office:value-type="float" office:value="30189432" calcext:value-type="float">
            <text:p>30189432</text:p>
          </table:table-cell>
          <table:table-cell office:value-type="float" office:value="15648752" calcext:value-type="float">
            <text:p>15648752</text:p>
          </table:table-cell>
          <table:table-cell office:value-type="float" office:value="108948664" calcext:value-type="float">
            <text:p>108948664</text:p>
          </table:table-cell>
          <table:table-cell office:value-type="float" office:value="41557584" calcext:value-type="float">
            <text:p>41557584</text:p>
          </table:table-cell>
          <table:table-cell office:value-type="float" office:value="39299072" calcext:value-type="float">
            <text:p>39299072</text:p>
          </table:table-cell>
          <table:table-cell office:value-type="float" office:value="39366384" calcext:value-type="float">
            <text:p>39366384</text:p>
          </table:table-cell>
          <table:table-cell table:number-columns-repeated="6"/>
        </table:table-row>
        <table:table-row table:style-name="ro1">
          <table:table-cell office:value-type="float" office:value="10639616" calcext:value-type="float">
            <text:p>10639616</text:p>
          </table:table-cell>
          <table:table-cell office:value-type="float" office:value="85931288" calcext:value-type="float">
            <text:p>85931288</text:p>
          </table:table-cell>
          <table:table-cell office:value-type="float" office:value="32313880" calcext:value-type="float">
            <text:p>32313880</text:p>
          </table:table-cell>
          <table:table-cell office:value-type="float" office:value="30200960" calcext:value-type="float">
            <text:p>30200960</text:p>
          </table:table-cell>
          <table:table-cell office:value-type="float" office:value="30194360" calcext:value-type="float">
            <text:p>30194360</text:p>
          </table:table-cell>
          <table:table-cell office:value-type="float" office:value="15653968" calcext:value-type="float">
            <text:p>15653968</text:p>
          </table:table-cell>
          <table:table-cell office:value-type="float" office:value="108977880" calcext:value-type="float">
            <text:p>108977880</text:p>
          </table:table-cell>
          <table:table-cell office:value-type="float" office:value="41591720" calcext:value-type="float">
            <text:p>41591720</text:p>
          </table:table-cell>
          <table:table-cell office:value-type="float" office:value="39316800" calcext:value-type="float">
            <text:p>39316800</text:p>
          </table:table-cell>
          <table:table-cell office:value-type="float" office:value="39386512" calcext:value-type="float">
            <text:p>39386512</text:p>
          </table:table-cell>
          <table:table-cell table:number-columns-repeated="6"/>
        </table:table-row>
        <table:table-row table:style-name="ro1">
          <table:table-cell office:value-type="float" office:value="10640784" calcext:value-type="float">
            <text:p>10640784</text:p>
          </table:table-cell>
          <table:table-cell office:value-type="float" office:value="85952360" calcext:value-type="float">
            <text:p>85952360</text:p>
          </table:table-cell>
          <table:table-cell office:value-type="float" office:value="32315728" calcext:value-type="float">
            <text:p>32315728</text:p>
          </table:table-cell>
          <table:table-cell office:value-type="float" office:value="30204352" calcext:value-type="float">
            <text:p>30204352</text:p>
          </table:table-cell>
          <table:table-cell office:value-type="float" office:value="30194480" calcext:value-type="float">
            <text:p>30194480</text:p>
          </table:table-cell>
          <table:table-cell office:value-type="float" office:value="15676488" calcext:value-type="float">
            <text:p>15676488</text:p>
          </table:table-cell>
          <table:table-cell office:value-type="float" office:value="109021176" calcext:value-type="float">
            <text:p>109021176</text:p>
          </table:table-cell>
          <table:table-cell office:value-type="float" office:value="41593064" calcext:value-type="float">
            <text:p>41593064</text:p>
          </table:table-cell>
          <table:table-cell office:value-type="float" office:value="39319280" calcext:value-type="float">
            <text:p>39319280</text:p>
          </table:table-cell>
          <table:table-cell office:value-type="float" office:value="39405272" calcext:value-type="float">
            <text:p>39405272</text:p>
          </table:table-cell>
          <table:table-cell table:number-columns-repeated="6"/>
        </table:table-row>
        <table:table-row table:style-name="ro1">
          <table:table-cell office:value-type="float" office:value="10641688" calcext:value-type="float">
            <text:p>10641688</text:p>
          </table:table-cell>
          <table:table-cell office:value-type="float" office:value="85952448" calcext:value-type="float">
            <text:p>85952448</text:p>
          </table:table-cell>
          <table:table-cell office:value-type="float" office:value="32320152" calcext:value-type="float">
            <text:p>32320152</text:p>
          </table:table-cell>
          <table:table-cell office:value-type="float" office:value="30206064" calcext:value-type="float">
            <text:p>30206064</text:p>
          </table:table-cell>
          <table:table-cell office:value-type="float" office:value="30194944" calcext:value-type="float">
            <text:p>30194944</text:p>
          </table:table-cell>
          <table:table-cell office:value-type="float" office:value="15678432" calcext:value-type="float">
            <text:p>15678432</text:p>
          </table:table-cell>
          <table:table-cell office:value-type="float" office:value="109171384" calcext:value-type="float">
            <text:p>109171384</text:p>
          </table:table-cell>
          <table:table-cell office:value-type="float" office:value="41603184" calcext:value-type="float">
            <text:p>41603184</text:p>
          </table:table-cell>
          <table:table-cell office:value-type="float" office:value="39334456" calcext:value-type="float">
            <text:p>39334456</text:p>
          </table:table-cell>
          <table:table-cell office:value-type="float" office:value="39409312" calcext:value-type="float">
            <text:p>39409312</text:p>
          </table:table-cell>
          <table:table-cell table:number-columns-repeated="6"/>
        </table:table-row>
        <table:table-row table:style-name="ro1">
          <table:table-cell office:value-type="float" office:value="10641920" calcext:value-type="float">
            <text:p>10641920</text:p>
          </table:table-cell>
          <table:table-cell office:value-type="float" office:value="85953392" calcext:value-type="float">
            <text:p>85953392</text:p>
          </table:table-cell>
          <table:table-cell office:value-type="float" office:value="32325408" calcext:value-type="float">
            <text:p>32325408</text:p>
          </table:table-cell>
          <table:table-cell office:value-type="float" office:value="30210784" calcext:value-type="float">
            <text:p>30210784</text:p>
          </table:table-cell>
          <table:table-cell office:value-type="float" office:value="30198504" calcext:value-type="float">
            <text:p>30198504</text:p>
          </table:table-cell>
          <table:table-cell office:value-type="float" office:value="15700808" calcext:value-type="float">
            <text:p>15700808</text:p>
          </table:table-cell>
          <table:table-cell office:value-type="float" office:value="109233704" calcext:value-type="float">
            <text:p>109233704</text:p>
          </table:table-cell>
          <table:table-cell office:value-type="float" office:value="41640200" calcext:value-type="float">
            <text:p>41640200</text:p>
          </table:table-cell>
          <table:table-cell office:value-type="float" office:value="39337008" calcext:value-type="float">
            <text:p>39337008</text:p>
          </table:table-cell>
          <table:table-cell office:value-type="float" office:value="39431360" calcext:value-type="float">
            <text:p>39431360</text:p>
          </table:table-cell>
          <table:table-cell table:number-columns-repeated="6"/>
        </table:table-row>
        <table:table-row table:style-name="ro1">
          <table:table-cell office:value-type="float" office:value="10644312" calcext:value-type="float">
            <text:p>10644312</text:p>
          </table:table-cell>
          <table:table-cell office:value-type="float" office:value="85957624" calcext:value-type="float">
            <text:p>85957624</text:p>
          </table:table-cell>
          <table:table-cell office:value-type="float" office:value="32326040" calcext:value-type="float">
            <text:p>32326040</text:p>
          </table:table-cell>
          <table:table-cell office:value-type="float" office:value="30211280" calcext:value-type="float">
            <text:p>30211280</text:p>
          </table:table-cell>
          <table:table-cell office:value-type="float" office:value="30200352" calcext:value-type="float">
            <text:p>30200352</text:p>
          </table:table-cell>
          <table:table-cell office:value-type="float" office:value="15726464" calcext:value-type="float">
            <text:p>15726464</text:p>
          </table:table-cell>
          <table:table-cell office:value-type="float" office:value="109709784" calcext:value-type="float">
            <text:p>109709784</text:p>
          </table:table-cell>
          <table:table-cell office:value-type="float" office:value="41646136" calcext:value-type="float">
            <text:p>41646136</text:p>
          </table:table-cell>
          <table:table-cell office:value-type="float" office:value="39337464" calcext:value-type="float">
            <text:p>39337464</text:p>
          </table:table-cell>
          <table:table-cell office:value-type="float" office:value="39436368" calcext:value-type="float">
            <text:p>39436368</text:p>
          </table:table-cell>
          <table:table-cell table:number-columns-repeated="6"/>
        </table:table-row>
        <table:table-row table:style-name="ro1">
          <table:table-cell office:value-type="float" office:value="10646080" calcext:value-type="float">
            <text:p>10646080</text:p>
          </table:table-cell>
          <table:table-cell office:value-type="float" office:value="85957656" calcext:value-type="float">
            <text:p>85957656</text:p>
          </table:table-cell>
          <table:table-cell office:value-type="float" office:value="32335696" calcext:value-type="float">
            <text:p>32335696</text:p>
          </table:table-cell>
          <table:table-cell office:value-type="float" office:value="30211848" calcext:value-type="float">
            <text:p>30211848</text:p>
          </table:table-cell>
          <table:table-cell office:value-type="float" office:value="30205192" calcext:value-type="float">
            <text:p>30205192</text:p>
          </table:table-cell>
          <table:table-cell office:value-type="float" office:value="15750360" calcext:value-type="float">
            <text:p>15750360</text:p>
          </table:table-cell>
          <table:table-cell office:value-type="float" office:value="109717736" calcext:value-type="float">
            <text:p>109717736</text:p>
          </table:table-cell>
          <table:table-cell office:value-type="float" office:value="41655368" calcext:value-type="float">
            <text:p>41655368</text:p>
          </table:table-cell>
          <table:table-cell office:value-type="float" office:value="39423120" calcext:value-type="float">
            <text:p>39423120</text:p>
          </table:table-cell>
          <table:table-cell office:value-type="float" office:value="39437632" calcext:value-type="float">
            <text:p>39437632</text:p>
          </table:table-cell>
          <table:table-cell table:number-columns-repeated="6"/>
        </table:table-row>
        <table:table-row table:style-name="ro1">
          <table:table-cell office:value-type="float" office:value="10654056" calcext:value-type="float">
            <text:p>10654056</text:p>
          </table:table-cell>
          <table:table-cell office:value-type="float" office:value="85960736" calcext:value-type="float">
            <text:p>85960736</text:p>
          </table:table-cell>
          <table:table-cell office:value-type="float" office:value="32337976" calcext:value-type="float">
            <text:p>32337976</text:p>
          </table:table-cell>
          <table:table-cell office:value-type="float" office:value="30214000" calcext:value-type="float">
            <text:p>30214000</text:p>
          </table:table-cell>
          <table:table-cell office:value-type="float" office:value="30217432" calcext:value-type="float">
            <text:p>30217432</text:p>
          </table:table-cell>
          <table:table-cell office:value-type="float" office:value="15760144" calcext:value-type="float">
            <text:p>15760144</text:p>
          </table:table-cell>
          <table:table-cell office:value-type="float" office:value="109743064" calcext:value-type="float">
            <text:p>109743064</text:p>
          </table:table-cell>
          <table:table-cell office:value-type="float" office:value="41656816" calcext:value-type="float">
            <text:p>41656816</text:p>
          </table:table-cell>
          <table:table-cell office:value-type="float" office:value="39446432" calcext:value-type="float">
            <text:p>39446432</text:p>
          </table:table-cell>
          <table:table-cell office:value-type="float" office:value="39458176" calcext:value-type="float">
            <text:p>39458176</text:p>
          </table:table-cell>
          <table:table-cell table:number-columns-repeated="6"/>
        </table:table-row>
        <table:table-row table:style-name="ro1">
          <table:table-cell office:value-type="float" office:value="10662416" calcext:value-type="float">
            <text:p>10662416</text:p>
          </table:table-cell>
          <table:table-cell office:value-type="float" office:value="85962976" calcext:value-type="float">
            <text:p>85962976</text:p>
          </table:table-cell>
          <table:table-cell office:value-type="float" office:value="32341664" calcext:value-type="float">
            <text:p>32341664</text:p>
          </table:table-cell>
          <table:table-cell office:value-type="float" office:value="30217384" calcext:value-type="float">
            <text:p>30217384</text:p>
          </table:table-cell>
          <table:table-cell office:value-type="float" office:value="30217784" calcext:value-type="float">
            <text:p>30217784</text:p>
          </table:table-cell>
          <table:table-cell office:value-type="float" office:value="15762024" calcext:value-type="float">
            <text:p>15762024</text:p>
          </table:table-cell>
          <table:table-cell office:value-type="float" office:value="109810664" calcext:value-type="float">
            <text:p>109810664</text:p>
          </table:table-cell>
          <table:table-cell office:value-type="float" office:value="41681232" calcext:value-type="float">
            <text:p>41681232</text:p>
          </table:table-cell>
          <table:table-cell office:value-type="float" office:value="39454120" calcext:value-type="float">
            <text:p>39454120</text:p>
          </table:table-cell>
          <table:table-cell office:value-type="float" office:value="39463584" calcext:value-type="float">
            <text:p>39463584</text:p>
          </table:table-cell>
          <table:table-cell table:number-columns-repeated="6"/>
        </table:table-row>
        <table:table-row table:style-name="ro1">
          <table:table-cell office:value-type="float" office:value="10663152" calcext:value-type="float">
            <text:p>10663152</text:p>
          </table:table-cell>
          <table:table-cell office:value-type="float" office:value="85963352" calcext:value-type="float">
            <text:p>85963352</text:p>
          </table:table-cell>
          <table:table-cell office:value-type="float" office:value="32342216" calcext:value-type="float">
            <text:p>32342216</text:p>
          </table:table-cell>
          <table:table-cell office:value-type="float" office:value="30219088" calcext:value-type="float">
            <text:p>30219088</text:p>
          </table:table-cell>
          <table:table-cell office:value-type="float" office:value="30217784" calcext:value-type="float">
            <text:p>30217784</text:p>
          </table:table-cell>
          <table:table-cell office:value-type="float" office:value="15762704" calcext:value-type="float">
            <text:p>15762704</text:p>
          </table:table-cell>
          <table:table-cell office:value-type="float" office:value="109869664" calcext:value-type="float">
            <text:p>109869664</text:p>
          </table:table-cell>
          <table:table-cell office:value-type="float" office:value="41692432" calcext:value-type="float">
            <text:p>41692432</text:p>
          </table:table-cell>
          <table:table-cell office:value-type="float" office:value="39456328" calcext:value-type="float">
            <text:p>39456328</text:p>
          </table:table-cell>
          <table:table-cell office:value-type="float" office:value="39465912" calcext:value-type="float">
            <text:p>39465912</text:p>
          </table:table-cell>
          <table:table-cell table:number-columns-repeated="6"/>
        </table:table-row>
        <table:table-row table:style-name="ro1">
          <table:table-cell office:value-type="float" office:value="10663320" calcext:value-type="float">
            <text:p>10663320</text:p>
          </table:table-cell>
          <table:table-cell office:value-type="float" office:value="85964360" calcext:value-type="float">
            <text:p>85964360</text:p>
          </table:table-cell>
          <table:table-cell office:value-type="float" office:value="32342656" calcext:value-type="float">
            <text:p>32342656</text:p>
          </table:table-cell>
          <table:table-cell office:value-type="float" office:value="30225072" calcext:value-type="float">
            <text:p>30225072</text:p>
          </table:table-cell>
          <table:table-cell office:value-type="float" office:value="30218592" calcext:value-type="float">
            <text:p>30218592</text:p>
          </table:table-cell>
          <table:table-cell office:value-type="float" office:value="15767288" calcext:value-type="float">
            <text:p>15767288</text:p>
          </table:table-cell>
          <table:table-cell office:value-type="float" office:value="109922680" calcext:value-type="float">
            <text:p>109922680</text:p>
          </table:table-cell>
          <table:table-cell office:value-type="float" office:value="41698160" calcext:value-type="float">
            <text:p>41698160</text:p>
          </table:table-cell>
          <table:table-cell office:value-type="float" office:value="39467912" calcext:value-type="float">
            <text:p>39467912</text:p>
          </table:table-cell>
          <table:table-cell office:value-type="float" office:value="39466920" calcext:value-type="float">
            <text:p>39466920</text:p>
          </table:table-cell>
          <table:table-cell table:number-columns-repeated="6"/>
        </table:table-row>
        <table:table-row table:style-name="ro1">
          <table:table-cell office:value-type="float" office:value="10665152" calcext:value-type="float">
            <text:p>10665152</text:p>
          </table:table-cell>
          <table:table-cell office:value-type="float" office:value="85967400" calcext:value-type="float">
            <text:p>85967400</text:p>
          </table:table-cell>
          <table:table-cell office:value-type="float" office:value="32345440" calcext:value-type="float">
            <text:p>32345440</text:p>
          </table:table-cell>
          <table:table-cell office:value-type="float" office:value="30228720" calcext:value-type="float">
            <text:p>30228720</text:p>
          </table:table-cell>
          <table:table-cell office:value-type="float" office:value="30219360" calcext:value-type="float">
            <text:p>30219360</text:p>
          </table:table-cell>
          <table:table-cell office:value-type="float" office:value="15767648" calcext:value-type="float">
            <text:p>15767648</text:p>
          </table:table-cell>
          <table:table-cell office:value-type="float" office:value="110098528" calcext:value-type="float">
            <text:p>110098528</text:p>
          </table:table-cell>
          <table:table-cell office:value-type="float" office:value="41722592" calcext:value-type="float">
            <text:p>41722592</text:p>
          </table:table-cell>
          <table:table-cell office:value-type="float" office:value="39478328" calcext:value-type="float">
            <text:p>39478328</text:p>
          </table:table-cell>
          <table:table-cell office:value-type="float" office:value="39474624" calcext:value-type="float">
            <text:p>39474624</text:p>
          </table:table-cell>
          <table:table-cell table:number-columns-repeated="6"/>
        </table:table-row>
        <table:table-row table:style-name="ro1">
          <table:table-cell office:value-type="float" office:value="10671968" calcext:value-type="float">
            <text:p>10671968</text:p>
          </table:table-cell>
          <table:table-cell office:value-type="float" office:value="85967720" calcext:value-type="float">
            <text:p>85967720</text:p>
          </table:table-cell>
          <table:table-cell office:value-type="float" office:value="32352448" calcext:value-type="float">
            <text:p>32352448</text:p>
          </table:table-cell>
          <table:table-cell office:value-type="float" office:value="30230464" calcext:value-type="float">
            <text:p>30230464</text:p>
          </table:table-cell>
          <table:table-cell office:value-type="float" office:value="30220584" calcext:value-type="float">
            <text:p>30220584</text:p>
          </table:table-cell>
          <table:table-cell office:value-type="float" office:value="15767672" calcext:value-type="float">
            <text:p>15767672</text:p>
          </table:table-cell>
          <table:table-cell office:value-type="float" office:value="110213768" calcext:value-type="float">
            <text:p>110213768</text:p>
          </table:table-cell>
          <table:table-cell office:value-type="float" office:value="41725400" calcext:value-type="float">
            <text:p>41725400</text:p>
          </table:table-cell>
          <table:table-cell office:value-type="float" office:value="39478432" calcext:value-type="float">
            <text:p>39478432</text:p>
          </table:table-cell>
          <table:table-cell office:value-type="float" office:value="39476424" calcext:value-type="float">
            <text:p>39476424</text:p>
          </table:table-cell>
          <table:table-cell table:number-columns-repeated="6"/>
        </table:table-row>
        <table:table-row table:style-name="ro1">
          <table:table-cell office:value-type="float" office:value="10674584" calcext:value-type="float">
            <text:p>10674584</text:p>
          </table:table-cell>
          <table:table-cell office:value-type="float" office:value="85969808" calcext:value-type="float">
            <text:p>85969808</text:p>
          </table:table-cell>
          <table:table-cell office:value-type="float" office:value="32352840" calcext:value-type="float">
            <text:p>32352840</text:p>
          </table:table-cell>
          <table:table-cell office:value-type="float" office:value="30234256" calcext:value-type="float">
            <text:p>30234256</text:p>
          </table:table-cell>
          <table:table-cell office:value-type="float" office:value="30221648" calcext:value-type="float">
            <text:p>30221648</text:p>
          </table:table-cell>
          <table:table-cell office:value-type="float" office:value="15791872" calcext:value-type="float">
            <text:p>15791872</text:p>
          </table:table-cell>
          <table:table-cell office:value-type="float" office:value="110227248" calcext:value-type="float">
            <text:p>110227248</text:p>
          </table:table-cell>
          <table:table-cell office:value-type="float" office:value="41734384" calcext:value-type="float">
            <text:p>41734384</text:p>
          </table:table-cell>
          <table:table-cell office:value-type="float" office:value="39499976" calcext:value-type="float">
            <text:p>39499976</text:p>
          </table:table-cell>
          <table:table-cell office:value-type="float" office:value="39495232" calcext:value-type="float">
            <text:p>39495232</text:p>
          </table:table-cell>
          <table:table-cell table:number-columns-repeated="6"/>
        </table:table-row>
        <table:table-row table:style-name="ro1">
          <table:table-cell office:value-type="float" office:value="10676200" calcext:value-type="float">
            <text:p>10676200</text:p>
          </table:table-cell>
          <table:table-cell office:value-type="float" office:value="85970672" calcext:value-type="float">
            <text:p>85970672</text:p>
          </table:table-cell>
          <table:table-cell office:value-type="float" office:value="32353856" calcext:value-type="float">
            <text:p>32353856</text:p>
          </table:table-cell>
          <table:table-cell office:value-type="float" office:value="30234272" calcext:value-type="float">
            <text:p>30234272</text:p>
          </table:table-cell>
          <table:table-cell office:value-type="float" office:value="30221888" calcext:value-type="float">
            <text:p>30221888</text:p>
          </table:table-cell>
          <table:table-cell office:value-type="float" office:value="15800800" calcext:value-type="float">
            <text:p>15800800</text:p>
          </table:table-cell>
          <table:table-cell office:value-type="float" office:value="110240016" calcext:value-type="float">
            <text:p>110240016</text:p>
          </table:table-cell>
          <table:table-cell office:value-type="float" office:value="41752208" calcext:value-type="float">
            <text:p>41752208</text:p>
          </table:table-cell>
          <table:table-cell office:value-type="float" office:value="39520800" calcext:value-type="float">
            <text:p>39520800</text:p>
          </table:table-cell>
          <table:table-cell office:value-type="float" office:value="39537912" calcext:value-type="float">
            <text:p>39537912</text:p>
          </table:table-cell>
          <table:table-cell table:number-columns-repeated="6"/>
        </table:table-row>
        <table:table-row table:style-name="ro1">
          <table:table-cell office:value-type="float" office:value="10677632" calcext:value-type="float">
            <text:p>10677632</text:p>
          </table:table-cell>
          <table:table-cell office:value-type="float" office:value="85970840" calcext:value-type="float">
            <text:p>85970840</text:p>
          </table:table-cell>
          <table:table-cell office:value-type="float" office:value="32360160" calcext:value-type="float">
            <text:p>32360160</text:p>
          </table:table-cell>
          <table:table-cell office:value-type="float" office:value="30234824" calcext:value-type="float">
            <text:p>30234824</text:p>
          </table:table-cell>
          <table:table-cell office:value-type="float" office:value="30228760" calcext:value-type="float">
            <text:p>30228760</text:p>
          </table:table-cell>
          <table:table-cell office:value-type="float" office:value="15802688" calcext:value-type="float">
            <text:p>15802688</text:p>
          </table:table-cell>
          <table:table-cell office:value-type="float" office:value="110254256" calcext:value-type="float">
            <text:p>110254256</text:p>
          </table:table-cell>
          <table:table-cell office:value-type="float" office:value="41778912" calcext:value-type="float">
            <text:p>41778912</text:p>
          </table:table-cell>
          <table:table-cell office:value-type="float" office:value="39529688" calcext:value-type="float">
            <text:p>39529688</text:p>
          </table:table-cell>
          <table:table-cell office:value-type="float" office:value="39575288" calcext:value-type="float">
            <text:p>39575288</text:p>
          </table:table-cell>
          <table:table-cell table:number-columns-repeated="6"/>
        </table:table-row>
        <table:table-row table:style-name="ro1">
          <table:table-cell office:value-type="float" office:value="10679496" calcext:value-type="float">
            <text:p>10679496</text:p>
          </table:table-cell>
          <table:table-cell office:value-type="float" office:value="85972680" calcext:value-type="float">
            <text:p>85972680</text:p>
          </table:table-cell>
          <table:table-cell office:value-type="float" office:value="32361760" calcext:value-type="float">
            <text:p>32361760</text:p>
          </table:table-cell>
          <table:table-cell office:value-type="float" office:value="30236400" calcext:value-type="float">
            <text:p>30236400</text:p>
          </table:table-cell>
          <table:table-cell office:value-type="float" office:value="30230432" calcext:value-type="float">
            <text:p>30230432</text:p>
          </table:table-cell>
          <table:table-cell office:value-type="float" office:value="15821296" calcext:value-type="float">
            <text:p>15821296</text:p>
          </table:table-cell>
          <table:table-cell office:value-type="float" office:value="110257528" calcext:value-type="float">
            <text:p>110257528</text:p>
          </table:table-cell>
          <table:table-cell office:value-type="float" office:value="41798864" calcext:value-type="float">
            <text:p>41798864</text:p>
          </table:table-cell>
          <table:table-cell office:value-type="float" office:value="39533736" calcext:value-type="float">
            <text:p>39533736</text:p>
          </table:table-cell>
          <table:table-cell office:value-type="float" office:value="39578232" calcext:value-type="float">
            <text:p>39578232</text:p>
          </table:table-cell>
          <table:table-cell table:number-columns-repeated="6"/>
        </table:table-row>
        <table:table-row table:style-name="ro1">
          <table:table-cell office:value-type="float" office:value="10684480" calcext:value-type="float">
            <text:p>10684480</text:p>
          </table:table-cell>
          <table:table-cell office:value-type="float" office:value="85972808" calcext:value-type="float">
            <text:p>85972808</text:p>
          </table:table-cell>
          <table:table-cell office:value-type="float" office:value="32362128" calcext:value-type="float">
            <text:p>32362128</text:p>
          </table:table-cell>
          <table:table-cell office:value-type="float" office:value="30237944" calcext:value-type="float">
            <text:p>30237944</text:p>
          </table:table-cell>
          <table:table-cell office:value-type="float" office:value="30231032" calcext:value-type="float">
            <text:p>30231032</text:p>
          </table:table-cell>
          <table:table-cell office:value-type="float" office:value="15830416" calcext:value-type="float">
            <text:p>15830416</text:p>
          </table:table-cell>
          <table:table-cell office:value-type="float" office:value="110291848" calcext:value-type="float">
            <text:p>110291848</text:p>
          </table:table-cell>
          <table:table-cell office:value-type="float" office:value="41803992" calcext:value-type="float">
            <text:p>41803992</text:p>
          </table:table-cell>
          <table:table-cell office:value-type="float" office:value="39551968" calcext:value-type="float">
            <text:p>39551968</text:p>
          </table:table-cell>
          <table:table-cell office:value-type="float" office:value="39584408" calcext:value-type="float">
            <text:p>39584408</text:p>
          </table:table-cell>
          <table:table-cell table:number-columns-repeated="6"/>
        </table:table-row>
        <table:table-row table:style-name="ro1">
          <table:table-cell office:value-type="float" office:value="10685456" calcext:value-type="float">
            <text:p>10685456</text:p>
          </table:table-cell>
          <table:table-cell office:value-type="float" office:value="85976776" calcext:value-type="float">
            <text:p>85976776</text:p>
          </table:table-cell>
          <table:table-cell office:value-type="float" office:value="32363200" calcext:value-type="float">
            <text:p>32363200</text:p>
          </table:table-cell>
          <table:table-cell office:value-type="float" office:value="30238984" calcext:value-type="float">
            <text:p>30238984</text:p>
          </table:table-cell>
          <table:table-cell office:value-type="float" office:value="30231264" calcext:value-type="float">
            <text:p>30231264</text:p>
          </table:table-cell>
          <table:table-cell office:value-type="float" office:value="15834632" calcext:value-type="float">
            <text:p>15834632</text:p>
          </table:table-cell>
          <table:table-cell office:value-type="float" office:value="110310832" calcext:value-type="float">
            <text:p>110310832</text:p>
          </table:table-cell>
          <table:table-cell office:value-type="float" office:value="41812128" calcext:value-type="float">
            <text:p>41812128</text:p>
          </table:table-cell>
          <table:table-cell office:value-type="float" office:value="39560720" calcext:value-type="float">
            <text:p>39560720</text:p>
          </table:table-cell>
          <table:table-cell office:value-type="float" office:value="39613008" calcext:value-type="float">
            <text:p>39613008</text:p>
          </table:table-cell>
          <table:table-cell table:number-columns-repeated="6"/>
        </table:table-row>
        <table:table-row table:style-name="ro1">
          <table:table-cell office:value-type="float" office:value="10685616" calcext:value-type="float">
            <text:p>10685616</text:p>
          </table:table-cell>
          <table:table-cell office:value-type="float" office:value="85978728" calcext:value-type="float">
            <text:p>85978728</text:p>
          </table:table-cell>
          <table:table-cell office:value-type="float" office:value="32368104" calcext:value-type="float">
            <text:p>32368104</text:p>
          </table:table-cell>
          <table:table-cell office:value-type="float" office:value="30240320" calcext:value-type="float">
            <text:p>30240320</text:p>
          </table:table-cell>
          <table:table-cell office:value-type="float" office:value="30238064" calcext:value-type="float">
            <text:p>30238064</text:p>
          </table:table-cell>
          <table:table-cell office:value-type="float" office:value="15836456" calcext:value-type="float">
            <text:p>15836456</text:p>
          </table:table-cell>
          <table:table-cell office:value-type="float" office:value="110322856" calcext:value-type="float">
            <text:p>110322856</text:p>
          </table:table-cell>
          <table:table-cell office:value-type="float" office:value="41815736" calcext:value-type="float">
            <text:p>41815736</text:p>
          </table:table-cell>
          <table:table-cell office:value-type="float" office:value="39567392" calcext:value-type="float">
            <text:p>39567392</text:p>
          </table:table-cell>
          <table:table-cell office:value-type="float" office:value="39637736" calcext:value-type="float">
            <text:p>39637736</text:p>
          </table:table-cell>
          <table:table-cell table:number-columns-repeated="6"/>
        </table:table-row>
        <table:table-row table:style-name="ro1">
          <table:table-cell office:value-type="float" office:value="10686792" calcext:value-type="float">
            <text:p>10686792</text:p>
          </table:table-cell>
          <table:table-cell office:value-type="float" office:value="85978888" calcext:value-type="float">
            <text:p>85978888</text:p>
          </table:table-cell>
          <table:table-cell office:value-type="float" office:value="32368512" calcext:value-type="float">
            <text:p>32368512</text:p>
          </table:table-cell>
          <table:table-cell office:value-type="float" office:value="30240632" calcext:value-type="float">
            <text:p>30240632</text:p>
          </table:table-cell>
          <table:table-cell office:value-type="float" office:value="30239024" calcext:value-type="float">
            <text:p>30239024</text:p>
          </table:table-cell>
          <table:table-cell office:value-type="float" office:value="15841584" calcext:value-type="float">
            <text:p>15841584</text:p>
          </table:table-cell>
          <table:table-cell office:value-type="float" office:value="110332752" calcext:value-type="float">
            <text:p>110332752</text:p>
          </table:table-cell>
          <table:table-cell office:value-type="float" office:value="41833200" calcext:value-type="float">
            <text:p>41833200</text:p>
          </table:table-cell>
          <table:table-cell office:value-type="float" office:value="39569152" calcext:value-type="float">
            <text:p>39569152</text:p>
          </table:table-cell>
          <table:table-cell office:value-type="float" office:value="39646344" calcext:value-type="float">
            <text:p>39646344</text:p>
          </table:table-cell>
          <table:table-cell table:number-columns-repeated="6"/>
        </table:table-row>
        <table:table-row table:style-name="ro1">
          <table:table-cell office:value-type="float" office:value="10687072" calcext:value-type="float">
            <text:p>10687072</text:p>
          </table:table-cell>
          <table:table-cell office:value-type="float" office:value="85979688" calcext:value-type="float">
            <text:p>85979688</text:p>
          </table:table-cell>
          <table:table-cell office:value-type="float" office:value="32370592" calcext:value-type="float">
            <text:p>32370592</text:p>
          </table:table-cell>
          <table:table-cell office:value-type="float" office:value="30240784" calcext:value-type="float">
            <text:p>30240784</text:p>
          </table:table-cell>
          <table:table-cell office:value-type="float" office:value="30239200" calcext:value-type="float">
            <text:p>30239200</text:p>
          </table:table-cell>
          <table:table-cell office:value-type="float" office:value="15850928" calcext:value-type="float">
            <text:p>15850928</text:p>
          </table:table-cell>
          <table:table-cell office:value-type="float" office:value="110352856" calcext:value-type="float">
            <text:p>110352856</text:p>
          </table:table-cell>
          <table:table-cell office:value-type="float" office:value="41846576" calcext:value-type="float">
            <text:p>41846576</text:p>
          </table:table-cell>
          <table:table-cell office:value-type="float" office:value="39607200" calcext:value-type="float">
            <text:p>39607200</text:p>
          </table:table-cell>
          <table:table-cell office:value-type="float" office:value="39672928" calcext:value-type="float">
            <text:p>39672928</text:p>
          </table:table-cell>
          <table:table-cell table:number-columns-repeated="6"/>
        </table:table-row>
        <table:table-row table:style-name="ro1">
          <table:table-cell office:value-type="float" office:value="10687432" calcext:value-type="float">
            <text:p>10687432</text:p>
          </table:table-cell>
          <table:table-cell office:value-type="float" office:value="85981440" calcext:value-type="float">
            <text:p>85981440</text:p>
          </table:table-cell>
          <table:table-cell office:value-type="float" office:value="32371272" calcext:value-type="float">
            <text:p>32371272</text:p>
          </table:table-cell>
          <table:table-cell office:value-type="float" office:value="30241032" calcext:value-type="float">
            <text:p>30241032</text:p>
          </table:table-cell>
          <table:table-cell office:value-type="float" office:value="30241080" calcext:value-type="float">
            <text:p>30241080</text:p>
          </table:table-cell>
          <table:table-cell office:value-type="float" office:value="15861760" calcext:value-type="float">
            <text:p>15861760</text:p>
          </table:table-cell>
          <table:table-cell office:value-type="float" office:value="110367120" calcext:value-type="float">
            <text:p>110367120</text:p>
          </table:table-cell>
          <table:table-cell office:value-type="float" office:value="41876576" calcext:value-type="float">
            <text:p>41876576</text:p>
          </table:table-cell>
          <table:table-cell office:value-type="float" office:value="39619352" calcext:value-type="float">
            <text:p>39619352</text:p>
          </table:table-cell>
          <table:table-cell office:value-type="float" office:value="39680576" calcext:value-type="float">
            <text:p>39680576</text:p>
          </table:table-cell>
          <table:table-cell table:number-columns-repeated="6"/>
        </table:table-row>
        <table:table-row table:style-name="ro1">
          <table:table-cell office:value-type="float" office:value="10688384" calcext:value-type="float">
            <text:p>10688384</text:p>
          </table:table-cell>
          <table:table-cell office:value-type="float" office:value="85981680" calcext:value-type="float">
            <text:p>85981680</text:p>
          </table:table-cell>
          <table:table-cell office:value-type="float" office:value="32372320" calcext:value-type="float">
            <text:p>32372320</text:p>
          </table:table-cell>
          <table:table-cell office:value-type="float" office:value="30241056" calcext:value-type="float">
            <text:p>30241056</text:p>
          </table:table-cell>
          <table:table-cell office:value-type="float" office:value="30241264" calcext:value-type="float">
            <text:p>30241264</text:p>
          </table:table-cell>
          <table:table-cell office:value-type="float" office:value="15863072" calcext:value-type="float">
            <text:p>15863072</text:p>
          </table:table-cell>
          <table:table-cell office:value-type="float" office:value="110368200" calcext:value-type="float">
            <text:p>110368200</text:p>
          </table:table-cell>
          <table:table-cell office:value-type="float" office:value="41889792" calcext:value-type="float">
            <text:p>41889792</text:p>
          </table:table-cell>
          <table:table-cell office:value-type="float" office:value="39625560" calcext:value-type="float">
            <text:p>39625560</text:p>
          </table:table-cell>
          <table:table-cell office:value-type="float" office:value="39716048" calcext:value-type="float">
            <text:p>39716048</text:p>
          </table:table-cell>
          <table:table-cell table:number-columns-repeated="6"/>
        </table:table-row>
        <table:table-row table:style-name="ro1">
          <table:table-cell office:value-type="float" office:value="10689264" calcext:value-type="float">
            <text:p>10689264</text:p>
          </table:table-cell>
          <table:table-cell office:value-type="float" office:value="85981848" calcext:value-type="float">
            <text:p>85981848</text:p>
          </table:table-cell>
          <table:table-cell office:value-type="float" office:value="32373072" calcext:value-type="float">
            <text:p>32373072</text:p>
          </table:table-cell>
          <table:table-cell office:value-type="float" office:value="30246128" calcext:value-type="float">
            <text:p>30246128</text:p>
          </table:table-cell>
          <table:table-cell office:value-type="float" office:value="30244272" calcext:value-type="float">
            <text:p>30244272</text:p>
          </table:table-cell>
          <table:table-cell office:value-type="float" office:value="15864336" calcext:value-type="float">
            <text:p>15864336</text:p>
          </table:table-cell>
          <table:table-cell office:value-type="float" office:value="110413096" calcext:value-type="float">
            <text:p>110413096</text:p>
          </table:table-cell>
          <table:table-cell office:value-type="float" office:value="41936152" calcext:value-type="float">
            <text:p>41936152</text:p>
          </table:table-cell>
          <table:table-cell office:value-type="float" office:value="39652976" calcext:value-type="float">
            <text:p>39652976</text:p>
          </table:table-cell>
          <table:table-cell office:value-type="float" office:value="39760416" calcext:value-type="float">
            <text:p>39760416</text:p>
          </table:table-cell>
          <table:table-cell table:number-columns-repeated="6"/>
        </table:table-row>
        <table:table-row table:style-name="ro1">
          <table:table-cell office:value-type="float" office:value="10690176" calcext:value-type="float">
            <text:p>10690176</text:p>
          </table:table-cell>
          <table:table-cell office:value-type="float" office:value="85982464" calcext:value-type="float">
            <text:p>85982464</text:p>
          </table:table-cell>
          <table:table-cell office:value-type="float" office:value="32373304" calcext:value-type="float">
            <text:p>32373304</text:p>
          </table:table-cell>
          <table:table-cell office:value-type="float" office:value="30246176" calcext:value-type="float">
            <text:p>30246176</text:p>
          </table:table-cell>
          <table:table-cell office:value-type="float" office:value="30248112" calcext:value-type="float">
            <text:p>30248112</text:p>
          </table:table-cell>
          <table:table-cell office:value-type="float" office:value="15866072" calcext:value-type="float">
            <text:p>15866072</text:p>
          </table:table-cell>
          <table:table-cell office:value-type="float" office:value="110436712" calcext:value-type="float">
            <text:p>110436712</text:p>
          </table:table-cell>
          <table:table-cell office:value-type="float" office:value="41947640" calcext:value-type="float">
            <text:p>41947640</text:p>
          </table:table-cell>
          <table:table-cell office:value-type="float" office:value="39665832" calcext:value-type="float">
            <text:p>39665832</text:p>
          </table:table-cell>
          <table:table-cell office:value-type="float" office:value="39763520" calcext:value-type="float">
            <text:p>39763520</text:p>
          </table:table-cell>
          <table:table-cell table:number-columns-repeated="6"/>
        </table:table-row>
        <table:table-row table:style-name="ro1">
          <table:table-cell office:value-type="float" office:value="10691016" calcext:value-type="float">
            <text:p>10691016</text:p>
          </table:table-cell>
          <table:table-cell office:value-type="float" office:value="85982864" calcext:value-type="float">
            <text:p>85982864</text:p>
          </table:table-cell>
          <table:table-cell office:value-type="float" office:value="32374144" calcext:value-type="float">
            <text:p>32374144</text:p>
          </table:table-cell>
          <table:table-cell office:value-type="float" office:value="30246256" calcext:value-type="float">
            <text:p>30246256</text:p>
          </table:table-cell>
          <table:table-cell office:value-type="float" office:value="30248736" calcext:value-type="float">
            <text:p>30248736</text:p>
          </table:table-cell>
          <table:table-cell office:value-type="float" office:value="15871992" calcext:value-type="float">
            <text:p>15871992</text:p>
          </table:table-cell>
          <table:table-cell office:value-type="float" office:value="110455528" calcext:value-type="float">
            <text:p>110455528</text:p>
          </table:table-cell>
          <table:table-cell office:value-type="float" office:value="41965984" calcext:value-type="float">
            <text:p>41965984</text:p>
          </table:table-cell>
          <table:table-cell office:value-type="float" office:value="39670024" calcext:value-type="float">
            <text:p>39670024</text:p>
          </table:table-cell>
          <table:table-cell office:value-type="float" office:value="39971136" calcext:value-type="float">
            <text:p>39971136</text:p>
          </table:table-cell>
          <table:table-cell table:number-columns-repeated="6"/>
        </table:table-row>
        <table:table-row table:style-name="ro1">
          <table:table-cell office:value-type="float" office:value="10696712" calcext:value-type="float">
            <text:p>10696712</text:p>
          </table:table-cell>
          <table:table-cell office:value-type="float" office:value="85983304" calcext:value-type="float">
            <text:p>85983304</text:p>
          </table:table-cell>
          <table:table-cell office:value-type="float" office:value="32376352" calcext:value-type="float">
            <text:p>32376352</text:p>
          </table:table-cell>
          <table:table-cell office:value-type="float" office:value="30246504" calcext:value-type="float">
            <text:p>30246504</text:p>
          </table:table-cell>
          <table:table-cell office:value-type="float" office:value="30250112" calcext:value-type="float">
            <text:p>30250112</text:p>
          </table:table-cell>
          <table:table-cell office:value-type="float" office:value="15896792" calcext:value-type="float">
            <text:p>15896792</text:p>
          </table:table-cell>
          <table:table-cell office:value-type="float" office:value="110455576" calcext:value-type="float">
            <text:p>110455576</text:p>
          </table:table-cell>
          <table:table-cell office:value-type="float" office:value="42058016" calcext:value-type="float">
            <text:p>42058016</text:p>
          </table:table-cell>
          <table:table-cell office:value-type="float" office:value="39686216" calcext:value-type="float">
            <text:p>39686216</text:p>
          </table:table-cell>
          <table:table-cell office:value-type="float" office:value="40043112" calcext:value-type="float">
            <text:p>40043112</text:p>
          </table:table-cell>
          <table:table-cell table:number-columns-repeated="6"/>
        </table:table-row>
        <table:table-row table:style-name="ro1">
          <table:table-cell office:value-type="float" office:value="10698416" calcext:value-type="float">
            <text:p>10698416</text:p>
          </table:table-cell>
          <table:table-cell office:value-type="float" office:value="85985720" calcext:value-type="float">
            <text:p>85985720</text:p>
          </table:table-cell>
          <table:table-cell office:value-type="float" office:value="32377040" calcext:value-type="float">
            <text:p>32377040</text:p>
          </table:table-cell>
          <table:table-cell office:value-type="float" office:value="30249040" calcext:value-type="float">
            <text:p>30249040</text:p>
          </table:table-cell>
          <table:table-cell office:value-type="float" office:value="30250968" calcext:value-type="float">
            <text:p>30250968</text:p>
          </table:table-cell>
          <table:table-cell office:value-type="float" office:value="15921856" calcext:value-type="float">
            <text:p>15921856</text:p>
          </table:table-cell>
          <table:table-cell office:value-type="float" office:value="110477000" calcext:value-type="float">
            <text:p>110477000</text:p>
          </table:table-cell>
          <table:table-cell office:value-type="float" office:value="42184776" calcext:value-type="float">
            <text:p>42184776</text:p>
          </table:table-cell>
          <table:table-cell office:value-type="float" office:value="39698936" calcext:value-type="float">
            <text:p>39698936</text:p>
          </table:table-cell>
          <table:table-cell office:value-type="float" office:value="40045184" calcext:value-type="float">
            <text:p>40045184</text:p>
          </table:table-cell>
          <table:table-cell table:number-columns-repeated="6"/>
        </table:table-row>
        <table:table-row table:style-name="ro1">
          <table:table-cell office:value-type="float" office:value="10698424" calcext:value-type="float">
            <text:p>10698424</text:p>
          </table:table-cell>
          <table:table-cell office:value-type="float" office:value="85986416" calcext:value-type="float">
            <text:p>85986416</text:p>
          </table:table-cell>
          <table:table-cell office:value-type="float" office:value="32377312" calcext:value-type="float">
            <text:p>32377312</text:p>
          </table:table-cell>
          <table:table-cell office:value-type="float" office:value="30249960" calcext:value-type="float">
            <text:p>30249960</text:p>
          </table:table-cell>
          <table:table-cell office:value-type="float" office:value="30254120" calcext:value-type="float">
            <text:p>30254120</text:p>
          </table:table-cell>
          <table:table-cell office:value-type="float" office:value="15939952" calcext:value-type="float">
            <text:p>15939952</text:p>
          </table:table-cell>
          <table:table-cell office:value-type="float" office:value="110564056" calcext:value-type="float">
            <text:p>110564056</text:p>
          </table:table-cell>
          <table:table-cell office:value-type="float" office:value="42211496" calcext:value-type="float">
            <text:p>42211496</text:p>
          </table:table-cell>
          <table:table-cell office:value-type="float" office:value="39722104" calcext:value-type="float">
            <text:p>39722104</text:p>
          </table:table-cell>
          <table:table-cell office:value-type="float" office:value="40052520" calcext:value-type="float">
            <text:p>40052520</text:p>
          </table:table-cell>
          <table:table-cell table:number-columns-repeated="6"/>
        </table:table-row>
        <table:table-row table:style-name="ro1">
          <table:table-cell office:value-type="float" office:value="10700280" calcext:value-type="float">
            <text:p>10700280</text:p>
          </table:table-cell>
          <table:table-cell office:value-type="float" office:value="85987208" calcext:value-type="float">
            <text:p>85987208</text:p>
          </table:table-cell>
          <table:table-cell office:value-type="float" office:value="32377320" calcext:value-type="float">
            <text:p>32377320</text:p>
          </table:table-cell>
          <table:table-cell office:value-type="float" office:value="30252584" calcext:value-type="float">
            <text:p>30252584</text:p>
          </table:table-cell>
          <table:table-cell office:value-type="float" office:value="30254736" calcext:value-type="float">
            <text:p>30254736</text:p>
          </table:table-cell>
          <table:table-cell office:value-type="float" office:value="15940488" calcext:value-type="float">
            <text:p>15940488</text:p>
          </table:table-cell>
          <table:table-cell office:value-type="float" office:value="110564832" calcext:value-type="float">
            <text:p>110564832</text:p>
          </table:table-cell>
          <table:table-cell office:value-type="float" office:value="42236528" calcext:value-type="float">
            <text:p>42236528</text:p>
          </table:table-cell>
          <table:table-cell office:value-type="float" office:value="39743080" calcext:value-type="float">
            <text:p>39743080</text:p>
          </table:table-cell>
          <table:table-cell office:value-type="float" office:value="40060112" calcext:value-type="float">
            <text:p>40060112</text:p>
          </table:table-cell>
          <table:table-cell table:number-columns-repeated="6"/>
        </table:table-row>
        <table:table-row table:style-name="ro1">
          <table:table-cell office:value-type="float" office:value="10700328" calcext:value-type="float">
            <text:p>10700328</text:p>
          </table:table-cell>
          <table:table-cell office:value-type="float" office:value="85987600" calcext:value-type="float">
            <text:p>85987600</text:p>
          </table:table-cell>
          <table:table-cell office:value-type="float" office:value="32379104" calcext:value-type="float">
            <text:p>32379104</text:p>
          </table:table-cell>
          <table:table-cell office:value-type="float" office:value="30252688" calcext:value-type="float">
            <text:p>30252688</text:p>
          </table:table-cell>
          <table:table-cell office:value-type="float" office:value="30264808" calcext:value-type="float">
            <text:p>30264808</text:p>
          </table:table-cell>
          <table:table-cell office:value-type="float" office:value="15943536" calcext:value-type="float">
            <text:p>15943536</text:p>
          </table:table-cell>
          <table:table-cell office:value-type="float" office:value="110587336" calcext:value-type="float">
            <text:p>110587336</text:p>
          </table:table-cell>
          <table:table-cell office:value-type="float" office:value="42243240" calcext:value-type="float">
            <text:p>42243240</text:p>
          </table:table-cell>
          <table:table-cell office:value-type="float" office:value="39787976" calcext:value-type="float">
            <text:p>39787976</text:p>
          </table:table-cell>
          <table:table-cell office:value-type="float" office:value="40121896" calcext:value-type="float">
            <text:p>40121896</text:p>
          </table:table-cell>
          <table:table-cell table:number-columns-repeated="6"/>
        </table:table-row>
        <table:table-row table:style-name="ro1">
          <table:table-cell office:value-type="float" office:value="10701240" calcext:value-type="float">
            <text:p>10701240</text:p>
          </table:table-cell>
          <table:table-cell office:value-type="float" office:value="85989280" calcext:value-type="float">
            <text:p>85989280</text:p>
          </table:table-cell>
          <table:table-cell office:value-type="float" office:value="32379128" calcext:value-type="float">
            <text:p>32379128</text:p>
          </table:table-cell>
          <table:table-cell office:value-type="float" office:value="30254824" calcext:value-type="float">
            <text:p>30254824</text:p>
          </table:table-cell>
          <table:table-cell office:value-type="float" office:value="30265880" calcext:value-type="float">
            <text:p>30265880</text:p>
          </table:table-cell>
          <table:table-cell office:value-type="float" office:value="15945016" calcext:value-type="float">
            <text:p>15945016</text:p>
          </table:table-cell>
          <table:table-cell office:value-type="float" office:value="110609408" calcext:value-type="float">
            <text:p>110609408</text:p>
          </table:table-cell>
          <table:table-cell office:value-type="float" office:value="42243752" calcext:value-type="float">
            <text:p>42243752</text:p>
          </table:table-cell>
          <table:table-cell office:value-type="float" office:value="39810568" calcext:value-type="float">
            <text:p>39810568</text:p>
          </table:table-cell>
          <table:table-cell office:value-type="float" office:value="40143872" calcext:value-type="float">
            <text:p>40143872</text:p>
          </table:table-cell>
          <table:table-cell table:number-columns-repeated="6"/>
        </table:table-row>
        <table:table-row table:style-name="ro1">
          <table:table-cell office:value-type="float" office:value="10701760" calcext:value-type="float">
            <text:p>10701760</text:p>
          </table:table-cell>
          <table:table-cell office:value-type="float" office:value="85991840" calcext:value-type="float">
            <text:p>85991840</text:p>
          </table:table-cell>
          <table:table-cell office:value-type="float" office:value="32380008" calcext:value-type="float">
            <text:p>32380008</text:p>
          </table:table-cell>
          <table:table-cell office:value-type="float" office:value="30256912" calcext:value-type="float">
            <text:p>30256912</text:p>
          </table:table-cell>
          <table:table-cell office:value-type="float" office:value="30266144" calcext:value-type="float">
            <text:p>30266144</text:p>
          </table:table-cell>
          <table:table-cell office:value-type="float" office:value="15949376" calcext:value-type="float">
            <text:p>15949376</text:p>
          </table:table-cell>
          <table:table-cell office:value-type="float" office:value="110629720" calcext:value-type="float">
            <text:p>110629720</text:p>
          </table:table-cell>
          <table:table-cell office:value-type="float" office:value="42248040" calcext:value-type="float">
            <text:p>42248040</text:p>
          </table:table-cell>
          <table:table-cell office:value-type="float" office:value="39824888" calcext:value-type="float">
            <text:p>39824888</text:p>
          </table:table-cell>
          <table:table-cell office:value-type="float" office:value="40151440" calcext:value-type="float">
            <text:p>40151440</text:p>
          </table:table-cell>
          <table:table-cell table:number-columns-repeated="6"/>
        </table:table-row>
        <table:table-row table:style-name="ro1">
          <table:table-cell office:value-type="float" office:value="10701872" calcext:value-type="float">
            <text:p>10701872</text:p>
          </table:table-cell>
          <table:table-cell office:value-type="float" office:value="85992808" calcext:value-type="float">
            <text:p>85992808</text:p>
          </table:table-cell>
          <table:table-cell office:value-type="float" office:value="32380760" calcext:value-type="float">
            <text:p>32380760</text:p>
          </table:table-cell>
          <table:table-cell office:value-type="float" office:value="30257248" calcext:value-type="float">
            <text:p>30257248</text:p>
          </table:table-cell>
          <table:table-cell office:value-type="float" office:value="30272840" calcext:value-type="float">
            <text:p>30272840</text:p>
          </table:table-cell>
          <table:table-cell office:value-type="float" office:value="15954368" calcext:value-type="float">
            <text:p>15954368</text:p>
          </table:table-cell>
          <table:table-cell office:value-type="float" office:value="110645248" calcext:value-type="float">
            <text:p>110645248</text:p>
          </table:table-cell>
          <table:table-cell office:value-type="float" office:value="42254392" calcext:value-type="float">
            <text:p>42254392</text:p>
          </table:table-cell>
          <table:table-cell office:value-type="float" office:value="39875024" calcext:value-type="float">
            <text:p>39875024</text:p>
          </table:table-cell>
          <table:table-cell office:value-type="float" office:value="40159136" calcext:value-type="float">
            <text:p>40159136</text:p>
          </table:table-cell>
          <table:table-cell table:number-columns-repeated="6"/>
        </table:table-row>
        <table:table-row table:style-name="ro1">
          <table:table-cell office:value-type="float" office:value="10704368" calcext:value-type="float">
            <text:p>10704368</text:p>
          </table:table-cell>
          <table:table-cell office:value-type="float" office:value="85992992" calcext:value-type="float">
            <text:p>85992992</text:p>
          </table:table-cell>
          <table:table-cell office:value-type="float" office:value="32381328" calcext:value-type="float">
            <text:p>32381328</text:p>
          </table:table-cell>
          <table:table-cell office:value-type="float" office:value="30257304" calcext:value-type="float">
            <text:p>30257304</text:p>
          </table:table-cell>
          <table:table-cell office:value-type="float" office:value="30278664" calcext:value-type="float">
            <text:p>30278664</text:p>
          </table:table-cell>
          <table:table-cell office:value-type="float" office:value="15956384" calcext:value-type="float">
            <text:p>15956384</text:p>
          </table:table-cell>
          <table:table-cell office:value-type="float" office:value="110649008" calcext:value-type="float">
            <text:p>110649008</text:p>
          </table:table-cell>
          <table:table-cell office:value-type="float" office:value="42256056" calcext:value-type="float">
            <text:p>42256056</text:p>
          </table:table-cell>
          <table:table-cell office:value-type="float" office:value="39896960" calcext:value-type="float">
            <text:p>39896960</text:p>
          </table:table-cell>
          <table:table-cell office:value-type="float" office:value="40224136" calcext:value-type="float">
            <text:p>40224136</text:p>
          </table:table-cell>
          <table:table-cell table:number-columns-repeated="6"/>
        </table:table-row>
        <table:table-row table:style-name="ro1">
          <table:table-cell office:value-type="float" office:value="10704600" calcext:value-type="float">
            <text:p>10704600</text:p>
          </table:table-cell>
          <table:table-cell office:value-type="float" office:value="85993144" calcext:value-type="float">
            <text:p>85993144</text:p>
          </table:table-cell>
          <table:table-cell office:value-type="float" office:value="32381664" calcext:value-type="float">
            <text:p>32381664</text:p>
          </table:table-cell>
          <table:table-cell office:value-type="float" office:value="30257552" calcext:value-type="float">
            <text:p>30257552</text:p>
          </table:table-cell>
          <table:table-cell office:value-type="float" office:value="30280456" calcext:value-type="float">
            <text:p>30280456</text:p>
          </table:table-cell>
          <table:table-cell office:value-type="float" office:value="15971736" calcext:value-type="float">
            <text:p>15971736</text:p>
          </table:table-cell>
          <table:table-cell office:value-type="float" office:value="110663408" calcext:value-type="float">
            <text:p>110663408</text:p>
          </table:table-cell>
          <table:table-cell office:value-type="float" office:value="42257640" calcext:value-type="float">
            <text:p>42257640</text:p>
          </table:table-cell>
          <table:table-cell office:value-type="float" office:value="39897304" calcext:value-type="float">
            <text:p>39897304</text:p>
          </table:table-cell>
          <table:table-cell office:value-type="float" office:value="40240256" calcext:value-type="float">
            <text:p>40240256</text:p>
          </table:table-cell>
          <table:table-cell table:number-columns-repeated="6"/>
        </table:table-row>
        <table:table-row table:style-name="ro1">
          <table:table-cell office:value-type="float" office:value="10704968" calcext:value-type="float">
            <text:p>10704968</text:p>
          </table:table-cell>
          <table:table-cell office:value-type="float" office:value="85993240" calcext:value-type="float">
            <text:p>85993240</text:p>
          </table:table-cell>
          <table:table-cell office:value-type="float" office:value="32382248" calcext:value-type="float">
            <text:p>32382248</text:p>
          </table:table-cell>
          <table:table-cell office:value-type="float" office:value="30259760" calcext:value-type="float">
            <text:p>30259760</text:p>
          </table:table-cell>
          <table:table-cell office:value-type="float" office:value="30280480" calcext:value-type="float">
            <text:p>30280480</text:p>
          </table:table-cell>
          <table:table-cell office:value-type="float" office:value="15977896" calcext:value-type="float">
            <text:p>15977896</text:p>
          </table:table-cell>
          <table:table-cell office:value-type="float" office:value="110664304" calcext:value-type="float">
            <text:p>110664304</text:p>
          </table:table-cell>
          <table:table-cell office:value-type="float" office:value="42276296" calcext:value-type="float">
            <text:p>42276296</text:p>
          </table:table-cell>
          <table:table-cell office:value-type="float" office:value="39898696" calcext:value-type="float">
            <text:p>39898696</text:p>
          </table:table-cell>
          <table:table-cell office:value-type="float" office:value="40308688" calcext:value-type="float">
            <text:p>40308688</text:p>
          </table:table-cell>
          <table:table-cell table:number-columns-repeated="6"/>
        </table:table-row>
        <table:table-row table:style-name="ro1">
          <table:table-cell office:value-type="float" office:value="10705024" calcext:value-type="float">
            <text:p>10705024</text:p>
          </table:table-cell>
          <table:table-cell office:value-type="float" office:value="85994216" calcext:value-type="float">
            <text:p>85994216</text:p>
          </table:table-cell>
          <table:table-cell office:value-type="float" office:value="32382424" calcext:value-type="float">
            <text:p>32382424</text:p>
          </table:table-cell>
          <table:table-cell office:value-type="float" office:value="30261288" calcext:value-type="float">
            <text:p>30261288</text:p>
          </table:table-cell>
          <table:table-cell office:value-type="float" office:value="30281064" calcext:value-type="float">
            <text:p>30281064</text:p>
          </table:table-cell>
          <table:table-cell office:value-type="float" office:value="15979512" calcext:value-type="float">
            <text:p>15979512</text:p>
          </table:table-cell>
          <table:table-cell office:value-type="float" office:value="110670336" calcext:value-type="float">
            <text:p>110670336</text:p>
          </table:table-cell>
          <table:table-cell office:value-type="float" office:value="42280584" calcext:value-type="float">
            <text:p>42280584</text:p>
          </table:table-cell>
          <table:table-cell office:value-type="float" office:value="40011376" calcext:value-type="float">
            <text:p>40011376</text:p>
          </table:table-cell>
          <table:table-cell office:value-type="float" office:value="40312824" calcext:value-type="float">
            <text:p>40312824</text:p>
          </table:table-cell>
          <table:table-cell table:number-columns-repeated="6"/>
        </table:table-row>
        <table:table-row table:style-name="ro1">
          <table:table-cell office:value-type="float" office:value="10705128" calcext:value-type="float">
            <text:p>10705128</text:p>
          </table:table-cell>
          <table:table-cell office:value-type="float" office:value="85995288" calcext:value-type="float">
            <text:p>85995288</text:p>
          </table:table-cell>
          <table:table-cell office:value-type="float" office:value="32383608" calcext:value-type="float">
            <text:p>32383608</text:p>
          </table:table-cell>
          <table:table-cell office:value-type="float" office:value="30262624" calcext:value-type="float">
            <text:p>30262624</text:p>
          </table:table-cell>
          <table:table-cell office:value-type="float" office:value="30281864" calcext:value-type="float">
            <text:p>30281864</text:p>
          </table:table-cell>
          <table:table-cell office:value-type="float" office:value="15985304" calcext:value-type="float">
            <text:p>15985304</text:p>
          </table:table-cell>
          <table:table-cell office:value-type="float" office:value="110676056" calcext:value-type="float">
            <text:p>110676056</text:p>
          </table:table-cell>
          <table:table-cell office:value-type="float" office:value="42300072" calcext:value-type="float">
            <text:p>42300072</text:p>
          </table:table-cell>
          <table:table-cell office:value-type="float" office:value="40024384" calcext:value-type="float">
            <text:p>40024384</text:p>
          </table:table-cell>
          <table:table-cell office:value-type="float" office:value="40318648" calcext:value-type="float">
            <text:p>40318648</text:p>
          </table:table-cell>
          <table:table-cell table:number-columns-repeated="6"/>
        </table:table-row>
        <table:table-row table:style-name="ro1">
          <table:table-cell office:value-type="float" office:value="10705232" calcext:value-type="float">
            <text:p>10705232</text:p>
          </table:table-cell>
          <table:table-cell office:value-type="float" office:value="85996072" calcext:value-type="float">
            <text:p>85996072</text:p>
          </table:table-cell>
          <table:table-cell office:value-type="float" office:value="32384248" calcext:value-type="float">
            <text:p>32384248</text:p>
          </table:table-cell>
          <table:table-cell office:value-type="float" office:value="30263664" calcext:value-type="float">
            <text:p>30263664</text:p>
          </table:table-cell>
          <table:table-cell office:value-type="float" office:value="30283912" calcext:value-type="float">
            <text:p>30283912</text:p>
          </table:table-cell>
          <table:table-cell office:value-type="float" office:value="15985376" calcext:value-type="float">
            <text:p>15985376</text:p>
          </table:table-cell>
          <table:table-cell office:value-type="float" office:value="110684840" calcext:value-type="float">
            <text:p>110684840</text:p>
          </table:table-cell>
          <table:table-cell office:value-type="float" office:value="42331456" calcext:value-type="float">
            <text:p>42331456</text:p>
          </table:table-cell>
          <table:table-cell office:value-type="float" office:value="40038024" calcext:value-type="float">
            <text:p>40038024</text:p>
          </table:table-cell>
          <table:table-cell office:value-type="float" office:value="40349136" calcext:value-type="float">
            <text:p>40349136</text:p>
          </table:table-cell>
          <table:table-cell table:number-columns-repeated="6"/>
        </table:table-row>
        <table:table-row table:style-name="ro1">
          <table:table-cell office:value-type="float" office:value="10705392" calcext:value-type="float">
            <text:p>10705392</text:p>
          </table:table-cell>
          <table:table-cell office:value-type="float" office:value="85997176" calcext:value-type="float">
            <text:p>85997176</text:p>
          </table:table-cell>
          <table:table-cell office:value-type="float" office:value="32385112" calcext:value-type="float">
            <text:p>32385112</text:p>
          </table:table-cell>
          <table:table-cell office:value-type="float" office:value="30267504" calcext:value-type="float">
            <text:p>30267504</text:p>
          </table:table-cell>
          <table:table-cell office:value-type="float" office:value="30283960" calcext:value-type="float">
            <text:p>30283960</text:p>
          </table:table-cell>
          <table:table-cell office:value-type="float" office:value="15996840" calcext:value-type="float">
            <text:p>15996840</text:p>
          </table:table-cell>
          <table:table-cell office:value-type="float" office:value="110690960" calcext:value-type="float">
            <text:p>110690960</text:p>
          </table:table-cell>
          <table:table-cell office:value-type="float" office:value="42334624" calcext:value-type="float">
            <text:p>42334624</text:p>
          </table:table-cell>
          <table:table-cell office:value-type="float" office:value="40043440" calcext:value-type="float">
            <text:p>40043440</text:p>
          </table:table-cell>
          <table:table-cell office:value-type="float" office:value="40361216" calcext:value-type="float">
            <text:p>40361216</text:p>
          </table:table-cell>
          <table:table-cell table:number-columns-repeated="6"/>
        </table:table-row>
        <table:table-row table:style-name="ro1">
          <table:table-cell office:value-type="float" office:value="10705952" calcext:value-type="float">
            <text:p>10705952</text:p>
          </table:table-cell>
          <table:table-cell office:value-type="float" office:value="85998032" calcext:value-type="float">
            <text:p>85998032</text:p>
          </table:table-cell>
          <table:table-cell office:value-type="float" office:value="32387592" calcext:value-type="float">
            <text:p>32387592</text:p>
          </table:table-cell>
          <table:table-cell office:value-type="float" office:value="30268112" calcext:value-type="float">
            <text:p>30268112</text:p>
          </table:table-cell>
          <table:table-cell office:value-type="float" office:value="30284568" calcext:value-type="float">
            <text:p>30284568</text:p>
          </table:table-cell>
          <table:table-cell office:value-type="float" office:value="15997272" calcext:value-type="float">
            <text:p>15997272</text:p>
          </table:table-cell>
          <table:table-cell office:value-type="float" office:value="110692224" calcext:value-type="float">
            <text:p>110692224</text:p>
          </table:table-cell>
          <table:table-cell office:value-type="float" office:value="42368112" calcext:value-type="float">
            <text:p>42368112</text:p>
          </table:table-cell>
          <table:table-cell office:value-type="float" office:value="40087400" calcext:value-type="float">
            <text:p>40087400</text:p>
          </table:table-cell>
          <table:table-cell office:value-type="float" office:value="40404584" calcext:value-type="float">
            <text:p>40404584</text:p>
          </table:table-cell>
          <table:table-cell table:number-columns-repeated="6"/>
        </table:table-row>
        <table:table-row table:style-name="ro1">
          <table:table-cell office:value-type="float" office:value="10706640" calcext:value-type="float">
            <text:p>10706640</text:p>
          </table:table-cell>
          <table:table-cell office:value-type="float" office:value="85998416" calcext:value-type="float">
            <text:p>85998416</text:p>
          </table:table-cell>
          <table:table-cell office:value-type="float" office:value="32390992" calcext:value-type="float">
            <text:p>32390992</text:p>
          </table:table-cell>
          <table:table-cell office:value-type="float" office:value="30268840" calcext:value-type="float">
            <text:p>30268840</text:p>
          </table:table-cell>
          <table:table-cell office:value-type="float" office:value="30284816" calcext:value-type="float">
            <text:p>30284816</text:p>
          </table:table-cell>
          <table:table-cell office:value-type="float" office:value="16008048" calcext:value-type="float">
            <text:p>16008048</text:p>
          </table:table-cell>
          <table:table-cell office:value-type="float" office:value="110696112" calcext:value-type="float">
            <text:p>110696112</text:p>
          </table:table-cell>
          <table:table-cell office:value-type="float" office:value="42379808" calcext:value-type="float">
            <text:p>42379808</text:p>
          </table:table-cell>
          <table:table-cell office:value-type="float" office:value="40100288" calcext:value-type="float">
            <text:p>40100288</text:p>
          </table:table-cell>
          <table:table-cell office:value-type="float" office:value="40482608" calcext:value-type="float">
            <text:p>40482608</text:p>
          </table:table-cell>
          <table:table-cell table:number-columns-repeated="6"/>
        </table:table-row>
        <table:table-row table:style-name="ro1">
          <table:table-cell office:value-type="float" office:value="10709600" calcext:value-type="float">
            <text:p>10709600</text:p>
          </table:table-cell>
          <table:table-cell office:value-type="float" office:value="85998424" calcext:value-type="float">
            <text:p>85998424</text:p>
          </table:table-cell>
          <table:table-cell office:value-type="float" office:value="32392072" calcext:value-type="float">
            <text:p>32392072</text:p>
          </table:table-cell>
          <table:table-cell office:value-type="float" office:value="30270592" calcext:value-type="float">
            <text:p>30270592</text:p>
          </table:table-cell>
          <table:table-cell office:value-type="float" office:value="30286512" calcext:value-type="float">
            <text:p>30286512</text:p>
          </table:table-cell>
          <table:table-cell office:value-type="float" office:value="16021920" calcext:value-type="float">
            <text:p>16021920</text:p>
          </table:table-cell>
          <table:table-cell office:value-type="float" office:value="110700552" calcext:value-type="float">
            <text:p>110700552</text:p>
          </table:table-cell>
          <table:table-cell office:value-type="float" office:value="42431216" calcext:value-type="float">
            <text:p>42431216</text:p>
          </table:table-cell>
          <table:table-cell office:value-type="float" office:value="40185240" calcext:value-type="float">
            <text:p>40185240</text:p>
          </table:table-cell>
          <table:table-cell office:value-type="float" office:value="40559344" calcext:value-type="float">
            <text:p>40559344</text:p>
          </table:table-cell>
          <table:table-cell table:number-columns-repeated="6"/>
        </table:table-row>
        <table:table-row table:style-name="ro1">
          <table:table-cell office:value-type="float" office:value="10709872" calcext:value-type="float">
            <text:p>10709872</text:p>
          </table:table-cell>
          <table:table-cell office:value-type="float" office:value="85998752" calcext:value-type="float">
            <text:p>85998752</text:p>
          </table:table-cell>
          <table:table-cell office:value-type="float" office:value="32393064" calcext:value-type="float">
            <text:p>32393064</text:p>
          </table:table-cell>
          <table:table-cell office:value-type="float" office:value="30271216" calcext:value-type="float">
            <text:p>30271216</text:p>
          </table:table-cell>
          <table:table-cell office:value-type="float" office:value="30288032" calcext:value-type="float">
            <text:p>30288032</text:p>
          </table:table-cell>
          <table:table-cell office:value-type="float" office:value="16024472" calcext:value-type="float">
            <text:p>16024472</text:p>
          </table:table-cell>
          <table:table-cell office:value-type="float" office:value="110717512" calcext:value-type="float">
            <text:p>110717512</text:p>
          </table:table-cell>
          <table:table-cell office:value-type="float" office:value="42458736" calcext:value-type="float">
            <text:p>42458736</text:p>
          </table:table-cell>
          <table:table-cell office:value-type="float" office:value="40270312" calcext:value-type="float">
            <text:p>40270312</text:p>
          </table:table-cell>
          <table:table-cell office:value-type="float" office:value="40600392" calcext:value-type="float">
            <text:p>40600392</text:p>
          </table:table-cell>
          <table:table-cell table:number-columns-repeated="6"/>
        </table:table-row>
        <table:table-row table:style-name="ro1">
          <table:table-cell office:value-type="float" office:value="10710168" calcext:value-type="float">
            <text:p>10710168</text:p>
          </table:table-cell>
          <table:table-cell office:value-type="float" office:value="85999800" calcext:value-type="float">
            <text:p>85999800</text:p>
          </table:table-cell>
          <table:table-cell office:value-type="float" office:value="32393240" calcext:value-type="float">
            <text:p>32393240</text:p>
          </table:table-cell>
          <table:table-cell office:value-type="float" office:value="30273016" calcext:value-type="float">
            <text:p>30273016</text:p>
          </table:table-cell>
          <table:table-cell office:value-type="float" office:value="30289824" calcext:value-type="float">
            <text:p>30289824</text:p>
          </table:table-cell>
          <table:table-cell office:value-type="float" office:value="16025680" calcext:value-type="float">
            <text:p>16025680</text:p>
          </table:table-cell>
          <table:table-cell office:value-type="float" office:value="110720608" calcext:value-type="float">
            <text:p>110720608</text:p>
          </table:table-cell>
          <table:table-cell office:value-type="float" office:value="42461968" calcext:value-type="float">
            <text:p>42461968</text:p>
          </table:table-cell>
          <table:table-cell office:value-type="float" office:value="40287792" calcext:value-type="float">
            <text:p>40287792</text:p>
          </table:table-cell>
          <table:table-cell office:value-type="float" office:value="40683136" calcext:value-type="float">
            <text:p>40683136</text:p>
          </table:table-cell>
          <table:table-cell table:number-columns-repeated="6"/>
        </table:table-row>
        <table:table-row table:style-name="ro1">
          <table:table-cell office:value-type="float" office:value="10712096" calcext:value-type="float">
            <text:p>10712096</text:p>
          </table:table-cell>
          <table:table-cell office:value-type="float" office:value="85999856" calcext:value-type="float">
            <text:p>85999856</text:p>
          </table:table-cell>
          <table:table-cell office:value-type="float" office:value="32393992" calcext:value-type="float">
            <text:p>32393992</text:p>
          </table:table-cell>
          <table:table-cell office:value-type="float" office:value="30273072" calcext:value-type="float">
            <text:p>30273072</text:p>
          </table:table-cell>
          <table:table-cell office:value-type="float" office:value="30289888" calcext:value-type="float">
            <text:p>30289888</text:p>
          </table:table-cell>
          <table:table-cell office:value-type="float" office:value="16032840" calcext:value-type="float">
            <text:p>16032840</text:p>
          </table:table-cell>
          <table:table-cell office:value-type="float" office:value="110722920" calcext:value-type="float">
            <text:p>110722920</text:p>
          </table:table-cell>
          <table:table-cell office:value-type="float" office:value="42517816" calcext:value-type="float">
            <text:p>42517816</text:p>
          </table:table-cell>
          <table:table-cell office:value-type="float" office:value="40320328" calcext:value-type="float">
            <text:p>40320328</text:p>
          </table:table-cell>
          <table:table-cell office:value-type="float" office:value="40751256" calcext:value-type="float">
            <text:p>40751256</text:p>
          </table:table-cell>
          <table:table-cell table:number-columns-repeated="6"/>
        </table:table-row>
        <table:table-row table:style-name="ro1">
          <table:table-cell office:value-type="float" office:value="10716144" calcext:value-type="float">
            <text:p>10716144</text:p>
          </table:table-cell>
          <table:table-cell office:value-type="float" office:value="86000872" calcext:value-type="float">
            <text:p>86000872</text:p>
          </table:table-cell>
          <table:table-cell office:value-type="float" office:value="32394168" calcext:value-type="float">
            <text:p>32394168</text:p>
          </table:table-cell>
          <table:table-cell office:value-type="float" office:value="30275384" calcext:value-type="float">
            <text:p>30275384</text:p>
          </table:table-cell>
          <table:table-cell office:value-type="float" office:value="30291128" calcext:value-type="float">
            <text:p>30291128</text:p>
          </table:table-cell>
          <table:table-cell office:value-type="float" office:value="16038272" calcext:value-type="float">
            <text:p>16038272</text:p>
          </table:table-cell>
          <table:table-cell office:value-type="float" office:value="110748120" calcext:value-type="float">
            <text:p>110748120</text:p>
          </table:table-cell>
          <table:table-cell office:value-type="float" office:value="42526856" calcext:value-type="float">
            <text:p>42526856</text:p>
          </table:table-cell>
          <table:table-cell office:value-type="float" office:value="40361880" calcext:value-type="float">
            <text:p>40361880</text:p>
          </table:table-cell>
          <table:table-cell office:value-type="float" office:value="40786200" calcext:value-type="float">
            <text:p>40786200</text:p>
          </table:table-cell>
          <table:table-cell table:number-columns-repeated="6"/>
        </table:table-row>
        <table:table-row table:style-name="ro1">
          <table:table-cell office:value-type="float" office:value="10716352" calcext:value-type="float">
            <text:p>10716352</text:p>
          </table:table-cell>
          <table:table-cell office:value-type="float" office:value="86004616" calcext:value-type="float">
            <text:p>86004616</text:p>
          </table:table-cell>
          <table:table-cell office:value-type="float" office:value="32396304" calcext:value-type="float">
            <text:p>32396304</text:p>
          </table:table-cell>
          <table:table-cell office:value-type="float" office:value="30276224" calcext:value-type="float">
            <text:p>30276224</text:p>
          </table:table-cell>
          <table:table-cell office:value-type="float" office:value="30291896" calcext:value-type="float">
            <text:p>30291896</text:p>
          </table:table-cell>
          <table:table-cell office:value-type="float" office:value="16066832" calcext:value-type="float">
            <text:p>16066832</text:p>
          </table:table-cell>
          <table:table-cell office:value-type="float" office:value="110749096" calcext:value-type="float">
            <text:p>110749096</text:p>
          </table:table-cell>
          <table:table-cell office:value-type="float" office:value="42537208" calcext:value-type="float">
            <text:p>42537208</text:p>
          </table:table-cell>
          <table:table-cell office:value-type="float" office:value="40397272" calcext:value-type="float">
            <text:p>40397272</text:p>
          </table:table-cell>
          <table:table-cell office:value-type="float" office:value="40847384" calcext:value-type="float">
            <text:p>40847384</text:p>
          </table:table-cell>
          <table:table-cell table:number-columns-repeated="6"/>
        </table:table-row>
        <table:table-row table:style-name="ro1">
          <table:table-cell office:value-type="float" office:value="10717424" calcext:value-type="float">
            <text:p>10717424</text:p>
          </table:table-cell>
          <table:table-cell office:value-type="float" office:value="86005056" calcext:value-type="float">
            <text:p>86005056</text:p>
          </table:table-cell>
          <table:table-cell office:value-type="float" office:value="32396504" calcext:value-type="float">
            <text:p>32396504</text:p>
          </table:table-cell>
          <table:table-cell office:value-type="float" office:value="30278064" calcext:value-type="float">
            <text:p>30278064</text:p>
          </table:table-cell>
          <table:table-cell office:value-type="float" office:value="30292352" calcext:value-type="float">
            <text:p>30292352</text:p>
          </table:table-cell>
          <table:table-cell office:value-type="float" office:value="16078320" calcext:value-type="float">
            <text:p>16078320</text:p>
          </table:table-cell>
          <table:table-cell office:value-type="float" office:value="110759328" calcext:value-type="float">
            <text:p>110759328</text:p>
          </table:table-cell>
          <table:table-cell office:value-type="float" office:value="42537920" calcext:value-type="float">
            <text:p>42537920</text:p>
          </table:table-cell>
          <table:table-cell office:value-type="float" office:value="40416304" calcext:value-type="float">
            <text:p>40416304</text:p>
          </table:table-cell>
          <table:table-cell office:value-type="float" office:value="40849240" calcext:value-type="float">
            <text:p>40849240</text:p>
          </table:table-cell>
          <table:table-cell table:number-columns-repeated="6"/>
        </table:table-row>
        <table:table-row table:style-name="ro1">
          <table:table-cell office:value-type="float" office:value="10717456" calcext:value-type="float">
            <text:p>10717456</text:p>
          </table:table-cell>
          <table:table-cell office:value-type="float" office:value="86006520" calcext:value-type="float">
            <text:p>86006520</text:p>
          </table:table-cell>
          <table:table-cell office:value-type="float" office:value="32397400" calcext:value-type="float">
            <text:p>32397400</text:p>
          </table:table-cell>
          <table:table-cell office:value-type="float" office:value="30278200" calcext:value-type="float">
            <text:p>30278200</text:p>
          </table:table-cell>
          <table:table-cell office:value-type="float" office:value="30294824" calcext:value-type="float">
            <text:p>30294824</text:p>
          </table:table-cell>
          <table:table-cell office:value-type="float" office:value="16083400" calcext:value-type="float">
            <text:p>16083400</text:p>
          </table:table-cell>
          <table:table-cell office:value-type="float" office:value="110762176" calcext:value-type="float">
            <text:p>110762176</text:p>
          </table:table-cell>
          <table:table-cell office:value-type="float" office:value="42575584" calcext:value-type="float">
            <text:p>42575584</text:p>
          </table:table-cell>
          <table:table-cell office:value-type="float" office:value="40511728" calcext:value-type="float">
            <text:p>40511728</text:p>
          </table:table-cell>
          <table:table-cell office:value-type="float" office:value="40867848" calcext:value-type="float">
            <text:p>40867848</text:p>
          </table:table-cell>
          <table:table-cell table:number-columns-repeated="6"/>
        </table:table-row>
        <table:table-row table:style-name="ro1">
          <table:table-cell office:value-type="float" office:value="10719096" calcext:value-type="float">
            <text:p>10719096</text:p>
          </table:table-cell>
          <table:table-cell office:value-type="float" office:value="86006864" calcext:value-type="float">
            <text:p>86006864</text:p>
          </table:table-cell>
          <table:table-cell office:value-type="float" office:value="32397520" calcext:value-type="float">
            <text:p>32397520</text:p>
          </table:table-cell>
          <table:table-cell office:value-type="float" office:value="30279032" calcext:value-type="float">
            <text:p>30279032</text:p>
          </table:table-cell>
          <table:table-cell office:value-type="float" office:value="30294872" calcext:value-type="float">
            <text:p>30294872</text:p>
          </table:table-cell>
          <table:table-cell office:value-type="float" office:value="16091472" calcext:value-type="float">
            <text:p>16091472</text:p>
          </table:table-cell>
          <table:table-cell office:value-type="float" office:value="110763776" calcext:value-type="float">
            <text:p>110763776</text:p>
          </table:table-cell>
          <table:table-cell office:value-type="float" office:value="42576672" calcext:value-type="float">
            <text:p>42576672</text:p>
          </table:table-cell>
          <table:table-cell office:value-type="float" office:value="40514224" calcext:value-type="float">
            <text:p>40514224</text:p>
          </table:table-cell>
          <table:table-cell office:value-type="float" office:value="40875096" calcext:value-type="float">
            <text:p>40875096</text:p>
          </table:table-cell>
          <table:table-cell table:number-columns-repeated="6"/>
        </table:table-row>
        <table:table-row table:style-name="ro1">
          <table:table-cell office:value-type="float" office:value="10719528" calcext:value-type="float">
            <text:p>10719528</text:p>
          </table:table-cell>
          <table:table-cell office:value-type="float" office:value="86007008" calcext:value-type="float">
            <text:p>86007008</text:p>
          </table:table-cell>
          <table:table-cell office:value-type="float" office:value="32398912" calcext:value-type="float">
            <text:p>32398912</text:p>
          </table:table-cell>
          <table:table-cell office:value-type="float" office:value="30279352" calcext:value-type="float">
            <text:p>30279352</text:p>
          </table:table-cell>
          <table:table-cell office:value-type="float" office:value="30295416" calcext:value-type="float">
            <text:p>30295416</text:p>
          </table:table-cell>
          <table:table-cell office:value-type="float" office:value="16094768" calcext:value-type="float">
            <text:p>16094768</text:p>
          </table:table-cell>
          <table:table-cell office:value-type="float" office:value="110764256" calcext:value-type="float">
            <text:p>110764256</text:p>
          </table:table-cell>
          <table:table-cell office:value-type="float" office:value="42593656" calcext:value-type="float">
            <text:p>42593656</text:p>
          </table:table-cell>
          <table:table-cell office:value-type="float" office:value="40522832" calcext:value-type="float">
            <text:p>40522832</text:p>
          </table:table-cell>
          <table:table-cell office:value-type="float" office:value="40888080" calcext:value-type="float">
            <text:p>40888080</text:p>
          </table:table-cell>
          <table:table-cell table:number-columns-repeated="6"/>
        </table:table-row>
        <table:table-row table:style-name="ro1">
          <table:table-cell office:value-type="float" office:value="10721000" calcext:value-type="float">
            <text:p>10721000</text:p>
          </table:table-cell>
          <table:table-cell office:value-type="float" office:value="86008672" calcext:value-type="float">
            <text:p>86008672</text:p>
          </table:table-cell>
          <table:table-cell office:value-type="float" office:value="32401632" calcext:value-type="float">
            <text:p>32401632</text:p>
          </table:table-cell>
          <table:table-cell office:value-type="float" office:value="30280144" calcext:value-type="float">
            <text:p>30280144</text:p>
          </table:table-cell>
          <table:table-cell office:value-type="float" office:value="30295552" calcext:value-type="float">
            <text:p>30295552</text:p>
          </table:table-cell>
          <table:table-cell office:value-type="float" office:value="16097464" calcext:value-type="float">
            <text:p>16097464</text:p>
          </table:table-cell>
          <table:table-cell office:value-type="float" office:value="110765520" calcext:value-type="float">
            <text:p>110765520</text:p>
          </table:table-cell>
          <table:table-cell office:value-type="float" office:value="42604856" calcext:value-type="float">
            <text:p>42604856</text:p>
          </table:table-cell>
          <table:table-cell office:value-type="float" office:value="40529560" calcext:value-type="float">
            <text:p>40529560</text:p>
          </table:table-cell>
          <table:table-cell office:value-type="float" office:value="40896792" calcext:value-type="float">
            <text:p>40896792</text:p>
          </table:table-cell>
          <table:table-cell table:number-columns-repeated="6"/>
        </table:table-row>
        <table:table-row table:style-name="ro1">
          <table:table-cell office:value-type="float" office:value="10721384" calcext:value-type="float">
            <text:p>10721384</text:p>
          </table:table-cell>
          <table:table-cell office:value-type="float" office:value="86008888" calcext:value-type="float">
            <text:p>86008888</text:p>
          </table:table-cell>
          <table:table-cell office:value-type="float" office:value="32403312" calcext:value-type="float">
            <text:p>32403312</text:p>
          </table:table-cell>
          <table:table-cell office:value-type="float" office:value="30280176" calcext:value-type="float">
            <text:p>30280176</text:p>
          </table:table-cell>
          <table:table-cell office:value-type="float" office:value="30296176" calcext:value-type="float">
            <text:p>30296176</text:p>
          </table:table-cell>
          <table:table-cell office:value-type="float" office:value="16105752" calcext:value-type="float">
            <text:p>16105752</text:p>
          </table:table-cell>
          <table:table-cell office:value-type="float" office:value="110770392" calcext:value-type="float">
            <text:p>110770392</text:p>
          </table:table-cell>
          <table:table-cell office:value-type="float" office:value="42636760" calcext:value-type="float">
            <text:p>42636760</text:p>
          </table:table-cell>
          <table:table-cell office:value-type="float" office:value="40530696" calcext:value-type="float">
            <text:p>40530696</text:p>
          </table:table-cell>
          <table:table-cell office:value-type="float" office:value="40898656" calcext:value-type="float">
            <text:p>40898656</text:p>
          </table:table-cell>
          <table:table-cell table:number-columns-repeated="6"/>
        </table:table-row>
        <table:table-row table:style-name="ro1">
          <table:table-cell office:value-type="float" office:value="10721784" calcext:value-type="float">
            <text:p>10721784</text:p>
          </table:table-cell>
          <table:table-cell office:value-type="float" office:value="86012136" calcext:value-type="float">
            <text:p>86012136</text:p>
          </table:table-cell>
          <table:table-cell office:value-type="float" office:value="32404232" calcext:value-type="float">
            <text:p>32404232</text:p>
          </table:table-cell>
          <table:table-cell office:value-type="float" office:value="30280456" calcext:value-type="float">
            <text:p>30280456</text:p>
          </table:table-cell>
          <table:table-cell office:value-type="float" office:value="30296584" calcext:value-type="float">
            <text:p>30296584</text:p>
          </table:table-cell>
          <table:table-cell office:value-type="float" office:value="16123936" calcext:value-type="float">
            <text:p>16123936</text:p>
          </table:table-cell>
          <table:table-cell office:value-type="float" office:value="110773536" calcext:value-type="float">
            <text:p>110773536</text:p>
          </table:table-cell>
          <table:table-cell office:value-type="float" office:value="42646296" calcext:value-type="float">
            <text:p>42646296</text:p>
          </table:table-cell>
          <table:table-cell office:value-type="float" office:value="40573456" calcext:value-type="float">
            <text:p>40573456</text:p>
          </table:table-cell>
          <table:table-cell office:value-type="float" office:value="40913896" calcext:value-type="float">
            <text:p>40913896</text:p>
          </table:table-cell>
          <table:table-cell table:number-columns-repeated="6"/>
        </table:table-row>
        <table:table-row table:style-name="ro1">
          <table:table-cell office:value-type="float" office:value="10721928" calcext:value-type="float">
            <text:p>10721928</text:p>
          </table:table-cell>
          <table:table-cell office:value-type="float" office:value="86012864" calcext:value-type="float">
            <text:p>86012864</text:p>
          </table:table-cell>
          <table:table-cell office:value-type="float" office:value="32404872" calcext:value-type="float">
            <text:p>32404872</text:p>
          </table:table-cell>
          <table:table-cell office:value-type="float" office:value="30281608" calcext:value-type="float">
            <text:p>30281608</text:p>
          </table:table-cell>
          <table:table-cell office:value-type="float" office:value="30296832" calcext:value-type="float">
            <text:p>30296832</text:p>
          </table:table-cell>
          <table:table-cell office:value-type="float" office:value="16249304" calcext:value-type="float">
            <text:p>16249304</text:p>
          </table:table-cell>
          <table:table-cell office:value-type="float" office:value="110777144" calcext:value-type="float">
            <text:p>110777144</text:p>
          </table:table-cell>
          <table:table-cell office:value-type="float" office:value="42721040" calcext:value-type="float">
            <text:p>42721040</text:p>
          </table:table-cell>
          <table:table-cell office:value-type="float" office:value="40584344" calcext:value-type="float">
            <text:p>40584344</text:p>
          </table:table-cell>
          <table:table-cell office:value-type="float" office:value="40929912" calcext:value-type="float">
            <text:p>40929912</text:p>
          </table:table-cell>
          <table:table-cell table:number-columns-repeated="6"/>
        </table:table-row>
        <table:table-row table:style-name="ro1">
          <table:table-cell office:value-type="float" office:value="10722224" calcext:value-type="float">
            <text:p>10722224</text:p>
          </table:table-cell>
          <table:table-cell office:value-type="float" office:value="86016224" calcext:value-type="float">
            <text:p>86016224</text:p>
          </table:table-cell>
          <table:table-cell office:value-type="float" office:value="32405936" calcext:value-type="float">
            <text:p>32405936</text:p>
          </table:table-cell>
          <table:table-cell office:value-type="float" office:value="30282480" calcext:value-type="float">
            <text:p>30282480</text:p>
          </table:table-cell>
          <table:table-cell office:value-type="float" office:value="30298064" calcext:value-type="float">
            <text:p>30298064</text:p>
          </table:table-cell>
          <table:table-cell office:value-type="float" office:value="16298440" calcext:value-type="float">
            <text:p>16298440</text:p>
          </table:table-cell>
          <table:table-cell office:value-type="float" office:value="110777480" calcext:value-type="float">
            <text:p>110777480</text:p>
          </table:table-cell>
          <table:table-cell office:value-type="float" office:value="42792656" calcext:value-type="float">
            <text:p>42792656</text:p>
          </table:table-cell>
          <table:table-cell office:value-type="float" office:value="40635040" calcext:value-type="float">
            <text:p>40635040</text:p>
          </table:table-cell>
          <table:table-cell office:value-type="float" office:value="40965384" calcext:value-type="float">
            <text:p>40965384</text:p>
          </table:table-cell>
          <table:table-cell table:number-columns-repeated="6"/>
        </table:table-row>
        <table:table-row table:style-name="ro1">
          <table:table-cell office:value-type="float" office:value="10724224" calcext:value-type="float">
            <text:p>10724224</text:p>
          </table:table-cell>
          <table:table-cell office:value-type="float" office:value="86016224" calcext:value-type="float">
            <text:p>86016224</text:p>
          </table:table-cell>
          <table:table-cell office:value-type="float" office:value="32406488" calcext:value-type="float">
            <text:p>32406488</text:p>
          </table:table-cell>
          <table:table-cell office:value-type="float" office:value="30283552" calcext:value-type="float">
            <text:p>30283552</text:p>
          </table:table-cell>
          <table:table-cell office:value-type="float" office:value="30298696" calcext:value-type="float">
            <text:p>30298696</text:p>
          </table:table-cell>
          <table:table-cell office:value-type="float" office:value="16314264" calcext:value-type="float">
            <text:p>16314264</text:p>
          </table:table-cell>
          <table:table-cell office:value-type="float" office:value="110783264" calcext:value-type="float">
            <text:p>110783264</text:p>
          </table:table-cell>
          <table:table-cell office:value-type="float" office:value="42834864" calcext:value-type="float">
            <text:p>42834864</text:p>
          </table:table-cell>
          <table:table-cell office:value-type="float" office:value="40648656" calcext:value-type="float">
            <text:p>40648656</text:p>
          </table:table-cell>
          <table:table-cell office:value-type="float" office:value="40982136" calcext:value-type="float">
            <text:p>40982136</text:p>
          </table:table-cell>
          <table:table-cell table:number-columns-repeated="6"/>
        </table:table-row>
        <table:table-row table:style-name="ro1">
          <table:table-cell office:value-type="float" office:value="10724312" calcext:value-type="float">
            <text:p>10724312</text:p>
          </table:table-cell>
          <table:table-cell office:value-type="float" office:value="86016784" calcext:value-type="float">
            <text:p>86016784</text:p>
          </table:table-cell>
          <table:table-cell office:value-type="float" office:value="32407136" calcext:value-type="float">
            <text:p>32407136</text:p>
          </table:table-cell>
          <table:table-cell office:value-type="float" office:value="30283584" calcext:value-type="float">
            <text:p>30283584</text:p>
          </table:table-cell>
          <table:table-cell office:value-type="float" office:value="30299200" calcext:value-type="float">
            <text:p>30299200</text:p>
          </table:table-cell>
          <table:table-cell office:value-type="float" office:value="16479920" calcext:value-type="float">
            <text:p>16479920</text:p>
          </table:table-cell>
          <table:table-cell office:value-type="float" office:value="110784976" calcext:value-type="float">
            <text:p>110784976</text:p>
          </table:table-cell>
          <table:table-cell office:value-type="float" office:value="42840840" calcext:value-type="float">
            <text:p>42840840</text:p>
          </table:table-cell>
          <table:table-cell office:value-type="float" office:value="40653488" calcext:value-type="float">
            <text:p>40653488</text:p>
          </table:table-cell>
          <table:table-cell office:value-type="float" office:value="40990304" calcext:value-type="float">
            <text:p>40990304</text:p>
          </table:table-cell>
          <table:table-cell table:number-columns-repeated="6"/>
        </table:table-row>
        <table:table-row table:style-name="ro1">
          <table:table-cell office:value-type="float" office:value="10724528" calcext:value-type="float">
            <text:p>10724528</text:p>
          </table:table-cell>
          <table:table-cell office:value-type="float" office:value="86017624" calcext:value-type="float">
            <text:p>86017624</text:p>
          </table:table-cell>
          <table:table-cell office:value-type="float" office:value="32409080" calcext:value-type="float">
            <text:p>32409080</text:p>
          </table:table-cell>
          <table:table-cell office:value-type="float" office:value="30284968" calcext:value-type="float">
            <text:p>30284968</text:p>
          </table:table-cell>
          <table:table-cell office:value-type="float" office:value="30300496" calcext:value-type="float">
            <text:p>30300496</text:p>
          </table:table-cell>
          <table:table-cell office:value-type="float" office:value="16495480" calcext:value-type="float">
            <text:p>16495480</text:p>
          </table:table-cell>
          <table:table-cell office:value-type="float" office:value="110789304" calcext:value-type="float">
            <text:p>110789304</text:p>
          </table:table-cell>
          <table:table-cell office:value-type="float" office:value="42865200" calcext:value-type="float">
            <text:p>42865200</text:p>
          </table:table-cell>
          <table:table-cell office:value-type="float" office:value="40655768" calcext:value-type="float">
            <text:p>40655768</text:p>
          </table:table-cell>
          <table:table-cell office:value-type="float" office:value="41065744" calcext:value-type="float">
            <text:p>41065744</text:p>
          </table:table-cell>
          <table:table-cell table:number-columns-repeated="6"/>
        </table:table-row>
        <table:table-row table:style-name="ro1">
          <table:table-cell office:value-type="float" office:value="10724672" calcext:value-type="float">
            <text:p>10724672</text:p>
          </table:table-cell>
          <table:table-cell office:value-type="float" office:value="86017712" calcext:value-type="float">
            <text:p>86017712</text:p>
          </table:table-cell>
          <table:table-cell office:value-type="float" office:value="32409328" calcext:value-type="float">
            <text:p>32409328</text:p>
          </table:table-cell>
          <table:table-cell office:value-type="float" office:value="30285528" calcext:value-type="float">
            <text:p>30285528</text:p>
          </table:table-cell>
          <table:table-cell office:value-type="float" office:value="30301416" calcext:value-type="float">
            <text:p>30301416</text:p>
          </table:table-cell>
          <table:table-cell office:value-type="float" office:value="16508592" calcext:value-type="float">
            <text:p>16508592</text:p>
          </table:table-cell>
          <table:table-cell office:value-type="float" office:value="110791616" calcext:value-type="float">
            <text:p>110791616</text:p>
          </table:table-cell>
          <table:table-cell office:value-type="float" office:value="42866208" calcext:value-type="float">
            <text:p>42866208</text:p>
          </table:table-cell>
          <table:table-cell office:value-type="float" office:value="40676440" calcext:value-type="float">
            <text:p>40676440</text:p>
          </table:table-cell>
          <table:table-cell office:value-type="float" office:value="41099080" calcext:value-type="float">
            <text:p>41099080</text:p>
          </table:table-cell>
          <table:table-cell table:number-columns-repeated="6"/>
        </table:table-row>
        <table:table-row table:style-name="ro1">
          <table:table-cell office:value-type="float" office:value="10725744" calcext:value-type="float">
            <text:p>10725744</text:p>
          </table:table-cell>
          <table:table-cell office:value-type="float" office:value="86017960" calcext:value-type="float">
            <text:p>86017960</text:p>
          </table:table-cell>
          <table:table-cell office:value-type="float" office:value="32410344" calcext:value-type="float">
            <text:p>32410344</text:p>
          </table:table-cell>
          <table:table-cell office:value-type="float" office:value="30286904" calcext:value-type="float">
            <text:p>30286904</text:p>
          </table:table-cell>
          <table:table-cell office:value-type="float" office:value="30302576" calcext:value-type="float">
            <text:p>30302576</text:p>
          </table:table-cell>
          <table:table-cell office:value-type="float" office:value="16508888" calcext:value-type="float">
            <text:p>16508888</text:p>
          </table:table-cell>
          <table:table-cell office:value-type="float" office:value="110793656" calcext:value-type="float">
            <text:p>110793656</text:p>
          </table:table-cell>
          <table:table-cell office:value-type="float" office:value="42950272" calcext:value-type="float">
            <text:p>42950272</text:p>
          </table:table-cell>
          <table:table-cell office:value-type="float" office:value="40687448" calcext:value-type="float">
            <text:p>40687448</text:p>
          </table:table-cell>
          <table:table-cell office:value-type="float" office:value="41113632" calcext:value-type="float">
            <text:p>41113632</text:p>
          </table:table-cell>
          <table:table-cell table:number-columns-repeated="6"/>
        </table:table-row>
        <table:table-row table:style-name="ro1">
          <table:table-cell office:value-type="float" office:value="10727352" calcext:value-type="float">
            <text:p>10727352</text:p>
          </table:table-cell>
          <table:table-cell office:value-type="float" office:value="86019368" calcext:value-type="float">
            <text:p>86019368</text:p>
          </table:table-cell>
          <table:table-cell office:value-type="float" office:value="32410368" calcext:value-type="float">
            <text:p>32410368</text:p>
          </table:table-cell>
          <table:table-cell office:value-type="float" office:value="30288288" calcext:value-type="float">
            <text:p>30288288</text:p>
          </table:table-cell>
          <table:table-cell office:value-type="float" office:value="30302776" calcext:value-type="float">
            <text:p>30302776</text:p>
          </table:table-cell>
          <table:table-cell office:value-type="float" office:value="16510784" calcext:value-type="float">
            <text:p>16510784</text:p>
          </table:table-cell>
          <table:table-cell office:value-type="float" office:value="110793744" calcext:value-type="float">
            <text:p>110793744</text:p>
          </table:table-cell>
          <table:table-cell office:value-type="float" office:value="42969384" calcext:value-type="float">
            <text:p>42969384</text:p>
          </table:table-cell>
          <table:table-cell office:value-type="float" office:value="40720280" calcext:value-type="float">
            <text:p>40720280</text:p>
          </table:table-cell>
          <table:table-cell office:value-type="float" office:value="41143152" calcext:value-type="float">
            <text:p>41143152</text:p>
          </table:table-cell>
          <table:table-cell table:number-columns-repeated="6"/>
        </table:table-row>
        <table:table-row table:style-name="ro1">
          <table:table-cell office:value-type="float" office:value="10729752" calcext:value-type="float">
            <text:p>10729752</text:p>
          </table:table-cell>
          <table:table-cell office:value-type="float" office:value="86019600" calcext:value-type="float">
            <text:p>86019600</text:p>
          </table:table-cell>
          <table:table-cell office:value-type="float" office:value="32411136" calcext:value-type="float">
            <text:p>32411136</text:p>
          </table:table-cell>
          <table:table-cell office:value-type="float" office:value="30288816" calcext:value-type="float">
            <text:p>30288816</text:p>
          </table:table-cell>
          <table:table-cell office:value-type="float" office:value="30303824" calcext:value-type="float">
            <text:p>30303824</text:p>
          </table:table-cell>
          <table:table-cell office:value-type="float" office:value="16512336" calcext:value-type="float">
            <text:p>16512336</text:p>
          </table:table-cell>
          <table:table-cell office:value-type="float" office:value="110796688" calcext:value-type="float">
            <text:p>110796688</text:p>
          </table:table-cell>
          <table:table-cell office:value-type="float" office:value="43020072" calcext:value-type="float">
            <text:p>43020072</text:p>
          </table:table-cell>
          <table:table-cell office:value-type="float" office:value="40726080" calcext:value-type="float">
            <text:p>40726080</text:p>
          </table:table-cell>
          <table:table-cell office:value-type="float" office:value="41146104" calcext:value-type="float">
            <text:p>41146104</text:p>
          </table:table-cell>
          <table:table-cell table:number-columns-repeated="6"/>
        </table:table-row>
        <table:table-row table:style-name="ro1">
          <table:table-cell office:value-type="float" office:value="10730680" calcext:value-type="float">
            <text:p>10730680</text:p>
          </table:table-cell>
          <table:table-cell office:value-type="float" office:value="86019776" calcext:value-type="float">
            <text:p>86019776</text:p>
          </table:table-cell>
          <table:table-cell office:value-type="float" office:value="32411272" calcext:value-type="float">
            <text:p>32411272</text:p>
          </table:table-cell>
          <table:table-cell office:value-type="float" office:value="30288872" calcext:value-type="float">
            <text:p>30288872</text:p>
          </table:table-cell>
          <table:table-cell office:value-type="float" office:value="30304528" calcext:value-type="float">
            <text:p>30304528</text:p>
          </table:table-cell>
          <table:table-cell office:value-type="float" office:value="16517760" calcext:value-type="float">
            <text:p>16517760</text:p>
          </table:table-cell>
          <table:table-cell office:value-type="float" office:value="110796880" calcext:value-type="float">
            <text:p>110796880</text:p>
          </table:table-cell>
          <table:table-cell office:value-type="float" office:value="43032632" calcext:value-type="float">
            <text:p>43032632</text:p>
          </table:table-cell>
          <table:table-cell office:value-type="float" office:value="40779712" calcext:value-type="float">
            <text:p>40779712</text:p>
          </table:table-cell>
          <table:table-cell office:value-type="float" office:value="41195800" calcext:value-type="float">
            <text:p>41195800</text:p>
          </table:table-cell>
          <table:table-cell table:number-columns-repeated="6"/>
        </table:table-row>
        <table:table-row table:style-name="ro1">
          <table:table-cell office:value-type="float" office:value="10732256" calcext:value-type="float">
            <text:p>10732256</text:p>
          </table:table-cell>
          <table:table-cell office:value-type="float" office:value="86020304" calcext:value-type="float">
            <text:p>86020304</text:p>
          </table:table-cell>
          <table:table-cell office:value-type="float" office:value="32411488" calcext:value-type="float">
            <text:p>32411488</text:p>
          </table:table-cell>
          <table:table-cell office:value-type="float" office:value="30289784" calcext:value-type="float">
            <text:p>30289784</text:p>
          </table:table-cell>
          <table:table-cell office:value-type="float" office:value="30306168" calcext:value-type="float">
            <text:p>30306168</text:p>
          </table:table-cell>
          <table:table-cell office:value-type="float" office:value="16520648" calcext:value-type="float">
            <text:p>16520648</text:p>
          </table:table-cell>
          <table:table-cell office:value-type="float" office:value="110797216" calcext:value-type="float">
            <text:p>110797216</text:p>
          </table:table-cell>
          <table:table-cell office:value-type="float" office:value="43041152" calcext:value-type="float">
            <text:p>43041152</text:p>
          </table:table-cell>
          <table:table-cell office:value-type="float" office:value="40816176" calcext:value-type="float">
            <text:p>40816176</text:p>
          </table:table-cell>
          <table:table-cell office:value-type="float" office:value="41207976" calcext:value-type="float">
            <text:p>41207976</text:p>
          </table:table-cell>
          <table:table-cell table:number-columns-repeated="6"/>
        </table:table-row>
        <table:table-row table:style-name="ro1">
          <table:table-cell office:value-type="float" office:value="10732408" calcext:value-type="float">
            <text:p>10732408</text:p>
          </table:table-cell>
          <table:table-cell office:value-type="float" office:value="86021256" calcext:value-type="float">
            <text:p>86021256</text:p>
          </table:table-cell>
          <table:table-cell office:value-type="float" office:value="32411768" calcext:value-type="float">
            <text:p>32411768</text:p>
          </table:table-cell>
          <table:table-cell office:value-type="float" office:value="30291400" calcext:value-type="float">
            <text:p>30291400</text:p>
          </table:table-cell>
          <table:table-cell office:value-type="float" office:value="30306360" calcext:value-type="float">
            <text:p>30306360</text:p>
          </table:table-cell>
          <table:table-cell office:value-type="float" office:value="16526328" calcext:value-type="float">
            <text:p>16526328</text:p>
          </table:table-cell>
          <table:table-cell office:value-type="float" office:value="110797688" calcext:value-type="float">
            <text:p>110797688</text:p>
          </table:table-cell>
          <table:table-cell office:value-type="float" office:value="43075488" calcext:value-type="float">
            <text:p>43075488</text:p>
          </table:table-cell>
          <table:table-cell office:value-type="float" office:value="40835576" calcext:value-type="float">
            <text:p>40835576</text:p>
          </table:table-cell>
          <table:table-cell office:value-type="float" office:value="41216296" calcext:value-type="float">
            <text:p>41216296</text:p>
          </table:table-cell>
          <table:table-cell table:number-columns-repeated="6"/>
        </table:table-row>
        <table:table-row table:style-name="ro1">
          <table:table-cell office:value-type="float" office:value="10732544" calcext:value-type="float">
            <text:p>10732544</text:p>
          </table:table-cell>
          <table:table-cell office:value-type="float" office:value="86021288" calcext:value-type="float">
            <text:p>86021288</text:p>
          </table:table-cell>
          <table:table-cell office:value-type="float" office:value="32413528" calcext:value-type="float">
            <text:p>32413528</text:p>
          </table:table-cell>
          <table:table-cell office:value-type="float" office:value="30291936" calcext:value-type="float">
            <text:p>30291936</text:p>
          </table:table-cell>
          <table:table-cell office:value-type="float" office:value="30306456" calcext:value-type="float">
            <text:p>30306456</text:p>
          </table:table-cell>
          <table:table-cell office:value-type="float" office:value="16537080" calcext:value-type="float">
            <text:p>16537080</text:p>
          </table:table-cell>
          <table:table-cell office:value-type="float" office:value="110798448" calcext:value-type="float">
            <text:p>110798448</text:p>
          </table:table-cell>
          <table:table-cell office:value-type="float" office:value="43083720" calcext:value-type="float">
            <text:p>43083720</text:p>
          </table:table-cell>
          <table:table-cell office:value-type="float" office:value="40874680" calcext:value-type="float">
            <text:p>40874680</text:p>
          </table:table-cell>
          <table:table-cell office:value-type="float" office:value="41218576" calcext:value-type="float">
            <text:p>41218576</text:p>
          </table:table-cell>
          <table:table-cell table:number-columns-repeated="6"/>
        </table:table-row>
        <table:table-row table:style-name="ro1">
          <table:table-cell office:value-type="float" office:value="10733312" calcext:value-type="float">
            <text:p>10733312</text:p>
          </table:table-cell>
          <table:table-cell office:value-type="float" office:value="86021912" calcext:value-type="float">
            <text:p>86021912</text:p>
          </table:table-cell>
          <table:table-cell office:value-type="float" office:value="32413800" calcext:value-type="float">
            <text:p>32413800</text:p>
          </table:table-cell>
          <table:table-cell office:value-type="float" office:value="30292408" calcext:value-type="float">
            <text:p>30292408</text:p>
          </table:table-cell>
          <table:table-cell office:value-type="float" office:value="30307120" calcext:value-type="float">
            <text:p>30307120</text:p>
          </table:table-cell>
          <table:table-cell office:value-type="float" office:value="16538168" calcext:value-type="float">
            <text:p>16538168</text:p>
          </table:table-cell>
          <table:table-cell office:value-type="float" office:value="110812416" calcext:value-type="float">
            <text:p>110812416</text:p>
          </table:table-cell>
          <table:table-cell office:value-type="float" office:value="43097360" calcext:value-type="float">
            <text:p>43097360</text:p>
          </table:table-cell>
          <table:table-cell office:value-type="float" office:value="40896456" calcext:value-type="float">
            <text:p>40896456</text:p>
          </table:table-cell>
          <table:table-cell office:value-type="float" office:value="41225120" calcext:value-type="float">
            <text:p>41225120</text:p>
          </table:table-cell>
          <table:table-cell table:number-columns-repeated="6"/>
        </table:table-row>
        <table:table-row table:style-name="ro1">
          <table:table-cell office:value-type="float" office:value="10733480" calcext:value-type="float">
            <text:p>10733480</text:p>
          </table:table-cell>
          <table:table-cell office:value-type="float" office:value="86023272" calcext:value-type="float">
            <text:p>86023272</text:p>
          </table:table-cell>
          <table:table-cell office:value-type="float" office:value="32414336" calcext:value-type="float">
            <text:p>32414336</text:p>
          </table:table-cell>
          <table:table-cell office:value-type="float" office:value="30292848" calcext:value-type="float">
            <text:p>30292848</text:p>
          </table:table-cell>
          <table:table-cell office:value-type="float" office:value="30308224" calcext:value-type="float">
            <text:p>30308224</text:p>
          </table:table-cell>
          <table:table-cell office:value-type="float" office:value="16576888" calcext:value-type="float">
            <text:p>16576888</text:p>
          </table:table-cell>
          <table:table-cell office:value-type="float" office:value="110815528" calcext:value-type="float">
            <text:p>110815528</text:p>
          </table:table-cell>
          <table:table-cell office:value-type="float" office:value="43100240" calcext:value-type="float">
            <text:p>43100240</text:p>
          </table:table-cell>
          <table:table-cell office:value-type="float" office:value="40908936" calcext:value-type="float">
            <text:p>40908936</text:p>
          </table:table-cell>
          <table:table-cell office:value-type="float" office:value="41228136" calcext:value-type="float">
            <text:p>41228136</text:p>
          </table:table-cell>
          <table:table-cell table:number-columns-repeated="6"/>
        </table:table-row>
        <table:table-row table:style-name="ro1">
          <table:table-cell office:value-type="float" office:value="10735952" calcext:value-type="float">
            <text:p>10735952</text:p>
          </table:table-cell>
          <table:table-cell office:value-type="float" office:value="86023384" calcext:value-type="float">
            <text:p>86023384</text:p>
          </table:table-cell>
          <table:table-cell office:value-type="float" office:value="32415088" calcext:value-type="float">
            <text:p>32415088</text:p>
          </table:table-cell>
          <table:table-cell office:value-type="float" office:value="30293920" calcext:value-type="float">
            <text:p>30293920</text:p>
          </table:table-cell>
          <table:table-cell office:value-type="float" office:value="30309384" calcext:value-type="float">
            <text:p>30309384</text:p>
          </table:table-cell>
          <table:table-cell office:value-type="float" office:value="16586752" calcext:value-type="float">
            <text:p>16586752</text:p>
          </table:table-cell>
          <table:table-cell office:value-type="float" office:value="110816800" calcext:value-type="float">
            <text:p>110816800</text:p>
          </table:table-cell>
          <table:table-cell office:value-type="float" office:value="43177072" calcext:value-type="float">
            <text:p>43177072</text:p>
          </table:table-cell>
          <table:table-cell office:value-type="float" office:value="40917608" calcext:value-type="float">
            <text:p>40917608</text:p>
          </table:table-cell>
          <table:table-cell office:value-type="float" office:value="41245296" calcext:value-type="float">
            <text:p>41245296</text:p>
          </table:table-cell>
          <table:table-cell table:number-columns-repeated="6"/>
        </table:table-row>
        <table:table-row table:style-name="ro1">
          <table:table-cell office:value-type="float" office:value="10735960" calcext:value-type="float">
            <text:p>10735960</text:p>
          </table:table-cell>
          <table:table-cell office:value-type="float" office:value="86024624" calcext:value-type="float">
            <text:p>86024624</text:p>
          </table:table-cell>
          <table:table-cell office:value-type="float" office:value="32415608" calcext:value-type="float">
            <text:p>32415608</text:p>
          </table:table-cell>
          <table:table-cell office:value-type="float" office:value="30294496" calcext:value-type="float">
            <text:p>30294496</text:p>
          </table:table-cell>
          <table:table-cell office:value-type="float" office:value="30311680" calcext:value-type="float">
            <text:p>30311680</text:p>
          </table:table-cell>
          <table:table-cell office:value-type="float" office:value="16587192" calcext:value-type="float">
            <text:p>16587192</text:p>
          </table:table-cell>
          <table:table-cell office:value-type="float" office:value="110821544" calcext:value-type="float">
            <text:p>110821544</text:p>
          </table:table-cell>
          <table:table-cell office:value-type="float" office:value="43187448" calcext:value-type="float">
            <text:p>43187448</text:p>
          </table:table-cell>
          <table:table-cell office:value-type="float" office:value="40978936" calcext:value-type="float">
            <text:p>40978936</text:p>
          </table:table-cell>
          <table:table-cell office:value-type="float" office:value="41248304" calcext:value-type="float">
            <text:p>41248304</text:p>
          </table:table-cell>
          <table:table-cell table:number-columns-repeated="6"/>
        </table:table-row>
        <table:table-row table:style-name="ro1">
          <table:table-cell office:value-type="float" office:value="10736552" calcext:value-type="float">
            <text:p>10736552</text:p>
          </table:table-cell>
          <table:table-cell office:value-type="float" office:value="86025376" calcext:value-type="float">
            <text:p>86025376</text:p>
          </table:table-cell>
          <table:table-cell office:value-type="float" office:value="32415728" calcext:value-type="float">
            <text:p>32415728</text:p>
          </table:table-cell>
          <table:table-cell office:value-type="float" office:value="30297736" calcext:value-type="float">
            <text:p>30297736</text:p>
          </table:table-cell>
          <table:table-cell office:value-type="float" office:value="30312752" calcext:value-type="float">
            <text:p>30312752</text:p>
          </table:table-cell>
          <table:table-cell office:value-type="float" office:value="16595048" calcext:value-type="float">
            <text:p>16595048</text:p>
          </table:table-cell>
          <table:table-cell office:value-type="float" office:value="110823976" calcext:value-type="float">
            <text:p>110823976</text:p>
          </table:table-cell>
          <table:table-cell office:value-type="float" office:value="43205992" calcext:value-type="float">
            <text:p>43205992</text:p>
          </table:table-cell>
          <table:table-cell office:value-type="float" office:value="40982528" calcext:value-type="float">
            <text:p>40982528</text:p>
          </table:table-cell>
          <table:table-cell office:value-type="float" office:value="41248512" calcext:value-type="float">
            <text:p>41248512</text:p>
          </table:table-cell>
          <table:table-cell table:number-columns-repeated="6"/>
        </table:table-row>
        <table:table-row table:style-name="ro1">
          <table:table-cell office:value-type="float" office:value="10736840" calcext:value-type="float">
            <text:p>10736840</text:p>
          </table:table-cell>
          <table:table-cell office:value-type="float" office:value="86025904" calcext:value-type="float">
            <text:p>86025904</text:p>
          </table:table-cell>
          <table:table-cell office:value-type="float" office:value="32417016" calcext:value-type="float">
            <text:p>32417016</text:p>
          </table:table-cell>
          <table:table-cell office:value-type="float" office:value="30298296" calcext:value-type="float">
            <text:p>30298296</text:p>
          </table:table-cell>
          <table:table-cell office:value-type="float" office:value="30312928" calcext:value-type="float">
            <text:p>30312928</text:p>
          </table:table-cell>
          <table:table-cell office:value-type="float" office:value="16603080" calcext:value-type="float">
            <text:p>16603080</text:p>
          </table:table-cell>
          <table:table-cell office:value-type="float" office:value="110826832" calcext:value-type="float">
            <text:p>110826832</text:p>
          </table:table-cell>
          <table:table-cell office:value-type="float" office:value="43254768" calcext:value-type="float">
            <text:p>43254768</text:p>
          </table:table-cell>
          <table:table-cell office:value-type="float" office:value="41025360" calcext:value-type="float">
            <text:p>41025360</text:p>
          </table:table-cell>
          <table:table-cell office:value-type="float" office:value="41249536" calcext:value-type="float">
            <text:p>41249536</text:p>
          </table:table-cell>
          <table:table-cell table:number-columns-repeated="6"/>
        </table:table-row>
        <table:table-row table:style-name="ro1">
          <table:table-cell office:value-type="float" office:value="10738008" calcext:value-type="float">
            <text:p>10738008</text:p>
          </table:table-cell>
          <table:table-cell office:value-type="float" office:value="86026088" calcext:value-type="float">
            <text:p>86026088</text:p>
          </table:table-cell>
          <table:table-cell office:value-type="float" office:value="32419184" calcext:value-type="float">
            <text:p>32419184</text:p>
          </table:table-cell>
          <table:table-cell office:value-type="float" office:value="30299576" calcext:value-type="float">
            <text:p>30299576</text:p>
          </table:table-cell>
          <table:table-cell office:value-type="float" office:value="30313096" calcext:value-type="float">
            <text:p>30313096</text:p>
          </table:table-cell>
          <table:table-cell office:value-type="float" office:value="16605016" calcext:value-type="float">
            <text:p>16605016</text:p>
          </table:table-cell>
          <table:table-cell office:value-type="float" office:value="110828040" calcext:value-type="float">
            <text:p>110828040</text:p>
          </table:table-cell>
          <table:table-cell office:value-type="float" office:value="43255288" calcext:value-type="float">
            <text:p>43255288</text:p>
          </table:table-cell>
          <table:table-cell office:value-type="float" office:value="41027720" calcext:value-type="float">
            <text:p>41027720</text:p>
          </table:table-cell>
          <table:table-cell office:value-type="float" office:value="41251056" calcext:value-type="float">
            <text:p>41251056</text:p>
          </table:table-cell>
          <table:table-cell table:number-columns-repeated="6"/>
        </table:table-row>
        <table:table-row table:style-name="ro1">
          <table:table-cell office:value-type="float" office:value="10738128" calcext:value-type="float">
            <text:p>10738128</text:p>
          </table:table-cell>
          <table:table-cell office:value-type="float" office:value="86026400" calcext:value-type="float">
            <text:p>86026400</text:p>
          </table:table-cell>
          <table:table-cell office:value-type="float" office:value="32419848" calcext:value-type="float">
            <text:p>32419848</text:p>
          </table:table-cell>
          <table:table-cell office:value-type="float" office:value="30299648" calcext:value-type="float">
            <text:p>30299648</text:p>
          </table:table-cell>
          <table:table-cell office:value-type="float" office:value="30314360" calcext:value-type="float">
            <text:p>30314360</text:p>
          </table:table-cell>
          <table:table-cell office:value-type="float" office:value="16610864" calcext:value-type="float">
            <text:p>16610864</text:p>
          </table:table-cell>
          <table:table-cell office:value-type="float" office:value="110830496" calcext:value-type="float">
            <text:p>110830496</text:p>
          </table:table-cell>
          <table:table-cell office:value-type="float" office:value="43274504" calcext:value-type="float">
            <text:p>43274504</text:p>
          </table:table-cell>
          <table:table-cell office:value-type="float" office:value="41036792" calcext:value-type="float">
            <text:p>41036792</text:p>
          </table:table-cell>
          <table:table-cell office:value-type="float" office:value="41258152" calcext:value-type="float">
            <text:p>41258152</text:p>
          </table:table-cell>
          <table:table-cell table:number-columns-repeated="6"/>
        </table:table-row>
        <table:table-row table:style-name="ro1">
          <table:table-cell office:value-type="float" office:value="10738672" calcext:value-type="float">
            <text:p>10738672</text:p>
          </table:table-cell>
          <table:table-cell office:value-type="float" office:value="86028104" calcext:value-type="float">
            <text:p>86028104</text:p>
          </table:table-cell>
          <table:table-cell office:value-type="float" office:value="32421144" calcext:value-type="float">
            <text:p>32421144</text:p>
          </table:table-cell>
          <table:table-cell office:value-type="float" office:value="30299656" calcext:value-type="float">
            <text:p>30299656</text:p>
          </table:table-cell>
          <table:table-cell office:value-type="float" office:value="30314560" calcext:value-type="float">
            <text:p>30314560</text:p>
          </table:table-cell>
          <table:table-cell office:value-type="float" office:value="16613528" calcext:value-type="float">
            <text:p>16613528</text:p>
          </table:table-cell>
          <table:table-cell office:value-type="float" office:value="110831144" calcext:value-type="float">
            <text:p>110831144</text:p>
          </table:table-cell>
          <table:table-cell office:value-type="float" office:value="43281920" calcext:value-type="float">
            <text:p>43281920</text:p>
          </table:table-cell>
          <table:table-cell office:value-type="float" office:value="41042816" calcext:value-type="float">
            <text:p>41042816</text:p>
          </table:table-cell>
          <table:table-cell office:value-type="float" office:value="41261224" calcext:value-type="float">
            <text:p>41261224</text:p>
          </table:table-cell>
          <table:table-cell table:number-columns-repeated="6"/>
        </table:table-row>
        <table:table-row table:style-name="ro1">
          <table:table-cell office:value-type="float" office:value="10738792" calcext:value-type="float">
            <text:p>10738792</text:p>
          </table:table-cell>
          <table:table-cell office:value-type="float" office:value="86028800" calcext:value-type="float">
            <text:p>86028800</text:p>
          </table:table-cell>
          <table:table-cell office:value-type="float" office:value="32421872" calcext:value-type="float">
            <text:p>32421872</text:p>
          </table:table-cell>
          <table:table-cell office:value-type="float" office:value="30299776" calcext:value-type="float">
            <text:p>30299776</text:p>
          </table:table-cell>
          <table:table-cell office:value-type="float" office:value="30314928" calcext:value-type="float">
            <text:p>30314928</text:p>
          </table:table-cell>
          <table:table-cell office:value-type="float" office:value="16642176" calcext:value-type="float">
            <text:p>16642176</text:p>
          </table:table-cell>
          <table:table-cell office:value-type="float" office:value="110838920" calcext:value-type="float">
            <text:p>110838920</text:p>
          </table:table-cell>
          <table:table-cell office:value-type="float" office:value="43314936" calcext:value-type="float">
            <text:p>43314936</text:p>
          </table:table-cell>
          <table:table-cell office:value-type="float" office:value="41104384" calcext:value-type="float">
            <text:p>41104384</text:p>
          </table:table-cell>
          <table:table-cell office:value-type="float" office:value="41262160" calcext:value-type="float">
            <text:p>41262160</text:p>
          </table:table-cell>
          <table:table-cell table:number-columns-repeated="6"/>
        </table:table-row>
        <table:table-row table:style-name="ro1">
          <table:table-cell office:value-type="float" office:value="10738824" calcext:value-type="float">
            <text:p>10738824</text:p>
          </table:table-cell>
          <table:table-cell office:value-type="float" office:value="86031488" calcext:value-type="float">
            <text:p>86031488</text:p>
          </table:table-cell>
          <table:table-cell office:value-type="float" office:value="32422360" calcext:value-type="float">
            <text:p>32422360</text:p>
          </table:table-cell>
          <table:table-cell office:value-type="float" office:value="30299816" calcext:value-type="float">
            <text:p>30299816</text:p>
          </table:table-cell>
          <table:table-cell office:value-type="float" office:value="30316272" calcext:value-type="float">
            <text:p>30316272</text:p>
          </table:table-cell>
          <table:table-cell office:value-type="float" office:value="16643888" calcext:value-type="float">
            <text:p>16643888</text:p>
          </table:table-cell>
          <table:table-cell office:value-type="float" office:value="110843880" calcext:value-type="float">
            <text:p>110843880</text:p>
          </table:table-cell>
          <table:table-cell office:value-type="float" office:value="43403608" calcext:value-type="float">
            <text:p>43403608</text:p>
          </table:table-cell>
          <table:table-cell office:value-type="float" office:value="41169776" calcext:value-type="float">
            <text:p>41169776</text:p>
          </table:table-cell>
          <table:table-cell office:value-type="float" office:value="41264400" calcext:value-type="float">
            <text:p>41264400</text:p>
          </table:table-cell>
          <table:table-cell table:number-columns-repeated="6"/>
        </table:table-row>
        <table:table-row table:style-name="ro1">
          <table:table-cell office:value-type="float" office:value="10738952" calcext:value-type="float">
            <text:p>10738952</text:p>
          </table:table-cell>
          <table:table-cell office:value-type="float" office:value="86032256" calcext:value-type="float">
            <text:p>86032256</text:p>
          </table:table-cell>
          <table:table-cell office:value-type="float" office:value="32423336" calcext:value-type="float">
            <text:p>32423336</text:p>
          </table:table-cell>
          <table:table-cell office:value-type="float" office:value="30299872" calcext:value-type="float">
            <text:p>30299872</text:p>
          </table:table-cell>
          <table:table-cell office:value-type="float" office:value="30316544" calcext:value-type="float">
            <text:p>30316544</text:p>
          </table:table-cell>
          <table:table-cell office:value-type="float" office:value="16648040" calcext:value-type="float">
            <text:p>16648040</text:p>
          </table:table-cell>
          <table:table-cell office:value-type="float" office:value="110843912" calcext:value-type="float">
            <text:p>110843912</text:p>
          </table:table-cell>
          <table:table-cell office:value-type="float" office:value="43409632" calcext:value-type="float">
            <text:p>43409632</text:p>
          </table:table-cell>
          <table:table-cell office:value-type="float" office:value="41192624" calcext:value-type="float">
            <text:p>41192624</text:p>
          </table:table-cell>
          <table:table-cell office:value-type="float" office:value="41266640" calcext:value-type="float">
            <text:p>41266640</text:p>
          </table:table-cell>
          <table:table-cell table:number-columns-repeated="6"/>
        </table:table-row>
        <table:table-row table:style-name="ro1">
          <table:table-cell office:value-type="float" office:value="10739176" calcext:value-type="float">
            <text:p>10739176</text:p>
          </table:table-cell>
          <table:table-cell office:value-type="float" office:value="86032872" calcext:value-type="float">
            <text:p>86032872</text:p>
          </table:table-cell>
          <table:table-cell office:value-type="float" office:value="32423464" calcext:value-type="float">
            <text:p>32423464</text:p>
          </table:table-cell>
          <table:table-cell office:value-type="float" office:value="30300272" calcext:value-type="float">
            <text:p>30300272</text:p>
          </table:table-cell>
          <table:table-cell office:value-type="float" office:value="30319000" calcext:value-type="float">
            <text:p>30319000</text:p>
          </table:table-cell>
          <table:table-cell office:value-type="float" office:value="16649256" calcext:value-type="float">
            <text:p>16649256</text:p>
          </table:table-cell>
          <table:table-cell office:value-type="float" office:value="110849472" calcext:value-type="float">
            <text:p>110849472</text:p>
          </table:table-cell>
          <table:table-cell office:value-type="float" office:value="43430016" calcext:value-type="float">
            <text:p>43430016</text:p>
          </table:table-cell>
          <table:table-cell office:value-type="float" office:value="41203104" calcext:value-type="float">
            <text:p>41203104</text:p>
          </table:table-cell>
          <table:table-cell office:value-type="float" office:value="41270512" calcext:value-type="float">
            <text:p>41270512</text:p>
          </table:table-cell>
          <table:table-cell table:number-columns-repeated="6"/>
        </table:table-row>
        <table:table-row table:style-name="ro1">
          <table:table-cell office:value-type="float" office:value="10739696" calcext:value-type="float">
            <text:p>10739696</text:p>
          </table:table-cell>
          <table:table-cell office:value-type="float" office:value="86032904" calcext:value-type="float">
            <text:p>86032904</text:p>
          </table:table-cell>
          <table:table-cell office:value-type="float" office:value="32423864" calcext:value-type="float">
            <text:p>32423864</text:p>
          </table:table-cell>
          <table:table-cell office:value-type="float" office:value="30302576" calcext:value-type="float">
            <text:p>30302576</text:p>
          </table:table-cell>
          <table:table-cell office:value-type="float" office:value="30319152" calcext:value-type="float">
            <text:p>30319152</text:p>
          </table:table-cell>
          <table:table-cell office:value-type="float" office:value="16685488" calcext:value-type="float">
            <text:p>16685488</text:p>
          </table:table-cell>
          <table:table-cell office:value-type="float" office:value="110849872" calcext:value-type="float">
            <text:p>110849872</text:p>
          </table:table-cell>
          <table:table-cell office:value-type="float" office:value="43452960" calcext:value-type="float">
            <text:p>43452960</text:p>
          </table:table-cell>
          <table:table-cell office:value-type="float" office:value="41214872" calcext:value-type="float">
            <text:p>41214872</text:p>
          </table:table-cell>
          <table:table-cell office:value-type="float" office:value="41274184" calcext:value-type="float">
            <text:p>41274184</text:p>
          </table:table-cell>
          <table:table-cell table:number-columns-repeated="6"/>
        </table:table-row>
        <table:table-row table:style-name="ro1">
          <table:table-cell office:value-type="float" office:value="10740096" calcext:value-type="float">
            <text:p>10740096</text:p>
          </table:table-cell>
          <table:table-cell office:value-type="float" office:value="86033264" calcext:value-type="float">
            <text:p>86033264</text:p>
          </table:table-cell>
          <table:table-cell office:value-type="float" office:value="32424224" calcext:value-type="float">
            <text:p>32424224</text:p>
          </table:table-cell>
          <table:table-cell office:value-type="float" office:value="30303440" calcext:value-type="float">
            <text:p>30303440</text:p>
          </table:table-cell>
          <table:table-cell office:value-type="float" office:value="30319240" calcext:value-type="float">
            <text:p>30319240</text:p>
          </table:table-cell>
          <table:table-cell office:value-type="float" office:value="16741816" calcext:value-type="float">
            <text:p>16741816</text:p>
          </table:table-cell>
          <table:table-cell office:value-type="float" office:value="110850072" calcext:value-type="float">
            <text:p>110850072</text:p>
          </table:table-cell>
          <table:table-cell office:value-type="float" office:value="43463088" calcext:value-type="float">
            <text:p>43463088</text:p>
          </table:table-cell>
          <table:table-cell office:value-type="float" office:value="41216080" calcext:value-type="float">
            <text:p>41216080</text:p>
          </table:table-cell>
          <table:table-cell office:value-type="float" office:value="41275976" calcext:value-type="float">
            <text:p>41275976</text:p>
          </table:table-cell>
          <table:table-cell table:number-columns-repeated="6"/>
        </table:table-row>
        <table:table-row table:style-name="ro1">
          <table:table-cell office:value-type="float" office:value="10740344" calcext:value-type="float">
            <text:p>10740344</text:p>
          </table:table-cell>
          <table:table-cell office:value-type="float" office:value="86033872" calcext:value-type="float">
            <text:p>86033872</text:p>
          </table:table-cell>
          <table:table-cell office:value-type="float" office:value="32425040" calcext:value-type="float">
            <text:p>32425040</text:p>
          </table:table-cell>
          <table:table-cell office:value-type="float" office:value="30303520" calcext:value-type="float">
            <text:p>30303520</text:p>
          </table:table-cell>
          <table:table-cell office:value-type="float" office:value="30319728" calcext:value-type="float">
            <text:p>30319728</text:p>
          </table:table-cell>
          <table:table-cell office:value-type="float" office:value="16804704" calcext:value-type="float">
            <text:p>16804704</text:p>
          </table:table-cell>
          <table:table-cell office:value-type="float" office:value="110850704" calcext:value-type="float">
            <text:p>110850704</text:p>
          </table:table-cell>
          <table:table-cell office:value-type="float" office:value="43481552" calcext:value-type="float">
            <text:p>43481552</text:p>
          </table:table-cell>
          <table:table-cell office:value-type="float" office:value="41217024" calcext:value-type="float">
            <text:p>41217024</text:p>
          </table:table-cell>
          <table:table-cell office:value-type="float" office:value="41277456" calcext:value-type="float">
            <text:p>41277456</text:p>
          </table:table-cell>
          <table:table-cell table:number-columns-repeated="6"/>
        </table:table-row>
        <table:table-row table:style-name="ro1">
          <table:table-cell office:value-type="float" office:value="10740368" calcext:value-type="float">
            <text:p>10740368</text:p>
          </table:table-cell>
          <table:table-cell office:value-type="float" office:value="86034064" calcext:value-type="float">
            <text:p>86034064</text:p>
          </table:table-cell>
          <table:table-cell office:value-type="float" office:value="32426592" calcext:value-type="float">
            <text:p>32426592</text:p>
          </table:table-cell>
          <table:table-cell office:value-type="float" office:value="30303784" calcext:value-type="float">
            <text:p>30303784</text:p>
          </table:table-cell>
          <table:table-cell office:value-type="float" office:value="30319824" calcext:value-type="float">
            <text:p>30319824</text:p>
          </table:table-cell>
          <table:table-cell office:value-type="float" office:value="16811392" calcext:value-type="float">
            <text:p>16811392</text:p>
          </table:table-cell>
          <table:table-cell office:value-type="float" office:value="110863992" calcext:value-type="float">
            <text:p>110863992</text:p>
          </table:table-cell>
          <table:table-cell office:value-type="float" office:value="43486120" calcext:value-type="float">
            <text:p>43486120</text:p>
          </table:table-cell>
          <table:table-cell office:value-type="float" office:value="41219888" calcext:value-type="float">
            <text:p>41219888</text:p>
          </table:table-cell>
          <table:table-cell office:value-type="float" office:value="41278376" calcext:value-type="float">
            <text:p>41278376</text:p>
          </table:table-cell>
          <table:table-cell table:number-columns-repeated="6"/>
        </table:table-row>
        <table:table-row table:style-name="ro1">
          <table:table-cell office:value-type="float" office:value="10740568" calcext:value-type="float">
            <text:p>10740568</text:p>
          </table:table-cell>
          <table:table-cell office:value-type="float" office:value="86034536" calcext:value-type="float">
            <text:p>86034536</text:p>
          </table:table-cell>
          <table:table-cell office:value-type="float" office:value="32427136" calcext:value-type="float">
            <text:p>32427136</text:p>
          </table:table-cell>
          <table:table-cell office:value-type="float" office:value="30303920" calcext:value-type="float">
            <text:p>30303920</text:p>
          </table:table-cell>
          <table:table-cell office:value-type="float" office:value="30320104" calcext:value-type="float">
            <text:p>30320104</text:p>
          </table:table-cell>
          <table:table-cell office:value-type="float" office:value="16817992" calcext:value-type="float">
            <text:p>16817992</text:p>
          </table:table-cell>
          <table:table-cell office:value-type="float" office:value="110866064" calcext:value-type="float">
            <text:p>110866064</text:p>
          </table:table-cell>
          <table:table-cell office:value-type="float" office:value="43486848" calcext:value-type="float">
            <text:p>43486848</text:p>
          </table:table-cell>
          <table:table-cell office:value-type="float" office:value="41232824" calcext:value-type="float">
            <text:p>41232824</text:p>
          </table:table-cell>
          <table:table-cell office:value-type="float" office:value="41278888" calcext:value-type="float">
            <text:p>41278888</text:p>
          </table:table-cell>
          <table:table-cell table:number-columns-repeated="6"/>
        </table:table-row>
        <table:table-row table:style-name="ro1">
          <table:table-cell office:value-type="float" office:value="10740672" calcext:value-type="float">
            <text:p>10740672</text:p>
          </table:table-cell>
          <table:table-cell office:value-type="float" office:value="86035352" calcext:value-type="float">
            <text:p>86035352</text:p>
          </table:table-cell>
          <table:table-cell office:value-type="float" office:value="32430104" calcext:value-type="float">
            <text:p>32430104</text:p>
          </table:table-cell>
          <table:table-cell office:value-type="float" office:value="30304448" calcext:value-type="float">
            <text:p>30304448</text:p>
          </table:table-cell>
          <table:table-cell office:value-type="float" office:value="30320144" calcext:value-type="float">
            <text:p>30320144</text:p>
          </table:table-cell>
          <table:table-cell office:value-type="float" office:value="16892760" calcext:value-type="float">
            <text:p>16892760</text:p>
          </table:table-cell>
          <table:table-cell office:value-type="float" office:value="110866208" calcext:value-type="float">
            <text:p>110866208</text:p>
          </table:table-cell>
          <table:table-cell office:value-type="float" office:value="43494072" calcext:value-type="float">
            <text:p>43494072</text:p>
          </table:table-cell>
          <table:table-cell office:value-type="float" office:value="41245824" calcext:value-type="float">
            <text:p>41245824</text:p>
          </table:table-cell>
          <table:table-cell office:value-type="float" office:value="41280184" calcext:value-type="float">
            <text:p>41280184</text:p>
          </table:table-cell>
          <table:table-cell table:number-columns-repeated="6"/>
        </table:table-row>
        <table:table-row table:style-name="ro1">
          <table:table-cell office:value-type="float" office:value="10740768" calcext:value-type="float">
            <text:p>10740768</text:p>
          </table:table-cell>
          <table:table-cell office:value-type="float" office:value="86035376" calcext:value-type="float">
            <text:p>86035376</text:p>
          </table:table-cell>
          <table:table-cell office:value-type="float" office:value="32430944" calcext:value-type="float">
            <text:p>32430944</text:p>
          </table:table-cell>
          <table:table-cell office:value-type="float" office:value="30304608" calcext:value-type="float">
            <text:p>30304608</text:p>
          </table:table-cell>
          <table:table-cell office:value-type="float" office:value="30322056" calcext:value-type="float">
            <text:p>30322056</text:p>
          </table:table-cell>
          <table:table-cell office:value-type="float" office:value="17094312" calcext:value-type="float">
            <text:p>17094312</text:p>
          </table:table-cell>
          <table:table-cell office:value-type="float" office:value="110872688" calcext:value-type="float">
            <text:p>110872688</text:p>
          </table:table-cell>
          <table:table-cell office:value-type="float" office:value="43494296" calcext:value-type="float">
            <text:p>43494296</text:p>
          </table:table-cell>
          <table:table-cell office:value-type="float" office:value="41252824" calcext:value-type="float">
            <text:p>41252824</text:p>
          </table:table-cell>
          <table:table-cell office:value-type="float" office:value="41280688" calcext:value-type="float">
            <text:p>41280688</text:p>
          </table:table-cell>
          <table:table-cell table:number-columns-repeated="6"/>
        </table:table-row>
        <table:table-row table:style-name="ro1">
          <table:table-cell office:value-type="float" office:value="10741288" calcext:value-type="float">
            <text:p>10741288</text:p>
          </table:table-cell>
          <table:table-cell office:value-type="float" office:value="86035640" calcext:value-type="float">
            <text:p>86035640</text:p>
          </table:table-cell>
          <table:table-cell office:value-type="float" office:value="32431112" calcext:value-type="float">
            <text:p>32431112</text:p>
          </table:table-cell>
          <table:table-cell office:value-type="float" office:value="30305184" calcext:value-type="float">
            <text:p>30305184</text:p>
          </table:table-cell>
          <table:table-cell office:value-type="float" office:value="30322400" calcext:value-type="float">
            <text:p>30322400</text:p>
          </table:table-cell>
          <table:table-cell office:value-type="float" office:value="17100512" calcext:value-type="float">
            <text:p>17100512</text:p>
          </table:table-cell>
          <table:table-cell office:value-type="float" office:value="110876072" calcext:value-type="float">
            <text:p>110876072</text:p>
          </table:table-cell>
          <table:table-cell office:value-type="float" office:value="43498096" calcext:value-type="float">
            <text:p>43498096</text:p>
          </table:table-cell>
          <table:table-cell office:value-type="float" office:value="41254048" calcext:value-type="float">
            <text:p>41254048</text:p>
          </table:table-cell>
          <table:table-cell office:value-type="float" office:value="41281040" calcext:value-type="float">
            <text:p>41281040</text:p>
          </table:table-cell>
          <table:table-cell table:number-columns-repeated="6"/>
        </table:table-row>
        <table:table-row table:style-name="ro1">
          <table:table-cell office:value-type="float" office:value="10741840" calcext:value-type="float">
            <text:p>10741840</text:p>
          </table:table-cell>
          <table:table-cell office:value-type="float" office:value="86038256" calcext:value-type="float">
            <text:p>86038256</text:p>
          </table:table-cell>
          <table:table-cell office:value-type="float" office:value="32431456" calcext:value-type="float">
            <text:p>32431456</text:p>
          </table:table-cell>
          <table:table-cell office:value-type="float" office:value="30305256" calcext:value-type="float">
            <text:p>30305256</text:p>
          </table:table-cell>
          <table:table-cell office:value-type="float" office:value="30323048" calcext:value-type="float">
            <text:p>30323048</text:p>
          </table:table-cell>
          <table:table-cell office:value-type="float" office:value="17115256" calcext:value-type="float">
            <text:p>17115256</text:p>
          </table:table-cell>
          <table:table-cell office:value-type="float" office:value="110878120" calcext:value-type="float">
            <text:p>110878120</text:p>
          </table:table-cell>
          <table:table-cell office:value-type="float" office:value="43512712" calcext:value-type="float">
            <text:p>43512712</text:p>
          </table:table-cell>
          <table:table-cell office:value-type="float" office:value="41254904" calcext:value-type="float">
            <text:p>41254904</text:p>
          </table:table-cell>
          <table:table-cell office:value-type="float" office:value="41282272" calcext:value-type="float">
            <text:p>41282272</text:p>
          </table:table-cell>
          <table:table-cell table:number-columns-repeated="6"/>
        </table:table-row>
        <table:table-row table:style-name="ro1">
          <table:table-cell office:value-type="float" office:value="10742576" calcext:value-type="float">
            <text:p>10742576</text:p>
          </table:table-cell>
          <table:table-cell office:value-type="float" office:value="86038712" calcext:value-type="float">
            <text:p>86038712</text:p>
          </table:table-cell>
          <table:table-cell office:value-type="float" office:value="32431552" calcext:value-type="float">
            <text:p>32431552</text:p>
          </table:table-cell>
          <table:table-cell office:value-type="float" office:value="30305424" calcext:value-type="float">
            <text:p>30305424</text:p>
          </table:table-cell>
          <table:table-cell office:value-type="float" office:value="30324312" calcext:value-type="float">
            <text:p>30324312</text:p>
          </table:table-cell>
          <table:table-cell office:value-type="float" office:value="17128320" calcext:value-type="float">
            <text:p>17128320</text:p>
          </table:table-cell>
          <table:table-cell office:value-type="float" office:value="110880168" calcext:value-type="float">
            <text:p>110880168</text:p>
          </table:table-cell>
          <table:table-cell office:value-type="float" office:value="43516320" calcext:value-type="float">
            <text:p>43516320</text:p>
          </table:table-cell>
          <table:table-cell office:value-type="float" office:value="41256808" calcext:value-type="float">
            <text:p>41256808</text:p>
          </table:table-cell>
          <table:table-cell office:value-type="float" office:value="41283480" calcext:value-type="float">
            <text:p>41283480</text:p>
          </table:table-cell>
          <table:table-cell table:number-columns-repeated="6"/>
        </table:table-row>
        <table:table-row table:style-name="ro1">
          <table:table-cell office:value-type="float" office:value="10742624" calcext:value-type="float">
            <text:p>10742624</text:p>
          </table:table-cell>
          <table:table-cell office:value-type="float" office:value="86039912" calcext:value-type="float">
            <text:p>86039912</text:p>
          </table:table-cell>
          <table:table-cell office:value-type="float" office:value="32431672" calcext:value-type="float">
            <text:p>32431672</text:p>
          </table:table-cell>
          <table:table-cell office:value-type="float" office:value="30306944" calcext:value-type="float">
            <text:p>30306944</text:p>
          </table:table-cell>
          <table:table-cell office:value-type="float" office:value="30324968" calcext:value-type="float">
            <text:p>30324968</text:p>
          </table:table-cell>
          <table:table-cell office:value-type="float" office:value="17165592" calcext:value-type="float">
            <text:p>17165592</text:p>
          </table:table-cell>
          <table:table-cell office:value-type="float" office:value="110880248" calcext:value-type="float">
            <text:p>110880248</text:p>
          </table:table-cell>
          <table:table-cell office:value-type="float" office:value="43519168" calcext:value-type="float">
            <text:p>43519168</text:p>
          </table:table-cell>
          <table:table-cell office:value-type="float" office:value="41257696" calcext:value-type="float">
            <text:p>41257696</text:p>
          </table:table-cell>
          <table:table-cell office:value-type="float" office:value="41284568" calcext:value-type="float">
            <text:p>41284568</text:p>
          </table:table-cell>
          <table:table-cell table:number-columns-repeated="6"/>
        </table:table-row>
        <table:table-row table:style-name="ro1">
          <table:table-cell office:value-type="float" office:value="10742688" calcext:value-type="float">
            <text:p>10742688</text:p>
          </table:table-cell>
          <table:table-cell office:value-type="float" office:value="86039960" calcext:value-type="float">
            <text:p>86039960</text:p>
          </table:table-cell>
          <table:table-cell office:value-type="float" office:value="32431680" calcext:value-type="float">
            <text:p>32431680</text:p>
          </table:table-cell>
          <table:table-cell office:value-type="float" office:value="30307560" calcext:value-type="float">
            <text:p>30307560</text:p>
          </table:table-cell>
          <table:table-cell office:value-type="float" office:value="30325248" calcext:value-type="float">
            <text:p>30325248</text:p>
          </table:table-cell>
          <table:table-cell office:value-type="float" office:value="17183024" calcext:value-type="float">
            <text:p>17183024</text:p>
          </table:table-cell>
          <table:table-cell office:value-type="float" office:value="110880600" calcext:value-type="float">
            <text:p>110880600</text:p>
          </table:table-cell>
          <table:table-cell office:value-type="float" office:value="43531464" calcext:value-type="float">
            <text:p>43531464</text:p>
          </table:table-cell>
          <table:table-cell office:value-type="float" office:value="41260320" calcext:value-type="float">
            <text:p>41260320</text:p>
          </table:table-cell>
          <table:table-cell office:value-type="float" office:value="41287464" calcext:value-type="float">
            <text:p>41287464</text:p>
          </table:table-cell>
          <table:table-cell table:number-columns-repeated="6"/>
        </table:table-row>
        <table:table-row table:style-name="ro1">
          <table:table-cell office:value-type="float" office:value="10742688" calcext:value-type="float">
            <text:p>10742688</text:p>
          </table:table-cell>
          <table:table-cell office:value-type="float" office:value="86040776" calcext:value-type="float">
            <text:p>86040776</text:p>
          </table:table-cell>
          <table:table-cell office:value-type="float" office:value="32432640" calcext:value-type="float">
            <text:p>32432640</text:p>
          </table:table-cell>
          <table:table-cell office:value-type="float" office:value="30307896" calcext:value-type="float">
            <text:p>30307896</text:p>
          </table:table-cell>
          <table:table-cell office:value-type="float" office:value="30326096" calcext:value-type="float">
            <text:p>30326096</text:p>
          </table:table-cell>
          <table:table-cell office:value-type="float" office:value="17217184" calcext:value-type="float">
            <text:p>17217184</text:p>
          </table:table-cell>
          <table:table-cell office:value-type="float" office:value="110893032" calcext:value-type="float">
            <text:p>110893032</text:p>
          </table:table-cell>
          <table:table-cell office:value-type="float" office:value="43536224" calcext:value-type="float">
            <text:p>43536224</text:p>
          </table:table-cell>
          <table:table-cell office:value-type="float" office:value="41267856" calcext:value-type="float">
            <text:p>41267856</text:p>
          </table:table-cell>
          <table:table-cell office:value-type="float" office:value="41288368" calcext:value-type="float">
            <text:p>41288368</text:p>
          </table:table-cell>
          <table:table-cell table:number-columns-repeated="6"/>
        </table:table-row>
        <table:table-row table:style-name="ro1">
          <table:table-cell office:value-type="float" office:value="10743000" calcext:value-type="float">
            <text:p>10743000</text:p>
          </table:table-cell>
          <table:table-cell office:value-type="float" office:value="86041096" calcext:value-type="float">
            <text:p>86041096</text:p>
          </table:table-cell>
          <table:table-cell office:value-type="float" office:value="32432808" calcext:value-type="float">
            <text:p>32432808</text:p>
          </table:table-cell>
          <table:table-cell office:value-type="float" office:value="30307952" calcext:value-type="float">
            <text:p>30307952</text:p>
          </table:table-cell>
          <table:table-cell office:value-type="float" office:value="30327256" calcext:value-type="float">
            <text:p>30327256</text:p>
          </table:table-cell>
          <table:table-cell office:value-type="float" office:value="17227280" calcext:value-type="float">
            <text:p>17227280</text:p>
          </table:table-cell>
          <table:table-cell office:value-type="float" office:value="110893088" calcext:value-type="float">
            <text:p>110893088</text:p>
          </table:table-cell>
          <table:table-cell office:value-type="float" office:value="43537040" calcext:value-type="float">
            <text:p>43537040</text:p>
          </table:table-cell>
          <table:table-cell office:value-type="float" office:value="41273312" calcext:value-type="float">
            <text:p>41273312</text:p>
          </table:table-cell>
          <table:table-cell office:value-type="float" office:value="41290264" calcext:value-type="float">
            <text:p>41290264</text:p>
          </table:table-cell>
          <table:table-cell table:number-columns-repeated="6"/>
        </table:table-row>
        <table:table-row table:style-name="ro1">
          <table:table-cell office:value-type="float" office:value="10743176" calcext:value-type="float">
            <text:p>10743176</text:p>
          </table:table-cell>
          <table:table-cell office:value-type="float" office:value="86042616" calcext:value-type="float">
            <text:p>86042616</text:p>
          </table:table-cell>
          <table:table-cell office:value-type="float" office:value="32433056" calcext:value-type="float">
            <text:p>32433056</text:p>
          </table:table-cell>
          <table:table-cell office:value-type="float" office:value="30308128" calcext:value-type="float">
            <text:p>30308128</text:p>
          </table:table-cell>
          <table:table-cell office:value-type="float" office:value="30327728" calcext:value-type="float">
            <text:p>30327728</text:p>
          </table:table-cell>
          <table:table-cell office:value-type="float" office:value="17253128" calcext:value-type="float">
            <text:p>17253128</text:p>
          </table:table-cell>
          <table:table-cell office:value-type="float" office:value="110894880" calcext:value-type="float">
            <text:p>110894880</text:p>
          </table:table-cell>
          <table:table-cell office:value-type="float" office:value="43538640" calcext:value-type="float">
            <text:p>43538640</text:p>
          </table:table-cell>
          <table:table-cell office:value-type="float" office:value="41276640" calcext:value-type="float">
            <text:p>41276640</text:p>
          </table:table-cell>
          <table:table-cell office:value-type="float" office:value="41301488" calcext:value-type="float">
            <text:p>41301488</text:p>
          </table:table-cell>
          <table:table-cell table:number-columns-repeated="6"/>
        </table:table-row>
        <table:table-row table:style-name="ro1">
          <table:table-cell office:value-type="float" office:value="10743392" calcext:value-type="float">
            <text:p>10743392</text:p>
          </table:table-cell>
          <table:table-cell office:value-type="float" office:value="86043192" calcext:value-type="float">
            <text:p>86043192</text:p>
          </table:table-cell>
          <table:table-cell office:value-type="float" office:value="32435048" calcext:value-type="float">
            <text:p>32435048</text:p>
          </table:table-cell>
          <table:table-cell office:value-type="float" office:value="30309296" calcext:value-type="float">
            <text:p>30309296</text:p>
          </table:table-cell>
          <table:table-cell office:value-type="float" office:value="30328440" calcext:value-type="float">
            <text:p>30328440</text:p>
          </table:table-cell>
          <table:table-cell office:value-type="float" office:value="17259312" calcext:value-type="float">
            <text:p>17259312</text:p>
          </table:table-cell>
          <table:table-cell office:value-type="float" office:value="110896240" calcext:value-type="float">
            <text:p>110896240</text:p>
          </table:table-cell>
          <table:table-cell office:value-type="float" office:value="43541416" calcext:value-type="float">
            <text:p>43541416</text:p>
          </table:table-cell>
          <table:table-cell office:value-type="float" office:value="41276696" calcext:value-type="float">
            <text:p>41276696</text:p>
          </table:table-cell>
          <table:table-cell office:value-type="float" office:value="41309704" calcext:value-type="float">
            <text:p>41309704</text:p>
          </table:table-cell>
          <table:table-cell table:number-columns-repeated="6"/>
        </table:table-row>
        <table:table-row table:style-name="ro1">
          <table:table-cell office:value-type="float" office:value="10743392" calcext:value-type="float">
            <text:p>10743392</text:p>
          </table:table-cell>
          <table:table-cell office:value-type="float" office:value="86043224" calcext:value-type="float">
            <text:p>86043224</text:p>
          </table:table-cell>
          <table:table-cell office:value-type="float" office:value="32435584" calcext:value-type="float">
            <text:p>32435584</text:p>
          </table:table-cell>
          <table:table-cell office:value-type="float" office:value="30309984" calcext:value-type="float">
            <text:p>30309984</text:p>
          </table:table-cell>
          <table:table-cell office:value-type="float" office:value="30328472" calcext:value-type="float">
            <text:p>30328472</text:p>
          </table:table-cell>
          <table:table-cell office:value-type="float" office:value="17262000" calcext:value-type="float">
            <text:p>17262000</text:p>
          </table:table-cell>
          <table:table-cell office:value-type="float" office:value="110898744" calcext:value-type="float">
            <text:p>110898744</text:p>
          </table:table-cell>
          <table:table-cell office:value-type="float" office:value="43541984" calcext:value-type="float">
            <text:p>43541984</text:p>
          </table:table-cell>
          <table:table-cell office:value-type="float" office:value="41282296" calcext:value-type="float">
            <text:p>41282296</text:p>
          </table:table-cell>
          <table:table-cell office:value-type="float" office:value="41311752" calcext:value-type="float">
            <text:p>41311752</text:p>
          </table:table-cell>
          <table:table-cell table:number-columns-repeated="6"/>
        </table:table-row>
        <table:table-row table:style-name="ro1">
          <table:table-cell office:value-type="float" office:value="10745336" calcext:value-type="float">
            <text:p>10745336</text:p>
          </table:table-cell>
          <table:table-cell office:value-type="float" office:value="86043248" calcext:value-type="float">
            <text:p>86043248</text:p>
          </table:table-cell>
          <table:table-cell office:value-type="float" office:value="32436360" calcext:value-type="float">
            <text:p>32436360</text:p>
          </table:table-cell>
          <table:table-cell office:value-type="float" office:value="30310184" calcext:value-type="float">
            <text:p>30310184</text:p>
          </table:table-cell>
          <table:table-cell office:value-type="float" office:value="30329936" calcext:value-type="float">
            <text:p>30329936</text:p>
          </table:table-cell>
          <table:table-cell office:value-type="float" office:value="17274296" calcext:value-type="float">
            <text:p>17274296</text:p>
          </table:table-cell>
          <table:table-cell office:value-type="float" office:value="110903336" calcext:value-type="float">
            <text:p>110903336</text:p>
          </table:table-cell>
          <table:table-cell office:value-type="float" office:value="43544992" calcext:value-type="float">
            <text:p>43544992</text:p>
          </table:table-cell>
          <table:table-cell office:value-type="float" office:value="41284544" calcext:value-type="float">
            <text:p>41284544</text:p>
          </table:table-cell>
          <table:table-cell office:value-type="float" office:value="41312448" calcext:value-type="float">
            <text:p>41312448</text:p>
          </table:table-cell>
          <table:table-cell table:number-columns-repeated="6"/>
        </table:table-row>
        <table:table-row table:style-name="ro1">
          <table:table-cell office:value-type="float" office:value="10745352" calcext:value-type="float">
            <text:p>10745352</text:p>
          </table:table-cell>
          <table:table-cell office:value-type="float" office:value="86043632" calcext:value-type="float">
            <text:p>86043632</text:p>
          </table:table-cell>
          <table:table-cell office:value-type="float" office:value="32438120" calcext:value-type="float">
            <text:p>32438120</text:p>
          </table:table-cell>
          <table:table-cell office:value-type="float" office:value="30310336" calcext:value-type="float">
            <text:p>30310336</text:p>
          </table:table-cell>
          <table:table-cell office:value-type="float" office:value="30330568" calcext:value-type="float">
            <text:p>30330568</text:p>
          </table:table-cell>
          <table:table-cell office:value-type="float" office:value="17276936" calcext:value-type="float">
            <text:p>17276936</text:p>
          </table:table-cell>
          <table:table-cell office:value-type="float" office:value="110905456" calcext:value-type="float">
            <text:p>110905456</text:p>
          </table:table-cell>
          <table:table-cell office:value-type="float" office:value="43546432" calcext:value-type="float">
            <text:p>43546432</text:p>
          </table:table-cell>
          <table:table-cell office:value-type="float" office:value="41290040" calcext:value-type="float">
            <text:p>41290040</text:p>
          </table:table-cell>
          <table:table-cell office:value-type="float" office:value="41312456" calcext:value-type="float">
            <text:p>41312456</text:p>
          </table:table-cell>
          <table:table-cell table:number-columns-repeated="6"/>
        </table:table-row>
        <table:table-row table:style-name="ro1">
          <table:table-cell office:value-type="float" office:value="10745368" calcext:value-type="float">
            <text:p>10745368</text:p>
          </table:table-cell>
          <table:table-cell office:value-type="float" office:value="86043952" calcext:value-type="float">
            <text:p>86043952</text:p>
          </table:table-cell>
          <table:table-cell office:value-type="float" office:value="32438304" calcext:value-type="float">
            <text:p>32438304</text:p>
          </table:table-cell>
          <table:table-cell office:value-type="float" office:value="30310920" calcext:value-type="float">
            <text:p>30310920</text:p>
          </table:table-cell>
          <table:table-cell office:value-type="float" office:value="30330744" calcext:value-type="float">
            <text:p>30330744</text:p>
          </table:table-cell>
          <table:table-cell office:value-type="float" office:value="17278680" calcext:value-type="float">
            <text:p>17278680</text:p>
          </table:table-cell>
          <table:table-cell office:value-type="float" office:value="110908240" calcext:value-type="float">
            <text:p>110908240</text:p>
          </table:table-cell>
          <table:table-cell office:value-type="float" office:value="43548176" calcext:value-type="float">
            <text:p>43548176</text:p>
          </table:table-cell>
          <table:table-cell office:value-type="float" office:value="41298488" calcext:value-type="float">
            <text:p>41298488</text:p>
          </table:table-cell>
          <table:table-cell office:value-type="float" office:value="41316120" calcext:value-type="float">
            <text:p>41316120</text:p>
          </table:table-cell>
          <table:table-cell table:number-columns-repeated="6"/>
        </table:table-row>
        <table:table-row table:style-name="ro1">
          <table:table-cell office:value-type="float" office:value="10746080" calcext:value-type="float">
            <text:p>10746080</text:p>
          </table:table-cell>
          <table:table-cell office:value-type="float" office:value="86044392" calcext:value-type="float">
            <text:p>86044392</text:p>
          </table:table-cell>
          <table:table-cell office:value-type="float" office:value="32438752" calcext:value-type="float">
            <text:p>32438752</text:p>
          </table:table-cell>
          <table:table-cell office:value-type="float" office:value="30311016" calcext:value-type="float">
            <text:p>30311016</text:p>
          </table:table-cell>
          <table:table-cell office:value-type="float" office:value="30330784" calcext:value-type="float">
            <text:p>30330784</text:p>
          </table:table-cell>
          <table:table-cell office:value-type="float" office:value="17280240" calcext:value-type="float">
            <text:p>17280240</text:p>
          </table:table-cell>
          <table:table-cell office:value-type="float" office:value="110913024" calcext:value-type="float">
            <text:p>110913024</text:p>
          </table:table-cell>
          <table:table-cell office:value-type="float" office:value="43551240" calcext:value-type="float">
            <text:p>43551240</text:p>
          </table:table-cell>
          <table:table-cell office:value-type="float" office:value="41299600" calcext:value-type="float">
            <text:p>41299600</text:p>
          </table:table-cell>
          <table:table-cell office:value-type="float" office:value="41319280" calcext:value-type="float">
            <text:p>41319280</text:p>
          </table:table-cell>
          <table:table-cell table:number-columns-repeated="6"/>
        </table:table-row>
        <table:table-row table:style-name="ro1">
          <table:table-cell office:value-type="float" office:value="10746560" calcext:value-type="float">
            <text:p>10746560</text:p>
          </table:table-cell>
          <table:table-cell office:value-type="float" office:value="86044512" calcext:value-type="float">
            <text:p>86044512</text:p>
          </table:table-cell>
          <table:table-cell office:value-type="float" office:value="32439168" calcext:value-type="float">
            <text:p>32439168</text:p>
          </table:table-cell>
          <table:table-cell office:value-type="float" office:value="30311128" calcext:value-type="float">
            <text:p>30311128</text:p>
          </table:table-cell>
          <table:table-cell office:value-type="float" office:value="30332800" calcext:value-type="float">
            <text:p>30332800</text:p>
          </table:table-cell>
          <table:table-cell office:value-type="float" office:value="17283920" calcext:value-type="float">
            <text:p>17283920</text:p>
          </table:table-cell>
          <table:table-cell office:value-type="float" office:value="110915880" calcext:value-type="float">
            <text:p>110915880</text:p>
          </table:table-cell>
          <table:table-cell office:value-type="float" office:value="43555872" calcext:value-type="float">
            <text:p>43555872</text:p>
          </table:table-cell>
          <table:table-cell office:value-type="float" office:value="41302392" calcext:value-type="float">
            <text:p>41302392</text:p>
          </table:table-cell>
          <table:table-cell office:value-type="float" office:value="41320080" calcext:value-type="float">
            <text:p>41320080</text:p>
          </table:table-cell>
          <table:table-cell table:number-columns-repeated="6"/>
        </table:table-row>
        <table:table-row table:style-name="ro1">
          <table:table-cell office:value-type="float" office:value="10746912" calcext:value-type="float">
            <text:p>10746912</text:p>
          </table:table-cell>
          <table:table-cell office:value-type="float" office:value="86045120" calcext:value-type="float">
            <text:p>86045120</text:p>
          </table:table-cell>
          <table:table-cell office:value-type="float" office:value="32439264" calcext:value-type="float">
            <text:p>32439264</text:p>
          </table:table-cell>
          <table:table-cell office:value-type="float" office:value="30311960" calcext:value-type="float">
            <text:p>30311960</text:p>
          </table:table-cell>
          <table:table-cell office:value-type="float" office:value="30332864" calcext:value-type="float">
            <text:p>30332864</text:p>
          </table:table-cell>
          <table:table-cell office:value-type="float" office:value="17289992" calcext:value-type="float">
            <text:p>17289992</text:p>
          </table:table-cell>
          <table:table-cell office:value-type="float" office:value="110919728" calcext:value-type="float">
            <text:p>110919728</text:p>
          </table:table-cell>
          <table:table-cell office:value-type="float" office:value="43558352" calcext:value-type="float">
            <text:p>43558352</text:p>
          </table:table-cell>
          <table:table-cell office:value-type="float" office:value="41302632" calcext:value-type="float">
            <text:p>41302632</text:p>
          </table:table-cell>
          <table:table-cell office:value-type="float" office:value="41321136" calcext:value-type="float">
            <text:p>41321136</text:p>
          </table:table-cell>
          <table:table-cell table:number-columns-repeated="6"/>
        </table:table-row>
        <table:table-row table:style-name="ro1">
          <table:table-cell office:value-type="float" office:value="10746920" calcext:value-type="float">
            <text:p>10746920</text:p>
          </table:table-cell>
          <table:table-cell office:value-type="float" office:value="86045376" calcext:value-type="float">
            <text:p>86045376</text:p>
          </table:table-cell>
          <table:table-cell office:value-type="float" office:value="32439840" calcext:value-type="float">
            <text:p>32439840</text:p>
          </table:table-cell>
          <table:table-cell office:value-type="float" office:value="30312144" calcext:value-type="float">
            <text:p>30312144</text:p>
          </table:table-cell>
          <table:table-cell office:value-type="float" office:value="30332928" calcext:value-type="float">
            <text:p>30332928</text:p>
          </table:table-cell>
          <table:table-cell office:value-type="float" office:value="17306112" calcext:value-type="float">
            <text:p>17306112</text:p>
          </table:table-cell>
          <table:table-cell office:value-type="float" office:value="110922648" calcext:value-type="float">
            <text:p>110922648</text:p>
          </table:table-cell>
          <table:table-cell office:value-type="float" office:value="43558640" calcext:value-type="float">
            <text:p>43558640</text:p>
          </table:table-cell>
          <table:table-cell office:value-type="float" office:value="41302800" calcext:value-type="float">
            <text:p>41302800</text:p>
          </table:table-cell>
          <table:table-cell office:value-type="float" office:value="41321296" calcext:value-type="float">
            <text:p>41321296</text:p>
          </table:table-cell>
          <table:table-cell table:number-columns-repeated="6"/>
        </table:table-row>
        <table:table-row table:style-name="ro1">
          <table:table-cell office:value-type="float" office:value="10747224" calcext:value-type="float">
            <text:p>10747224</text:p>
          </table:table-cell>
          <table:table-cell office:value-type="float" office:value="86046336" calcext:value-type="float">
            <text:p>86046336</text:p>
          </table:table-cell>
          <table:table-cell office:value-type="float" office:value="32441664" calcext:value-type="float">
            <text:p>32441664</text:p>
          </table:table-cell>
          <table:table-cell office:value-type="float" office:value="30312552" calcext:value-type="float">
            <text:p>30312552</text:p>
          </table:table-cell>
          <table:table-cell office:value-type="float" office:value="30333424" calcext:value-type="float">
            <text:p>30333424</text:p>
          </table:table-cell>
          <table:table-cell office:value-type="float" office:value="17321112" calcext:value-type="float">
            <text:p>17321112</text:p>
          </table:table-cell>
          <table:table-cell office:value-type="float" office:value="110928424" calcext:value-type="float">
            <text:p>110928424</text:p>
          </table:table-cell>
          <table:table-cell office:value-type="float" office:value="43564272" calcext:value-type="float">
            <text:p>43564272</text:p>
          </table:table-cell>
          <table:table-cell office:value-type="float" office:value="41303272" calcext:value-type="float">
            <text:p>41303272</text:p>
          </table:table-cell>
          <table:table-cell office:value-type="float" office:value="41321728" calcext:value-type="float">
            <text:p>41321728</text:p>
          </table:table-cell>
          <table:table-cell table:number-columns-repeated="6"/>
        </table:table-row>
        <table:table-row table:style-name="ro1">
          <table:table-cell office:value-type="float" office:value="10747584" calcext:value-type="float">
            <text:p>10747584</text:p>
          </table:table-cell>
          <table:table-cell office:value-type="float" office:value="86047448" calcext:value-type="float">
            <text:p>86047448</text:p>
          </table:table-cell>
          <table:table-cell office:value-type="float" office:value="32442048" calcext:value-type="float">
            <text:p>32442048</text:p>
          </table:table-cell>
          <table:table-cell office:value-type="float" office:value="30313120" calcext:value-type="float">
            <text:p>30313120</text:p>
          </table:table-cell>
          <table:table-cell office:value-type="float" office:value="30334368" calcext:value-type="float">
            <text:p>30334368</text:p>
          </table:table-cell>
          <table:table-cell office:value-type="float" office:value="17326464" calcext:value-type="float">
            <text:p>17326464</text:p>
          </table:table-cell>
          <table:table-cell office:value-type="float" office:value="110938584" calcext:value-type="float">
            <text:p>110938584</text:p>
          </table:table-cell>
          <table:table-cell office:value-type="float" office:value="43566552" calcext:value-type="float">
            <text:p>43566552</text:p>
          </table:table-cell>
          <table:table-cell office:value-type="float" office:value="41303344" calcext:value-type="float">
            <text:p>41303344</text:p>
          </table:table-cell>
          <table:table-cell office:value-type="float" office:value="41323096" calcext:value-type="float">
            <text:p>41323096</text:p>
          </table:table-cell>
          <table:table-cell table:number-columns-repeated="6"/>
        </table:table-row>
        <table:table-row table:style-name="ro1">
          <table:table-cell office:value-type="float" office:value="10747792" calcext:value-type="float">
            <text:p>10747792</text:p>
          </table:table-cell>
          <table:table-cell office:value-type="float" office:value="86047552" calcext:value-type="float">
            <text:p>86047552</text:p>
          </table:table-cell>
          <table:table-cell office:value-type="float" office:value="32442904" calcext:value-type="float">
            <text:p>32442904</text:p>
          </table:table-cell>
          <table:table-cell office:value-type="float" office:value="30313144" calcext:value-type="float">
            <text:p>30313144</text:p>
          </table:table-cell>
          <table:table-cell office:value-type="float" office:value="30334768" calcext:value-type="float">
            <text:p>30334768</text:p>
          </table:table-cell>
          <table:table-cell office:value-type="float" office:value="17330488" calcext:value-type="float">
            <text:p>17330488</text:p>
          </table:table-cell>
          <table:table-cell office:value-type="float" office:value="110942528" calcext:value-type="float">
            <text:p>110942528</text:p>
          </table:table-cell>
          <table:table-cell office:value-type="float" office:value="43571256" calcext:value-type="float">
            <text:p>43571256</text:p>
          </table:table-cell>
          <table:table-cell office:value-type="float" office:value="41305080" calcext:value-type="float">
            <text:p>41305080</text:p>
          </table:table-cell>
          <table:table-cell office:value-type="float" office:value="41323400" calcext:value-type="float">
            <text:p>41323400</text:p>
          </table:table-cell>
          <table:table-cell table:number-columns-repeated="6"/>
        </table:table-row>
        <table:table-row table:style-name="ro1">
          <table:table-cell office:value-type="float" office:value="10747920" calcext:value-type="float">
            <text:p>10747920</text:p>
          </table:table-cell>
          <table:table-cell office:value-type="float" office:value="86047600" calcext:value-type="float">
            <text:p>86047600</text:p>
          </table:table-cell>
          <table:table-cell office:value-type="float" office:value="32443888" calcext:value-type="float">
            <text:p>32443888</text:p>
          </table:table-cell>
          <table:table-cell office:value-type="float" office:value="30313888" calcext:value-type="float">
            <text:p>30313888</text:p>
          </table:table-cell>
          <table:table-cell office:value-type="float" office:value="30334904" calcext:value-type="float">
            <text:p>30334904</text:p>
          </table:table-cell>
          <table:table-cell office:value-type="float" office:value="17342808" calcext:value-type="float">
            <text:p>17342808</text:p>
          </table:table-cell>
          <table:table-cell office:value-type="float" office:value="110961432" calcext:value-type="float">
            <text:p>110961432</text:p>
          </table:table-cell>
          <table:table-cell office:value-type="float" office:value="43573808" calcext:value-type="float">
            <text:p>43573808</text:p>
          </table:table-cell>
          <table:table-cell office:value-type="float" office:value="41308272" calcext:value-type="float">
            <text:p>41308272</text:p>
          </table:table-cell>
          <table:table-cell office:value-type="float" office:value="41324656" calcext:value-type="float">
            <text:p>41324656</text:p>
          </table:table-cell>
          <table:table-cell table:number-columns-repeated="6"/>
        </table:table-row>
        <table:table-row table:style-name="ro1">
          <table:table-cell office:value-type="float" office:value="10748704" calcext:value-type="float">
            <text:p>10748704</text:p>
          </table:table-cell>
          <table:table-cell office:value-type="float" office:value="86047688" calcext:value-type="float">
            <text:p>86047688</text:p>
          </table:table-cell>
          <table:table-cell office:value-type="float" office:value="32444240" calcext:value-type="float">
            <text:p>32444240</text:p>
          </table:table-cell>
          <table:table-cell office:value-type="float" office:value="30314520" calcext:value-type="float">
            <text:p>30314520</text:p>
          </table:table-cell>
          <table:table-cell office:value-type="float" office:value="30335496" calcext:value-type="float">
            <text:p>30335496</text:p>
          </table:table-cell>
          <table:table-cell office:value-type="float" office:value="17398288" calcext:value-type="float">
            <text:p>17398288</text:p>
          </table:table-cell>
          <table:table-cell office:value-type="float" office:value="110962856" calcext:value-type="float">
            <text:p>110962856</text:p>
          </table:table-cell>
          <table:table-cell office:value-type="float" office:value="43574592" calcext:value-type="float">
            <text:p>43574592</text:p>
          </table:table-cell>
          <table:table-cell office:value-type="float" office:value="41308496" calcext:value-type="float">
            <text:p>41308496</text:p>
          </table:table-cell>
          <table:table-cell office:value-type="float" office:value="41324776" calcext:value-type="float">
            <text:p>41324776</text:p>
          </table:table-cell>
          <table:table-cell table:number-columns-repeated="6"/>
        </table:table-row>
        <table:table-row table:style-name="ro1">
          <table:table-cell office:value-type="float" office:value="10750176" calcext:value-type="float">
            <text:p>10750176</text:p>
          </table:table-cell>
          <table:table-cell office:value-type="float" office:value="86047688" calcext:value-type="float">
            <text:p>86047688</text:p>
          </table:table-cell>
          <table:table-cell office:value-type="float" office:value="32444240" calcext:value-type="float">
            <text:p>32444240</text:p>
          </table:table-cell>
          <table:table-cell office:value-type="float" office:value="30314648" calcext:value-type="float">
            <text:p>30314648</text:p>
          </table:table-cell>
          <table:table-cell office:value-type="float" office:value="30335920" calcext:value-type="float">
            <text:p>30335920</text:p>
          </table:table-cell>
          <table:table-cell office:value-type="float" office:value="17403296" calcext:value-type="float">
            <text:p>17403296</text:p>
          </table:table-cell>
          <table:table-cell office:value-type="float" office:value="110966592" calcext:value-type="float">
            <text:p>110966592</text:p>
          </table:table-cell>
          <table:table-cell office:value-type="float" office:value="43574984" calcext:value-type="float">
            <text:p>43574984</text:p>
          </table:table-cell>
          <table:table-cell office:value-type="float" office:value="41310200" calcext:value-type="float">
            <text:p>41310200</text:p>
          </table:table-cell>
          <table:table-cell office:value-type="float" office:value="41328912" calcext:value-type="float">
            <text:p>41328912</text:p>
          </table:table-cell>
          <table:table-cell table:number-columns-repeated="6"/>
        </table:table-row>
        <table:table-row table:style-name="ro1">
          <table:table-cell office:value-type="float" office:value="10750232" calcext:value-type="float">
            <text:p>10750232</text:p>
          </table:table-cell>
          <table:table-cell office:value-type="float" office:value="86047864" calcext:value-type="float">
            <text:p>86047864</text:p>
          </table:table-cell>
          <table:table-cell office:value-type="float" office:value="32445488" calcext:value-type="float">
            <text:p>32445488</text:p>
          </table:table-cell>
          <table:table-cell office:value-type="float" office:value="30314816" calcext:value-type="float">
            <text:p>30314816</text:p>
          </table:table-cell>
          <table:table-cell office:value-type="float" office:value="30336872" calcext:value-type="float">
            <text:p>30336872</text:p>
          </table:table-cell>
          <table:table-cell office:value-type="float" office:value="17420920" calcext:value-type="float">
            <text:p>17420920</text:p>
          </table:table-cell>
          <table:table-cell office:value-type="float" office:value="110968064" calcext:value-type="float">
            <text:p>110968064</text:p>
          </table:table-cell>
          <table:table-cell office:value-type="float" office:value="43575768" calcext:value-type="float">
            <text:p>43575768</text:p>
          </table:table-cell>
          <table:table-cell office:value-type="float" office:value="41310616" calcext:value-type="float">
            <text:p>41310616</text:p>
          </table:table-cell>
          <table:table-cell office:value-type="float" office:value="41329504" calcext:value-type="float">
            <text:p>41329504</text:p>
          </table:table-cell>
          <table:table-cell table:number-columns-repeated="6"/>
        </table:table-row>
        <table:table-row table:style-name="ro1">
          <table:table-cell office:value-type="float" office:value="10750232" calcext:value-type="float">
            <text:p>10750232</text:p>
          </table:table-cell>
          <table:table-cell office:value-type="float" office:value="86049616" calcext:value-type="float">
            <text:p>86049616</text:p>
          </table:table-cell>
          <table:table-cell office:value-type="float" office:value="32445672" calcext:value-type="float">
            <text:p>32445672</text:p>
          </table:table-cell>
          <table:table-cell office:value-type="float" office:value="30315344" calcext:value-type="float">
            <text:p>30315344</text:p>
          </table:table-cell>
          <table:table-cell office:value-type="float" office:value="30337336" calcext:value-type="float">
            <text:p>30337336</text:p>
          </table:table-cell>
          <table:table-cell office:value-type="float" office:value="17433576" calcext:value-type="float">
            <text:p>17433576</text:p>
          </table:table-cell>
          <table:table-cell office:value-type="float" office:value="110971848" calcext:value-type="float">
            <text:p>110971848</text:p>
          </table:table-cell>
          <table:table-cell office:value-type="float" office:value="43579304" calcext:value-type="float">
            <text:p>43579304</text:p>
          </table:table-cell>
          <table:table-cell office:value-type="float" office:value="41311304" calcext:value-type="float">
            <text:p>41311304</text:p>
          </table:table-cell>
          <table:table-cell office:value-type="float" office:value="41330920" calcext:value-type="float">
            <text:p>41330920</text:p>
          </table:table-cell>
          <table:table-cell table:number-columns-repeated="6"/>
        </table:table-row>
        <table:table-row table:style-name="ro1">
          <table:table-cell office:value-type="float" office:value="10750544" calcext:value-type="float">
            <text:p>10750544</text:p>
          </table:table-cell>
          <table:table-cell office:value-type="float" office:value="86049752" calcext:value-type="float">
            <text:p>86049752</text:p>
          </table:table-cell>
          <table:table-cell office:value-type="float" office:value="32446240" calcext:value-type="float">
            <text:p>32446240</text:p>
          </table:table-cell>
          <table:table-cell office:value-type="float" office:value="30315912" calcext:value-type="float">
            <text:p>30315912</text:p>
          </table:table-cell>
          <table:table-cell office:value-type="float" office:value="30337824" calcext:value-type="float">
            <text:p>30337824</text:p>
          </table:table-cell>
          <table:table-cell office:value-type="float" office:value="17437600" calcext:value-type="float">
            <text:p>17437600</text:p>
          </table:table-cell>
          <table:table-cell office:value-type="float" office:value="110980240" calcext:value-type="float">
            <text:p>110980240</text:p>
          </table:table-cell>
          <table:table-cell office:value-type="float" office:value="43580856" calcext:value-type="float">
            <text:p>43580856</text:p>
          </table:table-cell>
          <table:table-cell office:value-type="float" office:value="41313544" calcext:value-type="float">
            <text:p>41313544</text:p>
          </table:table-cell>
          <table:table-cell office:value-type="float" office:value="41331072" calcext:value-type="float">
            <text:p>41331072</text:p>
          </table:table-cell>
          <table:table-cell table:number-columns-repeated="6"/>
        </table:table-row>
        <table:table-row table:style-name="ro1">
          <table:table-cell office:value-type="float" office:value="10750552" calcext:value-type="float">
            <text:p>10750552</text:p>
          </table:table-cell>
          <table:table-cell office:value-type="float" office:value="86049800" calcext:value-type="float">
            <text:p>86049800</text:p>
          </table:table-cell>
          <table:table-cell office:value-type="float" office:value="32446816" calcext:value-type="float">
            <text:p>32446816</text:p>
          </table:table-cell>
          <table:table-cell office:value-type="float" office:value="30316448" calcext:value-type="float">
            <text:p>30316448</text:p>
          </table:table-cell>
          <table:table-cell office:value-type="float" office:value="30338248" calcext:value-type="float">
            <text:p>30338248</text:p>
          </table:table-cell>
          <table:table-cell office:value-type="float" office:value="17462504" calcext:value-type="float">
            <text:p>17462504</text:p>
          </table:table-cell>
          <table:table-cell office:value-type="float" office:value="110980304" calcext:value-type="float">
            <text:p>110980304</text:p>
          </table:table-cell>
          <table:table-cell office:value-type="float" office:value="43581736" calcext:value-type="float">
            <text:p>43581736</text:p>
          </table:table-cell>
          <table:table-cell office:value-type="float" office:value="41313776" calcext:value-type="float">
            <text:p>41313776</text:p>
          </table:table-cell>
          <table:table-cell office:value-type="float" office:value="41332224" calcext:value-type="float">
            <text:p>41332224</text:p>
          </table:table-cell>
          <table:table-cell table:number-columns-repeated="6"/>
        </table:table-row>
        <table:table-row table:style-name="ro1">
          <table:table-cell office:value-type="float" office:value="10751096" calcext:value-type="float">
            <text:p>10751096</text:p>
          </table:table-cell>
          <table:table-cell office:value-type="float" office:value="86050168" calcext:value-type="float">
            <text:p>86050168</text:p>
          </table:table-cell>
          <table:table-cell office:value-type="float" office:value="32448952" calcext:value-type="float">
            <text:p>32448952</text:p>
          </table:table-cell>
          <table:table-cell office:value-type="float" office:value="30317680" calcext:value-type="float">
            <text:p>30317680</text:p>
          </table:table-cell>
          <table:table-cell office:value-type="float" office:value="30338968" calcext:value-type="float">
            <text:p>30338968</text:p>
          </table:table-cell>
          <table:table-cell office:value-type="float" office:value="17481104" calcext:value-type="float">
            <text:p>17481104</text:p>
          </table:table-cell>
          <table:table-cell office:value-type="float" office:value="110985280" calcext:value-type="float">
            <text:p>110985280</text:p>
          </table:table-cell>
          <table:table-cell office:value-type="float" office:value="43584912" calcext:value-type="float">
            <text:p>43584912</text:p>
          </table:table-cell>
          <table:table-cell office:value-type="float" office:value="41314456" calcext:value-type="float">
            <text:p>41314456</text:p>
          </table:table-cell>
          <table:table-cell office:value-type="float" office:value="41334360" calcext:value-type="float">
            <text:p>41334360</text:p>
          </table:table-cell>
          <table:table-cell table:number-columns-repeated="6"/>
        </table:table-row>
        <table:table-row table:style-name="ro1">
          <table:table-cell office:value-type="float" office:value="10751512" calcext:value-type="float">
            <text:p>10751512</text:p>
          </table:table-cell>
          <table:table-cell office:value-type="float" office:value="86050624" calcext:value-type="float">
            <text:p>86050624</text:p>
          </table:table-cell>
          <table:table-cell office:value-type="float" office:value="32449152" calcext:value-type="float">
            <text:p>32449152</text:p>
          </table:table-cell>
          <table:table-cell office:value-type="float" office:value="30317912" calcext:value-type="float">
            <text:p>30317912</text:p>
          </table:table-cell>
          <table:table-cell office:value-type="float" office:value="30339512" calcext:value-type="float">
            <text:p>30339512</text:p>
          </table:table-cell>
          <table:table-cell office:value-type="float" office:value="17486304" calcext:value-type="float">
            <text:p>17486304</text:p>
          </table:table-cell>
          <table:table-cell office:value-type="float" office:value="110986392" calcext:value-type="float">
            <text:p>110986392</text:p>
          </table:table-cell>
          <table:table-cell office:value-type="float" office:value="43586688" calcext:value-type="float">
            <text:p>43586688</text:p>
          </table:table-cell>
          <table:table-cell office:value-type="float" office:value="41316688" calcext:value-type="float">
            <text:p>41316688</text:p>
          </table:table-cell>
          <table:table-cell office:value-type="float" office:value="41342792" calcext:value-type="float">
            <text:p>41342792</text:p>
          </table:table-cell>
          <table:table-cell table:number-columns-repeated="6"/>
        </table:table-row>
        <table:table-row table:style-name="ro1">
          <table:table-cell office:value-type="float" office:value="10752256" calcext:value-type="float">
            <text:p>10752256</text:p>
          </table:table-cell>
          <table:table-cell office:value-type="float" office:value="86051352" calcext:value-type="float">
            <text:p>86051352</text:p>
          </table:table-cell>
          <table:table-cell office:value-type="float" office:value="32449456" calcext:value-type="float">
            <text:p>32449456</text:p>
          </table:table-cell>
          <table:table-cell office:value-type="float" office:value="30318080" calcext:value-type="float">
            <text:p>30318080</text:p>
          </table:table-cell>
          <table:table-cell office:value-type="float" office:value="30339584" calcext:value-type="float">
            <text:p>30339584</text:p>
          </table:table-cell>
          <table:table-cell office:value-type="float" office:value="17492752" calcext:value-type="float">
            <text:p>17492752</text:p>
          </table:table-cell>
          <table:table-cell office:value-type="float" office:value="110995080" calcext:value-type="float">
            <text:p>110995080</text:p>
          </table:table-cell>
          <table:table-cell office:value-type="float" office:value="43587040" calcext:value-type="float">
            <text:p>43587040</text:p>
          </table:table-cell>
          <table:table-cell office:value-type="float" office:value="41319520" calcext:value-type="float">
            <text:p>41319520</text:p>
          </table:table-cell>
          <table:table-cell office:value-type="float" office:value="41345920" calcext:value-type="float">
            <text:p>41345920</text:p>
          </table:table-cell>
          <table:table-cell table:number-columns-repeated="6"/>
        </table:table-row>
        <table:table-row table:style-name="ro1">
          <table:table-cell office:value-type="float" office:value="10752584" calcext:value-type="float">
            <text:p>10752584</text:p>
          </table:table-cell>
          <table:table-cell office:value-type="float" office:value="86051784" calcext:value-type="float">
            <text:p>86051784</text:p>
          </table:table-cell>
          <table:table-cell office:value-type="float" office:value="32450416" calcext:value-type="float">
            <text:p>32450416</text:p>
          </table:table-cell>
          <table:table-cell office:value-type="float" office:value="30318368" calcext:value-type="float">
            <text:p>30318368</text:p>
          </table:table-cell>
          <table:table-cell office:value-type="float" office:value="30340144" calcext:value-type="float">
            <text:p>30340144</text:p>
          </table:table-cell>
          <table:table-cell office:value-type="float" office:value="17532128" calcext:value-type="float">
            <text:p>17532128</text:p>
          </table:table-cell>
          <table:table-cell office:value-type="float" office:value="111002208" calcext:value-type="float">
            <text:p>111002208</text:p>
          </table:table-cell>
          <table:table-cell office:value-type="float" office:value="43587232" calcext:value-type="float">
            <text:p>43587232</text:p>
          </table:table-cell>
          <table:table-cell office:value-type="float" office:value="41323160" calcext:value-type="float">
            <text:p>41323160</text:p>
          </table:table-cell>
          <table:table-cell office:value-type="float" office:value="41348192" calcext:value-type="float">
            <text:p>41348192</text:p>
          </table:table-cell>
          <table:table-cell table:number-columns-repeated="6"/>
        </table:table-row>
        <table:table-row table:style-name="ro1">
          <table:table-cell office:value-type="float" office:value="10753360" calcext:value-type="float">
            <text:p>10753360</text:p>
          </table:table-cell>
          <table:table-cell office:value-type="float" office:value="86052408" calcext:value-type="float">
            <text:p>86052408</text:p>
          </table:table-cell>
          <table:table-cell office:value-type="float" office:value="32451424" calcext:value-type="float">
            <text:p>32451424</text:p>
          </table:table-cell>
          <table:table-cell office:value-type="float" office:value="30319128" calcext:value-type="float">
            <text:p>30319128</text:p>
          </table:table-cell>
          <table:table-cell office:value-type="float" office:value="30340648" calcext:value-type="float">
            <text:p>30340648</text:p>
          </table:table-cell>
          <table:table-cell office:value-type="float" office:value="17532544" calcext:value-type="float">
            <text:p>17532544</text:p>
          </table:table-cell>
          <table:table-cell office:value-type="float" office:value="111004280" calcext:value-type="float">
            <text:p>111004280</text:p>
          </table:table-cell>
          <table:table-cell office:value-type="float" office:value="43588720" calcext:value-type="float">
            <text:p>43588720</text:p>
          </table:table-cell>
          <table:table-cell office:value-type="float" office:value="41324432" calcext:value-type="float">
            <text:p>41324432</text:p>
          </table:table-cell>
          <table:table-cell office:value-type="float" office:value="41348248" calcext:value-type="float">
            <text:p>41348248</text:p>
          </table:table-cell>
          <table:table-cell table:number-columns-repeated="6"/>
        </table:table-row>
        <table:table-row table:style-name="ro1">
          <table:table-cell office:value-type="float" office:value="10753720" calcext:value-type="float">
            <text:p>10753720</text:p>
          </table:table-cell>
          <table:table-cell office:value-type="float" office:value="86052784" calcext:value-type="float">
            <text:p>86052784</text:p>
          </table:table-cell>
          <table:table-cell office:value-type="float" office:value="32451976" calcext:value-type="float">
            <text:p>32451976</text:p>
          </table:table-cell>
          <table:table-cell office:value-type="float" office:value="30319680" calcext:value-type="float">
            <text:p>30319680</text:p>
          </table:table-cell>
          <table:table-cell office:value-type="float" office:value="30340920" calcext:value-type="float">
            <text:p>30340920</text:p>
          </table:table-cell>
          <table:table-cell office:value-type="float" office:value="17548496" calcext:value-type="float">
            <text:p>17548496</text:p>
          </table:table-cell>
          <table:table-cell office:value-type="float" office:value="111006952" calcext:value-type="float">
            <text:p>111006952</text:p>
          </table:table-cell>
          <table:table-cell office:value-type="float" office:value="43591408" calcext:value-type="float">
            <text:p>43591408</text:p>
          </table:table-cell>
          <table:table-cell office:value-type="float" office:value="41328024" calcext:value-type="float">
            <text:p>41328024</text:p>
          </table:table-cell>
          <table:table-cell office:value-type="float" office:value="41350208" calcext:value-type="float">
            <text:p>41350208</text:p>
          </table:table-cell>
          <table:table-cell table:number-columns-repeated="6"/>
        </table:table-row>
        <table:table-row table:style-name="ro1">
          <table:table-cell office:value-type="float" office:value="10756896" calcext:value-type="float">
            <text:p>10756896</text:p>
          </table:table-cell>
          <table:table-cell office:value-type="float" office:value="86053328" calcext:value-type="float">
            <text:p>86053328</text:p>
          </table:table-cell>
          <table:table-cell office:value-type="float" office:value="32452400" calcext:value-type="float">
            <text:p>32452400</text:p>
          </table:table-cell>
          <table:table-cell office:value-type="float" office:value="30320960" calcext:value-type="float">
            <text:p>30320960</text:p>
          </table:table-cell>
          <table:table-cell office:value-type="float" office:value="30341080" calcext:value-type="float">
            <text:p>30341080</text:p>
          </table:table-cell>
          <table:table-cell office:value-type="float" office:value="17595368" calcext:value-type="float">
            <text:p>17595368</text:p>
          </table:table-cell>
          <table:table-cell office:value-type="float" office:value="111008768" calcext:value-type="float">
            <text:p>111008768</text:p>
          </table:table-cell>
          <table:table-cell office:value-type="float" office:value="43595080" calcext:value-type="float">
            <text:p>43595080</text:p>
          </table:table-cell>
          <table:table-cell office:value-type="float" office:value="41335488" calcext:value-type="float">
            <text:p>41335488</text:p>
          </table:table-cell>
          <table:table-cell office:value-type="float" office:value="41351240" calcext:value-type="float">
            <text:p>41351240</text:p>
          </table:table-cell>
          <table:table-cell table:number-columns-repeated="6"/>
        </table:table-row>
        <table:table-row table:style-name="ro1">
          <table:table-cell office:value-type="float" office:value="10756968" calcext:value-type="float">
            <text:p>10756968</text:p>
          </table:table-cell>
          <table:table-cell office:value-type="float" office:value="86053344" calcext:value-type="float">
            <text:p>86053344</text:p>
          </table:table-cell>
          <table:table-cell office:value-type="float" office:value="32452672" calcext:value-type="float">
            <text:p>32452672</text:p>
          </table:table-cell>
          <table:table-cell office:value-type="float" office:value="30321168" calcext:value-type="float">
            <text:p>30321168</text:p>
          </table:table-cell>
          <table:table-cell office:value-type="float" office:value="30341160" calcext:value-type="float">
            <text:p>30341160</text:p>
          </table:table-cell>
          <table:table-cell office:value-type="float" office:value="17614696" calcext:value-type="float">
            <text:p>17614696</text:p>
          </table:table-cell>
          <table:table-cell office:value-type="float" office:value="111017216" calcext:value-type="float">
            <text:p>111017216</text:p>
          </table:table-cell>
          <table:table-cell office:value-type="float" office:value="43595440" calcext:value-type="float">
            <text:p>43595440</text:p>
          </table:table-cell>
          <table:table-cell office:value-type="float" office:value="41337824" calcext:value-type="float">
            <text:p>41337824</text:p>
          </table:table-cell>
          <table:table-cell office:value-type="float" office:value="41353144" calcext:value-type="float">
            <text:p>41353144</text:p>
          </table:table-cell>
          <table:table-cell table:number-columns-repeated="6"/>
        </table:table-row>
        <table:table-row table:style-name="ro1">
          <table:table-cell office:value-type="float" office:value="10756992" calcext:value-type="float">
            <text:p>10756992</text:p>
          </table:table-cell>
          <table:table-cell office:value-type="float" office:value="86053688" calcext:value-type="float">
            <text:p>86053688</text:p>
          </table:table-cell>
          <table:table-cell office:value-type="float" office:value="32453976" calcext:value-type="float">
            <text:p>32453976</text:p>
          </table:table-cell>
          <table:table-cell office:value-type="float" office:value="30321232" calcext:value-type="float">
            <text:p>30321232</text:p>
          </table:table-cell>
          <table:table-cell office:value-type="float" office:value="30341408" calcext:value-type="float">
            <text:p>30341408</text:p>
          </table:table-cell>
          <table:table-cell office:value-type="float" office:value="17617360" calcext:value-type="float">
            <text:p>17617360</text:p>
          </table:table-cell>
          <table:table-cell office:value-type="float" office:value="111041336" calcext:value-type="float">
            <text:p>111041336</text:p>
          </table:table-cell>
          <table:table-cell office:value-type="float" office:value="43598016" calcext:value-type="float">
            <text:p>43598016</text:p>
          </table:table-cell>
          <table:table-cell office:value-type="float" office:value="41338544" calcext:value-type="float">
            <text:p>41338544</text:p>
          </table:table-cell>
          <table:table-cell office:value-type="float" office:value="41354200" calcext:value-type="float">
            <text:p>41354200</text:p>
          </table:table-cell>
          <table:table-cell table:number-columns-repeated="6"/>
        </table:table-row>
        <table:table-row table:style-name="ro1">
          <table:table-cell office:value-type="float" office:value="10757704" calcext:value-type="float">
            <text:p>10757704</text:p>
          </table:table-cell>
          <table:table-cell office:value-type="float" office:value="86053936" calcext:value-type="float">
            <text:p>86053936</text:p>
          </table:table-cell>
          <table:table-cell office:value-type="float" office:value="32454016" calcext:value-type="float">
            <text:p>32454016</text:p>
          </table:table-cell>
          <table:table-cell office:value-type="float" office:value="30322952" calcext:value-type="float">
            <text:p>30322952</text:p>
          </table:table-cell>
          <table:table-cell office:value-type="float" office:value="30343208" calcext:value-type="float">
            <text:p>30343208</text:p>
          </table:table-cell>
          <table:table-cell office:value-type="float" office:value="17619888" calcext:value-type="float">
            <text:p>17619888</text:p>
          </table:table-cell>
          <table:table-cell office:value-type="float" office:value="111046800" calcext:value-type="float">
            <text:p>111046800</text:p>
          </table:table-cell>
          <table:table-cell office:value-type="float" office:value="43600832" calcext:value-type="float">
            <text:p>43600832</text:p>
          </table:table-cell>
          <table:table-cell office:value-type="float" office:value="41338840" calcext:value-type="float">
            <text:p>41338840</text:p>
          </table:table-cell>
          <table:table-cell office:value-type="float" office:value="41355928" calcext:value-type="float">
            <text:p>41355928</text:p>
          </table:table-cell>
          <table:table-cell table:number-columns-repeated="6"/>
        </table:table-row>
        <table:table-row table:style-name="ro1">
          <table:table-cell office:value-type="float" office:value="10757800" calcext:value-type="float">
            <text:p>10757800</text:p>
          </table:table-cell>
          <table:table-cell office:value-type="float" office:value="86054128" calcext:value-type="float">
            <text:p>86054128</text:p>
          </table:table-cell>
          <table:table-cell office:value-type="float" office:value="32455784" calcext:value-type="float">
            <text:p>32455784</text:p>
          </table:table-cell>
          <table:table-cell office:value-type="float" office:value="30323096" calcext:value-type="float">
            <text:p>30323096</text:p>
          </table:table-cell>
          <table:table-cell office:value-type="float" office:value="30343680" calcext:value-type="float">
            <text:p>30343680</text:p>
          </table:table-cell>
          <table:table-cell office:value-type="float" office:value="17622064" calcext:value-type="float">
            <text:p>17622064</text:p>
          </table:table-cell>
          <table:table-cell office:value-type="float" office:value="111055584" calcext:value-type="float">
            <text:p>111055584</text:p>
          </table:table-cell>
          <table:table-cell office:value-type="float" office:value="43605992" calcext:value-type="float">
            <text:p>43605992</text:p>
          </table:table-cell>
          <table:table-cell office:value-type="float" office:value="41341440" calcext:value-type="float">
            <text:p>41341440</text:p>
          </table:table-cell>
          <table:table-cell office:value-type="float" office:value="41356208" calcext:value-type="float">
            <text:p>41356208</text:p>
          </table:table-cell>
          <table:table-cell table:number-columns-repeated="6"/>
        </table:table-row>
        <table:table-row table:style-name="ro1">
          <table:table-cell office:value-type="float" office:value="10758424" calcext:value-type="float">
            <text:p>10758424</text:p>
          </table:table-cell>
          <table:table-cell office:value-type="float" office:value="86054144" calcext:value-type="float">
            <text:p>86054144</text:p>
          </table:table-cell>
          <table:table-cell office:value-type="float" office:value="32458080" calcext:value-type="float">
            <text:p>32458080</text:p>
          </table:table-cell>
          <table:table-cell office:value-type="float" office:value="30324144" calcext:value-type="float">
            <text:p>30324144</text:p>
          </table:table-cell>
          <table:table-cell office:value-type="float" office:value="30343752" calcext:value-type="float">
            <text:p>30343752</text:p>
          </table:table-cell>
          <table:table-cell office:value-type="float" office:value="17633232" calcext:value-type="float">
            <text:p>17633232</text:p>
          </table:table-cell>
          <table:table-cell office:value-type="float" office:value="111059616" calcext:value-type="float">
            <text:p>111059616</text:p>
          </table:table-cell>
          <table:table-cell office:value-type="float" office:value="43606632" calcext:value-type="float">
            <text:p>43606632</text:p>
          </table:table-cell>
          <table:table-cell office:value-type="float" office:value="41341472" calcext:value-type="float">
            <text:p>41341472</text:p>
          </table:table-cell>
          <table:table-cell office:value-type="float" office:value="41358984" calcext:value-type="float">
            <text:p>41358984</text:p>
          </table:table-cell>
          <table:table-cell table:number-columns-repeated="6"/>
        </table:table-row>
        <table:table-row table:style-name="ro1">
          <table:table-cell office:value-type="float" office:value="10759312" calcext:value-type="float">
            <text:p>10759312</text:p>
          </table:table-cell>
          <table:table-cell office:value-type="float" office:value="86055112" calcext:value-type="float">
            <text:p>86055112</text:p>
          </table:table-cell>
          <table:table-cell office:value-type="float" office:value="32458432" calcext:value-type="float">
            <text:p>32458432</text:p>
          </table:table-cell>
          <table:table-cell office:value-type="float" office:value="30324776" calcext:value-type="float">
            <text:p>30324776</text:p>
          </table:table-cell>
          <table:table-cell office:value-type="float" office:value="30344352" calcext:value-type="float">
            <text:p>30344352</text:p>
          </table:table-cell>
          <table:table-cell office:value-type="float" office:value="17633536" calcext:value-type="float">
            <text:p>17633536</text:p>
          </table:table-cell>
          <table:table-cell office:value-type="float" office:value="111060360" calcext:value-type="float">
            <text:p>111060360</text:p>
          </table:table-cell>
          <table:table-cell office:value-type="float" office:value="43608616" calcext:value-type="float">
            <text:p>43608616</text:p>
          </table:table-cell>
          <table:table-cell office:value-type="float" office:value="41341960" calcext:value-type="float">
            <text:p>41341960</text:p>
          </table:table-cell>
          <table:table-cell office:value-type="float" office:value="41359736" calcext:value-type="float">
            <text:p>41359736</text:p>
          </table:table-cell>
          <table:table-cell table:number-columns-repeated="6"/>
        </table:table-row>
        <table:table-row table:style-name="ro1">
          <table:table-cell office:value-type="float" office:value="10759360" calcext:value-type="float">
            <text:p>10759360</text:p>
          </table:table-cell>
          <table:table-cell office:value-type="float" office:value="86055728" calcext:value-type="float">
            <text:p>86055728</text:p>
          </table:table-cell>
          <table:table-cell office:value-type="float" office:value="32458608" calcext:value-type="float">
            <text:p>32458608</text:p>
          </table:table-cell>
          <table:table-cell office:value-type="float" office:value="30324824" calcext:value-type="float">
            <text:p>30324824</text:p>
          </table:table-cell>
          <table:table-cell office:value-type="float" office:value="30344464" calcext:value-type="float">
            <text:p>30344464</text:p>
          </table:table-cell>
          <table:table-cell office:value-type="float" office:value="17635232" calcext:value-type="float">
            <text:p>17635232</text:p>
          </table:table-cell>
          <table:table-cell office:value-type="float" office:value="111080168" calcext:value-type="float">
            <text:p>111080168</text:p>
          </table:table-cell>
          <table:table-cell office:value-type="float" office:value="43610072" calcext:value-type="float">
            <text:p>43610072</text:p>
          </table:table-cell>
          <table:table-cell office:value-type="float" office:value="41345480" calcext:value-type="float">
            <text:p>41345480</text:p>
          </table:table-cell>
          <table:table-cell office:value-type="float" office:value="41362960" calcext:value-type="float">
            <text:p>41362960</text:p>
          </table:table-cell>
          <table:table-cell table:number-columns-repeated="6"/>
        </table:table-row>
        <table:table-row table:style-name="ro1">
          <table:table-cell office:value-type="float" office:value="10759664" calcext:value-type="float">
            <text:p>10759664</text:p>
          </table:table-cell>
          <table:table-cell office:value-type="float" office:value="86056384" calcext:value-type="float">
            <text:p>86056384</text:p>
          </table:table-cell>
          <table:table-cell office:value-type="float" office:value="32459384" calcext:value-type="float">
            <text:p>32459384</text:p>
          </table:table-cell>
          <table:table-cell office:value-type="float" office:value="30325360" calcext:value-type="float">
            <text:p>30325360</text:p>
          </table:table-cell>
          <table:table-cell office:value-type="float" office:value="30344816" calcext:value-type="float">
            <text:p>30344816</text:p>
          </table:table-cell>
          <table:table-cell office:value-type="float" office:value="17640552" calcext:value-type="float">
            <text:p>17640552</text:p>
          </table:table-cell>
          <table:table-cell office:value-type="float" office:value="111087216" calcext:value-type="float">
            <text:p>111087216</text:p>
          </table:table-cell>
          <table:table-cell office:value-type="float" office:value="43610152" calcext:value-type="float">
            <text:p>43610152</text:p>
          </table:table-cell>
          <table:table-cell office:value-type="float" office:value="41353208" calcext:value-type="float">
            <text:p>41353208</text:p>
          </table:table-cell>
          <table:table-cell office:value-type="float" office:value="41363904" calcext:value-type="float">
            <text:p>41363904</text:p>
          </table:table-cell>
          <table:table-cell table:number-columns-repeated="6"/>
        </table:table-row>
        <table:table-row table:style-name="ro1">
          <table:table-cell office:value-type="float" office:value="10759664" calcext:value-type="float">
            <text:p>10759664</text:p>
          </table:table-cell>
          <table:table-cell office:value-type="float" office:value="86056568" calcext:value-type="float">
            <text:p>86056568</text:p>
          </table:table-cell>
          <table:table-cell office:value-type="float" office:value="32459632" calcext:value-type="float">
            <text:p>32459632</text:p>
          </table:table-cell>
          <table:table-cell office:value-type="float" office:value="30326288" calcext:value-type="float">
            <text:p>30326288</text:p>
          </table:table-cell>
          <table:table-cell office:value-type="float" office:value="30344864" calcext:value-type="float">
            <text:p>30344864</text:p>
          </table:table-cell>
          <table:table-cell office:value-type="float" office:value="17649216" calcext:value-type="float">
            <text:p>17649216</text:p>
          </table:table-cell>
          <table:table-cell office:value-type="float" office:value="111087744" calcext:value-type="float">
            <text:p>111087744</text:p>
          </table:table-cell>
          <table:table-cell office:value-type="float" office:value="43612488" calcext:value-type="float">
            <text:p>43612488</text:p>
          </table:table-cell>
          <table:table-cell office:value-type="float" office:value="41353224" calcext:value-type="float">
            <text:p>41353224</text:p>
          </table:table-cell>
          <table:table-cell office:value-type="float" office:value="41364552" calcext:value-type="float">
            <text:p>41364552</text:p>
          </table:table-cell>
          <table:table-cell table:number-columns-repeated="6"/>
        </table:table-row>
        <table:table-row table:style-name="ro1">
          <table:table-cell office:value-type="float" office:value="10759696" calcext:value-type="float">
            <text:p>10759696</text:p>
          </table:table-cell>
          <table:table-cell office:value-type="float" office:value="86056800" calcext:value-type="float">
            <text:p>86056800</text:p>
          </table:table-cell>
          <table:table-cell office:value-type="float" office:value="32459664" calcext:value-type="float">
            <text:p>32459664</text:p>
          </table:table-cell>
          <table:table-cell office:value-type="float" office:value="30326568" calcext:value-type="float">
            <text:p>30326568</text:p>
          </table:table-cell>
          <table:table-cell office:value-type="float" office:value="30345152" calcext:value-type="float">
            <text:p>30345152</text:p>
          </table:table-cell>
          <table:table-cell office:value-type="float" office:value="17659544" calcext:value-type="float">
            <text:p>17659544</text:p>
          </table:table-cell>
          <table:table-cell office:value-type="float" office:value="111098368" calcext:value-type="float">
            <text:p>111098368</text:p>
          </table:table-cell>
          <table:table-cell office:value-type="float" office:value="43613792" calcext:value-type="float">
            <text:p>43613792</text:p>
          </table:table-cell>
          <table:table-cell office:value-type="float" office:value="41356872" calcext:value-type="float">
            <text:p>41356872</text:p>
          </table:table-cell>
          <table:table-cell office:value-type="float" office:value="41364864" calcext:value-type="float">
            <text:p>41364864</text:p>
          </table:table-cell>
          <table:table-cell table:number-columns-repeated="6"/>
        </table:table-row>
        <table:table-row table:style-name="ro1">
          <table:table-cell office:value-type="float" office:value="10761440" calcext:value-type="float">
            <text:p>10761440</text:p>
          </table:table-cell>
          <table:table-cell office:value-type="float" office:value="86057952" calcext:value-type="float">
            <text:p>86057952</text:p>
          </table:table-cell>
          <table:table-cell office:value-type="float" office:value="32460528" calcext:value-type="float">
            <text:p>32460528</text:p>
          </table:table-cell>
          <table:table-cell office:value-type="float" office:value="30326696" calcext:value-type="float">
            <text:p>30326696</text:p>
          </table:table-cell>
          <table:table-cell office:value-type="float" office:value="30345304" calcext:value-type="float">
            <text:p>30345304</text:p>
          </table:table-cell>
          <table:table-cell office:value-type="float" office:value="17679024" calcext:value-type="float">
            <text:p>17679024</text:p>
          </table:table-cell>
          <table:table-cell office:value-type="float" office:value="111098760" calcext:value-type="float">
            <text:p>111098760</text:p>
          </table:table-cell>
          <table:table-cell office:value-type="float" office:value="43614824" calcext:value-type="float">
            <text:p>43614824</text:p>
          </table:table-cell>
          <table:table-cell office:value-type="float" office:value="41359800" calcext:value-type="float">
            <text:p>41359800</text:p>
          </table:table-cell>
          <table:table-cell office:value-type="float" office:value="41365776" calcext:value-type="float">
            <text:p>41365776</text:p>
          </table:table-cell>
          <table:table-cell table:number-columns-repeated="6"/>
        </table:table-row>
        <table:table-row table:style-name="ro1">
          <table:table-cell office:value-type="float" office:value="10761552" calcext:value-type="float">
            <text:p>10761552</text:p>
          </table:table-cell>
          <table:table-cell office:value-type="float" office:value="86058608" calcext:value-type="float">
            <text:p>86058608</text:p>
          </table:table-cell>
          <table:table-cell office:value-type="float" office:value="32463936" calcext:value-type="float">
            <text:p>32463936</text:p>
          </table:table-cell>
          <table:table-cell office:value-type="float" office:value="30327368" calcext:value-type="float">
            <text:p>30327368</text:p>
          </table:table-cell>
          <table:table-cell office:value-type="float" office:value="30345760" calcext:value-type="float">
            <text:p>30345760</text:p>
          </table:table-cell>
          <table:table-cell office:value-type="float" office:value="17686616" calcext:value-type="float">
            <text:p>17686616</text:p>
          </table:table-cell>
          <table:table-cell office:value-type="float" office:value="111106752" calcext:value-type="float">
            <text:p>111106752</text:p>
          </table:table-cell>
          <table:table-cell office:value-type="float" office:value="43615000" calcext:value-type="float">
            <text:p>43615000</text:p>
          </table:table-cell>
          <table:table-cell office:value-type="float" office:value="41362752" calcext:value-type="float">
            <text:p>41362752</text:p>
          </table:table-cell>
          <table:table-cell office:value-type="float" office:value="41370992" calcext:value-type="float">
            <text:p>41370992</text:p>
          </table:table-cell>
          <table:table-cell table:number-columns-repeated="6"/>
        </table:table-row>
        <table:table-row table:style-name="ro1">
          <table:table-cell office:value-type="float" office:value="10762376" calcext:value-type="float">
            <text:p>10762376</text:p>
          </table:table-cell>
          <table:table-cell office:value-type="float" office:value="86058648" calcext:value-type="float">
            <text:p>86058648</text:p>
          </table:table-cell>
          <table:table-cell office:value-type="float" office:value="32465824" calcext:value-type="float">
            <text:p>32465824</text:p>
          </table:table-cell>
          <table:table-cell office:value-type="float" office:value="30328240" calcext:value-type="float">
            <text:p>30328240</text:p>
          </table:table-cell>
          <table:table-cell office:value-type="float" office:value="30347272" calcext:value-type="float">
            <text:p>30347272</text:p>
          </table:table-cell>
          <table:table-cell office:value-type="float" office:value="17689240" calcext:value-type="float">
            <text:p>17689240</text:p>
          </table:table-cell>
          <table:table-cell office:value-type="float" office:value="111118472" calcext:value-type="float">
            <text:p>111118472</text:p>
          </table:table-cell>
          <table:table-cell office:value-type="float" office:value="43615336" calcext:value-type="float">
            <text:p>43615336</text:p>
          </table:table-cell>
          <table:table-cell office:value-type="float" office:value="41371576" calcext:value-type="float">
            <text:p>41371576</text:p>
          </table:table-cell>
          <table:table-cell office:value-type="float" office:value="41371152" calcext:value-type="float">
            <text:p>41371152</text:p>
          </table:table-cell>
          <table:table-cell table:number-columns-repeated="6"/>
        </table:table-row>
        <table:table-row table:style-name="ro1">
          <table:table-cell office:value-type="float" office:value="10762576" calcext:value-type="float">
            <text:p>10762576</text:p>
          </table:table-cell>
          <table:table-cell office:value-type="float" office:value="86058840" calcext:value-type="float">
            <text:p>86058840</text:p>
          </table:table-cell>
          <table:table-cell office:value-type="float" office:value="32468648" calcext:value-type="float">
            <text:p>32468648</text:p>
          </table:table-cell>
          <table:table-cell office:value-type="float" office:value="30328928" calcext:value-type="float">
            <text:p>30328928</text:p>
          </table:table-cell>
          <table:table-cell office:value-type="float" office:value="30347968" calcext:value-type="float">
            <text:p>30347968</text:p>
          </table:table-cell>
          <table:table-cell office:value-type="float" office:value="17701824" calcext:value-type="float">
            <text:p>17701824</text:p>
          </table:table-cell>
          <table:table-cell office:value-type="float" office:value="111146800" calcext:value-type="float">
            <text:p>111146800</text:p>
          </table:table-cell>
          <table:table-cell office:value-type="float" office:value="43617792" calcext:value-type="float">
            <text:p>43617792</text:p>
          </table:table-cell>
          <table:table-cell office:value-type="float" office:value="41373848" calcext:value-type="float">
            <text:p>41373848</text:p>
          </table:table-cell>
          <table:table-cell office:value-type="float" office:value="41376384" calcext:value-type="float">
            <text:p>41376384</text:p>
          </table:table-cell>
          <table:table-cell table:number-columns-repeated="6"/>
        </table:table-row>
        <table:table-row table:style-name="ro1">
          <table:table-cell office:value-type="float" office:value="10762760" calcext:value-type="float">
            <text:p>10762760</text:p>
          </table:table-cell>
          <table:table-cell office:value-type="float" office:value="86059448" calcext:value-type="float">
            <text:p>86059448</text:p>
          </table:table-cell>
          <table:table-cell office:value-type="float" office:value="32468912" calcext:value-type="float">
            <text:p>32468912</text:p>
          </table:table-cell>
          <table:table-cell office:value-type="float" office:value="30330792" calcext:value-type="float">
            <text:p>30330792</text:p>
          </table:table-cell>
          <table:table-cell office:value-type="float" office:value="30348552" calcext:value-type="float">
            <text:p>30348552</text:p>
          </table:table-cell>
          <table:table-cell office:value-type="float" office:value="17712592" calcext:value-type="float">
            <text:p>17712592</text:p>
          </table:table-cell>
          <table:table-cell office:value-type="float" office:value="111184600" calcext:value-type="float">
            <text:p>111184600</text:p>
          </table:table-cell>
          <table:table-cell office:value-type="float" office:value="43620664" calcext:value-type="float">
            <text:p>43620664</text:p>
          </table:table-cell>
          <table:table-cell office:value-type="float" office:value="41374072" calcext:value-type="float">
            <text:p>41374072</text:p>
          </table:table-cell>
          <table:table-cell office:value-type="float" office:value="41378576" calcext:value-type="float">
            <text:p>41378576</text:p>
          </table:table-cell>
          <table:table-cell table:number-columns-repeated="6"/>
        </table:table-row>
        <table:table-row table:style-name="ro1">
          <table:table-cell office:value-type="float" office:value="10762760" calcext:value-type="float">
            <text:p>10762760</text:p>
          </table:table-cell>
          <table:table-cell office:value-type="float" office:value="86059896" calcext:value-type="float">
            <text:p>86059896</text:p>
          </table:table-cell>
          <table:table-cell office:value-type="float" office:value="32469144" calcext:value-type="float">
            <text:p>32469144</text:p>
          </table:table-cell>
          <table:table-cell office:value-type="float" office:value="30331176" calcext:value-type="float">
            <text:p>30331176</text:p>
          </table:table-cell>
          <table:table-cell office:value-type="float" office:value="30348640" calcext:value-type="float">
            <text:p>30348640</text:p>
          </table:table-cell>
          <table:table-cell office:value-type="float" office:value="17714576" calcext:value-type="float">
            <text:p>17714576</text:p>
          </table:table-cell>
          <table:table-cell office:value-type="float" office:value="111239928" calcext:value-type="float">
            <text:p>111239928</text:p>
          </table:table-cell>
          <table:table-cell office:value-type="float" office:value="43620744" calcext:value-type="float">
            <text:p>43620744</text:p>
          </table:table-cell>
          <table:table-cell office:value-type="float" office:value="41374528" calcext:value-type="float">
            <text:p>41374528</text:p>
          </table:table-cell>
          <table:table-cell office:value-type="float" office:value="41378752" calcext:value-type="float">
            <text:p>41378752</text:p>
          </table:table-cell>
          <table:table-cell table:number-columns-repeated="6"/>
        </table:table-row>
        <table:table-row table:style-name="ro1">
          <table:table-cell office:value-type="float" office:value="10762896" calcext:value-type="float">
            <text:p>10762896</text:p>
          </table:table-cell>
          <table:table-cell office:value-type="float" office:value="86061080" calcext:value-type="float">
            <text:p>86061080</text:p>
          </table:table-cell>
          <table:table-cell office:value-type="float" office:value="32470088" calcext:value-type="float">
            <text:p>32470088</text:p>
          </table:table-cell>
          <table:table-cell office:value-type="float" office:value="30331736" calcext:value-type="float">
            <text:p>30331736</text:p>
          </table:table-cell>
          <table:table-cell office:value-type="float" office:value="30348688" calcext:value-type="float">
            <text:p>30348688</text:p>
          </table:table-cell>
          <table:table-cell office:value-type="float" office:value="17716912" calcext:value-type="float">
            <text:p>17716912</text:p>
          </table:table-cell>
          <table:table-cell office:value-type="float" office:value="111270120" calcext:value-type="float">
            <text:p>111270120</text:p>
          </table:table-cell>
          <table:table-cell office:value-type="float" office:value="43622984" calcext:value-type="float">
            <text:p>43622984</text:p>
          </table:table-cell>
          <table:table-cell office:value-type="float" office:value="41374648" calcext:value-type="float">
            <text:p>41374648</text:p>
          </table:table-cell>
          <table:table-cell office:value-type="float" office:value="41379768" calcext:value-type="float">
            <text:p>41379768</text:p>
          </table:table-cell>
          <table:table-cell table:number-columns-repeated="6"/>
        </table:table-row>
        <table:table-row table:style-name="ro1">
          <table:table-cell office:value-type="float" office:value="10763344" calcext:value-type="float">
            <text:p>10763344</text:p>
          </table:table-cell>
          <table:table-cell office:value-type="float" office:value="86061784" calcext:value-type="float">
            <text:p>86061784</text:p>
          </table:table-cell>
          <table:table-cell office:value-type="float" office:value="32470472" calcext:value-type="float">
            <text:p>32470472</text:p>
          </table:table-cell>
          <table:table-cell office:value-type="float" office:value="30331808" calcext:value-type="float">
            <text:p>30331808</text:p>
          </table:table-cell>
          <table:table-cell office:value-type="float" office:value="30349120" calcext:value-type="float">
            <text:p>30349120</text:p>
          </table:table-cell>
          <table:table-cell office:value-type="float" office:value="17718720" calcext:value-type="float">
            <text:p>17718720</text:p>
          </table:table-cell>
          <table:table-cell office:value-type="float" office:value="111352480" calcext:value-type="float">
            <text:p>111352480</text:p>
          </table:table-cell>
          <table:table-cell office:value-type="float" office:value="43623608" calcext:value-type="float">
            <text:p>43623608</text:p>
          </table:table-cell>
          <table:table-cell office:value-type="float" office:value="41375632" calcext:value-type="float">
            <text:p>41375632</text:p>
          </table:table-cell>
          <table:table-cell office:value-type="float" office:value="41383376" calcext:value-type="float">
            <text:p>41383376</text:p>
          </table:table-cell>
          <table:table-cell table:number-columns-repeated="6"/>
        </table:table-row>
        <table:table-row table:style-name="ro1">
          <table:table-cell office:value-type="float" office:value="10763352" calcext:value-type="float">
            <text:p>10763352</text:p>
          </table:table-cell>
          <table:table-cell office:value-type="float" office:value="86062064" calcext:value-type="float">
            <text:p>86062064</text:p>
          </table:table-cell>
          <table:table-cell office:value-type="float" office:value="32470472" calcext:value-type="float">
            <text:p>32470472</text:p>
          </table:table-cell>
          <table:table-cell office:value-type="float" office:value="30332280" calcext:value-type="float">
            <text:p>30332280</text:p>
          </table:table-cell>
          <table:table-cell office:value-type="float" office:value="30349848" calcext:value-type="float">
            <text:p>30349848</text:p>
          </table:table-cell>
          <table:table-cell office:value-type="float" office:value="17722144" calcext:value-type="float">
            <text:p>17722144</text:p>
          </table:table-cell>
          <table:table-cell office:value-type="float" office:value="111355712" calcext:value-type="float">
            <text:p>111355712</text:p>
          </table:table-cell>
          <table:table-cell office:value-type="float" office:value="43623640" calcext:value-type="float">
            <text:p>43623640</text:p>
          </table:table-cell>
          <table:table-cell office:value-type="float" office:value="41378560" calcext:value-type="float">
            <text:p>41378560</text:p>
          </table:table-cell>
          <table:table-cell office:value-type="float" office:value="41386024" calcext:value-type="float">
            <text:p>41386024</text:p>
          </table:table-cell>
          <table:table-cell table:number-columns-repeated="6"/>
        </table:table-row>
        <table:table-row table:style-name="ro1">
          <table:table-cell office:value-type="float" office:value="10763376" calcext:value-type="float">
            <text:p>10763376</text:p>
          </table:table-cell>
          <table:table-cell office:value-type="float" office:value="86062720" calcext:value-type="float">
            <text:p>86062720</text:p>
          </table:table-cell>
          <table:table-cell office:value-type="float" office:value="32471752" calcext:value-type="float">
            <text:p>32471752</text:p>
          </table:table-cell>
          <table:table-cell office:value-type="float" office:value="30333168" calcext:value-type="float">
            <text:p>30333168</text:p>
          </table:table-cell>
          <table:table-cell office:value-type="float" office:value="30349912" calcext:value-type="float">
            <text:p>30349912</text:p>
          </table:table-cell>
          <table:table-cell office:value-type="float" office:value="17724408" calcext:value-type="float">
            <text:p>17724408</text:p>
          </table:table-cell>
          <table:table-cell office:value-type="float" office:value="111378136" calcext:value-type="float">
            <text:p>111378136</text:p>
          </table:table-cell>
          <table:table-cell office:value-type="float" office:value="43627480" calcext:value-type="float">
            <text:p>43627480</text:p>
          </table:table-cell>
          <table:table-cell office:value-type="float" office:value="41380648" calcext:value-type="float">
            <text:p>41380648</text:p>
          </table:table-cell>
          <table:table-cell office:value-type="float" office:value="41389376" calcext:value-type="float">
            <text:p>41389376</text:p>
          </table:table-cell>
          <table:table-cell table:number-columns-repeated="6"/>
        </table:table-row>
        <table:table-row table:style-name="ro1">
          <table:table-cell office:value-type="float" office:value="10764176" calcext:value-type="float">
            <text:p>10764176</text:p>
          </table:table-cell>
          <table:table-cell office:value-type="float" office:value="86063896" calcext:value-type="float">
            <text:p>86063896</text:p>
          </table:table-cell>
          <table:table-cell office:value-type="float" office:value="32471848" calcext:value-type="float">
            <text:p>32471848</text:p>
          </table:table-cell>
          <table:table-cell office:value-type="float" office:value="30334280" calcext:value-type="float">
            <text:p>30334280</text:p>
          </table:table-cell>
          <table:table-cell office:value-type="float" office:value="30349936" calcext:value-type="float">
            <text:p>30349936</text:p>
          </table:table-cell>
          <table:table-cell office:value-type="float" office:value="17735504" calcext:value-type="float">
            <text:p>17735504</text:p>
          </table:table-cell>
          <table:table-cell office:value-type="float" office:value="111380288" calcext:value-type="float">
            <text:p>111380288</text:p>
          </table:table-cell>
          <table:table-cell office:value-type="float" office:value="43627776" calcext:value-type="float">
            <text:p>43627776</text:p>
          </table:table-cell>
          <table:table-cell office:value-type="float" office:value="41380720" calcext:value-type="float">
            <text:p>41380720</text:p>
          </table:table-cell>
          <table:table-cell office:value-type="float" office:value="41392880" calcext:value-type="float">
            <text:p>41392880</text:p>
          </table:table-cell>
          <table:table-cell table:number-columns-repeated="6"/>
        </table:table-row>
        <table:table-row table:style-name="ro1">
          <table:table-cell office:value-type="float" office:value="10764312" calcext:value-type="float">
            <text:p>10764312</text:p>
          </table:table-cell>
          <table:table-cell office:value-type="float" office:value="86064032" calcext:value-type="float">
            <text:p>86064032</text:p>
          </table:table-cell>
          <table:table-cell office:value-type="float" office:value="32472800" calcext:value-type="float">
            <text:p>32472800</text:p>
          </table:table-cell>
          <table:table-cell office:value-type="float" office:value="30334520" calcext:value-type="float">
            <text:p>30334520</text:p>
          </table:table-cell>
          <table:table-cell office:value-type="float" office:value="30350224" calcext:value-type="float">
            <text:p>30350224</text:p>
          </table:table-cell>
          <table:table-cell office:value-type="float" office:value="17735640" calcext:value-type="float">
            <text:p>17735640</text:p>
          </table:table-cell>
          <table:table-cell office:value-type="float" office:value="111382560" calcext:value-type="float">
            <text:p>111382560</text:p>
          </table:table-cell>
          <table:table-cell office:value-type="float" office:value="43630752" calcext:value-type="float">
            <text:p>43630752</text:p>
          </table:table-cell>
          <table:table-cell office:value-type="float" office:value="41386176" calcext:value-type="float">
            <text:p>41386176</text:p>
          </table:table-cell>
          <table:table-cell office:value-type="float" office:value="41393016" calcext:value-type="float">
            <text:p>41393016</text:p>
          </table:table-cell>
          <table:table-cell table:number-columns-repeated="6"/>
        </table:table-row>
        <table:table-row table:style-name="ro1">
          <table:table-cell office:value-type="float" office:value="10764328" calcext:value-type="float">
            <text:p>10764328</text:p>
          </table:table-cell>
          <table:table-cell office:value-type="float" office:value="86064368" calcext:value-type="float">
            <text:p>86064368</text:p>
          </table:table-cell>
          <table:table-cell office:value-type="float" office:value="32474792" calcext:value-type="float">
            <text:p>32474792</text:p>
          </table:table-cell>
          <table:table-cell office:value-type="float" office:value="30334856" calcext:value-type="float">
            <text:p>30334856</text:p>
          </table:table-cell>
          <table:table-cell office:value-type="float" office:value="30350312" calcext:value-type="float">
            <text:p>30350312</text:p>
          </table:table-cell>
          <table:table-cell office:value-type="float" office:value="17736264" calcext:value-type="float">
            <text:p>17736264</text:p>
          </table:table-cell>
          <table:table-cell office:value-type="float" office:value="111399992" calcext:value-type="float">
            <text:p>111399992</text:p>
          </table:table-cell>
          <table:table-cell office:value-type="float" office:value="43632144" calcext:value-type="float">
            <text:p>43632144</text:p>
          </table:table-cell>
          <table:table-cell office:value-type="float" office:value="41386520" calcext:value-type="float">
            <text:p>41386520</text:p>
          </table:table-cell>
          <table:table-cell office:value-type="float" office:value="41393280" calcext:value-type="float">
            <text:p>41393280</text:p>
          </table:table-cell>
          <table:table-cell table:number-columns-repeated="6"/>
        </table:table-row>
        <table:table-row table:style-name="ro1">
          <table:table-cell office:value-type="float" office:value="10764536" calcext:value-type="float">
            <text:p>10764536</text:p>
          </table:table-cell>
          <table:table-cell office:value-type="float" office:value="86065448" calcext:value-type="float">
            <text:p>86065448</text:p>
          </table:table-cell>
          <table:table-cell office:value-type="float" office:value="32475280" calcext:value-type="float">
            <text:p>32475280</text:p>
          </table:table-cell>
          <table:table-cell office:value-type="float" office:value="30335680" calcext:value-type="float">
            <text:p>30335680</text:p>
          </table:table-cell>
          <table:table-cell office:value-type="float" office:value="30350520" calcext:value-type="float">
            <text:p>30350520</text:p>
          </table:table-cell>
          <table:table-cell office:value-type="float" office:value="17736592" calcext:value-type="float">
            <text:p>17736592</text:p>
          </table:table-cell>
          <table:table-cell office:value-type="float" office:value="111427304" calcext:value-type="float">
            <text:p>111427304</text:p>
          </table:table-cell>
          <table:table-cell office:value-type="float" office:value="43633080" calcext:value-type="float">
            <text:p>43633080</text:p>
          </table:table-cell>
          <table:table-cell office:value-type="float" office:value="41388384" calcext:value-type="float">
            <text:p>41388384</text:p>
          </table:table-cell>
          <table:table-cell office:value-type="float" office:value="41393664" calcext:value-type="float">
            <text:p>41393664</text:p>
          </table:table-cell>
          <table:table-cell table:number-columns-repeated="6"/>
        </table:table-row>
        <table:table-row table:style-name="ro1">
          <table:table-cell office:value-type="float" office:value="10764800" calcext:value-type="float">
            <text:p>10764800</text:p>
          </table:table-cell>
          <table:table-cell office:value-type="float" office:value="86066000" calcext:value-type="float">
            <text:p>86066000</text:p>
          </table:table-cell>
          <table:table-cell office:value-type="float" office:value="32476096" calcext:value-type="float">
            <text:p>32476096</text:p>
          </table:table-cell>
          <table:table-cell office:value-type="float" office:value="30336024" calcext:value-type="float">
            <text:p>30336024</text:p>
          </table:table-cell>
          <table:table-cell office:value-type="float" office:value="30350768" calcext:value-type="float">
            <text:p>30350768</text:p>
          </table:table-cell>
          <table:table-cell office:value-type="float" office:value="17745352" calcext:value-type="float">
            <text:p>17745352</text:p>
          </table:table-cell>
          <table:table-cell office:value-type="float" office:value="111493992" calcext:value-type="float">
            <text:p>111493992</text:p>
          </table:table-cell>
          <table:table-cell office:value-type="float" office:value="43636752" calcext:value-type="float">
            <text:p>43636752</text:p>
          </table:table-cell>
          <table:table-cell office:value-type="float" office:value="41388560" calcext:value-type="float">
            <text:p>41388560</text:p>
          </table:table-cell>
          <table:table-cell office:value-type="float" office:value="41395928" calcext:value-type="float">
            <text:p>41395928</text:p>
          </table:table-cell>
          <table:table-cell table:number-columns-repeated="6"/>
        </table:table-row>
        <table:table-row table:style-name="ro1">
          <table:table-cell office:value-type="float" office:value="10764976" calcext:value-type="float">
            <text:p>10764976</text:p>
          </table:table-cell>
          <table:table-cell office:value-type="float" office:value="86066680" calcext:value-type="float">
            <text:p>86066680</text:p>
          </table:table-cell>
          <table:table-cell office:value-type="float" office:value="32476424" calcext:value-type="float">
            <text:p>32476424</text:p>
          </table:table-cell>
          <table:table-cell office:value-type="float" office:value="30336720" calcext:value-type="float">
            <text:p>30336720</text:p>
          </table:table-cell>
          <table:table-cell office:value-type="float" office:value="30351136" calcext:value-type="float">
            <text:p>30351136</text:p>
          </table:table-cell>
          <table:table-cell office:value-type="float" office:value="17746808" calcext:value-type="float">
            <text:p>17746808</text:p>
          </table:table-cell>
          <table:table-cell office:value-type="float" office:value="111497496" calcext:value-type="float">
            <text:p>111497496</text:p>
          </table:table-cell>
          <table:table-cell office:value-type="float" office:value="43638232" calcext:value-type="float">
            <text:p>43638232</text:p>
          </table:table-cell>
          <table:table-cell office:value-type="float" office:value="41389184" calcext:value-type="float">
            <text:p>41389184</text:p>
          </table:table-cell>
          <table:table-cell office:value-type="float" office:value="41397744" calcext:value-type="float">
            <text:p>41397744</text:p>
          </table:table-cell>
          <table:table-cell table:number-columns-repeated="6"/>
        </table:table-row>
        <table:table-row table:style-name="ro1">
          <table:table-cell office:value-type="float" office:value="10765128" calcext:value-type="float">
            <text:p>10765128</text:p>
          </table:table-cell>
          <table:table-cell office:value-type="float" office:value="86067272" calcext:value-type="float">
            <text:p>86067272</text:p>
          </table:table-cell>
          <table:table-cell office:value-type="float" office:value="32477024" calcext:value-type="float">
            <text:p>32477024</text:p>
          </table:table-cell>
          <table:table-cell office:value-type="float" office:value="30337328" calcext:value-type="float">
            <text:p>30337328</text:p>
          </table:table-cell>
          <table:table-cell office:value-type="float" office:value="30351536" calcext:value-type="float">
            <text:p>30351536</text:p>
          </table:table-cell>
          <table:table-cell office:value-type="float" office:value="17750832" calcext:value-type="float">
            <text:p>17750832</text:p>
          </table:table-cell>
          <table:table-cell office:value-type="float" office:value="111528608" calcext:value-type="float">
            <text:p>111528608</text:p>
          </table:table-cell>
          <table:table-cell office:value-type="float" office:value="43639384" calcext:value-type="float">
            <text:p>43639384</text:p>
          </table:table-cell>
          <table:table-cell office:value-type="float" office:value="41389408" calcext:value-type="float">
            <text:p>41389408</text:p>
          </table:table-cell>
          <table:table-cell office:value-type="float" office:value="41400144" calcext:value-type="float">
            <text:p>41400144</text:p>
          </table:table-cell>
          <table:table-cell table:number-columns-repeated="6"/>
        </table:table-row>
        <table:table-row table:style-name="ro1">
          <table:table-cell office:value-type="float" office:value="10766632" calcext:value-type="float">
            <text:p>10766632</text:p>
          </table:table-cell>
          <table:table-cell office:value-type="float" office:value="86068392" calcext:value-type="float">
            <text:p>86068392</text:p>
          </table:table-cell>
          <table:table-cell office:value-type="float" office:value="32477168" calcext:value-type="float">
            <text:p>32477168</text:p>
          </table:table-cell>
          <table:table-cell office:value-type="float" office:value="30337856" calcext:value-type="float">
            <text:p>30337856</text:p>
          </table:table-cell>
          <table:table-cell office:value-type="float" office:value="30351768" calcext:value-type="float">
            <text:p>30351768</text:p>
          </table:table-cell>
          <table:table-cell office:value-type="float" office:value="17754544" calcext:value-type="float">
            <text:p>17754544</text:p>
          </table:table-cell>
          <table:table-cell office:value-type="float" office:value="111554448" calcext:value-type="float">
            <text:p>111554448</text:p>
          </table:table-cell>
          <table:table-cell office:value-type="float" office:value="43640728" calcext:value-type="float">
            <text:p>43640728</text:p>
          </table:table-cell>
          <table:table-cell office:value-type="float" office:value="41389856" calcext:value-type="float">
            <text:p>41389856</text:p>
          </table:table-cell>
          <table:table-cell office:value-type="float" office:value="41403344" calcext:value-type="float">
            <text:p>41403344</text:p>
          </table:table-cell>
          <table:table-cell table:number-columns-repeated="6"/>
        </table:table-row>
        <table:table-row table:style-name="ro1">
          <table:table-cell office:value-type="float" office:value="10767184" calcext:value-type="float">
            <text:p>10767184</text:p>
          </table:table-cell>
          <table:table-cell office:value-type="float" office:value="86068512" calcext:value-type="float">
            <text:p>86068512</text:p>
          </table:table-cell>
          <table:table-cell office:value-type="float" office:value="32478248" calcext:value-type="float">
            <text:p>32478248</text:p>
          </table:table-cell>
          <table:table-cell office:value-type="float" office:value="30337968" calcext:value-type="float">
            <text:p>30337968</text:p>
          </table:table-cell>
          <table:table-cell office:value-type="float" office:value="30351944" calcext:value-type="float">
            <text:p>30351944</text:p>
          </table:table-cell>
          <table:table-cell office:value-type="float" office:value="17755456" calcext:value-type="float">
            <text:p>17755456</text:p>
          </table:table-cell>
          <table:table-cell office:value-type="float" office:value="111560720" calcext:value-type="float">
            <text:p>111560720</text:p>
          </table:table-cell>
          <table:table-cell office:value-type="float" office:value="43641920" calcext:value-type="float">
            <text:p>43641920</text:p>
          </table:table-cell>
          <table:table-cell office:value-type="float" office:value="41389960" calcext:value-type="float">
            <text:p>41389960</text:p>
          </table:table-cell>
          <table:table-cell office:value-type="float" office:value="41404792" calcext:value-type="float">
            <text:p>41404792</text:p>
          </table:table-cell>
          <table:table-cell table:number-columns-repeated="6"/>
        </table:table-row>
        <table:table-row table:style-name="ro1">
          <table:table-cell office:value-type="float" office:value="10767720" calcext:value-type="float">
            <text:p>10767720</text:p>
          </table:table-cell>
          <table:table-cell office:value-type="float" office:value="86068568" calcext:value-type="float">
            <text:p>86068568</text:p>
          </table:table-cell>
          <table:table-cell office:value-type="float" office:value="32478504" calcext:value-type="float">
            <text:p>32478504</text:p>
          </table:table-cell>
          <table:table-cell office:value-type="float" office:value="30338120" calcext:value-type="float">
            <text:p>30338120</text:p>
          </table:table-cell>
          <table:table-cell office:value-type="float" office:value="30352136" calcext:value-type="float">
            <text:p>30352136</text:p>
          </table:table-cell>
          <table:table-cell office:value-type="float" office:value="17755456" calcext:value-type="float">
            <text:p>17755456</text:p>
          </table:table-cell>
          <table:table-cell office:value-type="float" office:value="111606112" calcext:value-type="float">
            <text:p>111606112</text:p>
          </table:table-cell>
          <table:table-cell office:value-type="float" office:value="43642464" calcext:value-type="float">
            <text:p>43642464</text:p>
          </table:table-cell>
          <table:table-cell office:value-type="float" office:value="41390232" calcext:value-type="float">
            <text:p>41390232</text:p>
          </table:table-cell>
          <table:table-cell office:value-type="float" office:value="41406856" calcext:value-type="float">
            <text:p>41406856</text:p>
          </table:table-cell>
          <table:table-cell table:number-columns-repeated="6"/>
        </table:table-row>
        <table:table-row table:style-name="ro1">
          <table:table-cell office:value-type="float" office:value="10767856" calcext:value-type="float">
            <text:p>10767856</text:p>
          </table:table-cell>
          <table:table-cell office:value-type="float" office:value="86068728" calcext:value-type="float">
            <text:p>86068728</text:p>
          </table:table-cell>
          <table:table-cell office:value-type="float" office:value="32478600" calcext:value-type="float">
            <text:p>32478600</text:p>
          </table:table-cell>
          <table:table-cell office:value-type="float" office:value="30338720" calcext:value-type="float">
            <text:p>30338720</text:p>
          </table:table-cell>
          <table:table-cell office:value-type="float" office:value="30352504" calcext:value-type="float">
            <text:p>30352504</text:p>
          </table:table-cell>
          <table:table-cell office:value-type="float" office:value="17756320" calcext:value-type="float">
            <text:p>17756320</text:p>
          </table:table-cell>
          <table:table-cell office:value-type="float" office:value="111609064" calcext:value-type="float">
            <text:p>111609064</text:p>
          </table:table-cell>
          <table:table-cell office:value-type="float" office:value="43644328" calcext:value-type="float">
            <text:p>43644328</text:p>
          </table:table-cell>
          <table:table-cell office:value-type="float" office:value="41393784" calcext:value-type="float">
            <text:p>41393784</text:p>
          </table:table-cell>
          <table:table-cell office:value-type="float" office:value="41407784" calcext:value-type="float">
            <text:p>41407784</text:p>
          </table:table-cell>
          <table:table-cell table:number-columns-repeated="6"/>
        </table:table-row>
        <table:table-row table:style-name="ro1">
          <table:table-cell office:value-type="float" office:value="10768384" calcext:value-type="float">
            <text:p>10768384</text:p>
          </table:table-cell>
          <table:table-cell office:value-type="float" office:value="86069680" calcext:value-type="float">
            <text:p>86069680</text:p>
          </table:table-cell>
          <table:table-cell office:value-type="float" office:value="32479712" calcext:value-type="float">
            <text:p>32479712</text:p>
          </table:table-cell>
          <table:table-cell office:value-type="float" office:value="30339088" calcext:value-type="float">
            <text:p>30339088</text:p>
          </table:table-cell>
          <table:table-cell office:value-type="float" office:value="30354624" calcext:value-type="float">
            <text:p>30354624</text:p>
          </table:table-cell>
          <table:table-cell office:value-type="float" office:value="17756360" calcext:value-type="float">
            <text:p>17756360</text:p>
          </table:table-cell>
          <table:table-cell office:value-type="float" office:value="111632992" calcext:value-type="float">
            <text:p>111632992</text:p>
          </table:table-cell>
          <table:table-cell office:value-type="float" office:value="43647256" calcext:value-type="float">
            <text:p>43647256</text:p>
          </table:table-cell>
          <table:table-cell office:value-type="float" office:value="41394072" calcext:value-type="float">
            <text:p>41394072</text:p>
          </table:table-cell>
          <table:table-cell office:value-type="float" office:value="41409424" calcext:value-type="float">
            <text:p>41409424</text:p>
          </table:table-cell>
          <table:table-cell table:number-columns-repeated="6"/>
        </table:table-row>
        <table:table-row table:style-name="ro1">
          <table:table-cell office:value-type="float" office:value="10768816" calcext:value-type="float">
            <text:p>10768816</text:p>
          </table:table-cell>
          <table:table-cell office:value-type="float" office:value="86070400" calcext:value-type="float">
            <text:p>86070400</text:p>
          </table:table-cell>
          <table:table-cell office:value-type="float" office:value="32479912" calcext:value-type="float">
            <text:p>32479912</text:p>
          </table:table-cell>
          <table:table-cell office:value-type="float" office:value="30339288" calcext:value-type="float">
            <text:p>30339288</text:p>
          </table:table-cell>
          <table:table-cell office:value-type="float" office:value="30355160" calcext:value-type="float">
            <text:p>30355160</text:p>
          </table:table-cell>
          <table:table-cell office:value-type="float" office:value="17756600" calcext:value-type="float">
            <text:p>17756600</text:p>
          </table:table-cell>
          <table:table-cell office:value-type="float" office:value="111640632" calcext:value-type="float">
            <text:p>111640632</text:p>
          </table:table-cell>
          <table:table-cell office:value-type="float" office:value="43647688" calcext:value-type="float">
            <text:p>43647688</text:p>
          </table:table-cell>
          <table:table-cell office:value-type="float" office:value="41396552" calcext:value-type="float">
            <text:p>41396552</text:p>
          </table:table-cell>
          <table:table-cell office:value-type="float" office:value="41409848" calcext:value-type="float">
            <text:p>41409848</text:p>
          </table:table-cell>
          <table:table-cell table:number-columns-repeated="6"/>
        </table:table-row>
        <table:table-row table:style-name="ro1">
          <table:table-cell office:value-type="float" office:value="10768952" calcext:value-type="float">
            <text:p>10768952</text:p>
          </table:table-cell>
          <table:table-cell office:value-type="float" office:value="86070792" calcext:value-type="float">
            <text:p>86070792</text:p>
          </table:table-cell>
          <table:table-cell office:value-type="float" office:value="32480360" calcext:value-type="float">
            <text:p>32480360</text:p>
          </table:table-cell>
          <table:table-cell office:value-type="float" office:value="30340016" calcext:value-type="float">
            <text:p>30340016</text:p>
          </table:table-cell>
          <table:table-cell office:value-type="float" office:value="30355328" calcext:value-type="float">
            <text:p>30355328</text:p>
          </table:table-cell>
          <table:table-cell office:value-type="float" office:value="17767288" calcext:value-type="float">
            <text:p>17767288</text:p>
          </table:table-cell>
          <table:table-cell office:value-type="float" office:value="111676288" calcext:value-type="float">
            <text:p>111676288</text:p>
          </table:table-cell>
          <table:table-cell office:value-type="float" office:value="43649384" calcext:value-type="float">
            <text:p>43649384</text:p>
          </table:table-cell>
          <table:table-cell office:value-type="float" office:value="41396920" calcext:value-type="float">
            <text:p>41396920</text:p>
          </table:table-cell>
          <table:table-cell office:value-type="float" office:value="41412064" calcext:value-type="float">
            <text:p>41412064</text:p>
          </table:table-cell>
          <table:table-cell table:number-columns-repeated="6"/>
        </table:table-row>
        <table:table-row table:style-name="ro1">
          <table:table-cell office:value-type="float" office:value="10769040" calcext:value-type="float">
            <text:p>10769040</text:p>
          </table:table-cell>
          <table:table-cell office:value-type="float" office:value="86071136" calcext:value-type="float">
            <text:p>86071136</text:p>
          </table:table-cell>
          <table:table-cell office:value-type="float" office:value="32480472" calcext:value-type="float">
            <text:p>32480472</text:p>
          </table:table-cell>
          <table:table-cell office:value-type="float" office:value="30340016" calcext:value-type="float">
            <text:p>30340016</text:p>
          </table:table-cell>
          <table:table-cell office:value-type="float" office:value="30355480" calcext:value-type="float">
            <text:p>30355480</text:p>
          </table:table-cell>
          <table:table-cell office:value-type="float" office:value="17770832" calcext:value-type="float">
            <text:p>17770832</text:p>
          </table:table-cell>
          <table:table-cell office:value-type="float" office:value="111679584" calcext:value-type="float">
            <text:p>111679584</text:p>
          </table:table-cell>
          <table:table-cell office:value-type="float" office:value="43652376" calcext:value-type="float">
            <text:p>43652376</text:p>
          </table:table-cell>
          <table:table-cell office:value-type="float" office:value="41397456" calcext:value-type="float">
            <text:p>41397456</text:p>
          </table:table-cell>
          <table:table-cell office:value-type="float" office:value="41412800" calcext:value-type="float">
            <text:p>41412800</text:p>
          </table:table-cell>
          <table:table-cell table:number-columns-repeated="6"/>
        </table:table-row>
        <table:table-row table:style-name="ro1">
          <table:table-cell office:value-type="float" office:value="10769264" calcext:value-type="float">
            <text:p>10769264</text:p>
          </table:table-cell>
          <table:table-cell office:value-type="float" office:value="86071440" calcext:value-type="float">
            <text:p>86071440</text:p>
          </table:table-cell>
          <table:table-cell office:value-type="float" office:value="32480568" calcext:value-type="float">
            <text:p>32480568</text:p>
          </table:table-cell>
          <table:table-cell office:value-type="float" office:value="30340560" calcext:value-type="float">
            <text:p>30340560</text:p>
          </table:table-cell>
          <table:table-cell office:value-type="float" office:value="30355864" calcext:value-type="float">
            <text:p>30355864</text:p>
          </table:table-cell>
          <table:table-cell office:value-type="float" office:value="17772432" calcext:value-type="float">
            <text:p>17772432</text:p>
          </table:table-cell>
          <table:table-cell office:value-type="float" office:value="111711928" calcext:value-type="float">
            <text:p>111711928</text:p>
          </table:table-cell>
          <table:table-cell office:value-type="float" office:value="43654976" calcext:value-type="float">
            <text:p>43654976</text:p>
          </table:table-cell>
          <table:table-cell office:value-type="float" office:value="41398784" calcext:value-type="float">
            <text:p>41398784</text:p>
          </table:table-cell>
          <table:table-cell office:value-type="float" office:value="41416840" calcext:value-type="float">
            <text:p>41416840</text:p>
          </table:table-cell>
          <table:table-cell table:number-columns-repeated="6"/>
        </table:table-row>
        <table:table-row table:style-name="ro1">
          <table:table-cell office:value-type="float" office:value="10769352" calcext:value-type="float">
            <text:p>10769352</text:p>
          </table:table-cell>
          <table:table-cell office:value-type="float" office:value="86071640" calcext:value-type="float">
            <text:p>86071640</text:p>
          </table:table-cell>
          <table:table-cell office:value-type="float" office:value="32480976" calcext:value-type="float">
            <text:p>32480976</text:p>
          </table:table-cell>
          <table:table-cell office:value-type="float" office:value="30340688" calcext:value-type="float">
            <text:p>30340688</text:p>
          </table:table-cell>
          <table:table-cell office:value-type="float" office:value="30356448" calcext:value-type="float">
            <text:p>30356448</text:p>
          </table:table-cell>
          <table:table-cell office:value-type="float" office:value="17772912" calcext:value-type="float">
            <text:p>17772912</text:p>
          </table:table-cell>
          <table:table-cell office:value-type="float" office:value="111734104" calcext:value-type="float">
            <text:p>111734104</text:p>
          </table:table-cell>
          <table:table-cell office:value-type="float" office:value="43655024" calcext:value-type="float">
            <text:p>43655024</text:p>
          </table:table-cell>
          <table:table-cell office:value-type="float" office:value="41404688" calcext:value-type="float">
            <text:p>41404688</text:p>
          </table:table-cell>
          <table:table-cell office:value-type="float" office:value="41417520" calcext:value-type="float">
            <text:p>41417520</text:p>
          </table:table-cell>
          <table:table-cell table:number-columns-repeated="6"/>
        </table:table-row>
        <table:table-row table:style-name="ro1">
          <table:table-cell office:value-type="float" office:value="10769928" calcext:value-type="float">
            <text:p>10769928</text:p>
          </table:table-cell>
          <table:table-cell office:value-type="float" office:value="86071712" calcext:value-type="float">
            <text:p>86071712</text:p>
          </table:table-cell>
          <table:table-cell office:value-type="float" office:value="32481136" calcext:value-type="float">
            <text:p>32481136</text:p>
          </table:table-cell>
          <table:table-cell office:value-type="float" office:value="30340776" calcext:value-type="float">
            <text:p>30340776</text:p>
          </table:table-cell>
          <table:table-cell office:value-type="float" office:value="30356776" calcext:value-type="float">
            <text:p>30356776</text:p>
          </table:table-cell>
          <table:table-cell office:value-type="float" office:value="17773592" calcext:value-type="float">
            <text:p>17773592</text:p>
          </table:table-cell>
          <table:table-cell office:value-type="float" office:value="111756840" calcext:value-type="float">
            <text:p>111756840</text:p>
          </table:table-cell>
          <table:table-cell office:value-type="float" office:value="43657248" calcext:value-type="float">
            <text:p>43657248</text:p>
          </table:table-cell>
          <table:table-cell office:value-type="float" office:value="41405216" calcext:value-type="float">
            <text:p>41405216</text:p>
          </table:table-cell>
          <table:table-cell office:value-type="float" office:value="41419128" calcext:value-type="float">
            <text:p>41419128</text:p>
          </table:table-cell>
          <table:table-cell table:number-columns-repeated="6"/>
        </table:table-row>
        <table:table-row table:style-name="ro1">
          <table:table-cell office:value-type="float" office:value="10769984" calcext:value-type="float">
            <text:p>10769984</text:p>
          </table:table-cell>
          <table:table-cell office:value-type="float" office:value="86072744" calcext:value-type="float">
            <text:p>86072744</text:p>
          </table:table-cell>
          <table:table-cell office:value-type="float" office:value="32482504" calcext:value-type="float">
            <text:p>32482504</text:p>
          </table:table-cell>
          <table:table-cell office:value-type="float" office:value="30341640" calcext:value-type="float">
            <text:p>30341640</text:p>
          </table:table-cell>
          <table:table-cell office:value-type="float" office:value="30357504" calcext:value-type="float">
            <text:p>30357504</text:p>
          </table:table-cell>
          <table:table-cell office:value-type="float" office:value="17774144" calcext:value-type="float">
            <text:p>17774144</text:p>
          </table:table-cell>
          <table:table-cell office:value-type="float" office:value="111822896" calcext:value-type="float">
            <text:p>111822896</text:p>
          </table:table-cell>
          <table:table-cell office:value-type="float" office:value="43658624" calcext:value-type="float">
            <text:p>43658624</text:p>
          </table:table-cell>
          <table:table-cell office:value-type="float" office:value="41405664" calcext:value-type="float">
            <text:p>41405664</text:p>
          </table:table-cell>
          <table:table-cell office:value-type="float" office:value="41421784" calcext:value-type="float">
            <text:p>41421784</text:p>
          </table:table-cell>
          <table:table-cell table:number-columns-repeated="6"/>
        </table:table-row>
        <table:table-row table:style-name="ro1">
          <table:table-cell office:value-type="float" office:value="10770504" calcext:value-type="float">
            <text:p>10770504</text:p>
          </table:table-cell>
          <table:table-cell office:value-type="float" office:value="86072760" calcext:value-type="float">
            <text:p>86072760</text:p>
          </table:table-cell>
          <table:table-cell office:value-type="float" office:value="32483456" calcext:value-type="float">
            <text:p>32483456</text:p>
          </table:table-cell>
          <table:table-cell office:value-type="float" office:value="30342280" calcext:value-type="float">
            <text:p>30342280</text:p>
          </table:table-cell>
          <table:table-cell office:value-type="float" office:value="30359464" calcext:value-type="float">
            <text:p>30359464</text:p>
          </table:table-cell>
          <table:table-cell office:value-type="float" office:value="17778088" calcext:value-type="float">
            <text:p>17778088</text:p>
          </table:table-cell>
          <table:table-cell office:value-type="float" office:value="111834560" calcext:value-type="float">
            <text:p>111834560</text:p>
          </table:table-cell>
          <table:table-cell office:value-type="float" office:value="43658952" calcext:value-type="float">
            <text:p>43658952</text:p>
          </table:table-cell>
          <table:table-cell office:value-type="float" office:value="41406800" calcext:value-type="float">
            <text:p>41406800</text:p>
          </table:table-cell>
          <table:table-cell office:value-type="float" office:value="41422976" calcext:value-type="float">
            <text:p>41422976</text:p>
          </table:table-cell>
          <table:table-cell table:number-columns-repeated="6"/>
        </table:table-row>
        <table:table-row table:style-name="ro1">
          <table:table-cell office:value-type="float" office:value="10771160" calcext:value-type="float">
            <text:p>10771160</text:p>
          </table:table-cell>
          <table:table-cell office:value-type="float" office:value="86072920" calcext:value-type="float">
            <text:p>86072920</text:p>
          </table:table-cell>
          <table:table-cell office:value-type="float" office:value="32484224" calcext:value-type="float">
            <text:p>32484224</text:p>
          </table:table-cell>
          <table:table-cell office:value-type="float" office:value="30342584" calcext:value-type="float">
            <text:p>30342584</text:p>
          </table:table-cell>
          <table:table-cell office:value-type="float" office:value="30359960" calcext:value-type="float">
            <text:p>30359960</text:p>
          </table:table-cell>
          <table:table-cell office:value-type="float" office:value="17780472" calcext:value-type="float">
            <text:p>17780472</text:p>
          </table:table-cell>
          <table:table-cell office:value-type="float" office:value="111894944" calcext:value-type="float">
            <text:p>111894944</text:p>
          </table:table-cell>
          <table:table-cell office:value-type="float" office:value="43659648" calcext:value-type="float">
            <text:p>43659648</text:p>
          </table:table-cell>
          <table:table-cell office:value-type="float" office:value="41407792" calcext:value-type="float">
            <text:p>41407792</text:p>
          </table:table-cell>
          <table:table-cell office:value-type="float" office:value="41427480" calcext:value-type="float">
            <text:p>41427480</text:p>
          </table:table-cell>
          <table:table-cell table:number-columns-repeated="6"/>
        </table:table-row>
        <table:table-row table:style-name="ro1">
          <table:table-cell office:value-type="float" office:value="10771496" calcext:value-type="float">
            <text:p>10771496</text:p>
          </table:table-cell>
          <table:table-cell office:value-type="float" office:value="86073152" calcext:value-type="float">
            <text:p>86073152</text:p>
          </table:table-cell>
          <table:table-cell office:value-type="float" office:value="32484288" calcext:value-type="float">
            <text:p>32484288</text:p>
          </table:table-cell>
          <table:table-cell office:value-type="float" office:value="30342872" calcext:value-type="float">
            <text:p>30342872</text:p>
          </table:table-cell>
          <table:table-cell office:value-type="float" office:value="30360200" calcext:value-type="float">
            <text:p>30360200</text:p>
          </table:table-cell>
          <table:table-cell office:value-type="float" office:value="17782840" calcext:value-type="float">
            <text:p>17782840</text:p>
          </table:table-cell>
          <table:table-cell office:value-type="float" office:value="111938808" calcext:value-type="float">
            <text:p>111938808</text:p>
          </table:table-cell>
          <table:table-cell office:value-type="float" office:value="43661888" calcext:value-type="float">
            <text:p>43661888</text:p>
          </table:table-cell>
          <table:table-cell office:value-type="float" office:value="41408288" calcext:value-type="float">
            <text:p>41408288</text:p>
          </table:table-cell>
          <table:table-cell office:value-type="float" office:value="41427944" calcext:value-type="float">
            <text:p>41427944</text:p>
          </table:table-cell>
          <table:table-cell table:number-columns-repeated="6"/>
        </table:table-row>
        <table:table-row table:style-name="ro1">
          <table:table-cell office:value-type="float" office:value="10771648" calcext:value-type="float">
            <text:p>10771648</text:p>
          </table:table-cell>
          <table:table-cell office:value-type="float" office:value="86073192" calcext:value-type="float">
            <text:p>86073192</text:p>
          </table:table-cell>
          <table:table-cell office:value-type="float" office:value="32484512" calcext:value-type="float">
            <text:p>32484512</text:p>
          </table:table-cell>
          <table:table-cell office:value-type="float" office:value="30342880" calcext:value-type="float">
            <text:p>30342880</text:p>
          </table:table-cell>
          <table:table-cell office:value-type="float" office:value="30360440" calcext:value-type="float">
            <text:p>30360440</text:p>
          </table:table-cell>
          <table:table-cell office:value-type="float" office:value="17786584" calcext:value-type="float">
            <text:p>17786584</text:p>
          </table:table-cell>
          <table:table-cell office:value-type="float" office:value="111951896" calcext:value-type="float">
            <text:p>111951896</text:p>
          </table:table-cell>
          <table:table-cell office:value-type="float" office:value="43666856" calcext:value-type="float">
            <text:p>43666856</text:p>
          </table:table-cell>
          <table:table-cell office:value-type="float" office:value="41410376" calcext:value-type="float">
            <text:p>41410376</text:p>
          </table:table-cell>
          <table:table-cell office:value-type="float" office:value="41428192" calcext:value-type="float">
            <text:p>41428192</text:p>
          </table:table-cell>
          <table:table-cell table:number-columns-repeated="6"/>
        </table:table-row>
        <table:table-row table:style-name="ro1">
          <table:table-cell office:value-type="float" office:value="10771736" calcext:value-type="float">
            <text:p>10771736</text:p>
          </table:table-cell>
          <table:table-cell office:value-type="float" office:value="86073264" calcext:value-type="float">
            <text:p>86073264</text:p>
          </table:table-cell>
          <table:table-cell office:value-type="float" office:value="32484552" calcext:value-type="float">
            <text:p>32484552</text:p>
          </table:table-cell>
          <table:table-cell office:value-type="float" office:value="30342880" calcext:value-type="float">
            <text:p>30342880</text:p>
          </table:table-cell>
          <table:table-cell office:value-type="float" office:value="30360648" calcext:value-type="float">
            <text:p>30360648</text:p>
          </table:table-cell>
          <table:table-cell office:value-type="float" office:value="17787440" calcext:value-type="float">
            <text:p>17787440</text:p>
          </table:table-cell>
          <table:table-cell office:value-type="float" office:value="111957816" calcext:value-type="float">
            <text:p>111957816</text:p>
          </table:table-cell>
          <table:table-cell office:value-type="float" office:value="43668536" calcext:value-type="float">
            <text:p>43668536</text:p>
          </table:table-cell>
          <table:table-cell office:value-type="float" office:value="41411912" calcext:value-type="float">
            <text:p>41411912</text:p>
          </table:table-cell>
          <table:table-cell office:value-type="float" office:value="41428520" calcext:value-type="float">
            <text:p>41428520</text:p>
          </table:table-cell>
          <table:table-cell table:number-columns-repeated="6"/>
        </table:table-row>
        <table:table-row table:style-name="ro1">
          <table:table-cell office:value-type="float" office:value="10772496" calcext:value-type="float">
            <text:p>10772496</text:p>
          </table:table-cell>
          <table:table-cell office:value-type="float" office:value="86073568" calcext:value-type="float">
            <text:p>86073568</text:p>
          </table:table-cell>
          <table:table-cell office:value-type="float" office:value="32484824" calcext:value-type="float">
            <text:p>32484824</text:p>
          </table:table-cell>
          <table:table-cell office:value-type="float" office:value="30343080" calcext:value-type="float">
            <text:p>30343080</text:p>
          </table:table-cell>
          <table:table-cell office:value-type="float" office:value="30361240" calcext:value-type="float">
            <text:p>30361240</text:p>
          </table:table-cell>
          <table:table-cell office:value-type="float" office:value="17792352" calcext:value-type="float">
            <text:p>17792352</text:p>
          </table:table-cell>
          <table:table-cell office:value-type="float" office:value="112032968" calcext:value-type="float">
            <text:p>112032968</text:p>
          </table:table-cell>
          <table:table-cell office:value-type="float" office:value="43668736" calcext:value-type="float">
            <text:p>43668736</text:p>
          </table:table-cell>
          <table:table-cell office:value-type="float" office:value="41411992" calcext:value-type="float">
            <text:p>41411992</text:p>
          </table:table-cell>
          <table:table-cell office:value-type="float" office:value="41431368" calcext:value-type="float">
            <text:p>41431368</text:p>
          </table:table-cell>
          <table:table-cell table:number-columns-repeated="6"/>
        </table:table-row>
        <table:table-row table:style-name="ro1">
          <table:table-cell office:value-type="float" office:value="10773024" calcext:value-type="float">
            <text:p>10773024</text:p>
          </table:table-cell>
          <table:table-cell office:value-type="float" office:value="86074080" calcext:value-type="float">
            <text:p>86074080</text:p>
          </table:table-cell>
          <table:table-cell office:value-type="float" office:value="32485592" calcext:value-type="float">
            <text:p>32485592</text:p>
          </table:table-cell>
          <table:table-cell office:value-type="float" office:value="30343288" calcext:value-type="float">
            <text:p>30343288</text:p>
          </table:table-cell>
          <table:table-cell office:value-type="float" office:value="30361864" calcext:value-type="float">
            <text:p>30361864</text:p>
          </table:table-cell>
          <table:table-cell office:value-type="float" office:value="17794752" calcext:value-type="float">
            <text:p>17794752</text:p>
          </table:table-cell>
          <table:table-cell office:value-type="float" office:value="112045440" calcext:value-type="float">
            <text:p>112045440</text:p>
          </table:table-cell>
          <table:table-cell office:value-type="float" office:value="43668904" calcext:value-type="float">
            <text:p>43668904</text:p>
          </table:table-cell>
          <table:table-cell office:value-type="float" office:value="41412416" calcext:value-type="float">
            <text:p>41412416</text:p>
          </table:table-cell>
          <table:table-cell office:value-type="float" office:value="41431880" calcext:value-type="float">
            <text:p>41431880</text:p>
          </table:table-cell>
          <table:table-cell table:number-columns-repeated="6"/>
        </table:table-row>
        <table:table-row table:style-name="ro1">
          <table:table-cell office:value-type="float" office:value="10773808" calcext:value-type="float">
            <text:p>10773808</text:p>
          </table:table-cell>
          <table:table-cell office:value-type="float" office:value="86074568" calcext:value-type="float">
            <text:p>86074568</text:p>
          </table:table-cell>
          <table:table-cell office:value-type="float" office:value="32488000" calcext:value-type="float">
            <text:p>32488000</text:p>
          </table:table-cell>
          <table:table-cell office:value-type="float" office:value="30343984" calcext:value-type="float">
            <text:p>30343984</text:p>
          </table:table-cell>
          <table:table-cell office:value-type="float" office:value="30362328" calcext:value-type="float">
            <text:p>30362328</text:p>
          </table:table-cell>
          <table:table-cell office:value-type="float" office:value="17796824" calcext:value-type="float">
            <text:p>17796824</text:p>
          </table:table-cell>
          <table:table-cell office:value-type="float" office:value="112054792" calcext:value-type="float">
            <text:p>112054792</text:p>
          </table:table-cell>
          <table:table-cell office:value-type="float" office:value="43669808" calcext:value-type="float">
            <text:p>43669808</text:p>
          </table:table-cell>
          <table:table-cell office:value-type="float" office:value="41417664" calcext:value-type="float">
            <text:p>41417664</text:p>
          </table:table-cell>
          <table:table-cell office:value-type="float" office:value="41432896" calcext:value-type="float">
            <text:p>41432896</text:p>
          </table:table-cell>
          <table:table-cell table:number-columns-repeated="6"/>
        </table:table-row>
        <table:table-row table:style-name="ro1">
          <table:table-cell office:value-type="float" office:value="10775232" calcext:value-type="float">
            <text:p>10775232</text:p>
          </table:table-cell>
          <table:table-cell office:value-type="float" office:value="86075352" calcext:value-type="float">
            <text:p>86075352</text:p>
          </table:table-cell>
          <table:table-cell office:value-type="float" office:value="32489536" calcext:value-type="float">
            <text:p>32489536</text:p>
          </table:table-cell>
          <table:table-cell office:value-type="float" office:value="30344048" calcext:value-type="float">
            <text:p>30344048</text:p>
          </table:table-cell>
          <table:table-cell office:value-type="float" office:value="30362472" calcext:value-type="float">
            <text:p>30362472</text:p>
          </table:table-cell>
          <table:table-cell office:value-type="float" office:value="17801528" calcext:value-type="float">
            <text:p>17801528</text:p>
          </table:table-cell>
          <table:table-cell office:value-type="float" office:value="112108936" calcext:value-type="float">
            <text:p>112108936</text:p>
          </table:table-cell>
          <table:table-cell office:value-type="float" office:value="43671552" calcext:value-type="float">
            <text:p>43671552</text:p>
          </table:table-cell>
          <table:table-cell office:value-type="float" office:value="41418560" calcext:value-type="float">
            <text:p>41418560</text:p>
          </table:table-cell>
          <table:table-cell office:value-type="float" office:value="41435904" calcext:value-type="float">
            <text:p>41435904</text:p>
          </table:table-cell>
          <table:table-cell table:number-columns-repeated="6"/>
        </table:table-row>
        <table:table-row table:style-name="ro1">
          <table:table-cell office:value-type="float" office:value="10775328" calcext:value-type="float">
            <text:p>10775328</text:p>
          </table:table-cell>
          <table:table-cell office:value-type="float" office:value="86075672" calcext:value-type="float">
            <text:p>86075672</text:p>
          </table:table-cell>
          <table:table-cell office:value-type="float" office:value="32490856" calcext:value-type="float">
            <text:p>32490856</text:p>
          </table:table-cell>
          <table:table-cell office:value-type="float" office:value="30344280" calcext:value-type="float">
            <text:p>30344280</text:p>
          </table:table-cell>
          <table:table-cell office:value-type="float" office:value="30362840" calcext:value-type="float">
            <text:p>30362840</text:p>
          </table:table-cell>
          <table:table-cell office:value-type="float" office:value="17802824" calcext:value-type="float">
            <text:p>17802824</text:p>
          </table:table-cell>
          <table:table-cell office:value-type="float" office:value="112118136" calcext:value-type="float">
            <text:p>112118136</text:p>
          </table:table-cell>
          <table:table-cell office:value-type="float" office:value="43673264" calcext:value-type="float">
            <text:p>43673264</text:p>
          </table:table-cell>
          <table:table-cell office:value-type="float" office:value="41420208" calcext:value-type="float">
            <text:p>41420208</text:p>
          </table:table-cell>
          <table:table-cell office:value-type="float" office:value="41436176" calcext:value-type="float">
            <text:p>41436176</text:p>
          </table:table-cell>
          <table:table-cell table:number-columns-repeated="6"/>
        </table:table-row>
        <table:table-row table:style-name="ro1">
          <table:table-cell office:value-type="float" office:value="10775344" calcext:value-type="float">
            <text:p>10775344</text:p>
          </table:table-cell>
          <table:table-cell office:value-type="float" office:value="86075792" calcext:value-type="float">
            <text:p>86075792</text:p>
          </table:table-cell>
          <table:table-cell office:value-type="float" office:value="32491536" calcext:value-type="float">
            <text:p>32491536</text:p>
          </table:table-cell>
          <table:table-cell office:value-type="float" office:value="30344672" calcext:value-type="float">
            <text:p>30344672</text:p>
          </table:table-cell>
          <table:table-cell office:value-type="float" office:value="30363840" calcext:value-type="float">
            <text:p>30363840</text:p>
          </table:table-cell>
          <table:table-cell office:value-type="float" office:value="17804712" calcext:value-type="float">
            <text:p>17804712</text:p>
          </table:table-cell>
          <table:table-cell office:value-type="float" office:value="112121504" calcext:value-type="float">
            <text:p>112121504</text:p>
          </table:table-cell>
          <table:table-cell office:value-type="float" office:value="43678592" calcext:value-type="float">
            <text:p>43678592</text:p>
          </table:table-cell>
          <table:table-cell office:value-type="float" office:value="41427968" calcext:value-type="float">
            <text:p>41427968</text:p>
          </table:table-cell>
          <table:table-cell office:value-type="float" office:value="41436816" calcext:value-type="float">
            <text:p>41436816</text:p>
          </table:table-cell>
          <table:table-cell table:number-columns-repeated="6"/>
        </table:table-row>
        <table:table-row table:style-name="ro1">
          <table:table-cell office:value-type="float" office:value="10775400" calcext:value-type="float">
            <text:p>10775400</text:p>
          </table:table-cell>
          <table:table-cell office:value-type="float" office:value="86076168" calcext:value-type="float">
            <text:p>86076168</text:p>
          </table:table-cell>
          <table:table-cell office:value-type="float" office:value="32491608" calcext:value-type="float">
            <text:p>32491608</text:p>
          </table:table-cell>
          <table:table-cell office:value-type="float" office:value="30344776" calcext:value-type="float">
            <text:p>30344776</text:p>
          </table:table-cell>
          <table:table-cell office:value-type="float" office:value="30364664" calcext:value-type="float">
            <text:p>30364664</text:p>
          </table:table-cell>
          <table:table-cell office:value-type="float" office:value="17804952" calcext:value-type="float">
            <text:p>17804952</text:p>
          </table:table-cell>
          <table:table-cell office:value-type="float" office:value="112123400" calcext:value-type="float">
            <text:p>112123400</text:p>
          </table:table-cell>
          <table:table-cell office:value-type="float" office:value="43689856" calcext:value-type="float">
            <text:p>43689856</text:p>
          </table:table-cell>
          <table:table-cell office:value-type="float" office:value="41429176" calcext:value-type="float">
            <text:p>41429176</text:p>
          </table:table-cell>
          <table:table-cell office:value-type="float" office:value="41441624" calcext:value-type="float">
            <text:p>41441624</text:p>
          </table:table-cell>
          <table:table-cell table:number-columns-repeated="6"/>
        </table:table-row>
        <table:table-row table:style-name="ro1">
          <table:table-cell office:value-type="float" office:value="10775664" calcext:value-type="float">
            <text:p>10775664</text:p>
          </table:table-cell>
          <table:table-cell office:value-type="float" office:value="86076456" calcext:value-type="float">
            <text:p>86076456</text:p>
          </table:table-cell>
          <table:table-cell office:value-type="float" office:value="32491688" calcext:value-type="float">
            <text:p>32491688</text:p>
          </table:table-cell>
          <table:table-cell office:value-type="float" office:value="30345376" calcext:value-type="float">
            <text:p>30345376</text:p>
          </table:table-cell>
          <table:table-cell office:value-type="float" office:value="30365104" calcext:value-type="float">
            <text:p>30365104</text:p>
          </table:table-cell>
          <table:table-cell office:value-type="float" office:value="17805896" calcext:value-type="float">
            <text:p>17805896</text:p>
          </table:table-cell>
          <table:table-cell office:value-type="float" office:value="112168416" calcext:value-type="float">
            <text:p>112168416</text:p>
          </table:table-cell>
          <table:table-cell office:value-type="float" office:value="43695968" calcext:value-type="float">
            <text:p>43695968</text:p>
          </table:table-cell>
          <table:table-cell office:value-type="float" office:value="41431216" calcext:value-type="float">
            <text:p>41431216</text:p>
          </table:table-cell>
          <table:table-cell office:value-type="float" office:value="41442544" calcext:value-type="float">
            <text:p>41442544</text:p>
          </table:table-cell>
          <table:table-cell table:number-columns-repeated="6"/>
        </table:table-row>
        <table:table-row table:style-name="ro1">
          <table:table-cell office:value-type="float" office:value="10776208" calcext:value-type="float">
            <text:p>10776208</text:p>
          </table:table-cell>
          <table:table-cell office:value-type="float" office:value="86076512" calcext:value-type="float">
            <text:p>86076512</text:p>
          </table:table-cell>
          <table:table-cell office:value-type="float" office:value="32491944" calcext:value-type="float">
            <text:p>32491944</text:p>
          </table:table-cell>
          <table:table-cell office:value-type="float" office:value="30346416" calcext:value-type="float">
            <text:p>30346416</text:p>
          </table:table-cell>
          <table:table-cell office:value-type="float" office:value="30365280" calcext:value-type="float">
            <text:p>30365280</text:p>
          </table:table-cell>
          <table:table-cell office:value-type="float" office:value="17807768" calcext:value-type="float">
            <text:p>17807768</text:p>
          </table:table-cell>
          <table:table-cell office:value-type="float" office:value="112207464" calcext:value-type="float">
            <text:p>112207464</text:p>
          </table:table-cell>
          <table:table-cell office:value-type="float" office:value="43697432" calcext:value-type="float">
            <text:p>43697432</text:p>
          </table:table-cell>
          <table:table-cell office:value-type="float" office:value="41437168" calcext:value-type="float">
            <text:p>41437168</text:p>
          </table:table-cell>
          <table:table-cell office:value-type="float" office:value="41443528" calcext:value-type="float">
            <text:p>41443528</text:p>
          </table:table-cell>
          <table:table-cell table:number-columns-repeated="6"/>
        </table:table-row>
        <table:table-row table:style-name="ro1">
          <table:table-cell office:value-type="float" office:value="10776600" calcext:value-type="float">
            <text:p>10776600</text:p>
          </table:table-cell>
          <table:table-cell office:value-type="float" office:value="86077432" calcext:value-type="float">
            <text:p>86077432</text:p>
          </table:table-cell>
          <table:table-cell office:value-type="float" office:value="32492288" calcext:value-type="float">
            <text:p>32492288</text:p>
          </table:table-cell>
          <table:table-cell office:value-type="float" office:value="30346936" calcext:value-type="float">
            <text:p>30346936</text:p>
          </table:table-cell>
          <table:table-cell office:value-type="float" office:value="30365408" calcext:value-type="float">
            <text:p>30365408</text:p>
          </table:table-cell>
          <table:table-cell office:value-type="float" office:value="17809072" calcext:value-type="float">
            <text:p>17809072</text:p>
          </table:table-cell>
          <table:table-cell office:value-type="float" office:value="112256648" calcext:value-type="float">
            <text:p>112256648</text:p>
          </table:table-cell>
          <table:table-cell office:value-type="float" office:value="43701464" calcext:value-type="float">
            <text:p>43701464</text:p>
          </table:table-cell>
          <table:table-cell office:value-type="float" office:value="41439592" calcext:value-type="float">
            <text:p>41439592</text:p>
          </table:table-cell>
          <table:table-cell office:value-type="float" office:value="41444576" calcext:value-type="float">
            <text:p>41444576</text:p>
          </table:table-cell>
          <table:table-cell table:number-columns-repeated="6"/>
        </table:table-row>
        <table:table-row table:style-name="ro1">
          <table:table-cell office:value-type="float" office:value="10776816" calcext:value-type="float">
            <text:p>10776816</text:p>
          </table:table-cell>
          <table:table-cell office:value-type="float" office:value="86077776" calcext:value-type="float">
            <text:p>86077776</text:p>
          </table:table-cell>
          <table:table-cell office:value-type="float" office:value="32493344" calcext:value-type="float">
            <text:p>32493344</text:p>
          </table:table-cell>
          <table:table-cell office:value-type="float" office:value="30346976" calcext:value-type="float">
            <text:p>30346976</text:p>
          </table:table-cell>
          <table:table-cell office:value-type="float" office:value="30365776" calcext:value-type="float">
            <text:p>30365776</text:p>
          </table:table-cell>
          <table:table-cell office:value-type="float" office:value="17809872" calcext:value-type="float">
            <text:p>17809872</text:p>
          </table:table-cell>
          <table:table-cell office:value-type="float" office:value="112261616" calcext:value-type="float">
            <text:p>112261616</text:p>
          </table:table-cell>
          <table:table-cell office:value-type="float" office:value="43701600" calcext:value-type="float">
            <text:p>43701600</text:p>
          </table:table-cell>
          <table:table-cell office:value-type="float" office:value="41440720" calcext:value-type="float">
            <text:p>41440720</text:p>
          </table:table-cell>
          <table:table-cell office:value-type="float" office:value="41445688" calcext:value-type="float">
            <text:p>41445688</text:p>
          </table:table-cell>
          <table:table-cell table:number-columns-repeated="6"/>
        </table:table-row>
        <table:table-row table:style-name="ro1">
          <table:table-cell office:value-type="float" office:value="10777560" calcext:value-type="float">
            <text:p>10777560</text:p>
          </table:table-cell>
          <table:table-cell office:value-type="float" office:value="86078824" calcext:value-type="float">
            <text:p>86078824</text:p>
          </table:table-cell>
          <table:table-cell office:value-type="float" office:value="32495232" calcext:value-type="float">
            <text:p>32495232</text:p>
          </table:table-cell>
          <table:table-cell office:value-type="float" office:value="30346992" calcext:value-type="float">
            <text:p>30346992</text:p>
          </table:table-cell>
          <table:table-cell office:value-type="float" office:value="30365864" calcext:value-type="float">
            <text:p>30365864</text:p>
          </table:table-cell>
          <table:table-cell office:value-type="float" office:value="17811888" calcext:value-type="float">
            <text:p>17811888</text:p>
          </table:table-cell>
          <table:table-cell office:value-type="float" office:value="112265464" calcext:value-type="float">
            <text:p>112265464</text:p>
          </table:table-cell>
          <table:table-cell office:value-type="float" office:value="43703632" calcext:value-type="float">
            <text:p>43703632</text:p>
          </table:table-cell>
          <table:table-cell office:value-type="float" office:value="41443512" calcext:value-type="float">
            <text:p>41443512</text:p>
          </table:table-cell>
          <table:table-cell office:value-type="float" office:value="41446056" calcext:value-type="float">
            <text:p>41446056</text:p>
          </table:table-cell>
          <table:table-cell table:number-columns-repeated="6"/>
        </table:table-row>
        <table:table-row table:style-name="ro1">
          <table:table-cell office:value-type="float" office:value="10777768" calcext:value-type="float">
            <text:p>10777768</text:p>
          </table:table-cell>
          <table:table-cell office:value-type="float" office:value="86079408" calcext:value-type="float">
            <text:p>86079408</text:p>
          </table:table-cell>
          <table:table-cell office:value-type="float" office:value="32497024" calcext:value-type="float">
            <text:p>32497024</text:p>
          </table:table-cell>
          <table:table-cell office:value-type="float" office:value="30347608" calcext:value-type="float">
            <text:p>30347608</text:p>
          </table:table-cell>
          <table:table-cell office:value-type="float" office:value="30366088" calcext:value-type="float">
            <text:p>30366088</text:p>
          </table:table-cell>
          <table:table-cell office:value-type="float" office:value="17813400" calcext:value-type="float">
            <text:p>17813400</text:p>
          </table:table-cell>
          <table:table-cell office:value-type="float" office:value="112266560" calcext:value-type="float">
            <text:p>112266560</text:p>
          </table:table-cell>
          <table:table-cell office:value-type="float" office:value="43705592" calcext:value-type="float">
            <text:p>43705592</text:p>
          </table:table-cell>
          <table:table-cell office:value-type="float" office:value="41444208" calcext:value-type="float">
            <text:p>41444208</text:p>
          </table:table-cell>
          <table:table-cell office:value-type="float" office:value="41450968" calcext:value-type="float">
            <text:p>41450968</text:p>
          </table:table-cell>
          <table:table-cell table:number-columns-repeated="6"/>
        </table:table-row>
        <table:table-row table:style-name="ro1">
          <table:table-cell office:value-type="float" office:value="10777880" calcext:value-type="float">
            <text:p>10777880</text:p>
          </table:table-cell>
          <table:table-cell office:value-type="float" office:value="86079560" calcext:value-type="float">
            <text:p>86079560</text:p>
          </table:table-cell>
          <table:table-cell office:value-type="float" office:value="32497568" calcext:value-type="float">
            <text:p>32497568</text:p>
          </table:table-cell>
          <table:table-cell office:value-type="float" office:value="30349112" calcext:value-type="float">
            <text:p>30349112</text:p>
          </table:table-cell>
          <table:table-cell office:value-type="float" office:value="30366624" calcext:value-type="float">
            <text:p>30366624</text:p>
          </table:table-cell>
          <table:table-cell office:value-type="float" office:value="17818608" calcext:value-type="float">
            <text:p>17818608</text:p>
          </table:table-cell>
          <table:table-cell office:value-type="float" office:value="112269472" calcext:value-type="float">
            <text:p>112269472</text:p>
          </table:table-cell>
          <table:table-cell office:value-type="float" office:value="43705992" calcext:value-type="float">
            <text:p>43705992</text:p>
          </table:table-cell>
          <table:table-cell office:value-type="float" office:value="41450032" calcext:value-type="float">
            <text:p>41450032</text:p>
          </table:table-cell>
          <table:table-cell office:value-type="float" office:value="41451808" calcext:value-type="float">
            <text:p>41451808</text:p>
          </table:table-cell>
          <table:table-cell table:number-columns-repeated="6"/>
        </table:table-row>
        <table:table-row table:style-name="ro1">
          <table:table-cell office:value-type="float" office:value="10779264" calcext:value-type="float">
            <text:p>10779264</text:p>
          </table:table-cell>
          <table:table-cell office:value-type="float" office:value="86080136" calcext:value-type="float">
            <text:p>86080136</text:p>
          </table:table-cell>
          <table:table-cell office:value-type="float" office:value="32497576" calcext:value-type="float">
            <text:p>32497576</text:p>
          </table:table-cell>
          <table:table-cell office:value-type="float" office:value="30349744" calcext:value-type="float">
            <text:p>30349744</text:p>
          </table:table-cell>
          <table:table-cell office:value-type="float" office:value="30366640" calcext:value-type="float">
            <text:p>30366640</text:p>
          </table:table-cell>
          <table:table-cell office:value-type="float" office:value="17818792" calcext:value-type="float">
            <text:p>17818792</text:p>
          </table:table-cell>
          <table:table-cell office:value-type="float" office:value="112275736" calcext:value-type="float">
            <text:p>112275736</text:p>
          </table:table-cell>
          <table:table-cell office:value-type="float" office:value="43711448" calcext:value-type="float">
            <text:p>43711448</text:p>
          </table:table-cell>
          <table:table-cell office:value-type="float" office:value="41451240" calcext:value-type="float">
            <text:p>41451240</text:p>
          </table:table-cell>
          <table:table-cell office:value-type="float" office:value="41454584" calcext:value-type="float">
            <text:p>41454584</text:p>
          </table:table-cell>
          <table:table-cell table:number-columns-repeated="6"/>
        </table:table-row>
        <table:table-row table:style-name="ro1">
          <table:table-cell office:value-type="float" office:value="10779920" calcext:value-type="float">
            <text:p>10779920</text:p>
          </table:table-cell>
          <table:table-cell office:value-type="float" office:value="86080248" calcext:value-type="float">
            <text:p>86080248</text:p>
          </table:table-cell>
          <table:table-cell office:value-type="float" office:value="32497736" calcext:value-type="float">
            <text:p>32497736</text:p>
          </table:table-cell>
          <table:table-cell office:value-type="float" office:value="30349848" calcext:value-type="float">
            <text:p>30349848</text:p>
          </table:table-cell>
          <table:table-cell office:value-type="float" office:value="30367264" calcext:value-type="float">
            <text:p>30367264</text:p>
          </table:table-cell>
          <table:table-cell office:value-type="float" office:value="17819672" calcext:value-type="float">
            <text:p>17819672</text:p>
          </table:table-cell>
          <table:table-cell office:value-type="float" office:value="112292920" calcext:value-type="float">
            <text:p>112292920</text:p>
          </table:table-cell>
          <table:table-cell office:value-type="float" office:value="43714248" calcext:value-type="float">
            <text:p>43714248</text:p>
          </table:table-cell>
          <table:table-cell office:value-type="float" office:value="41451384" calcext:value-type="float">
            <text:p>41451384</text:p>
          </table:table-cell>
          <table:table-cell office:value-type="float" office:value="41456056" calcext:value-type="float">
            <text:p>41456056</text:p>
          </table:table-cell>
          <table:table-cell table:number-columns-repeated="6"/>
        </table:table-row>
        <table:table-row table:style-name="ro1">
          <table:table-cell office:value-type="float" office:value="10780488" calcext:value-type="float">
            <text:p>10780488</text:p>
          </table:table-cell>
          <table:table-cell office:value-type="float" office:value="86080280" calcext:value-type="float">
            <text:p>86080280</text:p>
          </table:table-cell>
          <table:table-cell office:value-type="float" office:value="32498256" calcext:value-type="float">
            <text:p>32498256</text:p>
          </table:table-cell>
          <table:table-cell office:value-type="float" office:value="30349968" calcext:value-type="float">
            <text:p>30349968</text:p>
          </table:table-cell>
          <table:table-cell office:value-type="float" office:value="30367344" calcext:value-type="float">
            <text:p>30367344</text:p>
          </table:table-cell>
          <table:table-cell office:value-type="float" office:value="17820920" calcext:value-type="float">
            <text:p>17820920</text:p>
          </table:table-cell>
          <table:table-cell office:value-type="float" office:value="112332272" calcext:value-type="float">
            <text:p>112332272</text:p>
          </table:table-cell>
          <table:table-cell office:value-type="float" office:value="43715968" calcext:value-type="float">
            <text:p>43715968</text:p>
          </table:table-cell>
          <table:table-cell office:value-type="float" office:value="41452328" calcext:value-type="float">
            <text:p>41452328</text:p>
          </table:table-cell>
          <table:table-cell office:value-type="float" office:value="41456744" calcext:value-type="float">
            <text:p>41456744</text:p>
          </table:table-cell>
          <table:table-cell table:number-columns-repeated="6"/>
        </table:table-row>
        <table:table-row table:style-name="ro1">
          <table:table-cell office:value-type="float" office:value="10780504" calcext:value-type="float">
            <text:p>10780504</text:p>
          </table:table-cell>
          <table:table-cell office:value-type="float" office:value="86080640" calcext:value-type="float">
            <text:p>86080640</text:p>
          </table:table-cell>
          <table:table-cell office:value-type="float" office:value="32499208" calcext:value-type="float">
            <text:p>32499208</text:p>
          </table:table-cell>
          <table:table-cell office:value-type="float" office:value="30349968" calcext:value-type="float">
            <text:p>30349968</text:p>
          </table:table-cell>
          <table:table-cell office:value-type="float" office:value="30367432" calcext:value-type="float">
            <text:p>30367432</text:p>
          </table:table-cell>
          <table:table-cell office:value-type="float" office:value="17821160" calcext:value-type="float">
            <text:p>17821160</text:p>
          </table:table-cell>
          <table:table-cell office:value-type="float" office:value="112340064" calcext:value-type="float">
            <text:p>112340064</text:p>
          </table:table-cell>
          <table:table-cell office:value-type="float" office:value="43717984" calcext:value-type="float">
            <text:p>43717984</text:p>
          </table:table-cell>
          <table:table-cell office:value-type="float" office:value="41452376" calcext:value-type="float">
            <text:p>41452376</text:p>
          </table:table-cell>
          <table:table-cell office:value-type="float" office:value="41459488" calcext:value-type="float">
            <text:p>41459488</text:p>
          </table:table-cell>
          <table:table-cell table:number-columns-repeated="6"/>
        </table:table-row>
        <table:table-row table:style-name="ro1">
          <table:table-cell office:value-type="float" office:value="10780680" calcext:value-type="float">
            <text:p>10780680</text:p>
          </table:table-cell>
          <table:table-cell office:value-type="float" office:value="86081344" calcext:value-type="float">
            <text:p>86081344</text:p>
          </table:table-cell>
          <table:table-cell office:value-type="float" office:value="32499224" calcext:value-type="float">
            <text:p>32499224</text:p>
          </table:table-cell>
          <table:table-cell office:value-type="float" office:value="30350064" calcext:value-type="float">
            <text:p>30350064</text:p>
          </table:table-cell>
          <table:table-cell office:value-type="float" office:value="30367552" calcext:value-type="float">
            <text:p>30367552</text:p>
          </table:table-cell>
          <table:table-cell office:value-type="float" office:value="17821672" calcext:value-type="float">
            <text:p>17821672</text:p>
          </table:table-cell>
          <table:table-cell office:value-type="float" office:value="112347880" calcext:value-type="float">
            <text:p>112347880</text:p>
          </table:table-cell>
          <table:table-cell office:value-type="float" office:value="43721992" calcext:value-type="float">
            <text:p>43721992</text:p>
          </table:table-cell>
          <table:table-cell office:value-type="float" office:value="41452400" calcext:value-type="float">
            <text:p>41452400</text:p>
          </table:table-cell>
          <table:table-cell office:value-type="float" office:value="41459664" calcext:value-type="float">
            <text:p>41459664</text:p>
          </table:table-cell>
          <table:table-cell table:number-columns-repeated="6"/>
        </table:table-row>
        <table:table-row table:style-name="ro1">
          <table:table-cell office:value-type="float" office:value="10781000" calcext:value-type="float">
            <text:p>10781000</text:p>
          </table:table-cell>
          <table:table-cell office:value-type="float" office:value="86081488" calcext:value-type="float">
            <text:p>86081488</text:p>
          </table:table-cell>
          <table:table-cell office:value-type="float" office:value="32499792" calcext:value-type="float">
            <text:p>32499792</text:p>
          </table:table-cell>
          <table:table-cell office:value-type="float" office:value="30350400" calcext:value-type="float">
            <text:p>30350400</text:p>
          </table:table-cell>
          <table:table-cell office:value-type="float" office:value="30368672" calcext:value-type="float">
            <text:p>30368672</text:p>
          </table:table-cell>
          <table:table-cell office:value-type="float" office:value="17823032" calcext:value-type="float">
            <text:p>17823032</text:p>
          </table:table-cell>
          <table:table-cell office:value-type="float" office:value="112373544" calcext:value-type="float">
            <text:p>112373544</text:p>
          </table:table-cell>
          <table:table-cell office:value-type="float" office:value="43724000" calcext:value-type="float">
            <text:p>43724000</text:p>
          </table:table-cell>
          <table:table-cell office:value-type="float" office:value="41454248" calcext:value-type="float">
            <text:p>41454248</text:p>
          </table:table-cell>
          <table:table-cell office:value-type="float" office:value="41461360" calcext:value-type="float">
            <text:p>41461360</text:p>
          </table:table-cell>
          <table:table-cell table:number-columns-repeated="6"/>
        </table:table-row>
        <table:table-row table:style-name="ro1">
          <table:table-cell office:value-type="float" office:value="10781248" calcext:value-type="float">
            <text:p>10781248</text:p>
          </table:table-cell>
          <table:table-cell office:value-type="float" office:value="86081800" calcext:value-type="float">
            <text:p>86081800</text:p>
          </table:table-cell>
          <table:table-cell office:value-type="float" office:value="32500248" calcext:value-type="float">
            <text:p>32500248</text:p>
          </table:table-cell>
          <table:table-cell office:value-type="float" office:value="30350440" calcext:value-type="float">
            <text:p>30350440</text:p>
          </table:table-cell>
          <table:table-cell office:value-type="float" office:value="30368768" calcext:value-type="float">
            <text:p>30368768</text:p>
          </table:table-cell>
          <table:table-cell office:value-type="float" office:value="17826840" calcext:value-type="float">
            <text:p>17826840</text:p>
          </table:table-cell>
          <table:table-cell office:value-type="float" office:value="112398824" calcext:value-type="float">
            <text:p>112398824</text:p>
          </table:table-cell>
          <table:table-cell office:value-type="float" office:value="43724824" calcext:value-type="float">
            <text:p>43724824</text:p>
          </table:table-cell>
          <table:table-cell office:value-type="float" office:value="41456824" calcext:value-type="float">
            <text:p>41456824</text:p>
          </table:table-cell>
          <table:table-cell office:value-type="float" office:value="41461704" calcext:value-type="float">
            <text:p>41461704</text:p>
          </table:table-cell>
          <table:table-cell table:number-columns-repeated="6"/>
        </table:table-row>
        <table:table-row table:style-name="ro1">
          <table:table-cell office:value-type="float" office:value="10781472" calcext:value-type="float">
            <text:p>10781472</text:p>
          </table:table-cell>
          <table:table-cell office:value-type="float" office:value="86082952" calcext:value-type="float">
            <text:p>86082952</text:p>
          </table:table-cell>
          <table:table-cell office:value-type="float" office:value="32500656" calcext:value-type="float">
            <text:p>32500656</text:p>
          </table:table-cell>
          <table:table-cell office:value-type="float" office:value="30351056" calcext:value-type="float">
            <text:p>30351056</text:p>
          </table:table-cell>
          <table:table-cell office:value-type="float" office:value="30369272" calcext:value-type="float">
            <text:p>30369272</text:p>
          </table:table-cell>
          <table:table-cell office:value-type="float" office:value="17827424" calcext:value-type="float">
            <text:p>17827424</text:p>
          </table:table-cell>
          <table:table-cell office:value-type="float" office:value="112412416" calcext:value-type="float">
            <text:p>112412416</text:p>
          </table:table-cell>
          <table:table-cell office:value-type="float" office:value="43725160" calcext:value-type="float">
            <text:p>43725160</text:p>
          </table:table-cell>
          <table:table-cell office:value-type="float" office:value="41458344" calcext:value-type="float">
            <text:p>41458344</text:p>
          </table:table-cell>
          <table:table-cell office:value-type="float" office:value="41464472" calcext:value-type="float">
            <text:p>41464472</text:p>
          </table:table-cell>
          <table:table-cell table:number-columns-repeated="6"/>
        </table:table-row>
        <table:table-row table:style-name="ro1">
          <table:table-cell office:value-type="float" office:value="10781656" calcext:value-type="float">
            <text:p>10781656</text:p>
          </table:table-cell>
          <table:table-cell office:value-type="float" office:value="86083112" calcext:value-type="float">
            <text:p>86083112</text:p>
          </table:table-cell>
          <table:table-cell office:value-type="float" office:value="32500768" calcext:value-type="float">
            <text:p>32500768</text:p>
          </table:table-cell>
          <table:table-cell office:value-type="float" office:value="30351328" calcext:value-type="float">
            <text:p>30351328</text:p>
          </table:table-cell>
          <table:table-cell office:value-type="float" office:value="30369336" calcext:value-type="float">
            <text:p>30369336</text:p>
          </table:table-cell>
          <table:table-cell office:value-type="float" office:value="17827976" calcext:value-type="float">
            <text:p>17827976</text:p>
          </table:table-cell>
          <table:table-cell office:value-type="float" office:value="112462440" calcext:value-type="float">
            <text:p>112462440</text:p>
          </table:table-cell>
          <table:table-cell office:value-type="float" office:value="43726144" calcext:value-type="float">
            <text:p>43726144</text:p>
          </table:table-cell>
          <table:table-cell office:value-type="float" office:value="41461176" calcext:value-type="float">
            <text:p>41461176</text:p>
          </table:table-cell>
          <table:table-cell office:value-type="float" office:value="41466240" calcext:value-type="float">
            <text:p>41466240</text:p>
          </table:table-cell>
          <table:table-cell table:number-columns-repeated="6"/>
        </table:table-row>
        <table:table-row table:style-name="ro1">
          <table:table-cell office:value-type="float" office:value="10781832" calcext:value-type="float">
            <text:p>10781832</text:p>
          </table:table-cell>
          <table:table-cell office:value-type="float" office:value="86083392" calcext:value-type="float">
            <text:p>86083392</text:p>
          </table:table-cell>
          <table:table-cell office:value-type="float" office:value="32501744" calcext:value-type="float">
            <text:p>32501744</text:p>
          </table:table-cell>
          <table:table-cell office:value-type="float" office:value="30351880" calcext:value-type="float">
            <text:p>30351880</text:p>
          </table:table-cell>
          <table:table-cell office:value-type="float" office:value="30369512" calcext:value-type="float">
            <text:p>30369512</text:p>
          </table:table-cell>
          <table:table-cell office:value-type="float" office:value="17828936" calcext:value-type="float">
            <text:p>17828936</text:p>
          </table:table-cell>
          <table:table-cell office:value-type="float" office:value="112480296" calcext:value-type="float">
            <text:p>112480296</text:p>
          </table:table-cell>
          <table:table-cell office:value-type="float" office:value="43728976" calcext:value-type="float">
            <text:p>43728976</text:p>
          </table:table-cell>
          <table:table-cell office:value-type="float" office:value="41461688" calcext:value-type="float">
            <text:p>41461688</text:p>
          </table:table-cell>
          <table:table-cell office:value-type="float" office:value="41469208" calcext:value-type="float">
            <text:p>41469208</text:p>
          </table:table-cell>
          <table:table-cell table:number-columns-repeated="6"/>
        </table:table-row>
        <table:table-row table:style-name="ro1">
          <table:table-cell office:value-type="float" office:value="10782488" calcext:value-type="float">
            <text:p>10782488</text:p>
          </table:table-cell>
          <table:table-cell office:value-type="float" office:value="86084080" calcext:value-type="float">
            <text:p>86084080</text:p>
          </table:table-cell>
          <table:table-cell office:value-type="float" office:value="32503688" calcext:value-type="float">
            <text:p>32503688</text:p>
          </table:table-cell>
          <table:table-cell office:value-type="float" office:value="30352032" calcext:value-type="float">
            <text:p>30352032</text:p>
          </table:table-cell>
          <table:table-cell office:value-type="float" office:value="30370416" calcext:value-type="float">
            <text:p>30370416</text:p>
          </table:table-cell>
          <table:table-cell office:value-type="float" office:value="17829768" calcext:value-type="float">
            <text:p>17829768</text:p>
          </table:table-cell>
          <table:table-cell office:value-type="float" office:value="112482696" calcext:value-type="float">
            <text:p>112482696</text:p>
          </table:table-cell>
          <table:table-cell office:value-type="float" office:value="43730808" calcext:value-type="float">
            <text:p>43730808</text:p>
          </table:table-cell>
          <table:table-cell office:value-type="float" office:value="41461696" calcext:value-type="float">
            <text:p>41461696</text:p>
          </table:table-cell>
          <table:table-cell office:value-type="float" office:value="41469504" calcext:value-type="float">
            <text:p>41469504</text:p>
          </table:table-cell>
          <table:table-cell table:number-columns-repeated="6"/>
        </table:table-row>
        <table:table-row table:style-name="ro1">
          <table:table-cell office:value-type="float" office:value="10782568" calcext:value-type="float">
            <text:p>10782568</text:p>
          </table:table-cell>
          <table:table-cell office:value-type="float" office:value="86084848" calcext:value-type="float">
            <text:p>86084848</text:p>
          </table:table-cell>
          <table:table-cell office:value-type="float" office:value="32504128" calcext:value-type="float">
            <text:p>32504128</text:p>
          </table:table-cell>
          <table:table-cell office:value-type="float" office:value="30352488" calcext:value-type="float">
            <text:p>30352488</text:p>
          </table:table-cell>
          <table:table-cell office:value-type="float" office:value="30370672" calcext:value-type="float">
            <text:p>30370672</text:p>
          </table:table-cell>
          <table:table-cell office:value-type="float" office:value="17830600" calcext:value-type="float">
            <text:p>17830600</text:p>
          </table:table-cell>
          <table:table-cell office:value-type="float" office:value="112571432" calcext:value-type="float">
            <text:p>112571432</text:p>
          </table:table-cell>
          <table:table-cell office:value-type="float" office:value="43733072" calcext:value-type="float">
            <text:p>43733072</text:p>
          </table:table-cell>
          <table:table-cell office:value-type="float" office:value="41462016" calcext:value-type="float">
            <text:p>41462016</text:p>
          </table:table-cell>
          <table:table-cell office:value-type="float" office:value="41471520" calcext:value-type="float">
            <text:p>41471520</text:p>
          </table:table-cell>
          <table:table-cell table:number-columns-repeated="6"/>
        </table:table-row>
        <table:table-row table:style-name="ro1">
          <table:table-cell office:value-type="float" office:value="10782952" calcext:value-type="float">
            <text:p>10782952</text:p>
          </table:table-cell>
          <table:table-cell office:value-type="float" office:value="86085120" calcext:value-type="float">
            <text:p>86085120</text:p>
          </table:table-cell>
          <table:table-cell office:value-type="float" office:value="32504752" calcext:value-type="float">
            <text:p>32504752</text:p>
          </table:table-cell>
          <table:table-cell office:value-type="float" office:value="30352928" calcext:value-type="float">
            <text:p>30352928</text:p>
          </table:table-cell>
          <table:table-cell office:value-type="float" office:value="30370696" calcext:value-type="float">
            <text:p>30370696</text:p>
          </table:table-cell>
          <table:table-cell office:value-type="float" office:value="17830632" calcext:value-type="float">
            <text:p>17830632</text:p>
          </table:table-cell>
          <table:table-cell office:value-type="float" office:value="112588264" calcext:value-type="float">
            <text:p>112588264</text:p>
          </table:table-cell>
          <table:table-cell office:value-type="float" office:value="43735824" calcext:value-type="float">
            <text:p>43735824</text:p>
          </table:table-cell>
          <table:table-cell office:value-type="float" office:value="41468896" calcext:value-type="float">
            <text:p>41468896</text:p>
          </table:table-cell>
          <table:table-cell office:value-type="float" office:value="41471848" calcext:value-type="float">
            <text:p>41471848</text:p>
          </table:table-cell>
          <table:table-cell table:number-columns-repeated="6"/>
        </table:table-row>
        <table:table-row table:style-name="ro1">
          <table:table-cell office:value-type="float" office:value="10783064" calcext:value-type="float">
            <text:p>10783064</text:p>
          </table:table-cell>
          <table:table-cell office:value-type="float" office:value="86085424" calcext:value-type="float">
            <text:p>86085424</text:p>
          </table:table-cell>
          <table:table-cell office:value-type="float" office:value="32505120" calcext:value-type="float">
            <text:p>32505120</text:p>
          </table:table-cell>
          <table:table-cell office:value-type="float" office:value="30353288" calcext:value-type="float">
            <text:p>30353288</text:p>
          </table:table-cell>
          <table:table-cell office:value-type="float" office:value="30370728" calcext:value-type="float">
            <text:p>30370728</text:p>
          </table:table-cell>
          <table:table-cell office:value-type="float" office:value="17831480" calcext:value-type="float">
            <text:p>17831480</text:p>
          </table:table-cell>
          <table:table-cell office:value-type="float" office:value="112591640" calcext:value-type="float">
            <text:p>112591640</text:p>
          </table:table-cell>
          <table:table-cell office:value-type="float" office:value="43736808" calcext:value-type="float">
            <text:p>43736808</text:p>
          </table:table-cell>
          <table:table-cell office:value-type="float" office:value="41471672" calcext:value-type="float">
            <text:p>41471672</text:p>
          </table:table-cell>
          <table:table-cell office:value-type="float" office:value="41471992" calcext:value-type="float">
            <text:p>41471992</text:p>
          </table:table-cell>
          <table:table-cell table:number-columns-repeated="6"/>
        </table:table-row>
        <table:table-row table:style-name="ro1">
          <table:table-cell office:value-type="float" office:value="10783640" calcext:value-type="float">
            <text:p>10783640</text:p>
          </table:table-cell>
          <table:table-cell office:value-type="float" office:value="86085520" calcext:value-type="float">
            <text:p>86085520</text:p>
          </table:table-cell>
          <table:table-cell office:value-type="float" office:value="32505360" calcext:value-type="float">
            <text:p>32505360</text:p>
          </table:table-cell>
          <table:table-cell office:value-type="float" office:value="30353456" calcext:value-type="float">
            <text:p>30353456</text:p>
          </table:table-cell>
          <table:table-cell office:value-type="float" office:value="30370736" calcext:value-type="float">
            <text:p>30370736</text:p>
          </table:table-cell>
          <table:table-cell office:value-type="float" office:value="17832032" calcext:value-type="float">
            <text:p>17832032</text:p>
          </table:table-cell>
          <table:table-cell office:value-type="float" office:value="112593768" calcext:value-type="float">
            <text:p>112593768</text:p>
          </table:table-cell>
          <table:table-cell office:value-type="float" office:value="43740368" calcext:value-type="float">
            <text:p>43740368</text:p>
          </table:table-cell>
          <table:table-cell office:value-type="float" office:value="41472616" calcext:value-type="float">
            <text:p>41472616</text:p>
          </table:table-cell>
          <table:table-cell office:value-type="float" office:value="41474520" calcext:value-type="float">
            <text:p>41474520</text:p>
          </table:table-cell>
          <table:table-cell table:number-columns-repeated="6"/>
        </table:table-row>
        <table:table-row table:style-name="ro1">
          <table:table-cell office:value-type="float" office:value="10783816" calcext:value-type="float">
            <text:p>10783816</text:p>
          </table:table-cell>
          <table:table-cell office:value-type="float" office:value="86085816" calcext:value-type="float">
            <text:p>86085816</text:p>
          </table:table-cell>
          <table:table-cell office:value-type="float" office:value="32505680" calcext:value-type="float">
            <text:p>32505680</text:p>
          </table:table-cell>
          <table:table-cell office:value-type="float" office:value="30353536" calcext:value-type="float">
            <text:p>30353536</text:p>
          </table:table-cell>
          <table:table-cell office:value-type="float" office:value="30371768" calcext:value-type="float">
            <text:p>30371768</text:p>
          </table:table-cell>
          <table:table-cell office:value-type="float" office:value="17833152" calcext:value-type="float">
            <text:p>17833152</text:p>
          </table:table-cell>
          <table:table-cell office:value-type="float" office:value="112615376" calcext:value-type="float">
            <text:p>112615376</text:p>
          </table:table-cell>
          <table:table-cell office:value-type="float" office:value="43742752" calcext:value-type="float">
            <text:p>43742752</text:p>
          </table:table-cell>
          <table:table-cell office:value-type="float" office:value="41473936" calcext:value-type="float">
            <text:p>41473936</text:p>
          </table:table-cell>
          <table:table-cell office:value-type="float" office:value="41474792" calcext:value-type="float">
            <text:p>41474792</text:p>
          </table:table-cell>
          <table:table-cell table:number-columns-repeated="6"/>
        </table:table-row>
        <table:table-row table:style-name="ro1">
          <table:table-cell office:value-type="float" office:value="10784280" calcext:value-type="float">
            <text:p>10784280</text:p>
          </table:table-cell>
          <table:table-cell office:value-type="float" office:value="86085848" calcext:value-type="float">
            <text:p>86085848</text:p>
          </table:table-cell>
          <table:table-cell office:value-type="float" office:value="32506880" calcext:value-type="float">
            <text:p>32506880</text:p>
          </table:table-cell>
          <table:table-cell office:value-type="float" office:value="30353544" calcext:value-type="float">
            <text:p>30353544</text:p>
          </table:table-cell>
          <table:table-cell office:value-type="float" office:value="30372504" calcext:value-type="float">
            <text:p>30372504</text:p>
          </table:table-cell>
          <table:table-cell office:value-type="float" office:value="17833688" calcext:value-type="float">
            <text:p>17833688</text:p>
          </table:table-cell>
          <table:table-cell office:value-type="float" office:value="112638672" calcext:value-type="float">
            <text:p>112638672</text:p>
          </table:table-cell>
          <table:table-cell office:value-type="float" office:value="43743928" calcext:value-type="float">
            <text:p>43743928</text:p>
          </table:table-cell>
          <table:table-cell office:value-type="float" office:value="41474752" calcext:value-type="float">
            <text:p>41474752</text:p>
          </table:table-cell>
          <table:table-cell office:value-type="float" office:value="41477160" calcext:value-type="float">
            <text:p>41477160</text:p>
          </table:table-cell>
          <table:table-cell table:number-columns-repeated="6"/>
        </table:table-row>
        <table:table-row table:style-name="ro1">
          <table:table-cell office:value-type="float" office:value="10784624" calcext:value-type="float">
            <text:p>10784624</text:p>
          </table:table-cell>
          <table:table-cell office:value-type="float" office:value="86085920" calcext:value-type="float">
            <text:p>86085920</text:p>
          </table:table-cell>
          <table:table-cell office:value-type="float" office:value="32508544" calcext:value-type="float">
            <text:p>32508544</text:p>
          </table:table-cell>
          <table:table-cell office:value-type="float" office:value="30354184" calcext:value-type="float">
            <text:p>30354184</text:p>
          </table:table-cell>
          <table:table-cell office:value-type="float" office:value="30372864" calcext:value-type="float">
            <text:p>30372864</text:p>
          </table:table-cell>
          <table:table-cell office:value-type="float" office:value="17835360" calcext:value-type="float">
            <text:p>17835360</text:p>
          </table:table-cell>
          <table:table-cell office:value-type="float" office:value="112642208" calcext:value-type="float">
            <text:p>112642208</text:p>
          </table:table-cell>
          <table:table-cell office:value-type="float" office:value="43747632" calcext:value-type="float">
            <text:p>43747632</text:p>
          </table:table-cell>
          <table:table-cell office:value-type="float" office:value="41476952" calcext:value-type="float">
            <text:p>41476952</text:p>
          </table:table-cell>
          <table:table-cell office:value-type="float" office:value="41477640" calcext:value-type="float">
            <text:p>41477640</text:p>
          </table:table-cell>
          <table:table-cell table:number-columns-repeated="6"/>
        </table:table-row>
        <table:table-row table:style-name="ro1">
          <table:table-cell office:value-type="float" office:value="10784880" calcext:value-type="float">
            <text:p>10784880</text:p>
          </table:table-cell>
          <table:table-cell office:value-type="float" office:value="86086256" calcext:value-type="float">
            <text:p>86086256</text:p>
          </table:table-cell>
          <table:table-cell office:value-type="float" office:value="32509552" calcext:value-type="float">
            <text:p>32509552</text:p>
          </table:table-cell>
          <table:table-cell office:value-type="float" office:value="30354976" calcext:value-type="float">
            <text:p>30354976</text:p>
          </table:table-cell>
          <table:table-cell office:value-type="float" office:value="30374312" calcext:value-type="float">
            <text:p>30374312</text:p>
          </table:table-cell>
          <table:table-cell office:value-type="float" office:value="17842600" calcext:value-type="float">
            <text:p>17842600</text:p>
          </table:table-cell>
          <table:table-cell office:value-type="float" office:value="112648064" calcext:value-type="float">
            <text:p>112648064</text:p>
          </table:table-cell>
          <table:table-cell office:value-type="float" office:value="43748152" calcext:value-type="float">
            <text:p>43748152</text:p>
          </table:table-cell>
          <table:table-cell office:value-type="float" office:value="41479312" calcext:value-type="float">
            <text:p>41479312</text:p>
          </table:table-cell>
          <table:table-cell office:value-type="float" office:value="41478200" calcext:value-type="float">
            <text:p>41478200</text:p>
          </table:table-cell>
          <table:table-cell table:number-columns-repeated="6"/>
        </table:table-row>
        <table:table-row table:style-name="ro1">
          <table:table-cell office:value-type="float" office:value="10784904" calcext:value-type="float">
            <text:p>10784904</text:p>
          </table:table-cell>
          <table:table-cell office:value-type="float" office:value="86086304" calcext:value-type="float">
            <text:p>86086304</text:p>
          </table:table-cell>
          <table:table-cell office:value-type="float" office:value="32510232" calcext:value-type="float">
            <text:p>32510232</text:p>
          </table:table-cell>
          <table:table-cell office:value-type="float" office:value="30355368" calcext:value-type="float">
            <text:p>30355368</text:p>
          </table:table-cell>
          <table:table-cell office:value-type="float" office:value="30374352" calcext:value-type="float">
            <text:p>30374352</text:p>
          </table:table-cell>
          <table:table-cell office:value-type="float" office:value="17850832" calcext:value-type="float">
            <text:p>17850832</text:p>
          </table:table-cell>
          <table:table-cell office:value-type="float" office:value="112650464" calcext:value-type="float">
            <text:p>112650464</text:p>
          </table:table-cell>
          <table:table-cell office:value-type="float" office:value="43752448" calcext:value-type="float">
            <text:p>43752448</text:p>
          </table:table-cell>
          <table:table-cell office:value-type="float" office:value="41479464" calcext:value-type="float">
            <text:p>41479464</text:p>
          </table:table-cell>
          <table:table-cell office:value-type="float" office:value="41483272" calcext:value-type="float">
            <text:p>41483272</text:p>
          </table:table-cell>
          <table:table-cell table:number-columns-repeated="6"/>
        </table:table-row>
        <table:table-row table:style-name="ro1">
          <table:table-cell office:value-type="float" office:value="10786128" calcext:value-type="float">
            <text:p>10786128</text:p>
          </table:table-cell>
          <table:table-cell office:value-type="float" office:value="86086504" calcext:value-type="float">
            <text:p>86086504</text:p>
          </table:table-cell>
          <table:table-cell office:value-type="float" office:value="32510480" calcext:value-type="float">
            <text:p>32510480</text:p>
          </table:table-cell>
          <table:table-cell office:value-type="float" office:value="30355888" calcext:value-type="float">
            <text:p>30355888</text:p>
          </table:table-cell>
          <table:table-cell office:value-type="float" office:value="30374912" calcext:value-type="float">
            <text:p>30374912</text:p>
          </table:table-cell>
          <table:table-cell office:value-type="float" office:value="17855296" calcext:value-type="float">
            <text:p>17855296</text:p>
          </table:table-cell>
          <table:table-cell office:value-type="float" office:value="112657424" calcext:value-type="float">
            <text:p>112657424</text:p>
          </table:table-cell>
          <table:table-cell office:value-type="float" office:value="43756208" calcext:value-type="float">
            <text:p>43756208</text:p>
          </table:table-cell>
          <table:table-cell office:value-type="float" office:value="41485280" calcext:value-type="float">
            <text:p>41485280</text:p>
          </table:table-cell>
          <table:table-cell office:value-type="float" office:value="41484384" calcext:value-type="float">
            <text:p>41484384</text:p>
          </table:table-cell>
          <table:table-cell table:number-columns-repeated="6"/>
        </table:table-row>
        <table:table-row table:style-name="ro1">
          <table:table-cell office:value-type="float" office:value="10786152" calcext:value-type="float">
            <text:p>10786152</text:p>
          </table:table-cell>
          <table:table-cell office:value-type="float" office:value="86086880" calcext:value-type="float">
            <text:p>86086880</text:p>
          </table:table-cell>
          <table:table-cell office:value-type="float" office:value="32510888" calcext:value-type="float">
            <text:p>32510888</text:p>
          </table:table-cell>
          <table:table-cell office:value-type="float" office:value="30356320" calcext:value-type="float">
            <text:p>30356320</text:p>
          </table:table-cell>
          <table:table-cell office:value-type="float" office:value="30375216" calcext:value-type="float">
            <text:p>30375216</text:p>
          </table:table-cell>
          <table:table-cell office:value-type="float" office:value="17855296" calcext:value-type="float">
            <text:p>17855296</text:p>
          </table:table-cell>
          <table:table-cell office:value-type="float" office:value="112660192" calcext:value-type="float">
            <text:p>112660192</text:p>
          </table:table-cell>
          <table:table-cell office:value-type="float" office:value="43757008" calcext:value-type="float">
            <text:p>43757008</text:p>
          </table:table-cell>
          <table:table-cell office:value-type="float" office:value="41488584" calcext:value-type="float">
            <text:p>41488584</text:p>
          </table:table-cell>
          <table:table-cell office:value-type="float" office:value="41487848" calcext:value-type="float">
            <text:p>41487848</text:p>
          </table:table-cell>
          <table:table-cell table:number-columns-repeated="6"/>
        </table:table-row>
        <table:table-row table:style-name="ro1">
          <table:table-cell office:value-type="float" office:value="10786320" calcext:value-type="float">
            <text:p>10786320</text:p>
          </table:table-cell>
          <table:table-cell office:value-type="float" office:value="86086976" calcext:value-type="float">
            <text:p>86086976</text:p>
          </table:table-cell>
          <table:table-cell office:value-type="float" office:value="32511736" calcext:value-type="float">
            <text:p>32511736</text:p>
          </table:table-cell>
          <table:table-cell office:value-type="float" office:value="30356792" calcext:value-type="float">
            <text:p>30356792</text:p>
          </table:table-cell>
          <table:table-cell office:value-type="float" office:value="30375648" calcext:value-type="float">
            <text:p>30375648</text:p>
          </table:table-cell>
          <table:table-cell office:value-type="float" office:value="17856440" calcext:value-type="float">
            <text:p>17856440</text:p>
          </table:table-cell>
          <table:table-cell office:value-type="float" office:value="112670648" calcext:value-type="float">
            <text:p>112670648</text:p>
          </table:table-cell>
          <table:table-cell office:value-type="float" office:value="43760616" calcext:value-type="float">
            <text:p>43760616</text:p>
          </table:table-cell>
          <table:table-cell office:value-type="float" office:value="41490320" calcext:value-type="float">
            <text:p>41490320</text:p>
          </table:table-cell>
          <table:table-cell office:value-type="float" office:value="41488520" calcext:value-type="float">
            <text:p>41488520</text:p>
          </table:table-cell>
          <table:table-cell table:number-columns-repeated="6"/>
        </table:table-row>
        <table:table-row table:style-name="ro1">
          <table:table-cell office:value-type="float" office:value="10787016" calcext:value-type="float">
            <text:p>10787016</text:p>
          </table:table-cell>
          <table:table-cell office:value-type="float" office:value="86087576" calcext:value-type="float">
            <text:p>86087576</text:p>
          </table:table-cell>
          <table:table-cell office:value-type="float" office:value="32511880" calcext:value-type="float">
            <text:p>32511880</text:p>
          </table:table-cell>
          <table:table-cell office:value-type="float" office:value="30357096" calcext:value-type="float">
            <text:p>30357096</text:p>
          </table:table-cell>
          <table:table-cell office:value-type="float" office:value="30376912" calcext:value-type="float">
            <text:p>30376912</text:p>
          </table:table-cell>
          <table:table-cell office:value-type="float" office:value="17857272" calcext:value-type="float">
            <text:p>17857272</text:p>
          </table:table-cell>
          <table:table-cell office:value-type="float" office:value="112670680" calcext:value-type="float">
            <text:p>112670680</text:p>
          </table:table-cell>
          <table:table-cell office:value-type="float" office:value="43762616" calcext:value-type="float">
            <text:p>43762616</text:p>
          </table:table-cell>
          <table:table-cell office:value-type="float" office:value="41490768" calcext:value-type="float">
            <text:p>41490768</text:p>
          </table:table-cell>
          <table:table-cell office:value-type="float" office:value="41488664" calcext:value-type="float">
            <text:p>41488664</text:p>
          </table:table-cell>
          <table:table-cell table:number-columns-repeated="6"/>
        </table:table-row>
        <table:table-row table:style-name="ro1">
          <table:table-cell office:value-type="float" office:value="10787624" calcext:value-type="float">
            <text:p>10787624</text:p>
          </table:table-cell>
          <table:table-cell office:value-type="float" office:value="86088000" calcext:value-type="float">
            <text:p>86088000</text:p>
          </table:table-cell>
          <table:table-cell office:value-type="float" office:value="32513864" calcext:value-type="float">
            <text:p>32513864</text:p>
          </table:table-cell>
          <table:table-cell office:value-type="float" office:value="30357464" calcext:value-type="float">
            <text:p>30357464</text:p>
          </table:table-cell>
          <table:table-cell office:value-type="float" office:value="30377208" calcext:value-type="float">
            <text:p>30377208</text:p>
          </table:table-cell>
          <table:table-cell office:value-type="float" office:value="17860696" calcext:value-type="float">
            <text:p>17860696</text:p>
          </table:table-cell>
          <table:table-cell office:value-type="float" office:value="112678728" calcext:value-type="float">
            <text:p>112678728</text:p>
          </table:table-cell>
          <table:table-cell office:value-type="float" office:value="43763552" calcext:value-type="float">
            <text:p>43763552</text:p>
          </table:table-cell>
          <table:table-cell office:value-type="float" office:value="41490872" calcext:value-type="float">
            <text:p>41490872</text:p>
          </table:table-cell>
          <table:table-cell office:value-type="float" office:value="41488864" calcext:value-type="float">
            <text:p>41488864</text:p>
          </table:table-cell>
          <table:table-cell table:number-columns-repeated="6"/>
        </table:table-row>
        <table:table-row table:style-name="ro1">
          <table:table-cell office:value-type="float" office:value="10788368" calcext:value-type="float">
            <text:p>10788368</text:p>
          </table:table-cell>
          <table:table-cell office:value-type="float" office:value="86090296" calcext:value-type="float">
            <text:p>86090296</text:p>
          </table:table-cell>
          <table:table-cell office:value-type="float" office:value="32513936" calcext:value-type="float">
            <text:p>32513936</text:p>
          </table:table-cell>
          <table:table-cell office:value-type="float" office:value="30358256" calcext:value-type="float">
            <text:p>30358256</text:p>
          </table:table-cell>
          <table:table-cell office:value-type="float" office:value="30377640" calcext:value-type="float">
            <text:p>30377640</text:p>
          </table:table-cell>
          <table:table-cell office:value-type="float" office:value="17861144" calcext:value-type="float">
            <text:p>17861144</text:p>
          </table:table-cell>
          <table:table-cell office:value-type="float" office:value="112683544" calcext:value-type="float">
            <text:p>112683544</text:p>
          </table:table-cell>
          <table:table-cell office:value-type="float" office:value="43765368" calcext:value-type="float">
            <text:p>43765368</text:p>
          </table:table-cell>
          <table:table-cell office:value-type="float" office:value="41492576" calcext:value-type="float">
            <text:p>41492576</text:p>
          </table:table-cell>
          <table:table-cell office:value-type="float" office:value="41490608" calcext:value-type="float">
            <text:p>41490608</text:p>
          </table:table-cell>
          <table:table-cell table:number-columns-repeated="6"/>
        </table:table-row>
        <table:table-row table:style-name="ro1">
          <table:table-cell office:value-type="float" office:value="10788704" calcext:value-type="float">
            <text:p>10788704</text:p>
          </table:table-cell>
          <table:table-cell office:value-type="float" office:value="86090392" calcext:value-type="float">
            <text:p>86090392</text:p>
          </table:table-cell>
          <table:table-cell office:value-type="float" office:value="32513944" calcext:value-type="float">
            <text:p>32513944</text:p>
          </table:table-cell>
          <table:table-cell office:value-type="float" office:value="30358336" calcext:value-type="float">
            <text:p>30358336</text:p>
          </table:table-cell>
          <table:table-cell office:value-type="float" office:value="30377832" calcext:value-type="float">
            <text:p>30377832</text:p>
          </table:table-cell>
          <table:table-cell office:value-type="float" office:value="17862000" calcext:value-type="float">
            <text:p>17862000</text:p>
          </table:table-cell>
          <table:table-cell office:value-type="float" office:value="112683568" calcext:value-type="float">
            <text:p>112683568</text:p>
          </table:table-cell>
          <table:table-cell office:value-type="float" office:value="43767816" calcext:value-type="float">
            <text:p>43767816</text:p>
          </table:table-cell>
          <table:table-cell office:value-type="float" office:value="41493480" calcext:value-type="float">
            <text:p>41493480</text:p>
          </table:table-cell>
          <table:table-cell office:value-type="float" office:value="41491072" calcext:value-type="float">
            <text:p>41491072</text:p>
          </table:table-cell>
          <table:table-cell table:number-columns-repeated="6"/>
        </table:table-row>
        <table:table-row table:style-name="ro1">
          <table:table-cell office:value-type="float" office:value="10789568" calcext:value-type="float">
            <text:p>10789568</text:p>
          </table:table-cell>
          <table:table-cell office:value-type="float" office:value="86090712" calcext:value-type="float">
            <text:p>86090712</text:p>
          </table:table-cell>
          <table:table-cell office:value-type="float" office:value="32514344" calcext:value-type="float">
            <text:p>32514344</text:p>
          </table:table-cell>
          <table:table-cell office:value-type="float" office:value="30358632" calcext:value-type="float">
            <text:p>30358632</text:p>
          </table:table-cell>
          <table:table-cell office:value-type="float" office:value="30377848" calcext:value-type="float">
            <text:p>30377848</text:p>
          </table:table-cell>
          <table:table-cell office:value-type="float" office:value="17862448" calcext:value-type="float">
            <text:p>17862448</text:p>
          </table:table-cell>
          <table:table-cell office:value-type="float" office:value="112688400" calcext:value-type="float">
            <text:p>112688400</text:p>
          </table:table-cell>
          <table:table-cell office:value-type="float" office:value="43768952" calcext:value-type="float">
            <text:p>43768952</text:p>
          </table:table-cell>
          <table:table-cell office:value-type="float" office:value="41494928" calcext:value-type="float">
            <text:p>41494928</text:p>
          </table:table-cell>
          <table:table-cell office:value-type="float" office:value="41494120" calcext:value-type="float">
            <text:p>41494120</text:p>
          </table:table-cell>
          <table:table-cell table:number-columns-repeated="6"/>
        </table:table-row>
        <table:table-row table:style-name="ro1">
          <table:table-cell office:value-type="float" office:value="10790280" calcext:value-type="float">
            <text:p>10790280</text:p>
          </table:table-cell>
          <table:table-cell office:value-type="float" office:value="86091288" calcext:value-type="float">
            <text:p>86091288</text:p>
          </table:table-cell>
          <table:table-cell office:value-type="float" office:value="32515464" calcext:value-type="float">
            <text:p>32515464</text:p>
          </table:table-cell>
          <table:table-cell office:value-type="float" office:value="30359120" calcext:value-type="float">
            <text:p>30359120</text:p>
          </table:table-cell>
          <table:table-cell office:value-type="float" office:value="30378776" calcext:value-type="float">
            <text:p>30378776</text:p>
          </table:table-cell>
          <table:table-cell office:value-type="float" office:value="17862616" calcext:value-type="float">
            <text:p>17862616</text:p>
          </table:table-cell>
          <table:table-cell office:value-type="float" office:value="112690832" calcext:value-type="float">
            <text:p>112690832</text:p>
          </table:table-cell>
          <table:table-cell office:value-type="float" office:value="43769096" calcext:value-type="float">
            <text:p>43769096</text:p>
          </table:table-cell>
          <table:table-cell office:value-type="float" office:value="41496080" calcext:value-type="float">
            <text:p>41496080</text:p>
          </table:table-cell>
          <table:table-cell office:value-type="float" office:value="41494528" calcext:value-type="float">
            <text:p>41494528</text:p>
          </table:table-cell>
          <table:table-cell table:number-columns-repeated="6"/>
        </table:table-row>
        <table:table-row table:style-name="ro1">
          <table:table-cell office:value-type="float" office:value="10791240" calcext:value-type="float">
            <text:p>10791240</text:p>
          </table:table-cell>
          <table:table-cell office:value-type="float" office:value="86091872" calcext:value-type="float">
            <text:p>86091872</text:p>
          </table:table-cell>
          <table:table-cell office:value-type="float" office:value="32516360" calcext:value-type="float">
            <text:p>32516360</text:p>
          </table:table-cell>
          <table:table-cell office:value-type="float" office:value="30359152" calcext:value-type="float">
            <text:p>30359152</text:p>
          </table:table-cell>
          <table:table-cell office:value-type="float" office:value="30378896" calcext:value-type="float">
            <text:p>30378896</text:p>
          </table:table-cell>
          <table:table-cell office:value-type="float" office:value="17863136" calcext:value-type="float">
            <text:p>17863136</text:p>
          </table:table-cell>
          <table:table-cell office:value-type="float" office:value="112699256" calcext:value-type="float">
            <text:p>112699256</text:p>
          </table:table-cell>
          <table:table-cell office:value-type="float" office:value="43771344" calcext:value-type="float">
            <text:p>43771344</text:p>
          </table:table-cell>
          <table:table-cell office:value-type="float" office:value="41500088" calcext:value-type="float">
            <text:p>41500088</text:p>
          </table:table-cell>
          <table:table-cell office:value-type="float" office:value="41496480" calcext:value-type="float">
            <text:p>41496480</text:p>
          </table:table-cell>
          <table:table-cell table:number-columns-repeated="6"/>
        </table:table-row>
        <table:table-row table:style-name="ro1">
          <table:table-cell office:value-type="float" office:value="10791448" calcext:value-type="float">
            <text:p>10791448</text:p>
          </table:table-cell>
          <table:table-cell office:value-type="float" office:value="86093392" calcext:value-type="float">
            <text:p>86093392</text:p>
          </table:table-cell>
          <table:table-cell office:value-type="float" office:value="32516568" calcext:value-type="float">
            <text:p>32516568</text:p>
          </table:table-cell>
          <table:table-cell office:value-type="float" office:value="30359352" calcext:value-type="float">
            <text:p>30359352</text:p>
          </table:table-cell>
          <table:table-cell office:value-type="float" office:value="30378976" calcext:value-type="float">
            <text:p>30378976</text:p>
          </table:table-cell>
          <table:table-cell office:value-type="float" office:value="17863448" calcext:value-type="float">
            <text:p>17863448</text:p>
          </table:table-cell>
          <table:table-cell office:value-type="float" office:value="112700656" calcext:value-type="float">
            <text:p>112700656</text:p>
          </table:table-cell>
          <table:table-cell office:value-type="float" office:value="43771880" calcext:value-type="float">
            <text:p>43771880</text:p>
          </table:table-cell>
          <table:table-cell office:value-type="float" office:value="41502336" calcext:value-type="float">
            <text:p>41502336</text:p>
          </table:table-cell>
          <table:table-cell office:value-type="float" office:value="41499688" calcext:value-type="float">
            <text:p>41499688</text:p>
          </table:table-cell>
          <table:table-cell table:number-columns-repeated="6"/>
        </table:table-row>
        <table:table-row table:style-name="ro1">
          <table:table-cell office:value-type="float" office:value="10791576" calcext:value-type="float">
            <text:p>10791576</text:p>
          </table:table-cell>
          <table:table-cell office:value-type="float" office:value="86093544" calcext:value-type="float">
            <text:p>86093544</text:p>
          </table:table-cell>
          <table:table-cell office:value-type="float" office:value="32516720" calcext:value-type="float">
            <text:p>32516720</text:p>
          </table:table-cell>
          <table:table-cell office:value-type="float" office:value="30359416" calcext:value-type="float">
            <text:p>30359416</text:p>
          </table:table-cell>
          <table:table-cell office:value-type="float" office:value="30379192" calcext:value-type="float">
            <text:p>30379192</text:p>
          </table:table-cell>
          <table:table-cell office:value-type="float" office:value="17865576" calcext:value-type="float">
            <text:p>17865576</text:p>
          </table:table-cell>
          <table:table-cell office:value-type="float" office:value="112703304" calcext:value-type="float">
            <text:p>112703304</text:p>
          </table:table-cell>
          <table:table-cell office:value-type="float" office:value="43774640" calcext:value-type="float">
            <text:p>43774640</text:p>
          </table:table-cell>
          <table:table-cell office:value-type="float" office:value="41502416" calcext:value-type="float">
            <text:p>41502416</text:p>
          </table:table-cell>
          <table:table-cell office:value-type="float" office:value="41504576" calcext:value-type="float">
            <text:p>41504576</text:p>
          </table:table-cell>
          <table:table-cell table:number-columns-repeated="6"/>
        </table:table-row>
        <table:table-row table:style-name="ro1">
          <table:table-cell office:value-type="float" office:value="10792848" calcext:value-type="float">
            <text:p>10792848</text:p>
          </table:table-cell>
          <table:table-cell office:value-type="float" office:value="86093568" calcext:value-type="float">
            <text:p>86093568</text:p>
          </table:table-cell>
          <table:table-cell office:value-type="float" office:value="32516944" calcext:value-type="float">
            <text:p>32516944</text:p>
          </table:table-cell>
          <table:table-cell office:value-type="float" office:value="30360112" calcext:value-type="float">
            <text:p>30360112</text:p>
          </table:table-cell>
          <table:table-cell office:value-type="float" office:value="30379232" calcext:value-type="float">
            <text:p>30379232</text:p>
          </table:table-cell>
          <table:table-cell office:value-type="float" office:value="17866576" calcext:value-type="float">
            <text:p>17866576</text:p>
          </table:table-cell>
          <table:table-cell office:value-type="float" office:value="112706624" calcext:value-type="float">
            <text:p>112706624</text:p>
          </table:table-cell>
          <table:table-cell office:value-type="float" office:value="43776176" calcext:value-type="float">
            <text:p>43776176</text:p>
          </table:table-cell>
          <table:table-cell office:value-type="float" office:value="41506280" calcext:value-type="float">
            <text:p>41506280</text:p>
          </table:table-cell>
          <table:table-cell office:value-type="float" office:value="41507352" calcext:value-type="float">
            <text:p>41507352</text:p>
          </table:table-cell>
          <table:table-cell table:number-columns-repeated="6"/>
        </table:table-row>
        <table:table-row table:style-name="ro1">
          <table:table-cell office:value-type="float" office:value="10793320" calcext:value-type="float">
            <text:p>10793320</text:p>
          </table:table-cell>
          <table:table-cell office:value-type="float" office:value="86094632" calcext:value-type="float">
            <text:p>86094632</text:p>
          </table:table-cell>
          <table:table-cell office:value-type="float" office:value="32517856" calcext:value-type="float">
            <text:p>32517856</text:p>
          </table:table-cell>
          <table:table-cell office:value-type="float" office:value="30360256" calcext:value-type="float">
            <text:p>30360256</text:p>
          </table:table-cell>
          <table:table-cell office:value-type="float" office:value="30379672" calcext:value-type="float">
            <text:p>30379672</text:p>
          </table:table-cell>
          <table:table-cell office:value-type="float" office:value="17866904" calcext:value-type="float">
            <text:p>17866904</text:p>
          </table:table-cell>
          <table:table-cell office:value-type="float" office:value="112708064" calcext:value-type="float">
            <text:p>112708064</text:p>
          </table:table-cell>
          <table:table-cell office:value-type="float" office:value="43777104" calcext:value-type="float">
            <text:p>43777104</text:p>
          </table:table-cell>
          <table:table-cell office:value-type="float" office:value="41508224" calcext:value-type="float">
            <text:p>41508224</text:p>
          </table:table-cell>
          <table:table-cell office:value-type="float" office:value="41511256" calcext:value-type="float">
            <text:p>41511256</text:p>
          </table:table-cell>
          <table:table-cell table:number-columns-repeated="6"/>
        </table:table-row>
        <table:table-row table:style-name="ro1">
          <table:table-cell office:value-type="float" office:value="10793544" calcext:value-type="float">
            <text:p>10793544</text:p>
          </table:table-cell>
          <table:table-cell office:value-type="float" office:value="86094672" calcext:value-type="float">
            <text:p>86094672</text:p>
          </table:table-cell>
          <table:table-cell office:value-type="float" office:value="32518112" calcext:value-type="float">
            <text:p>32518112</text:p>
          </table:table-cell>
          <table:table-cell office:value-type="float" office:value="30360272" calcext:value-type="float">
            <text:p>30360272</text:p>
          </table:table-cell>
          <table:table-cell office:value-type="float" office:value="30381336" calcext:value-type="float">
            <text:p>30381336</text:p>
          </table:table-cell>
          <table:table-cell office:value-type="float" office:value="17867168" calcext:value-type="float">
            <text:p>17867168</text:p>
          </table:table-cell>
          <table:table-cell office:value-type="float" office:value="112710376" calcext:value-type="float">
            <text:p>112710376</text:p>
          </table:table-cell>
          <table:table-cell office:value-type="float" office:value="43781384" calcext:value-type="float">
            <text:p>43781384</text:p>
          </table:table-cell>
          <table:table-cell office:value-type="float" office:value="41508280" calcext:value-type="float">
            <text:p>41508280</text:p>
          </table:table-cell>
          <table:table-cell office:value-type="float" office:value="41522872" calcext:value-type="float">
            <text:p>41522872</text:p>
          </table:table-cell>
          <table:table-cell table:number-columns-repeated="6"/>
        </table:table-row>
        <table:table-row table:style-name="ro1">
          <table:table-cell office:value-type="float" office:value="10793656" calcext:value-type="float">
            <text:p>10793656</text:p>
          </table:table-cell>
          <table:table-cell office:value-type="float" office:value="86094848" calcext:value-type="float">
            <text:p>86094848</text:p>
          </table:table-cell>
          <table:table-cell office:value-type="float" office:value="32518224" calcext:value-type="float">
            <text:p>32518224</text:p>
          </table:table-cell>
          <table:table-cell office:value-type="float" office:value="30360520" calcext:value-type="float">
            <text:p>30360520</text:p>
          </table:table-cell>
          <table:table-cell office:value-type="float" office:value="30381848" calcext:value-type="float">
            <text:p>30381848</text:p>
          </table:table-cell>
          <table:table-cell office:value-type="float" office:value="17868920" calcext:value-type="float">
            <text:p>17868920</text:p>
          </table:table-cell>
          <table:table-cell office:value-type="float" office:value="112720664" calcext:value-type="float">
            <text:p>112720664</text:p>
          </table:table-cell>
          <table:table-cell office:value-type="float" office:value="43784464" calcext:value-type="float">
            <text:p>43784464</text:p>
          </table:table-cell>
          <table:table-cell office:value-type="float" office:value="41509120" calcext:value-type="float">
            <text:p>41509120</text:p>
          </table:table-cell>
          <table:table-cell office:value-type="float" office:value="41527400" calcext:value-type="float">
            <text:p>41527400</text:p>
          </table:table-cell>
          <table:table-cell table:number-columns-repeated="6"/>
        </table:table-row>
        <table:table-row table:style-name="ro1">
          <table:table-cell office:value-type="float" office:value="10793680" calcext:value-type="float">
            <text:p>10793680</text:p>
          </table:table-cell>
          <table:table-cell office:value-type="float" office:value="86095976" calcext:value-type="float">
            <text:p>86095976</text:p>
          </table:table-cell>
          <table:table-cell office:value-type="float" office:value="32518704" calcext:value-type="float">
            <text:p>32518704</text:p>
          </table:table-cell>
          <table:table-cell office:value-type="float" office:value="30361080" calcext:value-type="float">
            <text:p>30361080</text:p>
          </table:table-cell>
          <table:table-cell office:value-type="float" office:value="30382176" calcext:value-type="float">
            <text:p>30382176</text:p>
          </table:table-cell>
          <table:table-cell office:value-type="float" office:value="17869432" calcext:value-type="float">
            <text:p>17869432</text:p>
          </table:table-cell>
          <table:table-cell office:value-type="float" office:value="112721784" calcext:value-type="float">
            <text:p>112721784</text:p>
          </table:table-cell>
          <table:table-cell office:value-type="float" office:value="43786216" calcext:value-type="float">
            <text:p>43786216</text:p>
          </table:table-cell>
          <table:table-cell office:value-type="float" office:value="41511376" calcext:value-type="float">
            <text:p>41511376</text:p>
          </table:table-cell>
          <table:table-cell office:value-type="float" office:value="41530584" calcext:value-type="float">
            <text:p>41530584</text:p>
          </table:table-cell>
          <table:table-cell table:number-columns-repeated="6"/>
        </table:table-row>
        <table:table-row table:style-name="ro1">
          <table:table-cell office:value-type="float" office:value="10794112" calcext:value-type="float">
            <text:p>10794112</text:p>
          </table:table-cell>
          <table:table-cell office:value-type="float" office:value="86096432" calcext:value-type="float">
            <text:p>86096432</text:p>
          </table:table-cell>
          <table:table-cell office:value-type="float" office:value="32519408" calcext:value-type="float">
            <text:p>32519408</text:p>
          </table:table-cell>
          <table:table-cell office:value-type="float" office:value="30361232" calcext:value-type="float">
            <text:p>30361232</text:p>
          </table:table-cell>
          <table:table-cell office:value-type="float" office:value="30382320" calcext:value-type="float">
            <text:p>30382320</text:p>
          </table:table-cell>
          <table:table-cell office:value-type="float" office:value="17870952" calcext:value-type="float">
            <text:p>17870952</text:p>
          </table:table-cell>
          <table:table-cell office:value-type="float" office:value="112732040" calcext:value-type="float">
            <text:p>112732040</text:p>
          </table:table-cell>
          <table:table-cell office:value-type="float" office:value="43791224" calcext:value-type="float">
            <text:p>43791224</text:p>
          </table:table-cell>
          <table:table-cell office:value-type="float" office:value="41512816" calcext:value-type="float">
            <text:p>41512816</text:p>
          </table:table-cell>
          <table:table-cell office:value-type="float" office:value="41531672" calcext:value-type="float">
            <text:p>41531672</text:p>
          </table:table-cell>
          <table:table-cell table:number-columns-repeated="6"/>
        </table:table-row>
        <table:table-row table:style-name="ro1">
          <table:table-cell office:value-type="float" office:value="10794464" calcext:value-type="float">
            <text:p>10794464</text:p>
          </table:table-cell>
          <table:table-cell office:value-type="float" office:value="86096448" calcext:value-type="float">
            <text:p>86096448</text:p>
          </table:table-cell>
          <table:table-cell office:value-type="float" office:value="32519512" calcext:value-type="float">
            <text:p>32519512</text:p>
          </table:table-cell>
          <table:table-cell office:value-type="float" office:value="30361800" calcext:value-type="float">
            <text:p>30361800</text:p>
          </table:table-cell>
          <table:table-cell office:value-type="float" office:value="30382688" calcext:value-type="float">
            <text:p>30382688</text:p>
          </table:table-cell>
          <table:table-cell office:value-type="float" office:value="17875096" calcext:value-type="float">
            <text:p>17875096</text:p>
          </table:table-cell>
          <table:table-cell office:value-type="float" office:value="112736592" calcext:value-type="float">
            <text:p>112736592</text:p>
          </table:table-cell>
          <table:table-cell office:value-type="float" office:value="43792440" calcext:value-type="float">
            <text:p>43792440</text:p>
          </table:table-cell>
          <table:table-cell office:value-type="float" office:value="41514240" calcext:value-type="float">
            <text:p>41514240</text:p>
          </table:table-cell>
          <table:table-cell office:value-type="float" office:value="41532032" calcext:value-type="float">
            <text:p>41532032</text:p>
          </table:table-cell>
          <table:table-cell table:number-columns-repeated="6"/>
        </table:table-row>
        <table:table-row table:style-name="ro1">
          <table:table-cell office:value-type="float" office:value="10794648" calcext:value-type="float">
            <text:p>10794648</text:p>
          </table:table-cell>
          <table:table-cell office:value-type="float" office:value="86096728" calcext:value-type="float">
            <text:p>86096728</text:p>
          </table:table-cell>
          <table:table-cell office:value-type="float" office:value="32519744" calcext:value-type="float">
            <text:p>32519744</text:p>
          </table:table-cell>
          <table:table-cell office:value-type="float" office:value="30362960" calcext:value-type="float">
            <text:p>30362960</text:p>
          </table:table-cell>
          <table:table-cell office:value-type="float" office:value="30382872" calcext:value-type="float">
            <text:p>30382872</text:p>
          </table:table-cell>
          <table:table-cell office:value-type="float" office:value="17878984" calcext:value-type="float">
            <text:p>17878984</text:p>
          </table:table-cell>
          <table:table-cell office:value-type="float" office:value="112742864" calcext:value-type="float">
            <text:p>112742864</text:p>
          </table:table-cell>
          <table:table-cell office:value-type="float" office:value="43794808" calcext:value-type="float">
            <text:p>43794808</text:p>
          </table:table-cell>
          <table:table-cell office:value-type="float" office:value="41517416" calcext:value-type="float">
            <text:p>41517416</text:p>
          </table:table-cell>
          <table:table-cell office:value-type="float" office:value="41533576" calcext:value-type="float">
            <text:p>41533576</text:p>
          </table:table-cell>
          <table:table-cell table:number-columns-repeated="6"/>
        </table:table-row>
        <table:table-row table:style-name="ro1">
          <table:table-cell office:value-type="float" office:value="10795880" calcext:value-type="float">
            <text:p>10795880</text:p>
          </table:table-cell>
          <table:table-cell office:value-type="float" office:value="86097832" calcext:value-type="float">
            <text:p>86097832</text:p>
          </table:table-cell>
          <table:table-cell office:value-type="float" office:value="32519872" calcext:value-type="float">
            <text:p>32519872</text:p>
          </table:table-cell>
          <table:table-cell office:value-type="float" office:value="30363008" calcext:value-type="float">
            <text:p>30363008</text:p>
          </table:table-cell>
          <table:table-cell office:value-type="float" office:value="30383224" calcext:value-type="float">
            <text:p>30383224</text:p>
          </table:table-cell>
          <table:table-cell office:value-type="float" office:value="17879048" calcext:value-type="float">
            <text:p>17879048</text:p>
          </table:table-cell>
          <table:table-cell office:value-type="float" office:value="112754800" calcext:value-type="float">
            <text:p>112754800</text:p>
          </table:table-cell>
          <table:table-cell office:value-type="float" office:value="43800088" calcext:value-type="float">
            <text:p>43800088</text:p>
          </table:table-cell>
          <table:table-cell office:value-type="float" office:value="41517696" calcext:value-type="float">
            <text:p>41517696</text:p>
          </table:table-cell>
          <table:table-cell office:value-type="float" office:value="41534624" calcext:value-type="float">
            <text:p>41534624</text:p>
          </table:table-cell>
          <table:table-cell table:number-columns-repeated="6"/>
        </table:table-row>
        <table:table-row table:style-name="ro1">
          <table:table-cell office:value-type="float" office:value="10796040" calcext:value-type="float">
            <text:p>10796040</text:p>
          </table:table-cell>
          <table:table-cell office:value-type="float" office:value="86098192" calcext:value-type="float">
            <text:p>86098192</text:p>
          </table:table-cell>
          <table:table-cell office:value-type="float" office:value="32519888" calcext:value-type="float">
            <text:p>32519888</text:p>
          </table:table-cell>
          <table:table-cell office:value-type="float" office:value="30363608" calcext:value-type="float">
            <text:p>30363608</text:p>
          </table:table-cell>
          <table:table-cell office:value-type="float" office:value="30383824" calcext:value-type="float">
            <text:p>30383824</text:p>
          </table:table-cell>
          <table:table-cell office:value-type="float" office:value="17880352" calcext:value-type="float">
            <text:p>17880352</text:p>
          </table:table-cell>
          <table:table-cell office:value-type="float" office:value="112761240" calcext:value-type="float">
            <text:p>112761240</text:p>
          </table:table-cell>
          <table:table-cell office:value-type="float" office:value="43802552" calcext:value-type="float">
            <text:p>43802552</text:p>
          </table:table-cell>
          <table:table-cell office:value-type="float" office:value="41521544" calcext:value-type="float">
            <text:p>41521544</text:p>
          </table:table-cell>
          <table:table-cell office:value-type="float" office:value="41534872" calcext:value-type="float">
            <text:p>41534872</text:p>
          </table:table-cell>
          <table:table-cell table:number-columns-repeated="6"/>
        </table:table-row>
        <table:table-row table:style-name="ro1">
          <table:table-cell office:value-type="float" office:value="10796040" calcext:value-type="float">
            <text:p>10796040</text:p>
          </table:table-cell>
          <table:table-cell office:value-type="float" office:value="86098328" calcext:value-type="float">
            <text:p>86098328</text:p>
          </table:table-cell>
          <table:table-cell office:value-type="float" office:value="32522992" calcext:value-type="float">
            <text:p>32522992</text:p>
          </table:table-cell>
          <table:table-cell office:value-type="float" office:value="30364016" calcext:value-type="float">
            <text:p>30364016</text:p>
          </table:table-cell>
          <table:table-cell office:value-type="float" office:value="30384112" calcext:value-type="float">
            <text:p>30384112</text:p>
          </table:table-cell>
          <table:table-cell office:value-type="float" office:value="17882312" calcext:value-type="float">
            <text:p>17882312</text:p>
          </table:table-cell>
          <table:table-cell office:value-type="float" office:value="112786224" calcext:value-type="float">
            <text:p>112786224</text:p>
          </table:table-cell>
          <table:table-cell office:value-type="float" office:value="43806384" calcext:value-type="float">
            <text:p>43806384</text:p>
          </table:table-cell>
          <table:table-cell office:value-type="float" office:value="41521600" calcext:value-type="float">
            <text:p>41521600</text:p>
          </table:table-cell>
          <table:table-cell office:value-type="float" office:value="41536216" calcext:value-type="float">
            <text:p>41536216</text:p>
          </table:table-cell>
          <table:table-cell table:number-columns-repeated="6"/>
        </table:table-row>
        <table:table-row table:style-name="ro1">
          <table:table-cell office:value-type="float" office:value="10797016" calcext:value-type="float">
            <text:p>10797016</text:p>
          </table:table-cell>
          <table:table-cell office:value-type="float" office:value="86098328" calcext:value-type="float">
            <text:p>86098328</text:p>
          </table:table-cell>
          <table:table-cell office:value-type="float" office:value="32523016" calcext:value-type="float">
            <text:p>32523016</text:p>
          </table:table-cell>
          <table:table-cell office:value-type="float" office:value="30364392" calcext:value-type="float">
            <text:p>30364392</text:p>
          </table:table-cell>
          <table:table-cell office:value-type="float" office:value="30384272" calcext:value-type="float">
            <text:p>30384272</text:p>
          </table:table-cell>
          <table:table-cell office:value-type="float" office:value="17883312" calcext:value-type="float">
            <text:p>17883312</text:p>
          </table:table-cell>
          <table:table-cell office:value-type="float" office:value="112794144" calcext:value-type="float">
            <text:p>112794144</text:p>
          </table:table-cell>
          <table:table-cell office:value-type="float" office:value="43814280" calcext:value-type="float">
            <text:p>43814280</text:p>
          </table:table-cell>
          <table:table-cell office:value-type="float" office:value="41521632" calcext:value-type="float">
            <text:p>41521632</text:p>
          </table:table-cell>
          <table:table-cell office:value-type="float" office:value="41540080" calcext:value-type="float">
            <text:p>41540080</text:p>
          </table:table-cell>
          <table:table-cell table:number-columns-repeated="6"/>
        </table:table-row>
        <table:table-row table:style-name="ro1">
          <table:table-cell office:value-type="float" office:value="10797224" calcext:value-type="float">
            <text:p>10797224</text:p>
          </table:table-cell>
          <table:table-cell office:value-type="float" office:value="86098672" calcext:value-type="float">
            <text:p>86098672</text:p>
          </table:table-cell>
          <table:table-cell office:value-type="float" office:value="32524224" calcext:value-type="float">
            <text:p>32524224</text:p>
          </table:table-cell>
          <table:table-cell office:value-type="float" office:value="30364432" calcext:value-type="float">
            <text:p>30364432</text:p>
          </table:table-cell>
          <table:table-cell office:value-type="float" office:value="30384320" calcext:value-type="float">
            <text:p>30384320</text:p>
          </table:table-cell>
          <table:table-cell office:value-type="float" office:value="17885272" calcext:value-type="float">
            <text:p>17885272</text:p>
          </table:table-cell>
          <table:table-cell office:value-type="float" office:value="112811752" calcext:value-type="float">
            <text:p>112811752</text:p>
          </table:table-cell>
          <table:table-cell office:value-type="float" office:value="43816592" calcext:value-type="float">
            <text:p>43816592</text:p>
          </table:table-cell>
          <table:table-cell office:value-type="float" office:value="41523792" calcext:value-type="float">
            <text:p>41523792</text:p>
          </table:table-cell>
          <table:table-cell office:value-type="float" office:value="41541568" calcext:value-type="float">
            <text:p>41541568</text:p>
          </table:table-cell>
          <table:table-cell table:number-columns-repeated="6"/>
        </table:table-row>
        <table:table-row table:style-name="ro1">
          <table:table-cell office:value-type="float" office:value="10798000" calcext:value-type="float">
            <text:p>10798000</text:p>
          </table:table-cell>
          <table:table-cell office:value-type="float" office:value="86098904" calcext:value-type="float">
            <text:p>86098904</text:p>
          </table:table-cell>
          <table:table-cell office:value-type="float" office:value="32525144" calcext:value-type="float">
            <text:p>32525144</text:p>
          </table:table-cell>
          <table:table-cell office:value-type="float" office:value="30364464" calcext:value-type="float">
            <text:p>30364464</text:p>
          </table:table-cell>
          <table:table-cell office:value-type="float" office:value="30384448" calcext:value-type="float">
            <text:p>30384448</text:p>
          </table:table-cell>
          <table:table-cell office:value-type="float" office:value="17888992" calcext:value-type="float">
            <text:p>17888992</text:p>
          </table:table-cell>
          <table:table-cell office:value-type="float" office:value="112834312" calcext:value-type="float">
            <text:p>112834312</text:p>
          </table:table-cell>
          <table:table-cell office:value-type="float" office:value="43817672" calcext:value-type="float">
            <text:p>43817672</text:p>
          </table:table-cell>
          <table:table-cell office:value-type="float" office:value="41524240" calcext:value-type="float">
            <text:p>41524240</text:p>
          </table:table-cell>
          <table:table-cell office:value-type="float" office:value="41544392" calcext:value-type="float">
            <text:p>41544392</text:p>
          </table:table-cell>
          <table:table-cell table:number-columns-repeated="6"/>
        </table:table-row>
        <table:table-row table:style-name="ro1">
          <table:table-cell office:value-type="float" office:value="10798624" calcext:value-type="float">
            <text:p>10798624</text:p>
          </table:table-cell>
          <table:table-cell office:value-type="float" office:value="86099208" calcext:value-type="float">
            <text:p>86099208</text:p>
          </table:table-cell>
          <table:table-cell office:value-type="float" office:value="32525592" calcext:value-type="float">
            <text:p>32525592</text:p>
          </table:table-cell>
          <table:table-cell office:value-type="float" office:value="30364728" calcext:value-type="float">
            <text:p>30364728</text:p>
          </table:table-cell>
          <table:table-cell office:value-type="float" office:value="30385000" calcext:value-type="float">
            <text:p>30385000</text:p>
          </table:table-cell>
          <table:table-cell office:value-type="float" office:value="17889864" calcext:value-type="float">
            <text:p>17889864</text:p>
          </table:table-cell>
          <table:table-cell office:value-type="float" office:value="112842744" calcext:value-type="float">
            <text:p>112842744</text:p>
          </table:table-cell>
          <table:table-cell office:value-type="float" office:value="43819760" calcext:value-type="float">
            <text:p>43819760</text:p>
          </table:table-cell>
          <table:table-cell office:value-type="float" office:value="41524616" calcext:value-type="float">
            <text:p>41524616</text:p>
          </table:table-cell>
          <table:table-cell office:value-type="float" office:value="41545448" calcext:value-type="float">
            <text:p>41545448</text:p>
          </table:table-cell>
          <table:table-cell table:number-columns-repeated="6"/>
        </table:table-row>
        <table:table-row table:style-name="ro1">
          <table:table-cell office:value-type="float" office:value="10798816" calcext:value-type="float">
            <text:p>10798816</text:p>
          </table:table-cell>
          <table:table-cell office:value-type="float" office:value="86100768" calcext:value-type="float">
            <text:p>86100768</text:p>
          </table:table-cell>
          <table:table-cell office:value-type="float" office:value="32526872" calcext:value-type="float">
            <text:p>32526872</text:p>
          </table:table-cell>
          <table:table-cell office:value-type="float" office:value="30365256" calcext:value-type="float">
            <text:p>30365256</text:p>
          </table:table-cell>
          <table:table-cell office:value-type="float" office:value="30385640" calcext:value-type="float">
            <text:p>30385640</text:p>
          </table:table-cell>
          <table:table-cell office:value-type="float" office:value="17892352" calcext:value-type="float">
            <text:p>17892352</text:p>
          </table:table-cell>
          <table:table-cell office:value-type="float" office:value="112871992" calcext:value-type="float">
            <text:p>112871992</text:p>
          </table:table-cell>
          <table:table-cell office:value-type="float" office:value="43821344" calcext:value-type="float">
            <text:p>43821344</text:p>
          </table:table-cell>
          <table:table-cell office:value-type="float" office:value="41525264" calcext:value-type="float">
            <text:p>41525264</text:p>
          </table:table-cell>
          <table:table-cell office:value-type="float" office:value="41545696" calcext:value-type="float">
            <text:p>41545696</text:p>
          </table:table-cell>
          <table:table-cell table:number-columns-repeated="6"/>
        </table:table-row>
        <table:table-row table:style-name="ro1">
          <table:table-cell office:value-type="float" office:value="10799632" calcext:value-type="float">
            <text:p>10799632</text:p>
          </table:table-cell>
          <table:table-cell office:value-type="float" office:value="86101472" calcext:value-type="float">
            <text:p>86101472</text:p>
          </table:table-cell>
          <table:table-cell office:value-type="float" office:value="32527832" calcext:value-type="float">
            <text:p>32527832</text:p>
          </table:table-cell>
          <table:table-cell office:value-type="float" office:value="30365680" calcext:value-type="float">
            <text:p>30365680</text:p>
          </table:table-cell>
          <table:table-cell office:value-type="float" office:value="30386120" calcext:value-type="float">
            <text:p>30386120</text:p>
          </table:table-cell>
          <table:table-cell office:value-type="float" office:value="17892520" calcext:value-type="float">
            <text:p>17892520</text:p>
          </table:table-cell>
          <table:table-cell office:value-type="float" office:value="112874648" calcext:value-type="float">
            <text:p>112874648</text:p>
          </table:table-cell>
          <table:table-cell office:value-type="float" office:value="43823360" calcext:value-type="float">
            <text:p>43823360</text:p>
          </table:table-cell>
          <table:table-cell office:value-type="float" office:value="41526736" calcext:value-type="float">
            <text:p>41526736</text:p>
          </table:table-cell>
          <table:table-cell office:value-type="float" office:value="41546480" calcext:value-type="float">
            <text:p>41546480</text:p>
          </table:table-cell>
          <table:table-cell table:number-columns-repeated="6"/>
        </table:table-row>
        <table:table-row table:style-name="ro1">
          <table:table-cell office:value-type="float" office:value="10800136" calcext:value-type="float">
            <text:p>10800136</text:p>
          </table:table-cell>
          <table:table-cell office:value-type="float" office:value="86102272" calcext:value-type="float">
            <text:p>86102272</text:p>
          </table:table-cell>
          <table:table-cell office:value-type="float" office:value="32529488" calcext:value-type="float">
            <text:p>32529488</text:p>
          </table:table-cell>
          <table:table-cell office:value-type="float" office:value="30365680" calcext:value-type="float">
            <text:p>30365680</text:p>
          </table:table-cell>
          <table:table-cell office:value-type="float" office:value="30386824" calcext:value-type="float">
            <text:p>30386824</text:p>
          </table:table-cell>
          <table:table-cell office:value-type="float" office:value="17895248" calcext:value-type="float">
            <text:p>17895248</text:p>
          </table:table-cell>
          <table:table-cell office:value-type="float" office:value="112876608" calcext:value-type="float">
            <text:p>112876608</text:p>
          </table:table-cell>
          <table:table-cell office:value-type="float" office:value="43825776" calcext:value-type="float">
            <text:p>43825776</text:p>
          </table:table-cell>
          <table:table-cell office:value-type="float" office:value="41527216" calcext:value-type="float">
            <text:p>41527216</text:p>
          </table:table-cell>
          <table:table-cell office:value-type="float" office:value="41555392" calcext:value-type="float">
            <text:p>41555392</text:p>
          </table:table-cell>
          <table:table-cell table:number-columns-repeated="6"/>
        </table:table-row>
        <table:table-row table:style-name="ro1">
          <table:table-cell office:value-type="float" office:value="10800384" calcext:value-type="float">
            <text:p>10800384</text:p>
          </table:table-cell>
          <table:table-cell office:value-type="float" office:value="86102368" calcext:value-type="float">
            <text:p>86102368</text:p>
          </table:table-cell>
          <table:table-cell office:value-type="float" office:value="32529800" calcext:value-type="float">
            <text:p>32529800</text:p>
          </table:table-cell>
          <table:table-cell office:value-type="float" office:value="30365720" calcext:value-type="float">
            <text:p>30365720</text:p>
          </table:table-cell>
          <table:table-cell office:value-type="float" office:value="30386928" calcext:value-type="float">
            <text:p>30386928</text:p>
          </table:table-cell>
          <table:table-cell office:value-type="float" office:value="17898720" calcext:value-type="float">
            <text:p>17898720</text:p>
          </table:table-cell>
          <table:table-cell office:value-type="float" office:value="112879496" calcext:value-type="float">
            <text:p>112879496</text:p>
          </table:table-cell>
          <table:table-cell office:value-type="float" office:value="43826048" calcext:value-type="float">
            <text:p>43826048</text:p>
          </table:table-cell>
          <table:table-cell office:value-type="float" office:value="41527632" calcext:value-type="float">
            <text:p>41527632</text:p>
          </table:table-cell>
          <table:table-cell office:value-type="float" office:value="41559768" calcext:value-type="float">
            <text:p>41559768</text:p>
          </table:table-cell>
          <table:table-cell table:number-columns-repeated="6"/>
        </table:table-row>
        <table:table-row table:style-name="ro1">
          <table:table-cell office:value-type="float" office:value="10800520" calcext:value-type="float">
            <text:p>10800520</text:p>
          </table:table-cell>
          <table:table-cell office:value-type="float" office:value="86102512" calcext:value-type="float">
            <text:p>86102512</text:p>
          </table:table-cell>
          <table:table-cell office:value-type="float" office:value="32530080" calcext:value-type="float">
            <text:p>32530080</text:p>
          </table:table-cell>
          <table:table-cell office:value-type="float" office:value="30366160" calcext:value-type="float">
            <text:p>30366160</text:p>
          </table:table-cell>
          <table:table-cell office:value-type="float" office:value="30387512" calcext:value-type="float">
            <text:p>30387512</text:p>
          </table:table-cell>
          <table:table-cell office:value-type="float" office:value="17898816" calcext:value-type="float">
            <text:p>17898816</text:p>
          </table:table-cell>
          <table:table-cell office:value-type="float" office:value="112883936" calcext:value-type="float">
            <text:p>112883936</text:p>
          </table:table-cell>
          <table:table-cell office:value-type="float" office:value="43835288" calcext:value-type="float">
            <text:p>43835288</text:p>
          </table:table-cell>
          <table:table-cell office:value-type="float" office:value="41528576" calcext:value-type="float">
            <text:p>41528576</text:p>
          </table:table-cell>
          <table:table-cell office:value-type="float" office:value="41561000" calcext:value-type="float">
            <text:p>41561000</text:p>
          </table:table-cell>
          <table:table-cell table:number-columns-repeated="6"/>
        </table:table-row>
        <table:table-row table:style-name="ro1">
          <table:table-cell office:value-type="float" office:value="10800808" calcext:value-type="float">
            <text:p>10800808</text:p>
          </table:table-cell>
          <table:table-cell office:value-type="float" office:value="86102608" calcext:value-type="float">
            <text:p>86102608</text:p>
          </table:table-cell>
          <table:table-cell office:value-type="float" office:value="32530504" calcext:value-type="float">
            <text:p>32530504</text:p>
          </table:table-cell>
          <table:table-cell office:value-type="float" office:value="30366544" calcext:value-type="float">
            <text:p>30366544</text:p>
          </table:table-cell>
          <table:table-cell office:value-type="float" office:value="30387568" calcext:value-type="float">
            <text:p>30387568</text:p>
          </table:table-cell>
          <table:table-cell office:value-type="float" office:value="17898920" calcext:value-type="float">
            <text:p>17898920</text:p>
          </table:table-cell>
          <table:table-cell office:value-type="float" office:value="112888904" calcext:value-type="float">
            <text:p>112888904</text:p>
          </table:table-cell>
          <table:table-cell office:value-type="float" office:value="43835576" calcext:value-type="float">
            <text:p>43835576</text:p>
          </table:table-cell>
          <table:table-cell office:value-type="float" office:value="41528872" calcext:value-type="float">
            <text:p>41528872</text:p>
          </table:table-cell>
          <table:table-cell office:value-type="float" office:value="41561464" calcext:value-type="float">
            <text:p>41561464</text:p>
          </table:table-cell>
          <table:table-cell table:number-columns-repeated="6"/>
        </table:table-row>
        <table:table-row table:style-name="ro1">
          <table:table-cell office:value-type="float" office:value="10801920" calcext:value-type="float">
            <text:p>10801920</text:p>
          </table:table-cell>
          <table:table-cell office:value-type="float" office:value="86102648" calcext:value-type="float">
            <text:p>86102648</text:p>
          </table:table-cell>
          <table:table-cell office:value-type="float" office:value="32530792" calcext:value-type="float">
            <text:p>32530792</text:p>
          </table:table-cell>
          <table:table-cell office:value-type="float" office:value="30367168" calcext:value-type="float">
            <text:p>30367168</text:p>
          </table:table-cell>
          <table:table-cell office:value-type="float" office:value="30388688" calcext:value-type="float">
            <text:p>30388688</text:p>
          </table:table-cell>
          <table:table-cell office:value-type="float" office:value="17900440" calcext:value-type="float">
            <text:p>17900440</text:p>
          </table:table-cell>
          <table:table-cell office:value-type="float" office:value="112898224" calcext:value-type="float">
            <text:p>112898224</text:p>
          </table:table-cell>
          <table:table-cell office:value-type="float" office:value="43840368" calcext:value-type="float">
            <text:p>43840368</text:p>
          </table:table-cell>
          <table:table-cell office:value-type="float" office:value="41529640" calcext:value-type="float">
            <text:p>41529640</text:p>
          </table:table-cell>
          <table:table-cell office:value-type="float" office:value="41562208" calcext:value-type="float">
            <text:p>41562208</text:p>
          </table:table-cell>
          <table:table-cell table:number-columns-repeated="6"/>
        </table:table-row>
        <table:table-row table:style-name="ro1">
          <table:table-cell office:value-type="float" office:value="10802144" calcext:value-type="float">
            <text:p>10802144</text:p>
          </table:table-cell>
          <table:table-cell office:value-type="float" office:value="86103328" calcext:value-type="float">
            <text:p>86103328</text:p>
          </table:table-cell>
          <table:table-cell office:value-type="float" office:value="32530936" calcext:value-type="float">
            <text:p>32530936</text:p>
          </table:table-cell>
          <table:table-cell office:value-type="float" office:value="30367256" calcext:value-type="float">
            <text:p>30367256</text:p>
          </table:table-cell>
          <table:table-cell office:value-type="float" office:value="30389040" calcext:value-type="float">
            <text:p>30389040</text:p>
          </table:table-cell>
          <table:table-cell office:value-type="float" office:value="17905072" calcext:value-type="float">
            <text:p>17905072</text:p>
          </table:table-cell>
          <table:table-cell office:value-type="float" office:value="112918072" calcext:value-type="float">
            <text:p>112918072</text:p>
          </table:table-cell>
          <table:table-cell office:value-type="float" office:value="43840472" calcext:value-type="float">
            <text:p>43840472</text:p>
          </table:table-cell>
          <table:table-cell office:value-type="float" office:value="41529800" calcext:value-type="float">
            <text:p>41529800</text:p>
          </table:table-cell>
          <table:table-cell office:value-type="float" office:value="41568344" calcext:value-type="float">
            <text:p>41568344</text:p>
          </table:table-cell>
          <table:table-cell table:number-columns-repeated="6"/>
        </table:table-row>
        <table:table-row table:style-name="ro1">
          <table:table-cell office:value-type="float" office:value="10803312" calcext:value-type="float">
            <text:p>10803312</text:p>
          </table:table-cell>
          <table:table-cell office:value-type="float" office:value="86103456" calcext:value-type="float">
            <text:p>86103456</text:p>
          </table:table-cell>
          <table:table-cell office:value-type="float" office:value="32531720" calcext:value-type="float">
            <text:p>32531720</text:p>
          </table:table-cell>
          <table:table-cell office:value-type="float" office:value="30367648" calcext:value-type="float">
            <text:p>30367648</text:p>
          </table:table-cell>
          <table:table-cell office:value-type="float" office:value="30389136" calcext:value-type="float">
            <text:p>30389136</text:p>
          </table:table-cell>
          <table:table-cell office:value-type="float" office:value="17905344" calcext:value-type="float">
            <text:p>17905344</text:p>
          </table:table-cell>
          <table:table-cell office:value-type="float" office:value="112918912" calcext:value-type="float">
            <text:p>112918912</text:p>
          </table:table-cell>
          <table:table-cell office:value-type="float" office:value="43840888" calcext:value-type="float">
            <text:p>43840888</text:p>
          </table:table-cell>
          <table:table-cell office:value-type="float" office:value="41536280" calcext:value-type="float">
            <text:p>41536280</text:p>
          </table:table-cell>
          <table:table-cell office:value-type="float" office:value="41568752" calcext:value-type="float">
            <text:p>41568752</text:p>
          </table:table-cell>
          <table:table-cell table:number-columns-repeated="6"/>
        </table:table-row>
        <table:table-row table:style-name="ro1">
          <table:table-cell office:value-type="float" office:value="10803368" calcext:value-type="float">
            <text:p>10803368</text:p>
          </table:table-cell>
          <table:table-cell office:value-type="float" office:value="86103472" calcext:value-type="float">
            <text:p>86103472</text:p>
          </table:table-cell>
          <table:table-cell office:value-type="float" office:value="32533288" calcext:value-type="float">
            <text:p>32533288</text:p>
          </table:table-cell>
          <table:table-cell office:value-type="float" office:value="30367720" calcext:value-type="float">
            <text:p>30367720</text:p>
          </table:table-cell>
          <table:table-cell office:value-type="float" office:value="30389400" calcext:value-type="float">
            <text:p>30389400</text:p>
          </table:table-cell>
          <table:table-cell office:value-type="float" office:value="17907512" calcext:value-type="float">
            <text:p>17907512</text:p>
          </table:table-cell>
          <table:table-cell office:value-type="float" office:value="112939344" calcext:value-type="float">
            <text:p>112939344</text:p>
          </table:table-cell>
          <table:table-cell office:value-type="float" office:value="43849592" calcext:value-type="float">
            <text:p>43849592</text:p>
          </table:table-cell>
          <table:table-cell office:value-type="float" office:value="41537272" calcext:value-type="float">
            <text:p>41537272</text:p>
          </table:table-cell>
          <table:table-cell office:value-type="float" office:value="41572712" calcext:value-type="float">
            <text:p>41572712</text:p>
          </table:table-cell>
          <table:table-cell table:number-columns-repeated="6"/>
        </table:table-row>
        <table:table-row table:style-name="ro1">
          <table:table-cell office:value-type="float" office:value="10803544" calcext:value-type="float">
            <text:p>10803544</text:p>
          </table:table-cell>
          <table:table-cell office:value-type="float" office:value="86103552" calcext:value-type="float">
            <text:p>86103552</text:p>
          </table:table-cell>
          <table:table-cell office:value-type="float" office:value="32533400" calcext:value-type="float">
            <text:p>32533400</text:p>
          </table:table-cell>
          <table:table-cell office:value-type="float" office:value="30369632" calcext:value-type="float">
            <text:p>30369632</text:p>
          </table:table-cell>
          <table:table-cell office:value-type="float" office:value="30390928" calcext:value-type="float">
            <text:p>30390928</text:p>
          </table:table-cell>
          <table:table-cell office:value-type="float" office:value="17907704" calcext:value-type="float">
            <text:p>17907704</text:p>
          </table:table-cell>
          <table:table-cell office:value-type="float" office:value="112939904" calcext:value-type="float">
            <text:p>112939904</text:p>
          </table:table-cell>
          <table:table-cell office:value-type="float" office:value="43851288" calcext:value-type="float">
            <text:p>43851288</text:p>
          </table:table-cell>
          <table:table-cell office:value-type="float" office:value="41539512" calcext:value-type="float">
            <text:p>41539512</text:p>
          </table:table-cell>
          <table:table-cell office:value-type="float" office:value="41576152" calcext:value-type="float">
            <text:p>41576152</text:p>
          </table:table-cell>
          <table:table-cell table:number-columns-repeated="6"/>
        </table:table-row>
        <table:table-row table:style-name="ro1">
          <table:table-cell office:value-type="float" office:value="10803776" calcext:value-type="float">
            <text:p>10803776</text:p>
          </table:table-cell>
          <table:table-cell office:value-type="float" office:value="86103800" calcext:value-type="float">
            <text:p>86103800</text:p>
          </table:table-cell>
          <table:table-cell office:value-type="float" office:value="32535024" calcext:value-type="float">
            <text:p>32535024</text:p>
          </table:table-cell>
          <table:table-cell office:value-type="float" office:value="30369800" calcext:value-type="float">
            <text:p>30369800</text:p>
          </table:table-cell>
          <table:table-cell office:value-type="float" office:value="30390944" calcext:value-type="float">
            <text:p>30390944</text:p>
          </table:table-cell>
          <table:table-cell office:value-type="float" office:value="17908760" calcext:value-type="float">
            <text:p>17908760</text:p>
          </table:table-cell>
          <table:table-cell office:value-type="float" office:value="112951296" calcext:value-type="float">
            <text:p>112951296</text:p>
          </table:table-cell>
          <table:table-cell office:value-type="float" office:value="43852528" calcext:value-type="float">
            <text:p>43852528</text:p>
          </table:table-cell>
          <table:table-cell office:value-type="float" office:value="41542088" calcext:value-type="float">
            <text:p>41542088</text:p>
          </table:table-cell>
          <table:table-cell office:value-type="float" office:value="41576200" calcext:value-type="float">
            <text:p>41576200</text:p>
          </table:table-cell>
          <table:table-cell table:number-columns-repeated="6"/>
        </table:table-row>
        <table:table-row table:style-name="ro1">
          <table:table-cell office:value-type="float" office:value="10804024" calcext:value-type="float">
            <text:p>10804024</text:p>
          </table:table-cell>
          <table:table-cell office:value-type="float" office:value="86104360" calcext:value-type="float">
            <text:p>86104360</text:p>
          </table:table-cell>
          <table:table-cell office:value-type="float" office:value="32535672" calcext:value-type="float">
            <text:p>32535672</text:p>
          </table:table-cell>
          <table:table-cell office:value-type="float" office:value="30370360" calcext:value-type="float">
            <text:p>30370360</text:p>
          </table:table-cell>
          <table:table-cell office:value-type="float" office:value="30391264" calcext:value-type="float">
            <text:p>30391264</text:p>
          </table:table-cell>
          <table:table-cell office:value-type="float" office:value="17908864" calcext:value-type="float">
            <text:p>17908864</text:p>
          </table:table-cell>
          <table:table-cell office:value-type="float" office:value="112954136" calcext:value-type="float">
            <text:p>112954136</text:p>
          </table:table-cell>
          <table:table-cell office:value-type="float" office:value="43859344" calcext:value-type="float">
            <text:p>43859344</text:p>
          </table:table-cell>
          <table:table-cell office:value-type="float" office:value="41543888" calcext:value-type="float">
            <text:p>41543888</text:p>
          </table:table-cell>
          <table:table-cell office:value-type="float" office:value="41580208" calcext:value-type="float">
            <text:p>41580208</text:p>
          </table:table-cell>
          <table:table-cell table:number-columns-repeated="6"/>
        </table:table-row>
        <table:table-row table:style-name="ro1">
          <table:table-cell office:value-type="float" office:value="10804032" calcext:value-type="float">
            <text:p>10804032</text:p>
          </table:table-cell>
          <table:table-cell office:value-type="float" office:value="86104560" calcext:value-type="float">
            <text:p>86104560</text:p>
          </table:table-cell>
          <table:table-cell office:value-type="float" office:value="32535984" calcext:value-type="float">
            <text:p>32535984</text:p>
          </table:table-cell>
          <table:table-cell office:value-type="float" office:value="30370384" calcext:value-type="float">
            <text:p>30370384</text:p>
          </table:table-cell>
          <table:table-cell office:value-type="float" office:value="30391440" calcext:value-type="float">
            <text:p>30391440</text:p>
          </table:table-cell>
          <table:table-cell office:value-type="float" office:value="17909712" calcext:value-type="float">
            <text:p>17909712</text:p>
          </table:table-cell>
          <table:table-cell office:value-type="float" office:value="112965960" calcext:value-type="float">
            <text:p>112965960</text:p>
          </table:table-cell>
          <table:table-cell office:value-type="float" office:value="43860176" calcext:value-type="float">
            <text:p>43860176</text:p>
          </table:table-cell>
          <table:table-cell office:value-type="float" office:value="41544744" calcext:value-type="float">
            <text:p>41544744</text:p>
          </table:table-cell>
          <table:table-cell office:value-type="float" office:value="41580960" calcext:value-type="float">
            <text:p>41580960</text:p>
          </table:table-cell>
          <table:table-cell table:number-columns-repeated="6"/>
        </table:table-row>
        <table:table-row table:style-name="ro1">
          <table:table-cell office:value-type="float" office:value="10804336" calcext:value-type="float">
            <text:p>10804336</text:p>
          </table:table-cell>
          <table:table-cell office:value-type="float" office:value="86105080" calcext:value-type="float">
            <text:p>86105080</text:p>
          </table:table-cell>
          <table:table-cell office:value-type="float" office:value="32537440" calcext:value-type="float">
            <text:p>32537440</text:p>
          </table:table-cell>
          <table:table-cell office:value-type="float" office:value="30370480" calcext:value-type="float">
            <text:p>30370480</text:p>
          </table:table-cell>
          <table:table-cell office:value-type="float" office:value="30391792" calcext:value-type="float">
            <text:p>30391792</text:p>
          </table:table-cell>
          <table:table-cell office:value-type="float" office:value="17921400" calcext:value-type="float">
            <text:p>17921400</text:p>
          </table:table-cell>
          <table:table-cell office:value-type="float" office:value="112972240" calcext:value-type="float">
            <text:p>112972240</text:p>
          </table:table-cell>
          <table:table-cell office:value-type="float" office:value="43861680" calcext:value-type="float">
            <text:p>43861680</text:p>
          </table:table-cell>
          <table:table-cell office:value-type="float" office:value="41546856" calcext:value-type="float">
            <text:p>41546856</text:p>
          </table:table-cell>
          <table:table-cell office:value-type="float" office:value="41581064" calcext:value-type="float">
            <text:p>41581064</text:p>
          </table:table-cell>
          <table:table-cell table:number-columns-repeated="6"/>
        </table:table-row>
        <table:table-row table:style-name="ro1">
          <table:table-cell office:value-type="float" office:value="10804696" calcext:value-type="float">
            <text:p>10804696</text:p>
          </table:table-cell>
          <table:table-cell office:value-type="float" office:value="86105720" calcext:value-type="float">
            <text:p>86105720</text:p>
          </table:table-cell>
          <table:table-cell office:value-type="float" office:value="32537608" calcext:value-type="float">
            <text:p>32537608</text:p>
          </table:table-cell>
          <table:table-cell office:value-type="float" office:value="30370584" calcext:value-type="float">
            <text:p>30370584</text:p>
          </table:table-cell>
          <table:table-cell office:value-type="float" office:value="30394416" calcext:value-type="float">
            <text:p>30394416</text:p>
          </table:table-cell>
          <table:table-cell office:value-type="float" office:value="17921512" calcext:value-type="float">
            <text:p>17921512</text:p>
          </table:table-cell>
          <table:table-cell office:value-type="float" office:value="113029760" calcext:value-type="float">
            <text:p>113029760</text:p>
          </table:table-cell>
          <table:table-cell office:value-type="float" office:value="43877168" calcext:value-type="float">
            <text:p>43877168</text:p>
          </table:table-cell>
          <table:table-cell office:value-type="float" office:value="41550984" calcext:value-type="float">
            <text:p>41550984</text:p>
          </table:table-cell>
          <table:table-cell office:value-type="float" office:value="41583280" calcext:value-type="float">
            <text:p>41583280</text:p>
          </table:table-cell>
          <table:table-cell table:number-columns-repeated="6"/>
        </table:table-row>
        <table:table-row table:style-name="ro1">
          <table:table-cell office:value-type="float" office:value="10805136" calcext:value-type="float">
            <text:p>10805136</text:p>
          </table:table-cell>
          <table:table-cell office:value-type="float" office:value="86106360" calcext:value-type="float">
            <text:p>86106360</text:p>
          </table:table-cell>
          <table:table-cell office:value-type="float" office:value="32538248" calcext:value-type="float">
            <text:p>32538248</text:p>
          </table:table-cell>
          <table:table-cell office:value-type="float" office:value="30370920" calcext:value-type="float">
            <text:p>30370920</text:p>
          </table:table-cell>
          <table:table-cell office:value-type="float" office:value="30394776" calcext:value-type="float">
            <text:p>30394776</text:p>
          </table:table-cell>
          <table:table-cell office:value-type="float" office:value="17922280" calcext:value-type="float">
            <text:p>17922280</text:p>
          </table:table-cell>
          <table:table-cell office:value-type="float" office:value="113030464" calcext:value-type="float">
            <text:p>113030464</text:p>
          </table:table-cell>
          <table:table-cell office:value-type="float" office:value="43877256" calcext:value-type="float">
            <text:p>43877256</text:p>
          </table:table-cell>
          <table:table-cell office:value-type="float" office:value="41553008" calcext:value-type="float">
            <text:p>41553008</text:p>
          </table:table-cell>
          <table:table-cell office:value-type="float" office:value="41583792" calcext:value-type="float">
            <text:p>41583792</text:p>
          </table:table-cell>
          <table:table-cell table:number-columns-repeated="6"/>
        </table:table-row>
        <table:table-row table:style-name="ro1">
          <table:table-cell office:value-type="float" office:value="10805320" calcext:value-type="float">
            <text:p>10805320</text:p>
          </table:table-cell>
          <table:table-cell office:value-type="float" office:value="86106408" calcext:value-type="float">
            <text:p>86106408</text:p>
          </table:table-cell>
          <table:table-cell office:value-type="float" office:value="32538616" calcext:value-type="float">
            <text:p>32538616</text:p>
          </table:table-cell>
          <table:table-cell office:value-type="float" office:value="30371064" calcext:value-type="float">
            <text:p>30371064</text:p>
          </table:table-cell>
          <table:table-cell office:value-type="float" office:value="30394840" calcext:value-type="float">
            <text:p>30394840</text:p>
          </table:table-cell>
          <table:table-cell office:value-type="float" office:value="17923696" calcext:value-type="float">
            <text:p>17923696</text:p>
          </table:table-cell>
          <table:table-cell office:value-type="float" office:value="113040088" calcext:value-type="float">
            <text:p>113040088</text:p>
          </table:table-cell>
          <table:table-cell office:value-type="float" office:value="43886848" calcext:value-type="float">
            <text:p>43886848</text:p>
          </table:table-cell>
          <table:table-cell office:value-type="float" office:value="41553760" calcext:value-type="float">
            <text:p>41553760</text:p>
          </table:table-cell>
          <table:table-cell office:value-type="float" office:value="41584160" calcext:value-type="float">
            <text:p>41584160</text:p>
          </table:table-cell>
          <table:table-cell table:number-columns-repeated="6"/>
        </table:table-row>
        <table:table-row table:style-name="ro1">
          <table:table-cell office:value-type="float" office:value="10805464" calcext:value-type="float">
            <text:p>10805464</text:p>
          </table:table-cell>
          <table:table-cell office:value-type="float" office:value="86107400" calcext:value-type="float">
            <text:p>86107400</text:p>
          </table:table-cell>
          <table:table-cell office:value-type="float" office:value="32538792" calcext:value-type="float">
            <text:p>32538792</text:p>
          </table:table-cell>
          <table:table-cell office:value-type="float" office:value="30371472" calcext:value-type="float">
            <text:p>30371472</text:p>
          </table:table-cell>
          <table:table-cell office:value-type="float" office:value="30395440" calcext:value-type="float">
            <text:p>30395440</text:p>
          </table:table-cell>
          <table:table-cell office:value-type="float" office:value="17924288" calcext:value-type="float">
            <text:p>17924288</text:p>
          </table:table-cell>
          <table:table-cell office:value-type="float" office:value="113050424" calcext:value-type="float">
            <text:p>113050424</text:p>
          </table:table-cell>
          <table:table-cell office:value-type="float" office:value="43892784" calcext:value-type="float">
            <text:p>43892784</text:p>
          </table:table-cell>
          <table:table-cell office:value-type="float" office:value="41561088" calcext:value-type="float">
            <text:p>41561088</text:p>
          </table:table-cell>
          <table:table-cell office:value-type="float" office:value="41586168" calcext:value-type="float">
            <text:p>41586168</text:p>
          </table:table-cell>
          <table:table-cell table:number-columns-repeated="6"/>
        </table:table-row>
        <table:table-row table:style-name="ro1">
          <table:table-cell office:value-type="float" office:value="10805664" calcext:value-type="float">
            <text:p>10805664</text:p>
          </table:table-cell>
          <table:table-cell office:value-type="float" office:value="86107616" calcext:value-type="float">
            <text:p>86107616</text:p>
          </table:table-cell>
          <table:table-cell office:value-type="float" office:value="32539096" calcext:value-type="float">
            <text:p>32539096</text:p>
          </table:table-cell>
          <table:table-cell office:value-type="float" office:value="30371648" calcext:value-type="float">
            <text:p>30371648</text:p>
          </table:table-cell>
          <table:table-cell office:value-type="float" office:value="30395848" calcext:value-type="float">
            <text:p>30395848</text:p>
          </table:table-cell>
          <table:table-cell office:value-type="float" office:value="17925648" calcext:value-type="float">
            <text:p>17925648</text:p>
          </table:table-cell>
          <table:table-cell office:value-type="float" office:value="113054384" calcext:value-type="float">
            <text:p>113054384</text:p>
          </table:table-cell>
          <table:table-cell office:value-type="float" office:value="43893600" calcext:value-type="float">
            <text:p>43893600</text:p>
          </table:table-cell>
          <table:table-cell office:value-type="float" office:value="41562448" calcext:value-type="float">
            <text:p>41562448</text:p>
          </table:table-cell>
          <table:table-cell office:value-type="float" office:value="41586352" calcext:value-type="float">
            <text:p>41586352</text:p>
          </table:table-cell>
          <table:table-cell table:number-columns-repeated="6"/>
        </table:table-row>
        <table:table-row table:style-name="ro1">
          <table:table-cell office:value-type="float" office:value="10805672" calcext:value-type="float">
            <text:p>10805672</text:p>
          </table:table-cell>
          <table:table-cell office:value-type="float" office:value="86108344" calcext:value-type="float">
            <text:p>86108344</text:p>
          </table:table-cell>
          <table:table-cell office:value-type="float" office:value="32539328" calcext:value-type="float">
            <text:p>32539328</text:p>
          </table:table-cell>
          <table:table-cell office:value-type="float" office:value="30372032" calcext:value-type="float">
            <text:p>30372032</text:p>
          </table:table-cell>
          <table:table-cell office:value-type="float" office:value="30396024" calcext:value-type="float">
            <text:p>30396024</text:p>
          </table:table-cell>
          <table:table-cell office:value-type="float" office:value="17927816" calcext:value-type="float">
            <text:p>17927816</text:p>
          </table:table-cell>
          <table:table-cell office:value-type="float" office:value="113066624" calcext:value-type="float">
            <text:p>113066624</text:p>
          </table:table-cell>
          <table:table-cell office:value-type="float" office:value="43903016" calcext:value-type="float">
            <text:p>43903016</text:p>
          </table:table-cell>
          <table:table-cell office:value-type="float" office:value="41564368" calcext:value-type="float">
            <text:p>41564368</text:p>
          </table:table-cell>
          <table:table-cell office:value-type="float" office:value="41587744" calcext:value-type="float">
            <text:p>41587744</text:p>
          </table:table-cell>
          <table:table-cell table:number-columns-repeated="6"/>
        </table:table-row>
        <table:table-row table:style-name="ro1">
          <table:table-cell office:value-type="float" office:value="10805784" calcext:value-type="float">
            <text:p>10805784</text:p>
          </table:table-cell>
          <table:table-cell office:value-type="float" office:value="86108872" calcext:value-type="float">
            <text:p>86108872</text:p>
          </table:table-cell>
          <table:table-cell office:value-type="float" office:value="32539552" calcext:value-type="float">
            <text:p>32539552</text:p>
          </table:table-cell>
          <table:table-cell office:value-type="float" office:value="30372216" calcext:value-type="float">
            <text:p>30372216</text:p>
          </table:table-cell>
          <table:table-cell office:value-type="float" office:value="30396168" calcext:value-type="float">
            <text:p>30396168</text:p>
          </table:table-cell>
          <table:table-cell office:value-type="float" office:value="17927944" calcext:value-type="float">
            <text:p>17927944</text:p>
          </table:table-cell>
          <table:table-cell office:value-type="float" office:value="113089200" calcext:value-type="float">
            <text:p>113089200</text:p>
          </table:table-cell>
          <table:table-cell office:value-type="float" office:value="43905624" calcext:value-type="float">
            <text:p>43905624</text:p>
          </table:table-cell>
          <table:table-cell office:value-type="float" office:value="41564472" calcext:value-type="float">
            <text:p>41564472</text:p>
          </table:table-cell>
          <table:table-cell office:value-type="float" office:value="41590736" calcext:value-type="float">
            <text:p>41590736</text:p>
          </table:table-cell>
          <table:table-cell table:number-columns-repeated="6"/>
        </table:table-row>
        <table:table-row table:style-name="ro1">
          <table:table-cell office:value-type="float" office:value="10805944" calcext:value-type="float">
            <text:p>10805944</text:p>
          </table:table-cell>
          <table:table-cell office:value-type="float" office:value="86109432" calcext:value-type="float">
            <text:p>86109432</text:p>
          </table:table-cell>
          <table:table-cell office:value-type="float" office:value="32539576" calcext:value-type="float">
            <text:p>32539576</text:p>
          </table:table-cell>
          <table:table-cell office:value-type="float" office:value="30372296" calcext:value-type="float">
            <text:p>30372296</text:p>
          </table:table-cell>
          <table:table-cell office:value-type="float" office:value="30397664" calcext:value-type="float">
            <text:p>30397664</text:p>
          </table:table-cell>
          <table:table-cell office:value-type="float" office:value="17929976" calcext:value-type="float">
            <text:p>17929976</text:p>
          </table:table-cell>
          <table:table-cell office:value-type="float" office:value="113092536" calcext:value-type="float">
            <text:p>113092536</text:p>
          </table:table-cell>
          <table:table-cell office:value-type="float" office:value="43909016" calcext:value-type="float">
            <text:p>43909016</text:p>
          </table:table-cell>
          <table:table-cell office:value-type="float" office:value="41567696" calcext:value-type="float">
            <text:p>41567696</text:p>
          </table:table-cell>
          <table:table-cell office:value-type="float" office:value="41591336" calcext:value-type="float">
            <text:p>41591336</text:p>
          </table:table-cell>
          <table:table-cell table:number-columns-repeated="6"/>
        </table:table-row>
        <table:table-row table:style-name="ro1">
          <table:table-cell office:value-type="float" office:value="10806144" calcext:value-type="float">
            <text:p>10806144</text:p>
          </table:table-cell>
          <table:table-cell office:value-type="float" office:value="86111576" calcext:value-type="float">
            <text:p>86111576</text:p>
          </table:table-cell>
          <table:table-cell office:value-type="float" office:value="32539680" calcext:value-type="float">
            <text:p>32539680</text:p>
          </table:table-cell>
          <table:table-cell office:value-type="float" office:value="30372976" calcext:value-type="float">
            <text:p>30372976</text:p>
          </table:table-cell>
          <table:table-cell office:value-type="float" office:value="30397736" calcext:value-type="float">
            <text:p>30397736</text:p>
          </table:table-cell>
          <table:table-cell office:value-type="float" office:value="17930648" calcext:value-type="float">
            <text:p>17930648</text:p>
          </table:table-cell>
          <table:table-cell office:value-type="float" office:value="113097440" calcext:value-type="float">
            <text:p>113097440</text:p>
          </table:table-cell>
          <table:table-cell office:value-type="float" office:value="43911112" calcext:value-type="float">
            <text:p>43911112</text:p>
          </table:table-cell>
          <table:table-cell office:value-type="float" office:value="41570568" calcext:value-type="float">
            <text:p>41570568</text:p>
          </table:table-cell>
          <table:table-cell office:value-type="float" office:value="41593928" calcext:value-type="float">
            <text:p>41593928</text:p>
          </table:table-cell>
          <table:table-cell table:number-columns-repeated="6"/>
        </table:table-row>
        <table:table-row table:style-name="ro1">
          <table:table-cell office:value-type="float" office:value="10807568" calcext:value-type="float">
            <text:p>10807568</text:p>
          </table:table-cell>
          <table:table-cell office:value-type="float" office:value="86112312" calcext:value-type="float">
            <text:p>86112312</text:p>
          </table:table-cell>
          <table:table-cell office:value-type="float" office:value="32540960" calcext:value-type="float">
            <text:p>32540960</text:p>
          </table:table-cell>
          <table:table-cell office:value-type="float" office:value="30372984" calcext:value-type="float">
            <text:p>30372984</text:p>
          </table:table-cell>
          <table:table-cell office:value-type="float" office:value="30397928" calcext:value-type="float">
            <text:p>30397928</text:p>
          </table:table-cell>
          <table:table-cell office:value-type="float" office:value="17931296" calcext:value-type="float">
            <text:p>17931296</text:p>
          </table:table-cell>
          <table:table-cell office:value-type="float" office:value="113099720" calcext:value-type="float">
            <text:p>113099720</text:p>
          </table:table-cell>
          <table:table-cell office:value-type="float" office:value="43912736" calcext:value-type="float">
            <text:p>43912736</text:p>
          </table:table-cell>
          <table:table-cell office:value-type="float" office:value="41570864" calcext:value-type="float">
            <text:p>41570864</text:p>
          </table:table-cell>
          <table:table-cell office:value-type="float" office:value="41596680" calcext:value-type="float">
            <text:p>41596680</text:p>
          </table:table-cell>
          <table:table-cell table:number-columns-repeated="6"/>
        </table:table-row>
        <table:table-row table:style-name="ro1">
          <table:table-cell office:value-type="float" office:value="10808240" calcext:value-type="float">
            <text:p>10808240</text:p>
          </table:table-cell>
          <table:table-cell office:value-type="float" office:value="86112408" calcext:value-type="float">
            <text:p>86112408</text:p>
          </table:table-cell>
          <table:table-cell office:value-type="float" office:value="32541296" calcext:value-type="float">
            <text:p>32541296</text:p>
          </table:table-cell>
          <table:table-cell office:value-type="float" office:value="30373568" calcext:value-type="float">
            <text:p>30373568</text:p>
          </table:table-cell>
          <table:table-cell office:value-type="float" office:value="30398376" calcext:value-type="float">
            <text:p>30398376</text:p>
          </table:table-cell>
          <table:table-cell office:value-type="float" office:value="17933456" calcext:value-type="float">
            <text:p>17933456</text:p>
          </table:table-cell>
          <table:table-cell office:value-type="float" office:value="113130240" calcext:value-type="float">
            <text:p>113130240</text:p>
          </table:table-cell>
          <table:table-cell office:value-type="float" office:value="43915072" calcext:value-type="float">
            <text:p>43915072</text:p>
          </table:table-cell>
          <table:table-cell office:value-type="float" office:value="41573472" calcext:value-type="float">
            <text:p>41573472</text:p>
          </table:table-cell>
          <table:table-cell office:value-type="float" office:value="41597128" calcext:value-type="float">
            <text:p>41597128</text:p>
          </table:table-cell>
          <table:table-cell table:number-columns-repeated="6"/>
        </table:table-row>
        <table:table-row table:style-name="ro1">
          <table:table-cell office:value-type="float" office:value="10809248" calcext:value-type="float">
            <text:p>10809248</text:p>
          </table:table-cell>
          <table:table-cell office:value-type="float" office:value="86112496" calcext:value-type="float">
            <text:p>86112496</text:p>
          </table:table-cell>
          <table:table-cell office:value-type="float" office:value="32542600" calcext:value-type="float">
            <text:p>32542600</text:p>
          </table:table-cell>
          <table:table-cell office:value-type="float" office:value="30374160" calcext:value-type="float">
            <text:p>30374160</text:p>
          </table:table-cell>
          <table:table-cell office:value-type="float" office:value="30398400" calcext:value-type="float">
            <text:p>30398400</text:p>
          </table:table-cell>
          <table:table-cell office:value-type="float" office:value="17935088" calcext:value-type="float">
            <text:p>17935088</text:p>
          </table:table-cell>
          <table:table-cell office:value-type="float" office:value="113180048" calcext:value-type="float">
            <text:p>113180048</text:p>
          </table:table-cell>
          <table:table-cell office:value-type="float" office:value="43917656" calcext:value-type="float">
            <text:p>43917656</text:p>
          </table:table-cell>
          <table:table-cell office:value-type="float" office:value="41575792" calcext:value-type="float">
            <text:p>41575792</text:p>
          </table:table-cell>
          <table:table-cell office:value-type="float" office:value="41597416" calcext:value-type="float">
            <text:p>41597416</text:p>
          </table:table-cell>
          <table:table-cell table:number-columns-repeated="6"/>
        </table:table-row>
        <table:table-row table:style-name="ro1">
          <table:table-cell office:value-type="float" office:value="10809416" calcext:value-type="float">
            <text:p>10809416</text:p>
          </table:table-cell>
          <table:table-cell office:value-type="float" office:value="86113232" calcext:value-type="float">
            <text:p>86113232</text:p>
          </table:table-cell>
          <table:table-cell office:value-type="float" office:value="32543488" calcext:value-type="float">
            <text:p>32543488</text:p>
          </table:table-cell>
          <table:table-cell office:value-type="float" office:value="30374912" calcext:value-type="float">
            <text:p>30374912</text:p>
          </table:table-cell>
          <table:table-cell office:value-type="float" office:value="30398584" calcext:value-type="float">
            <text:p>30398584</text:p>
          </table:table-cell>
          <table:table-cell office:value-type="float" office:value="17935704" calcext:value-type="float">
            <text:p>17935704</text:p>
          </table:table-cell>
          <table:table-cell office:value-type="float" office:value="113219304" calcext:value-type="float">
            <text:p>113219304</text:p>
          </table:table-cell>
          <table:table-cell office:value-type="float" office:value="43918320" calcext:value-type="float">
            <text:p>43918320</text:p>
          </table:table-cell>
          <table:table-cell office:value-type="float" office:value="41576264" calcext:value-type="float">
            <text:p>41576264</text:p>
          </table:table-cell>
          <table:table-cell office:value-type="float" office:value="41599800" calcext:value-type="float">
            <text:p>41599800</text:p>
          </table:table-cell>
          <table:table-cell table:number-columns-repeated="6"/>
        </table:table-row>
        <table:table-row table:style-name="ro1">
          <table:table-cell office:value-type="float" office:value="10809584" calcext:value-type="float">
            <text:p>10809584</text:p>
          </table:table-cell>
          <table:table-cell office:value-type="float" office:value="86114368" calcext:value-type="float">
            <text:p>86114368</text:p>
          </table:table-cell>
          <table:table-cell office:value-type="float" office:value="32543952" calcext:value-type="float">
            <text:p>32543952</text:p>
          </table:table-cell>
          <table:table-cell office:value-type="float" office:value="30375048" calcext:value-type="float">
            <text:p>30375048</text:p>
          </table:table-cell>
          <table:table-cell office:value-type="float" office:value="30398824" calcext:value-type="float">
            <text:p>30398824</text:p>
          </table:table-cell>
          <table:table-cell office:value-type="float" office:value="17938336" calcext:value-type="float">
            <text:p>17938336</text:p>
          </table:table-cell>
          <table:table-cell office:value-type="float" office:value="113229312" calcext:value-type="float">
            <text:p>113229312</text:p>
          </table:table-cell>
          <table:table-cell office:value-type="float" office:value="43919056" calcext:value-type="float">
            <text:p>43919056</text:p>
          </table:table-cell>
          <table:table-cell office:value-type="float" office:value="41579504" calcext:value-type="float">
            <text:p>41579504</text:p>
          </table:table-cell>
          <table:table-cell office:value-type="float" office:value="41606664" calcext:value-type="float">
            <text:p>41606664</text:p>
          </table:table-cell>
          <table:table-cell table:number-columns-repeated="6"/>
        </table:table-row>
        <table:table-row table:style-name="ro1">
          <table:table-cell office:value-type="float" office:value="10809728" calcext:value-type="float">
            <text:p>10809728</text:p>
          </table:table-cell>
          <table:table-cell office:value-type="float" office:value="86114512" calcext:value-type="float">
            <text:p>86114512</text:p>
          </table:table-cell>
          <table:table-cell office:value-type="float" office:value="32545944" calcext:value-type="float">
            <text:p>32545944</text:p>
          </table:table-cell>
          <table:table-cell office:value-type="float" office:value="30375288" calcext:value-type="float">
            <text:p>30375288</text:p>
          </table:table-cell>
          <table:table-cell office:value-type="float" office:value="30398872" calcext:value-type="float">
            <text:p>30398872</text:p>
          </table:table-cell>
          <table:table-cell office:value-type="float" office:value="17938856" calcext:value-type="float">
            <text:p>17938856</text:p>
          </table:table-cell>
          <table:table-cell office:value-type="float" office:value="113244680" calcext:value-type="float">
            <text:p>113244680</text:p>
          </table:table-cell>
          <table:table-cell office:value-type="float" office:value="43923552" calcext:value-type="float">
            <text:p>43923552</text:p>
          </table:table-cell>
          <table:table-cell office:value-type="float" office:value="41585688" calcext:value-type="float">
            <text:p>41585688</text:p>
          </table:table-cell>
          <table:table-cell office:value-type="float" office:value="41609072" calcext:value-type="float">
            <text:p>41609072</text:p>
          </table:table-cell>
          <table:table-cell table:number-columns-repeated="6"/>
        </table:table-row>
        <table:table-row table:style-name="ro1">
          <table:table-cell office:value-type="float" office:value="10809800" calcext:value-type="float">
            <text:p>10809800</text:p>
          </table:table-cell>
          <table:table-cell office:value-type="float" office:value="86114688" calcext:value-type="float">
            <text:p>86114688</text:p>
          </table:table-cell>
          <table:table-cell office:value-type="float" office:value="32546488" calcext:value-type="float">
            <text:p>32546488</text:p>
          </table:table-cell>
          <table:table-cell office:value-type="float" office:value="30375544" calcext:value-type="float">
            <text:p>30375544</text:p>
          </table:table-cell>
          <table:table-cell office:value-type="float" office:value="30398888" calcext:value-type="float">
            <text:p>30398888</text:p>
          </table:table-cell>
          <table:table-cell office:value-type="float" office:value="17939496" calcext:value-type="float">
            <text:p>17939496</text:p>
          </table:table-cell>
          <table:table-cell office:value-type="float" office:value="113261432" calcext:value-type="float">
            <text:p>113261432</text:p>
          </table:table-cell>
          <table:table-cell office:value-type="float" office:value="43931088" calcext:value-type="float">
            <text:p>43931088</text:p>
          </table:table-cell>
          <table:table-cell office:value-type="float" office:value="41588688" calcext:value-type="float">
            <text:p>41588688</text:p>
          </table:table-cell>
          <table:table-cell office:value-type="float" office:value="41609696" calcext:value-type="float">
            <text:p>41609696</text:p>
          </table:table-cell>
          <table:table-cell table:number-columns-repeated="6"/>
        </table:table-row>
        <table:table-row table:style-name="ro1">
          <table:table-cell office:value-type="float" office:value="10810440" calcext:value-type="float">
            <text:p>10810440</text:p>
          </table:table-cell>
          <table:table-cell office:value-type="float" office:value="86114872" calcext:value-type="float">
            <text:p>86114872</text:p>
          </table:table-cell>
          <table:table-cell office:value-type="float" office:value="32546648" calcext:value-type="float">
            <text:p>32546648</text:p>
          </table:table-cell>
          <table:table-cell office:value-type="float" office:value="30376040" calcext:value-type="float">
            <text:p>30376040</text:p>
          </table:table-cell>
          <table:table-cell office:value-type="float" office:value="30399104" calcext:value-type="float">
            <text:p>30399104</text:p>
          </table:table-cell>
          <table:table-cell office:value-type="float" office:value="17945360" calcext:value-type="float">
            <text:p>17945360</text:p>
          </table:table-cell>
          <table:table-cell office:value-type="float" office:value="113262368" calcext:value-type="float">
            <text:p>113262368</text:p>
          </table:table-cell>
          <table:table-cell office:value-type="float" office:value="43931408" calcext:value-type="float">
            <text:p>43931408</text:p>
          </table:table-cell>
          <table:table-cell office:value-type="float" office:value="41597376" calcext:value-type="float">
            <text:p>41597376</text:p>
          </table:table-cell>
          <table:table-cell office:value-type="float" office:value="41609744" calcext:value-type="float">
            <text:p>41609744</text:p>
          </table:table-cell>
          <table:table-cell table:number-columns-repeated="6"/>
        </table:table-row>
        <table:table-row table:style-name="ro1">
          <table:table-cell office:value-type="float" office:value="10811240" calcext:value-type="float">
            <text:p>10811240</text:p>
          </table:table-cell>
          <table:table-cell office:value-type="float" office:value="86115392" calcext:value-type="float">
            <text:p>86115392</text:p>
          </table:table-cell>
          <table:table-cell office:value-type="float" office:value="32550160" calcext:value-type="float">
            <text:p>32550160</text:p>
          </table:table-cell>
          <table:table-cell office:value-type="float" office:value="30376144" calcext:value-type="float">
            <text:p>30376144</text:p>
          </table:table-cell>
          <table:table-cell office:value-type="float" office:value="30399840" calcext:value-type="float">
            <text:p>30399840</text:p>
          </table:table-cell>
          <table:table-cell office:value-type="float" office:value="17945544" calcext:value-type="float">
            <text:p>17945544</text:p>
          </table:table-cell>
          <table:table-cell office:value-type="float" office:value="113289592" calcext:value-type="float">
            <text:p>113289592</text:p>
          </table:table-cell>
          <table:table-cell office:value-type="float" office:value="43937016" calcext:value-type="float">
            <text:p>43937016</text:p>
          </table:table-cell>
          <table:table-cell office:value-type="float" office:value="41601944" calcext:value-type="float">
            <text:p>41601944</text:p>
          </table:table-cell>
          <table:table-cell office:value-type="float" office:value="41616504" calcext:value-type="float">
            <text:p>41616504</text:p>
          </table:table-cell>
          <table:table-cell table:number-columns-repeated="6"/>
        </table:table-row>
        <table:table-row table:style-name="ro1">
          <table:table-cell office:value-type="float" office:value="10812256" calcext:value-type="float">
            <text:p>10812256</text:p>
          </table:table-cell>
          <table:table-cell office:value-type="float" office:value="86116024" calcext:value-type="float">
            <text:p>86116024</text:p>
          </table:table-cell>
          <table:table-cell office:value-type="float" office:value="32551368" calcext:value-type="float">
            <text:p>32551368</text:p>
          </table:table-cell>
          <table:table-cell office:value-type="float" office:value="30376952" calcext:value-type="float">
            <text:p>30376952</text:p>
          </table:table-cell>
          <table:table-cell office:value-type="float" office:value="30400840" calcext:value-type="float">
            <text:p>30400840</text:p>
          </table:table-cell>
          <table:table-cell office:value-type="float" office:value="17946304" calcext:value-type="float">
            <text:p>17946304</text:p>
          </table:table-cell>
          <table:table-cell office:value-type="float" office:value="113291368" calcext:value-type="float">
            <text:p>113291368</text:p>
          </table:table-cell>
          <table:table-cell office:value-type="float" office:value="43944368" calcext:value-type="float">
            <text:p>43944368</text:p>
          </table:table-cell>
          <table:table-cell office:value-type="float" office:value="41605168" calcext:value-type="float">
            <text:p>41605168</text:p>
          </table:table-cell>
          <table:table-cell office:value-type="float" office:value="41623464" calcext:value-type="float">
            <text:p>41623464</text:p>
          </table:table-cell>
          <table:table-cell table:number-columns-repeated="6"/>
        </table:table-row>
        <table:table-row table:style-name="ro1">
          <table:table-cell office:value-type="float" office:value="10812368" calcext:value-type="float">
            <text:p>10812368</text:p>
          </table:table-cell>
          <table:table-cell office:value-type="float" office:value="86116208" calcext:value-type="float">
            <text:p>86116208</text:p>
          </table:table-cell>
          <table:table-cell office:value-type="float" office:value="32552016" calcext:value-type="float">
            <text:p>32552016</text:p>
          </table:table-cell>
          <table:table-cell office:value-type="float" office:value="30378048" calcext:value-type="float">
            <text:p>30378048</text:p>
          </table:table-cell>
          <table:table-cell office:value-type="float" office:value="30401456" calcext:value-type="float">
            <text:p>30401456</text:p>
          </table:table-cell>
          <table:table-cell office:value-type="float" office:value="17947096" calcext:value-type="float">
            <text:p>17947096</text:p>
          </table:table-cell>
          <table:table-cell office:value-type="float" office:value="113369504" calcext:value-type="float">
            <text:p>113369504</text:p>
          </table:table-cell>
          <table:table-cell office:value-type="float" office:value="43948592" calcext:value-type="float">
            <text:p>43948592</text:p>
          </table:table-cell>
          <table:table-cell office:value-type="float" office:value="41612288" calcext:value-type="float">
            <text:p>41612288</text:p>
          </table:table-cell>
          <table:table-cell office:value-type="float" office:value="41624944" calcext:value-type="float">
            <text:p>41624944</text:p>
          </table:table-cell>
          <table:table-cell table:number-columns-repeated="6"/>
        </table:table-row>
        <table:table-row table:style-name="ro1">
          <table:table-cell office:value-type="float" office:value="10812600" calcext:value-type="float">
            <text:p>10812600</text:p>
          </table:table-cell>
          <table:table-cell office:value-type="float" office:value="86116344" calcext:value-type="float">
            <text:p>86116344</text:p>
          </table:table-cell>
          <table:table-cell office:value-type="float" office:value="32553064" calcext:value-type="float">
            <text:p>32553064</text:p>
          </table:table-cell>
          <table:table-cell office:value-type="float" office:value="30378256" calcext:value-type="float">
            <text:p>30378256</text:p>
          </table:table-cell>
          <table:table-cell office:value-type="float" office:value="30401640" calcext:value-type="float">
            <text:p>30401640</text:p>
          </table:table-cell>
          <table:table-cell office:value-type="float" office:value="17948512" calcext:value-type="float">
            <text:p>17948512</text:p>
          </table:table-cell>
          <table:table-cell office:value-type="float" office:value="113392584" calcext:value-type="float">
            <text:p>113392584</text:p>
          </table:table-cell>
          <table:table-cell office:value-type="float" office:value="43954208" calcext:value-type="float">
            <text:p>43954208</text:p>
          </table:table-cell>
          <table:table-cell office:value-type="float" office:value="41614392" calcext:value-type="float">
            <text:p>41614392</text:p>
          </table:table-cell>
          <table:table-cell office:value-type="float" office:value="41629112" calcext:value-type="float">
            <text:p>41629112</text:p>
          </table:table-cell>
          <table:table-cell table:number-columns-repeated="6"/>
        </table:table-row>
        <table:table-row table:style-name="ro1">
          <table:table-cell office:value-type="float" office:value="10812624" calcext:value-type="float">
            <text:p>10812624</text:p>
          </table:table-cell>
          <table:table-cell office:value-type="float" office:value="86116576" calcext:value-type="float">
            <text:p>86116576</text:p>
          </table:table-cell>
          <table:table-cell office:value-type="float" office:value="32553088" calcext:value-type="float">
            <text:p>32553088</text:p>
          </table:table-cell>
          <table:table-cell office:value-type="float" office:value="30378368" calcext:value-type="float">
            <text:p>30378368</text:p>
          </table:table-cell>
          <table:table-cell office:value-type="float" office:value="30401744" calcext:value-type="float">
            <text:p>30401744</text:p>
          </table:table-cell>
          <table:table-cell office:value-type="float" office:value="17948672" calcext:value-type="float">
            <text:p>17948672</text:p>
          </table:table-cell>
          <table:table-cell office:value-type="float" office:value="113430416" calcext:value-type="float">
            <text:p>113430416</text:p>
          </table:table-cell>
          <table:table-cell office:value-type="float" office:value="43962424" calcext:value-type="float">
            <text:p>43962424</text:p>
          </table:table-cell>
          <table:table-cell office:value-type="float" office:value="41616624" calcext:value-type="float">
            <text:p>41616624</text:p>
          </table:table-cell>
          <table:table-cell office:value-type="float" office:value="41633048" calcext:value-type="float">
            <text:p>41633048</text:p>
          </table:table-cell>
          <table:table-cell table:number-columns-repeated="6"/>
        </table:table-row>
        <table:table-row table:style-name="ro1">
          <table:table-cell office:value-type="float" office:value="10813200" calcext:value-type="float">
            <text:p>10813200</text:p>
          </table:table-cell>
          <table:table-cell office:value-type="float" office:value="86116864" calcext:value-type="float">
            <text:p>86116864</text:p>
          </table:table-cell>
          <table:table-cell office:value-type="float" office:value="32555384" calcext:value-type="float">
            <text:p>32555384</text:p>
          </table:table-cell>
          <table:table-cell office:value-type="float" office:value="30378544" calcext:value-type="float">
            <text:p>30378544</text:p>
          </table:table-cell>
          <table:table-cell office:value-type="float" office:value="30402072" calcext:value-type="float">
            <text:p>30402072</text:p>
          </table:table-cell>
          <table:table-cell office:value-type="float" office:value="17950280" calcext:value-type="float">
            <text:p>17950280</text:p>
          </table:table-cell>
          <table:table-cell office:value-type="float" office:value="113441824" calcext:value-type="float">
            <text:p>113441824</text:p>
          </table:table-cell>
          <table:table-cell office:value-type="float" office:value="43967256" calcext:value-type="float">
            <text:p>43967256</text:p>
          </table:table-cell>
          <table:table-cell office:value-type="float" office:value="41619048" calcext:value-type="float">
            <text:p>41619048</text:p>
          </table:table-cell>
          <table:table-cell office:value-type="float" office:value="41639264" calcext:value-type="float">
            <text:p>41639264</text:p>
          </table:table-cell>
          <table:table-cell table:number-columns-repeated="6"/>
        </table:table-row>
        <table:table-row table:style-name="ro1">
          <table:table-cell office:value-type="float" office:value="10814176" calcext:value-type="float">
            <text:p>10814176</text:p>
          </table:table-cell>
          <table:table-cell office:value-type="float" office:value="86117024" calcext:value-type="float">
            <text:p>86117024</text:p>
          </table:table-cell>
          <table:table-cell office:value-type="float" office:value="32555400" calcext:value-type="float">
            <text:p>32555400</text:p>
          </table:table-cell>
          <table:table-cell office:value-type="float" office:value="30378752" calcext:value-type="float">
            <text:p>30378752</text:p>
          </table:table-cell>
          <table:table-cell office:value-type="float" office:value="30402096" calcext:value-type="float">
            <text:p>30402096</text:p>
          </table:table-cell>
          <table:table-cell office:value-type="float" office:value="17950728" calcext:value-type="float">
            <text:p>17950728</text:p>
          </table:table-cell>
          <table:table-cell office:value-type="float" office:value="113497560" calcext:value-type="float">
            <text:p>113497560</text:p>
          </table:table-cell>
          <table:table-cell office:value-type="float" office:value="43968200" calcext:value-type="float">
            <text:p>43968200</text:p>
          </table:table-cell>
          <table:table-cell office:value-type="float" office:value="41619544" calcext:value-type="float">
            <text:p>41619544</text:p>
          </table:table-cell>
          <table:table-cell office:value-type="float" office:value="41641712" calcext:value-type="float">
            <text:p>41641712</text:p>
          </table:table-cell>
          <table:table-cell table:number-columns-repeated="6"/>
        </table:table-row>
        <table:table-row table:style-name="ro1">
          <table:table-cell office:value-type="float" office:value="10814936" calcext:value-type="float">
            <text:p>10814936</text:p>
          </table:table-cell>
          <table:table-cell office:value-type="float" office:value="86117176" calcext:value-type="float">
            <text:p>86117176</text:p>
          </table:table-cell>
          <table:table-cell office:value-type="float" office:value="32556400" calcext:value-type="float">
            <text:p>32556400</text:p>
          </table:table-cell>
          <table:table-cell office:value-type="float" office:value="30378848" calcext:value-type="float">
            <text:p>30378848</text:p>
          </table:table-cell>
          <table:table-cell office:value-type="float" office:value="30402376" calcext:value-type="float">
            <text:p>30402376</text:p>
          </table:table-cell>
          <table:table-cell office:value-type="float" office:value="17951312" calcext:value-type="float">
            <text:p>17951312</text:p>
          </table:table-cell>
          <table:table-cell office:value-type="float" office:value="113514728" calcext:value-type="float">
            <text:p>113514728</text:p>
          </table:table-cell>
          <table:table-cell office:value-type="float" office:value="43969192" calcext:value-type="float">
            <text:p>43969192</text:p>
          </table:table-cell>
          <table:table-cell office:value-type="float" office:value="41622088" calcext:value-type="float">
            <text:p>41622088</text:p>
          </table:table-cell>
          <table:table-cell office:value-type="float" office:value="41643408" calcext:value-type="float">
            <text:p>41643408</text:p>
          </table:table-cell>
          <table:table-cell table:number-columns-repeated="6"/>
        </table:table-row>
        <table:table-row table:style-name="ro1">
          <table:table-cell office:value-type="float" office:value="10815448" calcext:value-type="float">
            <text:p>10815448</text:p>
          </table:table-cell>
          <table:table-cell office:value-type="float" office:value="86117392" calcext:value-type="float">
            <text:p>86117392</text:p>
          </table:table-cell>
          <table:table-cell office:value-type="float" office:value="32557128" calcext:value-type="float">
            <text:p>32557128</text:p>
          </table:table-cell>
          <table:table-cell office:value-type="float" office:value="30379096" calcext:value-type="float">
            <text:p>30379096</text:p>
          </table:table-cell>
          <table:table-cell office:value-type="float" office:value="30403512" calcext:value-type="float">
            <text:p>30403512</text:p>
          </table:table-cell>
          <table:table-cell office:value-type="float" office:value="17952304" calcext:value-type="float">
            <text:p>17952304</text:p>
          </table:table-cell>
          <table:table-cell office:value-type="float" office:value="113572720" calcext:value-type="float">
            <text:p>113572720</text:p>
          </table:table-cell>
          <table:table-cell office:value-type="float" office:value="43979176" calcext:value-type="float">
            <text:p>43979176</text:p>
          </table:table-cell>
          <table:table-cell office:value-type="float" office:value="41630728" calcext:value-type="float">
            <text:p>41630728</text:p>
          </table:table-cell>
          <table:table-cell office:value-type="float" office:value="41646016" calcext:value-type="float">
            <text:p>41646016</text:p>
          </table:table-cell>
          <table:table-cell table:number-columns-repeated="6"/>
        </table:table-row>
        <table:table-row table:style-name="ro1">
          <table:table-cell office:value-type="float" office:value="10816880" calcext:value-type="float">
            <text:p>10816880</text:p>
          </table:table-cell>
          <table:table-cell office:value-type="float" office:value="86117712" calcext:value-type="float">
            <text:p>86117712</text:p>
          </table:table-cell>
          <table:table-cell office:value-type="float" office:value="32557472" calcext:value-type="float">
            <text:p>32557472</text:p>
          </table:table-cell>
          <table:table-cell office:value-type="float" office:value="30379912" calcext:value-type="float">
            <text:p>30379912</text:p>
          </table:table-cell>
          <table:table-cell office:value-type="float" office:value="30403672" calcext:value-type="float">
            <text:p>30403672</text:p>
          </table:table-cell>
          <table:table-cell office:value-type="float" office:value="17955256" calcext:value-type="float">
            <text:p>17955256</text:p>
          </table:table-cell>
          <table:table-cell office:value-type="float" office:value="113624096" calcext:value-type="float">
            <text:p>113624096</text:p>
          </table:table-cell>
          <table:table-cell office:value-type="float" office:value="43985800" calcext:value-type="float">
            <text:p>43985800</text:p>
          </table:table-cell>
          <table:table-cell office:value-type="float" office:value="41631920" calcext:value-type="float">
            <text:p>41631920</text:p>
          </table:table-cell>
          <table:table-cell office:value-type="float" office:value="41647008" calcext:value-type="float">
            <text:p>41647008</text:p>
          </table:table-cell>
          <table:table-cell table:number-columns-repeated="6"/>
        </table:table-row>
        <table:table-row table:style-name="ro1">
          <table:table-cell office:value-type="float" office:value="10817368" calcext:value-type="float">
            <text:p>10817368</text:p>
          </table:table-cell>
          <table:table-cell office:value-type="float" office:value="86118192" calcext:value-type="float">
            <text:p>86118192</text:p>
          </table:table-cell>
          <table:table-cell office:value-type="float" office:value="32558360" calcext:value-type="float">
            <text:p>32558360</text:p>
          </table:table-cell>
          <table:table-cell office:value-type="float" office:value="30380048" calcext:value-type="float">
            <text:p>30380048</text:p>
          </table:table-cell>
          <table:table-cell office:value-type="float" office:value="30403680" calcext:value-type="float">
            <text:p>30403680</text:p>
          </table:table-cell>
          <table:table-cell office:value-type="float" office:value="17955664" calcext:value-type="float">
            <text:p>17955664</text:p>
          </table:table-cell>
          <table:table-cell office:value-type="float" office:value="113638512" calcext:value-type="float">
            <text:p>113638512</text:p>
          </table:table-cell>
          <table:table-cell office:value-type="float" office:value="44004704" calcext:value-type="float">
            <text:p>44004704</text:p>
          </table:table-cell>
          <table:table-cell office:value-type="float" office:value="41641224" calcext:value-type="float">
            <text:p>41641224</text:p>
          </table:table-cell>
          <table:table-cell office:value-type="float" office:value="41648384" calcext:value-type="float">
            <text:p>41648384</text:p>
          </table:table-cell>
          <table:table-cell table:number-columns-repeated="6"/>
        </table:table-row>
        <table:table-row table:style-name="ro1">
          <table:table-cell office:value-type="float" office:value="10817944" calcext:value-type="float">
            <text:p>10817944</text:p>
          </table:table-cell>
          <table:table-cell office:value-type="float" office:value="86118672" calcext:value-type="float">
            <text:p>86118672</text:p>
          </table:table-cell>
          <table:table-cell office:value-type="float" office:value="32558744" calcext:value-type="float">
            <text:p>32558744</text:p>
          </table:table-cell>
          <table:table-cell office:value-type="float" office:value="30381048" calcext:value-type="float">
            <text:p>30381048</text:p>
          </table:table-cell>
          <table:table-cell office:value-type="float" office:value="30403704" calcext:value-type="float">
            <text:p>30403704</text:p>
          </table:table-cell>
          <table:table-cell office:value-type="float" office:value="17962040" calcext:value-type="float">
            <text:p>17962040</text:p>
          </table:table-cell>
          <table:table-cell office:value-type="float" office:value="113674080" calcext:value-type="float">
            <text:p>113674080</text:p>
          </table:table-cell>
          <table:table-cell office:value-type="float" office:value="44009416" calcext:value-type="float">
            <text:p>44009416</text:p>
          </table:table-cell>
          <table:table-cell office:value-type="float" office:value="41641256" calcext:value-type="float">
            <text:p>41641256</text:p>
          </table:table-cell>
          <table:table-cell office:value-type="float" office:value="41649648" calcext:value-type="float">
            <text:p>41649648</text:p>
          </table:table-cell>
          <table:table-cell table:number-columns-repeated="6"/>
        </table:table-row>
        <table:table-row table:style-name="ro1">
          <table:table-cell office:value-type="float" office:value="10818400" calcext:value-type="float">
            <text:p>10818400</text:p>
          </table:table-cell>
          <table:table-cell office:value-type="float" office:value="86119232" calcext:value-type="float">
            <text:p>86119232</text:p>
          </table:table-cell>
          <table:table-cell office:value-type="float" office:value="32559088" calcext:value-type="float">
            <text:p>32559088</text:p>
          </table:table-cell>
          <table:table-cell office:value-type="float" office:value="30382256" calcext:value-type="float">
            <text:p>30382256</text:p>
          </table:table-cell>
          <table:table-cell office:value-type="float" office:value="30404496" calcext:value-type="float">
            <text:p>30404496</text:p>
          </table:table-cell>
          <table:table-cell office:value-type="float" office:value="17963600" calcext:value-type="float">
            <text:p>17963600</text:p>
          </table:table-cell>
          <table:table-cell office:value-type="float" office:value="113691016" calcext:value-type="float">
            <text:p>113691016</text:p>
          </table:table-cell>
          <table:table-cell office:value-type="float" office:value="44012392" calcext:value-type="float">
            <text:p>44012392</text:p>
          </table:table-cell>
          <table:table-cell office:value-type="float" office:value="41643224" calcext:value-type="float">
            <text:p>41643224</text:p>
          </table:table-cell>
          <table:table-cell office:value-type="float" office:value="41649968" calcext:value-type="float">
            <text:p>41649968</text:p>
          </table:table-cell>
          <table:table-cell table:number-columns-repeated="6"/>
        </table:table-row>
        <table:table-row table:style-name="ro1">
          <table:table-cell office:value-type="float" office:value="10820440" calcext:value-type="float">
            <text:p>10820440</text:p>
          </table:table-cell>
          <table:table-cell office:value-type="float" office:value="86119320" calcext:value-type="float">
            <text:p>86119320</text:p>
          </table:table-cell>
          <table:table-cell office:value-type="float" office:value="32559888" calcext:value-type="float">
            <text:p>32559888</text:p>
          </table:table-cell>
          <table:table-cell office:value-type="float" office:value="30382968" calcext:value-type="float">
            <text:p>30382968</text:p>
          </table:table-cell>
          <table:table-cell office:value-type="float" office:value="30405112" calcext:value-type="float">
            <text:p>30405112</text:p>
          </table:table-cell>
          <table:table-cell office:value-type="float" office:value="17964888" calcext:value-type="float">
            <text:p>17964888</text:p>
          </table:table-cell>
          <table:table-cell office:value-type="float" office:value="113694216" calcext:value-type="float">
            <text:p>113694216</text:p>
          </table:table-cell>
          <table:table-cell office:value-type="float" office:value="44012648" calcext:value-type="float">
            <text:p>44012648</text:p>
          </table:table-cell>
          <table:table-cell office:value-type="float" office:value="41647544" calcext:value-type="float">
            <text:p>41647544</text:p>
          </table:table-cell>
          <table:table-cell office:value-type="float" office:value="41656968" calcext:value-type="float">
            <text:p>41656968</text:p>
          </table:table-cell>
          <table:table-cell table:number-columns-repeated="6"/>
        </table:table-row>
        <table:table-row table:style-name="ro1">
          <table:table-cell office:value-type="float" office:value="10820920" calcext:value-type="float">
            <text:p>10820920</text:p>
          </table:table-cell>
          <table:table-cell office:value-type="float" office:value="86119528" calcext:value-type="float">
            <text:p>86119528</text:p>
          </table:table-cell>
          <table:table-cell office:value-type="float" office:value="32561752" calcext:value-type="float">
            <text:p>32561752</text:p>
          </table:table-cell>
          <table:table-cell office:value-type="float" office:value="30382968" calcext:value-type="float">
            <text:p>30382968</text:p>
          </table:table-cell>
          <table:table-cell office:value-type="float" office:value="30405232" calcext:value-type="float">
            <text:p>30405232</text:p>
          </table:table-cell>
          <table:table-cell office:value-type="float" office:value="17969304" calcext:value-type="float">
            <text:p>17969304</text:p>
          </table:table-cell>
          <table:table-cell office:value-type="float" office:value="113696984" calcext:value-type="float">
            <text:p>113696984</text:p>
          </table:table-cell>
          <table:table-cell office:value-type="float" office:value="44013920" calcext:value-type="float">
            <text:p>44013920</text:p>
          </table:table-cell>
          <table:table-cell office:value-type="float" office:value="41650808" calcext:value-type="float">
            <text:p>41650808</text:p>
          </table:table-cell>
          <table:table-cell office:value-type="float" office:value="41658672" calcext:value-type="float">
            <text:p>41658672</text:p>
          </table:table-cell>
          <table:table-cell table:number-columns-repeated="6"/>
        </table:table-row>
        <table:table-row table:style-name="ro1">
          <table:table-cell office:value-type="float" office:value="10821344" calcext:value-type="float">
            <text:p>10821344</text:p>
          </table:table-cell>
          <table:table-cell office:value-type="float" office:value="86120072" calcext:value-type="float">
            <text:p>86120072</text:p>
          </table:table-cell>
          <table:table-cell office:value-type="float" office:value="32562296" calcext:value-type="float">
            <text:p>32562296</text:p>
          </table:table-cell>
          <table:table-cell office:value-type="float" office:value="30383304" calcext:value-type="float">
            <text:p>30383304</text:p>
          </table:table-cell>
          <table:table-cell office:value-type="float" office:value="30405344" calcext:value-type="float">
            <text:p>30405344</text:p>
          </table:table-cell>
          <table:table-cell office:value-type="float" office:value="17969984" calcext:value-type="float">
            <text:p>17969984</text:p>
          </table:table-cell>
          <table:table-cell office:value-type="float" office:value="113716272" calcext:value-type="float">
            <text:p>113716272</text:p>
          </table:table-cell>
          <table:table-cell office:value-type="float" office:value="44020192" calcext:value-type="float">
            <text:p>44020192</text:p>
          </table:table-cell>
          <table:table-cell office:value-type="float" office:value="41652728" calcext:value-type="float">
            <text:p>41652728</text:p>
          </table:table-cell>
          <table:table-cell office:value-type="float" office:value="41659896" calcext:value-type="float">
            <text:p>41659896</text:p>
          </table:table-cell>
          <table:table-cell table:number-columns-repeated="6"/>
        </table:table-row>
        <table:table-row table:style-name="ro1">
          <table:table-cell office:value-type="float" office:value="10821360" calcext:value-type="float">
            <text:p>10821360</text:p>
          </table:table-cell>
          <table:table-cell office:value-type="float" office:value="86121096" calcext:value-type="float">
            <text:p>86121096</text:p>
          </table:table-cell>
          <table:table-cell office:value-type="float" office:value="32564952" calcext:value-type="float">
            <text:p>32564952</text:p>
          </table:table-cell>
          <table:table-cell office:value-type="float" office:value="30383736" calcext:value-type="float">
            <text:p>30383736</text:p>
          </table:table-cell>
          <table:table-cell office:value-type="float" office:value="30405568" calcext:value-type="float">
            <text:p>30405568</text:p>
          </table:table-cell>
          <table:table-cell office:value-type="float" office:value="17971416" calcext:value-type="float">
            <text:p>17971416</text:p>
          </table:table-cell>
          <table:table-cell office:value-type="float" office:value="113808816" calcext:value-type="float">
            <text:p>113808816</text:p>
          </table:table-cell>
          <table:table-cell office:value-type="float" office:value="44022232" calcext:value-type="float">
            <text:p>44022232</text:p>
          </table:table-cell>
          <table:table-cell office:value-type="float" office:value="41652824" calcext:value-type="float">
            <text:p>41652824</text:p>
          </table:table-cell>
          <table:table-cell office:value-type="float" office:value="41669048" calcext:value-type="float">
            <text:p>41669048</text:p>
          </table:table-cell>
          <table:table-cell table:number-columns-repeated="6"/>
        </table:table-row>
        <table:table-row table:style-name="ro1">
          <table:table-cell office:value-type="float" office:value="10822064" calcext:value-type="float">
            <text:p>10822064</text:p>
          </table:table-cell>
          <table:table-cell office:value-type="float" office:value="86121640" calcext:value-type="float">
            <text:p>86121640</text:p>
          </table:table-cell>
          <table:table-cell office:value-type="float" office:value="32565048" calcext:value-type="float">
            <text:p>32565048</text:p>
          </table:table-cell>
          <table:table-cell office:value-type="float" office:value="30383880" calcext:value-type="float">
            <text:p>30383880</text:p>
          </table:table-cell>
          <table:table-cell office:value-type="float" office:value="30405584" calcext:value-type="float">
            <text:p>30405584</text:p>
          </table:table-cell>
          <table:table-cell office:value-type="float" office:value="17973024" calcext:value-type="float">
            <text:p>17973024</text:p>
          </table:table-cell>
          <table:table-cell office:value-type="float" office:value="113841232" calcext:value-type="float">
            <text:p>113841232</text:p>
          </table:table-cell>
          <table:table-cell office:value-type="float" office:value="44022400" calcext:value-type="float">
            <text:p>44022400</text:p>
          </table:table-cell>
          <table:table-cell office:value-type="float" office:value="41655432" calcext:value-type="float">
            <text:p>41655432</text:p>
          </table:table-cell>
          <table:table-cell office:value-type="float" office:value="41675768" calcext:value-type="float">
            <text:p>41675768</text:p>
          </table:table-cell>
          <table:table-cell table:number-columns-repeated="6"/>
        </table:table-row>
        <table:table-row table:style-name="ro1">
          <table:table-cell office:value-type="float" office:value="10822520" calcext:value-type="float">
            <text:p>10822520</text:p>
          </table:table-cell>
          <table:table-cell office:value-type="float" office:value="86121752" calcext:value-type="float">
            <text:p>86121752</text:p>
          </table:table-cell>
          <table:table-cell office:value-type="float" office:value="32565112" calcext:value-type="float">
            <text:p>32565112</text:p>
          </table:table-cell>
          <table:table-cell office:value-type="float" office:value="30384168" calcext:value-type="float">
            <text:p>30384168</text:p>
          </table:table-cell>
          <table:table-cell office:value-type="float" office:value="30407856" calcext:value-type="float">
            <text:p>30407856</text:p>
          </table:table-cell>
          <table:table-cell office:value-type="float" office:value="17976656" calcext:value-type="float">
            <text:p>17976656</text:p>
          </table:table-cell>
          <table:table-cell office:value-type="float" office:value="113865152" calcext:value-type="float">
            <text:p>113865152</text:p>
          </table:table-cell>
          <table:table-cell office:value-type="float" office:value="44024560" calcext:value-type="float">
            <text:p>44024560</text:p>
          </table:table-cell>
          <table:table-cell office:value-type="float" office:value="41656128" calcext:value-type="float">
            <text:p>41656128</text:p>
          </table:table-cell>
          <table:table-cell office:value-type="float" office:value="41679696" calcext:value-type="float">
            <text:p>41679696</text:p>
          </table:table-cell>
          <table:table-cell table:number-columns-repeated="6"/>
        </table:table-row>
        <table:table-row table:style-name="ro1">
          <table:table-cell office:value-type="float" office:value="10822672" calcext:value-type="float">
            <text:p>10822672</text:p>
          </table:table-cell>
          <table:table-cell office:value-type="float" office:value="86121824" calcext:value-type="float">
            <text:p>86121824</text:p>
          </table:table-cell>
          <table:table-cell office:value-type="float" office:value="32565680" calcext:value-type="float">
            <text:p>32565680</text:p>
          </table:table-cell>
          <table:table-cell office:value-type="float" office:value="30384280" calcext:value-type="float">
            <text:p>30384280</text:p>
          </table:table-cell>
          <table:table-cell office:value-type="float" office:value="30408112" calcext:value-type="float">
            <text:p>30408112</text:p>
          </table:table-cell>
          <table:table-cell office:value-type="float" office:value="17978032" calcext:value-type="float">
            <text:p>17978032</text:p>
          </table:table-cell>
          <table:table-cell office:value-type="float" office:value="113893408" calcext:value-type="float">
            <text:p>113893408</text:p>
          </table:table-cell>
          <table:table-cell office:value-type="float" office:value="44031472" calcext:value-type="float">
            <text:p>44031472</text:p>
          </table:table-cell>
          <table:table-cell office:value-type="float" office:value="41657384" calcext:value-type="float">
            <text:p>41657384</text:p>
          </table:table-cell>
          <table:table-cell office:value-type="float" office:value="41679760" calcext:value-type="float">
            <text:p>41679760</text:p>
          </table:table-cell>
          <table:table-cell table:number-columns-repeated="6"/>
        </table:table-row>
        <table:table-row table:style-name="ro1">
          <table:table-cell office:value-type="float" office:value="10822736" calcext:value-type="float">
            <text:p>10822736</text:p>
          </table:table-cell>
          <table:table-cell office:value-type="float" office:value="86121864" calcext:value-type="float">
            <text:p>86121864</text:p>
          </table:table-cell>
          <table:table-cell office:value-type="float" office:value="32565832" calcext:value-type="float">
            <text:p>32565832</text:p>
          </table:table-cell>
          <table:table-cell office:value-type="float" office:value="30384336" calcext:value-type="float">
            <text:p>30384336</text:p>
          </table:table-cell>
          <table:table-cell office:value-type="float" office:value="30408232" calcext:value-type="float">
            <text:p>30408232</text:p>
          </table:table-cell>
          <table:table-cell office:value-type="float" office:value="17979072" calcext:value-type="float">
            <text:p>17979072</text:p>
          </table:table-cell>
          <table:table-cell office:value-type="float" office:value="113901664" calcext:value-type="float">
            <text:p>113901664</text:p>
          </table:table-cell>
          <table:table-cell office:value-type="float" office:value="44033472" calcext:value-type="float">
            <text:p>44033472</text:p>
          </table:table-cell>
          <table:table-cell office:value-type="float" office:value="41668472" calcext:value-type="float">
            <text:p>41668472</text:p>
          </table:table-cell>
          <table:table-cell office:value-type="float" office:value="41687856" calcext:value-type="float">
            <text:p>41687856</text:p>
          </table:table-cell>
          <table:table-cell table:number-columns-repeated="6"/>
        </table:table-row>
        <table:table-row table:style-name="ro1">
          <table:table-cell office:value-type="float" office:value="10822952" calcext:value-type="float">
            <text:p>10822952</text:p>
          </table:table-cell>
          <table:table-cell office:value-type="float" office:value="86122608" calcext:value-type="float">
            <text:p>86122608</text:p>
          </table:table-cell>
          <table:table-cell office:value-type="float" office:value="32567408" calcext:value-type="float">
            <text:p>32567408</text:p>
          </table:table-cell>
          <table:table-cell office:value-type="float" office:value="30384368" calcext:value-type="float">
            <text:p>30384368</text:p>
          </table:table-cell>
          <table:table-cell office:value-type="float" office:value="30408600" calcext:value-type="float">
            <text:p>30408600</text:p>
          </table:table-cell>
          <table:table-cell office:value-type="float" office:value="17979288" calcext:value-type="float">
            <text:p>17979288</text:p>
          </table:table-cell>
          <table:table-cell office:value-type="float" office:value="113964408" calcext:value-type="float">
            <text:p>113964408</text:p>
          </table:table-cell>
          <table:table-cell office:value-type="float" office:value="44036336" calcext:value-type="float">
            <text:p>44036336</text:p>
          </table:table-cell>
          <table:table-cell office:value-type="float" office:value="41671872" calcext:value-type="float">
            <text:p>41671872</text:p>
          </table:table-cell>
          <table:table-cell office:value-type="float" office:value="41706808" calcext:value-type="float">
            <text:p>41706808</text:p>
          </table:table-cell>
          <table:table-cell table:number-columns-repeated="6"/>
        </table:table-row>
        <table:table-row table:style-name="ro1">
          <table:table-cell office:value-type="float" office:value="10823680" calcext:value-type="float">
            <text:p>10823680</text:p>
          </table:table-cell>
          <table:table-cell office:value-type="float" office:value="86123448" calcext:value-type="float">
            <text:p>86123448</text:p>
          </table:table-cell>
          <table:table-cell office:value-type="float" office:value="32567880" calcext:value-type="float">
            <text:p>32567880</text:p>
          </table:table-cell>
          <table:table-cell office:value-type="float" office:value="30384416" calcext:value-type="float">
            <text:p>30384416</text:p>
          </table:table-cell>
          <table:table-cell office:value-type="float" office:value="30408800" calcext:value-type="float">
            <text:p>30408800</text:p>
          </table:table-cell>
          <table:table-cell office:value-type="float" office:value="17980992" calcext:value-type="float">
            <text:p>17980992</text:p>
          </table:table-cell>
          <table:table-cell office:value-type="float" office:value="113968400" calcext:value-type="float">
            <text:p>113968400</text:p>
          </table:table-cell>
          <table:table-cell office:value-type="float" office:value="44040352" calcext:value-type="float">
            <text:p>44040352</text:p>
          </table:table-cell>
          <table:table-cell office:value-type="float" office:value="41672136" calcext:value-type="float">
            <text:p>41672136</text:p>
          </table:table-cell>
          <table:table-cell office:value-type="float" office:value="41711000" calcext:value-type="float">
            <text:p>41711000</text:p>
          </table:table-cell>
          <table:table-cell table:number-columns-repeated="6"/>
        </table:table-row>
        <table:table-row table:style-name="ro1">
          <table:table-cell office:value-type="float" office:value="10824296" calcext:value-type="float">
            <text:p>10824296</text:p>
          </table:table-cell>
          <table:table-cell office:value-type="float" office:value="86123680" calcext:value-type="float">
            <text:p>86123680</text:p>
          </table:table-cell>
          <table:table-cell office:value-type="float" office:value="32567992" calcext:value-type="float">
            <text:p>32567992</text:p>
          </table:table-cell>
          <table:table-cell office:value-type="float" office:value="30384896" calcext:value-type="float">
            <text:p>30384896</text:p>
          </table:table-cell>
          <table:table-cell office:value-type="float" office:value="30408808" calcext:value-type="float">
            <text:p>30408808</text:p>
          </table:table-cell>
          <table:table-cell office:value-type="float" office:value="17981248" calcext:value-type="float">
            <text:p>17981248</text:p>
          </table:table-cell>
          <table:table-cell office:value-type="float" office:value="113969544" calcext:value-type="float">
            <text:p>113969544</text:p>
          </table:table-cell>
          <table:table-cell office:value-type="float" office:value="44052168" calcext:value-type="float">
            <text:p>44052168</text:p>
          </table:table-cell>
          <table:table-cell office:value-type="float" office:value="41676024" calcext:value-type="float">
            <text:p>41676024</text:p>
          </table:table-cell>
          <table:table-cell office:value-type="float" office:value="41712552" calcext:value-type="float">
            <text:p>41712552</text:p>
          </table:table-cell>
          <table:table-cell table:number-columns-repeated="6"/>
        </table:table-row>
        <table:table-row table:style-name="ro1">
          <table:table-cell office:value-type="float" office:value="10824784" calcext:value-type="float">
            <text:p>10824784</text:p>
          </table:table-cell>
          <table:table-cell office:value-type="float" office:value="86123720" calcext:value-type="float">
            <text:p>86123720</text:p>
          </table:table-cell>
          <table:table-cell office:value-type="float" office:value="32568552" calcext:value-type="float">
            <text:p>32568552</text:p>
          </table:table-cell>
          <table:table-cell office:value-type="float" office:value="30385112" calcext:value-type="float">
            <text:p>30385112</text:p>
          </table:table-cell>
          <table:table-cell office:value-type="float" office:value="30410200" calcext:value-type="float">
            <text:p>30410200</text:p>
          </table:table-cell>
          <table:table-cell office:value-type="float" office:value="17981384" calcext:value-type="float">
            <text:p>17981384</text:p>
          </table:table-cell>
          <table:table-cell office:value-type="float" office:value="113976360" calcext:value-type="float">
            <text:p>113976360</text:p>
          </table:table-cell>
          <table:table-cell office:value-type="float" office:value="44053880" calcext:value-type="float">
            <text:p>44053880</text:p>
          </table:table-cell>
          <table:table-cell office:value-type="float" office:value="41677640" calcext:value-type="float">
            <text:p>41677640</text:p>
          </table:table-cell>
          <table:table-cell office:value-type="float" office:value="41723408" calcext:value-type="float">
            <text:p>41723408</text:p>
          </table:table-cell>
          <table:table-cell table:number-columns-repeated="6"/>
        </table:table-row>
        <table:table-row table:style-name="ro1">
          <table:table-cell office:value-type="float" office:value="10825336" calcext:value-type="float">
            <text:p>10825336</text:p>
          </table:table-cell>
          <table:table-cell office:value-type="float" office:value="86123936" calcext:value-type="float">
            <text:p>86123936</text:p>
          </table:table-cell>
          <table:table-cell office:value-type="float" office:value="32569208" calcext:value-type="float">
            <text:p>32569208</text:p>
          </table:table-cell>
          <table:table-cell office:value-type="float" office:value="30385120" calcext:value-type="float">
            <text:p>30385120</text:p>
          </table:table-cell>
          <table:table-cell office:value-type="float" office:value="30410528" calcext:value-type="float">
            <text:p>30410528</text:p>
          </table:table-cell>
          <table:table-cell office:value-type="float" office:value="17982432" calcext:value-type="float">
            <text:p>17982432</text:p>
          </table:table-cell>
          <table:table-cell office:value-type="float" office:value="114043952" calcext:value-type="float">
            <text:p>114043952</text:p>
          </table:table-cell>
          <table:table-cell office:value-type="float" office:value="44060744" calcext:value-type="float">
            <text:p>44060744</text:p>
          </table:table-cell>
          <table:table-cell office:value-type="float" office:value="41679296" calcext:value-type="float">
            <text:p>41679296</text:p>
          </table:table-cell>
          <table:table-cell office:value-type="float" office:value="41724824" calcext:value-type="float">
            <text:p>41724824</text:p>
          </table:table-cell>
          <table:table-cell table:number-columns-repeated="6"/>
        </table:table-row>
        <table:table-row table:style-name="ro1">
          <table:table-cell office:value-type="float" office:value="10825864" calcext:value-type="float">
            <text:p>10825864</text:p>
          </table:table-cell>
          <table:table-cell office:value-type="float" office:value="86124480" calcext:value-type="float">
            <text:p>86124480</text:p>
          </table:table-cell>
          <table:table-cell office:value-type="float" office:value="32570536" calcext:value-type="float">
            <text:p>32570536</text:p>
          </table:table-cell>
          <table:table-cell office:value-type="float" office:value="30385152" calcext:value-type="float">
            <text:p>30385152</text:p>
          </table:table-cell>
          <table:table-cell office:value-type="float" office:value="30410528" calcext:value-type="float">
            <text:p>30410528</text:p>
          </table:table-cell>
          <table:table-cell office:value-type="float" office:value="17983352" calcext:value-type="float">
            <text:p>17983352</text:p>
          </table:table-cell>
          <table:table-cell office:value-type="float" office:value="114061832" calcext:value-type="float">
            <text:p>114061832</text:p>
          </table:table-cell>
          <table:table-cell office:value-type="float" office:value="44060808" calcext:value-type="float">
            <text:p>44060808</text:p>
          </table:table-cell>
          <table:table-cell office:value-type="float" office:value="41684560" calcext:value-type="float">
            <text:p>41684560</text:p>
          </table:table-cell>
          <table:table-cell office:value-type="float" office:value="41737456" calcext:value-type="float">
            <text:p>41737456</text:p>
          </table:table-cell>
          <table:table-cell table:number-columns-repeated="6"/>
        </table:table-row>
        <table:table-row table:style-name="ro1">
          <table:table-cell office:value-type="float" office:value="10826056" calcext:value-type="float">
            <text:p>10826056</text:p>
          </table:table-cell>
          <table:table-cell office:value-type="float" office:value="86125120" calcext:value-type="float">
            <text:p>86125120</text:p>
          </table:table-cell>
          <table:table-cell office:value-type="float" office:value="32571472" calcext:value-type="float">
            <text:p>32571472</text:p>
          </table:table-cell>
          <table:table-cell office:value-type="float" office:value="30385248" calcext:value-type="float">
            <text:p>30385248</text:p>
          </table:table-cell>
          <table:table-cell office:value-type="float" office:value="30410840" calcext:value-type="float">
            <text:p>30410840</text:p>
          </table:table-cell>
          <table:table-cell office:value-type="float" office:value="17985552" calcext:value-type="float">
            <text:p>17985552</text:p>
          </table:table-cell>
          <table:table-cell office:value-type="float" office:value="114078584" calcext:value-type="float">
            <text:p>114078584</text:p>
          </table:table-cell>
          <table:table-cell office:value-type="float" office:value="44062032" calcext:value-type="float">
            <text:p>44062032</text:p>
          </table:table-cell>
          <table:table-cell office:value-type="float" office:value="41686984" calcext:value-type="float">
            <text:p>41686984</text:p>
          </table:table-cell>
          <table:table-cell office:value-type="float" office:value="41741560" calcext:value-type="float">
            <text:p>41741560</text:p>
          </table:table-cell>
          <table:table-cell table:number-columns-repeated="6"/>
        </table:table-row>
        <table:table-row table:style-name="ro1">
          <table:table-cell office:value-type="float" office:value="10826504" calcext:value-type="float">
            <text:p>10826504</text:p>
          </table:table-cell>
          <table:table-cell office:value-type="float" office:value="86125216" calcext:value-type="float">
            <text:p>86125216</text:p>
          </table:table-cell>
          <table:table-cell office:value-type="float" office:value="32572400" calcext:value-type="float">
            <text:p>32572400</text:p>
          </table:table-cell>
          <table:table-cell office:value-type="float" office:value="30385360" calcext:value-type="float">
            <text:p>30385360</text:p>
          </table:table-cell>
          <table:table-cell office:value-type="float" office:value="30410960" calcext:value-type="float">
            <text:p>30410960</text:p>
          </table:table-cell>
          <table:table-cell office:value-type="float" office:value="17986600" calcext:value-type="float">
            <text:p>17986600</text:p>
          </table:table-cell>
          <table:table-cell office:value-type="float" office:value="114088152" calcext:value-type="float">
            <text:p>114088152</text:p>
          </table:table-cell>
          <table:table-cell office:value-type="float" office:value="44062640" calcext:value-type="float">
            <text:p>44062640</text:p>
          </table:table-cell>
          <table:table-cell office:value-type="float" office:value="41690632" calcext:value-type="float">
            <text:p>41690632</text:p>
          </table:table-cell>
          <table:table-cell office:value-type="float" office:value="41749792" calcext:value-type="float">
            <text:p>41749792</text:p>
          </table:table-cell>
          <table:table-cell table:number-columns-repeated="6"/>
        </table:table-row>
        <table:table-row table:style-name="ro1">
          <table:table-cell office:value-type="float" office:value="10826632" calcext:value-type="float">
            <text:p>10826632</text:p>
          </table:table-cell>
          <table:table-cell office:value-type="float" office:value="86125936" calcext:value-type="float">
            <text:p>86125936</text:p>
          </table:table-cell>
          <table:table-cell office:value-type="float" office:value="32572816" calcext:value-type="float">
            <text:p>32572816</text:p>
          </table:table-cell>
          <table:table-cell office:value-type="float" office:value="30385848" calcext:value-type="float">
            <text:p>30385848</text:p>
          </table:table-cell>
          <table:table-cell office:value-type="float" office:value="30411368" calcext:value-type="float">
            <text:p>30411368</text:p>
          </table:table-cell>
          <table:table-cell office:value-type="float" office:value="17986656" calcext:value-type="float">
            <text:p>17986656</text:p>
          </table:table-cell>
          <table:table-cell office:value-type="float" office:value="114094712" calcext:value-type="float">
            <text:p>114094712</text:p>
          </table:table-cell>
          <table:table-cell office:value-type="float" office:value="44067272" calcext:value-type="float">
            <text:p>44067272</text:p>
          </table:table-cell>
          <table:table-cell office:value-type="float" office:value="41693408" calcext:value-type="float">
            <text:p>41693408</text:p>
          </table:table-cell>
          <table:table-cell office:value-type="float" office:value="41752432" calcext:value-type="float">
            <text:p>41752432</text:p>
          </table:table-cell>
          <table:table-cell table:number-columns-repeated="6"/>
        </table:table-row>
        <table:table-row table:style-name="ro1">
          <table:table-cell office:value-type="float" office:value="10826712" calcext:value-type="float">
            <text:p>10826712</text:p>
          </table:table-cell>
          <table:table-cell office:value-type="float" office:value="86126440" calcext:value-type="float">
            <text:p>86126440</text:p>
          </table:table-cell>
          <table:table-cell office:value-type="float" office:value="32572864" calcext:value-type="float">
            <text:p>32572864</text:p>
          </table:table-cell>
          <table:table-cell office:value-type="float" office:value="30386304" calcext:value-type="float">
            <text:p>30386304</text:p>
          </table:table-cell>
          <table:table-cell office:value-type="float" office:value="30411472" calcext:value-type="float">
            <text:p>30411472</text:p>
          </table:table-cell>
          <table:table-cell office:value-type="float" office:value="17986712" calcext:value-type="float">
            <text:p>17986712</text:p>
          </table:table-cell>
          <table:table-cell office:value-type="float" office:value="114109096" calcext:value-type="float">
            <text:p>114109096</text:p>
          </table:table-cell>
          <table:table-cell office:value-type="float" office:value="44069536" calcext:value-type="float">
            <text:p>44069536</text:p>
          </table:table-cell>
          <table:table-cell office:value-type="float" office:value="41697168" calcext:value-type="float">
            <text:p>41697168</text:p>
          </table:table-cell>
          <table:table-cell office:value-type="float" office:value="41752592" calcext:value-type="float">
            <text:p>41752592</text:p>
          </table:table-cell>
          <table:table-cell table:number-columns-repeated="6"/>
        </table:table-row>
        <table:table-row table:style-name="ro1">
          <table:table-cell office:value-type="float" office:value="10828056" calcext:value-type="float">
            <text:p>10828056</text:p>
          </table:table-cell>
          <table:table-cell office:value-type="float" office:value="86126696" calcext:value-type="float">
            <text:p>86126696</text:p>
          </table:table-cell>
          <table:table-cell office:value-type="float" office:value="32574656" calcext:value-type="float">
            <text:p>32574656</text:p>
          </table:table-cell>
          <table:table-cell office:value-type="float" office:value="30386336" calcext:value-type="float">
            <text:p>30386336</text:p>
          </table:table-cell>
          <table:table-cell office:value-type="float" office:value="30411856" calcext:value-type="float">
            <text:p>30411856</text:p>
          </table:table-cell>
          <table:table-cell office:value-type="float" office:value="17986800" calcext:value-type="float">
            <text:p>17986800</text:p>
          </table:table-cell>
          <table:table-cell office:value-type="float" office:value="114109272" calcext:value-type="float">
            <text:p>114109272</text:p>
          </table:table-cell>
          <table:table-cell office:value-type="float" office:value="44072800" calcext:value-type="float">
            <text:p>44072800</text:p>
          </table:table-cell>
          <table:table-cell office:value-type="float" office:value="41702576" calcext:value-type="float">
            <text:p>41702576</text:p>
          </table:table-cell>
          <table:table-cell office:value-type="float" office:value="41755800" calcext:value-type="float">
            <text:p>41755800</text:p>
          </table:table-cell>
          <table:table-cell table:number-columns-repeated="6"/>
        </table:table-row>
        <table:table-row table:style-name="ro1">
          <table:table-cell office:value-type="float" office:value="10828400" calcext:value-type="float">
            <text:p>10828400</text:p>
          </table:table-cell>
          <table:table-cell office:value-type="float" office:value="86127528" calcext:value-type="float">
            <text:p>86127528</text:p>
          </table:table-cell>
          <table:table-cell office:value-type="float" office:value="32575712" calcext:value-type="float">
            <text:p>32575712</text:p>
          </table:table-cell>
          <table:table-cell office:value-type="float" office:value="30386376" calcext:value-type="float">
            <text:p>30386376</text:p>
          </table:table-cell>
          <table:table-cell office:value-type="float" office:value="30411976" calcext:value-type="float">
            <text:p>30411976</text:p>
          </table:table-cell>
          <table:table-cell office:value-type="float" office:value="17986896" calcext:value-type="float">
            <text:p>17986896</text:p>
          </table:table-cell>
          <table:table-cell office:value-type="float" office:value="114134784" calcext:value-type="float">
            <text:p>114134784</text:p>
          </table:table-cell>
          <table:table-cell office:value-type="float" office:value="44078816" calcext:value-type="float">
            <text:p>44078816</text:p>
          </table:table-cell>
          <table:table-cell office:value-type="float" office:value="41704472" calcext:value-type="float">
            <text:p>41704472</text:p>
          </table:table-cell>
          <table:table-cell office:value-type="float" office:value="41756072" calcext:value-type="float">
            <text:p>41756072</text:p>
          </table:table-cell>
          <table:table-cell table:number-columns-repeated="6"/>
        </table:table-row>
        <table:table-row table:style-name="ro1">
          <table:table-cell office:value-type="float" office:value="10828456" calcext:value-type="float">
            <text:p>10828456</text:p>
          </table:table-cell>
          <table:table-cell office:value-type="float" office:value="86127592" calcext:value-type="float">
            <text:p>86127592</text:p>
          </table:table-cell>
          <table:table-cell office:value-type="float" office:value="32577328" calcext:value-type="float">
            <text:p>32577328</text:p>
          </table:table-cell>
          <table:table-cell office:value-type="float" office:value="30386608" calcext:value-type="float">
            <text:p>30386608</text:p>
          </table:table-cell>
          <table:table-cell office:value-type="float" office:value="30412264" calcext:value-type="float">
            <text:p>30412264</text:p>
          </table:table-cell>
          <table:table-cell office:value-type="float" office:value="17988336" calcext:value-type="float">
            <text:p>17988336</text:p>
          </table:table-cell>
          <table:table-cell office:value-type="float" office:value="114228464" calcext:value-type="float">
            <text:p>114228464</text:p>
          </table:table-cell>
          <table:table-cell office:value-type="float" office:value="44078880" calcext:value-type="float">
            <text:p>44078880</text:p>
          </table:table-cell>
          <table:table-cell office:value-type="float" office:value="41706136" calcext:value-type="float">
            <text:p>41706136</text:p>
          </table:table-cell>
          <table:table-cell office:value-type="float" office:value="41758824" calcext:value-type="float">
            <text:p>41758824</text:p>
          </table:table-cell>
          <table:table-cell table:number-columns-repeated="6"/>
        </table:table-row>
        <table:table-row table:style-name="ro1">
          <table:table-cell office:value-type="float" office:value="10828544" calcext:value-type="float">
            <text:p>10828544</text:p>
          </table:table-cell>
          <table:table-cell office:value-type="float" office:value="86129392" calcext:value-type="float">
            <text:p>86129392</text:p>
          </table:table-cell>
          <table:table-cell office:value-type="float" office:value="32577472" calcext:value-type="float">
            <text:p>32577472</text:p>
          </table:table-cell>
          <table:table-cell office:value-type="float" office:value="30387136" calcext:value-type="float">
            <text:p>30387136</text:p>
          </table:table-cell>
          <table:table-cell office:value-type="float" office:value="30412392" calcext:value-type="float">
            <text:p>30412392</text:p>
          </table:table-cell>
          <table:table-cell office:value-type="float" office:value="17993032" calcext:value-type="float">
            <text:p>17993032</text:p>
          </table:table-cell>
          <table:table-cell office:value-type="float" office:value="114239864" calcext:value-type="float">
            <text:p>114239864</text:p>
          </table:table-cell>
          <table:table-cell office:value-type="float" office:value="44079560" calcext:value-type="float">
            <text:p>44079560</text:p>
          </table:table-cell>
          <table:table-cell office:value-type="float" office:value="41708104" calcext:value-type="float">
            <text:p>41708104</text:p>
          </table:table-cell>
          <table:table-cell office:value-type="float" office:value="41766832" calcext:value-type="float">
            <text:p>41766832</text:p>
          </table:table-cell>
          <table:table-cell table:number-columns-repeated="6"/>
        </table:table-row>
        <table:table-row table:style-name="ro1">
          <table:table-cell office:value-type="float" office:value="10828552" calcext:value-type="float">
            <text:p>10828552</text:p>
          </table:table-cell>
          <table:table-cell office:value-type="float" office:value="86129808" calcext:value-type="float">
            <text:p>86129808</text:p>
          </table:table-cell>
          <table:table-cell office:value-type="float" office:value="32578816" calcext:value-type="float">
            <text:p>32578816</text:p>
          </table:table-cell>
          <table:table-cell office:value-type="float" office:value="30387248" calcext:value-type="float">
            <text:p>30387248</text:p>
          </table:table-cell>
          <table:table-cell office:value-type="float" office:value="30413488" calcext:value-type="float">
            <text:p>30413488</text:p>
          </table:table-cell>
          <table:table-cell office:value-type="float" office:value="17994064" calcext:value-type="float">
            <text:p>17994064</text:p>
          </table:table-cell>
          <table:table-cell office:value-type="float" office:value="114267168" calcext:value-type="float">
            <text:p>114267168</text:p>
          </table:table-cell>
          <table:table-cell office:value-type="float" office:value="44079952" calcext:value-type="float">
            <text:p>44079952</text:p>
          </table:table-cell>
          <table:table-cell office:value-type="float" office:value="41712720" calcext:value-type="float">
            <text:p>41712720</text:p>
          </table:table-cell>
          <table:table-cell office:value-type="float" office:value="41767024" calcext:value-type="float">
            <text:p>41767024</text:p>
          </table:table-cell>
          <table:table-cell table:number-columns-repeated="6"/>
        </table:table-row>
        <table:table-row table:style-name="ro1">
          <table:table-cell office:value-type="float" office:value="10828568" calcext:value-type="float">
            <text:p>10828568</text:p>
          </table:table-cell>
          <table:table-cell office:value-type="float" office:value="86129848" calcext:value-type="float">
            <text:p>86129848</text:p>
          </table:table-cell>
          <table:table-cell office:value-type="float" office:value="32579728" calcext:value-type="float">
            <text:p>32579728</text:p>
          </table:table-cell>
          <table:table-cell office:value-type="float" office:value="30387496" calcext:value-type="float">
            <text:p>30387496</text:p>
          </table:table-cell>
          <table:table-cell office:value-type="float" office:value="30413992" calcext:value-type="float">
            <text:p>30413992</text:p>
          </table:table-cell>
          <table:table-cell office:value-type="float" office:value="17994144" calcext:value-type="float">
            <text:p>17994144</text:p>
          </table:table-cell>
          <table:table-cell office:value-type="float" office:value="114357720" calcext:value-type="float">
            <text:p>114357720</text:p>
          </table:table-cell>
          <table:table-cell office:value-type="float" office:value="44081448" calcext:value-type="float">
            <text:p>44081448</text:p>
          </table:table-cell>
          <table:table-cell office:value-type="float" office:value="41718232" calcext:value-type="float">
            <text:p>41718232</text:p>
          </table:table-cell>
          <table:table-cell office:value-type="float" office:value="41767536" calcext:value-type="float">
            <text:p>41767536</text:p>
          </table:table-cell>
          <table:table-cell table:number-columns-repeated="6"/>
        </table:table-row>
        <table:table-row table:style-name="ro1">
          <table:table-cell office:value-type="float" office:value="10829552" calcext:value-type="float">
            <text:p>10829552</text:p>
          </table:table-cell>
          <table:table-cell office:value-type="float" office:value="86130264" calcext:value-type="float">
            <text:p>86130264</text:p>
          </table:table-cell>
          <table:table-cell office:value-type="float" office:value="32580576" calcext:value-type="float">
            <text:p>32580576</text:p>
          </table:table-cell>
          <table:table-cell office:value-type="float" office:value="30387528" calcext:value-type="float">
            <text:p>30387528</text:p>
          </table:table-cell>
          <table:table-cell office:value-type="float" office:value="30414152" calcext:value-type="float">
            <text:p>30414152</text:p>
          </table:table-cell>
          <table:table-cell office:value-type="float" office:value="17997656" calcext:value-type="float">
            <text:p>17997656</text:p>
          </table:table-cell>
          <table:table-cell office:value-type="float" office:value="114373720" calcext:value-type="float">
            <text:p>114373720</text:p>
          </table:table-cell>
          <table:table-cell office:value-type="float" office:value="44104440" calcext:value-type="float">
            <text:p>44104440</text:p>
          </table:table-cell>
          <table:table-cell office:value-type="float" office:value="41722032" calcext:value-type="float">
            <text:p>41722032</text:p>
          </table:table-cell>
          <table:table-cell office:value-type="float" office:value="41796696" calcext:value-type="float">
            <text:p>41796696</text:p>
          </table:table-cell>
          <table:table-cell table:number-columns-repeated="6"/>
        </table:table-row>
        <table:table-row table:style-name="ro1">
          <table:table-cell office:value-type="float" office:value="10829800" calcext:value-type="float">
            <text:p>10829800</text:p>
          </table:table-cell>
          <table:table-cell office:value-type="float" office:value="86130448" calcext:value-type="float">
            <text:p>86130448</text:p>
          </table:table-cell>
          <table:table-cell office:value-type="float" office:value="32581472" calcext:value-type="float">
            <text:p>32581472</text:p>
          </table:table-cell>
          <table:table-cell office:value-type="float" office:value="30387824" calcext:value-type="float">
            <text:p>30387824</text:p>
          </table:table-cell>
          <table:table-cell office:value-type="float" office:value="30414176" calcext:value-type="float">
            <text:p>30414176</text:p>
          </table:table-cell>
          <table:table-cell office:value-type="float" office:value="17999864" calcext:value-type="float">
            <text:p>17999864</text:p>
          </table:table-cell>
          <table:table-cell office:value-type="float" office:value="114435576" calcext:value-type="float">
            <text:p>114435576</text:p>
          </table:table-cell>
          <table:table-cell office:value-type="float" office:value="44105168" calcext:value-type="float">
            <text:p>44105168</text:p>
          </table:table-cell>
          <table:table-cell office:value-type="float" office:value="41722096" calcext:value-type="float">
            <text:p>41722096</text:p>
          </table:table-cell>
          <table:table-cell office:value-type="float" office:value="41803864" calcext:value-type="float">
            <text:p>41803864</text:p>
          </table:table-cell>
          <table:table-cell table:number-columns-repeated="6"/>
        </table:table-row>
        <table:table-row table:style-name="ro1">
          <table:table-cell office:value-type="float" office:value="10830208" calcext:value-type="float">
            <text:p>10830208</text:p>
          </table:table-cell>
          <table:table-cell office:value-type="float" office:value="86131064" calcext:value-type="float">
            <text:p>86131064</text:p>
          </table:table-cell>
          <table:table-cell office:value-type="float" office:value="32581896" calcext:value-type="float">
            <text:p>32581896</text:p>
          </table:table-cell>
          <table:table-cell office:value-type="float" office:value="30388600" calcext:value-type="float">
            <text:p>30388600</text:p>
          </table:table-cell>
          <table:table-cell office:value-type="float" office:value="30414296" calcext:value-type="float">
            <text:p>30414296</text:p>
          </table:table-cell>
          <table:table-cell office:value-type="float" office:value="18001112" calcext:value-type="float">
            <text:p>18001112</text:p>
          </table:table-cell>
          <table:table-cell office:value-type="float" office:value="114480232" calcext:value-type="float">
            <text:p>114480232</text:p>
          </table:table-cell>
          <table:table-cell office:value-type="float" office:value="44111272" calcext:value-type="float">
            <text:p>44111272</text:p>
          </table:table-cell>
          <table:table-cell office:value-type="float" office:value="41722840" calcext:value-type="float">
            <text:p>41722840</text:p>
          </table:table-cell>
          <table:table-cell office:value-type="float" office:value="41805064" calcext:value-type="float">
            <text:p>41805064</text:p>
          </table:table-cell>
          <table:table-cell table:number-columns-repeated="6"/>
        </table:table-row>
        <table:table-row table:style-name="ro1">
          <table:table-cell office:value-type="float" office:value="10830528" calcext:value-type="float">
            <text:p>10830528</text:p>
          </table:table-cell>
          <table:table-cell office:value-type="float" office:value="86131152" calcext:value-type="float">
            <text:p>86131152</text:p>
          </table:table-cell>
          <table:table-cell office:value-type="float" office:value="32582400" calcext:value-type="float">
            <text:p>32582400</text:p>
          </table:table-cell>
          <table:table-cell office:value-type="float" office:value="30388600" calcext:value-type="float">
            <text:p>30388600</text:p>
          </table:table-cell>
          <table:table-cell office:value-type="float" office:value="30414800" calcext:value-type="float">
            <text:p>30414800</text:p>
          </table:table-cell>
          <table:table-cell office:value-type="float" office:value="18001912" calcext:value-type="float">
            <text:p>18001912</text:p>
          </table:table-cell>
          <table:table-cell office:value-type="float" office:value="114489192" calcext:value-type="float">
            <text:p>114489192</text:p>
          </table:table-cell>
          <table:table-cell office:value-type="float" office:value="44113792" calcext:value-type="float">
            <text:p>44113792</text:p>
          </table:table-cell>
          <table:table-cell office:value-type="float" office:value="41726040" calcext:value-type="float">
            <text:p>41726040</text:p>
          </table:table-cell>
          <table:table-cell office:value-type="float" office:value="41806136" calcext:value-type="float">
            <text:p>41806136</text:p>
          </table:table-cell>
          <table:table-cell table:number-columns-repeated="6"/>
        </table:table-row>
        <table:table-row table:style-name="ro1">
          <table:table-cell office:value-type="float" office:value="10831176" calcext:value-type="float">
            <text:p>10831176</text:p>
          </table:table-cell>
          <table:table-cell office:value-type="float" office:value="86131304" calcext:value-type="float">
            <text:p>86131304</text:p>
          </table:table-cell>
          <table:table-cell office:value-type="float" office:value="32583720" calcext:value-type="float">
            <text:p>32583720</text:p>
          </table:table-cell>
          <table:table-cell office:value-type="float" office:value="30388712" calcext:value-type="float">
            <text:p>30388712</text:p>
          </table:table-cell>
          <table:table-cell office:value-type="float" office:value="30414888" calcext:value-type="float">
            <text:p>30414888</text:p>
          </table:table-cell>
          <table:table-cell office:value-type="float" office:value="18005344" calcext:value-type="float">
            <text:p>18005344</text:p>
          </table:table-cell>
          <table:table-cell office:value-type="float" office:value="114497360" calcext:value-type="float">
            <text:p>114497360</text:p>
          </table:table-cell>
          <table:table-cell office:value-type="float" office:value="44120120" calcext:value-type="float">
            <text:p>44120120</text:p>
          </table:table-cell>
          <table:table-cell office:value-type="float" office:value="41742152" calcext:value-type="float">
            <text:p>41742152</text:p>
          </table:table-cell>
          <table:table-cell office:value-type="float" office:value="41809232" calcext:value-type="float">
            <text:p>41809232</text:p>
          </table:table-cell>
          <table:table-cell table:number-columns-repeated="6"/>
        </table:table-row>
        <table:table-row table:style-name="ro1">
          <table:table-cell office:value-type="float" office:value="10832000" calcext:value-type="float">
            <text:p>10832000</text:p>
          </table:table-cell>
          <table:table-cell office:value-type="float" office:value="86131376" calcext:value-type="float">
            <text:p>86131376</text:p>
          </table:table-cell>
          <table:table-cell office:value-type="float" office:value="32584368" calcext:value-type="float">
            <text:p>32584368</text:p>
          </table:table-cell>
          <table:table-cell office:value-type="float" office:value="30389160" calcext:value-type="float">
            <text:p>30389160</text:p>
          </table:table-cell>
          <table:table-cell office:value-type="float" office:value="30415272" calcext:value-type="float">
            <text:p>30415272</text:p>
          </table:table-cell>
          <table:table-cell office:value-type="float" office:value="18005384" calcext:value-type="float">
            <text:p>18005384</text:p>
          </table:table-cell>
          <table:table-cell office:value-type="float" office:value="114537360" calcext:value-type="float">
            <text:p>114537360</text:p>
          </table:table-cell>
          <table:table-cell office:value-type="float" office:value="44124344" calcext:value-type="float">
            <text:p>44124344</text:p>
          </table:table-cell>
          <table:table-cell office:value-type="float" office:value="41744200" calcext:value-type="float">
            <text:p>41744200</text:p>
          </table:table-cell>
          <table:table-cell office:value-type="float" office:value="41811600" calcext:value-type="float">
            <text:p>41811600</text:p>
          </table:table-cell>
          <table:table-cell table:number-columns-repeated="6"/>
        </table:table-row>
        <table:table-row table:style-name="ro1">
          <table:table-cell office:value-type="float" office:value="10832064" calcext:value-type="float">
            <text:p>10832064</text:p>
          </table:table-cell>
          <table:table-cell office:value-type="float" office:value="86131704" calcext:value-type="float">
            <text:p>86131704</text:p>
          </table:table-cell>
          <table:table-cell office:value-type="float" office:value="32585392" calcext:value-type="float">
            <text:p>32585392</text:p>
          </table:table-cell>
          <table:table-cell office:value-type="float" office:value="30389624" calcext:value-type="float">
            <text:p>30389624</text:p>
          </table:table-cell>
          <table:table-cell office:value-type="float" office:value="30415824" calcext:value-type="float">
            <text:p>30415824</text:p>
          </table:table-cell>
          <table:table-cell office:value-type="float" office:value="18009248" calcext:value-type="float">
            <text:p>18009248</text:p>
          </table:table-cell>
          <table:table-cell office:value-type="float" office:value="114544336" calcext:value-type="float">
            <text:p>114544336</text:p>
          </table:table-cell>
          <table:table-cell office:value-type="float" office:value="44124376" calcext:value-type="float">
            <text:p>44124376</text:p>
          </table:table-cell>
          <table:table-cell office:value-type="float" office:value="41763408" calcext:value-type="float">
            <text:p>41763408</text:p>
          </table:table-cell>
          <table:table-cell office:value-type="float" office:value="41813888" calcext:value-type="float">
            <text:p>41813888</text:p>
          </table:table-cell>
          <table:table-cell table:number-columns-repeated="6"/>
        </table:table-row>
        <table:table-row table:style-name="ro1">
          <table:table-cell office:value-type="float" office:value="10832232" calcext:value-type="float">
            <text:p>10832232</text:p>
          </table:table-cell>
          <table:table-cell office:value-type="float" office:value="86131992" calcext:value-type="float">
            <text:p>86131992</text:p>
          </table:table-cell>
          <table:table-cell office:value-type="float" office:value="32589032" calcext:value-type="float">
            <text:p>32589032</text:p>
          </table:table-cell>
          <table:table-cell office:value-type="float" office:value="30389736" calcext:value-type="float">
            <text:p>30389736</text:p>
          </table:table-cell>
          <table:table-cell office:value-type="float" office:value="30416024" calcext:value-type="float">
            <text:p>30416024</text:p>
          </table:table-cell>
          <table:table-cell office:value-type="float" office:value="18009872" calcext:value-type="float">
            <text:p>18009872</text:p>
          </table:table-cell>
          <table:table-cell office:value-type="float" office:value="114577016" calcext:value-type="float">
            <text:p>114577016</text:p>
          </table:table-cell>
          <table:table-cell office:value-type="float" office:value="44129512" calcext:value-type="float">
            <text:p>44129512</text:p>
          </table:table-cell>
          <table:table-cell office:value-type="float" office:value="41765288" calcext:value-type="float">
            <text:p>41765288</text:p>
          </table:table-cell>
          <table:table-cell office:value-type="float" office:value="41815632" calcext:value-type="float">
            <text:p>41815632</text:p>
          </table:table-cell>
          <table:table-cell table:number-columns-repeated="6"/>
        </table:table-row>
        <table:table-row table:style-name="ro1">
          <table:table-cell office:value-type="float" office:value="10833792" calcext:value-type="float">
            <text:p>10833792</text:p>
          </table:table-cell>
          <table:table-cell office:value-type="float" office:value="86132536" calcext:value-type="float">
            <text:p>86132536</text:p>
          </table:table-cell>
          <table:table-cell office:value-type="float" office:value="32591736" calcext:value-type="float">
            <text:p>32591736</text:p>
          </table:table-cell>
          <table:table-cell office:value-type="float" office:value="30390128" calcext:value-type="float">
            <text:p>30390128</text:p>
          </table:table-cell>
          <table:table-cell office:value-type="float" office:value="30416184" calcext:value-type="float">
            <text:p>30416184</text:p>
          </table:table-cell>
          <table:table-cell office:value-type="float" office:value="18010376" calcext:value-type="float">
            <text:p>18010376</text:p>
          </table:table-cell>
          <table:table-cell office:value-type="float" office:value="114582240" calcext:value-type="float">
            <text:p>114582240</text:p>
          </table:table-cell>
          <table:table-cell office:value-type="float" office:value="44130808" calcext:value-type="float">
            <text:p>44130808</text:p>
          </table:table-cell>
          <table:table-cell office:value-type="float" office:value="41768104" calcext:value-type="float">
            <text:p>41768104</text:p>
          </table:table-cell>
          <table:table-cell office:value-type="float" office:value="41815744" calcext:value-type="float">
            <text:p>41815744</text:p>
          </table:table-cell>
          <table:table-cell table:number-columns-repeated="6"/>
        </table:table-row>
        <table:table-row table:style-name="ro1">
          <table:table-cell office:value-type="float" office:value="10834488" calcext:value-type="float">
            <text:p>10834488</text:p>
          </table:table-cell>
          <table:table-cell office:value-type="float" office:value="86132792" calcext:value-type="float">
            <text:p>86132792</text:p>
          </table:table-cell>
          <table:table-cell office:value-type="float" office:value="32592032" calcext:value-type="float">
            <text:p>32592032</text:p>
          </table:table-cell>
          <table:table-cell office:value-type="float" office:value="30390944" calcext:value-type="float">
            <text:p>30390944</text:p>
          </table:table-cell>
          <table:table-cell office:value-type="float" office:value="30416304" calcext:value-type="float">
            <text:p>30416304</text:p>
          </table:table-cell>
          <table:table-cell office:value-type="float" office:value="18012608" calcext:value-type="float">
            <text:p>18012608</text:p>
          </table:table-cell>
          <table:table-cell office:value-type="float" office:value="114775848" calcext:value-type="float">
            <text:p>114775848</text:p>
          </table:table-cell>
          <table:table-cell office:value-type="float" office:value="44131248" calcext:value-type="float">
            <text:p>44131248</text:p>
          </table:table-cell>
          <table:table-cell office:value-type="float" office:value="41768992" calcext:value-type="float">
            <text:p>41768992</text:p>
          </table:table-cell>
          <table:table-cell office:value-type="float" office:value="41817160" calcext:value-type="float">
            <text:p>41817160</text:p>
          </table:table-cell>
          <table:table-cell table:number-columns-repeated="6"/>
        </table:table-row>
        <table:table-row table:style-name="ro1">
          <table:table-cell office:value-type="float" office:value="10834760" calcext:value-type="float">
            <text:p>10834760</text:p>
          </table:table-cell>
          <table:table-cell office:value-type="float" office:value="86133024" calcext:value-type="float">
            <text:p>86133024</text:p>
          </table:table-cell>
          <table:table-cell office:value-type="float" office:value="32592376" calcext:value-type="float">
            <text:p>32592376</text:p>
          </table:table-cell>
          <table:table-cell office:value-type="float" office:value="30391576" calcext:value-type="float">
            <text:p>30391576</text:p>
          </table:table-cell>
          <table:table-cell office:value-type="float" office:value="30416344" calcext:value-type="float">
            <text:p>30416344</text:p>
          </table:table-cell>
          <table:table-cell office:value-type="float" office:value="18014768" calcext:value-type="float">
            <text:p>18014768</text:p>
          </table:table-cell>
          <table:table-cell office:value-type="float" office:value="114920024" calcext:value-type="float">
            <text:p>114920024</text:p>
          </table:table-cell>
          <table:table-cell office:value-type="float" office:value="44136664" calcext:value-type="float">
            <text:p>44136664</text:p>
          </table:table-cell>
          <table:table-cell office:value-type="float" office:value="41772400" calcext:value-type="float">
            <text:p>41772400</text:p>
          </table:table-cell>
          <table:table-cell office:value-type="float" office:value="41821120" calcext:value-type="float">
            <text:p>41821120</text:p>
          </table:table-cell>
          <table:table-cell table:number-columns-repeated="6"/>
        </table:table-row>
        <table:table-row table:style-name="ro1">
          <table:table-cell office:value-type="float" office:value="10835184" calcext:value-type="float">
            <text:p>10835184</text:p>
          </table:table-cell>
          <table:table-cell office:value-type="float" office:value="86133784" calcext:value-type="float">
            <text:p>86133784</text:p>
          </table:table-cell>
          <table:table-cell office:value-type="float" office:value="32593512" calcext:value-type="float">
            <text:p>32593512</text:p>
          </table:table-cell>
          <table:table-cell office:value-type="float" office:value="30391728" calcext:value-type="float">
            <text:p>30391728</text:p>
          </table:table-cell>
          <table:table-cell office:value-type="float" office:value="30416744" calcext:value-type="float">
            <text:p>30416744</text:p>
          </table:table-cell>
          <table:table-cell office:value-type="float" office:value="18015696" calcext:value-type="float">
            <text:p>18015696</text:p>
          </table:table-cell>
          <table:table-cell office:value-type="float" office:value="115141864" calcext:value-type="float">
            <text:p>115141864</text:p>
          </table:table-cell>
          <table:table-cell office:value-type="float" office:value="44137720" calcext:value-type="float">
            <text:p>44137720</text:p>
          </table:table-cell>
          <table:table-cell office:value-type="float" office:value="41775624" calcext:value-type="float">
            <text:p>41775624</text:p>
          </table:table-cell>
          <table:table-cell office:value-type="float" office:value="41824888" calcext:value-type="float">
            <text:p>41824888</text:p>
          </table:table-cell>
          <table:table-cell table:number-columns-repeated="6"/>
        </table:table-row>
        <table:table-row table:style-name="ro1">
          <table:table-cell office:value-type="float" office:value="10835376" calcext:value-type="float">
            <text:p>10835376</text:p>
          </table:table-cell>
          <table:table-cell office:value-type="float" office:value="86133824" calcext:value-type="float">
            <text:p>86133824</text:p>
          </table:table-cell>
          <table:table-cell office:value-type="float" office:value="32594328" calcext:value-type="float">
            <text:p>32594328</text:p>
          </table:table-cell>
          <table:table-cell office:value-type="float" office:value="30391728" calcext:value-type="float">
            <text:p>30391728</text:p>
          </table:table-cell>
          <table:table-cell office:value-type="float" office:value="30416792" calcext:value-type="float">
            <text:p>30416792</text:p>
          </table:table-cell>
          <table:table-cell office:value-type="float" office:value="18016624" calcext:value-type="float">
            <text:p>18016624</text:p>
          </table:table-cell>
          <table:table-cell office:value-type="float" office:value="115223392" calcext:value-type="float">
            <text:p>115223392</text:p>
          </table:table-cell>
          <table:table-cell office:value-type="float" office:value="44140800" calcext:value-type="float">
            <text:p>44140800</text:p>
          </table:table-cell>
          <table:table-cell office:value-type="float" office:value="41779256" calcext:value-type="float">
            <text:p>41779256</text:p>
          </table:table-cell>
          <table:table-cell office:value-type="float" office:value="41840416" calcext:value-type="float">
            <text:p>41840416</text:p>
          </table:table-cell>
          <table:table-cell table:number-columns-repeated="6"/>
        </table:table-row>
        <table:table-row table:style-name="ro1">
          <table:table-cell office:value-type="float" office:value="10836136" calcext:value-type="float">
            <text:p>10836136</text:p>
          </table:table-cell>
          <table:table-cell office:value-type="float" office:value="86133944" calcext:value-type="float">
            <text:p>86133944</text:p>
          </table:table-cell>
          <table:table-cell office:value-type="float" office:value="32595280" calcext:value-type="float">
            <text:p>32595280</text:p>
          </table:table-cell>
          <table:table-cell office:value-type="float" office:value="30391832" calcext:value-type="float">
            <text:p>30391832</text:p>
          </table:table-cell>
          <table:table-cell office:value-type="float" office:value="30417416" calcext:value-type="float">
            <text:p>30417416</text:p>
          </table:table-cell>
          <table:table-cell office:value-type="float" office:value="18016736" calcext:value-type="float">
            <text:p>18016736</text:p>
          </table:table-cell>
          <table:table-cell office:value-type="float" office:value="115233432" calcext:value-type="float">
            <text:p>115233432</text:p>
          </table:table-cell>
          <table:table-cell office:value-type="float" office:value="44152096" calcext:value-type="float">
            <text:p>44152096</text:p>
          </table:table-cell>
          <table:table-cell office:value-type="float" office:value="41779824" calcext:value-type="float">
            <text:p>41779824</text:p>
          </table:table-cell>
          <table:table-cell office:value-type="float" office:value="41840968" calcext:value-type="float">
            <text:p>41840968</text:p>
          </table:table-cell>
          <table:table-cell table:number-columns-repeated="6"/>
        </table:table-row>
        <table:table-row table:style-name="ro1">
          <table:table-cell office:value-type="float" office:value="10837560" calcext:value-type="float">
            <text:p>10837560</text:p>
          </table:table-cell>
          <table:table-cell office:value-type="float" office:value="86134168" calcext:value-type="float">
            <text:p>86134168</text:p>
          </table:table-cell>
          <table:table-cell office:value-type="float" office:value="32599176" calcext:value-type="float">
            <text:p>32599176</text:p>
          </table:table-cell>
          <table:table-cell office:value-type="float" office:value="30391960" calcext:value-type="float">
            <text:p>30391960</text:p>
          </table:table-cell>
          <table:table-cell office:value-type="float" office:value="30418000" calcext:value-type="float">
            <text:p>30418000</text:p>
          </table:table-cell>
          <table:table-cell office:value-type="float" office:value="18017840" calcext:value-type="float">
            <text:p>18017840</text:p>
          </table:table-cell>
          <table:table-cell office:value-type="float" office:value="115369576" calcext:value-type="float">
            <text:p>115369576</text:p>
          </table:table-cell>
          <table:table-cell office:value-type="float" office:value="44152448" calcext:value-type="float">
            <text:p>44152448</text:p>
          </table:table-cell>
          <table:table-cell office:value-type="float" office:value="41781296" calcext:value-type="float">
            <text:p>41781296</text:p>
          </table:table-cell>
          <table:table-cell office:value-type="float" office:value="41847048" calcext:value-type="float">
            <text:p>41847048</text:p>
          </table:table-cell>
          <table:table-cell table:number-columns-repeated="6"/>
        </table:table-row>
        <table:table-row table:style-name="ro1">
          <table:table-cell office:value-type="float" office:value="10839472" calcext:value-type="float">
            <text:p>10839472</text:p>
          </table:table-cell>
          <table:table-cell office:value-type="float" office:value="86134856" calcext:value-type="float">
            <text:p>86134856</text:p>
          </table:table-cell>
          <table:table-cell office:value-type="float" office:value="32600040" calcext:value-type="float">
            <text:p>32600040</text:p>
          </table:table-cell>
          <table:table-cell office:value-type="float" office:value="30392176" calcext:value-type="float">
            <text:p>30392176</text:p>
          </table:table-cell>
          <table:table-cell office:value-type="float" office:value="30418752" calcext:value-type="float">
            <text:p>30418752</text:p>
          </table:table-cell>
          <table:table-cell office:value-type="float" office:value="18020288" calcext:value-type="float">
            <text:p>18020288</text:p>
          </table:table-cell>
          <table:table-cell office:value-type="float" office:value="115515648" calcext:value-type="float">
            <text:p>115515648</text:p>
          </table:table-cell>
          <table:table-cell office:value-type="float" office:value="44162064" calcext:value-type="float">
            <text:p>44162064</text:p>
          </table:table-cell>
          <table:table-cell office:value-type="float" office:value="41781832" calcext:value-type="float">
            <text:p>41781832</text:p>
          </table:table-cell>
          <table:table-cell office:value-type="float" office:value="41847920" calcext:value-type="float">
            <text:p>41847920</text:p>
          </table:table-cell>
          <table:table-cell table:number-columns-repeated="6"/>
        </table:table-row>
        <table:table-row table:style-name="ro1">
          <table:table-cell office:value-type="float" office:value="10839480" calcext:value-type="float">
            <text:p>10839480</text:p>
          </table:table-cell>
          <table:table-cell office:value-type="float" office:value="86135040" calcext:value-type="float">
            <text:p>86135040</text:p>
          </table:table-cell>
          <table:table-cell office:value-type="float" office:value="32600872" calcext:value-type="float">
            <text:p>32600872</text:p>
          </table:table-cell>
          <table:table-cell office:value-type="float" office:value="30392200" calcext:value-type="float">
            <text:p>30392200</text:p>
          </table:table-cell>
          <table:table-cell office:value-type="float" office:value="30419672" calcext:value-type="float">
            <text:p>30419672</text:p>
          </table:table-cell>
          <table:table-cell office:value-type="float" office:value="18021352" calcext:value-type="float">
            <text:p>18021352</text:p>
          </table:table-cell>
          <table:table-cell office:value-type="float" office:value="115570968" calcext:value-type="float">
            <text:p>115570968</text:p>
          </table:table-cell>
          <table:table-cell office:value-type="float" office:value="44168152" calcext:value-type="float">
            <text:p>44168152</text:p>
          </table:table-cell>
          <table:table-cell office:value-type="float" office:value="41796968" calcext:value-type="float">
            <text:p>41796968</text:p>
          </table:table-cell>
          <table:table-cell office:value-type="float" office:value="41851920" calcext:value-type="float">
            <text:p>41851920</text:p>
          </table:table-cell>
          <table:table-cell table:number-columns-repeated="6"/>
        </table:table-row>
        <table:table-row table:style-name="ro1">
          <table:table-cell office:value-type="float" office:value="10839488" calcext:value-type="float">
            <text:p>10839488</text:p>
          </table:table-cell>
          <table:table-cell office:value-type="float" office:value="86136344" calcext:value-type="float">
            <text:p>86136344</text:p>
          </table:table-cell>
          <table:table-cell office:value-type="float" office:value="32600936" calcext:value-type="float">
            <text:p>32600936</text:p>
          </table:table-cell>
          <table:table-cell office:value-type="float" office:value="30392424" calcext:value-type="float">
            <text:p>30392424</text:p>
          </table:table-cell>
          <table:table-cell office:value-type="float" office:value="30419728" calcext:value-type="float">
            <text:p>30419728</text:p>
          </table:table-cell>
          <table:table-cell office:value-type="float" office:value="18022096" calcext:value-type="float">
            <text:p>18022096</text:p>
          </table:table-cell>
          <table:table-cell office:value-type="float" office:value="115593848" calcext:value-type="float">
            <text:p>115593848</text:p>
          </table:table-cell>
          <table:table-cell office:value-type="float" office:value="44168688" calcext:value-type="float">
            <text:p>44168688</text:p>
          </table:table-cell>
          <table:table-cell office:value-type="float" office:value="41803152" calcext:value-type="float">
            <text:p>41803152</text:p>
          </table:table-cell>
          <table:table-cell office:value-type="float" office:value="41852640" calcext:value-type="float">
            <text:p>41852640</text:p>
          </table:table-cell>
          <table:table-cell table:number-columns-repeated="6"/>
        </table:table-row>
        <table:table-row table:style-name="ro1">
          <table:table-cell office:value-type="float" office:value="10839584" calcext:value-type="float">
            <text:p>10839584</text:p>
          </table:table-cell>
          <table:table-cell office:value-type="float" office:value="86137440" calcext:value-type="float">
            <text:p>86137440</text:p>
          </table:table-cell>
          <table:table-cell office:value-type="float" office:value="32603336" calcext:value-type="float">
            <text:p>32603336</text:p>
          </table:table-cell>
          <table:table-cell office:value-type="float" office:value="30392832" calcext:value-type="float">
            <text:p>30392832</text:p>
          </table:table-cell>
          <table:table-cell office:value-type="float" office:value="30419912" calcext:value-type="float">
            <text:p>30419912</text:p>
          </table:table-cell>
          <table:table-cell office:value-type="float" office:value="18024744" calcext:value-type="float">
            <text:p>18024744</text:p>
          </table:table-cell>
          <table:table-cell office:value-type="float" office:value="115607824" calcext:value-type="float">
            <text:p>115607824</text:p>
          </table:table-cell>
          <table:table-cell office:value-type="float" office:value="44175384" calcext:value-type="float">
            <text:p>44175384</text:p>
          </table:table-cell>
          <table:table-cell office:value-type="float" office:value="41811248" calcext:value-type="float">
            <text:p>41811248</text:p>
          </table:table-cell>
          <table:table-cell office:value-type="float" office:value="41856136" calcext:value-type="float">
            <text:p>41856136</text:p>
          </table:table-cell>
          <table:table-cell table:number-columns-repeated="6"/>
        </table:table-row>
        <table:table-row table:style-name="ro1">
          <table:table-cell office:value-type="float" office:value="10839624" calcext:value-type="float">
            <text:p>10839624</text:p>
          </table:table-cell>
          <table:table-cell office:value-type="float" office:value="86138200" calcext:value-type="float">
            <text:p>86138200</text:p>
          </table:table-cell>
          <table:table-cell office:value-type="float" office:value="32603640" calcext:value-type="float">
            <text:p>32603640</text:p>
          </table:table-cell>
          <table:table-cell office:value-type="float" office:value="30393392" calcext:value-type="float">
            <text:p>30393392</text:p>
          </table:table-cell>
          <table:table-cell office:value-type="float" office:value="30419968" calcext:value-type="float">
            <text:p>30419968</text:p>
          </table:table-cell>
          <table:table-cell office:value-type="float" office:value="18026056" calcext:value-type="float">
            <text:p>18026056</text:p>
          </table:table-cell>
          <table:table-cell office:value-type="float" office:value="115642432" calcext:value-type="float">
            <text:p>115642432</text:p>
          </table:table-cell>
          <table:table-cell office:value-type="float" office:value="44194624" calcext:value-type="float">
            <text:p>44194624</text:p>
          </table:table-cell>
          <table:table-cell office:value-type="float" office:value="41826968" calcext:value-type="float">
            <text:p>41826968</text:p>
          </table:table-cell>
          <table:table-cell office:value-type="float" office:value="41904680" calcext:value-type="float">
            <text:p>41904680</text:p>
          </table:table-cell>
          <table:table-cell table:number-columns-repeated="6"/>
        </table:table-row>
        <table:table-row table:style-name="ro1">
          <table:table-cell office:value-type="float" office:value="10840048" calcext:value-type="float">
            <text:p>10840048</text:p>
          </table:table-cell>
          <table:table-cell office:value-type="float" office:value="86138232" calcext:value-type="float">
            <text:p>86138232</text:p>
          </table:table-cell>
          <table:table-cell office:value-type="float" office:value="32605216" calcext:value-type="float">
            <text:p>32605216</text:p>
          </table:table-cell>
          <table:table-cell office:value-type="float" office:value="30393520" calcext:value-type="float">
            <text:p>30393520</text:p>
          </table:table-cell>
          <table:table-cell office:value-type="float" office:value="30420200" calcext:value-type="float">
            <text:p>30420200</text:p>
          </table:table-cell>
          <table:table-cell office:value-type="float" office:value="18027800" calcext:value-type="float">
            <text:p>18027800</text:p>
          </table:table-cell>
          <table:table-cell office:value-type="float" office:value="115686280" calcext:value-type="float">
            <text:p>115686280</text:p>
          </table:table-cell>
          <table:table-cell office:value-type="float" office:value="44204448" calcext:value-type="float">
            <text:p>44204448</text:p>
          </table:table-cell>
          <table:table-cell office:value-type="float" office:value="41829584" calcext:value-type="float">
            <text:p>41829584</text:p>
          </table:table-cell>
          <table:table-cell office:value-type="float" office:value="41907416" calcext:value-type="float">
            <text:p>41907416</text:p>
          </table:table-cell>
          <table:table-cell table:number-columns-repeated="6"/>
        </table:table-row>
        <table:table-row table:style-name="ro1">
          <table:table-cell office:value-type="float" office:value="10840240" calcext:value-type="float">
            <text:p>10840240</text:p>
          </table:table-cell>
          <table:table-cell office:value-type="float" office:value="86138512" calcext:value-type="float">
            <text:p>86138512</text:p>
          </table:table-cell>
          <table:table-cell office:value-type="float" office:value="32605464" calcext:value-type="float">
            <text:p>32605464</text:p>
          </table:table-cell>
          <table:table-cell office:value-type="float" office:value="30393944" calcext:value-type="float">
            <text:p>30393944</text:p>
          </table:table-cell>
          <table:table-cell office:value-type="float" office:value="30420512" calcext:value-type="float">
            <text:p>30420512</text:p>
          </table:table-cell>
          <table:table-cell office:value-type="float" office:value="18028280" calcext:value-type="float">
            <text:p>18028280</text:p>
          </table:table-cell>
          <table:table-cell office:value-type="float" office:value="115763696" calcext:value-type="float">
            <text:p>115763696</text:p>
          </table:table-cell>
          <table:table-cell office:value-type="float" office:value="44205864" calcext:value-type="float">
            <text:p>44205864</text:p>
          </table:table-cell>
          <table:table-cell office:value-type="float" office:value="41829600" calcext:value-type="float">
            <text:p>41829600</text:p>
          </table:table-cell>
          <table:table-cell office:value-type="float" office:value="41911680" calcext:value-type="float">
            <text:p>41911680</text:p>
          </table:table-cell>
          <table:table-cell table:number-columns-repeated="6"/>
        </table:table-row>
        <table:table-row table:style-name="ro1">
          <table:table-cell office:value-type="float" office:value="10841280" calcext:value-type="float">
            <text:p>10841280</text:p>
          </table:table-cell>
          <table:table-cell office:value-type="float" office:value="86139944" calcext:value-type="float">
            <text:p>86139944</text:p>
          </table:table-cell>
          <table:table-cell office:value-type="float" office:value="32606008" calcext:value-type="float">
            <text:p>32606008</text:p>
          </table:table-cell>
          <table:table-cell office:value-type="float" office:value="30394080" calcext:value-type="float">
            <text:p>30394080</text:p>
          </table:table-cell>
          <table:table-cell office:value-type="float" office:value="30421024" calcext:value-type="float">
            <text:p>30421024</text:p>
          </table:table-cell>
          <table:table-cell office:value-type="float" office:value="18028608" calcext:value-type="float">
            <text:p>18028608</text:p>
          </table:table-cell>
          <table:table-cell office:value-type="float" office:value="115809056" calcext:value-type="float">
            <text:p>115809056</text:p>
          </table:table-cell>
          <table:table-cell office:value-type="float" office:value="44229440" calcext:value-type="float">
            <text:p>44229440</text:p>
          </table:table-cell>
          <table:table-cell office:value-type="float" office:value="41833272" calcext:value-type="float">
            <text:p>41833272</text:p>
          </table:table-cell>
          <table:table-cell office:value-type="float" office:value="41913792" calcext:value-type="float">
            <text:p>41913792</text:p>
          </table:table-cell>
          <table:table-cell table:number-columns-repeated="6"/>
        </table:table-row>
        <table:table-row table:style-name="ro1">
          <table:table-cell office:value-type="float" office:value="10841592" calcext:value-type="float">
            <text:p>10841592</text:p>
          </table:table-cell>
          <table:table-cell office:value-type="float" office:value="86139976" calcext:value-type="float">
            <text:p>86139976</text:p>
          </table:table-cell>
          <table:table-cell office:value-type="float" office:value="32606504" calcext:value-type="float">
            <text:p>32606504</text:p>
          </table:table-cell>
          <table:table-cell office:value-type="float" office:value="30394640" calcext:value-type="float">
            <text:p>30394640</text:p>
          </table:table-cell>
          <table:table-cell office:value-type="float" office:value="30421248" calcext:value-type="float">
            <text:p>30421248</text:p>
          </table:table-cell>
          <table:table-cell office:value-type="float" office:value="18029928" calcext:value-type="float">
            <text:p>18029928</text:p>
          </table:table-cell>
          <table:table-cell office:value-type="float" office:value="115894712" calcext:value-type="float">
            <text:p>115894712</text:p>
          </table:table-cell>
          <table:table-cell office:value-type="float" office:value="44240488" calcext:value-type="float">
            <text:p>44240488</text:p>
          </table:table-cell>
          <table:table-cell office:value-type="float" office:value="41850576" calcext:value-type="float">
            <text:p>41850576</text:p>
          </table:table-cell>
          <table:table-cell office:value-type="float" office:value="41922128" calcext:value-type="float">
            <text:p>41922128</text:p>
          </table:table-cell>
          <table:table-cell table:number-columns-repeated="6"/>
        </table:table-row>
        <table:table-row table:style-name="ro1">
          <table:table-cell office:value-type="float" office:value="10841600" calcext:value-type="float">
            <text:p>10841600</text:p>
          </table:table-cell>
          <table:table-cell office:value-type="float" office:value="86140456" calcext:value-type="float">
            <text:p>86140456</text:p>
          </table:table-cell>
          <table:table-cell office:value-type="float" office:value="32610760" calcext:value-type="float">
            <text:p>32610760</text:p>
          </table:table-cell>
          <table:table-cell office:value-type="float" office:value="30394896" calcext:value-type="float">
            <text:p>30394896</text:p>
          </table:table-cell>
          <table:table-cell office:value-type="float" office:value="30421264" calcext:value-type="float">
            <text:p>30421264</text:p>
          </table:table-cell>
          <table:table-cell office:value-type="float" office:value="18031976" calcext:value-type="float">
            <text:p>18031976</text:p>
          </table:table-cell>
          <table:table-cell office:value-type="float" office:value="116256704" calcext:value-type="float">
            <text:p>116256704</text:p>
          </table:table-cell>
          <table:table-cell office:value-type="float" office:value="44259384" calcext:value-type="float">
            <text:p>44259384</text:p>
          </table:table-cell>
          <table:table-cell office:value-type="float" office:value="41852448" calcext:value-type="float">
            <text:p>41852448</text:p>
          </table:table-cell>
          <table:table-cell office:value-type="float" office:value="41984040" calcext:value-type="float">
            <text:p>41984040</text:p>
          </table:table-cell>
          <table:table-cell table:number-columns-repeated="6"/>
        </table:table-row>
        <table:table-row table:style-name="ro1">
          <table:table-cell office:value-type="float" office:value="10841648" calcext:value-type="float">
            <text:p>10841648</text:p>
          </table:table-cell>
          <table:table-cell office:value-type="float" office:value="86140672" calcext:value-type="float">
            <text:p>86140672</text:p>
          </table:table-cell>
          <table:table-cell office:value-type="float" office:value="32613144" calcext:value-type="float">
            <text:p>32613144</text:p>
          </table:table-cell>
          <table:table-cell office:value-type="float" office:value="30394960" calcext:value-type="float">
            <text:p>30394960</text:p>
          </table:table-cell>
          <table:table-cell office:value-type="float" office:value="30421856" calcext:value-type="float">
            <text:p>30421856</text:p>
          </table:table-cell>
          <table:table-cell office:value-type="float" office:value="18032208" calcext:value-type="float">
            <text:p>18032208</text:p>
          </table:table-cell>
          <table:table-cell office:value-type="float" office:value="116274904" calcext:value-type="float">
            <text:p>116274904</text:p>
          </table:table-cell>
          <table:table-cell office:value-type="float" office:value="44294792" calcext:value-type="float">
            <text:p>44294792</text:p>
          </table:table-cell>
          <table:table-cell office:value-type="float" office:value="41854944" calcext:value-type="float">
            <text:p>41854944</text:p>
          </table:table-cell>
          <table:table-cell office:value-type="float" office:value="41990848" calcext:value-type="float">
            <text:p>41990848</text:p>
          </table:table-cell>
          <table:table-cell table:number-columns-repeated="6"/>
        </table:table-row>
        <table:table-row table:style-name="ro1">
          <table:table-cell office:value-type="float" office:value="10843792" calcext:value-type="float">
            <text:p>10843792</text:p>
          </table:table-cell>
          <table:table-cell office:value-type="float" office:value="86140720" calcext:value-type="float">
            <text:p>86140720</text:p>
          </table:table-cell>
          <table:table-cell office:value-type="float" office:value="32613664" calcext:value-type="float">
            <text:p>32613664</text:p>
          </table:table-cell>
          <table:table-cell office:value-type="float" office:value="30394960" calcext:value-type="float">
            <text:p>30394960</text:p>
          </table:table-cell>
          <table:table-cell office:value-type="float" office:value="30422240" calcext:value-type="float">
            <text:p>30422240</text:p>
          </table:table-cell>
          <table:table-cell office:value-type="float" office:value="18033200" calcext:value-type="float">
            <text:p>18033200</text:p>
          </table:table-cell>
          <table:table-cell office:value-type="float" office:value="116584896" calcext:value-type="float">
            <text:p>116584896</text:p>
          </table:table-cell>
          <table:table-cell office:value-type="float" office:value="44326496" calcext:value-type="float">
            <text:p>44326496</text:p>
          </table:table-cell>
          <table:table-cell office:value-type="float" office:value="41865616" calcext:value-type="float">
            <text:p>41865616</text:p>
          </table:table-cell>
          <table:table-cell office:value-type="float" office:value="42012912" calcext:value-type="float">
            <text:p>42012912</text:p>
          </table:table-cell>
          <table:table-cell table:number-columns-repeated="6"/>
        </table:table-row>
        <table:table-row table:style-name="ro1">
          <table:table-cell office:value-type="float" office:value="10844264" calcext:value-type="float">
            <text:p>10844264</text:p>
          </table:table-cell>
          <table:table-cell office:value-type="float" office:value="86140952" calcext:value-type="float">
            <text:p>86140952</text:p>
          </table:table-cell>
          <table:table-cell office:value-type="float" office:value="32614248" calcext:value-type="float">
            <text:p>32614248</text:p>
          </table:table-cell>
          <table:table-cell office:value-type="float" office:value="30395376" calcext:value-type="float">
            <text:p>30395376</text:p>
          </table:table-cell>
          <table:table-cell office:value-type="float" office:value="30422408" calcext:value-type="float">
            <text:p>30422408</text:p>
          </table:table-cell>
          <table:table-cell office:value-type="float" office:value="18034440" calcext:value-type="float">
            <text:p>18034440</text:p>
          </table:table-cell>
          <table:table-cell office:value-type="float" office:value="116697072" calcext:value-type="float">
            <text:p>116697072</text:p>
          </table:table-cell>
          <table:table-cell office:value-type="float" office:value="44333912" calcext:value-type="float">
            <text:p>44333912</text:p>
          </table:table-cell>
          <table:table-cell office:value-type="float" office:value="41866352" calcext:value-type="float">
            <text:p>41866352</text:p>
          </table:table-cell>
          <table:table-cell office:value-type="float" office:value="42013752" calcext:value-type="float">
            <text:p>42013752</text:p>
          </table:table-cell>
          <table:table-cell table:number-columns-repeated="6"/>
        </table:table-row>
        <table:table-row table:style-name="ro1">
          <table:table-cell office:value-type="float" office:value="10845168" calcext:value-type="float">
            <text:p>10845168</text:p>
          </table:table-cell>
          <table:table-cell office:value-type="float" office:value="86141104" calcext:value-type="float">
            <text:p>86141104</text:p>
          </table:table-cell>
          <table:table-cell office:value-type="float" office:value="32616120" calcext:value-type="float">
            <text:p>32616120</text:p>
          </table:table-cell>
          <table:table-cell office:value-type="float" office:value="30395648" calcext:value-type="float">
            <text:p>30395648</text:p>
          </table:table-cell>
          <table:table-cell office:value-type="float" office:value="30423312" calcext:value-type="float">
            <text:p>30423312</text:p>
          </table:table-cell>
          <table:table-cell office:value-type="float" office:value="18035256" calcext:value-type="float">
            <text:p>18035256</text:p>
          </table:table-cell>
          <table:table-cell office:value-type="float" office:value="117087752" calcext:value-type="float">
            <text:p>117087752</text:p>
          </table:table-cell>
          <table:table-cell office:value-type="float" office:value="44342688" calcext:value-type="float">
            <text:p>44342688</text:p>
          </table:table-cell>
          <table:table-cell office:value-type="float" office:value="41872072" calcext:value-type="float">
            <text:p>41872072</text:p>
          </table:table-cell>
          <table:table-cell office:value-type="float" office:value="42023024" calcext:value-type="float">
            <text:p>42023024</text:p>
          </table:table-cell>
          <table:table-cell table:number-columns-repeated="6"/>
        </table:table-row>
        <table:table-row table:style-name="ro1">
          <table:table-cell office:value-type="float" office:value="10845536" calcext:value-type="float">
            <text:p>10845536</text:p>
          </table:table-cell>
          <table:table-cell office:value-type="float" office:value="86141136" calcext:value-type="float">
            <text:p>86141136</text:p>
          </table:table-cell>
          <table:table-cell office:value-type="float" office:value="32616624" calcext:value-type="float">
            <text:p>32616624</text:p>
          </table:table-cell>
          <table:table-cell office:value-type="float" office:value="30395656" calcext:value-type="float">
            <text:p>30395656</text:p>
          </table:table-cell>
          <table:table-cell office:value-type="float" office:value="30423768" calcext:value-type="float">
            <text:p>30423768</text:p>
          </table:table-cell>
          <table:table-cell office:value-type="float" office:value="18036616" calcext:value-type="float">
            <text:p>18036616</text:p>
          </table:table-cell>
          <table:table-cell office:value-type="float" office:value="117129552" calcext:value-type="float">
            <text:p>117129552</text:p>
          </table:table-cell>
          <table:table-cell office:value-type="float" office:value="44385904" calcext:value-type="float">
            <text:p>44385904</text:p>
          </table:table-cell>
          <table:table-cell office:value-type="float" office:value="41891784" calcext:value-type="float">
            <text:p>41891784</text:p>
          </table:table-cell>
          <table:table-cell office:value-type="float" office:value="42028240" calcext:value-type="float">
            <text:p>42028240</text:p>
          </table:table-cell>
          <table:table-cell table:number-columns-repeated="6"/>
        </table:table-row>
        <table:table-row table:style-name="ro1">
          <table:table-cell office:value-type="float" office:value="10845544" calcext:value-type="float">
            <text:p>10845544</text:p>
          </table:table-cell>
          <table:table-cell office:value-type="float" office:value="86141632" calcext:value-type="float">
            <text:p>86141632</text:p>
          </table:table-cell>
          <table:table-cell office:value-type="float" office:value="32617600" calcext:value-type="float">
            <text:p>32617600</text:p>
          </table:table-cell>
          <table:table-cell office:value-type="float" office:value="30395720" calcext:value-type="float">
            <text:p>30395720</text:p>
          </table:table-cell>
          <table:table-cell office:value-type="float" office:value="30424368" calcext:value-type="float">
            <text:p>30424368</text:p>
          </table:table-cell>
          <table:table-cell office:value-type="float" office:value="18037712" calcext:value-type="float">
            <text:p>18037712</text:p>
          </table:table-cell>
          <table:table-cell office:value-type="float" office:value="117135248" calcext:value-type="float">
            <text:p>117135248</text:p>
          </table:table-cell>
          <table:table-cell office:value-type="float" office:value="44407176" calcext:value-type="float">
            <text:p>44407176</text:p>
          </table:table-cell>
          <table:table-cell office:value-type="float" office:value="41921240" calcext:value-type="float">
            <text:p>41921240</text:p>
          </table:table-cell>
          <table:table-cell office:value-type="float" office:value="42051912" calcext:value-type="float">
            <text:p>42051912</text:p>
          </table:table-cell>
          <table:table-cell table:number-columns-repeated="6"/>
        </table:table-row>
        <table:table-row table:style-name="ro1">
          <table:table-cell office:value-type="float" office:value="10845760" calcext:value-type="float">
            <text:p>10845760</text:p>
          </table:table-cell>
          <table:table-cell office:value-type="float" office:value="86142096" calcext:value-type="float">
            <text:p>86142096</text:p>
          </table:table-cell>
          <table:table-cell office:value-type="float" office:value="32618304" calcext:value-type="float">
            <text:p>32618304</text:p>
          </table:table-cell>
          <table:table-cell office:value-type="float" office:value="30397464" calcext:value-type="float">
            <text:p>30397464</text:p>
          </table:table-cell>
          <table:table-cell office:value-type="float" office:value="30424624" calcext:value-type="float">
            <text:p>30424624</text:p>
          </table:table-cell>
          <table:table-cell office:value-type="float" office:value="18039432" calcext:value-type="float">
            <text:p>18039432</text:p>
          </table:table-cell>
          <table:table-cell office:value-type="float" office:value="117546736" calcext:value-type="float">
            <text:p>117546736</text:p>
          </table:table-cell>
          <table:table-cell office:value-type="float" office:value="44410080" calcext:value-type="float">
            <text:p>44410080</text:p>
          </table:table-cell>
          <table:table-cell office:value-type="float" office:value="41943728" calcext:value-type="float">
            <text:p>41943728</text:p>
          </table:table-cell>
          <table:table-cell office:value-type="float" office:value="42064376" calcext:value-type="float">
            <text:p>42064376</text:p>
          </table:table-cell>
          <table:table-cell table:number-columns-repeated="6"/>
        </table:table-row>
        <table:table-row table:style-name="ro1">
          <table:table-cell office:value-type="float" office:value="10845816" calcext:value-type="float">
            <text:p>10845816</text:p>
          </table:table-cell>
          <table:table-cell office:value-type="float" office:value="86142144" calcext:value-type="float">
            <text:p>86142144</text:p>
          </table:table-cell>
          <table:table-cell office:value-type="float" office:value="32623520" calcext:value-type="float">
            <text:p>32623520</text:p>
          </table:table-cell>
          <table:table-cell office:value-type="float" office:value="30397520" calcext:value-type="float">
            <text:p>30397520</text:p>
          </table:table-cell>
          <table:table-cell office:value-type="float" office:value="30424648" calcext:value-type="float">
            <text:p>30424648</text:p>
          </table:table-cell>
          <table:table-cell office:value-type="float" office:value="18040040" calcext:value-type="float">
            <text:p>18040040</text:p>
          </table:table-cell>
          <table:table-cell office:value-type="float" office:value="119978648" calcext:value-type="float">
            <text:p>119978648</text:p>
          </table:table-cell>
          <table:table-cell office:value-type="float" office:value="44421808" calcext:value-type="float">
            <text:p>44421808</text:p>
          </table:table-cell>
          <table:table-cell office:value-type="float" office:value="41949216" calcext:value-type="float">
            <text:p>41949216</text:p>
          </table:table-cell>
          <table:table-cell office:value-type="float" office:value="42071344" calcext:value-type="float">
            <text:p>42071344</text:p>
          </table:table-cell>
          <table:table-cell table:number-columns-repeated="6"/>
        </table:table-row>
        <table:table-row table:style-name="ro1">
          <table:table-cell office:value-type="float" office:value="10846080" calcext:value-type="float">
            <text:p>10846080</text:p>
          </table:table-cell>
          <table:table-cell office:value-type="float" office:value="86142312" calcext:value-type="float">
            <text:p>86142312</text:p>
          </table:table-cell>
          <table:table-cell office:value-type="float" office:value="32623536" calcext:value-type="float">
            <text:p>32623536</text:p>
          </table:table-cell>
          <table:table-cell office:value-type="float" office:value="30398024" calcext:value-type="float">
            <text:p>30398024</text:p>
          </table:table-cell>
          <table:table-cell office:value-type="float" office:value="30424880" calcext:value-type="float">
            <text:p>30424880</text:p>
          </table:table-cell>
          <table:table-cell office:value-type="float" office:value="18040504" calcext:value-type="float">
            <text:p>18040504</text:p>
          </table:table-cell>
          <table:table-cell office:value-type="float" office:value="119988224" calcext:value-type="float">
            <text:p>119988224</text:p>
          </table:table-cell>
          <table:table-cell office:value-type="float" office:value="44446416" calcext:value-type="float">
            <text:p>44446416</text:p>
          </table:table-cell>
          <table:table-cell office:value-type="float" office:value="41952408" calcext:value-type="float">
            <text:p>41952408</text:p>
          </table:table-cell>
          <table:table-cell office:value-type="float" office:value="42076032" calcext:value-type="float">
            <text:p>42076032</text:p>
          </table:table-cell>
          <table:table-cell table:number-columns-repeated="6"/>
        </table:table-row>
        <table:table-row table:style-name="ro1">
          <table:table-cell office:value-type="float" office:value="10846136" calcext:value-type="float">
            <text:p>10846136</text:p>
          </table:table-cell>
          <table:table-cell office:value-type="float" office:value="86143120" calcext:value-type="float">
            <text:p>86143120</text:p>
          </table:table-cell>
          <table:table-cell office:value-type="float" office:value="32623904" calcext:value-type="float">
            <text:p>32623904</text:p>
          </table:table-cell>
          <table:table-cell office:value-type="float" office:value="30398048" calcext:value-type="float">
            <text:p>30398048</text:p>
          </table:table-cell>
          <table:table-cell office:value-type="float" office:value="30424960" calcext:value-type="float">
            <text:p>30424960</text:p>
          </table:table-cell>
          <table:table-cell office:value-type="float" office:value="18040776" calcext:value-type="float">
            <text:p>18040776</text:p>
          </table:table-cell>
          <table:table-cell office:value-type="float" office:value="122161144" calcext:value-type="float">
            <text:p>122161144</text:p>
          </table:table-cell>
          <table:table-cell office:value-type="float" office:value="44474096" calcext:value-type="float">
            <text:p>44474096</text:p>
          </table:table-cell>
          <table:table-cell office:value-type="float" office:value="41979952" calcext:value-type="float">
            <text:p>41979952</text:p>
          </table:table-cell>
          <table:table-cell office:value-type="float" office:value="42085832" calcext:value-type="float">
            <text:p>42085832</text:p>
          </table:table-cell>
          <table:table-cell table:number-columns-repeated="6"/>
        </table:table-row>
        <table:table-row table:style-name="ro1">
          <table:table-cell office:value-type="float" office:value="10847008" calcext:value-type="float">
            <text:p>10847008</text:p>
          </table:table-cell>
          <table:table-cell office:value-type="float" office:value="86143416" calcext:value-type="float">
            <text:p>86143416</text:p>
          </table:table-cell>
          <table:table-cell office:value-type="float" office:value="32625664" calcext:value-type="float">
            <text:p>32625664</text:p>
          </table:table-cell>
          <table:table-cell office:value-type="float" office:value="30398288" calcext:value-type="float">
            <text:p>30398288</text:p>
          </table:table-cell>
          <table:table-cell office:value-type="float" office:value="30425392" calcext:value-type="float">
            <text:p>30425392</text:p>
          </table:table-cell>
          <table:table-cell office:value-type="float" office:value="18044024" calcext:value-type="float">
            <text:p>18044024</text:p>
          </table:table-cell>
          <table:table-cell office:value-type="float" office:value="122164648" calcext:value-type="float">
            <text:p>122164648</text:p>
          </table:table-cell>
          <table:table-cell office:value-type="float" office:value="44499264" calcext:value-type="float">
            <text:p>44499264</text:p>
          </table:table-cell>
          <table:table-cell office:value-type="float" office:value="42018344" calcext:value-type="float">
            <text:p>42018344</text:p>
          </table:table-cell>
          <table:table-cell office:value-type="float" office:value="42107696" calcext:value-type="float">
            <text:p>42107696</text:p>
          </table:table-cell>
          <table:table-cell table:number-columns-repeated="6"/>
        </table:table-row>
        <table:table-row table:style-name="ro1">
          <table:table-cell office:value-type="float" office:value="10847464" calcext:value-type="float">
            <text:p>10847464</text:p>
          </table:table-cell>
          <table:table-cell office:value-type="float" office:value="86144040" calcext:value-type="float">
            <text:p>86144040</text:p>
          </table:table-cell>
          <table:table-cell office:value-type="float" office:value="32626008" calcext:value-type="float">
            <text:p>32626008</text:p>
          </table:table-cell>
          <table:table-cell office:value-type="float" office:value="30398976" calcext:value-type="float">
            <text:p>30398976</text:p>
          </table:table-cell>
          <table:table-cell office:value-type="float" office:value="30425432" calcext:value-type="float">
            <text:p>30425432</text:p>
          </table:table-cell>
          <table:table-cell office:value-type="float" office:value="18045024" calcext:value-type="float">
            <text:p>18045024</text:p>
          </table:table-cell>
          <table:table-cell office:value-type="float" office:value="122297600" calcext:value-type="float">
            <text:p>122297600</text:p>
          </table:table-cell>
          <table:table-cell office:value-type="float" office:value="44522504" calcext:value-type="float">
            <text:p>44522504</text:p>
          </table:table-cell>
          <table:table-cell office:value-type="float" office:value="42025016" calcext:value-type="float">
            <text:p>42025016</text:p>
          </table:table-cell>
          <table:table-cell office:value-type="float" office:value="42117320" calcext:value-type="float">
            <text:p>42117320</text:p>
          </table:table-cell>
          <table:table-cell table:number-columns-repeated="6"/>
        </table:table-row>
        <table:table-row table:style-name="ro1">
          <table:table-cell office:value-type="float" office:value="10848000" calcext:value-type="float">
            <text:p>10848000</text:p>
          </table:table-cell>
          <table:table-cell office:value-type="float" office:value="86145072" calcext:value-type="float">
            <text:p>86145072</text:p>
          </table:table-cell>
          <table:table-cell office:value-type="float" office:value="32627512" calcext:value-type="float">
            <text:p>32627512</text:p>
          </table:table-cell>
          <table:table-cell office:value-type="float" office:value="30399192" calcext:value-type="float">
            <text:p>30399192</text:p>
          </table:table-cell>
          <table:table-cell office:value-type="float" office:value="30426808" calcext:value-type="float">
            <text:p>30426808</text:p>
          </table:table-cell>
          <table:table-cell office:value-type="float" office:value="18045488" calcext:value-type="float">
            <text:p>18045488</text:p>
          </table:table-cell>
          <table:table-cell office:value-type="float" office:value="122675976" calcext:value-type="float">
            <text:p>122675976</text:p>
          </table:table-cell>
          <table:table-cell office:value-type="float" office:value="44523600" calcext:value-type="float">
            <text:p>44523600</text:p>
          </table:table-cell>
          <table:table-cell office:value-type="float" office:value="42045584" calcext:value-type="float">
            <text:p>42045584</text:p>
          </table:table-cell>
          <table:table-cell office:value-type="float" office:value="42130216" calcext:value-type="float">
            <text:p>42130216</text:p>
          </table:table-cell>
          <table:table-cell table:number-columns-repeated="6"/>
        </table:table-row>
        <table:table-row table:style-name="ro1">
          <table:table-cell office:value-type="float" office:value="10848504" calcext:value-type="float">
            <text:p>10848504</text:p>
          </table:table-cell>
          <table:table-cell office:value-type="float" office:value="86145176" calcext:value-type="float">
            <text:p>86145176</text:p>
          </table:table-cell>
          <table:table-cell office:value-type="float" office:value="32627576" calcext:value-type="float">
            <text:p>32627576</text:p>
          </table:table-cell>
          <table:table-cell office:value-type="float" office:value="30399392" calcext:value-type="float">
            <text:p>30399392</text:p>
          </table:table-cell>
          <table:table-cell office:value-type="float" office:value="30427520" calcext:value-type="float">
            <text:p>30427520</text:p>
          </table:table-cell>
          <table:table-cell office:value-type="float" office:value="18045576" calcext:value-type="float">
            <text:p>18045576</text:p>
          </table:table-cell>
          <table:table-cell office:value-type="float" office:value="122875696" calcext:value-type="float">
            <text:p>122875696</text:p>
          </table:table-cell>
          <table:table-cell office:value-type="float" office:value="44524840" calcext:value-type="float">
            <text:p>44524840</text:p>
          </table:table-cell>
          <table:table-cell office:value-type="float" office:value="42057944" calcext:value-type="float">
            <text:p>42057944</text:p>
          </table:table-cell>
          <table:table-cell office:value-type="float" office:value="42136544" calcext:value-type="float">
            <text:p>42136544</text:p>
          </table:table-cell>
          <table:table-cell table:number-columns-repeated="6"/>
        </table:table-row>
        <table:table-row table:style-name="ro1">
          <table:table-cell office:value-type="float" office:value="10848920" calcext:value-type="float">
            <text:p>10848920</text:p>
          </table:table-cell>
          <table:table-cell office:value-type="float" office:value="86145208" calcext:value-type="float">
            <text:p>86145208</text:p>
          </table:table-cell>
          <table:table-cell office:value-type="float" office:value="32628392" calcext:value-type="float">
            <text:p>32628392</text:p>
          </table:table-cell>
          <table:table-cell office:value-type="float" office:value="30399456" calcext:value-type="float">
            <text:p>30399456</text:p>
          </table:table-cell>
          <table:table-cell office:value-type="float" office:value="30428112" calcext:value-type="float">
            <text:p>30428112</text:p>
          </table:table-cell>
          <table:table-cell office:value-type="float" office:value="18047376" calcext:value-type="float">
            <text:p>18047376</text:p>
          </table:table-cell>
          <table:table-cell office:value-type="float" office:value="123385384" calcext:value-type="float">
            <text:p>123385384</text:p>
          </table:table-cell>
          <table:table-cell office:value-type="float" office:value="44525744" calcext:value-type="float">
            <text:p>44525744</text:p>
          </table:table-cell>
          <table:table-cell office:value-type="float" office:value="42063096" calcext:value-type="float">
            <text:p>42063096</text:p>
          </table:table-cell>
          <table:table-cell office:value-type="float" office:value="42140672" calcext:value-type="float">
            <text:p>42140672</text:p>
          </table:table-cell>
          <table:table-cell table:number-columns-repeated="6"/>
        </table:table-row>
        <table:table-row table:style-name="ro1">
          <table:table-cell office:value-type="float" office:value="10849000" calcext:value-type="float">
            <text:p>10849000</text:p>
          </table:table-cell>
          <table:table-cell office:value-type="float" office:value="86145384" calcext:value-type="float">
            <text:p>86145384</text:p>
          </table:table-cell>
          <table:table-cell office:value-type="float" office:value="32628936" calcext:value-type="float">
            <text:p>32628936</text:p>
          </table:table-cell>
          <table:table-cell office:value-type="float" office:value="30399608" calcext:value-type="float">
            <text:p>30399608</text:p>
          </table:table-cell>
          <table:table-cell office:value-type="float" office:value="30428752" calcext:value-type="float">
            <text:p>30428752</text:p>
          </table:table-cell>
          <table:table-cell office:value-type="float" office:value="18047976" calcext:value-type="float">
            <text:p>18047976</text:p>
          </table:table-cell>
          <table:table-cell office:value-type="float" office:value="123527504" calcext:value-type="float">
            <text:p>123527504</text:p>
          </table:table-cell>
          <table:table-cell office:value-type="float" office:value="44546152" calcext:value-type="float">
            <text:p>44546152</text:p>
          </table:table-cell>
          <table:table-cell office:value-type="float" office:value="42064896" calcext:value-type="float">
            <text:p>42064896</text:p>
          </table:table-cell>
          <table:table-cell office:value-type="float" office:value="42144416" calcext:value-type="float">
            <text:p>42144416</text:p>
          </table:table-cell>
          <table:table-cell table:number-columns-repeated="6"/>
        </table:table-row>
        <table:table-row table:style-name="ro1">
          <table:table-cell office:value-type="float" office:value="10849480" calcext:value-type="float">
            <text:p>10849480</text:p>
          </table:table-cell>
          <table:table-cell office:value-type="float" office:value="86145400" calcext:value-type="float">
            <text:p>86145400</text:p>
          </table:table-cell>
          <table:table-cell office:value-type="float" office:value="32629728" calcext:value-type="float">
            <text:p>32629728</text:p>
          </table:table-cell>
          <table:table-cell office:value-type="float" office:value="30399664" calcext:value-type="float">
            <text:p>30399664</text:p>
          </table:table-cell>
          <table:table-cell office:value-type="float" office:value="30429152" calcext:value-type="float">
            <text:p>30429152</text:p>
          </table:table-cell>
          <table:table-cell office:value-type="float" office:value="18049456" calcext:value-type="float">
            <text:p>18049456</text:p>
          </table:table-cell>
          <table:table-cell office:value-type="float" office:value="123710688" calcext:value-type="float">
            <text:p>123710688</text:p>
          </table:table-cell>
          <table:table-cell office:value-type="float" office:value="44582456" calcext:value-type="float">
            <text:p>44582456</text:p>
          </table:table-cell>
          <table:table-cell office:value-type="float" office:value="42067880" calcext:value-type="float">
            <text:p>42067880</text:p>
          </table:table-cell>
          <table:table-cell office:value-type="float" office:value="42146800" calcext:value-type="float">
            <text:p>42146800</text:p>
          </table:table-cell>
          <table:table-cell table:number-columns-repeated="6"/>
        </table:table-row>
        <table:table-row table:style-name="ro1">
          <table:table-cell office:value-type="float" office:value="10849728" calcext:value-type="float">
            <text:p>10849728</text:p>
          </table:table-cell>
          <table:table-cell office:value-type="float" office:value="86146344" calcext:value-type="float">
            <text:p>86146344</text:p>
          </table:table-cell>
          <table:table-cell office:value-type="float" office:value="32630472" calcext:value-type="float">
            <text:p>32630472</text:p>
          </table:table-cell>
          <table:table-cell office:value-type="float" office:value="30400472" calcext:value-type="float">
            <text:p>30400472</text:p>
          </table:table-cell>
          <table:table-cell office:value-type="float" office:value="30429816" calcext:value-type="float">
            <text:p>30429816</text:p>
          </table:table-cell>
          <table:table-cell office:value-type="float" office:value="18051560" calcext:value-type="float">
            <text:p>18051560</text:p>
          </table:table-cell>
          <table:table-cell office:value-type="float" office:value="123734176" calcext:value-type="float">
            <text:p>123734176</text:p>
          </table:table-cell>
          <table:table-cell office:value-type="float" office:value="44619928" calcext:value-type="float">
            <text:p>44619928</text:p>
          </table:table-cell>
          <table:table-cell office:value-type="float" office:value="42115856" calcext:value-type="float">
            <text:p>42115856</text:p>
          </table:table-cell>
          <table:table-cell office:value-type="float" office:value="42160464" calcext:value-type="float">
            <text:p>42160464</text:p>
          </table:table-cell>
          <table:table-cell table:number-columns-repeated="6"/>
        </table:table-row>
        <table:table-row table:style-name="ro1">
          <table:table-cell office:value-type="float" office:value="10849744" calcext:value-type="float">
            <text:p>10849744</text:p>
          </table:table-cell>
          <table:table-cell office:value-type="float" office:value="86146944" calcext:value-type="float">
            <text:p>86146944</text:p>
          </table:table-cell>
          <table:table-cell office:value-type="float" office:value="32630984" calcext:value-type="float">
            <text:p>32630984</text:p>
          </table:table-cell>
          <table:table-cell office:value-type="float" office:value="30400896" calcext:value-type="float">
            <text:p>30400896</text:p>
          </table:table-cell>
          <table:table-cell office:value-type="float" office:value="30429984" calcext:value-type="float">
            <text:p>30429984</text:p>
          </table:table-cell>
          <table:table-cell office:value-type="float" office:value="18052048" calcext:value-type="float">
            <text:p>18052048</text:p>
          </table:table-cell>
          <table:table-cell office:value-type="float" office:value="123736128" calcext:value-type="float">
            <text:p>123736128</text:p>
          </table:table-cell>
          <table:table-cell office:value-type="float" office:value="44917144" calcext:value-type="float">
            <text:p>44917144</text:p>
          </table:table-cell>
          <table:table-cell office:value-type="float" office:value="42158704" calcext:value-type="float">
            <text:p>42158704</text:p>
          </table:table-cell>
          <table:table-cell office:value-type="float" office:value="42211600" calcext:value-type="float">
            <text:p>42211600</text:p>
          </table:table-cell>
          <table:table-cell table:number-columns-repeated="6"/>
        </table:table-row>
        <table:table-row table:style-name="ro1">
          <table:table-cell office:value-type="float" office:value="10849960" calcext:value-type="float">
            <text:p>10849960</text:p>
          </table:table-cell>
          <table:table-cell office:value-type="float" office:value="86147600" calcext:value-type="float">
            <text:p>86147600</text:p>
          </table:table-cell>
          <table:table-cell office:value-type="float" office:value="32631400" calcext:value-type="float">
            <text:p>32631400</text:p>
          </table:table-cell>
          <table:table-cell office:value-type="float" office:value="30401232" calcext:value-type="float">
            <text:p>30401232</text:p>
          </table:table-cell>
          <table:table-cell office:value-type="float" office:value="30430224" calcext:value-type="float">
            <text:p>30430224</text:p>
          </table:table-cell>
          <table:table-cell office:value-type="float" office:value="18053144" calcext:value-type="float">
            <text:p>18053144</text:p>
          </table:table-cell>
          <table:table-cell office:value-type="float" office:value="123800616" calcext:value-type="float">
            <text:p>123800616</text:p>
          </table:table-cell>
          <table:table-cell office:value-type="float" office:value="44984032" calcext:value-type="float">
            <text:p>44984032</text:p>
          </table:table-cell>
          <table:table-cell office:value-type="float" office:value="42163208" calcext:value-type="float">
            <text:p>42163208</text:p>
          </table:table-cell>
          <table:table-cell office:value-type="float" office:value="42220024" calcext:value-type="float">
            <text:p>42220024</text:p>
          </table:table-cell>
          <table:table-cell table:number-columns-repeated="6"/>
        </table:table-row>
        <table:table-row table:style-name="ro1">
          <table:table-cell office:value-type="float" office:value="10852040" calcext:value-type="float">
            <text:p>10852040</text:p>
          </table:table-cell>
          <table:table-cell office:value-type="float" office:value="86147616" calcext:value-type="float">
            <text:p>86147616</text:p>
          </table:table-cell>
          <table:table-cell office:value-type="float" office:value="32631448" calcext:value-type="float">
            <text:p>32631448</text:p>
          </table:table-cell>
          <table:table-cell office:value-type="float" office:value="30401288" calcext:value-type="float">
            <text:p>30401288</text:p>
          </table:table-cell>
          <table:table-cell office:value-type="float" office:value="30430384" calcext:value-type="float">
            <text:p>30430384</text:p>
          </table:table-cell>
          <table:table-cell office:value-type="float" office:value="18053192" calcext:value-type="float">
            <text:p>18053192</text:p>
          </table:table-cell>
          <table:table-cell office:value-type="float" office:value="123983680" calcext:value-type="float">
            <text:p>123983680</text:p>
          </table:table-cell>
          <table:table-cell office:value-type="float" office:value="44991992" calcext:value-type="float">
            <text:p>44991992</text:p>
          </table:table-cell>
          <table:table-cell office:value-type="float" office:value="42213536" calcext:value-type="float">
            <text:p>42213536</text:p>
          </table:table-cell>
          <table:table-cell office:value-type="float" office:value="42225432" calcext:value-type="float">
            <text:p>42225432</text:p>
          </table:table-cell>
          <table:table-cell table:number-columns-repeated="6"/>
        </table:table-row>
        <table:table-row table:style-name="ro1">
          <table:table-cell office:value-type="float" office:value="10852144" calcext:value-type="float">
            <text:p>10852144</text:p>
          </table:table-cell>
          <table:table-cell office:value-type="float" office:value="86147744" calcext:value-type="float">
            <text:p>86147744</text:p>
          </table:table-cell>
          <table:table-cell office:value-type="float" office:value="32635992" calcext:value-type="float">
            <text:p>32635992</text:p>
          </table:table-cell>
          <table:table-cell office:value-type="float" office:value="30401640" calcext:value-type="float">
            <text:p>30401640</text:p>
          </table:table-cell>
          <table:table-cell office:value-type="float" office:value="30430912" calcext:value-type="float">
            <text:p>30430912</text:p>
          </table:table-cell>
          <table:table-cell office:value-type="float" office:value="18054600" calcext:value-type="float">
            <text:p>18054600</text:p>
          </table:table-cell>
          <table:table-cell office:value-type="float" office:value="124447176" calcext:value-type="float">
            <text:p>124447176</text:p>
          </table:table-cell>
          <table:table-cell office:value-type="float" office:value="44999984" calcext:value-type="float">
            <text:p>44999984</text:p>
          </table:table-cell>
          <table:table-cell office:value-type="float" office:value="42241336" calcext:value-type="float">
            <text:p>42241336</text:p>
          </table:table-cell>
          <table:table-cell office:value-type="float" office:value="42229968" calcext:value-type="float">
            <text:p>42229968</text:p>
          </table:table-cell>
          <table:table-cell table:number-columns-repeated="6"/>
        </table:table-row>
        <table:table-row table:style-name="ro1">
          <table:table-cell office:value-type="float" office:value="10852328" calcext:value-type="float">
            <text:p>10852328</text:p>
          </table:table-cell>
          <table:table-cell office:value-type="float" office:value="86147832" calcext:value-type="float">
            <text:p>86147832</text:p>
          </table:table-cell>
          <table:table-cell office:value-type="float" office:value="32641128" calcext:value-type="float">
            <text:p>32641128</text:p>
          </table:table-cell>
          <table:table-cell office:value-type="float" office:value="30401856" calcext:value-type="float">
            <text:p>30401856</text:p>
          </table:table-cell>
          <table:table-cell office:value-type="float" office:value="30431440" calcext:value-type="float">
            <text:p>30431440</text:p>
          </table:table-cell>
          <table:table-cell office:value-type="float" office:value="18056416" calcext:value-type="float">
            <text:p>18056416</text:p>
          </table:table-cell>
          <table:table-cell office:value-type="float" office:value="124574088" calcext:value-type="float">
            <text:p>124574088</text:p>
          </table:table-cell>
          <table:table-cell office:value-type="float" office:value="45015088" calcext:value-type="float">
            <text:p>45015088</text:p>
          </table:table-cell>
          <table:table-cell office:value-type="float" office:value="42251520" calcext:value-type="float">
            <text:p>42251520</text:p>
          </table:table-cell>
          <table:table-cell office:value-type="float" office:value="42242240" calcext:value-type="float">
            <text:p>42242240</text:p>
          </table:table-cell>
          <table:table-cell table:number-columns-repeated="6"/>
        </table:table-row>
        <table:table-row table:style-name="ro1">
          <table:table-cell office:value-type="float" office:value="10853240" calcext:value-type="float">
            <text:p>10853240</text:p>
          </table:table-cell>
          <table:table-cell office:value-type="float" office:value="86147944" calcext:value-type="float">
            <text:p>86147944</text:p>
          </table:table-cell>
          <table:table-cell office:value-type="float" office:value="32642200" calcext:value-type="float">
            <text:p>32642200</text:p>
          </table:table-cell>
          <table:table-cell office:value-type="float" office:value="30401904" calcext:value-type="float">
            <text:p>30401904</text:p>
          </table:table-cell>
          <table:table-cell office:value-type="float" office:value="30433456" calcext:value-type="float">
            <text:p>30433456</text:p>
          </table:table-cell>
          <table:table-cell office:value-type="float" office:value="18058384" calcext:value-type="float">
            <text:p>18058384</text:p>
          </table:table-cell>
          <table:table-cell office:value-type="float" office:value="124728296" calcext:value-type="float">
            <text:p>124728296</text:p>
          </table:table-cell>
          <table:table-cell office:value-type="float" office:value="45046888" calcext:value-type="float">
            <text:p>45046888</text:p>
          </table:table-cell>
          <table:table-cell office:value-type="float" office:value="42343424" calcext:value-type="float">
            <text:p>42343424</text:p>
          </table:table-cell>
          <table:table-cell office:value-type="float" office:value="42302704" calcext:value-type="float">
            <text:p>42302704</text:p>
          </table:table-cell>
          <table:table-cell table:number-columns-repeated="6"/>
        </table:table-row>
        <table:table-row table:style-name="ro1">
          <table:table-cell office:value-type="float" office:value="10853816" calcext:value-type="float">
            <text:p>10853816</text:p>
          </table:table-cell>
          <table:table-cell office:value-type="float" office:value="86148176" calcext:value-type="float">
            <text:p>86148176</text:p>
          </table:table-cell>
          <table:table-cell office:value-type="float" office:value="32645408" calcext:value-type="float">
            <text:p>32645408</text:p>
          </table:table-cell>
          <table:table-cell office:value-type="float" office:value="30402328" calcext:value-type="float">
            <text:p>30402328</text:p>
          </table:table-cell>
          <table:table-cell office:value-type="float" office:value="30433640" calcext:value-type="float">
            <text:p>30433640</text:p>
          </table:table-cell>
          <table:table-cell office:value-type="float" office:value="18073392" calcext:value-type="float">
            <text:p>18073392</text:p>
          </table:table-cell>
          <table:table-cell office:value-type="float" office:value="125423088" calcext:value-type="float">
            <text:p>125423088</text:p>
          </table:table-cell>
          <table:table-cell office:value-type="float" office:value="45065752" calcext:value-type="float">
            <text:p>45065752</text:p>
          </table:table-cell>
          <table:table-cell office:value-type="float" office:value="42466040" calcext:value-type="float">
            <text:p>42466040</text:p>
          </table:table-cell>
          <table:table-cell office:value-type="float" office:value="42335512" calcext:value-type="float">
            <text:p>42335512</text:p>
          </table:table-cell>
          <table:table-cell table:number-columns-repeated="6"/>
        </table:table-row>
        <table:table-row table:style-name="ro1">
          <table:table-cell office:value-type="float" office:value="10854224" calcext:value-type="float">
            <text:p>10854224</text:p>
          </table:table-cell>
          <table:table-cell office:value-type="float" office:value="86148304" calcext:value-type="float">
            <text:p>86148304</text:p>
          </table:table-cell>
          <table:table-cell office:value-type="float" office:value="32646104" calcext:value-type="float">
            <text:p>32646104</text:p>
          </table:table-cell>
          <table:table-cell office:value-type="float" office:value="30402376" calcext:value-type="float">
            <text:p>30402376</text:p>
          </table:table-cell>
          <table:table-cell office:value-type="float" office:value="30433704" calcext:value-type="float">
            <text:p>30433704</text:p>
          </table:table-cell>
          <table:table-cell office:value-type="float" office:value="18074656" calcext:value-type="float">
            <text:p>18074656</text:p>
          </table:table-cell>
          <table:table-cell office:value-type="float" office:value="125630496" calcext:value-type="float">
            <text:p>125630496</text:p>
          </table:table-cell>
          <table:table-cell office:value-type="float" office:value="45081008" calcext:value-type="float">
            <text:p>45081008</text:p>
          </table:table-cell>
          <table:table-cell office:value-type="float" office:value="42615840" calcext:value-type="float">
            <text:p>42615840</text:p>
          </table:table-cell>
          <table:table-cell office:value-type="float" office:value="42339400" calcext:value-type="float">
            <text:p>42339400</text:p>
          </table:table-cell>
          <table:table-cell table:number-columns-repeated="6"/>
        </table:table-row>
        <table:table-row table:style-name="ro1">
          <table:table-cell office:value-type="float" office:value="10854424" calcext:value-type="float">
            <text:p>10854424</text:p>
          </table:table-cell>
          <table:table-cell office:value-type="float" office:value="86149576" calcext:value-type="float">
            <text:p>86149576</text:p>
          </table:table-cell>
          <table:table-cell office:value-type="float" office:value="32648144" calcext:value-type="float">
            <text:p>32648144</text:p>
          </table:table-cell>
          <table:table-cell office:value-type="float" office:value="30402512" calcext:value-type="float">
            <text:p>30402512</text:p>
          </table:table-cell>
          <table:table-cell office:value-type="float" office:value="30433912" calcext:value-type="float">
            <text:p>30433912</text:p>
          </table:table-cell>
          <table:table-cell office:value-type="float" office:value="18074704" calcext:value-type="float">
            <text:p>18074704</text:p>
          </table:table-cell>
          <table:table-cell office:value-type="float" office:value="125685224" calcext:value-type="float">
            <text:p>125685224</text:p>
          </table:table-cell>
          <table:table-cell office:value-type="float" office:value="45136968" calcext:value-type="float">
            <text:p>45136968</text:p>
          </table:table-cell>
          <table:table-cell office:value-type="float" office:value="42693928" calcext:value-type="float">
            <text:p>42693928</text:p>
          </table:table-cell>
          <table:table-cell office:value-type="float" office:value="42353896" calcext:value-type="float">
            <text:p>42353896</text:p>
          </table:table-cell>
          <table:table-cell table:number-columns-repeated="6"/>
        </table:table-row>
        <table:table-row table:style-name="ro1">
          <table:table-cell office:value-type="float" office:value="10855128" calcext:value-type="float">
            <text:p>10855128</text:p>
          </table:table-cell>
          <table:table-cell office:value-type="float" office:value="86149584" calcext:value-type="float">
            <text:p>86149584</text:p>
          </table:table-cell>
          <table:table-cell office:value-type="float" office:value="32650320" calcext:value-type="float">
            <text:p>32650320</text:p>
          </table:table-cell>
          <table:table-cell office:value-type="float" office:value="30402536" calcext:value-type="float">
            <text:p>30402536</text:p>
          </table:table-cell>
          <table:table-cell office:value-type="float" office:value="30434432" calcext:value-type="float">
            <text:p>30434432</text:p>
          </table:table-cell>
          <table:table-cell office:value-type="float" office:value="18077688" calcext:value-type="float">
            <text:p>18077688</text:p>
          </table:table-cell>
          <table:table-cell office:value-type="float" office:value="128785488" calcext:value-type="float">
            <text:p>128785488</text:p>
          </table:table-cell>
          <table:table-cell office:value-type="float" office:value="45153432" calcext:value-type="float">
            <text:p>45153432</text:p>
          </table:table-cell>
          <table:table-cell office:value-type="float" office:value="42719768" calcext:value-type="float">
            <text:p>42719768</text:p>
          </table:table-cell>
          <table:table-cell office:value-type="float" office:value="42359576" calcext:value-type="float">
            <text:p>42359576</text:p>
          </table:table-cell>
          <table:table-cell table:number-columns-repeated="6"/>
        </table:table-row>
        <table:table-row table:style-name="ro1">
          <table:table-cell office:value-type="float" office:value="10856032" calcext:value-type="float">
            <text:p>10856032</text:p>
          </table:table-cell>
          <table:table-cell office:value-type="float" office:value="86149760" calcext:value-type="float">
            <text:p>86149760</text:p>
          </table:table-cell>
          <table:table-cell office:value-type="float" office:value="32652768" calcext:value-type="float">
            <text:p>32652768</text:p>
          </table:table-cell>
          <table:table-cell office:value-type="float" office:value="30402576" calcext:value-type="float">
            <text:p>30402576</text:p>
          </table:table-cell>
          <table:table-cell office:value-type="float" office:value="30434520" calcext:value-type="float">
            <text:p>30434520</text:p>
          </table:table-cell>
          <table:table-cell office:value-type="float" office:value="18090848" calcext:value-type="float">
            <text:p>18090848</text:p>
          </table:table-cell>
          <table:table-cell office:value-type="float" office:value="129708144" calcext:value-type="float">
            <text:p>129708144</text:p>
          </table:table-cell>
          <table:table-cell office:value-type="float" office:value="45181736" calcext:value-type="float">
            <text:p>45181736</text:p>
          </table:table-cell>
          <table:table-cell office:value-type="float" office:value="42762432" calcext:value-type="float">
            <text:p>42762432</text:p>
          </table:table-cell>
          <table:table-cell office:value-type="float" office:value="42384256" calcext:value-type="float">
            <text:p>42384256</text:p>
          </table:table-cell>
          <table:table-cell table:number-columns-repeated="6"/>
        </table:table-row>
        <table:table-row table:style-name="ro1">
          <table:table-cell office:value-type="float" office:value="10857496" calcext:value-type="float">
            <text:p>10857496</text:p>
          </table:table-cell>
          <table:table-cell office:value-type="float" office:value="86150552" calcext:value-type="float">
            <text:p>86150552</text:p>
          </table:table-cell>
          <table:table-cell office:value-type="float" office:value="32653592" calcext:value-type="float">
            <text:p>32653592</text:p>
          </table:table-cell>
          <table:table-cell office:value-type="float" office:value="30402728" calcext:value-type="float">
            <text:p>30402728</text:p>
          </table:table-cell>
          <table:table-cell office:value-type="float" office:value="30434584" calcext:value-type="float">
            <text:p>30434584</text:p>
          </table:table-cell>
          <table:table-cell office:value-type="float" office:value="18093392" calcext:value-type="float">
            <text:p>18093392</text:p>
          </table:table-cell>
          <table:table-cell office:value-type="float" office:value="129923576" calcext:value-type="float">
            <text:p>129923576</text:p>
          </table:table-cell>
          <table:table-cell office:value-type="float" office:value="45201760" calcext:value-type="float">
            <text:p>45201760</text:p>
          </table:table-cell>
          <table:table-cell office:value-type="float" office:value="42807128" calcext:value-type="float">
            <text:p>42807128</text:p>
          </table:table-cell>
          <table:table-cell office:value-type="float" office:value="42430080" calcext:value-type="float">
            <text:p>42430080</text:p>
          </table:table-cell>
          <table:table-cell table:number-columns-repeated="6"/>
        </table:table-row>
        <table:table-row table:style-name="ro1">
          <table:table-cell office:value-type="float" office:value="10857552" calcext:value-type="float">
            <text:p>10857552</text:p>
          </table:table-cell>
          <table:table-cell office:value-type="float" office:value="86150624" calcext:value-type="float">
            <text:p>86150624</text:p>
          </table:table-cell>
          <table:table-cell office:value-type="float" office:value="32653696" calcext:value-type="float">
            <text:p>32653696</text:p>
          </table:table-cell>
          <table:table-cell office:value-type="float" office:value="30402984" calcext:value-type="float">
            <text:p>30402984</text:p>
          </table:table-cell>
          <table:table-cell office:value-type="float" office:value="30434936" calcext:value-type="float">
            <text:p>30434936</text:p>
          </table:table-cell>
          <table:table-cell office:value-type="float" office:value="18096752" calcext:value-type="float">
            <text:p>18096752</text:p>
          </table:table-cell>
          <table:table-cell office:value-type="float" office:value="130290360" calcext:value-type="float">
            <text:p>130290360</text:p>
          </table:table-cell>
          <table:table-cell office:value-type="float" office:value="45204536" calcext:value-type="float">
            <text:p>45204536</text:p>
          </table:table-cell>
          <table:table-cell office:value-type="float" office:value="42841328" calcext:value-type="float">
            <text:p>42841328</text:p>
          </table:table-cell>
          <table:table-cell office:value-type="float" office:value="42605704" calcext:value-type="float">
            <text:p>42605704</text:p>
          </table:table-cell>
          <table:table-cell table:number-columns-repeated="6"/>
        </table:table-row>
        <table:table-row table:style-name="ro1">
          <table:table-cell office:value-type="float" office:value="10857688" calcext:value-type="float">
            <text:p>10857688</text:p>
          </table:table-cell>
          <table:table-cell office:value-type="float" office:value="86150752" calcext:value-type="float">
            <text:p>86150752</text:p>
          </table:table-cell>
          <table:table-cell office:value-type="float" office:value="32653808" calcext:value-type="float">
            <text:p>32653808</text:p>
          </table:table-cell>
          <table:table-cell office:value-type="float" office:value="30402992" calcext:value-type="float">
            <text:p>30402992</text:p>
          </table:table-cell>
          <table:table-cell office:value-type="float" office:value="30434968" calcext:value-type="float">
            <text:p>30434968</text:p>
          </table:table-cell>
          <table:table-cell office:value-type="float" office:value="18096936" calcext:value-type="float">
            <text:p>18096936</text:p>
          </table:table-cell>
          <table:table-cell office:value-type="float" office:value="130728608" calcext:value-type="float">
            <text:p>130728608</text:p>
          </table:table-cell>
          <table:table-cell office:value-type="float" office:value="45227376" calcext:value-type="float">
            <text:p>45227376</text:p>
          </table:table-cell>
          <table:table-cell office:value-type="float" office:value="42868536" calcext:value-type="float">
            <text:p>42868536</text:p>
          </table:table-cell>
          <table:table-cell office:value-type="float" office:value="42633264" calcext:value-type="float">
            <text:p>42633264</text:p>
          </table:table-cell>
          <table:table-cell table:number-columns-repeated="6"/>
        </table:table-row>
        <table:table-row table:style-name="ro1">
          <table:table-cell office:value-type="float" office:value="10858064" calcext:value-type="float">
            <text:p>10858064</text:p>
          </table:table-cell>
          <table:table-cell office:value-type="float" office:value="86151080" calcext:value-type="float">
            <text:p>86151080</text:p>
          </table:table-cell>
          <table:table-cell office:value-type="float" office:value="32654976" calcext:value-type="float">
            <text:p>32654976</text:p>
          </table:table-cell>
          <table:table-cell office:value-type="float" office:value="30403000" calcext:value-type="float">
            <text:p>30403000</text:p>
          </table:table-cell>
          <table:table-cell office:value-type="float" office:value="30435256" calcext:value-type="float">
            <text:p>30435256</text:p>
          </table:table-cell>
          <table:table-cell office:value-type="float" office:value="18106608" calcext:value-type="float">
            <text:p>18106608</text:p>
          </table:table-cell>
          <table:table-cell office:value-type="float" office:value="131054080" calcext:value-type="float">
            <text:p>131054080</text:p>
          </table:table-cell>
          <table:table-cell office:value-type="float" office:value="45242896" calcext:value-type="float">
            <text:p>45242896</text:p>
          </table:table-cell>
          <table:table-cell office:value-type="float" office:value="42876352" calcext:value-type="float">
            <text:p>42876352</text:p>
          </table:table-cell>
          <table:table-cell office:value-type="float" office:value="42648968" calcext:value-type="float">
            <text:p>42648968</text:p>
          </table:table-cell>
          <table:table-cell table:number-columns-repeated="6"/>
        </table:table-row>
        <table:table-row table:style-name="ro1">
          <table:table-cell office:value-type="float" office:value="10858200" calcext:value-type="float">
            <text:p>10858200</text:p>
          </table:table-cell>
          <table:table-cell office:value-type="float" office:value="86153080" calcext:value-type="float">
            <text:p>86153080</text:p>
          </table:table-cell>
          <table:table-cell office:value-type="float" office:value="32655792" calcext:value-type="float">
            <text:p>32655792</text:p>
          </table:table-cell>
          <table:table-cell office:value-type="float" office:value="30403192" calcext:value-type="float">
            <text:p>30403192</text:p>
          </table:table-cell>
          <table:table-cell office:value-type="float" office:value="30435416" calcext:value-type="float">
            <text:p>30435416</text:p>
          </table:table-cell>
          <table:table-cell office:value-type="float" office:value="18110928" calcext:value-type="float">
            <text:p>18110928</text:p>
          </table:table-cell>
          <table:table-cell office:value-type="float" office:value="131390928" calcext:value-type="float">
            <text:p>131390928</text:p>
          </table:table-cell>
          <table:table-cell office:value-type="float" office:value="45253656" calcext:value-type="float">
            <text:p>45253656</text:p>
          </table:table-cell>
          <table:table-cell office:value-type="float" office:value="42926408" calcext:value-type="float">
            <text:p>42926408</text:p>
          </table:table-cell>
          <table:table-cell office:value-type="float" office:value="42740984" calcext:value-type="float">
            <text:p>42740984</text:p>
          </table:table-cell>
          <table:table-cell table:number-columns-repeated="6"/>
        </table:table-row>
        <table:table-row table:style-name="ro1">
          <table:table-cell office:value-type="float" office:value="10859088" calcext:value-type="float">
            <text:p>10859088</text:p>
          </table:table-cell>
          <table:table-cell office:value-type="float" office:value="86153488" calcext:value-type="float">
            <text:p>86153488</text:p>
          </table:table-cell>
          <table:table-cell office:value-type="float" office:value="32659240" calcext:value-type="float">
            <text:p>32659240</text:p>
          </table:table-cell>
          <table:table-cell office:value-type="float" office:value="30403296" calcext:value-type="float">
            <text:p>30403296</text:p>
          </table:table-cell>
          <table:table-cell office:value-type="float" office:value="30435472" calcext:value-type="float">
            <text:p>30435472</text:p>
          </table:table-cell>
          <table:table-cell office:value-type="float" office:value="18112840" calcext:value-type="float">
            <text:p>18112840</text:p>
          </table:table-cell>
          <table:table-cell office:value-type="float" office:value="131776952" calcext:value-type="float">
            <text:p>131776952</text:p>
          </table:table-cell>
          <table:table-cell office:value-type="float" office:value="45261712" calcext:value-type="float">
            <text:p>45261712</text:p>
          </table:table-cell>
          <table:table-cell office:value-type="float" office:value="42965352" calcext:value-type="float">
            <text:p>42965352</text:p>
          </table:table-cell>
          <table:table-cell office:value-type="float" office:value="42783472" calcext:value-type="float">
            <text:p>42783472</text:p>
          </table:table-cell>
          <table:table-cell table:number-columns-repeated="6"/>
        </table:table-row>
        <table:table-row table:style-name="ro1">
          <table:table-cell office:value-type="float" office:value="10859400" calcext:value-type="float">
            <text:p>10859400</text:p>
          </table:table-cell>
          <table:table-cell office:value-type="float" office:value="86153696" calcext:value-type="float">
            <text:p>86153696</text:p>
          </table:table-cell>
          <table:table-cell office:value-type="float" office:value="32659776" calcext:value-type="float">
            <text:p>32659776</text:p>
          </table:table-cell>
          <table:table-cell office:value-type="float" office:value="30403424" calcext:value-type="float">
            <text:p>30403424</text:p>
          </table:table-cell>
          <table:table-cell office:value-type="float" office:value="30435480" calcext:value-type="float">
            <text:p>30435480</text:p>
          </table:table-cell>
          <table:table-cell office:value-type="float" office:value="18115008" calcext:value-type="float">
            <text:p>18115008</text:p>
          </table:table-cell>
          <table:table-cell office:value-type="float" office:value="132306480" calcext:value-type="float">
            <text:p>132306480</text:p>
          </table:table-cell>
          <table:table-cell office:value-type="float" office:value="45287824" calcext:value-type="float">
            <text:p>45287824</text:p>
          </table:table-cell>
          <table:table-cell office:value-type="float" office:value="42967560" calcext:value-type="float">
            <text:p>42967560</text:p>
          </table:table-cell>
          <table:table-cell office:value-type="float" office:value="42820696" calcext:value-type="float">
            <text:p>42820696</text:p>
          </table:table-cell>
          <table:table-cell table:number-columns-repeated="6"/>
        </table:table-row>
        <table:table-row table:style-name="ro1">
          <table:table-cell office:value-type="float" office:value="10860256" calcext:value-type="float">
            <text:p>10860256</text:p>
          </table:table-cell>
          <table:table-cell office:value-type="float" office:value="86153696" calcext:value-type="float">
            <text:p>86153696</text:p>
          </table:table-cell>
          <table:table-cell office:value-type="float" office:value="32661016" calcext:value-type="float">
            <text:p>32661016</text:p>
          </table:table-cell>
          <table:table-cell office:value-type="float" office:value="30404304" calcext:value-type="float">
            <text:p>30404304</text:p>
          </table:table-cell>
          <table:table-cell office:value-type="float" office:value="30435656" calcext:value-type="float">
            <text:p>30435656</text:p>
          </table:table-cell>
          <table:table-cell office:value-type="float" office:value="18116688" calcext:value-type="float">
            <text:p>18116688</text:p>
          </table:table-cell>
          <table:table-cell office:value-type="float" office:value="132458584" calcext:value-type="float">
            <text:p>132458584</text:p>
          </table:table-cell>
          <table:table-cell office:value-type="float" office:value="45299240" calcext:value-type="float">
            <text:p>45299240</text:p>
          </table:table-cell>
          <table:table-cell office:value-type="float" office:value="43043024" calcext:value-type="float">
            <text:p>43043024</text:p>
          </table:table-cell>
          <table:table-cell office:value-type="float" office:value="42823464" calcext:value-type="float">
            <text:p>42823464</text:p>
          </table:table-cell>
          <table:table-cell table:number-columns-repeated="6"/>
        </table:table-row>
        <table:table-row table:style-name="ro1">
          <table:table-cell office:value-type="float" office:value="10860648" calcext:value-type="float">
            <text:p>10860648</text:p>
          </table:table-cell>
          <table:table-cell office:value-type="float" office:value="86154240" calcext:value-type="float">
            <text:p>86154240</text:p>
          </table:table-cell>
          <table:table-cell office:value-type="float" office:value="32662528" calcext:value-type="float">
            <text:p>32662528</text:p>
          </table:table-cell>
          <table:table-cell office:value-type="float" office:value="30404352" calcext:value-type="float">
            <text:p>30404352</text:p>
          </table:table-cell>
          <table:table-cell office:value-type="float" office:value="30435848" calcext:value-type="float">
            <text:p>30435848</text:p>
          </table:table-cell>
          <table:table-cell office:value-type="float" office:value="18119784" calcext:value-type="float">
            <text:p>18119784</text:p>
          </table:table-cell>
          <table:table-cell office:value-type="float" office:value="132911824" calcext:value-type="float">
            <text:p>132911824</text:p>
          </table:table-cell>
          <table:table-cell office:value-type="float" office:value="45390504" calcext:value-type="float">
            <text:p>45390504</text:p>
          </table:table-cell>
          <table:table-cell office:value-type="float" office:value="43057296" calcext:value-type="float">
            <text:p>43057296</text:p>
          </table:table-cell>
          <table:table-cell office:value-type="float" office:value="42854920" calcext:value-type="float">
            <text:p>42854920</text:p>
          </table:table-cell>
          <table:table-cell table:number-columns-repeated="6"/>
        </table:table-row>
        <table:table-row table:style-name="ro1">
          <table:table-cell office:value-type="float" office:value="10861776" calcext:value-type="float">
            <text:p>10861776</text:p>
          </table:table-cell>
          <table:table-cell office:value-type="float" office:value="86154384" calcext:value-type="float">
            <text:p>86154384</text:p>
          </table:table-cell>
          <table:table-cell office:value-type="float" office:value="32665808" calcext:value-type="float">
            <text:p>32665808</text:p>
          </table:table-cell>
          <table:table-cell office:value-type="float" office:value="30404792" calcext:value-type="float">
            <text:p>30404792</text:p>
          </table:table-cell>
          <table:table-cell office:value-type="float" office:value="30435936" calcext:value-type="float">
            <text:p>30435936</text:p>
          </table:table-cell>
          <table:table-cell office:value-type="float" office:value="18123512" calcext:value-type="float">
            <text:p>18123512</text:p>
          </table:table-cell>
          <table:table-cell office:value-type="float" office:value="135416440" calcext:value-type="float">
            <text:p>135416440</text:p>
          </table:table-cell>
          <table:table-cell office:value-type="float" office:value="45433968" calcext:value-type="float">
            <text:p>45433968</text:p>
          </table:table-cell>
          <table:table-cell office:value-type="float" office:value="43063480" calcext:value-type="float">
            <text:p>43063480</text:p>
          </table:table-cell>
          <table:table-cell office:value-type="float" office:value="42858000" calcext:value-type="float">
            <text:p>42858000</text:p>
          </table:table-cell>
          <table:table-cell table:number-columns-repeated="6"/>
        </table:table-row>
        <table:table-row table:style-name="ro1">
          <table:table-cell office:value-type="float" office:value="10862144" calcext:value-type="float">
            <text:p>10862144</text:p>
          </table:table-cell>
          <table:table-cell office:value-type="float" office:value="86154936" calcext:value-type="float">
            <text:p>86154936</text:p>
          </table:table-cell>
          <table:table-cell office:value-type="float" office:value="32668144" calcext:value-type="float">
            <text:p>32668144</text:p>
          </table:table-cell>
          <table:table-cell office:value-type="float" office:value="30404936" calcext:value-type="float">
            <text:p>30404936</text:p>
          </table:table-cell>
          <table:table-cell office:value-type="float" office:value="30435944" calcext:value-type="float">
            <text:p>30435944</text:p>
          </table:table-cell>
          <table:table-cell office:value-type="float" office:value="18128872" calcext:value-type="float">
            <text:p>18128872</text:p>
          </table:table-cell>
          <table:table-cell office:value-type="float" office:value="136380936" calcext:value-type="float">
            <text:p>136380936</text:p>
          </table:table-cell>
          <table:table-cell office:value-type="float" office:value="45563880" calcext:value-type="float">
            <text:p>45563880</text:p>
          </table:table-cell>
          <table:table-cell office:value-type="float" office:value="43073760" calcext:value-type="float">
            <text:p>43073760</text:p>
          </table:table-cell>
          <table:table-cell office:value-type="float" office:value="42877568" calcext:value-type="float">
            <text:p>42877568</text:p>
          </table:table-cell>
          <table:table-cell table:number-columns-repeated="6"/>
        </table:table-row>
        <table:table-row table:style-name="ro1">
          <table:table-cell office:value-type="float" office:value="10862296" calcext:value-type="float">
            <text:p>10862296</text:p>
          </table:table-cell>
          <table:table-cell office:value-type="float" office:value="86155328" calcext:value-type="float">
            <text:p>86155328</text:p>
          </table:table-cell>
          <table:table-cell office:value-type="float" office:value="32669592" calcext:value-type="float">
            <text:p>32669592</text:p>
          </table:table-cell>
          <table:table-cell office:value-type="float" office:value="30405104" calcext:value-type="float">
            <text:p>30405104</text:p>
          </table:table-cell>
          <table:table-cell office:value-type="float" office:value="30436536" calcext:value-type="float">
            <text:p>30436536</text:p>
          </table:table-cell>
          <table:table-cell office:value-type="float" office:value="18129688" calcext:value-type="float">
            <text:p>18129688</text:p>
          </table:table-cell>
          <table:table-cell office:value-type="float" office:value="136444768" calcext:value-type="float">
            <text:p>136444768</text:p>
          </table:table-cell>
          <table:table-cell office:value-type="float" office:value="45713776" calcext:value-type="float">
            <text:p>45713776</text:p>
          </table:table-cell>
          <table:table-cell office:value-type="float" office:value="43093416" calcext:value-type="float">
            <text:p>43093416</text:p>
          </table:table-cell>
          <table:table-cell office:value-type="float" office:value="42899968" calcext:value-type="float">
            <text:p>42899968</text:p>
          </table:table-cell>
          <table:table-cell table:number-columns-repeated="6"/>
        </table:table-row>
        <table:table-row table:style-name="ro1">
          <table:table-cell office:value-type="float" office:value="10862312" calcext:value-type="float">
            <text:p>10862312</text:p>
          </table:table-cell>
          <table:table-cell office:value-type="float" office:value="86157440" calcext:value-type="float">
            <text:p>86157440</text:p>
          </table:table-cell>
          <table:table-cell office:value-type="float" office:value="32670872" calcext:value-type="float">
            <text:p>32670872</text:p>
          </table:table-cell>
          <table:table-cell office:value-type="float" office:value="30405440" calcext:value-type="float">
            <text:p>30405440</text:p>
          </table:table-cell>
          <table:table-cell office:value-type="float" office:value="30436696" calcext:value-type="float">
            <text:p>30436696</text:p>
          </table:table-cell>
          <table:table-cell office:value-type="float" office:value="18131080" calcext:value-type="float">
            <text:p>18131080</text:p>
          </table:table-cell>
          <table:table-cell office:value-type="float" office:value="137714440" calcext:value-type="float">
            <text:p>137714440</text:p>
          </table:table-cell>
          <table:table-cell office:value-type="float" office:value="45814288" calcext:value-type="float">
            <text:p>45814288</text:p>
          </table:table-cell>
          <table:table-cell office:value-type="float" office:value="43199760" calcext:value-type="float">
            <text:p>43199760</text:p>
          </table:table-cell>
          <table:table-cell office:value-type="float" office:value="42909616" calcext:value-type="float">
            <text:p>42909616</text:p>
          </table:table-cell>
          <table:table-cell table:number-columns-repeated="6"/>
        </table:table-row>
        <table:table-row table:style-name="ro1">
          <table:table-cell office:value-type="float" office:value="10863352" calcext:value-type="float">
            <text:p>10863352</text:p>
          </table:table-cell>
          <table:table-cell office:value-type="float" office:value="86157624" calcext:value-type="float">
            <text:p>86157624</text:p>
          </table:table-cell>
          <table:table-cell office:value-type="float" office:value="32671648" calcext:value-type="float">
            <text:p>32671648</text:p>
          </table:table-cell>
          <table:table-cell office:value-type="float" office:value="30405496" calcext:value-type="float">
            <text:p>30405496</text:p>
          </table:table-cell>
          <table:table-cell office:value-type="float" office:value="30437008" calcext:value-type="float">
            <text:p>30437008</text:p>
          </table:table-cell>
          <table:table-cell office:value-type="float" office:value="18131184" calcext:value-type="float">
            <text:p>18131184</text:p>
          </table:table-cell>
          <table:table-cell office:value-type="float" office:value="138158872" calcext:value-type="float">
            <text:p>138158872</text:p>
          </table:table-cell>
          <table:table-cell office:value-type="float" office:value="45878424" calcext:value-type="float">
            <text:p>45878424</text:p>
          </table:table-cell>
          <table:table-cell office:value-type="float" office:value="43364736" calcext:value-type="float">
            <text:p>43364736</text:p>
          </table:table-cell>
          <table:table-cell office:value-type="float" office:value="42951024" calcext:value-type="float">
            <text:p>42951024</text:p>
          </table:table-cell>
          <table:table-cell table:number-columns-repeated="6"/>
        </table:table-row>
        <table:table-row table:style-name="ro1">
          <table:table-cell office:value-type="float" office:value="10863528" calcext:value-type="float">
            <text:p>10863528</text:p>
          </table:table-cell>
          <table:table-cell office:value-type="float" office:value="86157960" calcext:value-type="float">
            <text:p>86157960</text:p>
          </table:table-cell>
          <table:table-cell office:value-type="float" office:value="32672376" calcext:value-type="float">
            <text:p>32672376</text:p>
          </table:table-cell>
          <table:table-cell office:value-type="float" office:value="30405816" calcext:value-type="float">
            <text:p>30405816</text:p>
          </table:table-cell>
          <table:table-cell office:value-type="float" office:value="30437104" calcext:value-type="float">
            <text:p>30437104</text:p>
          </table:table-cell>
          <table:table-cell office:value-type="float" office:value="18136992" calcext:value-type="float">
            <text:p>18136992</text:p>
          </table:table-cell>
          <table:table-cell office:value-type="float" office:value="139903536" calcext:value-type="float">
            <text:p>139903536</text:p>
          </table:table-cell>
          <table:table-cell office:value-type="float" office:value="45895752" calcext:value-type="float">
            <text:p>45895752</text:p>
          </table:table-cell>
          <table:table-cell office:value-type="float" office:value="43465496" calcext:value-type="float">
            <text:p>43465496</text:p>
          </table:table-cell>
          <table:table-cell office:value-type="float" office:value="42952712" calcext:value-type="float">
            <text:p>42952712</text:p>
          </table:table-cell>
          <table:table-cell table:number-columns-repeated="6"/>
        </table:table-row>
        <table:table-row table:style-name="ro1">
          <table:table-cell office:value-type="float" office:value="10865152" calcext:value-type="float">
            <text:p>10865152</text:p>
          </table:table-cell>
          <table:table-cell office:value-type="float" office:value="86158312" calcext:value-type="float">
            <text:p>86158312</text:p>
          </table:table-cell>
          <table:table-cell office:value-type="float" office:value="32672512" calcext:value-type="float">
            <text:p>32672512</text:p>
          </table:table-cell>
          <table:table-cell office:value-type="float" office:value="30406704" calcext:value-type="float">
            <text:p>30406704</text:p>
          </table:table-cell>
          <table:table-cell office:value-type="float" office:value="30437248" calcext:value-type="float">
            <text:p>30437248</text:p>
          </table:table-cell>
          <table:table-cell office:value-type="float" office:value="18138200" calcext:value-type="float">
            <text:p>18138200</text:p>
          </table:table-cell>
          <table:table-cell office:value-type="float" office:value="142670496" calcext:value-type="float">
            <text:p>142670496</text:p>
          </table:table-cell>
          <table:table-cell office:value-type="float" office:value="46280960" calcext:value-type="float">
            <text:p>46280960</text:p>
          </table:table-cell>
          <table:table-cell office:value-type="float" office:value="43679616" calcext:value-type="float">
            <text:p>43679616</text:p>
          </table:table-cell>
          <table:table-cell office:value-type="float" office:value="42959712" calcext:value-type="float">
            <text:p>42959712</text:p>
          </table:table-cell>
          <table:table-cell table:number-columns-repeated="6"/>
        </table:table-row>
        <table:table-row table:style-name="ro1">
          <table:table-cell office:value-type="float" office:value="10865208" calcext:value-type="float">
            <text:p>10865208</text:p>
          </table:table-cell>
          <table:table-cell office:value-type="float" office:value="86158496" calcext:value-type="float">
            <text:p>86158496</text:p>
          </table:table-cell>
          <table:table-cell office:value-type="float" office:value="32673520" calcext:value-type="float">
            <text:p>32673520</text:p>
          </table:table-cell>
          <table:table-cell office:value-type="float" office:value="30406896" calcext:value-type="float">
            <text:p>30406896</text:p>
          </table:table-cell>
          <table:table-cell office:value-type="float" office:value="30437696" calcext:value-type="float">
            <text:p>30437696</text:p>
          </table:table-cell>
          <table:table-cell office:value-type="float" office:value="18142200" calcext:value-type="float">
            <text:p>18142200</text:p>
          </table:table-cell>
          <table:table-cell office:value-type="float" office:value="142674680" calcext:value-type="float">
            <text:p>142674680</text:p>
          </table:table-cell>
          <table:table-cell office:value-type="float" office:value="46380192" calcext:value-type="float">
            <text:p>46380192</text:p>
          </table:table-cell>
          <table:table-cell office:value-type="float" office:value="43774064" calcext:value-type="float">
            <text:p>43774064</text:p>
          </table:table-cell>
          <table:table-cell office:value-type="float" office:value="42965328" calcext:value-type="float">
            <text:p>42965328</text:p>
          </table:table-cell>
          <table:table-cell table:number-columns-repeated="6"/>
        </table:table-row>
        <table:table-row table:style-name="ro1">
          <table:table-cell office:value-type="float" office:value="10865376" calcext:value-type="float">
            <text:p>10865376</text:p>
          </table:table-cell>
          <table:table-cell office:value-type="float" office:value="86158520" calcext:value-type="float">
            <text:p>86158520</text:p>
          </table:table-cell>
          <table:table-cell office:value-type="float" office:value="32676400" calcext:value-type="float">
            <text:p>32676400</text:p>
          </table:table-cell>
          <table:table-cell office:value-type="float" office:value="30407168" calcext:value-type="float">
            <text:p>30407168</text:p>
          </table:table-cell>
          <table:table-cell office:value-type="float" office:value="30437752" calcext:value-type="float">
            <text:p>30437752</text:p>
          </table:table-cell>
          <table:table-cell office:value-type="float" office:value="18148368" calcext:value-type="float">
            <text:p>18148368</text:p>
          </table:table-cell>
          <table:table-cell office:value-type="float" office:value="142724408" calcext:value-type="float">
            <text:p>142724408</text:p>
          </table:table-cell>
          <table:table-cell office:value-type="float" office:value="46397248" calcext:value-type="float">
            <text:p>46397248</text:p>
          </table:table-cell>
          <table:table-cell office:value-type="float" office:value="44063872" calcext:value-type="float">
            <text:p>44063872</text:p>
          </table:table-cell>
          <table:table-cell office:value-type="float" office:value="42967792" calcext:value-type="float">
            <text:p>42967792</text:p>
          </table:table-cell>
          <table:table-cell table:number-columns-repeated="6"/>
        </table:table-row>
        <table:table-row table:style-name="ro1">
          <table:table-cell office:value-type="float" office:value="10865384" calcext:value-type="float">
            <text:p>10865384</text:p>
          </table:table-cell>
          <table:table-cell office:value-type="float" office:value="86158616" calcext:value-type="float">
            <text:p>86158616</text:p>
          </table:table-cell>
          <table:table-cell office:value-type="float" office:value="32677624" calcext:value-type="float">
            <text:p>32677624</text:p>
          </table:table-cell>
          <table:table-cell office:value-type="float" office:value="30407256" calcext:value-type="float">
            <text:p>30407256</text:p>
          </table:table-cell>
          <table:table-cell office:value-type="float" office:value="30437880" calcext:value-type="float">
            <text:p>30437880</text:p>
          </table:table-cell>
          <table:table-cell office:value-type="float" office:value="18148392" calcext:value-type="float">
            <text:p>18148392</text:p>
          </table:table-cell>
          <table:table-cell office:value-type="float" office:value="143249792" calcext:value-type="float">
            <text:p>143249792</text:p>
          </table:table-cell>
          <table:table-cell office:value-type="float" office:value="46427624" calcext:value-type="float">
            <text:p>46427624</text:p>
          </table:table-cell>
          <table:table-cell office:value-type="float" office:value="44098992" calcext:value-type="float">
            <text:p>44098992</text:p>
          </table:table-cell>
          <table:table-cell office:value-type="float" office:value="43003272" calcext:value-type="float">
            <text:p>43003272</text:p>
          </table:table-cell>
          <table:table-cell table:number-columns-repeated="6"/>
        </table:table-row>
        <table:table-row table:style-name="ro1">
          <table:table-cell office:value-type="float" office:value="10865744" calcext:value-type="float">
            <text:p>10865744</text:p>
          </table:table-cell>
          <table:table-cell office:value-type="float" office:value="86160216" calcext:value-type="float">
            <text:p>86160216</text:p>
          </table:table-cell>
          <table:table-cell office:value-type="float" office:value="32678048" calcext:value-type="float">
            <text:p>32678048</text:p>
          </table:table-cell>
          <table:table-cell office:value-type="float" office:value="30407296" calcext:value-type="float">
            <text:p>30407296</text:p>
          </table:table-cell>
          <table:table-cell office:value-type="float" office:value="30438064" calcext:value-type="float">
            <text:p>30438064</text:p>
          </table:table-cell>
          <table:table-cell office:value-type="float" office:value="18149696" calcext:value-type="float">
            <text:p>18149696</text:p>
          </table:table-cell>
          <table:table-cell office:value-type="float" office:value="143548776" calcext:value-type="float">
            <text:p>143548776</text:p>
          </table:table-cell>
          <table:table-cell office:value-type="float" office:value="46435240" calcext:value-type="float">
            <text:p>46435240</text:p>
          </table:table-cell>
          <table:table-cell office:value-type="float" office:value="44104168" calcext:value-type="float">
            <text:p>44104168</text:p>
          </table:table-cell>
          <table:table-cell office:value-type="float" office:value="43007112" calcext:value-type="float">
            <text:p>43007112</text:p>
          </table:table-cell>
          <table:table-cell table:number-columns-repeated="6"/>
        </table:table-row>
        <table:table-row table:style-name="ro1">
          <table:table-cell office:value-type="float" office:value="10866088" calcext:value-type="float">
            <text:p>10866088</text:p>
          </table:table-cell>
          <table:table-cell office:value-type="float" office:value="86160232" calcext:value-type="float">
            <text:p>86160232</text:p>
          </table:table-cell>
          <table:table-cell office:value-type="float" office:value="32679032" calcext:value-type="float">
            <text:p>32679032</text:p>
          </table:table-cell>
          <table:table-cell office:value-type="float" office:value="30407512" calcext:value-type="float">
            <text:p>30407512</text:p>
          </table:table-cell>
          <table:table-cell office:value-type="float" office:value="30438368" calcext:value-type="float">
            <text:p>30438368</text:p>
          </table:table-cell>
          <table:table-cell office:value-type="float" office:value="18166528" calcext:value-type="float">
            <text:p>18166528</text:p>
          </table:table-cell>
          <table:table-cell office:value-type="float" office:value="144108200" calcext:value-type="float">
            <text:p>144108200</text:p>
          </table:table-cell>
          <table:table-cell office:value-type="float" office:value="46458720" calcext:value-type="float">
            <text:p>46458720</text:p>
          </table:table-cell>
          <table:table-cell office:value-type="float" office:value="44126888" calcext:value-type="float">
            <text:p>44126888</text:p>
          </table:table-cell>
          <table:table-cell office:value-type="float" office:value="43064480" calcext:value-type="float">
            <text:p>43064480</text:p>
          </table:table-cell>
          <table:table-cell table:number-columns-repeated="6"/>
        </table:table-row>
        <table:table-row table:style-name="ro1">
          <table:table-cell office:value-type="float" office:value="10866512" calcext:value-type="float">
            <text:p>10866512</text:p>
          </table:table-cell>
          <table:table-cell office:value-type="float" office:value="86160560" calcext:value-type="float">
            <text:p>86160560</text:p>
          </table:table-cell>
          <table:table-cell office:value-type="float" office:value="32679056" calcext:value-type="float">
            <text:p>32679056</text:p>
          </table:table-cell>
          <table:table-cell office:value-type="float" office:value="30408376" calcext:value-type="float">
            <text:p>30408376</text:p>
          </table:table-cell>
          <table:table-cell office:value-type="float" office:value="30438528" calcext:value-type="float">
            <text:p>30438528</text:p>
          </table:table-cell>
          <table:table-cell office:value-type="float" office:value="18170248" calcext:value-type="float">
            <text:p>18170248</text:p>
          </table:table-cell>
          <table:table-cell office:value-type="float" office:value="144287208" calcext:value-type="float">
            <text:p>144287208</text:p>
          </table:table-cell>
          <table:table-cell office:value-type="float" office:value="46461656" calcext:value-type="float">
            <text:p>46461656</text:p>
          </table:table-cell>
          <table:table-cell office:value-type="float" office:value="44166576" calcext:value-type="float">
            <text:p>44166576</text:p>
          </table:table-cell>
          <table:table-cell office:value-type="float" office:value="43131424" calcext:value-type="float">
            <text:p>43131424</text:p>
          </table:table-cell>
          <table:table-cell table:number-columns-repeated="6"/>
        </table:table-row>
        <table:table-row table:style-name="ro1">
          <table:table-cell office:value-type="float" office:value="10866728" calcext:value-type="float">
            <text:p>10866728</text:p>
          </table:table-cell>
          <table:table-cell office:value-type="float" office:value="86161088" calcext:value-type="float">
            <text:p>86161088</text:p>
          </table:table-cell>
          <table:table-cell office:value-type="float" office:value="32679600" calcext:value-type="float">
            <text:p>32679600</text:p>
          </table:table-cell>
          <table:table-cell office:value-type="float" office:value="30408552" calcext:value-type="float">
            <text:p>30408552</text:p>
          </table:table-cell>
          <table:table-cell office:value-type="float" office:value="30438632" calcext:value-type="float">
            <text:p>30438632</text:p>
          </table:table-cell>
          <table:table-cell office:value-type="float" office:value="18179400" calcext:value-type="float">
            <text:p>18179400</text:p>
          </table:table-cell>
          <table:table-cell office:value-type="float" office:value="145504648" calcext:value-type="float">
            <text:p>145504648</text:p>
          </table:table-cell>
          <table:table-cell office:value-type="float" office:value="46476952" calcext:value-type="float">
            <text:p>46476952</text:p>
          </table:table-cell>
          <table:table-cell office:value-type="float" office:value="44237928" calcext:value-type="float">
            <text:p>44237928</text:p>
          </table:table-cell>
          <table:table-cell office:value-type="float" office:value="43143984" calcext:value-type="float">
            <text:p>43143984</text:p>
          </table:table-cell>
          <table:table-cell table:number-columns-repeated="6"/>
        </table:table-row>
        <table:table-row table:style-name="ro1">
          <table:table-cell office:value-type="float" office:value="10866816" calcext:value-type="float">
            <text:p>10866816</text:p>
          </table:table-cell>
          <table:table-cell office:value-type="float" office:value="86161368" calcext:value-type="float">
            <text:p>86161368</text:p>
          </table:table-cell>
          <table:table-cell office:value-type="float" office:value="32679968" calcext:value-type="float">
            <text:p>32679968</text:p>
          </table:table-cell>
          <table:table-cell office:value-type="float" office:value="30408672" calcext:value-type="float">
            <text:p>30408672</text:p>
          </table:table-cell>
          <table:table-cell office:value-type="float" office:value="30439192" calcext:value-type="float">
            <text:p>30439192</text:p>
          </table:table-cell>
          <table:table-cell office:value-type="float" office:value="18182144" calcext:value-type="float">
            <text:p>18182144</text:p>
          </table:table-cell>
          <table:table-cell office:value-type="float" office:value="145756400" calcext:value-type="float">
            <text:p>145756400</text:p>
          </table:table-cell>
          <table:table-cell office:value-type="float" office:value="46491624" calcext:value-type="float">
            <text:p>46491624</text:p>
          </table:table-cell>
          <table:table-cell office:value-type="float" office:value="44266592" calcext:value-type="float">
            <text:p>44266592</text:p>
          </table:table-cell>
          <table:table-cell office:value-type="float" office:value="43185144" calcext:value-type="float">
            <text:p>43185144</text:p>
          </table:table-cell>
          <table:table-cell table:number-columns-repeated="6"/>
        </table:table-row>
        <table:table-row table:style-name="ro1">
          <table:table-cell office:value-type="float" office:value="10867816" calcext:value-type="float">
            <text:p>10867816</text:p>
          </table:table-cell>
          <table:table-cell office:value-type="float" office:value="86162008" calcext:value-type="float">
            <text:p>86162008</text:p>
          </table:table-cell>
          <table:table-cell office:value-type="float" office:value="32680776" calcext:value-type="float">
            <text:p>32680776</text:p>
          </table:table-cell>
          <table:table-cell office:value-type="float" office:value="30408736" calcext:value-type="float">
            <text:p>30408736</text:p>
          </table:table-cell>
          <table:table-cell office:value-type="float" office:value="30440000" calcext:value-type="float">
            <text:p>30440000</text:p>
          </table:table-cell>
          <table:table-cell office:value-type="float" office:value="18182224" calcext:value-type="float">
            <text:p>18182224</text:p>
          </table:table-cell>
          <table:table-cell office:value-type="float" office:value="146347016" calcext:value-type="float">
            <text:p>146347016</text:p>
          </table:table-cell>
          <table:table-cell office:value-type="float" office:value="46500328" calcext:value-type="float">
            <text:p>46500328</text:p>
          </table:table-cell>
          <table:table-cell office:value-type="float" office:value="44270968" calcext:value-type="float">
            <text:p>44270968</text:p>
          </table:table-cell>
          <table:table-cell office:value-type="float" office:value="43210392" calcext:value-type="float">
            <text:p>43210392</text:p>
          </table:table-cell>
          <table:table-cell table:number-columns-repeated="6"/>
        </table:table-row>
        <table:table-row table:style-name="ro1">
          <table:table-cell office:value-type="float" office:value="10869496" calcext:value-type="float">
            <text:p>10869496</text:p>
          </table:table-cell>
          <table:table-cell office:value-type="float" office:value="86162016" calcext:value-type="float">
            <text:p>86162016</text:p>
          </table:table-cell>
          <table:table-cell office:value-type="float" office:value="32681072" calcext:value-type="float">
            <text:p>32681072</text:p>
          </table:table-cell>
          <table:table-cell office:value-type="float" office:value="30409072" calcext:value-type="float">
            <text:p>30409072</text:p>
          </table:table-cell>
          <table:table-cell office:value-type="float" office:value="30440352" calcext:value-type="float">
            <text:p>30440352</text:p>
          </table:table-cell>
          <table:table-cell office:value-type="float" office:value="18182352" calcext:value-type="float">
            <text:p>18182352</text:p>
          </table:table-cell>
          <table:table-cell office:value-type="float" office:value="147125640" calcext:value-type="float">
            <text:p>147125640</text:p>
          </table:table-cell>
          <table:table-cell office:value-type="float" office:value="46520376" calcext:value-type="float">
            <text:p>46520376</text:p>
          </table:table-cell>
          <table:table-cell office:value-type="float" office:value="44313160" calcext:value-type="float">
            <text:p>44313160</text:p>
          </table:table-cell>
          <table:table-cell office:value-type="float" office:value="43339376" calcext:value-type="float">
            <text:p>43339376</text:p>
          </table:table-cell>
          <table:table-cell table:number-columns-repeated="6"/>
        </table:table-row>
        <table:table-row table:style-name="ro1">
          <table:table-cell office:value-type="float" office:value="10870016" calcext:value-type="float">
            <text:p>10870016</text:p>
          </table:table-cell>
          <table:table-cell office:value-type="float" office:value="86162048" calcext:value-type="float">
            <text:p>86162048</text:p>
          </table:table-cell>
          <table:table-cell office:value-type="float" office:value="32683888" calcext:value-type="float">
            <text:p>32683888</text:p>
          </table:table-cell>
          <table:table-cell office:value-type="float" office:value="30409640" calcext:value-type="float">
            <text:p>30409640</text:p>
          </table:table-cell>
          <table:table-cell office:value-type="float" office:value="30440600" calcext:value-type="float">
            <text:p>30440600</text:p>
          </table:table-cell>
          <table:table-cell office:value-type="float" office:value="18182704" calcext:value-type="float">
            <text:p>18182704</text:p>
          </table:table-cell>
          <table:table-cell office:value-type="float" office:value="149153048" calcext:value-type="float">
            <text:p>149153048</text:p>
          </table:table-cell>
          <table:table-cell office:value-type="float" office:value="46570240" calcext:value-type="float">
            <text:p>46570240</text:p>
          </table:table-cell>
          <table:table-cell office:value-type="float" office:value="44349336" calcext:value-type="float">
            <text:p>44349336</text:p>
          </table:table-cell>
          <table:table-cell office:value-type="float" office:value="43367984" calcext:value-type="float">
            <text:p>43367984</text:p>
          </table:table-cell>
          <table:table-cell table:number-columns-repeated="6"/>
        </table:table-row>
        <table:table-row table:style-name="ro1">
          <table:table-cell office:value-type="float" office:value="10870080" calcext:value-type="float">
            <text:p>10870080</text:p>
          </table:table-cell>
          <table:table-cell office:value-type="float" office:value="86162136" calcext:value-type="float">
            <text:p>86162136</text:p>
          </table:table-cell>
          <table:table-cell office:value-type="float" office:value="32685312" calcext:value-type="float">
            <text:p>32685312</text:p>
          </table:table-cell>
          <table:table-cell office:value-type="float" office:value="30409960" calcext:value-type="float">
            <text:p>30409960</text:p>
          </table:table-cell>
          <table:table-cell office:value-type="float" office:value="30440824" calcext:value-type="float">
            <text:p>30440824</text:p>
          </table:table-cell>
          <table:table-cell office:value-type="float" office:value="18188560" calcext:value-type="float">
            <text:p>18188560</text:p>
          </table:table-cell>
          <table:table-cell office:value-type="float" office:value="150908144" calcext:value-type="float">
            <text:p>150908144</text:p>
          </table:table-cell>
          <table:table-cell office:value-type="float" office:value="46623600" calcext:value-type="float">
            <text:p>46623600</text:p>
          </table:table-cell>
          <table:table-cell office:value-type="float" office:value="44468408" calcext:value-type="float">
            <text:p>44468408</text:p>
          </table:table-cell>
          <table:table-cell office:value-type="float" office:value="43808808" calcext:value-type="float">
            <text:p>43808808</text:p>
          </table:table-cell>
          <table:table-cell table:number-columns-repeated="6"/>
        </table:table-row>
        <table:table-row table:style-name="ro1">
          <table:table-cell office:value-type="float" office:value="10870256" calcext:value-type="float">
            <text:p>10870256</text:p>
          </table:table-cell>
          <table:table-cell office:value-type="float" office:value="86162760" calcext:value-type="float">
            <text:p>86162760</text:p>
          </table:table-cell>
          <table:table-cell office:value-type="float" office:value="32687528" calcext:value-type="float">
            <text:p>32687528</text:p>
          </table:table-cell>
          <table:table-cell office:value-type="float" office:value="30410312" calcext:value-type="float">
            <text:p>30410312</text:p>
          </table:table-cell>
          <table:table-cell office:value-type="float" office:value="30441224" calcext:value-type="float">
            <text:p>30441224</text:p>
          </table:table-cell>
          <table:table-cell office:value-type="float" office:value="18192056" calcext:value-type="float">
            <text:p>18192056</text:p>
          </table:table-cell>
          <table:table-cell office:value-type="float" office:value="150997272" calcext:value-type="float">
            <text:p>150997272</text:p>
          </table:table-cell>
          <table:table-cell office:value-type="float" office:value="46671712" calcext:value-type="float">
            <text:p>46671712</text:p>
          </table:table-cell>
          <table:table-cell office:value-type="float" office:value="44532432" calcext:value-type="float">
            <text:p>44532432</text:p>
          </table:table-cell>
          <table:table-cell office:value-type="float" office:value="44033672" calcext:value-type="float">
            <text:p>44033672</text:p>
          </table:table-cell>
          <table:table-cell table:number-columns-repeated="6"/>
        </table:table-row>
        <table:table-row table:style-name="ro1">
          <table:table-cell office:value-type="float" office:value="10870624" calcext:value-type="float">
            <text:p>10870624</text:p>
          </table:table-cell>
          <table:table-cell office:value-type="float" office:value="86164784" calcext:value-type="float">
            <text:p>86164784</text:p>
          </table:table-cell>
          <table:table-cell office:value-type="float" office:value="32687536" calcext:value-type="float">
            <text:p>32687536</text:p>
          </table:table-cell>
          <table:table-cell office:value-type="float" office:value="30410600" calcext:value-type="float">
            <text:p>30410600</text:p>
          </table:table-cell>
          <table:table-cell office:value-type="float" office:value="30441464" calcext:value-type="float">
            <text:p>30441464</text:p>
          </table:table-cell>
          <table:table-cell office:value-type="float" office:value="18200328" calcext:value-type="float">
            <text:p>18200328</text:p>
          </table:table-cell>
          <table:table-cell office:value-type="float" office:value="153609824" calcext:value-type="float">
            <text:p>153609824</text:p>
          </table:table-cell>
          <table:table-cell office:value-type="float" office:value="46732992" calcext:value-type="float">
            <text:p>46732992</text:p>
          </table:table-cell>
          <table:table-cell office:value-type="float" office:value="44832040" calcext:value-type="float">
            <text:p>44832040</text:p>
          </table:table-cell>
          <table:table-cell office:value-type="float" office:value="44036504" calcext:value-type="float">
            <text:p>44036504</text:p>
          </table:table-cell>
          <table:table-cell table:number-columns-repeated="6"/>
        </table:table-row>
        <table:table-row table:style-name="ro1">
          <table:table-cell office:value-type="float" office:value="10870720" calcext:value-type="float">
            <text:p>10870720</text:p>
          </table:table-cell>
          <table:table-cell office:value-type="float" office:value="86164824" calcext:value-type="float">
            <text:p>86164824</text:p>
          </table:table-cell>
          <table:table-cell office:value-type="float" office:value="32687928" calcext:value-type="float">
            <text:p>32687928</text:p>
          </table:table-cell>
          <table:table-cell office:value-type="float" office:value="30410944" calcext:value-type="float">
            <text:p>30410944</text:p>
          </table:table-cell>
          <table:table-cell office:value-type="float" office:value="30441928" calcext:value-type="float">
            <text:p>30441928</text:p>
          </table:table-cell>
          <table:table-cell office:value-type="float" office:value="18203800" calcext:value-type="float">
            <text:p>18203800</text:p>
          </table:table-cell>
          <table:table-cell office:value-type="float" office:value="154044384" calcext:value-type="float">
            <text:p>154044384</text:p>
          </table:table-cell>
          <table:table-cell office:value-type="float" office:value="46774472" calcext:value-type="float">
            <text:p>46774472</text:p>
          </table:table-cell>
          <table:table-cell office:value-type="float" office:value="44985160" calcext:value-type="float">
            <text:p>44985160</text:p>
          </table:table-cell>
          <table:table-cell office:value-type="float" office:value="44061360" calcext:value-type="float">
            <text:p>44061360</text:p>
          </table:table-cell>
          <table:table-cell table:number-columns-repeated="6"/>
        </table:table-row>
        <table:table-row table:style-name="ro1">
          <table:table-cell office:value-type="float" office:value="10870984" calcext:value-type="float">
            <text:p>10870984</text:p>
          </table:table-cell>
          <table:table-cell office:value-type="float" office:value="86165088" calcext:value-type="float">
            <text:p>86165088</text:p>
          </table:table-cell>
          <table:table-cell office:value-type="float" office:value="32691704" calcext:value-type="float">
            <text:p>32691704</text:p>
          </table:table-cell>
          <table:table-cell office:value-type="float" office:value="30411016" calcext:value-type="float">
            <text:p>30411016</text:p>
          </table:table-cell>
          <table:table-cell office:value-type="float" office:value="30442224" calcext:value-type="float">
            <text:p>30442224</text:p>
          </table:table-cell>
          <table:table-cell office:value-type="float" office:value="18208544" calcext:value-type="float">
            <text:p>18208544</text:p>
          </table:table-cell>
          <table:table-cell office:value-type="float" office:value="155469472" calcext:value-type="float">
            <text:p>155469472</text:p>
          </table:table-cell>
          <table:table-cell office:value-type="float" office:value="46791616" calcext:value-type="float">
            <text:p>46791616</text:p>
          </table:table-cell>
          <table:table-cell office:value-type="float" office:value="45400136" calcext:value-type="float">
            <text:p>45400136</text:p>
          </table:table-cell>
          <table:table-cell office:value-type="float" office:value="44065128" calcext:value-type="float">
            <text:p>44065128</text:p>
          </table:table-cell>
          <table:table-cell table:number-columns-repeated="6"/>
        </table:table-row>
        <table:table-row table:style-name="ro1">
          <table:table-cell office:value-type="float" office:value="10871112" calcext:value-type="float">
            <text:p>10871112</text:p>
          </table:table-cell>
          <table:table-cell office:value-type="float" office:value="86165376" calcext:value-type="float">
            <text:p>86165376</text:p>
          </table:table-cell>
          <table:table-cell office:value-type="float" office:value="32692592" calcext:value-type="float">
            <text:p>32692592</text:p>
          </table:table-cell>
          <table:table-cell office:value-type="float" office:value="30411096" calcext:value-type="float">
            <text:p>30411096</text:p>
          </table:table-cell>
          <table:table-cell office:value-type="float" office:value="30442240" calcext:value-type="float">
            <text:p>30442240</text:p>
          </table:table-cell>
          <table:table-cell office:value-type="float" office:value="18216280" calcext:value-type="float">
            <text:p>18216280</text:p>
          </table:table-cell>
          <table:table-cell office:value-type="float" office:value="155585808" calcext:value-type="float">
            <text:p>155585808</text:p>
          </table:table-cell>
          <table:table-cell office:value-type="float" office:value="46972248" calcext:value-type="float">
            <text:p>46972248</text:p>
          </table:table-cell>
          <table:table-cell office:value-type="float" office:value="48187048" calcext:value-type="float">
            <text:p>48187048</text:p>
          </table:table-cell>
          <table:table-cell office:value-type="float" office:value="44083608" calcext:value-type="float">
            <text:p>44083608</text:p>
          </table:table-cell>
          <table:table-cell table:number-columns-repeated="6"/>
        </table:table-row>
        <table:table-row table:style-name="ro1">
          <table:table-cell office:value-type="float" office:value="10871312" calcext:value-type="float">
            <text:p>10871312</text:p>
          </table:table-cell>
          <table:table-cell office:value-type="float" office:value="86165472" calcext:value-type="float">
            <text:p>86165472</text:p>
          </table:table-cell>
          <table:table-cell office:value-type="float" office:value="32692760" calcext:value-type="float">
            <text:p>32692760</text:p>
          </table:table-cell>
          <table:table-cell office:value-type="float" office:value="30411448" calcext:value-type="float">
            <text:p>30411448</text:p>
          </table:table-cell>
          <table:table-cell office:value-type="float" office:value="30442392" calcext:value-type="float">
            <text:p>30442392</text:p>
          </table:table-cell>
          <table:table-cell office:value-type="float" office:value="18216968" calcext:value-type="float">
            <text:p>18216968</text:p>
          </table:table-cell>
          <table:table-cell office:value-type="float" office:value="155627240" calcext:value-type="float">
            <text:p>155627240</text:p>
          </table:table-cell>
          <table:table-cell office:value-type="float" office:value="47221496" calcext:value-type="float">
            <text:p>47221496</text:p>
          </table:table-cell>
          <table:table-cell office:value-type="float" office:value="49729560" calcext:value-type="float">
            <text:p>49729560</text:p>
          </table:table-cell>
          <table:table-cell office:value-type="float" office:value="44097352" calcext:value-type="float">
            <text:p>44097352</text:p>
          </table:table-cell>
          <table:table-cell table:number-columns-repeated="6"/>
        </table:table-row>
        <table:table-row table:style-name="ro1">
          <table:table-cell office:value-type="float" office:value="10872144" calcext:value-type="float">
            <text:p>10872144</text:p>
          </table:table-cell>
          <table:table-cell office:value-type="float" office:value="86165544" calcext:value-type="float">
            <text:p>86165544</text:p>
          </table:table-cell>
          <table:table-cell office:value-type="float" office:value="32692872" calcext:value-type="float">
            <text:p>32692872</text:p>
          </table:table-cell>
          <table:table-cell office:value-type="float" office:value="30411936" calcext:value-type="float">
            <text:p>30411936</text:p>
          </table:table-cell>
          <table:table-cell office:value-type="float" office:value="30442416" calcext:value-type="float">
            <text:p>30442416</text:p>
          </table:table-cell>
          <table:table-cell office:value-type="float" office:value="18221488" calcext:value-type="float">
            <text:p>18221488</text:p>
          </table:table-cell>
          <table:table-cell office:value-type="float" office:value="155639576" calcext:value-type="float">
            <text:p>155639576</text:p>
          </table:table-cell>
          <table:table-cell office:value-type="float" office:value="47949968" calcext:value-type="float">
            <text:p>47949968</text:p>
          </table:table-cell>
          <table:table-cell office:value-type="float" office:value="49918680" calcext:value-type="float">
            <text:p>49918680</text:p>
          </table:table-cell>
          <table:table-cell office:value-type="float" office:value="44114696" calcext:value-type="float">
            <text:p>44114696</text:p>
          </table:table-cell>
          <table:table-cell table:number-columns-repeated="6"/>
        </table:table-row>
        <table:table-row table:style-name="ro1">
          <table:table-cell office:value-type="float" office:value="10872400" calcext:value-type="float">
            <text:p>10872400</text:p>
          </table:table-cell>
          <table:table-cell office:value-type="float" office:value="86165744" calcext:value-type="float">
            <text:p>86165744</text:p>
          </table:table-cell>
          <table:table-cell office:value-type="float" office:value="32693024" calcext:value-type="float">
            <text:p>32693024</text:p>
          </table:table-cell>
          <table:table-cell office:value-type="float" office:value="30412088" calcext:value-type="float">
            <text:p>30412088</text:p>
          </table:table-cell>
          <table:table-cell office:value-type="float" office:value="30442536" calcext:value-type="float">
            <text:p>30442536</text:p>
          </table:table-cell>
          <table:table-cell office:value-type="float" office:value="18221552" calcext:value-type="float">
            <text:p>18221552</text:p>
          </table:table-cell>
          <table:table-cell office:value-type="float" office:value="159170288" calcext:value-type="float">
            <text:p>159170288</text:p>
          </table:table-cell>
          <table:table-cell office:value-type="float" office:value="48022696" calcext:value-type="float">
            <text:p>48022696</text:p>
          </table:table-cell>
          <table:table-cell office:value-type="float" office:value="50631832" calcext:value-type="float">
            <text:p>50631832</text:p>
          </table:table-cell>
          <table:table-cell office:value-type="float" office:value="44123528" calcext:value-type="float">
            <text:p>44123528</text:p>
          </table:table-cell>
          <table:table-cell table:number-columns-repeated="6"/>
        </table:table-row>
        <table:table-row table:style-name="ro1">
          <table:table-cell office:value-type="float" office:value="10872832" calcext:value-type="float">
            <text:p>10872832</text:p>
          </table:table-cell>
          <table:table-cell office:value-type="float" office:value="86166144" calcext:value-type="float">
            <text:p>86166144</text:p>
          </table:table-cell>
          <table:table-cell office:value-type="float" office:value="32698232" calcext:value-type="float">
            <text:p>32698232</text:p>
          </table:table-cell>
          <table:table-cell office:value-type="float" office:value="30412248" calcext:value-type="float">
            <text:p>30412248</text:p>
          </table:table-cell>
          <table:table-cell office:value-type="float" office:value="30442568" calcext:value-type="float">
            <text:p>30442568</text:p>
          </table:table-cell>
          <table:table-cell office:value-type="float" office:value="18226816" calcext:value-type="float">
            <text:p>18226816</text:p>
          </table:table-cell>
          <table:table-cell office:value-type="float" office:value="159929864" calcext:value-type="float">
            <text:p>159929864</text:p>
          </table:table-cell>
          <table:table-cell office:value-type="float" office:value="50173632" calcext:value-type="float">
            <text:p>50173632</text:p>
          </table:table-cell>
          <table:table-cell office:value-type="float" office:value="50661832" calcext:value-type="float">
            <text:p>50661832</text:p>
          </table:table-cell>
          <table:table-cell office:value-type="float" office:value="44125648" calcext:value-type="float">
            <text:p>44125648</text:p>
          </table:table-cell>
          <table:table-cell table:number-columns-repeated="6"/>
        </table:table-row>
        <table:table-row table:style-name="ro1">
          <table:table-cell office:value-type="float" office:value="10873176" calcext:value-type="float">
            <text:p>10873176</text:p>
          </table:table-cell>
          <table:table-cell office:value-type="float" office:value="86166192" calcext:value-type="float">
            <text:p>86166192</text:p>
          </table:table-cell>
          <table:table-cell office:value-type="float" office:value="32699616" calcext:value-type="float">
            <text:p>32699616</text:p>
          </table:table-cell>
          <table:table-cell office:value-type="float" office:value="30412304" calcext:value-type="float">
            <text:p>30412304</text:p>
          </table:table-cell>
          <table:table-cell office:value-type="float" office:value="30442664" calcext:value-type="float">
            <text:p>30442664</text:p>
          </table:table-cell>
          <table:table-cell office:value-type="float" office:value="18226976" calcext:value-type="float">
            <text:p>18226976</text:p>
          </table:table-cell>
          <table:table-cell office:value-type="float" office:value="160103968" calcext:value-type="float">
            <text:p>160103968</text:p>
          </table:table-cell>
          <table:table-cell office:value-type="float" office:value="50987120" calcext:value-type="float">
            <text:p>50987120</text:p>
          </table:table-cell>
          <table:table-cell office:value-type="float" office:value="50692208" calcext:value-type="float">
            <text:p>50692208</text:p>
          </table:table-cell>
          <table:table-cell office:value-type="float" office:value="44203288" calcext:value-type="float">
            <text:p>44203288</text:p>
          </table:table-cell>
          <table:table-cell table:number-columns-repeated="6"/>
        </table:table-row>
        <table:table-row table:style-name="ro1">
          <table:table-cell office:value-type="float" office:value="10873728" calcext:value-type="float">
            <text:p>10873728</text:p>
          </table:table-cell>
          <table:table-cell office:value-type="float" office:value="86166216" calcext:value-type="float">
            <text:p>86166216</text:p>
          </table:table-cell>
          <table:table-cell office:value-type="float" office:value="32702072" calcext:value-type="float">
            <text:p>32702072</text:p>
          </table:table-cell>
          <table:table-cell office:value-type="float" office:value="30412320" calcext:value-type="float">
            <text:p>30412320</text:p>
          </table:table-cell>
          <table:table-cell office:value-type="float" office:value="30443488" calcext:value-type="float">
            <text:p>30443488</text:p>
          </table:table-cell>
          <table:table-cell office:value-type="float" office:value="18228488" calcext:value-type="float">
            <text:p>18228488</text:p>
          </table:table-cell>
          <table:table-cell office:value-type="float" office:value="161032680" calcext:value-type="float">
            <text:p>161032680</text:p>
          </table:table-cell>
          <table:table-cell office:value-type="float" office:value="51564968" calcext:value-type="float">
            <text:p>51564968</text:p>
          </table:table-cell>
          <table:table-cell office:value-type="float" office:value="52161888" calcext:value-type="float">
            <text:p>52161888</text:p>
          </table:table-cell>
          <table:table-cell office:value-type="float" office:value="44204656" calcext:value-type="float">
            <text:p>44204656</text:p>
          </table:table-cell>
          <table:table-cell table:number-columns-repeated="6"/>
        </table:table-row>
        <table:table-row table:style-name="ro1">
          <table:table-cell office:value-type="float" office:value="10874000" calcext:value-type="float">
            <text:p>10874000</text:p>
          </table:table-cell>
          <table:table-cell office:value-type="float" office:value="86166720" calcext:value-type="float">
            <text:p>86166720</text:p>
          </table:table-cell>
          <table:table-cell office:value-type="float" office:value="32702576" calcext:value-type="float">
            <text:p>32702576</text:p>
          </table:table-cell>
          <table:table-cell office:value-type="float" office:value="30412696" calcext:value-type="float">
            <text:p>30412696</text:p>
          </table:table-cell>
          <table:table-cell office:value-type="float" office:value="30444272" calcext:value-type="float">
            <text:p>30444272</text:p>
          </table:table-cell>
          <table:table-cell office:value-type="float" office:value="18231864" calcext:value-type="float">
            <text:p>18231864</text:p>
          </table:table-cell>
          <table:table-cell office:value-type="float" office:value="164363656" calcext:value-type="float">
            <text:p>164363656</text:p>
          </table:table-cell>
          <table:table-cell office:value-type="float" office:value="51907344" calcext:value-type="float">
            <text:p>51907344</text:p>
          </table:table-cell>
          <table:table-cell office:value-type="float" office:value="53448784" calcext:value-type="float">
            <text:p>53448784</text:p>
          </table:table-cell>
          <table:table-cell office:value-type="float" office:value="44213832" calcext:value-type="float">
            <text:p>44213832</text:p>
          </table:table-cell>
          <table:table-cell table:number-columns-repeated="6"/>
        </table:table-row>
        <table:table-row table:style-name="ro1">
          <table:table-cell office:value-type="float" office:value="10874040" calcext:value-type="float">
            <text:p>10874040</text:p>
          </table:table-cell>
          <table:table-cell office:value-type="float" office:value="86166800" calcext:value-type="float">
            <text:p>86166800</text:p>
          </table:table-cell>
          <table:table-cell office:value-type="float" office:value="32702720" calcext:value-type="float">
            <text:p>32702720</text:p>
          </table:table-cell>
          <table:table-cell office:value-type="float" office:value="30412776" calcext:value-type="float">
            <text:p>30412776</text:p>
          </table:table-cell>
          <table:table-cell office:value-type="float" office:value="30444480" calcext:value-type="float">
            <text:p>30444480</text:p>
          </table:table-cell>
          <table:table-cell office:value-type="float" office:value="18237264" calcext:value-type="float">
            <text:p>18237264</text:p>
          </table:table-cell>
          <table:table-cell office:value-type="float" office:value="165994680" calcext:value-type="float">
            <text:p>165994680</text:p>
          </table:table-cell>
          <table:table-cell office:value-type="float" office:value="53158344" calcext:value-type="float">
            <text:p>53158344</text:p>
          </table:table-cell>
          <table:table-cell office:value-type="float" office:value="53458088" calcext:value-type="float">
            <text:p>53458088</text:p>
          </table:table-cell>
          <table:table-cell office:value-type="float" office:value="44234464" calcext:value-type="float">
            <text:p>44234464</text:p>
          </table:table-cell>
          <table:table-cell table:number-columns-repeated="6"/>
        </table:table-row>
        <table:table-row table:style-name="ro1">
          <table:table-cell office:value-type="float" office:value="10874192" calcext:value-type="float">
            <text:p>10874192</text:p>
          </table:table-cell>
          <table:table-cell office:value-type="float" office:value="86167112" calcext:value-type="float">
            <text:p>86167112</text:p>
          </table:table-cell>
          <table:table-cell office:value-type="float" office:value="32706232" calcext:value-type="float">
            <text:p>32706232</text:p>
          </table:table-cell>
          <table:table-cell office:value-type="float" office:value="30412912" calcext:value-type="float">
            <text:p>30412912</text:p>
          </table:table-cell>
          <table:table-cell office:value-type="float" office:value="30445296" calcext:value-type="float">
            <text:p>30445296</text:p>
          </table:table-cell>
          <table:table-cell office:value-type="float" office:value="18238920" calcext:value-type="float">
            <text:p>18238920</text:p>
          </table:table-cell>
          <table:table-cell office:value-type="float" office:value="166352120" calcext:value-type="float">
            <text:p>166352120</text:p>
          </table:table-cell>
          <table:table-cell office:value-type="float" office:value="53351032" calcext:value-type="float">
            <text:p>53351032</text:p>
          </table:table-cell>
          <table:table-cell office:value-type="float" office:value="53963344" calcext:value-type="float">
            <text:p>53963344</text:p>
          </table:table-cell>
          <table:table-cell office:value-type="float" office:value="44254848" calcext:value-type="float">
            <text:p>44254848</text:p>
          </table:table-cell>
          <table:table-cell table:number-columns-repeated="6"/>
        </table:table-row>
        <table:table-row table:style-name="ro1">
          <table:table-cell office:value-type="float" office:value="10874800" calcext:value-type="float">
            <text:p>10874800</text:p>
          </table:table-cell>
          <table:table-cell office:value-type="float" office:value="86168016" calcext:value-type="float">
            <text:p>86168016</text:p>
          </table:table-cell>
          <table:table-cell office:value-type="float" office:value="32706520" calcext:value-type="float">
            <text:p>32706520</text:p>
          </table:table-cell>
          <table:table-cell office:value-type="float" office:value="30413048" calcext:value-type="float">
            <text:p>30413048</text:p>
          </table:table-cell>
          <table:table-cell office:value-type="float" office:value="30445408" calcext:value-type="float">
            <text:p>30445408</text:p>
          </table:table-cell>
          <table:table-cell office:value-type="float" office:value="18243176" calcext:value-type="float">
            <text:p>18243176</text:p>
          </table:table-cell>
          <table:table-cell office:value-type="float" office:value="167548136" calcext:value-type="float">
            <text:p>167548136</text:p>
          </table:table-cell>
          <table:table-cell office:value-type="float" office:value="53428968" calcext:value-type="float">
            <text:p>53428968</text:p>
          </table:table-cell>
          <table:table-cell office:value-type="float" office:value="54092168" calcext:value-type="float">
            <text:p>54092168</text:p>
          </table:table-cell>
          <table:table-cell office:value-type="float" office:value="44254896" calcext:value-type="float">
            <text:p>44254896</text:p>
          </table:table-cell>
          <table:table-cell table:number-columns-repeated="6"/>
        </table:table-row>
        <table:table-row table:style-name="ro1">
          <table:table-cell office:value-type="float" office:value="10875232" calcext:value-type="float">
            <text:p>10875232</text:p>
          </table:table-cell>
          <table:table-cell office:value-type="float" office:value="86171264" calcext:value-type="float">
            <text:p>86171264</text:p>
          </table:table-cell>
          <table:table-cell office:value-type="float" office:value="32706568" calcext:value-type="float">
            <text:p>32706568</text:p>
          </table:table-cell>
          <table:table-cell office:value-type="float" office:value="30413456" calcext:value-type="float">
            <text:p>30413456</text:p>
          </table:table-cell>
          <table:table-cell office:value-type="float" office:value="30446016" calcext:value-type="float">
            <text:p>30446016</text:p>
          </table:table-cell>
          <table:table-cell office:value-type="float" office:value="18269096" calcext:value-type="float">
            <text:p>18269096</text:p>
          </table:table-cell>
          <table:table-cell office:value-type="float" office:value="168546976" calcext:value-type="float">
            <text:p>168546976</text:p>
          </table:table-cell>
          <table:table-cell office:value-type="float" office:value="54454624" calcext:value-type="float">
            <text:p>54454624</text:p>
          </table:table-cell>
          <table:table-cell office:value-type="float" office:value="54145536" calcext:value-type="float">
            <text:p>54145536</text:p>
          </table:table-cell>
          <table:table-cell office:value-type="float" office:value="44295280" calcext:value-type="float">
            <text:p>44295280</text:p>
          </table:table-cell>
          <table:table-cell table:number-columns-repeated="6"/>
        </table:table-row>
        <table:table-row table:style-name="ro1">
          <table:table-cell office:value-type="float" office:value="10875784" calcext:value-type="float">
            <text:p>10875784</text:p>
          </table:table-cell>
          <table:table-cell office:value-type="float" office:value="86171688" calcext:value-type="float">
            <text:p>86171688</text:p>
          </table:table-cell>
          <table:table-cell office:value-type="float" office:value="32708336" calcext:value-type="float">
            <text:p>32708336</text:p>
          </table:table-cell>
          <table:table-cell office:value-type="float" office:value="30413488" calcext:value-type="float">
            <text:p>30413488</text:p>
          </table:table-cell>
          <table:table-cell office:value-type="float" office:value="30446688" calcext:value-type="float">
            <text:p>30446688</text:p>
          </table:table-cell>
          <table:table-cell office:value-type="float" office:value="18272928" calcext:value-type="float">
            <text:p>18272928</text:p>
          </table:table-cell>
          <table:table-cell office:value-type="float" office:value="168562128" calcext:value-type="float">
            <text:p>168562128</text:p>
          </table:table-cell>
          <table:table-cell office:value-type="float" office:value="54463056" calcext:value-type="float">
            <text:p>54463056</text:p>
          </table:table-cell>
          <table:table-cell office:value-type="float" office:value="54186128" calcext:value-type="float">
            <text:p>54186128</text:p>
          </table:table-cell>
          <table:table-cell office:value-type="float" office:value="44296432" calcext:value-type="float">
            <text:p>44296432</text:p>
          </table:table-cell>
          <table:table-cell table:number-columns-repeated="6"/>
        </table:table-row>
        <table:table-row table:style-name="ro1">
          <table:table-cell office:value-type="float" office:value="10875904" calcext:value-type="float">
            <text:p>10875904</text:p>
          </table:table-cell>
          <table:table-cell office:value-type="float" office:value="86172248" calcext:value-type="float">
            <text:p>86172248</text:p>
          </table:table-cell>
          <table:table-cell office:value-type="float" office:value="32711400" calcext:value-type="float">
            <text:p>32711400</text:p>
          </table:table-cell>
          <table:table-cell office:value-type="float" office:value="30413688" calcext:value-type="float">
            <text:p>30413688</text:p>
          </table:table-cell>
          <table:table-cell office:value-type="float" office:value="30446904" calcext:value-type="float">
            <text:p>30446904</text:p>
          </table:table-cell>
          <table:table-cell office:value-type="float" office:value="18278488" calcext:value-type="float">
            <text:p>18278488</text:p>
          </table:table-cell>
          <table:table-cell office:value-type="float" office:value="168788112" calcext:value-type="float">
            <text:p>168788112</text:p>
          </table:table-cell>
          <table:table-cell office:value-type="float" office:value="55047384" calcext:value-type="float">
            <text:p>55047384</text:p>
          </table:table-cell>
          <table:table-cell office:value-type="float" office:value="54375920" calcext:value-type="float">
            <text:p>54375920</text:p>
          </table:table-cell>
          <table:table-cell office:value-type="float" office:value="44327104" calcext:value-type="float">
            <text:p>44327104</text:p>
          </table:table-cell>
          <table:table-cell table:number-columns-repeated="6"/>
        </table:table-row>
        <table:table-row table:style-name="ro1">
          <table:table-cell office:value-type="float" office:value="10876232" calcext:value-type="float">
            <text:p>10876232</text:p>
          </table:table-cell>
          <table:table-cell office:value-type="float" office:value="86172384" calcext:value-type="float">
            <text:p>86172384</text:p>
          </table:table-cell>
          <table:table-cell office:value-type="float" office:value="32720304" calcext:value-type="float">
            <text:p>32720304</text:p>
          </table:table-cell>
          <table:table-cell office:value-type="float" office:value="30413960" calcext:value-type="float">
            <text:p>30413960</text:p>
          </table:table-cell>
          <table:table-cell office:value-type="float" office:value="30446960" calcext:value-type="float">
            <text:p>30446960</text:p>
          </table:table-cell>
          <table:table-cell office:value-type="float" office:value="18284064" calcext:value-type="float">
            <text:p>18284064</text:p>
          </table:table-cell>
          <table:table-cell office:value-type="float" office:value="169820896" calcext:value-type="float">
            <text:p>169820896</text:p>
          </table:table-cell>
          <table:table-cell office:value-type="float" office:value="55132368" calcext:value-type="float">
            <text:p>55132368</text:p>
          </table:table-cell>
          <table:table-cell office:value-type="float" office:value="55497048" calcext:value-type="float">
            <text:p>55497048</text:p>
          </table:table-cell>
          <table:table-cell office:value-type="float" office:value="44347344" calcext:value-type="float">
            <text:p>44347344</text:p>
          </table:table-cell>
          <table:table-cell table:number-columns-repeated="6"/>
        </table:table-row>
        <table:table-row table:style-name="ro1">
          <table:table-cell office:value-type="float" office:value="10876568" calcext:value-type="float">
            <text:p>10876568</text:p>
          </table:table-cell>
          <table:table-cell office:value-type="float" office:value="86172592" calcext:value-type="float">
            <text:p>86172592</text:p>
          </table:table-cell>
          <table:table-cell office:value-type="float" office:value="32720424" calcext:value-type="float">
            <text:p>32720424</text:p>
          </table:table-cell>
          <table:table-cell office:value-type="float" office:value="30414208" calcext:value-type="float">
            <text:p>30414208</text:p>
          </table:table-cell>
          <table:table-cell office:value-type="float" office:value="30447528" calcext:value-type="float">
            <text:p>30447528</text:p>
          </table:table-cell>
          <table:table-cell office:value-type="float" office:value="18292472" calcext:value-type="float">
            <text:p>18292472</text:p>
          </table:table-cell>
          <table:table-cell office:value-type="float" office:value="174675160" calcext:value-type="float">
            <text:p>174675160</text:p>
          </table:table-cell>
          <table:table-cell office:value-type="float" office:value="55729088" calcext:value-type="float">
            <text:p>55729088</text:p>
          </table:table-cell>
          <table:table-cell office:value-type="float" office:value="55574024" calcext:value-type="float">
            <text:p>55574024</text:p>
          </table:table-cell>
          <table:table-cell office:value-type="float" office:value="44363712" calcext:value-type="float">
            <text:p>44363712</text:p>
          </table:table-cell>
          <table:table-cell table:number-columns-repeated="6"/>
        </table:table-row>
        <table:table-row table:style-name="ro1">
          <table:table-cell office:value-type="float" office:value="10877976" calcext:value-type="float">
            <text:p>10877976</text:p>
          </table:table-cell>
          <table:table-cell office:value-type="float" office:value="86172936" calcext:value-type="float">
            <text:p>86172936</text:p>
          </table:table-cell>
          <table:table-cell office:value-type="float" office:value="32721304" calcext:value-type="float">
            <text:p>32721304</text:p>
          </table:table-cell>
          <table:table-cell office:value-type="float" office:value="30414568" calcext:value-type="float">
            <text:p>30414568</text:p>
          </table:table-cell>
          <table:table-cell office:value-type="float" office:value="30447816" calcext:value-type="float">
            <text:p>30447816</text:p>
          </table:table-cell>
          <table:table-cell office:value-type="float" office:value="18299952" calcext:value-type="float">
            <text:p>18299952</text:p>
          </table:table-cell>
          <table:table-cell office:value-type="float" office:value="177954192" calcext:value-type="float">
            <text:p>177954192</text:p>
          </table:table-cell>
          <table:table-cell office:value-type="float" office:value="55902000" calcext:value-type="float">
            <text:p>55902000</text:p>
          </table:table-cell>
          <table:table-cell office:value-type="float" office:value="58444512" calcext:value-type="float">
            <text:p>58444512</text:p>
          </table:table-cell>
          <table:table-cell office:value-type="float" office:value="44589992" calcext:value-type="float">
            <text:p>44589992</text:p>
          </table:table-cell>
          <table:table-cell table:number-columns-repeated="6"/>
        </table:table-row>
        <table:table-row table:style-name="ro1">
          <table:table-cell office:value-type="float" office:value="10877976" calcext:value-type="float">
            <text:p>10877976</text:p>
          </table:table-cell>
          <table:table-cell office:value-type="float" office:value="86173880" calcext:value-type="float">
            <text:p>86173880</text:p>
          </table:table-cell>
          <table:table-cell office:value-type="float" office:value="32721472" calcext:value-type="float">
            <text:p>32721472</text:p>
          </table:table-cell>
          <table:table-cell office:value-type="float" office:value="30414888" calcext:value-type="float">
            <text:p>30414888</text:p>
          </table:table-cell>
          <table:table-cell office:value-type="float" office:value="30447816" calcext:value-type="float">
            <text:p>30447816</text:p>
          </table:table-cell>
          <table:table-cell office:value-type="float" office:value="18313088" calcext:value-type="float">
            <text:p>18313088</text:p>
          </table:table-cell>
          <table:table-cell office:value-type="float" office:value="178409456" calcext:value-type="float">
            <text:p>178409456</text:p>
          </table:table-cell>
          <table:table-cell office:value-type="float" office:value="56390192" calcext:value-type="float">
            <text:p>56390192</text:p>
          </table:table-cell>
          <table:table-cell office:value-type="float" office:value="58484552" calcext:value-type="float">
            <text:p>58484552</text:p>
          </table:table-cell>
          <table:table-cell office:value-type="float" office:value="45387344" calcext:value-type="float">
            <text:p>45387344</text:p>
          </table:table-cell>
          <table:table-cell table:number-columns-repeated="6"/>
        </table:table-row>
        <table:table-row table:style-name="ro1">
          <table:table-cell office:value-type="float" office:value="10878224" calcext:value-type="float">
            <text:p>10878224</text:p>
          </table:table-cell>
          <table:table-cell office:value-type="float" office:value="86175088" calcext:value-type="float">
            <text:p>86175088</text:p>
          </table:table-cell>
          <table:table-cell office:value-type="float" office:value="32721720" calcext:value-type="float">
            <text:p>32721720</text:p>
          </table:table-cell>
          <table:table-cell office:value-type="float" office:value="30414888" calcext:value-type="float">
            <text:p>30414888</text:p>
          </table:table-cell>
          <table:table-cell office:value-type="float" office:value="30448248" calcext:value-type="float">
            <text:p>30448248</text:p>
          </table:table-cell>
          <table:table-cell office:value-type="float" office:value="18318624" calcext:value-type="float">
            <text:p>18318624</text:p>
          </table:table-cell>
          <table:table-cell office:value-type="float" office:value="178813568" calcext:value-type="float">
            <text:p>178813568</text:p>
          </table:table-cell>
          <table:table-cell office:value-type="float" office:value="56601200" calcext:value-type="float">
            <text:p>56601200</text:p>
          </table:table-cell>
          <table:table-cell office:value-type="float" office:value="58663456" calcext:value-type="float">
            <text:p>58663456</text:p>
          </table:table-cell>
          <table:table-cell office:value-type="float" office:value="45592664" calcext:value-type="float">
            <text:p>45592664</text:p>
          </table:table-cell>
          <table:table-cell table:number-columns-repeated="6"/>
        </table:table-row>
        <table:table-row table:style-name="ro1">
          <table:table-cell office:value-type="float" office:value="10878224" calcext:value-type="float">
            <text:p>10878224</text:p>
          </table:table-cell>
          <table:table-cell office:value-type="float" office:value="86175528" calcext:value-type="float">
            <text:p>86175528</text:p>
          </table:table-cell>
          <table:table-cell office:value-type="float" office:value="32724824" calcext:value-type="float">
            <text:p>32724824</text:p>
          </table:table-cell>
          <table:table-cell office:value-type="float" office:value="30414992" calcext:value-type="float">
            <text:p>30414992</text:p>
          </table:table-cell>
          <table:table-cell office:value-type="float" office:value="30449048" calcext:value-type="float">
            <text:p>30449048</text:p>
          </table:table-cell>
          <table:table-cell office:value-type="float" office:value="18324328" calcext:value-type="float">
            <text:p>18324328</text:p>
          </table:table-cell>
          <table:table-cell office:value-type="float" office:value="179116440" calcext:value-type="float">
            <text:p>179116440</text:p>
          </table:table-cell>
          <table:table-cell office:value-type="float" office:value="60731336" calcext:value-type="float">
            <text:p>60731336</text:p>
          </table:table-cell>
          <table:table-cell office:value-type="float" office:value="58750168" calcext:value-type="float">
            <text:p>58750168</text:p>
          </table:table-cell>
          <table:table-cell office:value-type="float" office:value="45719088" calcext:value-type="float">
            <text:p>45719088</text:p>
          </table:table-cell>
          <table:table-cell table:number-columns-repeated="6"/>
        </table:table-row>
        <table:table-row table:style-name="ro1">
          <table:table-cell office:value-type="float" office:value="10878832" calcext:value-type="float">
            <text:p>10878832</text:p>
          </table:table-cell>
          <table:table-cell office:value-type="float" office:value="86175904" calcext:value-type="float">
            <text:p>86175904</text:p>
          </table:table-cell>
          <table:table-cell office:value-type="float" office:value="32725936" calcext:value-type="float">
            <text:p>32725936</text:p>
          </table:table-cell>
          <table:table-cell office:value-type="float" office:value="30415080" calcext:value-type="float">
            <text:p>30415080</text:p>
          </table:table-cell>
          <table:table-cell office:value-type="float" office:value="30450408" calcext:value-type="float">
            <text:p>30450408</text:p>
          </table:table-cell>
          <table:table-cell office:value-type="float" office:value="18330440" calcext:value-type="float">
            <text:p>18330440</text:p>
          </table:table-cell>
          <table:table-cell office:value-type="float" office:value="181064256" calcext:value-type="float">
            <text:p>181064256</text:p>
          </table:table-cell>
          <table:table-cell office:value-type="float" office:value="60773840" calcext:value-type="float">
            <text:p>60773840</text:p>
          </table:table-cell>
          <table:table-cell office:value-type="float" office:value="60316880" calcext:value-type="float">
            <text:p>60316880</text:p>
          </table:table-cell>
          <table:table-cell office:value-type="float" office:value="45802864" calcext:value-type="float">
            <text:p>45802864</text:p>
          </table:table-cell>
          <table:table-cell table:number-columns-repeated="6"/>
        </table:table-row>
        <table:table-row table:style-name="ro1">
          <table:table-cell office:value-type="float" office:value="10879368" calcext:value-type="float">
            <text:p>10879368</text:p>
          </table:table-cell>
          <table:table-cell office:value-type="float" office:value="86176624" calcext:value-type="float">
            <text:p>86176624</text:p>
          </table:table-cell>
          <table:table-cell office:value-type="float" office:value="32731168" calcext:value-type="float">
            <text:p>32731168</text:p>
          </table:table-cell>
          <table:table-cell office:value-type="float" office:value="30415176" calcext:value-type="float">
            <text:p>30415176</text:p>
          </table:table-cell>
          <table:table-cell office:value-type="float" office:value="30451192" calcext:value-type="float">
            <text:p>30451192</text:p>
          </table:table-cell>
          <table:table-cell office:value-type="float" office:value="18346456" calcext:value-type="float">
            <text:p>18346456</text:p>
          </table:table-cell>
          <table:table-cell office:value-type="float" office:value="182845952" calcext:value-type="float">
            <text:p>182845952</text:p>
          </table:table-cell>
          <table:table-cell office:value-type="float" office:value="60779664" calcext:value-type="float">
            <text:p>60779664</text:p>
          </table:table-cell>
          <table:table-cell office:value-type="float" office:value="60409928" calcext:value-type="float">
            <text:p>60409928</text:p>
          </table:table-cell>
          <table:table-cell office:value-type="float" office:value="46197336" calcext:value-type="float">
            <text:p>46197336</text:p>
          </table:table-cell>
          <table:table-cell table:number-columns-repeated="6"/>
        </table:table-row>
        <table:table-row table:style-name="ro1">
          <table:table-cell office:value-type="float" office:value="10879520" calcext:value-type="float">
            <text:p>10879520</text:p>
          </table:table-cell>
          <table:table-cell office:value-type="float" office:value="86177376" calcext:value-type="float">
            <text:p>86177376</text:p>
          </table:table-cell>
          <table:table-cell office:value-type="float" office:value="32731640" calcext:value-type="float">
            <text:p>32731640</text:p>
          </table:table-cell>
          <table:table-cell office:value-type="float" office:value="30415592" calcext:value-type="float">
            <text:p>30415592</text:p>
          </table:table-cell>
          <table:table-cell office:value-type="float" office:value="30451640" calcext:value-type="float">
            <text:p>30451640</text:p>
          </table:table-cell>
          <table:table-cell office:value-type="float" office:value="18348672" calcext:value-type="float">
            <text:p>18348672</text:p>
          </table:table-cell>
          <table:table-cell office:value-type="float" office:value="182936688" calcext:value-type="float">
            <text:p>182936688</text:p>
          </table:table-cell>
          <table:table-cell office:value-type="float" office:value="60834680" calcext:value-type="float">
            <text:p>60834680</text:p>
          </table:table-cell>
          <table:table-cell office:value-type="float" office:value="60457304" calcext:value-type="float">
            <text:p>60457304</text:p>
          </table:table-cell>
          <table:table-cell office:value-type="float" office:value="49464624" calcext:value-type="float">
            <text:p>49464624</text:p>
          </table:table-cell>
          <table:table-cell table:number-columns-repeated="6"/>
        </table:table-row>
        <table:table-row table:style-name="ro1">
          <table:table-cell office:value-type="float" office:value="10880024" calcext:value-type="float">
            <text:p>10880024</text:p>
          </table:table-cell>
          <table:table-cell office:value-type="float" office:value="86178560" calcext:value-type="float">
            <text:p>86178560</text:p>
          </table:table-cell>
          <table:table-cell office:value-type="float" office:value="32734376" calcext:value-type="float">
            <text:p>32734376</text:p>
          </table:table-cell>
          <table:table-cell office:value-type="float" office:value="30415704" calcext:value-type="float">
            <text:p>30415704</text:p>
          </table:table-cell>
          <table:table-cell office:value-type="float" office:value="30451904" calcext:value-type="float">
            <text:p>30451904</text:p>
          </table:table-cell>
          <table:table-cell office:value-type="float" office:value="18385672" calcext:value-type="float">
            <text:p>18385672</text:p>
          </table:table-cell>
          <table:table-cell office:value-type="float" office:value="186268952" calcext:value-type="float">
            <text:p>186268952</text:p>
          </table:table-cell>
          <table:table-cell office:value-type="float" office:value="60837760" calcext:value-type="float">
            <text:p>60837760</text:p>
          </table:table-cell>
          <table:table-cell office:value-type="float" office:value="60515208" calcext:value-type="float">
            <text:p>60515208</text:p>
          </table:table-cell>
          <table:table-cell office:value-type="float" office:value="50153040" calcext:value-type="float">
            <text:p>50153040</text:p>
          </table:table-cell>
          <table:table-cell table:number-columns-repeated="6"/>
        </table:table-row>
        <table:table-row table:style-name="ro1">
          <table:table-cell office:value-type="float" office:value="10880976" calcext:value-type="float">
            <text:p>10880976</text:p>
          </table:table-cell>
          <table:table-cell office:value-type="float" office:value="86178856" calcext:value-type="float">
            <text:p>86178856</text:p>
          </table:table-cell>
          <table:table-cell office:value-type="float" office:value="32735904" calcext:value-type="float">
            <text:p>32735904</text:p>
          </table:table-cell>
          <table:table-cell office:value-type="float" office:value="30415928" calcext:value-type="float">
            <text:p>30415928</text:p>
          </table:table-cell>
          <table:table-cell office:value-type="float" office:value="30452304" calcext:value-type="float">
            <text:p>30452304</text:p>
          </table:table-cell>
          <table:table-cell office:value-type="float" office:value="18393584" calcext:value-type="float">
            <text:p>18393584</text:p>
          </table:table-cell>
          <table:table-cell office:value-type="float" office:value="186435720" calcext:value-type="float">
            <text:p>186435720</text:p>
          </table:table-cell>
          <table:table-cell office:value-type="float" office:value="60842664" calcext:value-type="float">
            <text:p>60842664</text:p>
          </table:table-cell>
          <table:table-cell office:value-type="float" office:value="60534680" calcext:value-type="float">
            <text:p>60534680</text:p>
          </table:table-cell>
          <table:table-cell office:value-type="float" office:value="52750576" calcext:value-type="float">
            <text:p>52750576</text:p>
          </table:table-cell>
          <table:table-cell table:number-columns-repeated="6"/>
        </table:table-row>
        <table:table-row table:style-name="ro1">
          <table:table-cell office:value-type="float" office:value="10881240" calcext:value-type="float">
            <text:p>10881240</text:p>
          </table:table-cell>
          <table:table-cell office:value-type="float" office:value="86179408" calcext:value-type="float">
            <text:p>86179408</text:p>
          </table:table-cell>
          <table:table-cell office:value-type="float" office:value="32736768" calcext:value-type="float">
            <text:p>32736768</text:p>
          </table:table-cell>
          <table:table-cell office:value-type="float" office:value="30415992" calcext:value-type="float">
            <text:p>30415992</text:p>
          </table:table-cell>
          <table:table-cell office:value-type="float" office:value="30453304" calcext:value-type="float">
            <text:p>30453304</text:p>
          </table:table-cell>
          <table:table-cell office:value-type="float" office:value="18447336" calcext:value-type="float">
            <text:p>18447336</text:p>
          </table:table-cell>
          <table:table-cell office:value-type="float" office:value="187157440" calcext:value-type="float">
            <text:p>187157440</text:p>
          </table:table-cell>
          <table:table-cell office:value-type="float" office:value="60862568" calcext:value-type="float">
            <text:p>60862568</text:p>
          </table:table-cell>
          <table:table-cell office:value-type="float" office:value="60547008" calcext:value-type="float">
            <text:p>60547008</text:p>
          </table:table-cell>
          <table:table-cell office:value-type="float" office:value="54049920" calcext:value-type="float">
            <text:p>54049920</text:p>
          </table:table-cell>
          <table:table-cell table:number-columns-repeated="6"/>
        </table:table-row>
        <table:table-row table:style-name="ro1">
          <table:table-cell office:value-type="float" office:value="10881344" calcext:value-type="float">
            <text:p>10881344</text:p>
          </table:table-cell>
          <table:table-cell office:value-type="float" office:value="86180008" calcext:value-type="float">
            <text:p>86180008</text:p>
          </table:table-cell>
          <table:table-cell office:value-type="float" office:value="32739288" calcext:value-type="float">
            <text:p>32739288</text:p>
          </table:table-cell>
          <table:table-cell office:value-type="float" office:value="30416568" calcext:value-type="float">
            <text:p>30416568</text:p>
          </table:table-cell>
          <table:table-cell office:value-type="float" office:value="30453704" calcext:value-type="float">
            <text:p>30453704</text:p>
          </table:table-cell>
          <table:table-cell office:value-type="float" office:value="18464080" calcext:value-type="float">
            <text:p>18464080</text:p>
          </table:table-cell>
          <table:table-cell office:value-type="float" office:value="188056616" calcext:value-type="float">
            <text:p>188056616</text:p>
          </table:table-cell>
          <table:table-cell office:value-type="float" office:value="60889904" calcext:value-type="float">
            <text:p>60889904</text:p>
          </table:table-cell>
          <table:table-cell office:value-type="float" office:value="60621520" calcext:value-type="float">
            <text:p>60621520</text:p>
          </table:table-cell>
          <table:table-cell office:value-type="float" office:value="58280816" calcext:value-type="float">
            <text:p>58280816</text:p>
          </table:table-cell>
          <table:table-cell table:number-columns-repeated="6"/>
        </table:table-row>
        <table:table-row table:style-name="ro1">
          <table:table-cell office:value-type="float" office:value="10881632" calcext:value-type="float">
            <text:p>10881632</text:p>
          </table:table-cell>
          <table:table-cell office:value-type="float" office:value="86180104" calcext:value-type="float">
            <text:p>86180104</text:p>
          </table:table-cell>
          <table:table-cell office:value-type="float" office:value="32739592" calcext:value-type="float">
            <text:p>32739592</text:p>
          </table:table-cell>
          <table:table-cell office:value-type="float" office:value="30417000" calcext:value-type="float">
            <text:p>30417000</text:p>
          </table:table-cell>
          <table:table-cell office:value-type="float" office:value="30454576" calcext:value-type="float">
            <text:p>30454576</text:p>
          </table:table-cell>
          <table:table-cell office:value-type="float" office:value="18473480" calcext:value-type="float">
            <text:p>18473480</text:p>
          </table:table-cell>
          <table:table-cell office:value-type="float" office:value="189286000" calcext:value-type="float">
            <text:p>189286000</text:p>
          </table:table-cell>
          <table:table-cell office:value-type="float" office:value="61302624" calcext:value-type="float">
            <text:p>61302624</text:p>
          </table:table-cell>
          <table:table-cell office:value-type="float" office:value="60729648" calcext:value-type="float">
            <text:p>60729648</text:p>
          </table:table-cell>
          <table:table-cell office:value-type="float" office:value="58402160" calcext:value-type="float">
            <text:p>58402160</text:p>
          </table:table-cell>
          <table:table-cell table:number-columns-repeated="6"/>
        </table:table-row>
        <table:table-row table:style-name="ro1">
          <table:table-cell office:value-type="float" office:value="10882080" calcext:value-type="float">
            <text:p>10882080</text:p>
          </table:table-cell>
          <table:table-cell office:value-type="float" office:value="86180520" calcext:value-type="float">
            <text:p>86180520</text:p>
          </table:table-cell>
          <table:table-cell office:value-type="float" office:value="32741080" calcext:value-type="float">
            <text:p>32741080</text:p>
          </table:table-cell>
          <table:table-cell office:value-type="float" office:value="30417256" calcext:value-type="float">
            <text:p>30417256</text:p>
          </table:table-cell>
          <table:table-cell office:value-type="float" office:value="30454616" calcext:value-type="float">
            <text:p>30454616</text:p>
          </table:table-cell>
          <table:table-cell office:value-type="float" office:value="18526064" calcext:value-type="float">
            <text:p>18526064</text:p>
          </table:table-cell>
          <table:table-cell office:value-type="float" office:value="189802360" calcext:value-type="float">
            <text:p>189802360</text:p>
          </table:table-cell>
          <table:table-cell office:value-type="float" office:value="61538696" calcext:value-type="float">
            <text:p>61538696</text:p>
          </table:table-cell>
          <table:table-cell office:value-type="float" office:value="60814928" calcext:value-type="float">
            <text:p>60814928</text:p>
          </table:table-cell>
          <table:table-cell office:value-type="float" office:value="58402456" calcext:value-type="float">
            <text:p>58402456</text:p>
          </table:table-cell>
          <table:table-cell table:number-columns-repeated="6"/>
        </table:table-row>
        <table:table-row table:style-name="ro1">
          <table:table-cell office:value-type="float" office:value="10882280" calcext:value-type="float">
            <text:p>10882280</text:p>
          </table:table-cell>
          <table:table-cell office:value-type="float" office:value="86180600" calcext:value-type="float">
            <text:p>86180600</text:p>
          </table:table-cell>
          <table:table-cell office:value-type="float" office:value="32741104" calcext:value-type="float">
            <text:p>32741104</text:p>
          </table:table-cell>
          <table:table-cell office:value-type="float" office:value="30417312" calcext:value-type="float">
            <text:p>30417312</text:p>
          </table:table-cell>
          <table:table-cell office:value-type="float" office:value="30454640" calcext:value-type="float">
            <text:p>30454640</text:p>
          </table:table-cell>
          <table:table-cell office:value-type="float" office:value="18530136" calcext:value-type="float">
            <text:p>18530136</text:p>
          </table:table-cell>
          <table:table-cell office:value-type="float" office:value="190664640" calcext:value-type="float">
            <text:p>190664640</text:p>
          </table:table-cell>
          <table:table-cell office:value-type="float" office:value="61839360" calcext:value-type="float">
            <text:p>61839360</text:p>
          </table:table-cell>
          <table:table-cell office:value-type="float" office:value="60848400" calcext:value-type="float">
            <text:p>60848400</text:p>
          </table:table-cell>
          <table:table-cell office:value-type="float" office:value="58485312" calcext:value-type="float">
            <text:p>58485312</text:p>
          </table:table-cell>
          <table:table-cell table:number-columns-repeated="6"/>
        </table:table-row>
        <table:table-row table:style-name="ro1">
          <table:table-cell office:value-type="float" office:value="10883448" calcext:value-type="float">
            <text:p>10883448</text:p>
          </table:table-cell>
          <table:table-cell office:value-type="float" office:value="86182328" calcext:value-type="float">
            <text:p>86182328</text:p>
          </table:table-cell>
          <table:table-cell office:value-type="float" office:value="32743008" calcext:value-type="float">
            <text:p>32743008</text:p>
          </table:table-cell>
          <table:table-cell office:value-type="float" office:value="30417840" calcext:value-type="float">
            <text:p>30417840</text:p>
          </table:table-cell>
          <table:table-cell office:value-type="float" office:value="30454672" calcext:value-type="float">
            <text:p>30454672</text:p>
          </table:table-cell>
          <table:table-cell office:value-type="float" office:value="18570936" calcext:value-type="float">
            <text:p>18570936</text:p>
          </table:table-cell>
          <table:table-cell office:value-type="float" office:value="192768072" calcext:value-type="float">
            <text:p>192768072</text:p>
          </table:table-cell>
          <table:table-cell office:value-type="float" office:value="61997440" calcext:value-type="float">
            <text:p>61997440</text:p>
          </table:table-cell>
          <table:table-cell office:value-type="float" office:value="60919152" calcext:value-type="float">
            <text:p>60919152</text:p>
          </table:table-cell>
          <table:table-cell office:value-type="float" office:value="58926744" calcext:value-type="float">
            <text:p>58926744</text:p>
          </table:table-cell>
          <table:table-cell table:number-columns-repeated="6"/>
        </table:table-row>
        <table:table-row table:style-name="ro1">
          <table:table-cell office:value-type="float" office:value="10883768" calcext:value-type="float">
            <text:p>10883768</text:p>
          </table:table-cell>
          <table:table-cell office:value-type="float" office:value="86182864" calcext:value-type="float">
            <text:p>86182864</text:p>
          </table:table-cell>
          <table:table-cell office:value-type="float" office:value="32744496" calcext:value-type="float">
            <text:p>32744496</text:p>
          </table:table-cell>
          <table:table-cell office:value-type="float" office:value="30418264" calcext:value-type="float">
            <text:p>30418264</text:p>
          </table:table-cell>
          <table:table-cell office:value-type="float" office:value="30455064" calcext:value-type="float">
            <text:p>30455064</text:p>
          </table:table-cell>
          <table:table-cell office:value-type="float" office:value="18583680" calcext:value-type="float">
            <text:p>18583680</text:p>
          </table:table-cell>
          <table:table-cell office:value-type="float" office:value="192801048" calcext:value-type="float">
            <text:p>192801048</text:p>
          </table:table-cell>
          <table:table-cell office:value-type="float" office:value="62037432" calcext:value-type="float">
            <text:p>62037432</text:p>
          </table:table-cell>
          <table:table-cell office:value-type="float" office:value="60961672" calcext:value-type="float">
            <text:p>60961672</text:p>
          </table:table-cell>
          <table:table-cell office:value-type="float" office:value="59331656" calcext:value-type="float">
            <text:p>59331656</text:p>
          </table:table-cell>
          <table:table-cell table:number-columns-repeated="6"/>
        </table:table-row>
        <table:table-row table:style-name="ro1">
          <table:table-cell office:value-type="float" office:value="10883832" calcext:value-type="float">
            <text:p>10883832</text:p>
          </table:table-cell>
          <table:table-cell office:value-type="float" office:value="86183256" calcext:value-type="float">
            <text:p>86183256</text:p>
          </table:table-cell>
          <table:table-cell office:value-type="float" office:value="32745568" calcext:value-type="float">
            <text:p>32745568</text:p>
          </table:table-cell>
          <table:table-cell office:value-type="float" office:value="30418440" calcext:value-type="float">
            <text:p>30418440</text:p>
          </table:table-cell>
          <table:table-cell office:value-type="float" office:value="30455256" calcext:value-type="float">
            <text:p>30455256</text:p>
          </table:table-cell>
          <table:table-cell office:value-type="float" office:value="18652400" calcext:value-type="float">
            <text:p>18652400</text:p>
          </table:table-cell>
          <table:table-cell office:value-type="float" office:value="192872240" calcext:value-type="float">
            <text:p>192872240</text:p>
          </table:table-cell>
          <table:table-cell office:value-type="float" office:value="62340496" calcext:value-type="float">
            <text:p>62340496</text:p>
          </table:table-cell>
          <table:table-cell office:value-type="float" office:value="61737848" calcext:value-type="float">
            <text:p>61737848</text:p>
          </table:table-cell>
          <table:table-cell office:value-type="float" office:value="59370816" calcext:value-type="float">
            <text:p>59370816</text:p>
          </table:table-cell>
          <table:table-cell table:number-columns-repeated="6"/>
        </table:table-row>
        <table:table-row table:style-name="ro1">
          <table:table-cell office:value-type="float" office:value="10883888" calcext:value-type="float">
            <text:p>10883888</text:p>
          </table:table-cell>
          <table:table-cell office:value-type="float" office:value="86183440" calcext:value-type="float">
            <text:p>86183440</text:p>
          </table:table-cell>
          <table:table-cell office:value-type="float" office:value="32746464" calcext:value-type="float">
            <text:p>32746464</text:p>
          </table:table-cell>
          <table:table-cell office:value-type="float" office:value="30418664" calcext:value-type="float">
            <text:p>30418664</text:p>
          </table:table-cell>
          <table:table-cell office:value-type="float" office:value="30455752" calcext:value-type="float">
            <text:p>30455752</text:p>
          </table:table-cell>
          <table:table-cell office:value-type="float" office:value="18723744" calcext:value-type="float">
            <text:p>18723744</text:p>
          </table:table-cell>
          <table:table-cell office:value-type="float" office:value="192921520" calcext:value-type="float">
            <text:p>192921520</text:p>
          </table:table-cell>
          <table:table-cell office:value-type="float" office:value="62727392" calcext:value-type="float">
            <text:p>62727392</text:p>
          </table:table-cell>
          <table:table-cell office:value-type="float" office:value="62010504" calcext:value-type="float">
            <text:p>62010504</text:p>
          </table:table-cell>
          <table:table-cell office:value-type="float" office:value="59465288" calcext:value-type="float">
            <text:p>59465288</text:p>
          </table:table-cell>
          <table:table-cell table:number-columns-repeated="6"/>
        </table:table-row>
        <table:table-row table:style-name="ro1">
          <table:table-cell office:value-type="float" office:value="10884048" calcext:value-type="float">
            <text:p>10884048</text:p>
          </table:table-cell>
          <table:table-cell office:value-type="float" office:value="86184736" calcext:value-type="float">
            <text:p>86184736</text:p>
          </table:table-cell>
          <table:table-cell office:value-type="float" office:value="32746688" calcext:value-type="float">
            <text:p>32746688</text:p>
          </table:table-cell>
          <table:table-cell office:value-type="float" office:value="30418696" calcext:value-type="float">
            <text:p>30418696</text:p>
          </table:table-cell>
          <table:table-cell office:value-type="float" office:value="30456232" calcext:value-type="float">
            <text:p>30456232</text:p>
          </table:table-cell>
          <table:table-cell office:value-type="float" office:value="18906264" calcext:value-type="float">
            <text:p>18906264</text:p>
          </table:table-cell>
          <table:table-cell office:value-type="float" office:value="193407952" calcext:value-type="float">
            <text:p>193407952</text:p>
          </table:table-cell>
          <table:table-cell office:value-type="float" office:value="62732664" calcext:value-type="float">
            <text:p>62732664</text:p>
          </table:table-cell>
          <table:table-cell office:value-type="float" office:value="63160448" calcext:value-type="float">
            <text:p>63160448</text:p>
          </table:table-cell>
          <table:table-cell office:value-type="float" office:value="59818720" calcext:value-type="float">
            <text:p>59818720</text:p>
          </table:table-cell>
          <table:table-cell table:number-columns-repeated="6"/>
        </table:table-row>
        <table:table-row table:style-name="ro1">
          <table:table-cell office:value-type="float" office:value="10884136" calcext:value-type="float">
            <text:p>10884136</text:p>
          </table:table-cell>
          <table:table-cell office:value-type="float" office:value="86185096" calcext:value-type="float">
            <text:p>86185096</text:p>
          </table:table-cell>
          <table:table-cell office:value-type="float" office:value="32748136" calcext:value-type="float">
            <text:p>32748136</text:p>
          </table:table-cell>
          <table:table-cell office:value-type="float" office:value="30418952" calcext:value-type="float">
            <text:p>30418952</text:p>
          </table:table-cell>
          <table:table-cell office:value-type="float" office:value="30456456" calcext:value-type="float">
            <text:p>30456456</text:p>
          </table:table-cell>
          <table:table-cell office:value-type="float" office:value="18946544" calcext:value-type="float">
            <text:p>18946544</text:p>
          </table:table-cell>
          <table:table-cell office:value-type="float" office:value="193692248" calcext:value-type="float">
            <text:p>193692248</text:p>
          </table:table-cell>
          <table:table-cell office:value-type="float" office:value="62764152" calcext:value-type="float">
            <text:p>62764152</text:p>
          </table:table-cell>
          <table:table-cell office:value-type="float" office:value="63692776" calcext:value-type="float">
            <text:p>63692776</text:p>
          </table:table-cell>
          <table:table-cell office:value-type="float" office:value="59860280" calcext:value-type="float">
            <text:p>59860280</text:p>
          </table:table-cell>
          <table:table-cell table:number-columns-repeated="6"/>
        </table:table-row>
        <table:table-row table:style-name="ro1">
          <table:table-cell office:value-type="float" office:value="10884560" calcext:value-type="float">
            <text:p>10884560</text:p>
          </table:table-cell>
          <table:table-cell office:value-type="float" office:value="86186176" calcext:value-type="float">
            <text:p>86186176</text:p>
          </table:table-cell>
          <table:table-cell office:value-type="float" office:value="32752288" calcext:value-type="float">
            <text:p>32752288</text:p>
          </table:table-cell>
          <table:table-cell office:value-type="float" office:value="30419152" calcext:value-type="float">
            <text:p>30419152</text:p>
          </table:table-cell>
          <table:table-cell office:value-type="float" office:value="30456872" calcext:value-type="float">
            <text:p>30456872</text:p>
          </table:table-cell>
          <table:table-cell office:value-type="float" office:value="19252032" calcext:value-type="float">
            <text:p>19252032</text:p>
          </table:table-cell>
          <table:table-cell office:value-type="float" office:value="193897128" calcext:value-type="float">
            <text:p>193897128</text:p>
          </table:table-cell>
          <table:table-cell office:value-type="float" office:value="62911928" calcext:value-type="float">
            <text:p>62911928</text:p>
          </table:table-cell>
          <table:table-cell office:value-type="float" office:value="63764088" calcext:value-type="float">
            <text:p>63764088</text:p>
          </table:table-cell>
          <table:table-cell office:value-type="float" office:value="59927608" calcext:value-type="float">
            <text:p>59927608</text:p>
          </table:table-cell>
          <table:table-cell table:number-columns-repeated="6"/>
        </table:table-row>
        <table:table-row table:style-name="ro1">
          <table:table-cell office:value-type="float" office:value="10884592" calcext:value-type="float">
            <text:p>10884592</text:p>
          </table:table-cell>
          <table:table-cell office:value-type="float" office:value="86186368" calcext:value-type="float">
            <text:p>86186368</text:p>
          </table:table-cell>
          <table:table-cell office:value-type="float" office:value="32752448" calcext:value-type="float">
            <text:p>32752448</text:p>
          </table:table-cell>
          <table:table-cell office:value-type="float" office:value="30419376" calcext:value-type="float">
            <text:p>30419376</text:p>
          </table:table-cell>
          <table:table-cell office:value-type="float" office:value="30457512" calcext:value-type="float">
            <text:p>30457512</text:p>
          </table:table-cell>
          <table:table-cell office:value-type="float" office:value="19259232" calcext:value-type="float">
            <text:p>19259232</text:p>
          </table:table-cell>
          <table:table-cell office:value-type="float" office:value="194319256" calcext:value-type="float">
            <text:p>194319256</text:p>
          </table:table-cell>
          <table:table-cell office:value-type="float" office:value="62935688" calcext:value-type="float">
            <text:p>62935688</text:p>
          </table:table-cell>
          <table:table-cell office:value-type="float" office:value="64938744" calcext:value-type="float">
            <text:p>64938744</text:p>
          </table:table-cell>
          <table:table-cell office:value-type="float" office:value="60118792" calcext:value-type="float">
            <text:p>60118792</text:p>
          </table:table-cell>
          <table:table-cell table:number-columns-repeated="6"/>
        </table:table-row>
        <table:table-row table:style-name="ro1">
          <table:table-cell office:value-type="float" office:value="10884960" calcext:value-type="float">
            <text:p>10884960</text:p>
          </table:table-cell>
          <table:table-cell office:value-type="float" office:value="86186400" calcext:value-type="float">
            <text:p>86186400</text:p>
          </table:table-cell>
          <table:table-cell office:value-type="float" office:value="32753312" calcext:value-type="float">
            <text:p>32753312</text:p>
          </table:table-cell>
          <table:table-cell office:value-type="float" office:value="30419504" calcext:value-type="float">
            <text:p>30419504</text:p>
          </table:table-cell>
          <table:table-cell office:value-type="float" office:value="30457704" calcext:value-type="float">
            <text:p>30457704</text:p>
          </table:table-cell>
          <table:table-cell office:value-type="float" office:value="19429344" calcext:value-type="float">
            <text:p>19429344</text:p>
          </table:table-cell>
          <table:table-cell office:value-type="float" office:value="195837816" calcext:value-type="float">
            <text:p>195837816</text:p>
          </table:table-cell>
          <table:table-cell office:value-type="float" office:value="62966528" calcext:value-type="float">
            <text:p>62966528</text:p>
          </table:table-cell>
          <table:table-cell office:value-type="float" office:value="65209424" calcext:value-type="float">
            <text:p>65209424</text:p>
          </table:table-cell>
          <table:table-cell office:value-type="float" office:value="60253728" calcext:value-type="float">
            <text:p>60253728</text:p>
          </table:table-cell>
          <table:table-cell table:number-columns-repeated="6"/>
        </table:table-row>
        <table:table-row table:style-name="ro1">
          <table:table-cell office:value-type="float" office:value="10885288" calcext:value-type="float">
            <text:p>10885288</text:p>
          </table:table-cell>
          <table:table-cell office:value-type="float" office:value="86186632" calcext:value-type="float">
            <text:p>86186632</text:p>
          </table:table-cell>
          <table:table-cell office:value-type="float" office:value="32753360" calcext:value-type="float">
            <text:p>32753360</text:p>
          </table:table-cell>
          <table:table-cell office:value-type="float" office:value="30419728" calcext:value-type="float">
            <text:p>30419728</text:p>
          </table:table-cell>
          <table:table-cell office:value-type="float" office:value="30458712" calcext:value-type="float">
            <text:p>30458712</text:p>
          </table:table-cell>
          <table:table-cell office:value-type="float" office:value="19591160" calcext:value-type="float">
            <text:p>19591160</text:p>
          </table:table-cell>
          <table:table-cell office:value-type="float" office:value="197997488" calcext:value-type="float">
            <text:p>197997488</text:p>
          </table:table-cell>
          <table:table-cell office:value-type="float" office:value="63041600" calcext:value-type="float">
            <text:p>63041600</text:p>
          </table:table-cell>
          <table:table-cell office:value-type="float" office:value="65298728" calcext:value-type="float">
            <text:p>65298728</text:p>
          </table:table-cell>
          <table:table-cell office:value-type="float" office:value="60476016" calcext:value-type="float">
            <text:p>60476016</text:p>
          </table:table-cell>
          <table:table-cell table:number-columns-repeated="6"/>
        </table:table-row>
        <table:table-row table:style-name="ro1">
          <table:table-cell office:value-type="float" office:value="10885560" calcext:value-type="float">
            <text:p>10885560</text:p>
          </table:table-cell>
          <table:table-cell office:value-type="float" office:value="86186664" calcext:value-type="float">
            <text:p>86186664</text:p>
          </table:table-cell>
          <table:table-cell office:value-type="float" office:value="32755264" calcext:value-type="float">
            <text:p>32755264</text:p>
          </table:table-cell>
          <table:table-cell office:value-type="float" office:value="30420616" calcext:value-type="float">
            <text:p>30420616</text:p>
          </table:table-cell>
          <table:table-cell office:value-type="float" office:value="30458872" calcext:value-type="float">
            <text:p>30458872</text:p>
          </table:table-cell>
          <table:table-cell office:value-type="float" office:value="19718608" calcext:value-type="float">
            <text:p>19718608</text:p>
          </table:table-cell>
          <table:table-cell office:value-type="float" office:value="199093632" calcext:value-type="float">
            <text:p>199093632</text:p>
          </table:table-cell>
          <table:table-cell office:value-type="float" office:value="63248432" calcext:value-type="float">
            <text:p>63248432</text:p>
          </table:table-cell>
          <table:table-cell office:value-type="float" office:value="65821416" calcext:value-type="float">
            <text:p>65821416</text:p>
          </table:table-cell>
          <table:table-cell office:value-type="float" office:value="60730952" calcext:value-type="float">
            <text:p>60730952</text:p>
          </table:table-cell>
          <table:table-cell table:number-columns-repeated="6"/>
        </table:table-row>
        <table:table-row table:style-name="ro1">
          <table:table-cell office:value-type="float" office:value="10886464" calcext:value-type="float">
            <text:p>10886464</text:p>
          </table:table-cell>
          <table:table-cell office:value-type="float" office:value="86188200" calcext:value-type="float">
            <text:p>86188200</text:p>
          </table:table-cell>
          <table:table-cell office:value-type="float" office:value="32763848" calcext:value-type="float">
            <text:p>32763848</text:p>
          </table:table-cell>
          <table:table-cell office:value-type="float" office:value="30420792" calcext:value-type="float">
            <text:p>30420792</text:p>
          </table:table-cell>
          <table:table-cell office:value-type="float" office:value="30458904" calcext:value-type="float">
            <text:p>30458904</text:p>
          </table:table-cell>
          <table:table-cell office:value-type="float" office:value="20395600" calcext:value-type="float">
            <text:p>20395600</text:p>
          </table:table-cell>
          <table:table-cell office:value-type="float" office:value="199740752" calcext:value-type="float">
            <text:p>199740752</text:p>
          </table:table-cell>
          <table:table-cell office:value-type="float" office:value="63463464" calcext:value-type="float">
            <text:p>63463464</text:p>
          </table:table-cell>
          <table:table-cell office:value-type="float" office:value="67232296" calcext:value-type="float">
            <text:p>67232296</text:p>
          </table:table-cell>
          <table:table-cell office:value-type="float" office:value="60775304" calcext:value-type="float">
            <text:p>60775304</text:p>
          </table:table-cell>
          <table:table-cell table:number-columns-repeated="6"/>
        </table:table-row>
        <table:table-row table:style-name="ro1">
          <table:table-cell office:value-type="float" office:value="10886968" calcext:value-type="float">
            <text:p>10886968</text:p>
          </table:table-cell>
          <table:table-cell office:value-type="float" office:value="86189144" calcext:value-type="float">
            <text:p>86189144</text:p>
          </table:table-cell>
          <table:table-cell office:value-type="float" office:value="32764240" calcext:value-type="float">
            <text:p>32764240</text:p>
          </table:table-cell>
          <table:table-cell office:value-type="float" office:value="30420880" calcext:value-type="float">
            <text:p>30420880</text:p>
          </table:table-cell>
          <table:table-cell office:value-type="float" office:value="30461304" calcext:value-type="float">
            <text:p>30461304</text:p>
          </table:table-cell>
          <table:table-cell office:value-type="float" office:value="20403224" calcext:value-type="float">
            <text:p>20403224</text:p>
          </table:table-cell>
          <table:table-cell office:value-type="float" office:value="199758984" calcext:value-type="float">
            <text:p>199758984</text:p>
          </table:table-cell>
          <table:table-cell office:value-type="float" office:value="63544160" calcext:value-type="float">
            <text:p>63544160</text:p>
          </table:table-cell>
          <table:table-cell office:value-type="float" office:value="69069704" calcext:value-type="float">
            <text:p>69069704</text:p>
          </table:table-cell>
          <table:table-cell office:value-type="float" office:value="60813000" calcext:value-type="float">
            <text:p>60813000</text:p>
          </table:table-cell>
          <table:table-cell table:number-columns-repeated="6"/>
        </table:table-row>
        <table:table-row table:style-name="ro1">
          <table:table-cell office:value-type="float" office:value="10887184" calcext:value-type="float">
            <text:p>10887184</text:p>
          </table:table-cell>
          <table:table-cell office:value-type="float" office:value="86189480" calcext:value-type="float">
            <text:p>86189480</text:p>
          </table:table-cell>
          <table:table-cell office:value-type="float" office:value="32764488" calcext:value-type="float">
            <text:p>32764488</text:p>
          </table:table-cell>
          <table:table-cell office:value-type="float" office:value="30421184" calcext:value-type="float">
            <text:p>30421184</text:p>
          </table:table-cell>
          <table:table-cell office:value-type="float" office:value="30461360" calcext:value-type="float">
            <text:p>30461360</text:p>
          </table:table-cell>
          <table:table-cell office:value-type="float" office:value="20413568" calcext:value-type="float">
            <text:p>20413568</text:p>
          </table:table-cell>
          <table:table-cell office:value-type="float" office:value="200305064" calcext:value-type="float">
            <text:p>200305064</text:p>
          </table:table-cell>
          <table:table-cell office:value-type="float" office:value="65565504" calcext:value-type="float">
            <text:p>65565504</text:p>
          </table:table-cell>
          <table:table-cell office:value-type="float" office:value="71136496" calcext:value-type="float">
            <text:p>71136496</text:p>
          </table:table-cell>
          <table:table-cell office:value-type="float" office:value="60968432" calcext:value-type="float">
            <text:p>60968432</text:p>
          </table:table-cell>
          <table:table-cell table:number-columns-repeated="6"/>
        </table:table-row>
        <table:table-row table:style-name="ro1">
          <table:table-cell office:value-type="float" office:value="10887368" calcext:value-type="float">
            <text:p>10887368</text:p>
          </table:table-cell>
          <table:table-cell office:value-type="float" office:value="86190008" calcext:value-type="float">
            <text:p>86190008</text:p>
          </table:table-cell>
          <table:table-cell office:value-type="float" office:value="32764760" calcext:value-type="float">
            <text:p>32764760</text:p>
          </table:table-cell>
          <table:table-cell office:value-type="float" office:value="30421200" calcext:value-type="float">
            <text:p>30421200</text:p>
          </table:table-cell>
          <table:table-cell office:value-type="float" office:value="30461960" calcext:value-type="float">
            <text:p>30461960</text:p>
          </table:table-cell>
          <table:table-cell office:value-type="float" office:value="20422376" calcext:value-type="float">
            <text:p>20422376</text:p>
          </table:table-cell>
          <table:table-cell office:value-type="float" office:value="201035600" calcext:value-type="float">
            <text:p>201035600</text:p>
          </table:table-cell>
          <table:table-cell office:value-type="float" office:value="65955200" calcext:value-type="float">
            <text:p>65955200</text:p>
          </table:table-cell>
          <table:table-cell office:value-type="float" office:value="71213992" calcext:value-type="float">
            <text:p>71213992</text:p>
          </table:table-cell>
          <table:table-cell office:value-type="float" office:value="61027224" calcext:value-type="float">
            <text:p>61027224</text:p>
          </table:table-cell>
          <table:table-cell table:number-columns-repeated="6"/>
        </table:table-row>
        <table:table-row table:style-name="ro1">
          <table:table-cell office:value-type="float" office:value="10888192" calcext:value-type="float">
            <text:p>10888192</text:p>
          </table:table-cell>
          <table:table-cell office:value-type="float" office:value="86190192" calcext:value-type="float">
            <text:p>86190192</text:p>
          </table:table-cell>
          <table:table-cell office:value-type="float" office:value="32771232" calcext:value-type="float">
            <text:p>32771232</text:p>
          </table:table-cell>
          <table:table-cell office:value-type="float" office:value="30421280" calcext:value-type="float">
            <text:p>30421280</text:p>
          </table:table-cell>
          <table:table-cell office:value-type="float" office:value="30462656" calcext:value-type="float">
            <text:p>30462656</text:p>
          </table:table-cell>
          <table:table-cell office:value-type="float" office:value="20550232" calcext:value-type="float">
            <text:p>20550232</text:p>
          </table:table-cell>
          <table:table-cell office:value-type="float" office:value="205284200" calcext:value-type="float">
            <text:p>205284200</text:p>
          </table:table-cell>
          <table:table-cell office:value-type="float" office:value="66403032" calcext:value-type="float">
            <text:p>66403032</text:p>
          </table:table-cell>
          <table:table-cell office:value-type="float" office:value="71272616" calcext:value-type="float">
            <text:p>71272616</text:p>
          </table:table-cell>
          <table:table-cell office:value-type="float" office:value="61508912" calcext:value-type="float">
            <text:p>61508912</text:p>
          </table:table-cell>
          <table:table-cell table:number-columns-repeated="6"/>
        </table:table-row>
        <table:table-row table:style-name="ro1">
          <table:table-cell office:value-type="float" office:value="10888576" calcext:value-type="float">
            <text:p>10888576</text:p>
          </table:table-cell>
          <table:table-cell office:value-type="float" office:value="86190224" calcext:value-type="float">
            <text:p>86190224</text:p>
          </table:table-cell>
          <table:table-cell office:value-type="float" office:value="32774184" calcext:value-type="float">
            <text:p>32774184</text:p>
          </table:table-cell>
          <table:table-cell office:value-type="float" office:value="30421648" calcext:value-type="float">
            <text:p>30421648</text:p>
          </table:table-cell>
          <table:table-cell office:value-type="float" office:value="30462848" calcext:value-type="float">
            <text:p>30462848</text:p>
          </table:table-cell>
          <table:table-cell office:value-type="float" office:value="20563032" calcext:value-type="float">
            <text:p>20563032</text:p>
          </table:table-cell>
          <table:table-cell office:value-type="float" office:value="208100392" calcext:value-type="float">
            <text:p>208100392</text:p>
          </table:table-cell>
          <table:table-cell office:value-type="float" office:value="69396672" calcext:value-type="float">
            <text:p>69396672</text:p>
          </table:table-cell>
          <table:table-cell office:value-type="float" office:value="71297392" calcext:value-type="float">
            <text:p>71297392</text:p>
          </table:table-cell>
          <table:table-cell office:value-type="float" office:value="65539880" calcext:value-type="float">
            <text:p>65539880</text:p>
          </table:table-cell>
          <table:table-cell table:number-columns-repeated="6"/>
        </table:table-row>
        <table:table-row table:style-name="ro1">
          <table:table-cell office:value-type="float" office:value="10888840" calcext:value-type="float">
            <text:p>10888840</text:p>
          </table:table-cell>
          <table:table-cell office:value-type="float" office:value="86190280" calcext:value-type="float">
            <text:p>86190280</text:p>
          </table:table-cell>
          <table:table-cell office:value-type="float" office:value="32775888" calcext:value-type="float">
            <text:p>32775888</text:p>
          </table:table-cell>
          <table:table-cell office:value-type="float" office:value="30421856" calcext:value-type="float">
            <text:p>30421856</text:p>
          </table:table-cell>
          <table:table-cell office:value-type="float" office:value="30463048" calcext:value-type="float">
            <text:p>30463048</text:p>
          </table:table-cell>
          <table:table-cell office:value-type="float" office:value="20583424" calcext:value-type="float">
            <text:p>20583424</text:p>
          </table:table-cell>
          <table:table-cell office:value-type="float" office:value="208902760" calcext:value-type="float">
            <text:p>208902760</text:p>
          </table:table-cell>
          <table:table-cell office:value-type="float" office:value="73201224" calcext:value-type="float">
            <text:p>73201224</text:p>
          </table:table-cell>
          <table:table-cell office:value-type="float" office:value="71306424" calcext:value-type="float">
            <text:p>71306424</text:p>
          </table:table-cell>
          <table:table-cell office:value-type="float" office:value="66225192" calcext:value-type="float">
            <text:p>66225192</text:p>
          </table:table-cell>
          <table:table-cell table:number-columns-repeated="6"/>
        </table:table-row>
        <table:table-row table:style-name="ro1">
          <table:table-cell office:value-type="float" office:value="10890848" calcext:value-type="float">
            <text:p>10890848</text:p>
          </table:table-cell>
          <table:table-cell office:value-type="float" office:value="86191216" calcext:value-type="float">
            <text:p>86191216</text:p>
          </table:table-cell>
          <table:table-cell office:value-type="float" office:value="32776120" calcext:value-type="float">
            <text:p>32776120</text:p>
          </table:table-cell>
          <table:table-cell office:value-type="float" office:value="30421904" calcext:value-type="float">
            <text:p>30421904</text:p>
          </table:table-cell>
          <table:table-cell office:value-type="float" office:value="30463152" calcext:value-type="float">
            <text:p>30463152</text:p>
          </table:table-cell>
          <table:table-cell office:value-type="float" office:value="20659248" calcext:value-type="float">
            <text:p>20659248</text:p>
          </table:table-cell>
          <table:table-cell office:value-type="float" office:value="210026904" calcext:value-type="float">
            <text:p>210026904</text:p>
          </table:table-cell>
          <table:table-cell office:value-type="float" office:value="73270496" calcext:value-type="float">
            <text:p>73270496</text:p>
          </table:table-cell>
          <table:table-cell office:value-type="float" office:value="71612272" calcext:value-type="float">
            <text:p>71612272</text:p>
          </table:table-cell>
          <table:table-cell office:value-type="float" office:value="66305456" calcext:value-type="float">
            <text:p>66305456</text:p>
          </table:table-cell>
          <table:table-cell table:number-columns-repeated="6"/>
        </table:table-row>
        <table:table-row table:style-name="ro1">
          <table:table-cell office:value-type="float" office:value="10891256" calcext:value-type="float">
            <text:p>10891256</text:p>
          </table:table-cell>
          <table:table-cell office:value-type="float" office:value="86191560" calcext:value-type="float">
            <text:p>86191560</text:p>
          </table:table-cell>
          <table:table-cell office:value-type="float" office:value="32778296" calcext:value-type="float">
            <text:p>32778296</text:p>
          </table:table-cell>
          <table:table-cell office:value-type="float" office:value="30422096" calcext:value-type="float">
            <text:p>30422096</text:p>
          </table:table-cell>
          <table:table-cell office:value-type="float" office:value="30463256" calcext:value-type="float">
            <text:p>30463256</text:p>
          </table:table-cell>
          <table:table-cell office:value-type="float" office:value="20688432" calcext:value-type="float">
            <text:p>20688432</text:p>
          </table:table-cell>
          <table:table-cell office:value-type="float" office:value="210497952" calcext:value-type="float">
            <text:p>210497952</text:p>
          </table:table-cell>
          <table:table-cell office:value-type="float" office:value="73373512" calcext:value-type="float">
            <text:p>73373512</text:p>
          </table:table-cell>
          <table:table-cell office:value-type="float" office:value="71761936" calcext:value-type="float">
            <text:p>71761936</text:p>
          </table:table-cell>
          <table:table-cell office:value-type="float" office:value="66542480" calcext:value-type="float">
            <text:p>66542480</text:p>
          </table:table-cell>
          <table:table-cell table:number-columns-repeated="6"/>
        </table:table-row>
        <table:table-row table:style-name="ro1">
          <table:table-cell office:value-type="float" office:value="10891504" calcext:value-type="float">
            <text:p>10891504</text:p>
          </table:table-cell>
          <table:table-cell office:value-type="float" office:value="86191624" calcext:value-type="float">
            <text:p>86191624</text:p>
          </table:table-cell>
          <table:table-cell office:value-type="float" office:value="32779312" calcext:value-type="float">
            <text:p>32779312</text:p>
          </table:table-cell>
          <table:table-cell office:value-type="float" office:value="30422288" calcext:value-type="float">
            <text:p>30422288</text:p>
          </table:table-cell>
          <table:table-cell office:value-type="float" office:value="30463344" calcext:value-type="float">
            <text:p>30463344</text:p>
          </table:table-cell>
          <table:table-cell office:value-type="float" office:value="20733112" calcext:value-type="float">
            <text:p>20733112</text:p>
          </table:table-cell>
          <table:table-cell office:value-type="float" office:value="210855856" calcext:value-type="float">
            <text:p>210855856</text:p>
          </table:table-cell>
          <table:table-cell office:value-type="float" office:value="73512248" calcext:value-type="float">
            <text:p>73512248</text:p>
          </table:table-cell>
          <table:table-cell office:value-type="float" office:value="71762776" calcext:value-type="float">
            <text:p>71762776</text:p>
          </table:table-cell>
          <table:table-cell office:value-type="float" office:value="66813912" calcext:value-type="float">
            <text:p>66813912</text:p>
          </table:table-cell>
          <table:table-cell table:number-columns-repeated="6"/>
        </table:table-row>
        <table:table-row table:style-name="ro1">
          <table:table-cell office:value-type="float" office:value="10891896" calcext:value-type="float">
            <text:p>10891896</text:p>
          </table:table-cell>
          <table:table-cell office:value-type="float" office:value="86192224" calcext:value-type="float">
            <text:p>86192224</text:p>
          </table:table-cell>
          <table:table-cell office:value-type="float" office:value="32779368" calcext:value-type="float">
            <text:p>32779368</text:p>
          </table:table-cell>
          <table:table-cell office:value-type="float" office:value="30422704" calcext:value-type="float">
            <text:p>30422704</text:p>
          </table:table-cell>
          <table:table-cell office:value-type="float" office:value="30463392" calcext:value-type="float">
            <text:p>30463392</text:p>
          </table:table-cell>
          <table:table-cell office:value-type="float" office:value="20747216" calcext:value-type="float">
            <text:p>20747216</text:p>
          </table:table-cell>
          <table:table-cell office:value-type="float" office:value="212402160" calcext:value-type="float">
            <text:p>212402160</text:p>
          </table:table-cell>
          <table:table-cell office:value-type="float" office:value="73664704" calcext:value-type="float">
            <text:p>73664704</text:p>
          </table:table-cell>
          <table:table-cell office:value-type="float" office:value="71921928" calcext:value-type="float">
            <text:p>71921928</text:p>
          </table:table-cell>
          <table:table-cell office:value-type="float" office:value="66866032" calcext:value-type="float">
            <text:p>66866032</text:p>
          </table:table-cell>
          <table:table-cell table:number-columns-repeated="6"/>
        </table:table-row>
        <table:table-row table:style-name="ro1">
          <table:table-cell office:value-type="float" office:value="10892240" calcext:value-type="float">
            <text:p>10892240</text:p>
          </table:table-cell>
          <table:table-cell office:value-type="float" office:value="86192640" calcext:value-type="float">
            <text:p>86192640</text:p>
          </table:table-cell>
          <table:table-cell office:value-type="float" office:value="32782448" calcext:value-type="float">
            <text:p>32782448</text:p>
          </table:table-cell>
          <table:table-cell office:value-type="float" office:value="30422832" calcext:value-type="float">
            <text:p>30422832</text:p>
          </table:table-cell>
          <table:table-cell office:value-type="float" office:value="30463776" calcext:value-type="float">
            <text:p>30463776</text:p>
          </table:table-cell>
          <table:table-cell office:value-type="float" office:value="20765008" calcext:value-type="float">
            <text:p>20765008</text:p>
          </table:table-cell>
          <table:table-cell office:value-type="float" office:value="215683152" calcext:value-type="float">
            <text:p>215683152</text:p>
          </table:table-cell>
          <table:table-cell office:value-type="float" office:value="75212736" calcext:value-type="float">
            <text:p>75212736</text:p>
          </table:table-cell>
          <table:table-cell office:value-type="float" office:value="72785552" calcext:value-type="float">
            <text:p>72785552</text:p>
          </table:table-cell>
          <table:table-cell office:value-type="float" office:value="67329448" calcext:value-type="float">
            <text:p>67329448</text:p>
          </table:table-cell>
          <table:table-cell table:number-columns-repeated="6"/>
        </table:table-row>
        <table:table-row table:style-name="ro1">
          <table:table-cell office:value-type="float" office:value="10892616" calcext:value-type="float">
            <text:p>10892616</text:p>
          </table:table-cell>
          <table:table-cell office:value-type="float" office:value="86192736" calcext:value-type="float">
            <text:p>86192736</text:p>
          </table:table-cell>
          <table:table-cell office:value-type="float" office:value="32792048" calcext:value-type="float">
            <text:p>32792048</text:p>
          </table:table-cell>
          <table:table-cell office:value-type="float" office:value="30422872" calcext:value-type="float">
            <text:p>30422872</text:p>
          </table:table-cell>
          <table:table-cell office:value-type="float" office:value="30464400" calcext:value-type="float">
            <text:p>30464400</text:p>
          </table:table-cell>
          <table:table-cell office:value-type="float" office:value="20793328" calcext:value-type="float">
            <text:p>20793328</text:p>
          </table:table-cell>
          <table:table-cell office:value-type="float" office:value="216181168" calcext:value-type="float">
            <text:p>216181168</text:p>
          </table:table-cell>
          <table:table-cell office:value-type="float" office:value="75222688" calcext:value-type="float">
            <text:p>75222688</text:p>
          </table:table-cell>
          <table:table-cell office:value-type="float" office:value="73100248" calcext:value-type="float">
            <text:p>73100248</text:p>
          </table:table-cell>
          <table:table-cell office:value-type="float" office:value="71063704" calcext:value-type="float">
            <text:p>71063704</text:p>
          </table:table-cell>
          <table:table-cell table:number-columns-repeated="6"/>
        </table:table-row>
        <table:table-row table:style-name="ro1">
          <table:table-cell office:value-type="float" office:value="10893160" calcext:value-type="float">
            <text:p>10893160</text:p>
          </table:table-cell>
          <table:table-cell office:value-type="float" office:value="86193832" calcext:value-type="float">
            <text:p>86193832</text:p>
          </table:table-cell>
          <table:table-cell office:value-type="float" office:value="32792344" calcext:value-type="float">
            <text:p>32792344</text:p>
          </table:table-cell>
          <table:table-cell office:value-type="float" office:value="30422872" calcext:value-type="float">
            <text:p>30422872</text:p>
          </table:table-cell>
          <table:table-cell office:value-type="float" office:value="30464896" calcext:value-type="float">
            <text:p>30464896</text:p>
          </table:table-cell>
          <table:table-cell office:value-type="float" office:value="20808896" calcext:value-type="float">
            <text:p>20808896</text:p>
          </table:table-cell>
          <table:table-cell office:value-type="float" office:value="220540280" calcext:value-type="float">
            <text:p>220540280</text:p>
          </table:table-cell>
          <table:table-cell office:value-type="float" office:value="75351528" calcext:value-type="float">
            <text:p>75351528</text:p>
          </table:table-cell>
          <table:table-cell office:value-type="float" office:value="73400360" calcext:value-type="float">
            <text:p>73400360</text:p>
          </table:table-cell>
          <table:table-cell office:value-type="float" office:value="71132872" calcext:value-type="float">
            <text:p>71132872</text:p>
          </table:table-cell>
          <table:table-cell table:number-columns-repeated="6"/>
        </table:table-row>
        <table:table-row table:style-name="ro1">
          <table:table-cell office:value-type="float" office:value="10893368" calcext:value-type="float">
            <text:p>10893368</text:p>
          </table:table-cell>
          <table:table-cell office:value-type="float" office:value="86194944" calcext:value-type="float">
            <text:p>86194944</text:p>
          </table:table-cell>
          <table:table-cell office:value-type="float" office:value="32795200" calcext:value-type="float">
            <text:p>32795200</text:p>
          </table:table-cell>
          <table:table-cell office:value-type="float" office:value="30423224" calcext:value-type="float">
            <text:p>30423224</text:p>
          </table:table-cell>
          <table:table-cell office:value-type="float" office:value="30465440" calcext:value-type="float">
            <text:p>30465440</text:p>
          </table:table-cell>
          <table:table-cell office:value-type="float" office:value="20878456" calcext:value-type="float">
            <text:p>20878456</text:p>
          </table:table-cell>
          <table:table-cell office:value-type="float" office:value="225453584" calcext:value-type="float">
            <text:p>225453584</text:p>
          </table:table-cell>
          <table:table-cell office:value-type="float" office:value="75546168" calcext:value-type="float">
            <text:p>75546168</text:p>
          </table:table-cell>
          <table:table-cell office:value-type="float" office:value="73868744" calcext:value-type="float">
            <text:p>73868744</text:p>
          </table:table-cell>
          <table:table-cell office:value-type="float" office:value="71178968" calcext:value-type="float">
            <text:p>71178968</text:p>
          </table:table-cell>
          <table:table-cell table:number-columns-repeated="6"/>
        </table:table-row>
        <table:table-row table:style-name="ro1">
          <table:table-cell office:value-type="float" office:value="10895096" calcext:value-type="float">
            <text:p>10895096</text:p>
          </table:table-cell>
          <table:table-cell office:value-type="float" office:value="86195944" calcext:value-type="float">
            <text:p>86195944</text:p>
          </table:table-cell>
          <table:table-cell office:value-type="float" office:value="32797736" calcext:value-type="float">
            <text:p>32797736</text:p>
          </table:table-cell>
          <table:table-cell office:value-type="float" office:value="30423376" calcext:value-type="float">
            <text:p>30423376</text:p>
          </table:table-cell>
          <table:table-cell office:value-type="float" office:value="30465552" calcext:value-type="float">
            <text:p>30465552</text:p>
          </table:table-cell>
          <table:table-cell office:value-type="float" office:value="20908712" calcext:value-type="float">
            <text:p>20908712</text:p>
          </table:table-cell>
          <table:table-cell office:value-type="float" office:value="225536120" calcext:value-type="float">
            <text:p>225536120</text:p>
          </table:table-cell>
          <table:table-cell office:value-type="float" office:value="75785928" calcext:value-type="float">
            <text:p>75785928</text:p>
          </table:table-cell>
          <table:table-cell office:value-type="float" office:value="74226992" calcext:value-type="float">
            <text:p>74226992</text:p>
          </table:table-cell>
          <table:table-cell office:value-type="float" office:value="72188896" calcext:value-type="float">
            <text:p>72188896</text:p>
          </table:table-cell>
          <table:table-cell table:number-columns-repeated="6"/>
        </table:table-row>
        <table:table-row table:style-name="ro1">
          <table:table-cell office:value-type="float" office:value="10895416" calcext:value-type="float">
            <text:p>10895416</text:p>
          </table:table-cell>
          <table:table-cell office:value-type="float" office:value="86196080" calcext:value-type="float">
            <text:p>86196080</text:p>
          </table:table-cell>
          <table:table-cell office:value-type="float" office:value="32800344" calcext:value-type="float">
            <text:p>32800344</text:p>
          </table:table-cell>
          <table:table-cell office:value-type="float" office:value="30423392" calcext:value-type="float">
            <text:p>30423392</text:p>
          </table:table-cell>
          <table:table-cell office:value-type="float" office:value="30466080" calcext:value-type="float">
            <text:p>30466080</text:p>
          </table:table-cell>
          <table:table-cell office:value-type="float" office:value="20910824" calcext:value-type="float">
            <text:p>20910824</text:p>
          </table:table-cell>
          <table:table-cell office:value-type="float" office:value="226189520" calcext:value-type="float">
            <text:p>226189520</text:p>
          </table:table-cell>
          <table:table-cell office:value-type="float" office:value="78350264" calcext:value-type="float">
            <text:p>78350264</text:p>
          </table:table-cell>
          <table:table-cell office:value-type="float" office:value="75221296" calcext:value-type="float">
            <text:p>75221296</text:p>
          </table:table-cell>
          <table:table-cell office:value-type="float" office:value="72643488" calcext:value-type="float">
            <text:p>72643488</text:p>
          </table:table-cell>
          <table:table-cell table:number-columns-repeated="6"/>
        </table:table-row>
        <table:table-row table:style-name="ro1">
          <table:table-cell office:value-type="float" office:value="10896024" calcext:value-type="float">
            <text:p>10896024</text:p>
          </table:table-cell>
          <table:table-cell office:value-type="float" office:value="86196360" calcext:value-type="float">
            <text:p>86196360</text:p>
          </table:table-cell>
          <table:table-cell office:value-type="float" office:value="32800832" calcext:value-type="float">
            <text:p>32800832</text:p>
          </table:table-cell>
          <table:table-cell office:value-type="float" office:value="30423600" calcext:value-type="float">
            <text:p>30423600</text:p>
          </table:table-cell>
          <table:table-cell office:value-type="float" office:value="30466688" calcext:value-type="float">
            <text:p>30466688</text:p>
          </table:table-cell>
          <table:table-cell office:value-type="float" office:value="20922336" calcext:value-type="float">
            <text:p>20922336</text:p>
          </table:table-cell>
          <table:table-cell office:value-type="float" office:value="226380536" calcext:value-type="float">
            <text:p>226380536</text:p>
          </table:table-cell>
          <table:table-cell office:value-type="float" office:value="78689472" calcext:value-type="float">
            <text:p>78689472</text:p>
          </table:table-cell>
          <table:table-cell office:value-type="float" office:value="77458504" calcext:value-type="float">
            <text:p>77458504</text:p>
          </table:table-cell>
          <table:table-cell office:value-type="float" office:value="72662800" calcext:value-type="float">
            <text:p>72662800</text:p>
          </table:table-cell>
          <table:table-cell table:number-columns-repeated="6"/>
        </table:table-row>
        <table:table-row table:style-name="ro1">
          <table:table-cell office:value-type="float" office:value="10896168" calcext:value-type="float">
            <text:p>10896168</text:p>
          </table:table-cell>
          <table:table-cell office:value-type="float" office:value="86196448" calcext:value-type="float">
            <text:p>86196448</text:p>
          </table:table-cell>
          <table:table-cell office:value-type="float" office:value="32801528" calcext:value-type="float">
            <text:p>32801528</text:p>
          </table:table-cell>
          <table:table-cell office:value-type="float" office:value="30423640" calcext:value-type="float">
            <text:p>30423640</text:p>
          </table:table-cell>
          <table:table-cell office:value-type="float" office:value="30467168" calcext:value-type="float">
            <text:p>30467168</text:p>
          </table:table-cell>
          <table:table-cell office:value-type="float" office:value="20924952" calcext:value-type="float">
            <text:p>20924952</text:p>
          </table:table-cell>
          <table:table-cell office:value-type="float" office:value="227665680" calcext:value-type="float">
            <text:p>227665680</text:p>
          </table:table-cell>
          <table:table-cell office:value-type="float" office:value="79706680" calcext:value-type="float">
            <text:p>79706680</text:p>
          </table:table-cell>
          <table:table-cell office:value-type="float" office:value="77502576" calcext:value-type="float">
            <text:p>77502576</text:p>
          </table:table-cell>
          <table:table-cell office:value-type="float" office:value="72864000" calcext:value-type="float">
            <text:p>72864000</text:p>
          </table:table-cell>
          <table:table-cell table:number-columns-repeated="6"/>
        </table:table-row>
        <table:table-row table:style-name="ro1">
          <table:table-cell office:value-type="float" office:value="10896352" calcext:value-type="float">
            <text:p>10896352</text:p>
          </table:table-cell>
          <table:table-cell office:value-type="float" office:value="86196656" calcext:value-type="float">
            <text:p>86196656</text:p>
          </table:table-cell>
          <table:table-cell office:value-type="float" office:value="32802808" calcext:value-type="float">
            <text:p>32802808</text:p>
          </table:table-cell>
          <table:table-cell office:value-type="float" office:value="30424008" calcext:value-type="float">
            <text:p>30424008</text:p>
          </table:table-cell>
          <table:table-cell office:value-type="float" office:value="30467536" calcext:value-type="float">
            <text:p>30467536</text:p>
          </table:table-cell>
          <table:table-cell office:value-type="float" office:value="20954640" calcext:value-type="float">
            <text:p>20954640</text:p>
          </table:table-cell>
          <table:table-cell office:value-type="float" office:value="227889552" calcext:value-type="float">
            <text:p>227889552</text:p>
          </table:table-cell>
          <table:table-cell office:value-type="float" office:value="79799120" calcext:value-type="float">
            <text:p>79799120</text:p>
          </table:table-cell>
          <table:table-cell office:value-type="float" office:value="77527616" calcext:value-type="float">
            <text:p>77527616</text:p>
          </table:table-cell>
          <table:table-cell office:value-type="float" office:value="73116216" calcext:value-type="float">
            <text:p>73116216</text:p>
          </table:table-cell>
          <table:table-cell table:number-columns-repeated="6"/>
        </table:table-row>
        <table:table-row table:style-name="ro1">
          <table:table-cell office:value-type="float" office:value="10896960" calcext:value-type="float">
            <text:p>10896960</text:p>
          </table:table-cell>
          <table:table-cell office:value-type="float" office:value="86197016" calcext:value-type="float">
            <text:p>86197016</text:p>
          </table:table-cell>
          <table:table-cell office:value-type="float" office:value="32805368" calcext:value-type="float">
            <text:p>32805368</text:p>
          </table:table-cell>
          <table:table-cell office:value-type="float" office:value="30424296" calcext:value-type="float">
            <text:p>30424296</text:p>
          </table:table-cell>
          <table:table-cell office:value-type="float" office:value="30467568" calcext:value-type="float">
            <text:p>30467568</text:p>
          </table:table-cell>
          <table:table-cell office:value-type="float" office:value="20989832" calcext:value-type="float">
            <text:p>20989832</text:p>
          </table:table-cell>
          <table:table-cell office:value-type="float" office:value="228250824" calcext:value-type="float">
            <text:p>228250824</text:p>
          </table:table-cell>
          <table:table-cell office:value-type="float" office:value="79889128" calcext:value-type="float">
            <text:p>79889128</text:p>
          </table:table-cell>
          <table:table-cell office:value-type="float" office:value="77554288" calcext:value-type="float">
            <text:p>77554288</text:p>
          </table:table-cell>
          <table:table-cell office:value-type="float" office:value="74505144" calcext:value-type="float">
            <text:p>74505144</text:p>
          </table:table-cell>
          <table:table-cell table:number-columns-repeated="6"/>
        </table:table-row>
        <table:table-row table:style-name="ro1">
          <table:table-cell office:value-type="float" office:value="10897152" calcext:value-type="float">
            <text:p>10897152</text:p>
          </table:table-cell>
          <table:table-cell office:value-type="float" office:value="86197184" calcext:value-type="float">
            <text:p>86197184</text:p>
          </table:table-cell>
          <table:table-cell office:value-type="float" office:value="32805400" calcext:value-type="float">
            <text:p>32805400</text:p>
          </table:table-cell>
          <table:table-cell office:value-type="float" office:value="30424464" calcext:value-type="float">
            <text:p>30424464</text:p>
          </table:table-cell>
          <table:table-cell office:value-type="float" office:value="30467864" calcext:value-type="float">
            <text:p>30467864</text:p>
          </table:table-cell>
          <table:table-cell office:value-type="float" office:value="21108520" calcext:value-type="float">
            <text:p>21108520</text:p>
          </table:table-cell>
          <table:table-cell office:value-type="float" office:value="228821600" calcext:value-type="float">
            <text:p>228821600</text:p>
          </table:table-cell>
          <table:table-cell office:value-type="float" office:value="80068400" calcext:value-type="float">
            <text:p>80068400</text:p>
          </table:table-cell>
          <table:table-cell office:value-type="float" office:value="77697568" calcext:value-type="float">
            <text:p>77697568</text:p>
          </table:table-cell>
          <table:table-cell office:value-type="float" office:value="74790808" calcext:value-type="float">
            <text:p>74790808</text:p>
          </table:table-cell>
          <table:table-cell table:number-columns-repeated="6"/>
        </table:table-row>
        <table:table-row table:style-name="ro1">
          <table:table-cell office:value-type="float" office:value="10897744" calcext:value-type="float">
            <text:p>10897744</text:p>
          </table:table-cell>
          <table:table-cell office:value-type="float" office:value="86197544" calcext:value-type="float">
            <text:p>86197544</text:p>
          </table:table-cell>
          <table:table-cell office:value-type="float" office:value="32806584" calcext:value-type="float">
            <text:p>32806584</text:p>
          </table:table-cell>
          <table:table-cell office:value-type="float" office:value="30424552" calcext:value-type="float">
            <text:p>30424552</text:p>
          </table:table-cell>
          <table:table-cell office:value-type="float" office:value="30467968" calcext:value-type="float">
            <text:p>30467968</text:p>
          </table:table-cell>
          <table:table-cell office:value-type="float" office:value="21338768" calcext:value-type="float">
            <text:p>21338768</text:p>
          </table:table-cell>
          <table:table-cell office:value-type="float" office:value="230261976" calcext:value-type="float">
            <text:p>230261976</text:p>
          </table:table-cell>
          <table:table-cell office:value-type="float" office:value="80198632" calcext:value-type="float">
            <text:p>80198632</text:p>
          </table:table-cell>
          <table:table-cell office:value-type="float" office:value="78289240" calcext:value-type="float">
            <text:p>78289240</text:p>
          </table:table-cell>
          <table:table-cell office:value-type="float" office:value="75172936" calcext:value-type="float">
            <text:p>75172936</text:p>
          </table:table-cell>
          <table:table-cell table:number-columns-repeated="6"/>
        </table:table-row>
        <table:table-row table:style-name="ro1">
          <table:table-cell office:value-type="float" office:value="10897920" calcext:value-type="float">
            <text:p>10897920</text:p>
          </table:table-cell>
          <table:table-cell office:value-type="float" office:value="86198352" calcext:value-type="float">
            <text:p>86198352</text:p>
          </table:table-cell>
          <table:table-cell office:value-type="float" office:value="32808160" calcext:value-type="float">
            <text:p>32808160</text:p>
          </table:table-cell>
          <table:table-cell office:value-type="float" office:value="30424864" calcext:value-type="float">
            <text:p>30424864</text:p>
          </table:table-cell>
          <table:table-cell office:value-type="float" office:value="30468120" calcext:value-type="float">
            <text:p>30468120</text:p>
          </table:table-cell>
          <table:table-cell office:value-type="float" office:value="21430192" calcext:value-type="float">
            <text:p>21430192</text:p>
          </table:table-cell>
          <table:table-cell office:value-type="float" office:value="230527976" calcext:value-type="float">
            <text:p>230527976</text:p>
          </table:table-cell>
          <table:table-cell office:value-type="float" office:value="80490784" calcext:value-type="float">
            <text:p>80490784</text:p>
          </table:table-cell>
          <table:table-cell office:value-type="float" office:value="78293008" calcext:value-type="float">
            <text:p>78293008</text:p>
          </table:table-cell>
          <table:table-cell office:value-type="float" office:value="77352248" calcext:value-type="float">
            <text:p>77352248</text:p>
          </table:table-cell>
          <table:table-cell table:number-columns-repeated="6"/>
        </table:table-row>
        <table:table-row table:style-name="ro1">
          <table:table-cell office:value-type="float" office:value="10897936" calcext:value-type="float">
            <text:p>10897936</text:p>
          </table:table-cell>
          <table:table-cell office:value-type="float" office:value="86199096" calcext:value-type="float">
            <text:p>86199096</text:p>
          </table:table-cell>
          <table:table-cell office:value-type="float" office:value="32820104" calcext:value-type="float">
            <text:p>32820104</text:p>
          </table:table-cell>
          <table:table-cell office:value-type="float" office:value="30425064" calcext:value-type="float">
            <text:p>30425064</text:p>
          </table:table-cell>
          <table:table-cell office:value-type="float" office:value="30468152" calcext:value-type="float">
            <text:p>30468152</text:p>
          </table:table-cell>
          <table:table-cell office:value-type="float" office:value="21962792" calcext:value-type="float">
            <text:p>21962792</text:p>
          </table:table-cell>
          <table:table-cell office:value-type="float" office:value="232687952" calcext:value-type="float">
            <text:p>232687952</text:p>
          </table:table-cell>
          <table:table-cell office:value-type="float" office:value="80858264" calcext:value-type="float">
            <text:p>80858264</text:p>
          </table:table-cell>
          <table:table-cell office:value-type="float" office:value="78423896" calcext:value-type="float">
            <text:p>78423896</text:p>
          </table:table-cell>
          <table:table-cell office:value-type="float" office:value="77410584" calcext:value-type="float">
            <text:p>77410584</text:p>
          </table:table-cell>
          <table:table-cell table:number-columns-repeated="6"/>
        </table:table-row>
        <table:table-row table:style-name="ro1">
          <table:table-cell office:value-type="float" office:value="10898032" calcext:value-type="float">
            <text:p>10898032</text:p>
          </table:table-cell>
          <table:table-cell office:value-type="float" office:value="86200272" calcext:value-type="float">
            <text:p>86200272</text:p>
          </table:table-cell>
          <table:table-cell office:value-type="float" office:value="32821056" calcext:value-type="float">
            <text:p>32821056</text:p>
          </table:table-cell>
          <table:table-cell office:value-type="float" office:value="30425848" calcext:value-type="float">
            <text:p>30425848</text:p>
          </table:table-cell>
          <table:table-cell office:value-type="float" office:value="30468384" calcext:value-type="float">
            <text:p>30468384</text:p>
          </table:table-cell>
          <table:table-cell office:value-type="float" office:value="22026384" calcext:value-type="float">
            <text:p>22026384</text:p>
          </table:table-cell>
          <table:table-cell office:value-type="float" office:value="233231512" calcext:value-type="float">
            <text:p>233231512</text:p>
          </table:table-cell>
          <table:table-cell office:value-type="float" office:value="81508840" calcext:value-type="float">
            <text:p>81508840</text:p>
          </table:table-cell>
          <table:table-cell office:value-type="float" office:value="78975832" calcext:value-type="float">
            <text:p>78975832</text:p>
          </table:table-cell>
          <table:table-cell office:value-type="float" office:value="77471704" calcext:value-type="float">
            <text:p>77471704</text:p>
          </table:table-cell>
          <table:table-cell table:number-columns-repeated="6"/>
        </table:table-row>
        <table:table-row table:style-name="ro1">
          <table:table-cell office:value-type="float" office:value="10898528" calcext:value-type="float">
            <text:p>10898528</text:p>
          </table:table-cell>
          <table:table-cell office:value-type="float" office:value="86200528" calcext:value-type="float">
            <text:p>86200528</text:p>
          </table:table-cell>
          <table:table-cell office:value-type="float" office:value="32823792" calcext:value-type="float">
            <text:p>32823792</text:p>
          </table:table-cell>
          <table:table-cell office:value-type="float" office:value="30426832" calcext:value-type="float">
            <text:p>30426832</text:p>
          </table:table-cell>
          <table:table-cell office:value-type="float" office:value="30468400" calcext:value-type="float">
            <text:p>30468400</text:p>
          </table:table-cell>
          <table:table-cell office:value-type="float" office:value="22087528" calcext:value-type="float">
            <text:p>22087528</text:p>
          </table:table-cell>
          <table:table-cell office:value-type="float" office:value="233847904" calcext:value-type="float">
            <text:p>233847904</text:p>
          </table:table-cell>
          <table:table-cell office:value-type="float" office:value="81554352" calcext:value-type="float">
            <text:p>81554352</text:p>
          </table:table-cell>
          <table:table-cell office:value-type="float" office:value="79056392" calcext:value-type="float">
            <text:p>79056392</text:p>
          </table:table-cell>
          <table:table-cell office:value-type="float" office:value="77483224" calcext:value-type="float">
            <text:p>77483224</text:p>
          </table:table-cell>
          <table:table-cell table:number-columns-repeated="6"/>
        </table:table-row>
        <table:table-row table:style-name="ro1">
          <table:table-cell office:value-type="float" office:value="10898744" calcext:value-type="float">
            <text:p>10898744</text:p>
          </table:table-cell>
          <table:table-cell office:value-type="float" office:value="86201472" calcext:value-type="float">
            <text:p>86201472</text:p>
          </table:table-cell>
          <table:table-cell office:value-type="float" office:value="32825040" calcext:value-type="float">
            <text:p>32825040</text:p>
          </table:table-cell>
          <table:table-cell office:value-type="float" office:value="30427416" calcext:value-type="float">
            <text:p>30427416</text:p>
          </table:table-cell>
          <table:table-cell office:value-type="float" office:value="30468592" calcext:value-type="float">
            <text:p>30468592</text:p>
          </table:table-cell>
          <table:table-cell office:value-type="float" office:value="22224016" calcext:value-type="float">
            <text:p>22224016</text:p>
          </table:table-cell>
          <table:table-cell office:value-type="float" office:value="236671544" calcext:value-type="float">
            <text:p>236671544</text:p>
          </table:table-cell>
          <table:table-cell office:value-type="float" office:value="82190728" calcext:value-type="float">
            <text:p>82190728</text:p>
          </table:table-cell>
          <table:table-cell office:value-type="float" office:value="79281536" calcext:value-type="float">
            <text:p>79281536</text:p>
          </table:table-cell>
          <table:table-cell office:value-type="float" office:value="77654392" calcext:value-type="float">
            <text:p>77654392</text:p>
          </table:table-cell>
          <table:table-cell table:number-columns-repeated="6"/>
        </table:table-row>
        <table:table-row table:style-name="ro1">
          <table:table-cell office:value-type="float" office:value="10899120" calcext:value-type="float">
            <text:p>10899120</text:p>
          </table:table-cell>
          <table:table-cell office:value-type="float" office:value="86201648" calcext:value-type="float">
            <text:p>86201648</text:p>
          </table:table-cell>
          <table:table-cell office:value-type="float" office:value="32825664" calcext:value-type="float">
            <text:p>32825664</text:p>
          </table:table-cell>
          <table:table-cell office:value-type="float" office:value="30427424" calcext:value-type="float">
            <text:p>30427424</text:p>
          </table:table-cell>
          <table:table-cell office:value-type="float" office:value="30468784" calcext:value-type="float">
            <text:p>30468784</text:p>
          </table:table-cell>
          <table:table-cell office:value-type="float" office:value="22267288" calcext:value-type="float">
            <text:p>22267288</text:p>
          </table:table-cell>
          <table:table-cell office:value-type="float" office:value="237170408" calcext:value-type="float">
            <text:p>237170408</text:p>
          </table:table-cell>
          <table:table-cell office:value-type="float" office:value="82578464" calcext:value-type="float">
            <text:p>82578464</text:p>
          </table:table-cell>
          <table:table-cell office:value-type="float" office:value="80477576" calcext:value-type="float">
            <text:p>80477576</text:p>
          </table:table-cell>
          <table:table-cell office:value-type="float" office:value="77716800" calcext:value-type="float">
            <text:p>77716800</text:p>
          </table:table-cell>
          <table:table-cell table:number-columns-repeated="6"/>
        </table:table-row>
        <table:table-row table:style-name="ro1">
          <table:table-cell office:value-type="float" office:value="10899192" calcext:value-type="float">
            <text:p>10899192</text:p>
          </table:table-cell>
          <table:table-cell office:value-type="float" office:value="86202432" calcext:value-type="float">
            <text:p>86202432</text:p>
          </table:table-cell>
          <table:table-cell office:value-type="float" office:value="32831320" calcext:value-type="float">
            <text:p>32831320</text:p>
          </table:table-cell>
          <table:table-cell office:value-type="float" office:value="30428056" calcext:value-type="float">
            <text:p>30428056</text:p>
          </table:table-cell>
          <table:table-cell office:value-type="float" office:value="30469304" calcext:value-type="float">
            <text:p>30469304</text:p>
          </table:table-cell>
          <table:table-cell office:value-type="float" office:value="22331720" calcext:value-type="float">
            <text:p>22331720</text:p>
          </table:table-cell>
          <table:table-cell office:value-type="float" office:value="237637952" calcext:value-type="float">
            <text:p>237637952</text:p>
          </table:table-cell>
          <table:table-cell office:value-type="float" office:value="83347704" calcext:value-type="float">
            <text:p>83347704</text:p>
          </table:table-cell>
          <table:table-cell office:value-type="float" office:value="80532288" calcext:value-type="float">
            <text:p>80532288</text:p>
          </table:table-cell>
          <table:table-cell office:value-type="float" office:value="77767352" calcext:value-type="float">
            <text:p>77767352</text:p>
          </table:table-cell>
          <table:table-cell table:number-columns-repeated="6"/>
        </table:table-row>
        <table:table-row table:style-name="ro1">
          <table:table-cell office:value-type="float" office:value="10899248" calcext:value-type="float">
            <text:p>10899248</text:p>
          </table:table-cell>
          <table:table-cell office:value-type="float" office:value="86202640" calcext:value-type="float">
            <text:p>86202640</text:p>
          </table:table-cell>
          <table:table-cell office:value-type="float" office:value="32834728" calcext:value-type="float">
            <text:p>32834728</text:p>
          </table:table-cell>
          <table:table-cell office:value-type="float" office:value="30428288" calcext:value-type="float">
            <text:p>30428288</text:p>
          </table:table-cell>
          <table:table-cell office:value-type="float" office:value="30469552" calcext:value-type="float">
            <text:p>30469552</text:p>
          </table:table-cell>
          <table:table-cell office:value-type="float" office:value="22347264" calcext:value-type="float">
            <text:p>22347264</text:p>
          </table:table-cell>
          <table:table-cell office:value-type="float" office:value="238478200" calcext:value-type="float">
            <text:p>238478200</text:p>
          </table:table-cell>
          <table:table-cell office:value-type="float" office:value="85846056" calcext:value-type="float">
            <text:p>85846056</text:p>
          </table:table-cell>
          <table:table-cell office:value-type="float" office:value="81811368" calcext:value-type="float">
            <text:p>81811368</text:p>
          </table:table-cell>
          <table:table-cell office:value-type="float" office:value="78150640" calcext:value-type="float">
            <text:p>78150640</text:p>
          </table:table-cell>
          <table:table-cell table:number-columns-repeated="6"/>
        </table:table-row>
        <table:table-row table:style-name="ro1">
          <table:table-cell office:value-type="float" office:value="10900072" calcext:value-type="float">
            <text:p>10900072</text:p>
          </table:table-cell>
          <table:table-cell office:value-type="float" office:value="86202712" calcext:value-type="float">
            <text:p>86202712</text:p>
          </table:table-cell>
          <table:table-cell office:value-type="float" office:value="32835064" calcext:value-type="float">
            <text:p>32835064</text:p>
          </table:table-cell>
          <table:table-cell office:value-type="float" office:value="30429256" calcext:value-type="float">
            <text:p>30429256</text:p>
          </table:table-cell>
          <table:table-cell office:value-type="float" office:value="30469896" calcext:value-type="float">
            <text:p>30469896</text:p>
          </table:table-cell>
          <table:table-cell office:value-type="float" office:value="22351920" calcext:value-type="float">
            <text:p>22351920</text:p>
          </table:table-cell>
          <table:table-cell office:value-type="float" office:value="238735624" calcext:value-type="float">
            <text:p>238735624</text:p>
          </table:table-cell>
          <table:table-cell office:value-type="float" office:value="86154520" calcext:value-type="float">
            <text:p>86154520</text:p>
          </table:table-cell>
          <table:table-cell office:value-type="float" office:value="83890936" calcext:value-type="float">
            <text:p>83890936</text:p>
          </table:table-cell>
          <table:table-cell office:value-type="float" office:value="78371456" calcext:value-type="float">
            <text:p>78371456</text:p>
          </table:table-cell>
          <table:table-cell table:number-columns-repeated="6"/>
        </table:table-row>
        <table:table-row table:style-name="ro1">
          <table:table-cell office:value-type="float" office:value="10900456" calcext:value-type="float">
            <text:p>10900456</text:p>
          </table:table-cell>
          <table:table-cell office:value-type="float" office:value="86202840" calcext:value-type="float">
            <text:p>86202840</text:p>
          </table:table-cell>
          <table:table-cell office:value-type="float" office:value="32837000" calcext:value-type="float">
            <text:p>32837000</text:p>
          </table:table-cell>
          <table:table-cell office:value-type="float" office:value="30429296" calcext:value-type="float">
            <text:p>30429296</text:p>
          </table:table-cell>
          <table:table-cell office:value-type="float" office:value="30471184" calcext:value-type="float">
            <text:p>30471184</text:p>
          </table:table-cell>
          <table:table-cell office:value-type="float" office:value="22381384" calcext:value-type="float">
            <text:p>22381384</text:p>
          </table:table-cell>
          <table:table-cell office:value-type="float" office:value="238833136" calcext:value-type="float">
            <text:p>238833136</text:p>
          </table:table-cell>
          <table:table-cell office:value-type="float" office:value="86254248" calcext:value-type="float">
            <text:p>86254248</text:p>
          </table:table-cell>
          <table:table-cell office:value-type="float" office:value="83905120" calcext:value-type="float">
            <text:p>83905120</text:p>
          </table:table-cell>
          <table:table-cell office:value-type="float" office:value="78444128" calcext:value-type="float">
            <text:p>78444128</text:p>
          </table:table-cell>
          <table:table-cell table:number-columns-repeated="6"/>
        </table:table-row>
        <table:table-row table:style-name="ro1">
          <table:table-cell office:value-type="float" office:value="10900744" calcext:value-type="float">
            <text:p>10900744</text:p>
          </table:table-cell>
          <table:table-cell office:value-type="float" office:value="86203064" calcext:value-type="float">
            <text:p>86203064</text:p>
          </table:table-cell>
          <table:table-cell office:value-type="float" office:value="32839120" calcext:value-type="float">
            <text:p>32839120</text:p>
          </table:table-cell>
          <table:table-cell office:value-type="float" office:value="30429368" calcext:value-type="float">
            <text:p>30429368</text:p>
          </table:table-cell>
          <table:table-cell office:value-type="float" office:value="30471248" calcext:value-type="float">
            <text:p>30471248</text:p>
          </table:table-cell>
          <table:table-cell office:value-type="float" office:value="22573984" calcext:value-type="float">
            <text:p>22573984</text:p>
          </table:table-cell>
          <table:table-cell office:value-type="float" office:value="239375248" calcext:value-type="float">
            <text:p>239375248</text:p>
          </table:table-cell>
          <table:table-cell office:value-type="float" office:value="86286752" calcext:value-type="float">
            <text:p>86286752</text:p>
          </table:table-cell>
          <table:table-cell office:value-type="float" office:value="83913504" calcext:value-type="float">
            <text:p>83913504</text:p>
          </table:table-cell>
          <table:table-cell office:value-type="float" office:value="78446048" calcext:value-type="float">
            <text:p>78446048</text:p>
          </table:table-cell>
          <table:table-cell table:number-columns-repeated="6"/>
        </table:table-row>
        <table:table-row table:style-name="ro1">
          <table:table-cell office:value-type="float" office:value="10901776" calcext:value-type="float">
            <text:p>10901776</text:p>
          </table:table-cell>
          <table:table-cell office:value-type="float" office:value="86203200" calcext:value-type="float">
            <text:p>86203200</text:p>
          </table:table-cell>
          <table:table-cell office:value-type="float" office:value="32840448" calcext:value-type="float">
            <text:p>32840448</text:p>
          </table:table-cell>
          <table:table-cell office:value-type="float" office:value="30429608" calcext:value-type="float">
            <text:p>30429608</text:p>
          </table:table-cell>
          <table:table-cell office:value-type="float" office:value="30471568" calcext:value-type="float">
            <text:p>30471568</text:p>
          </table:table-cell>
          <table:table-cell office:value-type="float" office:value="22585352" calcext:value-type="float">
            <text:p>22585352</text:p>
          </table:table-cell>
          <table:table-cell office:value-type="float" office:value="239885544" calcext:value-type="float">
            <text:p>239885544</text:p>
          </table:table-cell>
          <table:table-cell office:value-type="float" office:value="86323144" calcext:value-type="float">
            <text:p>86323144</text:p>
          </table:table-cell>
          <table:table-cell office:value-type="float" office:value="83943336" calcext:value-type="float">
            <text:p>83943336</text:p>
          </table:table-cell>
          <table:table-cell office:value-type="float" office:value="78713464" calcext:value-type="float">
            <text:p>78713464</text:p>
          </table:table-cell>
          <table:table-cell table:number-columns-repeated="6"/>
        </table:table-row>
        <table:table-row table:style-name="ro1">
          <table:table-cell office:value-type="float" office:value="10902032" calcext:value-type="float">
            <text:p>10902032</text:p>
          </table:table-cell>
          <table:table-cell office:value-type="float" office:value="86203624" calcext:value-type="float">
            <text:p>86203624</text:p>
          </table:table-cell>
          <table:table-cell office:value-type="float" office:value="32840720" calcext:value-type="float">
            <text:p>32840720</text:p>
          </table:table-cell>
          <table:table-cell office:value-type="float" office:value="30429624" calcext:value-type="float">
            <text:p>30429624</text:p>
          </table:table-cell>
          <table:table-cell office:value-type="float" office:value="30471944" calcext:value-type="float">
            <text:p>30471944</text:p>
          </table:table-cell>
          <table:table-cell office:value-type="float" office:value="22857712" calcext:value-type="float">
            <text:p>22857712</text:p>
          </table:table-cell>
          <table:table-cell office:value-type="float" office:value="240600456" calcext:value-type="float">
            <text:p>240600456</text:p>
          </table:table-cell>
          <table:table-cell office:value-type="float" office:value="86360928" calcext:value-type="float">
            <text:p>86360928</text:p>
          </table:table-cell>
          <table:table-cell office:value-type="float" office:value="83998696" calcext:value-type="float">
            <text:p>83998696</text:p>
          </table:table-cell>
          <table:table-cell office:value-type="float" office:value="79019328" calcext:value-type="float">
            <text:p>79019328</text:p>
          </table:table-cell>
          <table:table-cell table:number-columns-repeated="6"/>
        </table:table-row>
        <table:table-row table:style-name="ro1">
          <table:table-cell office:value-type="float" office:value="10902432" calcext:value-type="float">
            <text:p>10902432</text:p>
          </table:table-cell>
          <table:table-cell office:value-type="float" office:value="86204464" calcext:value-type="float">
            <text:p>86204464</text:p>
          </table:table-cell>
          <table:table-cell office:value-type="float" office:value="32843840" calcext:value-type="float">
            <text:p>32843840</text:p>
          </table:table-cell>
          <table:table-cell office:value-type="float" office:value="30429832" calcext:value-type="float">
            <text:p>30429832</text:p>
          </table:table-cell>
          <table:table-cell office:value-type="float" office:value="30472408" calcext:value-type="float">
            <text:p>30472408</text:p>
          </table:table-cell>
          <table:table-cell office:value-type="float" office:value="23304184" calcext:value-type="float">
            <text:p>23304184</text:p>
          </table:table-cell>
          <table:table-cell office:value-type="float" office:value="243213960" calcext:value-type="float">
            <text:p>243213960</text:p>
          </table:table-cell>
          <table:table-cell office:value-type="float" office:value="86506240" calcext:value-type="float">
            <text:p>86506240</text:p>
          </table:table-cell>
          <table:table-cell office:value-type="float" office:value="84029976" calcext:value-type="float">
            <text:p>84029976</text:p>
          </table:table-cell>
          <table:table-cell office:value-type="float" office:value="79188192" calcext:value-type="float">
            <text:p>79188192</text:p>
          </table:table-cell>
          <table:table-cell table:number-columns-repeated="6"/>
        </table:table-row>
        <table:table-row table:style-name="ro1">
          <table:table-cell office:value-type="float" office:value="10903088" calcext:value-type="float">
            <text:p>10903088</text:p>
          </table:table-cell>
          <table:table-cell office:value-type="float" office:value="86206152" calcext:value-type="float">
            <text:p>86206152</text:p>
          </table:table-cell>
          <table:table-cell office:value-type="float" office:value="32844632" calcext:value-type="float">
            <text:p>32844632</text:p>
          </table:table-cell>
          <table:table-cell office:value-type="float" office:value="30430040" calcext:value-type="float">
            <text:p>30430040</text:p>
          </table:table-cell>
          <table:table-cell office:value-type="float" office:value="30472544" calcext:value-type="float">
            <text:p>30472544</text:p>
          </table:table-cell>
          <table:table-cell office:value-type="float" office:value="23661840" calcext:value-type="float">
            <text:p>23661840</text:p>
          </table:table-cell>
          <table:table-cell office:value-type="float" office:value="243446576" calcext:value-type="float">
            <text:p>243446576</text:p>
          </table:table-cell>
          <table:table-cell office:value-type="float" office:value="86909576" calcext:value-type="float">
            <text:p>86909576</text:p>
          </table:table-cell>
          <table:table-cell office:value-type="float" office:value="84086856" calcext:value-type="float">
            <text:p>84086856</text:p>
          </table:table-cell>
          <table:table-cell office:value-type="float" office:value="79575544" calcext:value-type="float">
            <text:p>79575544</text:p>
          </table:table-cell>
          <table:table-cell table:number-columns-repeated="6"/>
        </table:table-row>
        <table:table-row table:style-name="ro1">
          <table:table-cell office:value-type="float" office:value="10903288" calcext:value-type="float">
            <text:p>10903288</text:p>
          </table:table-cell>
          <table:table-cell office:value-type="float" office:value="86206152" calcext:value-type="float">
            <text:p>86206152</text:p>
          </table:table-cell>
          <table:table-cell office:value-type="float" office:value="32844912" calcext:value-type="float">
            <text:p>32844912</text:p>
          </table:table-cell>
          <table:table-cell office:value-type="float" office:value="30430280" calcext:value-type="float">
            <text:p>30430280</text:p>
          </table:table-cell>
          <table:table-cell office:value-type="float" office:value="30472952" calcext:value-type="float">
            <text:p>30472952</text:p>
          </table:table-cell>
          <table:table-cell office:value-type="float" office:value="23685072" calcext:value-type="float">
            <text:p>23685072</text:p>
          </table:table-cell>
          <table:table-cell office:value-type="float" office:value="244325400" calcext:value-type="float">
            <text:p>244325400</text:p>
          </table:table-cell>
          <table:table-cell office:value-type="float" office:value="87858432" calcext:value-type="float">
            <text:p>87858432</text:p>
          </table:table-cell>
          <table:table-cell office:value-type="float" office:value="84225064" calcext:value-type="float">
            <text:p>84225064</text:p>
          </table:table-cell>
          <table:table-cell office:value-type="float" office:value="79586760" calcext:value-type="float">
            <text:p>79586760</text:p>
          </table:table-cell>
          <table:table-cell table:number-columns-repeated="6"/>
        </table:table-row>
        <table:table-row table:style-name="ro1">
          <table:table-cell office:value-type="float" office:value="10903448" calcext:value-type="float">
            <text:p>10903448</text:p>
          </table:table-cell>
          <table:table-cell office:value-type="float" office:value="86206432" calcext:value-type="float">
            <text:p>86206432</text:p>
          </table:table-cell>
          <table:table-cell office:value-type="float" office:value="32847072" calcext:value-type="float">
            <text:p>32847072</text:p>
          </table:table-cell>
          <table:table-cell office:value-type="float" office:value="30430320" calcext:value-type="float">
            <text:p>30430320</text:p>
          </table:table-cell>
          <table:table-cell office:value-type="float" office:value="30473768" calcext:value-type="float">
            <text:p>30473768</text:p>
          </table:table-cell>
          <table:table-cell office:value-type="float" office:value="23767592" calcext:value-type="float">
            <text:p>23767592</text:p>
          </table:table-cell>
          <table:table-cell office:value-type="float" office:value="247733976" calcext:value-type="float">
            <text:p>247733976</text:p>
          </table:table-cell>
          <table:table-cell office:value-type="float" office:value="87932584" calcext:value-type="float">
            <text:p>87932584</text:p>
          </table:table-cell>
          <table:table-cell office:value-type="float" office:value="84649288" calcext:value-type="float">
            <text:p>84649288</text:p>
          </table:table-cell>
          <table:table-cell office:value-type="float" office:value="79797424" calcext:value-type="float">
            <text:p>79797424</text:p>
          </table:table-cell>
          <table:table-cell table:number-columns-repeated="6"/>
        </table:table-row>
        <table:table-row table:style-name="ro1">
          <table:table-cell office:value-type="float" office:value="10903560" calcext:value-type="float">
            <text:p>10903560</text:p>
          </table:table-cell>
          <table:table-cell office:value-type="float" office:value="86206600" calcext:value-type="float">
            <text:p>86206600</text:p>
          </table:table-cell>
          <table:table-cell office:value-type="float" office:value="32849432" calcext:value-type="float">
            <text:p>32849432</text:p>
          </table:table-cell>
          <table:table-cell office:value-type="float" office:value="30430336" calcext:value-type="float">
            <text:p>30430336</text:p>
          </table:table-cell>
          <table:table-cell office:value-type="float" office:value="30473872" calcext:value-type="float">
            <text:p>30473872</text:p>
          </table:table-cell>
          <table:table-cell office:value-type="float" office:value="23906672" calcext:value-type="float">
            <text:p>23906672</text:p>
          </table:table-cell>
          <table:table-cell office:value-type="float" office:value="247803168" calcext:value-type="float">
            <text:p>247803168</text:p>
          </table:table-cell>
          <table:table-cell office:value-type="float" office:value="88659488" calcext:value-type="float">
            <text:p>88659488</text:p>
          </table:table-cell>
          <table:table-cell office:value-type="float" office:value="84911840" calcext:value-type="float">
            <text:p>84911840</text:p>
          </table:table-cell>
          <table:table-cell office:value-type="float" office:value="79829088" calcext:value-type="float">
            <text:p>79829088</text:p>
          </table:table-cell>
          <table:table-cell table:number-columns-repeated="6"/>
        </table:table-row>
        <table:table-row table:style-name="ro1">
          <table:table-cell office:value-type="float" office:value="10904104" calcext:value-type="float">
            <text:p>10904104</text:p>
          </table:table-cell>
          <table:table-cell office:value-type="float" office:value="86206848" calcext:value-type="float">
            <text:p>86206848</text:p>
          </table:table-cell>
          <table:table-cell office:value-type="float" office:value="32857368" calcext:value-type="float">
            <text:p>32857368</text:p>
          </table:table-cell>
          <table:table-cell office:value-type="float" office:value="30430560" calcext:value-type="float">
            <text:p>30430560</text:p>
          </table:table-cell>
          <table:table-cell office:value-type="float" office:value="30474240" calcext:value-type="float">
            <text:p>30474240</text:p>
          </table:table-cell>
          <table:table-cell office:value-type="float" office:value="24246208" calcext:value-type="float">
            <text:p>24246208</text:p>
          </table:table-cell>
          <table:table-cell office:value-type="float" office:value="249602920" calcext:value-type="float">
            <text:p>249602920</text:p>
          </table:table-cell>
          <table:table-cell office:value-type="float" office:value="90020688" calcext:value-type="float">
            <text:p>90020688</text:p>
          </table:table-cell>
          <table:table-cell office:value-type="float" office:value="85023544" calcext:value-type="float">
            <text:p>85023544</text:p>
          </table:table-cell>
          <table:table-cell office:value-type="float" office:value="83276720" calcext:value-type="float">
            <text:p>83276720</text:p>
          </table:table-cell>
          <table:table-cell table:number-columns-repeated="6"/>
        </table:table-row>
        <table:table-row table:style-name="ro1">
          <table:table-cell office:value-type="float" office:value="10906168" calcext:value-type="float">
            <text:p>10906168</text:p>
          </table:table-cell>
          <table:table-cell office:value-type="float" office:value="86207112" calcext:value-type="float">
            <text:p>86207112</text:p>
          </table:table-cell>
          <table:table-cell office:value-type="float" office:value="32858392" calcext:value-type="float">
            <text:p>32858392</text:p>
          </table:table-cell>
          <table:table-cell office:value-type="float" office:value="30431160" calcext:value-type="float">
            <text:p>30431160</text:p>
          </table:table-cell>
          <table:table-cell office:value-type="float" office:value="30474800" calcext:value-type="float">
            <text:p>30474800</text:p>
          </table:table-cell>
          <table:table-cell office:value-type="float" office:value="24440304" calcext:value-type="float">
            <text:p>24440304</text:p>
          </table:table-cell>
          <table:table-cell office:value-type="float" office:value="249735184" calcext:value-type="float">
            <text:p>249735184</text:p>
          </table:table-cell>
          <table:table-cell office:value-type="float" office:value="92486032" calcext:value-type="float">
            <text:p>92486032</text:p>
          </table:table-cell>
          <table:table-cell office:value-type="float" office:value="85050976" calcext:value-type="float">
            <text:p>85050976</text:p>
          </table:table-cell>
          <table:table-cell office:value-type="float" office:value="83529024" calcext:value-type="float">
            <text:p>83529024</text:p>
          </table:table-cell>
          <table:table-cell table:number-columns-repeated="6"/>
        </table:table-row>
        <table:table-row table:style-name="ro1">
          <table:table-cell office:value-type="float" office:value="10906344" calcext:value-type="float">
            <text:p>10906344</text:p>
          </table:table-cell>
          <table:table-cell office:value-type="float" office:value="86207152" calcext:value-type="float">
            <text:p>86207152</text:p>
          </table:table-cell>
          <table:table-cell office:value-type="float" office:value="32858536" calcext:value-type="float">
            <text:p>32858536</text:p>
          </table:table-cell>
          <table:table-cell office:value-type="float" office:value="30431816" calcext:value-type="float">
            <text:p>30431816</text:p>
          </table:table-cell>
          <table:table-cell office:value-type="float" office:value="30475080" calcext:value-type="float">
            <text:p>30475080</text:p>
          </table:table-cell>
          <table:table-cell office:value-type="float" office:value="25718464" calcext:value-type="float">
            <text:p>25718464</text:p>
          </table:table-cell>
          <table:table-cell office:value-type="float" office:value="250711200" calcext:value-type="float">
            <text:p>250711200</text:p>
          </table:table-cell>
          <table:table-cell office:value-type="float" office:value="92494176" calcext:value-type="float">
            <text:p>92494176</text:p>
          </table:table-cell>
          <table:table-cell office:value-type="float" office:value="85247080" calcext:value-type="float">
            <text:p>85247080</text:p>
          </table:table-cell>
          <table:table-cell office:value-type="float" office:value="83892424" calcext:value-type="float">
            <text:p>83892424</text:p>
          </table:table-cell>
          <table:table-cell table:number-columns-repeated="6"/>
        </table:table-row>
        <table:table-row table:style-name="ro1">
          <table:table-cell office:value-type="float" office:value="10906376" calcext:value-type="float">
            <text:p>10906376</text:p>
          </table:table-cell>
          <table:table-cell office:value-type="float" office:value="86207176" calcext:value-type="float">
            <text:p>86207176</text:p>
          </table:table-cell>
          <table:table-cell office:value-type="float" office:value="32860312" calcext:value-type="float">
            <text:p>32860312</text:p>
          </table:table-cell>
          <table:table-cell office:value-type="float" office:value="30432112" calcext:value-type="float">
            <text:p>30432112</text:p>
          </table:table-cell>
          <table:table-cell office:value-type="float" office:value="30475712" calcext:value-type="float">
            <text:p>30475712</text:p>
          </table:table-cell>
          <table:table-cell office:value-type="float" office:value="26612688" calcext:value-type="float">
            <text:p>26612688</text:p>
          </table:table-cell>
          <table:table-cell office:value-type="float" office:value="250739152" calcext:value-type="float">
            <text:p>250739152</text:p>
          </table:table-cell>
          <table:table-cell office:value-type="float" office:value="92522840" calcext:value-type="float">
            <text:p>92522840</text:p>
          </table:table-cell>
          <table:table-cell office:value-type="float" office:value="85318632" calcext:value-type="float">
            <text:p>85318632</text:p>
          </table:table-cell>
          <table:table-cell office:value-type="float" office:value="83914560" calcext:value-type="float">
            <text:p>83914560</text:p>
          </table:table-cell>
          <table:table-cell table:number-columns-repeated="6"/>
        </table:table-row>
        <table:table-row table:style-name="ro1">
          <table:table-cell office:value-type="float" office:value="10906456" calcext:value-type="float">
            <text:p>10906456</text:p>
          </table:table-cell>
          <table:table-cell office:value-type="float" office:value="86207952" calcext:value-type="float">
            <text:p>86207952</text:p>
          </table:table-cell>
          <table:table-cell office:value-type="float" office:value="32867016" calcext:value-type="float">
            <text:p>32867016</text:p>
          </table:table-cell>
          <table:table-cell office:value-type="float" office:value="30432912" calcext:value-type="float">
            <text:p>30432912</text:p>
          </table:table-cell>
          <table:table-cell office:value-type="float" office:value="30475976" calcext:value-type="float">
            <text:p>30475976</text:p>
          </table:table-cell>
          <table:table-cell office:value-type="float" office:value="27109512" calcext:value-type="float">
            <text:p>27109512</text:p>
          </table:table-cell>
          <table:table-cell office:value-type="float" office:value="250758984" calcext:value-type="float">
            <text:p>250758984</text:p>
          </table:table-cell>
          <table:table-cell office:value-type="float" office:value="92545808" calcext:value-type="float">
            <text:p>92545808</text:p>
          </table:table-cell>
          <table:table-cell office:value-type="float" office:value="85485960" calcext:value-type="float">
            <text:p>85485960</text:p>
          </table:table-cell>
          <table:table-cell office:value-type="float" office:value="84056928" calcext:value-type="float">
            <text:p>84056928</text:p>
          </table:table-cell>
          <table:table-cell table:number-columns-repeated="6"/>
        </table:table-row>
        <table:table-row table:style-name="ro1">
          <table:table-cell office:value-type="float" office:value="10906632" calcext:value-type="float">
            <text:p>10906632</text:p>
          </table:table-cell>
          <table:table-cell office:value-type="float" office:value="86208304" calcext:value-type="float">
            <text:p>86208304</text:p>
          </table:table-cell>
          <table:table-cell office:value-type="float" office:value="32867304" calcext:value-type="float">
            <text:p>32867304</text:p>
          </table:table-cell>
          <table:table-cell office:value-type="float" office:value="30433456" calcext:value-type="float">
            <text:p>30433456</text:p>
          </table:table-cell>
          <table:table-cell office:value-type="float" office:value="30476840" calcext:value-type="float">
            <text:p>30476840</text:p>
          </table:table-cell>
          <table:table-cell office:value-type="float" office:value="27271376" calcext:value-type="float">
            <text:p>27271376</text:p>
          </table:table-cell>
          <table:table-cell office:value-type="float" office:value="250906496" calcext:value-type="float">
            <text:p>250906496</text:p>
          </table:table-cell>
          <table:table-cell office:value-type="float" office:value="92566720" calcext:value-type="float">
            <text:p>92566720</text:p>
          </table:table-cell>
          <table:table-cell office:value-type="float" office:value="85576912" calcext:value-type="float">
            <text:p>85576912</text:p>
          </table:table-cell>
          <table:table-cell office:value-type="float" office:value="84528104" calcext:value-type="float">
            <text:p>84528104</text:p>
          </table:table-cell>
          <table:table-cell table:number-columns-repeated="6"/>
        </table:table-row>
        <table:table-row table:style-name="ro1">
          <table:table-cell office:value-type="float" office:value="10906768" calcext:value-type="float">
            <text:p>10906768</text:p>
          </table:table-cell>
          <table:table-cell office:value-type="float" office:value="86208784" calcext:value-type="float">
            <text:p>86208784</text:p>
          </table:table-cell>
          <table:table-cell office:value-type="float" office:value="32869088" calcext:value-type="float">
            <text:p>32869088</text:p>
          </table:table-cell>
          <table:table-cell office:value-type="float" office:value="30433736" calcext:value-type="float">
            <text:p>30433736</text:p>
          </table:table-cell>
          <table:table-cell office:value-type="float" office:value="30477368" calcext:value-type="float">
            <text:p>30477368</text:p>
          </table:table-cell>
          <table:table-cell office:value-type="float" office:value="27750224" calcext:value-type="float">
            <text:p>27750224</text:p>
          </table:table-cell>
          <table:table-cell office:value-type="float" office:value="250998528" calcext:value-type="float">
            <text:p>250998528</text:p>
          </table:table-cell>
          <table:table-cell office:value-type="float" office:value="92589408" calcext:value-type="float">
            <text:p>92589408</text:p>
          </table:table-cell>
          <table:table-cell office:value-type="float" office:value="85675592" calcext:value-type="float">
            <text:p>85675592</text:p>
          </table:table-cell>
          <table:table-cell office:value-type="float" office:value="84952568" calcext:value-type="float">
            <text:p>84952568</text:p>
          </table:table-cell>
          <table:table-cell table:number-columns-repeated="6"/>
        </table:table-row>
        <table:table-row table:style-name="ro1">
          <table:table-cell office:value-type="float" office:value="10906888" calcext:value-type="float">
            <text:p>10906888</text:p>
          </table:table-cell>
          <table:table-cell office:value-type="float" office:value="86208928" calcext:value-type="float">
            <text:p>86208928</text:p>
          </table:table-cell>
          <table:table-cell office:value-type="float" office:value="32870136" calcext:value-type="float">
            <text:p>32870136</text:p>
          </table:table-cell>
          <table:table-cell office:value-type="float" office:value="30434720" calcext:value-type="float">
            <text:p>30434720</text:p>
          </table:table-cell>
          <table:table-cell office:value-type="float" office:value="30478744" calcext:value-type="float">
            <text:p>30478744</text:p>
          </table:table-cell>
          <table:table-cell office:value-type="float" office:value="28393800" calcext:value-type="float">
            <text:p>28393800</text:p>
          </table:table-cell>
          <table:table-cell office:value-type="float" office:value="251097952" calcext:value-type="float">
            <text:p>251097952</text:p>
          </table:table-cell>
          <table:table-cell office:value-type="float" office:value="92624384" calcext:value-type="float">
            <text:p>92624384</text:p>
          </table:table-cell>
          <table:table-cell office:value-type="float" office:value="85741264" calcext:value-type="float">
            <text:p>85741264</text:p>
          </table:table-cell>
          <table:table-cell office:value-type="float" office:value="85375952" calcext:value-type="float">
            <text:p>85375952</text:p>
          </table:table-cell>
          <table:table-cell table:number-columns-repeated="6"/>
        </table:table-row>
        <table:table-row table:style-name="ro1">
          <table:table-cell office:value-type="float" office:value="10908088" calcext:value-type="float">
            <text:p>10908088</text:p>
          </table:table-cell>
          <table:table-cell office:value-type="float" office:value="86209024" calcext:value-type="float">
            <text:p>86209024</text:p>
          </table:table-cell>
          <table:table-cell office:value-type="float" office:value="32873424" calcext:value-type="float">
            <text:p>32873424</text:p>
          </table:table-cell>
          <table:table-cell office:value-type="float" office:value="30435160" calcext:value-type="float">
            <text:p>30435160</text:p>
          </table:table-cell>
          <table:table-cell office:value-type="float" office:value="30478872" calcext:value-type="float">
            <text:p>30478872</text:p>
          </table:table-cell>
          <table:table-cell office:value-type="float" office:value="28420432" calcext:value-type="float">
            <text:p>28420432</text:p>
          </table:table-cell>
          <table:table-cell office:value-type="float" office:value="252048448" calcext:value-type="float">
            <text:p>252048448</text:p>
          </table:table-cell>
          <table:table-cell office:value-type="float" office:value="92663512" calcext:value-type="float">
            <text:p>92663512</text:p>
          </table:table-cell>
          <table:table-cell office:value-type="float" office:value="85790912" calcext:value-type="float">
            <text:p>85790912</text:p>
          </table:table-cell>
          <table:table-cell office:value-type="float" office:value="85742392" calcext:value-type="float">
            <text:p>85742392</text:p>
          </table:table-cell>
          <table:table-cell table:number-columns-repeated="6"/>
        </table:table-row>
        <table:table-row table:style-name="ro1">
          <table:table-cell office:value-type="float" office:value="10908440" calcext:value-type="float">
            <text:p>10908440</text:p>
          </table:table-cell>
          <table:table-cell office:value-type="float" office:value="86209080" calcext:value-type="float">
            <text:p>86209080</text:p>
          </table:table-cell>
          <table:table-cell office:value-type="float" office:value="32878792" calcext:value-type="float">
            <text:p>32878792</text:p>
          </table:table-cell>
          <table:table-cell office:value-type="float" office:value="30435528" calcext:value-type="float">
            <text:p>30435528</text:p>
          </table:table-cell>
          <table:table-cell office:value-type="float" office:value="30479080" calcext:value-type="float">
            <text:p>30479080</text:p>
          </table:table-cell>
          <table:table-cell office:value-type="float" office:value="28421216" calcext:value-type="float">
            <text:p>28421216</text:p>
          </table:table-cell>
          <table:table-cell office:value-type="float" office:value="253040832" calcext:value-type="float">
            <text:p>253040832</text:p>
          </table:table-cell>
          <table:table-cell office:value-type="float" office:value="92972840" calcext:value-type="float">
            <text:p>92972840</text:p>
          </table:table-cell>
          <table:table-cell office:value-type="float" office:value="85859224" calcext:value-type="float">
            <text:p>85859224</text:p>
          </table:table-cell>
          <table:table-cell office:value-type="float" office:value="85787480" calcext:value-type="float">
            <text:p>85787480</text:p>
          </table:table-cell>
          <table:table-cell table:number-columns-repeated="6"/>
        </table:table-row>
        <table:table-row table:style-name="ro1">
          <table:table-cell office:value-type="float" office:value="10908600" calcext:value-type="float">
            <text:p>10908600</text:p>
          </table:table-cell>
          <table:table-cell office:value-type="float" office:value="86209520" calcext:value-type="float">
            <text:p>86209520</text:p>
          </table:table-cell>
          <table:table-cell office:value-type="float" office:value="32879072" calcext:value-type="float">
            <text:p>32879072</text:p>
          </table:table-cell>
          <table:table-cell office:value-type="float" office:value="30435536" calcext:value-type="float">
            <text:p>30435536</text:p>
          </table:table-cell>
          <table:table-cell office:value-type="float" office:value="30479184" calcext:value-type="float">
            <text:p>30479184</text:p>
          </table:table-cell>
          <table:table-cell office:value-type="float" office:value="28475352" calcext:value-type="float">
            <text:p>28475352</text:p>
          </table:table-cell>
          <table:table-cell office:value-type="float" office:value="253846024" calcext:value-type="float">
            <text:p>253846024</text:p>
          </table:table-cell>
          <table:table-cell office:value-type="float" office:value="92975048" calcext:value-type="float">
            <text:p>92975048</text:p>
          </table:table-cell>
          <table:table-cell office:value-type="float" office:value="86084192" calcext:value-type="float">
            <text:p>86084192</text:p>
          </table:table-cell>
          <table:table-cell office:value-type="float" office:value="86358016" calcext:value-type="float">
            <text:p>86358016</text:p>
          </table:table-cell>
          <table:table-cell table:number-columns-repeated="6"/>
        </table:table-row>
        <table:table-row table:style-name="ro1">
          <table:table-cell office:value-type="float" office:value="10908816" calcext:value-type="float">
            <text:p>10908816</text:p>
          </table:table-cell>
          <table:table-cell office:value-type="float" office:value="86209656" calcext:value-type="float">
            <text:p>86209656</text:p>
          </table:table-cell>
          <table:table-cell office:value-type="float" office:value="32880280" calcext:value-type="float">
            <text:p>32880280</text:p>
          </table:table-cell>
          <table:table-cell office:value-type="float" office:value="30435632" calcext:value-type="float">
            <text:p>30435632</text:p>
          </table:table-cell>
          <table:table-cell office:value-type="float" office:value="30479640" calcext:value-type="float">
            <text:p>30479640</text:p>
          </table:table-cell>
          <table:table-cell office:value-type="float" office:value="28477312" calcext:value-type="float">
            <text:p>28477312</text:p>
          </table:table-cell>
          <table:table-cell office:value-type="float" office:value="254528712" calcext:value-type="float">
            <text:p>254528712</text:p>
          </table:table-cell>
          <table:table-cell office:value-type="float" office:value="93017416" calcext:value-type="float">
            <text:p>93017416</text:p>
          </table:table-cell>
          <table:table-cell office:value-type="float" office:value="86113664" calcext:value-type="float">
            <text:p>86113664</text:p>
          </table:table-cell>
          <table:table-cell office:value-type="float" office:value="86888272" calcext:value-type="float">
            <text:p>86888272</text:p>
          </table:table-cell>
          <table:table-cell table:number-columns-repeated="6"/>
        </table:table-row>
        <table:table-row table:style-name="ro1">
          <table:table-cell office:value-type="float" office:value="10909272" calcext:value-type="float">
            <text:p>10909272</text:p>
          </table:table-cell>
          <table:table-cell office:value-type="float" office:value="86209672" calcext:value-type="float">
            <text:p>86209672</text:p>
          </table:table-cell>
          <table:table-cell office:value-type="float" office:value="32881376" calcext:value-type="float">
            <text:p>32881376</text:p>
          </table:table-cell>
          <table:table-cell office:value-type="float" office:value="30435928" calcext:value-type="float">
            <text:p>30435928</text:p>
          </table:table-cell>
          <table:table-cell office:value-type="float" office:value="30480144" calcext:value-type="float">
            <text:p>30480144</text:p>
          </table:table-cell>
          <table:table-cell office:value-type="float" office:value="28482304" calcext:value-type="float">
            <text:p>28482304</text:p>
          </table:table-cell>
          <table:table-cell office:value-type="float" office:value="255699344" calcext:value-type="float">
            <text:p>255699344</text:p>
          </table:table-cell>
          <table:table-cell office:value-type="float" office:value="93042344" calcext:value-type="float">
            <text:p>93042344</text:p>
          </table:table-cell>
          <table:table-cell office:value-type="float" office:value="88019560" calcext:value-type="float">
            <text:p>88019560</text:p>
          </table:table-cell>
          <table:table-cell office:value-type="float" office:value="88110528" calcext:value-type="float">
            <text:p>88110528</text:p>
          </table:table-cell>
          <table:table-cell table:number-columns-repeated="6"/>
        </table:table-row>
        <table:table-row table:style-name="ro1">
          <table:table-cell office:value-type="float" office:value="10909704" calcext:value-type="float">
            <text:p>10909704</text:p>
          </table:table-cell>
          <table:table-cell office:value-type="float" office:value="86210456" calcext:value-type="float">
            <text:p>86210456</text:p>
          </table:table-cell>
          <table:table-cell office:value-type="float" office:value="32882480" calcext:value-type="float">
            <text:p>32882480</text:p>
          </table:table-cell>
          <table:table-cell office:value-type="float" office:value="30436184" calcext:value-type="float">
            <text:p>30436184</text:p>
          </table:table-cell>
          <table:table-cell office:value-type="float" office:value="30480816" calcext:value-type="float">
            <text:p>30480816</text:p>
          </table:table-cell>
          <table:table-cell office:value-type="float" office:value="28486936" calcext:value-type="float">
            <text:p>28486936</text:p>
          </table:table-cell>
          <table:table-cell office:value-type="float" office:value="255837664" calcext:value-type="float">
            <text:p>255837664</text:p>
          </table:table-cell>
          <table:table-cell office:value-type="float" office:value="93911616" calcext:value-type="float">
            <text:p>93911616</text:p>
          </table:table-cell>
          <table:table-cell office:value-type="float" office:value="88755672" calcext:value-type="float">
            <text:p>88755672</text:p>
          </table:table-cell>
          <table:table-cell office:value-type="float" office:value="88494560" calcext:value-type="float">
            <text:p>88494560</text:p>
          </table:table-cell>
          <table:table-cell table:number-columns-repeated="6"/>
        </table:table-row>
        <table:table-row table:style-name="ro1">
          <table:table-cell office:value-type="float" office:value="10909928" calcext:value-type="float">
            <text:p>10909928</text:p>
          </table:table-cell>
          <table:table-cell office:value-type="float" office:value="86210488" calcext:value-type="float">
            <text:p>86210488</text:p>
          </table:table-cell>
          <table:table-cell office:value-type="float" office:value="32883864" calcext:value-type="float">
            <text:p>32883864</text:p>
          </table:table-cell>
          <table:table-cell office:value-type="float" office:value="30436240" calcext:value-type="float">
            <text:p>30436240</text:p>
          </table:table-cell>
          <table:table-cell office:value-type="float" office:value="30481304" calcext:value-type="float">
            <text:p>30481304</text:p>
          </table:table-cell>
          <table:table-cell office:value-type="float" office:value="28489664" calcext:value-type="float">
            <text:p>28489664</text:p>
          </table:table-cell>
          <table:table-cell office:value-type="float" office:value="256078032" calcext:value-type="float">
            <text:p>256078032</text:p>
          </table:table-cell>
          <table:table-cell office:value-type="float" office:value="94054240" calcext:value-type="float">
            <text:p>94054240</text:p>
          </table:table-cell>
          <table:table-cell office:value-type="float" office:value="90046568" calcext:value-type="float">
            <text:p>90046568</text:p>
          </table:table-cell>
          <table:table-cell office:value-type="float" office:value="89627960" calcext:value-type="float">
            <text:p>89627960</text:p>
          </table:table-cell>
          <table:table-cell table:number-columns-repeated="6"/>
        </table:table-row>
        <table:table-row table:style-name="ro1">
          <table:table-cell office:value-type="float" office:value="10911344" calcext:value-type="float">
            <text:p>10911344</text:p>
          </table:table-cell>
          <table:table-cell office:value-type="float" office:value="86210800" calcext:value-type="float">
            <text:p>86210800</text:p>
          </table:table-cell>
          <table:table-cell office:value-type="float" office:value="32884368" calcext:value-type="float">
            <text:p>32884368</text:p>
          </table:table-cell>
          <table:table-cell office:value-type="float" office:value="30436248" calcext:value-type="float">
            <text:p>30436248</text:p>
          </table:table-cell>
          <table:table-cell office:value-type="float" office:value="30481528" calcext:value-type="float">
            <text:p>30481528</text:p>
          </table:table-cell>
          <table:table-cell office:value-type="float" office:value="28490528" calcext:value-type="float">
            <text:p>28490528</text:p>
          </table:table-cell>
          <table:table-cell office:value-type="float" office:value="256174792" calcext:value-type="float">
            <text:p>256174792</text:p>
          </table:table-cell>
          <table:table-cell office:value-type="float" office:value="94434920" calcext:value-type="float">
            <text:p>94434920</text:p>
          </table:table-cell>
          <table:table-cell office:value-type="float" office:value="90226800" calcext:value-type="float">
            <text:p>90226800</text:p>
          </table:table-cell>
          <table:table-cell office:value-type="float" office:value="89823112" calcext:value-type="float">
            <text:p>89823112</text:p>
          </table:table-cell>
          <table:table-cell table:number-columns-repeated="6"/>
        </table:table-row>
        <table:table-row table:style-name="ro1">
          <table:table-cell office:value-type="float" office:value="10911528" calcext:value-type="float">
            <text:p>10911528</text:p>
          </table:table-cell>
          <table:table-cell office:value-type="float" office:value="86212480" calcext:value-type="float">
            <text:p>86212480</text:p>
          </table:table-cell>
          <table:table-cell office:value-type="float" office:value="32884664" calcext:value-type="float">
            <text:p>32884664</text:p>
          </table:table-cell>
          <table:table-cell office:value-type="float" office:value="30436536" calcext:value-type="float">
            <text:p>30436536</text:p>
          </table:table-cell>
          <table:table-cell office:value-type="float" office:value="30481864" calcext:value-type="float">
            <text:p>30481864</text:p>
          </table:table-cell>
          <table:table-cell office:value-type="float" office:value="28541824" calcext:value-type="float">
            <text:p>28541824</text:p>
          </table:table-cell>
          <table:table-cell office:value-type="float" office:value="257039888" calcext:value-type="float">
            <text:p>257039888</text:p>
          </table:table-cell>
          <table:table-cell office:value-type="float" office:value="94594488" calcext:value-type="float">
            <text:p>94594488</text:p>
          </table:table-cell>
          <table:table-cell office:value-type="float" office:value="90250416" calcext:value-type="float">
            <text:p>90250416</text:p>
          </table:table-cell>
          <table:table-cell office:value-type="float" office:value="90187736" calcext:value-type="float">
            <text:p>90187736</text:p>
          </table:table-cell>
          <table:table-cell table:number-columns-repeated="6"/>
        </table:table-row>
        <table:table-row table:style-name="ro1">
          <table:table-cell office:value-type="float" office:value="10911544" calcext:value-type="float">
            <text:p>10911544</text:p>
          </table:table-cell>
          <table:table-cell office:value-type="float" office:value="86212504" calcext:value-type="float">
            <text:p>86212504</text:p>
          </table:table-cell>
          <table:table-cell office:value-type="float" office:value="32885200" calcext:value-type="float">
            <text:p>32885200</text:p>
          </table:table-cell>
          <table:table-cell office:value-type="float" office:value="30436608" calcext:value-type="float">
            <text:p>30436608</text:p>
          </table:table-cell>
          <table:table-cell office:value-type="float" office:value="30482176" calcext:value-type="float">
            <text:p>30482176</text:p>
          </table:table-cell>
          <table:table-cell office:value-type="float" office:value="28585800" calcext:value-type="float">
            <text:p>28585800</text:p>
          </table:table-cell>
          <table:table-cell office:value-type="float" office:value="257216104" calcext:value-type="float">
            <text:p>257216104</text:p>
          </table:table-cell>
          <table:table-cell office:value-type="float" office:value="95554136" calcext:value-type="float">
            <text:p>95554136</text:p>
          </table:table-cell>
          <table:table-cell office:value-type="float" office:value="90281912" calcext:value-type="float">
            <text:p>90281912</text:p>
          </table:table-cell>
          <table:table-cell office:value-type="float" office:value="90192880" calcext:value-type="float">
            <text:p>90192880</text:p>
          </table:table-cell>
          <table:table-cell table:number-columns-repeated="6"/>
        </table:table-row>
        <table:table-row table:style-name="ro1">
          <table:table-cell office:value-type="float" office:value="10911624" calcext:value-type="float">
            <text:p>10911624</text:p>
          </table:table-cell>
          <table:table-cell office:value-type="float" office:value="86212968" calcext:value-type="float">
            <text:p>86212968</text:p>
          </table:table-cell>
          <table:table-cell office:value-type="float" office:value="32889368" calcext:value-type="float">
            <text:p>32889368</text:p>
          </table:table-cell>
          <table:table-cell office:value-type="float" office:value="30436712" calcext:value-type="float">
            <text:p>30436712</text:p>
          </table:table-cell>
          <table:table-cell office:value-type="float" office:value="30483424" calcext:value-type="float">
            <text:p>30483424</text:p>
          </table:table-cell>
          <table:table-cell office:value-type="float" office:value="28600816" calcext:value-type="float">
            <text:p>28600816</text:p>
          </table:table-cell>
          <table:table-cell office:value-type="float" office:value="257286904" calcext:value-type="float">
            <text:p>257286904</text:p>
          </table:table-cell>
          <table:table-cell office:value-type="float" office:value="96758536" calcext:value-type="float">
            <text:p>96758536</text:p>
          </table:table-cell>
          <table:table-cell office:value-type="float" office:value="90322344" calcext:value-type="float">
            <text:p>90322344</text:p>
          </table:table-cell>
          <table:table-cell office:value-type="float" office:value="90277640" calcext:value-type="float">
            <text:p>90277640</text:p>
          </table:table-cell>
          <table:table-cell table:number-columns-repeated="6"/>
        </table:table-row>
        <table:table-row table:style-name="ro1">
          <table:table-cell office:value-type="float" office:value="10912832" calcext:value-type="float">
            <text:p>10912832</text:p>
          </table:table-cell>
          <table:table-cell office:value-type="float" office:value="86212976" calcext:value-type="float">
            <text:p>86212976</text:p>
          </table:table-cell>
          <table:table-cell office:value-type="float" office:value="32892296" calcext:value-type="float">
            <text:p>32892296</text:p>
          </table:table-cell>
          <table:table-cell office:value-type="float" office:value="30436912" calcext:value-type="float">
            <text:p>30436912</text:p>
          </table:table-cell>
          <table:table-cell office:value-type="float" office:value="30483640" calcext:value-type="float">
            <text:p>30483640</text:p>
          </table:table-cell>
          <table:table-cell office:value-type="float" office:value="28615760" calcext:value-type="float">
            <text:p>28615760</text:p>
          </table:table-cell>
          <table:table-cell office:value-type="float" office:value="257290368" calcext:value-type="float">
            <text:p>257290368</text:p>
          </table:table-cell>
          <table:table-cell office:value-type="float" office:value="97113520" calcext:value-type="float">
            <text:p>97113520</text:p>
          </table:table-cell>
          <table:table-cell office:value-type="float" office:value="90371280" calcext:value-type="float">
            <text:p>90371280</text:p>
          </table:table-cell>
          <table:table-cell office:value-type="float" office:value="90298488" calcext:value-type="float">
            <text:p>90298488</text:p>
          </table:table-cell>
          <table:table-cell table:number-columns-repeated="6"/>
        </table:table-row>
        <table:table-row table:style-name="ro1">
          <table:table-cell office:value-type="float" office:value="10913112" calcext:value-type="float">
            <text:p>10913112</text:p>
          </table:table-cell>
          <table:table-cell office:value-type="float" office:value="86213952" calcext:value-type="float">
            <text:p>86213952</text:p>
          </table:table-cell>
          <table:table-cell office:value-type="float" office:value="32893976" calcext:value-type="float">
            <text:p>32893976</text:p>
          </table:table-cell>
          <table:table-cell office:value-type="float" office:value="30436968" calcext:value-type="float">
            <text:p>30436968</text:p>
          </table:table-cell>
          <table:table-cell office:value-type="float" office:value="30484344" calcext:value-type="float">
            <text:p>30484344</text:p>
          </table:table-cell>
          <table:table-cell office:value-type="float" office:value="28634896" calcext:value-type="float">
            <text:p>28634896</text:p>
          </table:table-cell>
          <table:table-cell office:value-type="float" office:value="257450656" calcext:value-type="float">
            <text:p>257450656</text:p>
          </table:table-cell>
          <table:table-cell office:value-type="float" office:value="97253896" calcext:value-type="float">
            <text:p>97253896</text:p>
          </table:table-cell>
          <table:table-cell office:value-type="float" office:value="90495416" calcext:value-type="float">
            <text:p>90495416</text:p>
          </table:table-cell>
          <table:table-cell office:value-type="float" office:value="90300448" calcext:value-type="float">
            <text:p>90300448</text:p>
          </table:table-cell>
          <table:table-cell table:number-columns-repeated="6"/>
        </table:table-row>
        <table:table-row table:style-name="ro1">
          <table:table-cell office:value-type="float" office:value="10913416" calcext:value-type="float">
            <text:p>10913416</text:p>
          </table:table-cell>
          <table:table-cell office:value-type="float" office:value="86214848" calcext:value-type="float">
            <text:p>86214848</text:p>
          </table:table-cell>
          <table:table-cell office:value-type="float" office:value="32896976" calcext:value-type="float">
            <text:p>32896976</text:p>
          </table:table-cell>
          <table:table-cell office:value-type="float" office:value="30437448" calcext:value-type="float">
            <text:p>30437448</text:p>
          </table:table-cell>
          <table:table-cell office:value-type="float" office:value="30484760" calcext:value-type="float">
            <text:p>30484760</text:p>
          </table:table-cell>
          <table:table-cell office:value-type="float" office:value="28638896" calcext:value-type="float">
            <text:p>28638896</text:p>
          </table:table-cell>
          <table:table-cell office:value-type="float" office:value="257558496" calcext:value-type="float">
            <text:p>257558496</text:p>
          </table:table-cell>
          <table:table-cell office:value-type="float" office:value="98219480" calcext:value-type="float">
            <text:p>98219480</text:p>
          </table:table-cell>
          <table:table-cell office:value-type="float" office:value="90527360" calcext:value-type="float">
            <text:p>90527360</text:p>
          </table:table-cell>
          <table:table-cell office:value-type="float" office:value="90358072" calcext:value-type="float">
            <text:p>90358072</text:p>
          </table:table-cell>
          <table:table-cell table:number-columns-repeated="6"/>
        </table:table-row>
        <table:table-row table:style-name="ro1">
          <table:table-cell office:value-type="float" office:value="10913872" calcext:value-type="float">
            <text:p>10913872</text:p>
          </table:table-cell>
          <table:table-cell office:value-type="float" office:value="86215600" calcext:value-type="float">
            <text:p>86215600</text:p>
          </table:table-cell>
          <table:table-cell office:value-type="float" office:value="32898936" calcext:value-type="float">
            <text:p>32898936</text:p>
          </table:table-cell>
          <table:table-cell office:value-type="float" office:value="30437792" calcext:value-type="float">
            <text:p>30437792</text:p>
          </table:table-cell>
          <table:table-cell office:value-type="float" office:value="30484784" calcext:value-type="float">
            <text:p>30484784</text:p>
          </table:table-cell>
          <table:table-cell office:value-type="float" office:value="28640152" calcext:value-type="float">
            <text:p>28640152</text:p>
          </table:table-cell>
          <table:table-cell office:value-type="float" office:value="257771872" calcext:value-type="float">
            <text:p>257771872</text:p>
          </table:table-cell>
          <table:table-cell office:value-type="float" office:value="98822816" calcext:value-type="float">
            <text:p>98822816</text:p>
          </table:table-cell>
          <table:table-cell office:value-type="float" office:value="90636664" calcext:value-type="float">
            <text:p>90636664</text:p>
          </table:table-cell>
          <table:table-cell office:value-type="float" office:value="90431184" calcext:value-type="float">
            <text:p>90431184</text:p>
          </table:table-cell>
          <table:table-cell table:number-columns-repeated="6"/>
        </table:table-row>
        <table:table-row table:style-name="ro1">
          <table:table-cell office:value-type="float" office:value="10914488" calcext:value-type="float">
            <text:p>10914488</text:p>
          </table:table-cell>
          <table:table-cell office:value-type="float" office:value="86215656" calcext:value-type="float">
            <text:p>86215656</text:p>
          </table:table-cell>
          <table:table-cell office:value-type="float" office:value="32899272" calcext:value-type="float">
            <text:p>32899272</text:p>
          </table:table-cell>
          <table:table-cell office:value-type="float" office:value="30437800" calcext:value-type="float">
            <text:p>30437800</text:p>
          </table:table-cell>
          <table:table-cell office:value-type="float" office:value="30485248" calcext:value-type="float">
            <text:p>30485248</text:p>
          </table:table-cell>
          <table:table-cell office:value-type="float" office:value="28651320" calcext:value-type="float">
            <text:p>28651320</text:p>
          </table:table-cell>
          <table:table-cell office:value-type="float" office:value="258136160" calcext:value-type="float">
            <text:p>258136160</text:p>
          </table:table-cell>
          <table:table-cell office:value-type="float" office:value="98839976" calcext:value-type="float">
            <text:p>98839976</text:p>
          </table:table-cell>
          <table:table-cell office:value-type="float" office:value="90727312" calcext:value-type="float">
            <text:p>90727312</text:p>
          </table:table-cell>
          <table:table-cell office:value-type="float" office:value="90454440" calcext:value-type="float">
            <text:p>90454440</text:p>
          </table:table-cell>
          <table:table-cell table:number-columns-repeated="6"/>
        </table:table-row>
        <table:table-row table:style-name="ro1">
          <table:table-cell office:value-type="float" office:value="10915104" calcext:value-type="float">
            <text:p>10915104</text:p>
          </table:table-cell>
          <table:table-cell office:value-type="float" office:value="86215808" calcext:value-type="float">
            <text:p>86215808</text:p>
          </table:table-cell>
          <table:table-cell office:value-type="float" office:value="32903592" calcext:value-type="float">
            <text:p>32903592</text:p>
          </table:table-cell>
          <table:table-cell office:value-type="float" office:value="30438384" calcext:value-type="float">
            <text:p>30438384</text:p>
          </table:table-cell>
          <table:table-cell office:value-type="float" office:value="30486400" calcext:value-type="float">
            <text:p>30486400</text:p>
          </table:table-cell>
          <table:table-cell office:value-type="float" office:value="28655328" calcext:value-type="float">
            <text:p>28655328</text:p>
          </table:table-cell>
          <table:table-cell office:value-type="float" office:value="258297488" calcext:value-type="float">
            <text:p>258297488</text:p>
          </table:table-cell>
          <table:table-cell office:value-type="float" office:value="98853464" calcext:value-type="float">
            <text:p>98853464</text:p>
          </table:table-cell>
          <table:table-cell office:value-type="float" office:value="91541720" calcext:value-type="float">
            <text:p>91541720</text:p>
          </table:table-cell>
          <table:table-cell office:value-type="float" office:value="90460920" calcext:value-type="float">
            <text:p>90460920</text:p>
          </table:table-cell>
          <table:table-cell table:number-columns-repeated="6"/>
        </table:table-row>
        <table:table-row table:style-name="ro1">
          <table:table-cell office:value-type="float" office:value="10915160" calcext:value-type="float">
            <text:p>10915160</text:p>
          </table:table-cell>
          <table:table-cell office:value-type="float" office:value="86215848" calcext:value-type="float">
            <text:p>86215848</text:p>
          </table:table-cell>
          <table:table-cell office:value-type="float" office:value="32907488" calcext:value-type="float">
            <text:p>32907488</text:p>
          </table:table-cell>
          <table:table-cell office:value-type="float" office:value="30438408" calcext:value-type="float">
            <text:p>30438408</text:p>
          </table:table-cell>
          <table:table-cell office:value-type="float" office:value="30486560" calcext:value-type="float">
            <text:p>30486560</text:p>
          </table:table-cell>
          <table:table-cell office:value-type="float" office:value="28698832" calcext:value-type="float">
            <text:p>28698832</text:p>
          </table:table-cell>
          <table:table-cell office:value-type="float" office:value="258305840" calcext:value-type="float">
            <text:p>258305840</text:p>
          </table:table-cell>
          <table:table-cell office:value-type="float" office:value="98860216" calcext:value-type="float">
            <text:p>98860216</text:p>
          </table:table-cell>
          <table:table-cell office:value-type="float" office:value="91753488" calcext:value-type="float">
            <text:p>91753488</text:p>
          </table:table-cell>
          <table:table-cell office:value-type="float" office:value="90486920" calcext:value-type="float">
            <text:p>90486920</text:p>
          </table:table-cell>
          <table:table-cell table:number-columns-repeated="6"/>
        </table:table-row>
        <table:table-row table:style-name="ro1">
          <table:table-cell office:value-type="float" office:value="10915536" calcext:value-type="float">
            <text:p>10915536</text:p>
          </table:table-cell>
          <table:table-cell office:value-type="float" office:value="86217232" calcext:value-type="float">
            <text:p>86217232</text:p>
          </table:table-cell>
          <table:table-cell office:value-type="float" office:value="32911016" calcext:value-type="float">
            <text:p>32911016</text:p>
          </table:table-cell>
          <table:table-cell office:value-type="float" office:value="30438464" calcext:value-type="float">
            <text:p>30438464</text:p>
          </table:table-cell>
          <table:table-cell office:value-type="float" office:value="30486640" calcext:value-type="float">
            <text:p>30486640</text:p>
          </table:table-cell>
          <table:table-cell office:value-type="float" office:value="28736504" calcext:value-type="float">
            <text:p>28736504</text:p>
          </table:table-cell>
          <table:table-cell office:value-type="float" office:value="258836480" calcext:value-type="float">
            <text:p>258836480</text:p>
          </table:table-cell>
          <table:table-cell office:value-type="float" office:value="98876248" calcext:value-type="float">
            <text:p>98876248</text:p>
          </table:table-cell>
          <table:table-cell office:value-type="float" office:value="91825560" calcext:value-type="float">
            <text:p>91825560</text:p>
          </table:table-cell>
          <table:table-cell office:value-type="float" office:value="90676528" calcext:value-type="float">
            <text:p>90676528</text:p>
          </table:table-cell>
          <table:table-cell table:number-columns-repeated="6"/>
        </table:table-row>
        <table:table-row table:style-name="ro1">
          <table:table-cell office:value-type="float" office:value="10916008" calcext:value-type="float">
            <text:p>10916008</text:p>
          </table:table-cell>
          <table:table-cell office:value-type="float" office:value="86218872" calcext:value-type="float">
            <text:p>86218872</text:p>
          </table:table-cell>
          <table:table-cell office:value-type="float" office:value="32911120" calcext:value-type="float">
            <text:p>32911120</text:p>
          </table:table-cell>
          <table:table-cell office:value-type="float" office:value="30438504" calcext:value-type="float">
            <text:p>30438504</text:p>
          </table:table-cell>
          <table:table-cell office:value-type="float" office:value="30486696" calcext:value-type="float">
            <text:p>30486696</text:p>
          </table:table-cell>
          <table:table-cell office:value-type="float" office:value="28804216" calcext:value-type="float">
            <text:p>28804216</text:p>
          </table:table-cell>
          <table:table-cell office:value-type="float" office:value="259150248" calcext:value-type="float">
            <text:p>259150248</text:p>
          </table:table-cell>
          <table:table-cell office:value-type="float" office:value="98886568" calcext:value-type="float">
            <text:p>98886568</text:p>
          </table:table-cell>
          <table:table-cell office:value-type="float" office:value="92955304" calcext:value-type="float">
            <text:p>92955304</text:p>
          </table:table-cell>
          <table:table-cell office:value-type="float" office:value="90884240" calcext:value-type="float">
            <text:p>90884240</text:p>
          </table:table-cell>
          <table:table-cell table:number-columns-repeated="6"/>
        </table:table-row>
        <table:table-row table:style-name="ro1">
          <table:table-cell office:value-type="float" office:value="10916216" calcext:value-type="float">
            <text:p>10916216</text:p>
          </table:table-cell>
          <table:table-cell office:value-type="float" office:value="86223360" calcext:value-type="float">
            <text:p>86223360</text:p>
          </table:table-cell>
          <table:table-cell office:value-type="float" office:value="32913640" calcext:value-type="float">
            <text:p>32913640</text:p>
          </table:table-cell>
          <table:table-cell office:value-type="float" office:value="30438784" calcext:value-type="float">
            <text:p>30438784</text:p>
          </table:table-cell>
          <table:table-cell office:value-type="float" office:value="30486984" calcext:value-type="float">
            <text:p>30486984</text:p>
          </table:table-cell>
          <table:table-cell office:value-type="float" office:value="28820144" calcext:value-type="float">
            <text:p>28820144</text:p>
          </table:table-cell>
          <table:table-cell office:value-type="float" office:value="259355944" calcext:value-type="float">
            <text:p>259355944</text:p>
          </table:table-cell>
          <table:table-cell office:value-type="float" office:value="98911544" calcext:value-type="float">
            <text:p>98911544</text:p>
          </table:table-cell>
          <table:table-cell office:value-type="float" office:value="94309032" calcext:value-type="float">
            <text:p>94309032</text:p>
          </table:table-cell>
          <table:table-cell office:value-type="float" office:value="91231672" calcext:value-type="float">
            <text:p>91231672</text:p>
          </table:table-cell>
          <table:table-cell table:number-columns-repeated="6"/>
        </table:table-row>
        <table:table-row table:style-name="ro1">
          <table:table-cell office:value-type="float" office:value="10916248" calcext:value-type="float">
            <text:p>10916248</text:p>
          </table:table-cell>
          <table:table-cell office:value-type="float" office:value="86223480" calcext:value-type="float">
            <text:p>86223480</text:p>
          </table:table-cell>
          <table:table-cell office:value-type="float" office:value="32913656" calcext:value-type="float">
            <text:p>32913656</text:p>
          </table:table-cell>
          <table:table-cell office:value-type="float" office:value="30438792" calcext:value-type="float">
            <text:p>30438792</text:p>
          </table:table-cell>
          <table:table-cell office:value-type="float" office:value="30488072" calcext:value-type="float">
            <text:p>30488072</text:p>
          </table:table-cell>
          <table:table-cell office:value-type="float" office:value="28864184" calcext:value-type="float">
            <text:p>28864184</text:p>
          </table:table-cell>
          <table:table-cell office:value-type="float" office:value="260744928" calcext:value-type="float">
            <text:p>260744928</text:p>
          </table:table-cell>
          <table:table-cell office:value-type="float" office:value="98911656" calcext:value-type="float">
            <text:p>98911656</text:p>
          </table:table-cell>
          <table:table-cell office:value-type="float" office:value="96599544" calcext:value-type="float">
            <text:p>96599544</text:p>
          </table:table-cell>
          <table:table-cell office:value-type="float" office:value="91608952" calcext:value-type="float">
            <text:p>91608952</text:p>
          </table:table-cell>
          <table:table-cell table:number-columns-repeated="6"/>
        </table:table-row>
        <table:table-row table:style-name="ro1">
          <table:table-cell office:value-type="float" office:value="10916528" calcext:value-type="float">
            <text:p>10916528</text:p>
          </table:table-cell>
          <table:table-cell office:value-type="float" office:value="86227744" calcext:value-type="float">
            <text:p>86227744</text:p>
          </table:table-cell>
          <table:table-cell office:value-type="float" office:value="32914944" calcext:value-type="float">
            <text:p>32914944</text:p>
          </table:table-cell>
          <table:table-cell office:value-type="float" office:value="30439040" calcext:value-type="float">
            <text:p>30439040</text:p>
          </table:table-cell>
          <table:table-cell office:value-type="float" office:value="30489112" calcext:value-type="float">
            <text:p>30489112</text:p>
          </table:table-cell>
          <table:table-cell office:value-type="float" office:value="29011440" calcext:value-type="float">
            <text:p>29011440</text:p>
          </table:table-cell>
          <table:table-cell office:value-type="float" office:value="261119792" calcext:value-type="float">
            <text:p>261119792</text:p>
          </table:table-cell>
          <table:table-cell office:value-type="float" office:value="98948080" calcext:value-type="float">
            <text:p>98948080</text:p>
          </table:table-cell>
          <table:table-cell office:value-type="float" office:value="96607696" calcext:value-type="float">
            <text:p>96607696</text:p>
          </table:table-cell>
          <table:table-cell office:value-type="float" office:value="91673776" calcext:value-type="float">
            <text:p>91673776</text:p>
          </table:table-cell>
          <table:table-cell table:number-columns-repeated="6"/>
        </table:table-row>
        <table:table-row table:style-name="ro1">
          <table:table-cell office:value-type="float" office:value="10917656" calcext:value-type="float">
            <text:p>10917656</text:p>
          </table:table-cell>
          <table:table-cell office:value-type="float" office:value="86227904" calcext:value-type="float">
            <text:p>86227904</text:p>
          </table:table-cell>
          <table:table-cell office:value-type="float" office:value="32916416" calcext:value-type="float">
            <text:p>32916416</text:p>
          </table:table-cell>
          <table:table-cell office:value-type="float" office:value="30439656" calcext:value-type="float">
            <text:p>30439656</text:p>
          </table:table-cell>
          <table:table-cell office:value-type="float" office:value="30489888" calcext:value-type="float">
            <text:p>30489888</text:p>
          </table:table-cell>
          <table:table-cell office:value-type="float" office:value="29067504" calcext:value-type="float">
            <text:p>29067504</text:p>
          </table:table-cell>
          <table:table-cell office:value-type="float" office:value="261154536" calcext:value-type="float">
            <text:p>261154536</text:p>
          </table:table-cell>
          <table:table-cell office:value-type="float" office:value="98951352" calcext:value-type="float">
            <text:p>98951352</text:p>
          </table:table-cell>
          <table:table-cell office:value-type="float" office:value="96619528" calcext:value-type="float">
            <text:p>96619528</text:p>
          </table:table-cell>
          <table:table-cell office:value-type="float" office:value="91778096" calcext:value-type="float">
            <text:p>91778096</text:p>
          </table:table-cell>
          <table:table-cell table:number-columns-repeated="6"/>
        </table:table-row>
        <table:table-row table:style-name="ro1">
          <table:table-cell office:value-type="float" office:value="10917896" calcext:value-type="float">
            <text:p>10917896</text:p>
          </table:table-cell>
          <table:table-cell office:value-type="float" office:value="86228000" calcext:value-type="float">
            <text:p>86228000</text:p>
          </table:table-cell>
          <table:table-cell office:value-type="float" office:value="32920816" calcext:value-type="float">
            <text:p>32920816</text:p>
          </table:table-cell>
          <table:table-cell office:value-type="float" office:value="30439728" calcext:value-type="float">
            <text:p>30439728</text:p>
          </table:table-cell>
          <table:table-cell office:value-type="float" office:value="30489944" calcext:value-type="float">
            <text:p>30489944</text:p>
          </table:table-cell>
          <table:table-cell office:value-type="float" office:value="29080984" calcext:value-type="float">
            <text:p>29080984</text:p>
          </table:table-cell>
          <table:table-cell office:value-type="float" office:value="261736816" calcext:value-type="float">
            <text:p>261736816</text:p>
          </table:table-cell>
          <table:table-cell office:value-type="float" office:value="98974800" calcext:value-type="float">
            <text:p>98974800</text:p>
          </table:table-cell>
          <table:table-cell office:value-type="float" office:value="96635648" calcext:value-type="float">
            <text:p>96635648</text:p>
          </table:table-cell>
          <table:table-cell office:value-type="float" office:value="91801176" calcext:value-type="float">
            <text:p>91801176</text:p>
          </table:table-cell>
          <table:table-cell table:number-columns-repeated="6"/>
        </table:table-row>
        <table:table-row table:style-name="ro1">
          <table:table-cell office:value-type="float" office:value="10917912" calcext:value-type="float">
            <text:p>10917912</text:p>
          </table:table-cell>
          <table:table-cell office:value-type="float" office:value="86228800" calcext:value-type="float">
            <text:p>86228800</text:p>
          </table:table-cell>
          <table:table-cell office:value-type="float" office:value="32920888" calcext:value-type="float">
            <text:p>32920888</text:p>
          </table:table-cell>
          <table:table-cell office:value-type="float" office:value="30439832" calcext:value-type="float">
            <text:p>30439832</text:p>
          </table:table-cell>
          <table:table-cell office:value-type="float" office:value="30490480" calcext:value-type="float">
            <text:p>30490480</text:p>
          </table:table-cell>
          <table:table-cell office:value-type="float" office:value="29203504" calcext:value-type="float">
            <text:p>29203504</text:p>
          </table:table-cell>
          <table:table-cell office:value-type="float" office:value="261887368" calcext:value-type="float">
            <text:p>261887368</text:p>
          </table:table-cell>
          <table:table-cell office:value-type="float" office:value="99011856" calcext:value-type="float">
            <text:p>99011856</text:p>
          </table:table-cell>
          <table:table-cell office:value-type="float" office:value="96639080" calcext:value-type="float">
            <text:p>96639080</text:p>
          </table:table-cell>
          <table:table-cell office:value-type="float" office:value="91897552" calcext:value-type="float">
            <text:p>91897552</text:p>
          </table:table-cell>
          <table:table-cell table:number-columns-repeated="6"/>
        </table:table-row>
        <table:table-row table:style-name="ro1">
          <table:table-cell office:value-type="float" office:value="10918152" calcext:value-type="float">
            <text:p>10918152</text:p>
          </table:table-cell>
          <table:table-cell office:value-type="float" office:value="86229928" calcext:value-type="float">
            <text:p>86229928</text:p>
          </table:table-cell>
          <table:table-cell office:value-type="float" office:value="32923088" calcext:value-type="float">
            <text:p>32923088</text:p>
          </table:table-cell>
          <table:table-cell office:value-type="float" office:value="30440168" calcext:value-type="float">
            <text:p>30440168</text:p>
          </table:table-cell>
          <table:table-cell office:value-type="float" office:value="30492104" calcext:value-type="float">
            <text:p>30492104</text:p>
          </table:table-cell>
          <table:table-cell office:value-type="float" office:value="29204352" calcext:value-type="float">
            <text:p>29204352</text:p>
          </table:table-cell>
          <table:table-cell office:value-type="float" office:value="261945032" calcext:value-type="float">
            <text:p>261945032</text:p>
          </table:table-cell>
          <table:table-cell office:value-type="float" office:value="99018344" calcext:value-type="float">
            <text:p>99018344</text:p>
          </table:table-cell>
          <table:table-cell office:value-type="float" office:value="96655944" calcext:value-type="float">
            <text:p>96655944</text:p>
          </table:table-cell>
          <table:table-cell office:value-type="float" office:value="92053904" calcext:value-type="float">
            <text:p>92053904</text:p>
          </table:table-cell>
          <table:table-cell table:number-columns-repeated="6"/>
        </table:table-row>
        <table:table-row table:style-name="ro1">
          <table:table-cell office:value-type="float" office:value="10918216" calcext:value-type="float">
            <text:p>10918216</text:p>
          </table:table-cell>
          <table:table-cell office:value-type="float" office:value="86230848" calcext:value-type="float">
            <text:p>86230848</text:p>
          </table:table-cell>
          <table:table-cell office:value-type="float" office:value="32928152" calcext:value-type="float">
            <text:p>32928152</text:p>
          </table:table-cell>
          <table:table-cell office:value-type="float" office:value="30440456" calcext:value-type="float">
            <text:p>30440456</text:p>
          </table:table-cell>
          <table:table-cell office:value-type="float" office:value="30492352" calcext:value-type="float">
            <text:p>30492352</text:p>
          </table:table-cell>
          <table:table-cell office:value-type="float" office:value="29273544" calcext:value-type="float">
            <text:p>29273544</text:p>
          </table:table-cell>
          <table:table-cell office:value-type="float" office:value="261997408" calcext:value-type="float">
            <text:p>261997408</text:p>
          </table:table-cell>
          <table:table-cell office:value-type="float" office:value="99038216" calcext:value-type="float">
            <text:p>99038216</text:p>
          </table:table-cell>
          <table:table-cell office:value-type="float" office:value="96671616" calcext:value-type="float">
            <text:p>96671616</text:p>
          </table:table-cell>
          <table:table-cell office:value-type="float" office:value="92088296" calcext:value-type="float">
            <text:p>92088296</text:p>
          </table:table-cell>
          <table:table-cell table:number-columns-repeated="6"/>
        </table:table-row>
        <table:table-row table:style-name="ro1">
          <table:table-cell office:value-type="float" office:value="10918232" calcext:value-type="float">
            <text:p>10918232</text:p>
          </table:table-cell>
          <table:table-cell office:value-type="float" office:value="86231368" calcext:value-type="float">
            <text:p>86231368</text:p>
          </table:table-cell>
          <table:table-cell office:value-type="float" office:value="32937752" calcext:value-type="float">
            <text:p>32937752</text:p>
          </table:table-cell>
          <table:table-cell office:value-type="float" office:value="30441024" calcext:value-type="float">
            <text:p>30441024</text:p>
          </table:table-cell>
          <table:table-cell office:value-type="float" office:value="30492656" calcext:value-type="float">
            <text:p>30492656</text:p>
          </table:table-cell>
          <table:table-cell office:value-type="float" office:value="29548600" calcext:value-type="float">
            <text:p>29548600</text:p>
          </table:table-cell>
          <table:table-cell office:value-type="float" office:value="262188104" calcext:value-type="float">
            <text:p>262188104</text:p>
          </table:table-cell>
          <table:table-cell office:value-type="float" office:value="99063040" calcext:value-type="float">
            <text:p>99063040</text:p>
          </table:table-cell>
          <table:table-cell office:value-type="float" office:value="96674664" calcext:value-type="float">
            <text:p>96674664</text:p>
          </table:table-cell>
          <table:table-cell office:value-type="float" office:value="92099192" calcext:value-type="float">
            <text:p>92099192</text:p>
          </table:table-cell>
          <table:table-cell table:number-columns-repeated="6"/>
        </table:table-row>
        <table:table-row table:style-name="ro1">
          <table:table-cell office:value-type="float" office:value="10918544" calcext:value-type="float">
            <text:p>10918544</text:p>
          </table:table-cell>
          <table:table-cell office:value-type="float" office:value="86231456" calcext:value-type="float">
            <text:p>86231456</text:p>
          </table:table-cell>
          <table:table-cell office:value-type="float" office:value="32939232" calcext:value-type="float">
            <text:p>32939232</text:p>
          </table:table-cell>
          <table:table-cell office:value-type="float" office:value="30441488" calcext:value-type="float">
            <text:p>30441488</text:p>
          </table:table-cell>
          <table:table-cell office:value-type="float" office:value="30492672" calcext:value-type="float">
            <text:p>30492672</text:p>
          </table:table-cell>
          <table:table-cell office:value-type="float" office:value="29765864" calcext:value-type="float">
            <text:p>29765864</text:p>
          </table:table-cell>
          <table:table-cell office:value-type="float" office:value="262311840" calcext:value-type="float">
            <text:p>262311840</text:p>
          </table:table-cell>
          <table:table-cell office:value-type="float" office:value="99071272" calcext:value-type="float">
            <text:p>99071272</text:p>
          </table:table-cell>
          <table:table-cell office:value-type="float" office:value="96690224" calcext:value-type="float">
            <text:p>96690224</text:p>
          </table:table-cell>
          <table:table-cell office:value-type="float" office:value="92103240" calcext:value-type="float">
            <text:p>92103240</text:p>
          </table:table-cell>
          <table:table-cell table:number-columns-repeated="6"/>
        </table:table-row>
        <table:table-row table:style-name="ro1">
          <table:table-cell office:value-type="float" office:value="10918840" calcext:value-type="float">
            <text:p>10918840</text:p>
          </table:table-cell>
          <table:table-cell office:value-type="float" office:value="86233576" calcext:value-type="float">
            <text:p>86233576</text:p>
          </table:table-cell>
          <table:table-cell office:value-type="float" office:value="32942392" calcext:value-type="float">
            <text:p>32942392</text:p>
          </table:table-cell>
          <table:table-cell office:value-type="float" office:value="30441512" calcext:value-type="float">
            <text:p>30441512</text:p>
          </table:table-cell>
          <table:table-cell office:value-type="float" office:value="30492896" calcext:value-type="float">
            <text:p>30492896</text:p>
          </table:table-cell>
          <table:table-cell office:value-type="float" office:value="29911328" calcext:value-type="float">
            <text:p>29911328</text:p>
          </table:table-cell>
          <table:table-cell office:value-type="float" office:value="262400192" calcext:value-type="float">
            <text:p>262400192</text:p>
          </table:table-cell>
          <table:table-cell office:value-type="float" office:value="99087512" calcext:value-type="float">
            <text:p>99087512</text:p>
          </table:table-cell>
          <table:table-cell office:value-type="float" office:value="96701816" calcext:value-type="float">
            <text:p>96701816</text:p>
          </table:table-cell>
          <table:table-cell office:value-type="float" office:value="92159288" calcext:value-type="float">
            <text:p>92159288</text:p>
          </table:table-cell>
          <table:table-cell table:number-columns-repeated="6"/>
        </table:table-row>
        <table:table-row table:style-name="ro1">
          <table:table-cell office:value-type="float" office:value="10919128" calcext:value-type="float">
            <text:p>10919128</text:p>
          </table:table-cell>
          <table:table-cell office:value-type="float" office:value="86233680" calcext:value-type="float">
            <text:p>86233680</text:p>
          </table:table-cell>
          <table:table-cell office:value-type="float" office:value="32942504" calcext:value-type="float">
            <text:p>32942504</text:p>
          </table:table-cell>
          <table:table-cell office:value-type="float" office:value="30442144" calcext:value-type="float">
            <text:p>30442144</text:p>
          </table:table-cell>
          <table:table-cell office:value-type="float" office:value="30493720" calcext:value-type="float">
            <text:p>30493720</text:p>
          </table:table-cell>
          <table:table-cell office:value-type="float" office:value="29926376" calcext:value-type="float">
            <text:p>29926376</text:p>
          </table:table-cell>
          <table:table-cell office:value-type="float" office:value="262993128" calcext:value-type="float">
            <text:p>262993128</text:p>
          </table:table-cell>
          <table:table-cell office:value-type="float" office:value="99173912" calcext:value-type="float">
            <text:p>99173912</text:p>
          </table:table-cell>
          <table:table-cell office:value-type="float" office:value="96722544" calcext:value-type="float">
            <text:p>96722544</text:p>
          </table:table-cell>
          <table:table-cell office:value-type="float" office:value="92432616" calcext:value-type="float">
            <text:p>92432616</text:p>
          </table:table-cell>
          <table:table-cell table:number-columns-repeated="6"/>
        </table:table-row>
        <table:table-row table:style-name="ro1">
          <table:table-cell office:value-type="float" office:value="10919136" calcext:value-type="float">
            <text:p>10919136</text:p>
          </table:table-cell>
          <table:table-cell office:value-type="float" office:value="86235656" calcext:value-type="float">
            <text:p>86235656</text:p>
          </table:table-cell>
          <table:table-cell office:value-type="float" office:value="32947440" calcext:value-type="float">
            <text:p>32947440</text:p>
          </table:table-cell>
          <table:table-cell office:value-type="float" office:value="30442264" calcext:value-type="float">
            <text:p>30442264</text:p>
          </table:table-cell>
          <table:table-cell office:value-type="float" office:value="30494048" calcext:value-type="float">
            <text:p>30494048</text:p>
          </table:table-cell>
          <table:table-cell office:value-type="float" office:value="29972488" calcext:value-type="float">
            <text:p>29972488</text:p>
          </table:table-cell>
          <table:table-cell office:value-type="float" office:value="263289368" calcext:value-type="float">
            <text:p>263289368</text:p>
          </table:table-cell>
          <table:table-cell office:value-type="float" office:value="99266544" calcext:value-type="float">
            <text:p>99266544</text:p>
          </table:table-cell>
          <table:table-cell office:value-type="float" office:value="96735608" calcext:value-type="float">
            <text:p>96735608</text:p>
          </table:table-cell>
          <table:table-cell office:value-type="float" office:value="93682792" calcext:value-type="float">
            <text:p>93682792</text:p>
          </table:table-cell>
          <table:table-cell table:number-columns-repeated="6"/>
        </table:table-row>
        <table:table-row table:style-name="ro1">
          <table:table-cell office:value-type="float" office:value="10919696" calcext:value-type="float">
            <text:p>10919696</text:p>
          </table:table-cell>
          <table:table-cell office:value-type="float" office:value="86236120" calcext:value-type="float">
            <text:p>86236120</text:p>
          </table:table-cell>
          <table:table-cell office:value-type="float" office:value="32949432" calcext:value-type="float">
            <text:p>32949432</text:p>
          </table:table-cell>
          <table:table-cell office:value-type="float" office:value="30442320" calcext:value-type="float">
            <text:p>30442320</text:p>
          </table:table-cell>
          <table:table-cell office:value-type="float" office:value="30494272" calcext:value-type="float">
            <text:p>30494272</text:p>
          </table:table-cell>
          <table:table-cell office:value-type="float" office:value="29975600" calcext:value-type="float">
            <text:p>29975600</text:p>
          </table:table-cell>
          <table:table-cell office:value-type="float" office:value="263673344" calcext:value-type="float">
            <text:p>263673344</text:p>
          </table:table-cell>
          <table:table-cell office:value-type="float" office:value="99308656" calcext:value-type="float">
            <text:p>99308656</text:p>
          </table:table-cell>
          <table:table-cell office:value-type="float" office:value="96740544" calcext:value-type="float">
            <text:p>96740544</text:p>
          </table:table-cell>
          <table:table-cell office:value-type="float" office:value="93710040" calcext:value-type="float">
            <text:p>93710040</text:p>
          </table:table-cell>
          <table:table-cell table:number-columns-repeated="6"/>
        </table:table-row>
        <table:table-row table:style-name="ro1">
          <table:table-cell office:value-type="float" office:value="10919752" calcext:value-type="float">
            <text:p>10919752</text:p>
          </table:table-cell>
          <table:table-cell office:value-type="float" office:value="86236160" calcext:value-type="float">
            <text:p>86236160</text:p>
          </table:table-cell>
          <table:table-cell office:value-type="float" office:value="32950864" calcext:value-type="float">
            <text:p>32950864</text:p>
          </table:table-cell>
          <table:table-cell office:value-type="float" office:value="30442600" calcext:value-type="float">
            <text:p>30442600</text:p>
          </table:table-cell>
          <table:table-cell office:value-type="float" office:value="30495488" calcext:value-type="float">
            <text:p>30495488</text:p>
          </table:table-cell>
          <table:table-cell office:value-type="float" office:value="30006464" calcext:value-type="float">
            <text:p>30006464</text:p>
          </table:table-cell>
          <table:table-cell office:value-type="float" office:value="263766240" calcext:value-type="float">
            <text:p>263766240</text:p>
          </table:table-cell>
          <table:table-cell office:value-type="float" office:value="99408272" calcext:value-type="float">
            <text:p>99408272</text:p>
          </table:table-cell>
          <table:table-cell office:value-type="float" office:value="96743888" calcext:value-type="float">
            <text:p>96743888</text:p>
          </table:table-cell>
          <table:table-cell office:value-type="float" office:value="93962320" calcext:value-type="float">
            <text:p>93962320</text:p>
          </table:table-cell>
          <table:table-cell table:number-columns-repeated="6"/>
        </table:table-row>
        <table:table-row table:style-name="ro1">
          <table:table-cell office:value-type="float" office:value="10920456" calcext:value-type="float">
            <text:p>10920456</text:p>
          </table:table-cell>
          <table:table-cell office:value-type="float" office:value="86236400" calcext:value-type="float">
            <text:p>86236400</text:p>
          </table:table-cell>
          <table:table-cell office:value-type="float" office:value="32952520" calcext:value-type="float">
            <text:p>32952520</text:p>
          </table:table-cell>
          <table:table-cell office:value-type="float" office:value="30443152" calcext:value-type="float">
            <text:p>30443152</text:p>
          </table:table-cell>
          <table:table-cell office:value-type="float" office:value="30495584" calcext:value-type="float">
            <text:p>30495584</text:p>
          </table:table-cell>
          <table:table-cell office:value-type="float" office:value="30042736" calcext:value-type="float">
            <text:p>30042736</text:p>
          </table:table-cell>
          <table:table-cell office:value-type="float" office:value="263840024" calcext:value-type="float">
            <text:p>263840024</text:p>
          </table:table-cell>
          <table:table-cell office:value-type="float" office:value="99867432" calcext:value-type="float">
            <text:p>99867432</text:p>
          </table:table-cell>
          <table:table-cell office:value-type="float" office:value="96754136" calcext:value-type="float">
            <text:p>96754136</text:p>
          </table:table-cell>
          <table:table-cell office:value-type="float" office:value="94251880" calcext:value-type="float">
            <text:p>94251880</text:p>
          </table:table-cell>
          <table:table-cell table:number-columns-repeated="6"/>
        </table:table-row>
        <table:table-row table:style-name="ro1">
          <table:table-cell office:value-type="float" office:value="10920536" calcext:value-type="float">
            <text:p>10920536</text:p>
          </table:table-cell>
          <table:table-cell office:value-type="float" office:value="86236544" calcext:value-type="float">
            <text:p>86236544</text:p>
          </table:table-cell>
          <table:table-cell office:value-type="float" office:value="32952816" calcext:value-type="float">
            <text:p>32952816</text:p>
          </table:table-cell>
          <table:table-cell office:value-type="float" office:value="30443712" calcext:value-type="float">
            <text:p>30443712</text:p>
          </table:table-cell>
          <table:table-cell office:value-type="float" office:value="30496144" calcext:value-type="float">
            <text:p>30496144</text:p>
          </table:table-cell>
          <table:table-cell office:value-type="float" office:value="30048824" calcext:value-type="float">
            <text:p>30048824</text:p>
          </table:table-cell>
          <table:table-cell office:value-type="float" office:value="263966160" calcext:value-type="float">
            <text:p>263966160</text:p>
          </table:table-cell>
          <table:table-cell office:value-type="float" office:value="100183920" calcext:value-type="float">
            <text:p>100183920</text:p>
          </table:table-cell>
          <table:table-cell office:value-type="float" office:value="96754400" calcext:value-type="float">
            <text:p>96754400</text:p>
          </table:table-cell>
          <table:table-cell office:value-type="float" office:value="94642848" calcext:value-type="float">
            <text:p>94642848</text:p>
          </table:table-cell>
          <table:table-cell table:number-columns-repeated="6"/>
        </table:table-row>
        <table:table-row table:style-name="ro1">
          <table:table-cell office:value-type="float" office:value="10920616" calcext:value-type="float">
            <text:p>10920616</text:p>
          </table:table-cell>
          <table:table-cell office:value-type="float" office:value="86237792" calcext:value-type="float">
            <text:p>86237792</text:p>
          </table:table-cell>
          <table:table-cell office:value-type="float" office:value="32955616" calcext:value-type="float">
            <text:p>32955616</text:p>
          </table:table-cell>
          <table:table-cell office:value-type="float" office:value="30443832" calcext:value-type="float">
            <text:p>30443832</text:p>
          </table:table-cell>
          <table:table-cell office:value-type="float" office:value="30496144" calcext:value-type="float">
            <text:p>30496144</text:p>
          </table:table-cell>
          <table:table-cell office:value-type="float" office:value="30126008" calcext:value-type="float">
            <text:p>30126008</text:p>
          </table:table-cell>
          <table:table-cell office:value-type="float" office:value="266136264" calcext:value-type="float">
            <text:p>266136264</text:p>
          </table:table-cell>
          <table:table-cell office:value-type="float" office:value="100672112" calcext:value-type="float">
            <text:p>100672112</text:p>
          </table:table-cell>
          <table:table-cell office:value-type="float" office:value="96758088" calcext:value-type="float">
            <text:p>96758088</text:p>
          </table:table-cell>
          <table:table-cell office:value-type="float" office:value="96534048" calcext:value-type="float">
            <text:p>96534048</text:p>
          </table:table-cell>
          <table:table-cell table:number-columns-repeated="6"/>
        </table:table-row>
        <table:table-row table:style-name="ro1">
          <table:table-cell office:value-type="float" office:value="10920768" calcext:value-type="float">
            <text:p>10920768</text:p>
          </table:table-cell>
          <table:table-cell office:value-type="float" office:value="86240064" calcext:value-type="float">
            <text:p>86240064</text:p>
          </table:table-cell>
          <table:table-cell office:value-type="float" office:value="32958704" calcext:value-type="float">
            <text:p>32958704</text:p>
          </table:table-cell>
          <table:table-cell office:value-type="float" office:value="30443856" calcext:value-type="float">
            <text:p>30443856</text:p>
          </table:table-cell>
          <table:table-cell office:value-type="float" office:value="30496920" calcext:value-type="float">
            <text:p>30496920</text:p>
          </table:table-cell>
          <table:table-cell office:value-type="float" office:value="30195944" calcext:value-type="float">
            <text:p>30195944</text:p>
          </table:table-cell>
          <table:table-cell office:value-type="float" office:value="266255824" calcext:value-type="float">
            <text:p>266255824</text:p>
          </table:table-cell>
          <table:table-cell office:value-type="float" office:value="101264920" calcext:value-type="float">
            <text:p>101264920</text:p>
          </table:table-cell>
          <table:table-cell office:value-type="float" office:value="96876120" calcext:value-type="float">
            <text:p>96876120</text:p>
          </table:table-cell>
          <table:table-cell office:value-type="float" office:value="96538440" calcext:value-type="float">
            <text:p>96538440</text:p>
          </table:table-cell>
          <table:table-cell table:number-columns-repeated="6"/>
        </table:table-row>
        <table:table-row table:style-name="ro1">
          <table:table-cell office:value-type="float" office:value="10921016" calcext:value-type="float">
            <text:p>10921016</text:p>
          </table:table-cell>
          <table:table-cell office:value-type="float" office:value="86240256" calcext:value-type="float">
            <text:p>86240256</text:p>
          </table:table-cell>
          <table:table-cell office:value-type="float" office:value="32961816" calcext:value-type="float">
            <text:p>32961816</text:p>
          </table:table-cell>
          <table:table-cell office:value-type="float" office:value="30443960" calcext:value-type="float">
            <text:p>30443960</text:p>
          </table:table-cell>
          <table:table-cell office:value-type="float" office:value="30496928" calcext:value-type="float">
            <text:p>30496928</text:p>
          </table:table-cell>
          <table:table-cell office:value-type="float" office:value="30226544" calcext:value-type="float">
            <text:p>30226544</text:p>
          </table:table-cell>
          <table:table-cell office:value-type="float" office:value="266529312" calcext:value-type="float">
            <text:p>266529312</text:p>
          </table:table-cell>
          <table:table-cell office:value-type="float" office:value="103711208" calcext:value-type="float">
            <text:p>103711208</text:p>
          </table:table-cell>
          <table:table-cell office:value-type="float" office:value="96898976" calcext:value-type="float">
            <text:p>96898976</text:p>
          </table:table-cell>
          <table:table-cell office:value-type="float" office:value="96544728" calcext:value-type="float">
            <text:p>96544728</text:p>
          </table:table-cell>
          <table:table-cell table:number-columns-repeated="6"/>
        </table:table-row>
        <table:table-row table:style-name="ro1">
          <table:table-cell office:value-type="float" office:value="10921624" calcext:value-type="float">
            <text:p>10921624</text:p>
          </table:table-cell>
          <table:table-cell office:value-type="float" office:value="86240992" calcext:value-type="float">
            <text:p>86240992</text:p>
          </table:table-cell>
          <table:table-cell office:value-type="float" office:value="32967360" calcext:value-type="float">
            <text:p>32967360</text:p>
          </table:table-cell>
          <table:table-cell office:value-type="float" office:value="30444480" calcext:value-type="float">
            <text:p>30444480</text:p>
          </table:table-cell>
          <table:table-cell office:value-type="float" office:value="30497096" calcext:value-type="float">
            <text:p>30497096</text:p>
          </table:table-cell>
          <table:table-cell office:value-type="float" office:value="30363152" calcext:value-type="float">
            <text:p>30363152</text:p>
          </table:table-cell>
          <table:table-cell office:value-type="float" office:value="268051688" calcext:value-type="float">
            <text:p>268051688</text:p>
          </table:table-cell>
          <table:table-cell office:value-type="float" office:value="104001032" calcext:value-type="float">
            <text:p>104001032</text:p>
          </table:table-cell>
          <table:table-cell office:value-type="float" office:value="96921816" calcext:value-type="float">
            <text:p>96921816</text:p>
          </table:table-cell>
          <table:table-cell office:value-type="float" office:value="96554168" calcext:value-type="float">
            <text:p>96554168</text:p>
          </table:table-cell>
          <table:table-cell table:number-columns-repeated="6"/>
        </table:table-row>
        <table:table-row table:style-name="ro1">
          <table:table-cell office:value-type="float" office:value="10922144" calcext:value-type="float">
            <text:p>10922144</text:p>
          </table:table-cell>
          <table:table-cell office:value-type="float" office:value="86241544" calcext:value-type="float">
            <text:p>86241544</text:p>
          </table:table-cell>
          <table:table-cell office:value-type="float" office:value="32967784" calcext:value-type="float">
            <text:p>32967784</text:p>
          </table:table-cell>
          <table:table-cell office:value-type="float" office:value="30444520" calcext:value-type="float">
            <text:p>30444520</text:p>
          </table:table-cell>
          <table:table-cell office:value-type="float" office:value="30497856" calcext:value-type="float">
            <text:p>30497856</text:p>
          </table:table-cell>
          <table:table-cell office:value-type="float" office:value="30382608" calcext:value-type="float">
            <text:p>30382608</text:p>
          </table:table-cell>
          <table:table-cell office:value-type="float" office:value="268134920" calcext:value-type="float">
            <text:p>268134920</text:p>
          </table:table-cell>
          <table:table-cell office:value-type="float" office:value="104254624" calcext:value-type="float">
            <text:p>104254624</text:p>
          </table:table-cell>
          <table:table-cell office:value-type="float" office:value="96997480" calcext:value-type="float">
            <text:p>96997480</text:p>
          </table:table-cell>
          <table:table-cell office:value-type="float" office:value="96609264" calcext:value-type="float">
            <text:p>96609264</text:p>
          </table:table-cell>
          <table:table-cell table:number-columns-repeated="6"/>
        </table:table-row>
        <table:table-row table:style-name="ro1">
          <table:table-cell office:value-type="float" office:value="10922664" calcext:value-type="float">
            <text:p>10922664</text:p>
          </table:table-cell>
          <table:table-cell office:value-type="float" office:value="86243904" calcext:value-type="float">
            <text:p>86243904</text:p>
          </table:table-cell>
          <table:table-cell office:value-type="float" office:value="32968384" calcext:value-type="float">
            <text:p>32968384</text:p>
          </table:table-cell>
          <table:table-cell office:value-type="float" office:value="30444536" calcext:value-type="float">
            <text:p>30444536</text:p>
          </table:table-cell>
          <table:table-cell office:value-type="float" office:value="30498056" calcext:value-type="float">
            <text:p>30498056</text:p>
          </table:table-cell>
          <table:table-cell office:value-type="float" office:value="30410056" calcext:value-type="float">
            <text:p>30410056</text:p>
          </table:table-cell>
          <table:table-cell office:value-type="float" office:value="268209080" calcext:value-type="float">
            <text:p>268209080</text:p>
          </table:table-cell>
          <table:table-cell office:value-type="float" office:value="104979448" calcext:value-type="float">
            <text:p>104979448</text:p>
          </table:table-cell>
          <table:table-cell office:value-type="float" office:value="98274592" calcext:value-type="float">
            <text:p>98274592</text:p>
          </table:table-cell>
          <table:table-cell office:value-type="float" office:value="96613064" calcext:value-type="float">
            <text:p>96613064</text:p>
          </table:table-cell>
          <table:table-cell table:number-columns-repeated="6"/>
        </table:table-row>
        <table:table-row table:style-name="ro1">
          <table:table-cell office:value-type="float" office:value="10922680" calcext:value-type="float">
            <text:p>10922680</text:p>
          </table:table-cell>
          <table:table-cell office:value-type="float" office:value="86244264" calcext:value-type="float">
            <text:p>86244264</text:p>
          </table:table-cell>
          <table:table-cell office:value-type="float" office:value="32968392" calcext:value-type="float">
            <text:p>32968392</text:p>
          </table:table-cell>
          <table:table-cell office:value-type="float" office:value="30445280" calcext:value-type="float">
            <text:p>30445280</text:p>
          </table:table-cell>
          <table:table-cell office:value-type="float" office:value="30499104" calcext:value-type="float">
            <text:p>30499104</text:p>
          </table:table-cell>
          <table:table-cell office:value-type="float" office:value="30464864" calcext:value-type="float">
            <text:p>30464864</text:p>
          </table:table-cell>
          <table:table-cell office:value-type="float" office:value="268509488" calcext:value-type="float">
            <text:p>268509488</text:p>
          </table:table-cell>
          <table:table-cell office:value-type="float" office:value="105148448" calcext:value-type="float">
            <text:p>105148448</text:p>
          </table:table-cell>
          <table:table-cell office:value-type="float" office:value="98342944" calcext:value-type="float">
            <text:p>98342944</text:p>
          </table:table-cell>
          <table:table-cell office:value-type="float" office:value="96620184" calcext:value-type="float">
            <text:p>96620184</text:p>
          </table:table-cell>
          <table:table-cell table:number-columns-repeated="6"/>
        </table:table-row>
        <table:table-row table:style-name="ro1">
          <table:table-cell office:value-type="float" office:value="10922704" calcext:value-type="float">
            <text:p>10922704</text:p>
          </table:table-cell>
          <table:table-cell office:value-type="float" office:value="86244552" calcext:value-type="float">
            <text:p>86244552</text:p>
          </table:table-cell>
          <table:table-cell office:value-type="float" office:value="32969472" calcext:value-type="float">
            <text:p>32969472</text:p>
          </table:table-cell>
          <table:table-cell office:value-type="float" office:value="30445544" calcext:value-type="float">
            <text:p>30445544</text:p>
          </table:table-cell>
          <table:table-cell office:value-type="float" office:value="30499120" calcext:value-type="float">
            <text:p>30499120</text:p>
          </table:table-cell>
          <table:table-cell office:value-type="float" office:value="30467648" calcext:value-type="float">
            <text:p>30467648</text:p>
          </table:table-cell>
          <table:table-cell office:value-type="float" office:value="268539560" calcext:value-type="float">
            <text:p>268539560</text:p>
          </table:table-cell>
          <table:table-cell office:value-type="float" office:value="105215872" calcext:value-type="float">
            <text:p>105215872</text:p>
          </table:table-cell>
          <table:table-cell office:value-type="float" office:value="98473544" calcext:value-type="float">
            <text:p>98473544</text:p>
          </table:table-cell>
          <table:table-cell office:value-type="float" office:value="96620824" calcext:value-type="float">
            <text:p>96620824</text:p>
          </table:table-cell>
          <table:table-cell table:number-columns-repeated="6"/>
        </table:table-row>
        <table:table-row table:style-name="ro1">
          <table:table-cell office:value-type="float" office:value="10923280" calcext:value-type="float">
            <text:p>10923280</text:p>
          </table:table-cell>
          <table:table-cell office:value-type="float" office:value="86245104" calcext:value-type="float">
            <text:p>86245104</text:p>
          </table:table-cell>
          <table:table-cell office:value-type="float" office:value="32970584" calcext:value-type="float">
            <text:p>32970584</text:p>
          </table:table-cell>
          <table:table-cell office:value-type="float" office:value="30445944" calcext:value-type="float">
            <text:p>30445944</text:p>
          </table:table-cell>
          <table:table-cell office:value-type="float" office:value="30499504" calcext:value-type="float">
            <text:p>30499504</text:p>
          </table:table-cell>
          <table:table-cell office:value-type="float" office:value="30613768" calcext:value-type="float">
            <text:p>30613768</text:p>
          </table:table-cell>
          <table:table-cell office:value-type="float" office:value="268665344" calcext:value-type="float">
            <text:p>268665344</text:p>
          </table:table-cell>
          <table:table-cell office:value-type="float" office:value="105230128" calcext:value-type="float">
            <text:p>105230128</text:p>
          </table:table-cell>
          <table:table-cell office:value-type="float" office:value="99093776" calcext:value-type="float">
            <text:p>99093776</text:p>
          </table:table-cell>
          <table:table-cell office:value-type="float" office:value="96621040" calcext:value-type="float">
            <text:p>96621040</text:p>
          </table:table-cell>
          <table:table-cell table:number-columns-repeated="6"/>
        </table:table-row>
        <table:table-row table:style-name="ro1">
          <table:table-cell office:value-type="float" office:value="10923328" calcext:value-type="float">
            <text:p>10923328</text:p>
          </table:table-cell>
          <table:table-cell office:value-type="float" office:value="86245336" calcext:value-type="float">
            <text:p>86245336</text:p>
          </table:table-cell>
          <table:table-cell office:value-type="float" office:value="32971536" calcext:value-type="float">
            <text:p>32971536</text:p>
          </table:table-cell>
          <table:table-cell office:value-type="float" office:value="30445960" calcext:value-type="float">
            <text:p>30445960</text:p>
          </table:table-cell>
          <table:table-cell office:value-type="float" office:value="30499912" calcext:value-type="float">
            <text:p>30499912</text:p>
          </table:table-cell>
          <table:table-cell office:value-type="float" office:value="30615408" calcext:value-type="float">
            <text:p>30615408</text:p>
          </table:table-cell>
          <table:table-cell office:value-type="float" office:value="268994216" calcext:value-type="float">
            <text:p>268994216</text:p>
          </table:table-cell>
          <table:table-cell office:value-type="float" office:value="105246136" calcext:value-type="float">
            <text:p>105246136</text:p>
          </table:table-cell>
          <table:table-cell office:value-type="float" office:value="99762720" calcext:value-type="float">
            <text:p>99762720</text:p>
          </table:table-cell>
          <table:table-cell office:value-type="float" office:value="96625304" calcext:value-type="float">
            <text:p>96625304</text:p>
          </table:table-cell>
          <table:table-cell table:number-columns-repeated="6"/>
        </table:table-row>
        <table:table-row table:style-name="ro1">
          <table:table-cell office:value-type="float" office:value="10924024" calcext:value-type="float">
            <text:p>10924024</text:p>
          </table:table-cell>
          <table:table-cell office:value-type="float" office:value="86246984" calcext:value-type="float">
            <text:p>86246984</text:p>
          </table:table-cell>
          <table:table-cell office:value-type="float" office:value="32974256" calcext:value-type="float">
            <text:p>32974256</text:p>
          </table:table-cell>
          <table:table-cell office:value-type="float" office:value="30445968" calcext:value-type="float">
            <text:p>30445968</text:p>
          </table:table-cell>
          <table:table-cell office:value-type="float" office:value="30500368" calcext:value-type="float">
            <text:p>30500368</text:p>
          </table:table-cell>
          <table:table-cell office:value-type="float" office:value="30633728" calcext:value-type="float">
            <text:p>30633728</text:p>
          </table:table-cell>
          <table:table-cell office:value-type="float" office:value="269494184" calcext:value-type="float">
            <text:p>269494184</text:p>
          </table:table-cell>
          <table:table-cell office:value-type="float" office:value="105249984" calcext:value-type="float">
            <text:p>105249984</text:p>
          </table:table-cell>
          <table:table-cell office:value-type="float" office:value="99820168" calcext:value-type="float">
            <text:p>99820168</text:p>
          </table:table-cell>
          <table:table-cell office:value-type="float" office:value="96639040" calcext:value-type="float">
            <text:p>96639040</text:p>
          </table:table-cell>
          <table:table-cell table:number-columns-repeated="6"/>
        </table:table-row>
        <table:table-row table:style-name="ro1">
          <table:table-cell office:value-type="float" office:value="10924096" calcext:value-type="float">
            <text:p>10924096</text:p>
          </table:table-cell>
          <table:table-cell office:value-type="float" office:value="86248632" calcext:value-type="float">
            <text:p>86248632</text:p>
          </table:table-cell>
          <table:table-cell office:value-type="float" office:value="32975992" calcext:value-type="float">
            <text:p>32975992</text:p>
          </table:table-cell>
          <table:table-cell office:value-type="float" office:value="30446088" calcext:value-type="float">
            <text:p>30446088</text:p>
          </table:table-cell>
          <table:table-cell office:value-type="float" office:value="30501040" calcext:value-type="float">
            <text:p>30501040</text:p>
          </table:table-cell>
          <table:table-cell office:value-type="float" office:value="30840360" calcext:value-type="float">
            <text:p>30840360</text:p>
          </table:table-cell>
          <table:table-cell office:value-type="float" office:value="269617088" calcext:value-type="float">
            <text:p>269617088</text:p>
          </table:table-cell>
          <table:table-cell office:value-type="float" office:value="105274032" calcext:value-type="float">
            <text:p>105274032</text:p>
          </table:table-cell>
          <table:table-cell office:value-type="float" office:value="99932968" calcext:value-type="float">
            <text:p>99932968</text:p>
          </table:table-cell>
          <table:table-cell office:value-type="float" office:value="96647296" calcext:value-type="float">
            <text:p>96647296</text:p>
          </table:table-cell>
          <table:table-cell table:number-columns-repeated="6"/>
        </table:table-row>
        <table:table-row table:style-name="ro1">
          <table:table-cell office:value-type="float" office:value="10924392" calcext:value-type="float">
            <text:p>10924392</text:p>
          </table:table-cell>
          <table:table-cell office:value-type="float" office:value="86249560" calcext:value-type="float">
            <text:p>86249560</text:p>
          </table:table-cell>
          <table:table-cell office:value-type="float" office:value="32979664" calcext:value-type="float">
            <text:p>32979664</text:p>
          </table:table-cell>
          <table:table-cell office:value-type="float" office:value="30446808" calcext:value-type="float">
            <text:p>30446808</text:p>
          </table:table-cell>
          <table:table-cell office:value-type="float" office:value="30501432" calcext:value-type="float">
            <text:p>30501432</text:p>
          </table:table-cell>
          <table:table-cell office:value-type="float" office:value="31403904" calcext:value-type="float">
            <text:p>31403904</text:p>
          </table:table-cell>
          <table:table-cell office:value-type="float" office:value="269713336" calcext:value-type="float">
            <text:p>269713336</text:p>
          </table:table-cell>
          <table:table-cell office:value-type="float" office:value="105293080" calcext:value-type="float">
            <text:p>105293080</text:p>
          </table:table-cell>
          <table:table-cell office:value-type="float" office:value="100446064" calcext:value-type="float">
            <text:p>100446064</text:p>
          </table:table-cell>
          <table:table-cell office:value-type="float" office:value="96657312" calcext:value-type="float">
            <text:p>96657312</text:p>
          </table:table-cell>
          <table:table-cell table:number-columns-repeated="6"/>
        </table:table-row>
        <table:table-row table:style-name="ro1">
          <table:table-cell office:value-type="float" office:value="10924440" calcext:value-type="float">
            <text:p>10924440</text:p>
          </table:table-cell>
          <table:table-cell office:value-type="float" office:value="86250040" calcext:value-type="float">
            <text:p>86250040</text:p>
          </table:table-cell>
          <table:table-cell office:value-type="float" office:value="32980552" calcext:value-type="float">
            <text:p>32980552</text:p>
          </table:table-cell>
          <table:table-cell office:value-type="float" office:value="30448104" calcext:value-type="float">
            <text:p>30448104</text:p>
          </table:table-cell>
          <table:table-cell office:value-type="float" office:value="30502152" calcext:value-type="float">
            <text:p>30502152</text:p>
          </table:table-cell>
          <table:table-cell office:value-type="float" office:value="31947752" calcext:value-type="float">
            <text:p>31947752</text:p>
          </table:table-cell>
          <table:table-cell office:value-type="float" office:value="269979944" calcext:value-type="float">
            <text:p>269979944</text:p>
          </table:table-cell>
          <table:table-cell office:value-type="float" office:value="105302104" calcext:value-type="float">
            <text:p>105302104</text:p>
          </table:table-cell>
          <table:table-cell office:value-type="float" office:value="100762184" calcext:value-type="float">
            <text:p>100762184</text:p>
          </table:table-cell>
          <table:table-cell office:value-type="float" office:value="96660392" calcext:value-type="float">
            <text:p>96660392</text:p>
          </table:table-cell>
          <table:table-cell table:number-columns-repeated="6"/>
        </table:table-row>
        <table:table-row table:style-name="ro1">
          <table:table-cell office:value-type="float" office:value="10924544" calcext:value-type="float">
            <text:p>10924544</text:p>
          </table:table-cell>
          <table:table-cell office:value-type="float" office:value="86251000" calcext:value-type="float">
            <text:p>86251000</text:p>
          </table:table-cell>
          <table:table-cell office:value-type="float" office:value="32980624" calcext:value-type="float">
            <text:p>32980624</text:p>
          </table:table-cell>
          <table:table-cell office:value-type="float" office:value="30449152" calcext:value-type="float">
            <text:p>30449152</text:p>
          </table:table-cell>
          <table:table-cell office:value-type="float" office:value="30502408" calcext:value-type="float">
            <text:p>30502408</text:p>
          </table:table-cell>
          <table:table-cell office:value-type="float" office:value="32114256" calcext:value-type="float">
            <text:p>32114256</text:p>
          </table:table-cell>
          <table:table-cell office:value-type="float" office:value="270186320" calcext:value-type="float">
            <text:p>270186320</text:p>
          </table:table-cell>
          <table:table-cell office:value-type="float" office:value="105303640" calcext:value-type="float">
            <text:p>105303640</text:p>
          </table:table-cell>
          <table:table-cell office:value-type="float" office:value="100908456" calcext:value-type="float">
            <text:p>100908456</text:p>
          </table:table-cell>
          <table:table-cell office:value-type="float" office:value="96667232" calcext:value-type="float">
            <text:p>96667232</text:p>
          </table:table-cell>
          <table:table-cell table:number-columns-repeated="6"/>
        </table:table-row>
        <table:table-row table:style-name="ro1">
          <table:table-cell office:value-type="float" office:value="10924664" calcext:value-type="float">
            <text:p>10924664</text:p>
          </table:table-cell>
          <table:table-cell office:value-type="float" office:value="86251760" calcext:value-type="float">
            <text:p>86251760</text:p>
          </table:table-cell>
          <table:table-cell office:value-type="float" office:value="32981064" calcext:value-type="float">
            <text:p>32981064</text:p>
          </table:table-cell>
          <table:table-cell office:value-type="float" office:value="30449224" calcext:value-type="float">
            <text:p>30449224</text:p>
          </table:table-cell>
          <table:table-cell office:value-type="float" office:value="30502744" calcext:value-type="float">
            <text:p>30502744</text:p>
          </table:table-cell>
          <table:table-cell office:value-type="float" office:value="32282784" calcext:value-type="float">
            <text:p>32282784</text:p>
          </table:table-cell>
          <table:table-cell office:value-type="float" office:value="270241616" calcext:value-type="float">
            <text:p>270241616</text:p>
          </table:table-cell>
          <table:table-cell office:value-type="float" office:value="105322664" calcext:value-type="float">
            <text:p>105322664</text:p>
          </table:table-cell>
          <table:table-cell office:value-type="float" office:value="101335784" calcext:value-type="float">
            <text:p>101335784</text:p>
          </table:table-cell>
          <table:table-cell office:value-type="float" office:value="96758360" calcext:value-type="float">
            <text:p>96758360</text:p>
          </table:table-cell>
          <table:table-cell table:number-columns-repeated="6"/>
        </table:table-row>
        <table:table-row table:style-name="ro1">
          <table:table-cell office:value-type="float" office:value="10924808" calcext:value-type="float">
            <text:p>10924808</text:p>
          </table:table-cell>
          <table:table-cell office:value-type="float" office:value="86251760" calcext:value-type="float">
            <text:p>86251760</text:p>
          </table:table-cell>
          <table:table-cell office:value-type="float" office:value="32982336" calcext:value-type="float">
            <text:p>32982336</text:p>
          </table:table-cell>
          <table:table-cell office:value-type="float" office:value="30450184" calcext:value-type="float">
            <text:p>30450184</text:p>
          </table:table-cell>
          <table:table-cell office:value-type="float" office:value="30502872" calcext:value-type="float">
            <text:p>30502872</text:p>
          </table:table-cell>
          <table:table-cell office:value-type="float" office:value="32959792" calcext:value-type="float">
            <text:p>32959792</text:p>
          </table:table-cell>
          <table:table-cell office:value-type="float" office:value="270302080" calcext:value-type="float">
            <text:p>270302080</text:p>
          </table:table-cell>
          <table:table-cell office:value-type="float" office:value="105323632" calcext:value-type="float">
            <text:p>105323632</text:p>
          </table:table-cell>
          <table:table-cell office:value-type="float" office:value="101750256" calcext:value-type="float">
            <text:p>101750256</text:p>
          </table:table-cell>
          <table:table-cell office:value-type="float" office:value="96792608" calcext:value-type="float">
            <text:p>96792608</text:p>
          </table:table-cell>
          <table:table-cell table:number-columns-repeated="6"/>
        </table:table-row>
        <table:table-row table:style-name="ro1">
          <table:table-cell office:value-type="float" office:value="10925024" calcext:value-type="float">
            <text:p>10925024</text:p>
          </table:table-cell>
          <table:table-cell office:value-type="float" office:value="86252416" calcext:value-type="float">
            <text:p>86252416</text:p>
          </table:table-cell>
          <table:table-cell office:value-type="float" office:value="32985688" calcext:value-type="float">
            <text:p>32985688</text:p>
          </table:table-cell>
          <table:table-cell office:value-type="float" office:value="30450592" calcext:value-type="float">
            <text:p>30450592</text:p>
          </table:table-cell>
          <table:table-cell office:value-type="float" office:value="30503200" calcext:value-type="float">
            <text:p>30503200</text:p>
          </table:table-cell>
          <table:table-cell office:value-type="float" office:value="33551424" calcext:value-type="float">
            <text:p>33551424</text:p>
          </table:table-cell>
          <table:table-cell office:value-type="float" office:value="270305264" calcext:value-type="float">
            <text:p>270305264</text:p>
          </table:table-cell>
          <table:table-cell office:value-type="float" office:value="105338408" calcext:value-type="float">
            <text:p>105338408</text:p>
          </table:table-cell>
          <table:table-cell office:value-type="float" office:value="101884320" calcext:value-type="float">
            <text:p>101884320</text:p>
          </table:table-cell>
          <table:table-cell office:value-type="float" office:value="96978664" calcext:value-type="float">
            <text:p>96978664</text:p>
          </table:table-cell>
          <table:table-cell table:number-columns-repeated="6"/>
        </table:table-row>
        <table:table-row table:style-name="ro1">
          <table:table-cell office:value-type="float" office:value="10925160" calcext:value-type="float">
            <text:p>10925160</text:p>
          </table:table-cell>
          <table:table-cell office:value-type="float" office:value="86252592" calcext:value-type="float">
            <text:p>86252592</text:p>
          </table:table-cell>
          <table:table-cell office:value-type="float" office:value="32988336" calcext:value-type="float">
            <text:p>32988336</text:p>
          </table:table-cell>
          <table:table-cell office:value-type="float" office:value="30450856" calcext:value-type="float">
            <text:p>30450856</text:p>
          </table:table-cell>
          <table:table-cell office:value-type="float" office:value="30503784" calcext:value-type="float">
            <text:p>30503784</text:p>
          </table:table-cell>
          <table:table-cell office:value-type="float" office:value="33707176" calcext:value-type="float">
            <text:p>33707176</text:p>
          </table:table-cell>
          <table:table-cell office:value-type="float" office:value="270489368" calcext:value-type="float">
            <text:p>270489368</text:p>
          </table:table-cell>
          <table:table-cell office:value-type="float" office:value="105371712" calcext:value-type="float">
            <text:p>105371712</text:p>
          </table:table-cell>
          <table:table-cell office:value-type="float" office:value="102026056" calcext:value-type="float">
            <text:p>102026056</text:p>
          </table:table-cell>
          <table:table-cell office:value-type="float" office:value="96985360" calcext:value-type="float">
            <text:p>96985360</text:p>
          </table:table-cell>
          <table:table-cell table:number-columns-repeated="6"/>
        </table:table-row>
        <table:table-row table:style-name="ro1">
          <table:table-cell office:value-type="float" office:value="10925328" calcext:value-type="float">
            <text:p>10925328</text:p>
          </table:table-cell>
          <table:table-cell office:value-type="float" office:value="86253232" calcext:value-type="float">
            <text:p>86253232</text:p>
          </table:table-cell>
          <table:table-cell office:value-type="float" office:value="32996128" calcext:value-type="float">
            <text:p>32996128</text:p>
          </table:table-cell>
          <table:table-cell office:value-type="float" office:value="30451000" calcext:value-type="float">
            <text:p>30451000</text:p>
          </table:table-cell>
          <table:table-cell office:value-type="float" office:value="30504136" calcext:value-type="float">
            <text:p>30504136</text:p>
          </table:table-cell>
          <table:table-cell office:value-type="float" office:value="34249232" calcext:value-type="float">
            <text:p>34249232</text:p>
          </table:table-cell>
          <table:table-cell office:value-type="float" office:value="271029216" calcext:value-type="float">
            <text:p>271029216</text:p>
          </table:table-cell>
          <table:table-cell office:value-type="float" office:value="105375400" calcext:value-type="float">
            <text:p>105375400</text:p>
          </table:table-cell>
          <table:table-cell office:value-type="float" office:value="102948992" calcext:value-type="float">
            <text:p>102948992</text:p>
          </table:table-cell>
          <table:table-cell office:value-type="float" office:value="97034496" calcext:value-type="float">
            <text:p>97034496</text:p>
          </table:table-cell>
          <table:table-cell table:number-columns-repeated="6"/>
        </table:table-row>
        <table:table-row table:style-name="ro1">
          <table:table-cell office:value-type="float" office:value="10925840" calcext:value-type="float">
            <text:p>10925840</text:p>
          </table:table-cell>
          <table:table-cell office:value-type="float" office:value="86253296" calcext:value-type="float">
            <text:p>86253296</text:p>
          </table:table-cell>
          <table:table-cell office:value-type="float" office:value="32996496" calcext:value-type="float">
            <text:p>32996496</text:p>
          </table:table-cell>
          <table:table-cell office:value-type="float" office:value="30451112" calcext:value-type="float">
            <text:p>30451112</text:p>
          </table:table-cell>
          <table:table-cell office:value-type="float" office:value="30504840" calcext:value-type="float">
            <text:p>30504840</text:p>
          </table:table-cell>
          <table:table-cell office:value-type="float" office:value="34263856" calcext:value-type="float">
            <text:p>34263856</text:p>
          </table:table-cell>
          <table:table-cell office:value-type="float" office:value="271045648" calcext:value-type="float">
            <text:p>271045648</text:p>
          </table:table-cell>
          <table:table-cell office:value-type="float" office:value="105380216" calcext:value-type="float">
            <text:p>105380216</text:p>
          </table:table-cell>
          <table:table-cell office:value-type="float" office:value="102952200" calcext:value-type="float">
            <text:p>102952200</text:p>
          </table:table-cell>
          <table:table-cell office:value-type="float" office:value="97050928" calcext:value-type="float">
            <text:p>97050928</text:p>
          </table:table-cell>
          <table:table-cell table:number-columns-repeated="6"/>
        </table:table-row>
        <table:table-row table:style-name="ro1">
          <table:table-cell office:value-type="float" office:value="10925880" calcext:value-type="float">
            <text:p>10925880</text:p>
          </table:table-cell>
          <table:table-cell office:value-type="float" office:value="86253656" calcext:value-type="float">
            <text:p>86253656</text:p>
          </table:table-cell>
          <table:table-cell office:value-type="float" office:value="32998304" calcext:value-type="float">
            <text:p>32998304</text:p>
          </table:table-cell>
          <table:table-cell office:value-type="float" office:value="30451120" calcext:value-type="float">
            <text:p>30451120</text:p>
          </table:table-cell>
          <table:table-cell office:value-type="float" office:value="30505128" calcext:value-type="float">
            <text:p>30505128</text:p>
          </table:table-cell>
          <table:table-cell office:value-type="float" office:value="34499912" calcext:value-type="float">
            <text:p>34499912</text:p>
          </table:table-cell>
          <table:table-cell office:value-type="float" office:value="271142192" calcext:value-type="float">
            <text:p>271142192</text:p>
          </table:table-cell>
          <table:table-cell office:value-type="float" office:value="105410544" calcext:value-type="float">
            <text:p>105410544</text:p>
          </table:table-cell>
          <table:table-cell office:value-type="float" office:value="102956528" calcext:value-type="float">
            <text:p>102956528</text:p>
          </table:table-cell>
          <table:table-cell office:value-type="float" office:value="97051512" calcext:value-type="float">
            <text:p>97051512</text:p>
          </table:table-cell>
          <table:table-cell table:number-columns-repeated="6"/>
        </table:table-row>
        <table:table-row table:style-name="ro1">
          <table:table-cell office:value-type="float" office:value="10925928" calcext:value-type="float">
            <text:p>10925928</text:p>
          </table:table-cell>
          <table:table-cell office:value-type="float" office:value="86255480" calcext:value-type="float">
            <text:p>86255480</text:p>
          </table:table-cell>
          <table:table-cell office:value-type="float" office:value="32998872" calcext:value-type="float">
            <text:p>32998872</text:p>
          </table:table-cell>
          <table:table-cell office:value-type="float" office:value="30451256" calcext:value-type="float">
            <text:p>30451256</text:p>
          </table:table-cell>
          <table:table-cell office:value-type="float" office:value="30505320" calcext:value-type="float">
            <text:p>30505320</text:p>
          </table:table-cell>
          <table:table-cell office:value-type="float" office:value="34692784" calcext:value-type="float">
            <text:p>34692784</text:p>
          </table:table-cell>
          <table:table-cell office:value-type="float" office:value="271627976" calcext:value-type="float">
            <text:p>271627976</text:p>
          </table:table-cell>
          <table:table-cell office:value-type="float" office:value="105417376" calcext:value-type="float">
            <text:p>105417376</text:p>
          </table:table-cell>
          <table:table-cell office:value-type="float" office:value="102965888" calcext:value-type="float">
            <text:p>102965888</text:p>
          </table:table-cell>
          <table:table-cell office:value-type="float" office:value="97187048" calcext:value-type="float">
            <text:p>97187048</text:p>
          </table:table-cell>
          <table:table-cell table:number-columns-repeated="6"/>
        </table:table-row>
        <table:table-row table:style-name="ro1">
          <table:table-cell office:value-type="float" office:value="10926168" calcext:value-type="float">
            <text:p>10926168</text:p>
          </table:table-cell>
          <table:table-cell office:value-type="float" office:value="86255640" calcext:value-type="float">
            <text:p>86255640</text:p>
          </table:table-cell>
          <table:table-cell office:value-type="float" office:value="33001904" calcext:value-type="float">
            <text:p>33001904</text:p>
          </table:table-cell>
          <table:table-cell office:value-type="float" office:value="30451336" calcext:value-type="float">
            <text:p>30451336</text:p>
          </table:table-cell>
          <table:table-cell office:value-type="float" office:value="30505336" calcext:value-type="float">
            <text:p>30505336</text:p>
          </table:table-cell>
          <table:table-cell office:value-type="float" office:value="34695616" calcext:value-type="float">
            <text:p>34695616</text:p>
          </table:table-cell>
          <table:table-cell office:value-type="float" office:value="271812432" calcext:value-type="float">
            <text:p>271812432</text:p>
          </table:table-cell>
          <table:table-cell office:value-type="float" office:value="105417664" calcext:value-type="float">
            <text:p>105417664</text:p>
          </table:table-cell>
          <table:table-cell office:value-type="float" office:value="102973144" calcext:value-type="float">
            <text:p>102973144</text:p>
          </table:table-cell>
          <table:table-cell office:value-type="float" office:value="97304680" calcext:value-type="float">
            <text:p>97304680</text:p>
          </table:table-cell>
          <table:table-cell table:number-columns-repeated="6"/>
        </table:table-row>
        <table:table-row table:style-name="ro1">
          <table:table-cell office:value-type="float" office:value="10926248" calcext:value-type="float">
            <text:p>10926248</text:p>
          </table:table-cell>
          <table:table-cell office:value-type="float" office:value="86255904" calcext:value-type="float">
            <text:p>86255904</text:p>
          </table:table-cell>
          <table:table-cell office:value-type="float" office:value="33003120" calcext:value-type="float">
            <text:p>33003120</text:p>
          </table:table-cell>
          <table:table-cell office:value-type="float" office:value="30451632" calcext:value-type="float">
            <text:p>30451632</text:p>
          </table:table-cell>
          <table:table-cell office:value-type="float" office:value="30508576" calcext:value-type="float">
            <text:p>30508576</text:p>
          </table:table-cell>
          <table:table-cell office:value-type="float" office:value="34734560" calcext:value-type="float">
            <text:p>34734560</text:p>
          </table:table-cell>
          <table:table-cell office:value-type="float" office:value="272544544" calcext:value-type="float">
            <text:p>272544544</text:p>
          </table:table-cell>
          <table:table-cell office:value-type="float" office:value="105422696" calcext:value-type="float">
            <text:p>105422696</text:p>
          </table:table-cell>
          <table:table-cell office:value-type="float" office:value="102979888" calcext:value-type="float">
            <text:p>102979888</text:p>
          </table:table-cell>
          <table:table-cell office:value-type="float" office:value="97366712" calcext:value-type="float">
            <text:p>97366712</text:p>
          </table:table-cell>
          <table:table-cell table:number-columns-repeated="6"/>
        </table:table-row>
        <table:table-row table:style-name="ro1">
          <table:table-cell office:value-type="float" office:value="10927296" calcext:value-type="float">
            <text:p>10927296</text:p>
          </table:table-cell>
          <table:table-cell office:value-type="float" office:value="86256488" calcext:value-type="float">
            <text:p>86256488</text:p>
          </table:table-cell>
          <table:table-cell office:value-type="float" office:value="33013960" calcext:value-type="float">
            <text:p>33013960</text:p>
          </table:table-cell>
          <table:table-cell office:value-type="float" office:value="30451720" calcext:value-type="float">
            <text:p>30451720</text:p>
          </table:table-cell>
          <table:table-cell office:value-type="float" office:value="30510552" calcext:value-type="float">
            <text:p>30510552</text:p>
          </table:table-cell>
          <table:table-cell office:value-type="float" office:value="34735248" calcext:value-type="float">
            <text:p>34735248</text:p>
          </table:table-cell>
          <table:table-cell office:value-type="float" office:value="273091112" calcext:value-type="float">
            <text:p>273091112</text:p>
          </table:table-cell>
          <table:table-cell office:value-type="float" office:value="105423912" calcext:value-type="float">
            <text:p>105423912</text:p>
          </table:table-cell>
          <table:table-cell office:value-type="float" office:value="102995560" calcext:value-type="float">
            <text:p>102995560</text:p>
          </table:table-cell>
          <table:table-cell office:value-type="float" office:value="97446088" calcext:value-type="float">
            <text:p>97446088</text:p>
          </table:table-cell>
          <table:table-cell table:number-columns-repeated="6"/>
        </table:table-row>
        <table:table-row table:style-name="ro1">
          <table:table-cell office:value-type="float" office:value="10927736" calcext:value-type="float">
            <text:p>10927736</text:p>
          </table:table-cell>
          <table:table-cell office:value-type="float" office:value="86258504" calcext:value-type="float">
            <text:p>86258504</text:p>
          </table:table-cell>
          <table:table-cell office:value-type="float" office:value="33015232" calcext:value-type="float">
            <text:p>33015232</text:p>
          </table:table-cell>
          <table:table-cell office:value-type="float" office:value="30451776" calcext:value-type="float">
            <text:p>30451776</text:p>
          </table:table-cell>
          <table:table-cell office:value-type="float" office:value="30511280" calcext:value-type="float">
            <text:p>30511280</text:p>
          </table:table-cell>
          <table:table-cell office:value-type="float" office:value="34741032" calcext:value-type="float">
            <text:p>34741032</text:p>
          </table:table-cell>
          <table:table-cell office:value-type="float" office:value="273108392" calcext:value-type="float">
            <text:p>273108392</text:p>
          </table:table-cell>
          <table:table-cell office:value-type="float" office:value="105466272" calcext:value-type="float">
            <text:p>105466272</text:p>
          </table:table-cell>
          <table:table-cell office:value-type="float" office:value="102999080" calcext:value-type="float">
            <text:p>102999080</text:p>
          </table:table-cell>
          <table:table-cell office:value-type="float" office:value="97630248" calcext:value-type="float">
            <text:p>97630248</text:p>
          </table:table-cell>
          <table:table-cell table:number-columns-repeated="6"/>
        </table:table-row>
        <table:table-row table:style-name="ro1">
          <table:table-cell office:value-type="float" office:value="10928184" calcext:value-type="float">
            <text:p>10928184</text:p>
          </table:table-cell>
          <table:table-cell office:value-type="float" office:value="86258944" calcext:value-type="float">
            <text:p>86258944</text:p>
          </table:table-cell>
          <table:table-cell office:value-type="float" office:value="33018704" calcext:value-type="float">
            <text:p>33018704</text:p>
          </table:table-cell>
          <table:table-cell office:value-type="float" office:value="30451888" calcext:value-type="float">
            <text:p>30451888</text:p>
          </table:table-cell>
          <table:table-cell office:value-type="float" office:value="30511920" calcext:value-type="float">
            <text:p>30511920</text:p>
          </table:table-cell>
          <table:table-cell office:value-type="float" office:value="34759176" calcext:value-type="float">
            <text:p>34759176</text:p>
          </table:table-cell>
          <table:table-cell office:value-type="float" office:value="273726368" calcext:value-type="float">
            <text:p>273726368</text:p>
          </table:table-cell>
          <table:table-cell office:value-type="float" office:value="105502952" calcext:value-type="float">
            <text:p>105502952</text:p>
          </table:table-cell>
          <table:table-cell office:value-type="float" office:value="103009824" calcext:value-type="float">
            <text:p>103009824</text:p>
          </table:table-cell>
          <table:table-cell office:value-type="float" office:value="97679376" calcext:value-type="float">
            <text:p>97679376</text:p>
          </table:table-cell>
          <table:table-cell table:number-columns-repeated="6"/>
        </table:table-row>
        <table:table-row table:style-name="ro1">
          <table:table-cell office:value-type="float" office:value="10929632" calcext:value-type="float">
            <text:p>10929632</text:p>
          </table:table-cell>
          <table:table-cell office:value-type="float" office:value="86260016" calcext:value-type="float">
            <text:p>86260016</text:p>
          </table:table-cell>
          <table:table-cell office:value-type="float" office:value="33024728" calcext:value-type="float">
            <text:p>33024728</text:p>
          </table:table-cell>
          <table:table-cell office:value-type="float" office:value="30452152" calcext:value-type="float">
            <text:p>30452152</text:p>
          </table:table-cell>
          <table:table-cell office:value-type="float" office:value="30512040" calcext:value-type="float">
            <text:p>30512040</text:p>
          </table:table-cell>
          <table:table-cell office:value-type="float" office:value="34765256" calcext:value-type="float">
            <text:p>34765256</text:p>
          </table:table-cell>
          <table:table-cell office:value-type="float" office:value="273981096" calcext:value-type="float">
            <text:p>273981096</text:p>
          </table:table-cell>
          <table:table-cell office:value-type="float" office:value="105516392" calcext:value-type="float">
            <text:p>105516392</text:p>
          </table:table-cell>
          <table:table-cell office:value-type="float" office:value="103011352" calcext:value-type="float">
            <text:p>103011352</text:p>
          </table:table-cell>
          <table:table-cell office:value-type="float" office:value="97944112" calcext:value-type="float">
            <text:p>97944112</text:p>
          </table:table-cell>
          <table:table-cell table:number-columns-repeated="6"/>
        </table:table-row>
        <table:table-row table:style-name="ro1">
          <table:table-cell office:value-type="float" office:value="10930376" calcext:value-type="float">
            <text:p>10930376</text:p>
          </table:table-cell>
          <table:table-cell office:value-type="float" office:value="86260104" calcext:value-type="float">
            <text:p>86260104</text:p>
          </table:table-cell>
          <table:table-cell office:value-type="float" office:value="33039952" calcext:value-type="float">
            <text:p>33039952</text:p>
          </table:table-cell>
          <table:table-cell office:value-type="float" office:value="30452632" calcext:value-type="float">
            <text:p>30452632</text:p>
          </table:table-cell>
          <table:table-cell office:value-type="float" office:value="30512072" calcext:value-type="float">
            <text:p>30512072</text:p>
          </table:table-cell>
          <table:table-cell office:value-type="float" office:value="34766976" calcext:value-type="float">
            <text:p>34766976</text:p>
          </table:table-cell>
          <table:table-cell office:value-type="float" office:value="274126056" calcext:value-type="float">
            <text:p>274126056</text:p>
          </table:table-cell>
          <table:table-cell office:value-type="float" office:value="105604304" calcext:value-type="float">
            <text:p>105604304</text:p>
          </table:table-cell>
          <table:table-cell office:value-type="float" office:value="103017664" calcext:value-type="float">
            <text:p>103017664</text:p>
          </table:table-cell>
          <table:table-cell office:value-type="float" office:value="97980192" calcext:value-type="float">
            <text:p>97980192</text:p>
          </table:table-cell>
          <table:table-cell table:number-columns-repeated="6"/>
        </table:table-row>
        <table:table-row table:style-name="ro1">
          <table:table-cell office:value-type="float" office:value="10930480" calcext:value-type="float">
            <text:p>10930480</text:p>
          </table:table-cell>
          <table:table-cell office:value-type="float" office:value="86262864" calcext:value-type="float">
            <text:p>86262864</text:p>
          </table:table-cell>
          <table:table-cell office:value-type="float" office:value="33040056" calcext:value-type="float">
            <text:p>33040056</text:p>
          </table:table-cell>
          <table:table-cell office:value-type="float" office:value="30452808" calcext:value-type="float">
            <text:p>30452808</text:p>
          </table:table-cell>
          <table:table-cell office:value-type="float" office:value="30512072" calcext:value-type="float">
            <text:p>30512072</text:p>
          </table:table-cell>
          <table:table-cell office:value-type="float" office:value="34769728" calcext:value-type="float">
            <text:p>34769728</text:p>
          </table:table-cell>
          <table:table-cell office:value-type="float" office:value="274542672" calcext:value-type="float">
            <text:p>274542672</text:p>
          </table:table-cell>
          <table:table-cell office:value-type="float" office:value="105607016" calcext:value-type="float">
            <text:p>105607016</text:p>
          </table:table-cell>
          <table:table-cell office:value-type="float" office:value="103026576" calcext:value-type="float">
            <text:p>103026576</text:p>
          </table:table-cell>
          <table:table-cell office:value-type="float" office:value="98222136" calcext:value-type="float">
            <text:p>98222136</text:p>
          </table:table-cell>
          <table:table-cell table:number-columns-repeated="6"/>
        </table:table-row>
        <table:table-row table:style-name="ro1">
          <table:table-cell office:value-type="float" office:value="10930496" calcext:value-type="float">
            <text:p>10930496</text:p>
          </table:table-cell>
          <table:table-cell office:value-type="float" office:value="86263800" calcext:value-type="float">
            <text:p>86263800</text:p>
          </table:table-cell>
          <table:table-cell office:value-type="float" office:value="33041016" calcext:value-type="float">
            <text:p>33041016</text:p>
          </table:table-cell>
          <table:table-cell office:value-type="float" office:value="30452936" calcext:value-type="float">
            <text:p>30452936</text:p>
          </table:table-cell>
          <table:table-cell office:value-type="float" office:value="30512448" calcext:value-type="float">
            <text:p>30512448</text:p>
          </table:table-cell>
          <table:table-cell office:value-type="float" office:value="34775672" calcext:value-type="float">
            <text:p>34775672</text:p>
          </table:table-cell>
          <table:table-cell office:value-type="float" office:value="274547368" calcext:value-type="float">
            <text:p>274547368</text:p>
          </table:table-cell>
          <table:table-cell office:value-type="float" office:value="105686608" calcext:value-type="float">
            <text:p>105686608</text:p>
          </table:table-cell>
          <table:table-cell office:value-type="float" office:value="103036736" calcext:value-type="float">
            <text:p>103036736</text:p>
          </table:table-cell>
          <table:table-cell office:value-type="float" office:value="98225112" calcext:value-type="float">
            <text:p>98225112</text:p>
          </table:table-cell>
          <table:table-cell table:number-columns-repeated="6"/>
        </table:table-row>
        <table:table-row table:style-name="ro1">
          <table:table-cell office:value-type="float" office:value="10930776" calcext:value-type="float">
            <text:p>10930776</text:p>
          </table:table-cell>
          <table:table-cell office:value-type="float" office:value="86267080" calcext:value-type="float">
            <text:p>86267080</text:p>
          </table:table-cell>
          <table:table-cell office:value-type="float" office:value="33043360" calcext:value-type="float">
            <text:p>33043360</text:p>
          </table:table-cell>
          <table:table-cell office:value-type="float" office:value="30453304" calcext:value-type="float">
            <text:p>30453304</text:p>
          </table:table-cell>
          <table:table-cell office:value-type="float" office:value="30513192" calcext:value-type="float">
            <text:p>30513192</text:p>
          </table:table-cell>
          <table:table-cell office:value-type="float" office:value="34775760" calcext:value-type="float">
            <text:p>34775760</text:p>
          </table:table-cell>
          <table:table-cell office:value-type="float" office:value="274581528" calcext:value-type="float">
            <text:p>274581528</text:p>
          </table:table-cell>
          <table:table-cell office:value-type="float" office:value="105690576" calcext:value-type="float">
            <text:p>105690576</text:p>
          </table:table-cell>
          <table:table-cell office:value-type="float" office:value="103040848" calcext:value-type="float">
            <text:p>103040848</text:p>
          </table:table-cell>
          <table:table-cell office:value-type="float" office:value="98529808" calcext:value-type="float">
            <text:p>98529808</text:p>
          </table:table-cell>
          <table:table-cell table:number-columns-repeated="6"/>
        </table:table-row>
        <table:table-row table:style-name="ro1">
          <table:table-cell office:value-type="float" office:value="10931840" calcext:value-type="float">
            <text:p>10931840</text:p>
          </table:table-cell>
          <table:table-cell office:value-type="float" office:value="86267768" calcext:value-type="float">
            <text:p>86267768</text:p>
          </table:table-cell>
          <table:table-cell office:value-type="float" office:value="33044432" calcext:value-type="float">
            <text:p>33044432</text:p>
          </table:table-cell>
          <table:table-cell office:value-type="float" office:value="30453400" calcext:value-type="float">
            <text:p>30453400</text:p>
          </table:table-cell>
          <table:table-cell office:value-type="float" office:value="30513216" calcext:value-type="float">
            <text:p>30513216</text:p>
          </table:table-cell>
          <table:table-cell office:value-type="float" office:value="34776064" calcext:value-type="float">
            <text:p>34776064</text:p>
          </table:table-cell>
          <table:table-cell office:value-type="float" office:value="274732168" calcext:value-type="float">
            <text:p>274732168</text:p>
          </table:table-cell>
          <table:table-cell office:value-type="float" office:value="105701312" calcext:value-type="float">
            <text:p>105701312</text:p>
          </table:table-cell>
          <table:table-cell office:value-type="float" office:value="103052336" calcext:value-type="float">
            <text:p>103052336</text:p>
          </table:table-cell>
          <table:table-cell office:value-type="float" office:value="98668808" calcext:value-type="float">
            <text:p>98668808</text:p>
          </table:table-cell>
          <table:table-cell table:number-columns-repeated="6"/>
        </table:table-row>
        <table:table-row table:style-name="ro1">
          <table:table-cell office:value-type="float" office:value="10932296" calcext:value-type="float">
            <text:p>10932296</text:p>
          </table:table-cell>
          <table:table-cell office:value-type="float" office:value="86268104" calcext:value-type="float">
            <text:p>86268104</text:p>
          </table:table-cell>
          <table:table-cell office:value-type="float" office:value="33045584" calcext:value-type="float">
            <text:p>33045584</text:p>
          </table:table-cell>
          <table:table-cell office:value-type="float" office:value="30454008" calcext:value-type="float">
            <text:p>30454008</text:p>
          </table:table-cell>
          <table:table-cell office:value-type="float" office:value="30515232" calcext:value-type="float">
            <text:p>30515232</text:p>
          </table:table-cell>
          <table:table-cell office:value-type="float" office:value="34777136" calcext:value-type="float">
            <text:p>34777136</text:p>
          </table:table-cell>
          <table:table-cell office:value-type="float" office:value="274809552" calcext:value-type="float">
            <text:p>274809552</text:p>
          </table:table-cell>
          <table:table-cell office:value-type="float" office:value="105758496" calcext:value-type="float">
            <text:p>105758496</text:p>
          </table:table-cell>
          <table:table-cell office:value-type="float" office:value="103085952" calcext:value-type="float">
            <text:p>103085952</text:p>
          </table:table-cell>
          <table:table-cell office:value-type="float" office:value="99985864" calcext:value-type="float">
            <text:p>99985864</text:p>
          </table:table-cell>
          <table:table-cell table:number-columns-repeated="6"/>
        </table:table-row>
        <table:table-row table:style-name="ro1">
          <table:table-cell office:value-type="float" office:value="10932584" calcext:value-type="float">
            <text:p>10932584</text:p>
          </table:table-cell>
          <table:table-cell office:value-type="float" office:value="86268376" calcext:value-type="float">
            <text:p>86268376</text:p>
          </table:table-cell>
          <table:table-cell office:value-type="float" office:value="33047896" calcext:value-type="float">
            <text:p>33047896</text:p>
          </table:table-cell>
          <table:table-cell office:value-type="float" office:value="30454160" calcext:value-type="float">
            <text:p>30454160</text:p>
          </table:table-cell>
          <table:table-cell office:value-type="float" office:value="30515400" calcext:value-type="float">
            <text:p>30515400</text:p>
          </table:table-cell>
          <table:table-cell office:value-type="float" office:value="34778432" calcext:value-type="float">
            <text:p>34778432</text:p>
          </table:table-cell>
          <table:table-cell office:value-type="float" office:value="274830216" calcext:value-type="float">
            <text:p>274830216</text:p>
          </table:table-cell>
          <table:table-cell office:value-type="float" office:value="105784928" calcext:value-type="float">
            <text:p>105784928</text:p>
          </table:table-cell>
          <table:table-cell office:value-type="float" office:value="103093808" calcext:value-type="float">
            <text:p>103093808</text:p>
          </table:table-cell>
          <table:table-cell office:value-type="float" office:value="100914656" calcext:value-type="float">
            <text:p>100914656</text:p>
          </table:table-cell>
          <table:table-cell table:number-columns-repeated="6"/>
        </table:table-row>
        <table:table-row table:style-name="ro1">
          <table:table-cell office:value-type="float" office:value="10933056" calcext:value-type="float">
            <text:p>10933056</text:p>
          </table:table-cell>
          <table:table-cell office:value-type="float" office:value="86268928" calcext:value-type="float">
            <text:p>86268928</text:p>
          </table:table-cell>
          <table:table-cell office:value-type="float" office:value="33051480" calcext:value-type="float">
            <text:p>33051480</text:p>
          </table:table-cell>
          <table:table-cell office:value-type="float" office:value="30454512" calcext:value-type="float">
            <text:p>30454512</text:p>
          </table:table-cell>
          <table:table-cell office:value-type="float" office:value="30515632" calcext:value-type="float">
            <text:p>30515632</text:p>
          </table:table-cell>
          <table:table-cell office:value-type="float" office:value="34781936" calcext:value-type="float">
            <text:p>34781936</text:p>
          </table:table-cell>
          <table:table-cell office:value-type="float" office:value="274844240" calcext:value-type="float">
            <text:p>274844240</text:p>
          </table:table-cell>
          <table:table-cell office:value-type="float" office:value="105859320" calcext:value-type="float">
            <text:p>105859320</text:p>
          </table:table-cell>
          <table:table-cell office:value-type="float" office:value="103121176" calcext:value-type="float">
            <text:p>103121176</text:p>
          </table:table-cell>
          <table:table-cell office:value-type="float" office:value="101374184" calcext:value-type="float">
            <text:p>101374184</text:p>
          </table:table-cell>
          <table:table-cell table:number-columns-repeated="6"/>
        </table:table-row>
        <table:table-row table:style-name="ro1">
          <table:table-cell office:value-type="float" office:value="10934016" calcext:value-type="float">
            <text:p>10934016</text:p>
          </table:table-cell>
          <table:table-cell office:value-type="float" office:value="86269032" calcext:value-type="float">
            <text:p>86269032</text:p>
          </table:table-cell>
          <table:table-cell office:value-type="float" office:value="33057872" calcext:value-type="float">
            <text:p>33057872</text:p>
          </table:table-cell>
          <table:table-cell office:value-type="float" office:value="30455936" calcext:value-type="float">
            <text:p>30455936</text:p>
          </table:table-cell>
          <table:table-cell office:value-type="float" office:value="30515752" calcext:value-type="float">
            <text:p>30515752</text:p>
          </table:table-cell>
          <table:table-cell office:value-type="float" office:value="34787152" calcext:value-type="float">
            <text:p>34787152</text:p>
          </table:table-cell>
          <table:table-cell office:value-type="float" office:value="274996584" calcext:value-type="float">
            <text:p>274996584</text:p>
          </table:table-cell>
          <table:table-cell office:value-type="float" office:value="106058160" calcext:value-type="float">
            <text:p>106058160</text:p>
          </table:table-cell>
          <table:table-cell office:value-type="float" office:value="103128144" calcext:value-type="float">
            <text:p>103128144</text:p>
          </table:table-cell>
          <table:table-cell office:value-type="float" office:value="102933480" calcext:value-type="float">
            <text:p>102933480</text:p>
          </table:table-cell>
          <table:table-cell table:number-columns-repeated="6"/>
        </table:table-row>
        <table:table-row table:style-name="ro1">
          <table:table-cell office:value-type="float" office:value="10934232" calcext:value-type="float">
            <text:p>10934232</text:p>
          </table:table-cell>
          <table:table-cell office:value-type="float" office:value="86269504" calcext:value-type="float">
            <text:p>86269504</text:p>
          </table:table-cell>
          <table:table-cell office:value-type="float" office:value="33058944" calcext:value-type="float">
            <text:p>33058944</text:p>
          </table:table-cell>
          <table:table-cell office:value-type="float" office:value="30456160" calcext:value-type="float">
            <text:p>30456160</text:p>
          </table:table-cell>
          <table:table-cell office:value-type="float" office:value="30517688" calcext:value-type="float">
            <text:p>30517688</text:p>
          </table:table-cell>
          <table:table-cell office:value-type="float" office:value="34788376" calcext:value-type="float">
            <text:p>34788376</text:p>
          </table:table-cell>
          <table:table-cell office:value-type="float" office:value="275239184" calcext:value-type="float">
            <text:p>275239184</text:p>
          </table:table-cell>
          <table:table-cell office:value-type="float" office:value="106104160" calcext:value-type="float">
            <text:p>106104160</text:p>
          </table:table-cell>
          <table:table-cell office:value-type="float" office:value="103132704" calcext:value-type="float">
            <text:p>103132704</text:p>
          </table:table-cell>
          <table:table-cell office:value-type="float" office:value="102954736" calcext:value-type="float">
            <text:p>102954736</text:p>
          </table:table-cell>
          <table:table-cell table:number-columns-repeated="6"/>
        </table:table-row>
        <table:table-row table:style-name="ro1">
          <table:table-cell office:value-type="float" office:value="10935336" calcext:value-type="float">
            <text:p>10935336</text:p>
          </table:table-cell>
          <table:table-cell office:value-type="float" office:value="86269728" calcext:value-type="float">
            <text:p>86269728</text:p>
          </table:table-cell>
          <table:table-cell office:value-type="float" office:value="33065512" calcext:value-type="float">
            <text:p>33065512</text:p>
          </table:table-cell>
          <table:table-cell office:value-type="float" office:value="30456376" calcext:value-type="float">
            <text:p>30456376</text:p>
          </table:table-cell>
          <table:table-cell office:value-type="float" office:value="30519112" calcext:value-type="float">
            <text:p>30519112</text:p>
          </table:table-cell>
          <table:table-cell office:value-type="float" office:value="34790488" calcext:value-type="float">
            <text:p>34790488</text:p>
          </table:table-cell>
          <table:table-cell office:value-type="float" office:value="275318304" calcext:value-type="float">
            <text:p>275318304</text:p>
          </table:table-cell>
          <table:table-cell office:value-type="float" office:value="106186056" calcext:value-type="float">
            <text:p>106186056</text:p>
          </table:table-cell>
          <table:table-cell office:value-type="float" office:value="103176064" calcext:value-type="float">
            <text:p>103176064</text:p>
          </table:table-cell>
          <table:table-cell office:value-type="float" office:value="103011712" calcext:value-type="float">
            <text:p>103011712</text:p>
          </table:table-cell>
          <table:table-cell table:number-columns-repeated="6"/>
        </table:table-row>
        <table:table-row table:style-name="ro1">
          <table:table-cell office:value-type="float" office:value="10935560" calcext:value-type="float">
            <text:p>10935560</text:p>
          </table:table-cell>
          <table:table-cell office:value-type="float" office:value="86271088" calcext:value-type="float">
            <text:p>86271088</text:p>
          </table:table-cell>
          <table:table-cell office:value-type="float" office:value="33067688" calcext:value-type="float">
            <text:p>33067688</text:p>
          </table:table-cell>
          <table:table-cell office:value-type="float" office:value="30457392" calcext:value-type="float">
            <text:p>30457392</text:p>
          </table:table-cell>
          <table:table-cell office:value-type="float" office:value="30519296" calcext:value-type="float">
            <text:p>30519296</text:p>
          </table:table-cell>
          <table:table-cell office:value-type="float" office:value="34799520" calcext:value-type="float">
            <text:p>34799520</text:p>
          </table:table-cell>
          <table:table-cell office:value-type="float" office:value="275404488" calcext:value-type="float">
            <text:p>275404488</text:p>
          </table:table-cell>
          <table:table-cell office:value-type="float" office:value="106193088" calcext:value-type="float">
            <text:p>106193088</text:p>
          </table:table-cell>
          <table:table-cell office:value-type="float" office:value="103214400" calcext:value-type="float">
            <text:p>103214400</text:p>
          </table:table-cell>
          <table:table-cell office:value-type="float" office:value="103016824" calcext:value-type="float">
            <text:p>103016824</text:p>
          </table:table-cell>
          <table:table-cell table:number-columns-repeated="6"/>
        </table:table-row>
        <table:table-row table:style-name="ro1">
          <table:table-cell office:value-type="float" office:value="10936528" calcext:value-type="float">
            <text:p>10936528</text:p>
          </table:table-cell>
          <table:table-cell office:value-type="float" office:value="86271624" calcext:value-type="float">
            <text:p>86271624</text:p>
          </table:table-cell>
          <table:table-cell office:value-type="float" office:value="33067800" calcext:value-type="float">
            <text:p>33067800</text:p>
          </table:table-cell>
          <table:table-cell office:value-type="float" office:value="30457720" calcext:value-type="float">
            <text:p>30457720</text:p>
          </table:table-cell>
          <table:table-cell office:value-type="float" office:value="30519304" calcext:value-type="float">
            <text:p>30519304</text:p>
          </table:table-cell>
          <table:table-cell office:value-type="float" office:value="34805384" calcext:value-type="float">
            <text:p>34805384</text:p>
          </table:table-cell>
          <table:table-cell office:value-type="float" office:value="275518960" calcext:value-type="float">
            <text:p>275518960</text:p>
          </table:table-cell>
          <table:table-cell office:value-type="float" office:value="106252848" calcext:value-type="float">
            <text:p>106252848</text:p>
          </table:table-cell>
          <table:table-cell office:value-type="float" office:value="103260656" calcext:value-type="float">
            <text:p>103260656</text:p>
          </table:table-cell>
          <table:table-cell office:value-type="float" office:value="103031016" calcext:value-type="float">
            <text:p>103031016</text:p>
          </table:table-cell>
          <table:table-cell table:number-columns-repeated="6"/>
        </table:table-row>
        <table:table-row table:style-name="ro1">
          <table:table-cell office:value-type="float" office:value="10937520" calcext:value-type="float">
            <text:p>10937520</text:p>
          </table:table-cell>
          <table:table-cell office:value-type="float" office:value="86271936" calcext:value-type="float">
            <text:p>86271936</text:p>
          </table:table-cell>
          <table:table-cell office:value-type="float" office:value="33073344" calcext:value-type="float">
            <text:p>33073344</text:p>
          </table:table-cell>
          <table:table-cell office:value-type="float" office:value="30457800" calcext:value-type="float">
            <text:p>30457800</text:p>
          </table:table-cell>
          <table:table-cell office:value-type="float" office:value="30519304" calcext:value-type="float">
            <text:p>30519304</text:p>
          </table:table-cell>
          <table:table-cell office:value-type="float" office:value="34805648" calcext:value-type="float">
            <text:p>34805648</text:p>
          </table:table-cell>
          <table:table-cell office:value-type="float" office:value="275623096" calcext:value-type="float">
            <text:p>275623096</text:p>
          </table:table-cell>
          <table:table-cell office:value-type="float" office:value="106510656" calcext:value-type="float">
            <text:p>106510656</text:p>
          </table:table-cell>
          <table:table-cell office:value-type="float" office:value="103274176" calcext:value-type="float">
            <text:p>103274176</text:p>
          </table:table-cell>
          <table:table-cell office:value-type="float" office:value="103033704" calcext:value-type="float">
            <text:p>103033704</text:p>
          </table:table-cell>
          <table:table-cell table:number-columns-repeated="6"/>
        </table:table-row>
        <table:table-row table:style-name="ro1">
          <table:table-cell office:value-type="float" office:value="10937808" calcext:value-type="float">
            <text:p>10937808</text:p>
          </table:table-cell>
          <table:table-cell office:value-type="float" office:value="86272256" calcext:value-type="float">
            <text:p>86272256</text:p>
          </table:table-cell>
          <table:table-cell office:value-type="float" office:value="33074576" calcext:value-type="float">
            <text:p>33074576</text:p>
          </table:table-cell>
          <table:table-cell office:value-type="float" office:value="30458384" calcext:value-type="float">
            <text:p>30458384</text:p>
          </table:table-cell>
          <table:table-cell office:value-type="float" office:value="30519704" calcext:value-type="float">
            <text:p>30519704</text:p>
          </table:table-cell>
          <table:table-cell office:value-type="float" office:value="34812264" calcext:value-type="float">
            <text:p>34812264</text:p>
          </table:table-cell>
          <table:table-cell office:value-type="float" office:value="275717888" calcext:value-type="float">
            <text:p>275717888</text:p>
          </table:table-cell>
          <table:table-cell office:value-type="float" office:value="106723936" calcext:value-type="float">
            <text:p>106723936</text:p>
          </table:table-cell>
          <table:table-cell office:value-type="float" office:value="103274992" calcext:value-type="float">
            <text:p>103274992</text:p>
          </table:table-cell>
          <table:table-cell office:value-type="float" office:value="103034752" calcext:value-type="float">
            <text:p>103034752</text:p>
          </table:table-cell>
          <table:table-cell table:number-columns-repeated="6"/>
        </table:table-row>
        <table:table-row table:style-name="ro1">
          <table:table-cell office:value-type="float" office:value="10938376" calcext:value-type="float">
            <text:p>10938376</text:p>
          </table:table-cell>
          <table:table-cell office:value-type="float" office:value="86272392" calcext:value-type="float">
            <text:p>86272392</text:p>
          </table:table-cell>
          <table:table-cell office:value-type="float" office:value="33077872" calcext:value-type="float">
            <text:p>33077872</text:p>
          </table:table-cell>
          <table:table-cell office:value-type="float" office:value="30458920" calcext:value-type="float">
            <text:p>30458920</text:p>
          </table:table-cell>
          <table:table-cell office:value-type="float" office:value="30520400" calcext:value-type="float">
            <text:p>30520400</text:p>
          </table:table-cell>
          <table:table-cell office:value-type="float" office:value="34812464" calcext:value-type="float">
            <text:p>34812464</text:p>
          </table:table-cell>
          <table:table-cell office:value-type="float" office:value="275753344" calcext:value-type="float">
            <text:p>275753344</text:p>
          </table:table-cell>
          <table:table-cell office:value-type="float" office:value="106731248" calcext:value-type="float">
            <text:p>106731248</text:p>
          </table:table-cell>
          <table:table-cell office:value-type="float" office:value="103285848" calcext:value-type="float">
            <text:p>103285848</text:p>
          </table:table-cell>
          <table:table-cell office:value-type="float" office:value="103054160" calcext:value-type="float">
            <text:p>103054160</text:p>
          </table:table-cell>
          <table:table-cell table:number-columns-repeated="6"/>
        </table:table-row>
        <table:table-row table:style-name="ro1">
          <table:table-cell office:value-type="float" office:value="10938472" calcext:value-type="float">
            <text:p>10938472</text:p>
          </table:table-cell>
          <table:table-cell office:value-type="float" office:value="86272608" calcext:value-type="float">
            <text:p>86272608</text:p>
          </table:table-cell>
          <table:table-cell office:value-type="float" office:value="33079576" calcext:value-type="float">
            <text:p>33079576</text:p>
          </table:table-cell>
          <table:table-cell office:value-type="float" office:value="30459024" calcext:value-type="float">
            <text:p>30459024</text:p>
          </table:table-cell>
          <table:table-cell office:value-type="float" office:value="30520456" calcext:value-type="float">
            <text:p>30520456</text:p>
          </table:table-cell>
          <table:table-cell office:value-type="float" office:value="34813632" calcext:value-type="float">
            <text:p>34813632</text:p>
          </table:table-cell>
          <table:table-cell office:value-type="float" office:value="276117848" calcext:value-type="float">
            <text:p>276117848</text:p>
          </table:table-cell>
          <table:table-cell office:value-type="float" office:value="106763712" calcext:value-type="float">
            <text:p>106763712</text:p>
          </table:table-cell>
          <table:table-cell office:value-type="float" office:value="103534024" calcext:value-type="float">
            <text:p>103534024</text:p>
          </table:table-cell>
          <table:table-cell office:value-type="float" office:value="103115736" calcext:value-type="float">
            <text:p>103115736</text:p>
          </table:table-cell>
          <table:table-cell table:number-columns-repeated="6"/>
        </table:table-row>
        <table:table-row table:style-name="ro1">
          <table:table-cell office:value-type="float" office:value="10938640" calcext:value-type="float">
            <text:p>10938640</text:p>
          </table:table-cell>
          <table:table-cell office:value-type="float" office:value="86272776" calcext:value-type="float">
            <text:p>86272776</text:p>
          </table:table-cell>
          <table:table-cell office:value-type="float" office:value="33081928" calcext:value-type="float">
            <text:p>33081928</text:p>
          </table:table-cell>
          <table:table-cell office:value-type="float" office:value="30459128" calcext:value-type="float">
            <text:p>30459128</text:p>
          </table:table-cell>
          <table:table-cell office:value-type="float" office:value="30521368" calcext:value-type="float">
            <text:p>30521368</text:p>
          </table:table-cell>
          <table:table-cell office:value-type="float" office:value="34814848" calcext:value-type="float">
            <text:p>34814848</text:p>
          </table:table-cell>
          <table:table-cell office:value-type="float" office:value="276144832" calcext:value-type="float">
            <text:p>276144832</text:p>
          </table:table-cell>
          <table:table-cell office:value-type="float" office:value="106896360" calcext:value-type="float">
            <text:p>106896360</text:p>
          </table:table-cell>
          <table:table-cell office:value-type="float" office:value="103627848" calcext:value-type="float">
            <text:p>103627848</text:p>
          </table:table-cell>
          <table:table-cell office:value-type="float" office:value="103151096" calcext:value-type="float">
            <text:p>103151096</text:p>
          </table:table-cell>
          <table:table-cell table:number-columns-repeated="6"/>
        </table:table-row>
        <table:table-row table:style-name="ro1">
          <table:table-cell office:value-type="float" office:value="10939408" calcext:value-type="float">
            <text:p>10939408</text:p>
          </table:table-cell>
          <table:table-cell office:value-type="float" office:value="86272968" calcext:value-type="float">
            <text:p>86272968</text:p>
          </table:table-cell>
          <table:table-cell office:value-type="float" office:value="33082584" calcext:value-type="float">
            <text:p>33082584</text:p>
          </table:table-cell>
          <table:table-cell office:value-type="float" office:value="30460464" calcext:value-type="float">
            <text:p>30460464</text:p>
          </table:table-cell>
          <table:table-cell office:value-type="float" office:value="30521408" calcext:value-type="float">
            <text:p>30521408</text:p>
          </table:table-cell>
          <table:table-cell office:value-type="float" office:value="34816248" calcext:value-type="float">
            <text:p>34816248</text:p>
          </table:table-cell>
          <table:table-cell office:value-type="float" office:value="276369544" calcext:value-type="float">
            <text:p>276369544</text:p>
          </table:table-cell>
          <table:table-cell office:value-type="float" office:value="106906048" calcext:value-type="float">
            <text:p>106906048</text:p>
          </table:table-cell>
          <table:table-cell office:value-type="float" office:value="103656080" calcext:value-type="float">
            <text:p>103656080</text:p>
          </table:table-cell>
          <table:table-cell office:value-type="float" office:value="103164984" calcext:value-type="float">
            <text:p>103164984</text:p>
          </table:table-cell>
          <table:table-cell table:number-columns-repeated="6"/>
        </table:table-row>
        <table:table-row table:style-name="ro1">
          <table:table-cell office:value-type="float" office:value="10940080" calcext:value-type="float">
            <text:p>10940080</text:p>
          </table:table-cell>
          <table:table-cell office:value-type="float" office:value="86273912" calcext:value-type="float">
            <text:p>86273912</text:p>
          </table:table-cell>
          <table:table-cell office:value-type="float" office:value="33085816" calcext:value-type="float">
            <text:p>33085816</text:p>
          </table:table-cell>
          <table:table-cell office:value-type="float" office:value="30460736" calcext:value-type="float">
            <text:p>30460736</text:p>
          </table:table-cell>
          <table:table-cell office:value-type="float" office:value="30521632" calcext:value-type="float">
            <text:p>30521632</text:p>
          </table:table-cell>
          <table:table-cell office:value-type="float" office:value="34816480" calcext:value-type="float">
            <text:p>34816480</text:p>
          </table:table-cell>
          <table:table-cell office:value-type="float" office:value="276634680" calcext:value-type="float">
            <text:p>276634680</text:p>
          </table:table-cell>
          <table:table-cell office:value-type="float" office:value="107101200" calcext:value-type="float">
            <text:p>107101200</text:p>
          </table:table-cell>
          <table:table-cell office:value-type="float" office:value="103704752" calcext:value-type="float">
            <text:p>103704752</text:p>
          </table:table-cell>
          <table:table-cell office:value-type="float" office:value="103203368" calcext:value-type="float">
            <text:p>103203368</text:p>
          </table:table-cell>
          <table:table-cell table:number-columns-repeated="6"/>
        </table:table-row>
        <table:table-row table:style-name="ro1">
          <table:table-cell office:value-type="float" office:value="10940152" calcext:value-type="float">
            <text:p>10940152</text:p>
          </table:table-cell>
          <table:table-cell office:value-type="float" office:value="86275696" calcext:value-type="float">
            <text:p>86275696</text:p>
          </table:table-cell>
          <table:table-cell office:value-type="float" office:value="33086320" calcext:value-type="float">
            <text:p>33086320</text:p>
          </table:table-cell>
          <table:table-cell office:value-type="float" office:value="30461328" calcext:value-type="float">
            <text:p>30461328</text:p>
          </table:table-cell>
          <table:table-cell office:value-type="float" office:value="30521760" calcext:value-type="float">
            <text:p>30521760</text:p>
          </table:table-cell>
          <table:table-cell office:value-type="float" office:value="34816936" calcext:value-type="float">
            <text:p>34816936</text:p>
          </table:table-cell>
          <table:table-cell office:value-type="float" office:value="276642256" calcext:value-type="float">
            <text:p>276642256</text:p>
          </table:table-cell>
          <table:table-cell office:value-type="float" office:value="107137016" calcext:value-type="float">
            <text:p>107137016</text:p>
          </table:table-cell>
          <table:table-cell office:value-type="float" office:value="103873920" calcext:value-type="float">
            <text:p>103873920</text:p>
          </table:table-cell>
          <table:table-cell office:value-type="float" office:value="103217056" calcext:value-type="float">
            <text:p>103217056</text:p>
          </table:table-cell>
          <table:table-cell table:number-columns-repeated="6"/>
        </table:table-row>
        <table:table-row table:style-name="ro1">
          <table:table-cell office:value-type="float" office:value="10940552" calcext:value-type="float">
            <text:p>10940552</text:p>
          </table:table-cell>
          <table:table-cell office:value-type="float" office:value="86276128" calcext:value-type="float">
            <text:p>86276128</text:p>
          </table:table-cell>
          <table:table-cell office:value-type="float" office:value="33087736" calcext:value-type="float">
            <text:p>33087736</text:p>
          </table:table-cell>
          <table:table-cell office:value-type="float" office:value="30461664" calcext:value-type="float">
            <text:p>30461664</text:p>
          </table:table-cell>
          <table:table-cell office:value-type="float" office:value="30521784" calcext:value-type="float">
            <text:p>30521784</text:p>
          </table:table-cell>
          <table:table-cell office:value-type="float" office:value="34818448" calcext:value-type="float">
            <text:p>34818448</text:p>
          </table:table-cell>
          <table:table-cell office:value-type="float" office:value="276783832" calcext:value-type="float">
            <text:p>276783832</text:p>
          </table:table-cell>
          <table:table-cell office:value-type="float" office:value="107663208" calcext:value-type="float">
            <text:p>107663208</text:p>
          </table:table-cell>
          <table:table-cell office:value-type="float" office:value="103952864" calcext:value-type="float">
            <text:p>103952864</text:p>
          </table:table-cell>
          <table:table-cell office:value-type="float" office:value="103227600" calcext:value-type="float">
            <text:p>103227600</text:p>
          </table:table-cell>
          <table:table-cell table:number-columns-repeated="6"/>
        </table:table-row>
        <table:table-row table:style-name="ro1">
          <table:table-cell office:value-type="float" office:value="10940760" calcext:value-type="float">
            <text:p>10940760</text:p>
          </table:table-cell>
          <table:table-cell office:value-type="float" office:value="86277400" calcext:value-type="float">
            <text:p>86277400</text:p>
          </table:table-cell>
          <table:table-cell office:value-type="float" office:value="33088024" calcext:value-type="float">
            <text:p>33088024</text:p>
          </table:table-cell>
          <table:table-cell office:value-type="float" office:value="30461672" calcext:value-type="float">
            <text:p>30461672</text:p>
          </table:table-cell>
          <table:table-cell office:value-type="float" office:value="30522320" calcext:value-type="float">
            <text:p>30522320</text:p>
          </table:table-cell>
          <table:table-cell office:value-type="float" office:value="34824248" calcext:value-type="float">
            <text:p>34824248</text:p>
          </table:table-cell>
          <table:table-cell office:value-type="float" office:value="276807120" calcext:value-type="float">
            <text:p>276807120</text:p>
          </table:table-cell>
          <table:table-cell office:value-type="float" office:value="108131280" calcext:value-type="float">
            <text:p>108131280</text:p>
          </table:table-cell>
          <table:table-cell office:value-type="float" office:value="104252768" calcext:value-type="float">
            <text:p>104252768</text:p>
          </table:table-cell>
          <table:table-cell office:value-type="float" office:value="103232576" calcext:value-type="float">
            <text:p>103232576</text:p>
          </table:table-cell>
          <table:table-cell table:number-columns-repeated="6"/>
        </table:table-row>
        <table:table-row table:style-name="ro1">
          <table:table-cell office:value-type="float" office:value="10940968" calcext:value-type="float">
            <text:p>10940968</text:p>
          </table:table-cell>
          <table:table-cell office:value-type="float" office:value="86277480" calcext:value-type="float">
            <text:p>86277480</text:p>
          </table:table-cell>
          <table:table-cell office:value-type="float" office:value="33088608" calcext:value-type="float">
            <text:p>33088608</text:p>
          </table:table-cell>
          <table:table-cell office:value-type="float" office:value="30462568" calcext:value-type="float">
            <text:p>30462568</text:p>
          </table:table-cell>
          <table:table-cell office:value-type="float" office:value="30522816" calcext:value-type="float">
            <text:p>30522816</text:p>
          </table:table-cell>
          <table:table-cell office:value-type="float" office:value="34834936" calcext:value-type="float">
            <text:p>34834936</text:p>
          </table:table-cell>
          <table:table-cell office:value-type="float" office:value="277336912" calcext:value-type="float">
            <text:p>277336912</text:p>
          </table:table-cell>
          <table:table-cell office:value-type="float" office:value="108477152" calcext:value-type="float">
            <text:p>108477152</text:p>
          </table:table-cell>
          <table:table-cell office:value-type="float" office:value="104294600" calcext:value-type="float">
            <text:p>104294600</text:p>
          </table:table-cell>
          <table:table-cell office:value-type="float" office:value="103457872" calcext:value-type="float">
            <text:p>103457872</text:p>
          </table:table-cell>
          <table:table-cell table:number-columns-repeated="6"/>
        </table:table-row>
        <table:table-row table:style-name="ro1">
          <table:table-cell office:value-type="float" office:value="10941264" calcext:value-type="float">
            <text:p>10941264</text:p>
          </table:table-cell>
          <table:table-cell office:value-type="float" office:value="86278344" calcext:value-type="float">
            <text:p>86278344</text:p>
          </table:table-cell>
          <table:table-cell office:value-type="float" office:value="33089256" calcext:value-type="float">
            <text:p>33089256</text:p>
          </table:table-cell>
          <table:table-cell office:value-type="float" office:value="30463296" calcext:value-type="float">
            <text:p>30463296</text:p>
          </table:table-cell>
          <table:table-cell office:value-type="float" office:value="30523360" calcext:value-type="float">
            <text:p>30523360</text:p>
          </table:table-cell>
          <table:table-cell office:value-type="float" office:value="34834984" calcext:value-type="float">
            <text:p>34834984</text:p>
          </table:table-cell>
          <table:table-cell office:value-type="float" office:value="277529784" calcext:value-type="float">
            <text:p>277529784</text:p>
          </table:table-cell>
          <table:table-cell office:value-type="float" office:value="108936400" calcext:value-type="float">
            <text:p>108936400</text:p>
          </table:table-cell>
          <table:table-cell office:value-type="float" office:value="104407304" calcext:value-type="float">
            <text:p>104407304</text:p>
          </table:table-cell>
          <table:table-cell office:value-type="float" office:value="103551032" calcext:value-type="float">
            <text:p>103551032</text:p>
          </table:table-cell>
          <table:table-cell table:number-columns-repeated="6"/>
        </table:table-row>
        <table:table-row table:style-name="ro1">
          <table:table-cell office:value-type="float" office:value="10941360" calcext:value-type="float">
            <text:p>10941360</text:p>
          </table:table-cell>
          <table:table-cell office:value-type="float" office:value="86278504" calcext:value-type="float">
            <text:p>86278504</text:p>
          </table:table-cell>
          <table:table-cell office:value-type="float" office:value="33091176" calcext:value-type="float">
            <text:p>33091176</text:p>
          </table:table-cell>
          <table:table-cell office:value-type="float" office:value="30463392" calcext:value-type="float">
            <text:p>30463392</text:p>
          </table:table-cell>
          <table:table-cell office:value-type="float" office:value="30524928" calcext:value-type="float">
            <text:p>30524928</text:p>
          </table:table-cell>
          <table:table-cell office:value-type="float" office:value="34839840" calcext:value-type="float">
            <text:p>34839840</text:p>
          </table:table-cell>
          <table:table-cell office:value-type="float" office:value="277673256" calcext:value-type="float">
            <text:p>277673256</text:p>
          </table:table-cell>
          <table:table-cell office:value-type="float" office:value="110039200" calcext:value-type="float">
            <text:p>110039200</text:p>
          </table:table-cell>
          <table:table-cell office:value-type="float" office:value="104590248" calcext:value-type="float">
            <text:p>104590248</text:p>
          </table:table-cell>
          <table:table-cell office:value-type="float" office:value="103569384" calcext:value-type="float">
            <text:p>103569384</text:p>
          </table:table-cell>
          <table:table-cell table:number-columns-repeated="6"/>
        </table:table-row>
        <table:table-row table:style-name="ro1">
          <table:table-cell office:value-type="float" office:value="10941632" calcext:value-type="float">
            <text:p>10941632</text:p>
          </table:table-cell>
          <table:table-cell office:value-type="float" office:value="86278536" calcext:value-type="float">
            <text:p>86278536</text:p>
          </table:table-cell>
          <table:table-cell office:value-type="float" office:value="33092392" calcext:value-type="float">
            <text:p>33092392</text:p>
          </table:table-cell>
          <table:table-cell office:value-type="float" office:value="30463424" calcext:value-type="float">
            <text:p>30463424</text:p>
          </table:table-cell>
          <table:table-cell office:value-type="float" office:value="30526016" calcext:value-type="float">
            <text:p>30526016</text:p>
          </table:table-cell>
          <table:table-cell office:value-type="float" office:value="34840640" calcext:value-type="float">
            <text:p>34840640</text:p>
          </table:table-cell>
          <table:table-cell office:value-type="float" office:value="277757376" calcext:value-type="float">
            <text:p>277757376</text:p>
          </table:table-cell>
          <table:table-cell office:value-type="float" office:value="110718072" calcext:value-type="float">
            <text:p>110718072</text:p>
          </table:table-cell>
          <table:table-cell office:value-type="float" office:value="104905120" calcext:value-type="float">
            <text:p>104905120</text:p>
          </table:table-cell>
          <table:table-cell office:value-type="float" office:value="103803432" calcext:value-type="float">
            <text:p>103803432</text:p>
          </table:table-cell>
          <table:table-cell table:number-columns-repeated="6"/>
        </table:table-row>
        <table:table-row table:style-name="ro1">
          <table:table-cell office:value-type="float" office:value="10941648" calcext:value-type="float">
            <text:p>10941648</text:p>
          </table:table-cell>
          <table:table-cell office:value-type="float" office:value="86282032" calcext:value-type="float">
            <text:p>86282032</text:p>
          </table:table-cell>
          <table:table-cell office:value-type="float" office:value="33093016" calcext:value-type="float">
            <text:p>33093016</text:p>
          </table:table-cell>
          <table:table-cell office:value-type="float" office:value="30463544" calcext:value-type="float">
            <text:p>30463544</text:p>
          </table:table-cell>
          <table:table-cell office:value-type="float" office:value="30527608" calcext:value-type="float">
            <text:p>30527608</text:p>
          </table:table-cell>
          <table:table-cell office:value-type="float" office:value="34842256" calcext:value-type="float">
            <text:p>34842256</text:p>
          </table:table-cell>
          <table:table-cell office:value-type="float" office:value="278006720" calcext:value-type="float">
            <text:p>278006720</text:p>
          </table:table-cell>
          <table:table-cell office:value-type="float" office:value="111302032" calcext:value-type="float">
            <text:p>111302032</text:p>
          </table:table-cell>
          <table:table-cell office:value-type="float" office:value="105875192" calcext:value-type="float">
            <text:p>105875192</text:p>
          </table:table-cell>
          <table:table-cell office:value-type="float" office:value="103861456" calcext:value-type="float">
            <text:p>103861456</text:p>
          </table:table-cell>
          <table:table-cell table:number-columns-repeated="6"/>
        </table:table-row>
        <table:table-row table:style-name="ro1">
          <table:table-cell office:value-type="float" office:value="10941720" calcext:value-type="float">
            <text:p>10941720</text:p>
          </table:table-cell>
          <table:table-cell office:value-type="float" office:value="86283128" calcext:value-type="float">
            <text:p>86283128</text:p>
          </table:table-cell>
          <table:table-cell office:value-type="float" office:value="33096736" calcext:value-type="float">
            <text:p>33096736</text:p>
          </table:table-cell>
          <table:table-cell office:value-type="float" office:value="30463584" calcext:value-type="float">
            <text:p>30463584</text:p>
          </table:table-cell>
          <table:table-cell office:value-type="float" office:value="30528880" calcext:value-type="float">
            <text:p>30528880</text:p>
          </table:table-cell>
          <table:table-cell office:value-type="float" office:value="34848848" calcext:value-type="float">
            <text:p>34848848</text:p>
          </table:table-cell>
          <table:table-cell office:value-type="float" office:value="278007936" calcext:value-type="float">
            <text:p>278007936</text:p>
          </table:table-cell>
          <table:table-cell office:value-type="float" office:value="111446032" calcext:value-type="float">
            <text:p>111446032</text:p>
          </table:table-cell>
          <table:table-cell office:value-type="float" office:value="106100504" calcext:value-type="float">
            <text:p>106100504</text:p>
          </table:table-cell>
          <table:table-cell office:value-type="float" office:value="103881296" calcext:value-type="float">
            <text:p>103881296</text:p>
          </table:table-cell>
          <table:table-cell table:number-columns-repeated="6"/>
        </table:table-row>
        <table:table-row table:style-name="ro1">
          <table:table-cell office:value-type="float" office:value="10941832" calcext:value-type="float">
            <text:p>10941832</text:p>
          </table:table-cell>
          <table:table-cell office:value-type="float" office:value="86283584" calcext:value-type="float">
            <text:p>86283584</text:p>
          </table:table-cell>
          <table:table-cell office:value-type="float" office:value="33098496" calcext:value-type="float">
            <text:p>33098496</text:p>
          </table:table-cell>
          <table:table-cell office:value-type="float" office:value="30464232" calcext:value-type="float">
            <text:p>30464232</text:p>
          </table:table-cell>
          <table:table-cell office:value-type="float" office:value="30529136" calcext:value-type="float">
            <text:p>30529136</text:p>
          </table:table-cell>
          <table:table-cell office:value-type="float" office:value="34853576" calcext:value-type="float">
            <text:p>34853576</text:p>
          </table:table-cell>
          <table:table-cell office:value-type="float" office:value="278012504" calcext:value-type="float">
            <text:p>278012504</text:p>
          </table:table-cell>
          <table:table-cell office:value-type="float" office:value="111551824" calcext:value-type="float">
            <text:p>111551824</text:p>
          </table:table-cell>
          <table:table-cell office:value-type="float" office:value="106383600" calcext:value-type="float">
            <text:p>106383600</text:p>
          </table:table-cell>
          <table:table-cell office:value-type="float" office:value="104310992" calcext:value-type="float">
            <text:p>104310992</text:p>
          </table:table-cell>
          <table:table-cell table:number-columns-repeated="6"/>
        </table:table-row>
        <table:table-row table:style-name="ro1">
          <table:table-cell office:value-type="float" office:value="10941936" calcext:value-type="float">
            <text:p>10941936</text:p>
          </table:table-cell>
          <table:table-cell office:value-type="float" office:value="86286648" calcext:value-type="float">
            <text:p>86286648</text:p>
          </table:table-cell>
          <table:table-cell office:value-type="float" office:value="33103728" calcext:value-type="float">
            <text:p>33103728</text:p>
          </table:table-cell>
          <table:table-cell office:value-type="float" office:value="30464368" calcext:value-type="float">
            <text:p>30464368</text:p>
          </table:table-cell>
          <table:table-cell office:value-type="float" office:value="30530472" calcext:value-type="float">
            <text:p>30530472</text:p>
          </table:table-cell>
          <table:table-cell office:value-type="float" office:value="34854576" calcext:value-type="float">
            <text:p>34854576</text:p>
          </table:table-cell>
          <table:table-cell office:value-type="float" office:value="278265704" calcext:value-type="float">
            <text:p>278265704</text:p>
          </table:table-cell>
          <table:table-cell office:value-type="float" office:value="111587568" calcext:value-type="float">
            <text:p>111587568</text:p>
          </table:table-cell>
          <table:table-cell office:value-type="float" office:value="107075344" calcext:value-type="float">
            <text:p>107075344</text:p>
          </table:table-cell>
          <table:table-cell office:value-type="float" office:value="104671224" calcext:value-type="float">
            <text:p>104671224</text:p>
          </table:table-cell>
          <table:table-cell table:number-columns-repeated="6"/>
        </table:table-row>
        <table:table-row table:style-name="ro1">
          <table:table-cell office:value-type="float" office:value="10942008" calcext:value-type="float">
            <text:p>10942008</text:p>
          </table:table-cell>
          <table:table-cell office:value-type="float" office:value="86288696" calcext:value-type="float">
            <text:p>86288696</text:p>
          </table:table-cell>
          <table:table-cell office:value-type="float" office:value="33105248" calcext:value-type="float">
            <text:p>33105248</text:p>
          </table:table-cell>
          <table:table-cell office:value-type="float" office:value="30464528" calcext:value-type="float">
            <text:p>30464528</text:p>
          </table:table-cell>
          <table:table-cell office:value-type="float" office:value="30531304" calcext:value-type="float">
            <text:p>30531304</text:p>
          </table:table-cell>
          <table:table-cell office:value-type="float" office:value="34860160" calcext:value-type="float">
            <text:p>34860160</text:p>
          </table:table-cell>
          <table:table-cell office:value-type="float" office:value="278854368" calcext:value-type="float">
            <text:p>278854368</text:p>
          </table:table-cell>
          <table:table-cell office:value-type="float" office:value="111601544" calcext:value-type="float">
            <text:p>111601544</text:p>
          </table:table-cell>
          <table:table-cell office:value-type="float" office:value="107232216" calcext:value-type="float">
            <text:p>107232216</text:p>
          </table:table-cell>
          <table:table-cell office:value-type="float" office:value="104788272" calcext:value-type="float">
            <text:p>104788272</text:p>
          </table:table-cell>
          <table:table-cell table:number-columns-repeated="6"/>
        </table:table-row>
        <table:table-row table:style-name="ro1">
          <table:table-cell office:value-type="float" office:value="10943824" calcext:value-type="float">
            <text:p>10943824</text:p>
          </table:table-cell>
          <table:table-cell office:value-type="float" office:value="86289056" calcext:value-type="float">
            <text:p>86289056</text:p>
          </table:table-cell>
          <table:table-cell office:value-type="float" office:value="33106840" calcext:value-type="float">
            <text:p>33106840</text:p>
          </table:table-cell>
          <table:table-cell office:value-type="float" office:value="30464784" calcext:value-type="float">
            <text:p>30464784</text:p>
          </table:table-cell>
          <table:table-cell office:value-type="float" office:value="30531472" calcext:value-type="float">
            <text:p>30531472</text:p>
          </table:table-cell>
          <table:table-cell office:value-type="float" office:value="34861352" calcext:value-type="float">
            <text:p>34861352</text:p>
          </table:table-cell>
          <table:table-cell office:value-type="float" office:value="279006680" calcext:value-type="float">
            <text:p>279006680</text:p>
          </table:table-cell>
          <table:table-cell office:value-type="float" office:value="111608424" calcext:value-type="float">
            <text:p>111608424</text:p>
          </table:table-cell>
          <table:table-cell office:value-type="float" office:value="107430920" calcext:value-type="float">
            <text:p>107430920</text:p>
          </table:table-cell>
          <table:table-cell office:value-type="float" office:value="105004864" calcext:value-type="float">
            <text:p>105004864</text:p>
          </table:table-cell>
          <table:table-cell table:number-columns-repeated="6"/>
        </table:table-row>
        <table:table-row table:style-name="ro1">
          <table:table-cell office:value-type="float" office:value="10944272" calcext:value-type="float">
            <text:p>10944272</text:p>
          </table:table-cell>
          <table:table-cell office:value-type="float" office:value="86290736" calcext:value-type="float">
            <text:p>86290736</text:p>
          </table:table-cell>
          <table:table-cell office:value-type="float" office:value="33107728" calcext:value-type="float">
            <text:p>33107728</text:p>
          </table:table-cell>
          <table:table-cell office:value-type="float" office:value="30464856" calcext:value-type="float">
            <text:p>30464856</text:p>
          </table:table-cell>
          <table:table-cell office:value-type="float" office:value="30532504" calcext:value-type="float">
            <text:p>30532504</text:p>
          </table:table-cell>
          <table:table-cell office:value-type="float" office:value="34862568" calcext:value-type="float">
            <text:p>34862568</text:p>
          </table:table-cell>
          <table:table-cell office:value-type="float" office:value="279310472" calcext:value-type="float">
            <text:p>279310472</text:p>
          </table:table-cell>
          <table:table-cell office:value-type="float" office:value="111630232" calcext:value-type="float">
            <text:p>111630232</text:p>
          </table:table-cell>
          <table:table-cell office:value-type="float" office:value="107540144" calcext:value-type="float">
            <text:p>107540144</text:p>
          </table:table-cell>
          <table:table-cell office:value-type="float" office:value="105013240" calcext:value-type="float">
            <text:p>105013240</text:p>
          </table:table-cell>
          <table:table-cell table:number-columns-repeated="6"/>
        </table:table-row>
        <table:table-row table:style-name="ro1">
          <table:table-cell office:value-type="float" office:value="10944472" calcext:value-type="float">
            <text:p>10944472</text:p>
          </table:table-cell>
          <table:table-cell office:value-type="float" office:value="86294320" calcext:value-type="float">
            <text:p>86294320</text:p>
          </table:table-cell>
          <table:table-cell office:value-type="float" office:value="33108552" calcext:value-type="float">
            <text:p>33108552</text:p>
          </table:table-cell>
          <table:table-cell office:value-type="float" office:value="30465784" calcext:value-type="float">
            <text:p>30465784</text:p>
          </table:table-cell>
          <table:table-cell office:value-type="float" office:value="30532600" calcext:value-type="float">
            <text:p>30532600</text:p>
          </table:table-cell>
          <table:table-cell office:value-type="float" office:value="34866768" calcext:value-type="float">
            <text:p>34866768</text:p>
          </table:table-cell>
          <table:table-cell office:value-type="float" office:value="279493976" calcext:value-type="float">
            <text:p>279493976</text:p>
          </table:table-cell>
          <table:table-cell office:value-type="float" office:value="111641704" calcext:value-type="float">
            <text:p>111641704</text:p>
          </table:table-cell>
          <table:table-cell office:value-type="float" office:value="107860256" calcext:value-type="float">
            <text:p>107860256</text:p>
          </table:table-cell>
          <table:table-cell office:value-type="float" office:value="105020024" calcext:value-type="float">
            <text:p>105020024</text:p>
          </table:table-cell>
          <table:table-cell table:number-columns-repeated="6"/>
        </table:table-row>
        <table:table-row table:style-name="ro1">
          <table:table-cell office:value-type="float" office:value="10944632" calcext:value-type="float">
            <text:p>10944632</text:p>
          </table:table-cell>
          <table:table-cell office:value-type="float" office:value="86295152" calcext:value-type="float">
            <text:p>86295152</text:p>
          </table:table-cell>
          <table:table-cell office:value-type="float" office:value="33110432" calcext:value-type="float">
            <text:p>33110432</text:p>
          </table:table-cell>
          <table:table-cell office:value-type="float" office:value="30466136" calcext:value-type="float">
            <text:p>30466136</text:p>
          </table:table-cell>
          <table:table-cell office:value-type="float" office:value="30533136" calcext:value-type="float">
            <text:p>30533136</text:p>
          </table:table-cell>
          <table:table-cell office:value-type="float" office:value="34867552" calcext:value-type="float">
            <text:p>34867552</text:p>
          </table:table-cell>
          <table:table-cell office:value-type="float" office:value="280014272" calcext:value-type="float">
            <text:p>280014272</text:p>
          </table:table-cell>
          <table:table-cell office:value-type="float" office:value="111642784" calcext:value-type="float">
            <text:p>111642784</text:p>
          </table:table-cell>
          <table:table-cell office:value-type="float" office:value="107898432" calcext:value-type="float">
            <text:p>107898432</text:p>
          </table:table-cell>
          <table:table-cell office:value-type="float" office:value="105029616" calcext:value-type="float">
            <text:p>105029616</text:p>
          </table:table-cell>
          <table:table-cell table:number-columns-repeated="6"/>
        </table:table-row>
        <table:table-row table:style-name="ro1">
          <table:table-cell office:value-type="float" office:value="10944944" calcext:value-type="float">
            <text:p>10944944</text:p>
          </table:table-cell>
          <table:table-cell office:value-type="float" office:value="86295344" calcext:value-type="float">
            <text:p>86295344</text:p>
          </table:table-cell>
          <table:table-cell office:value-type="float" office:value="33110640" calcext:value-type="float">
            <text:p>33110640</text:p>
          </table:table-cell>
          <table:table-cell office:value-type="float" office:value="30466176" calcext:value-type="float">
            <text:p>30466176</text:p>
          </table:table-cell>
          <table:table-cell office:value-type="float" office:value="30533296" calcext:value-type="float">
            <text:p>30533296</text:p>
          </table:table-cell>
          <table:table-cell office:value-type="float" office:value="34873424" calcext:value-type="float">
            <text:p>34873424</text:p>
          </table:table-cell>
          <table:table-cell office:value-type="float" office:value="280228984" calcext:value-type="float">
            <text:p>280228984</text:p>
          </table:table-cell>
          <table:table-cell office:value-type="float" office:value="111657480" calcext:value-type="float">
            <text:p>111657480</text:p>
          </table:table-cell>
          <table:table-cell office:value-type="float" office:value="108455872" calcext:value-type="float">
            <text:p>108455872</text:p>
          </table:table-cell>
          <table:table-cell office:value-type="float" office:value="105209296" calcext:value-type="float">
            <text:p>105209296</text:p>
          </table:table-cell>
          <table:table-cell table:number-columns-repeated="6"/>
        </table:table-row>
        <table:table-row table:style-name="ro1">
          <table:table-cell office:value-type="float" office:value="10945040" calcext:value-type="float">
            <text:p>10945040</text:p>
          </table:table-cell>
          <table:table-cell office:value-type="float" office:value="86296632" calcext:value-type="float">
            <text:p>86296632</text:p>
          </table:table-cell>
          <table:table-cell office:value-type="float" office:value="33111176" calcext:value-type="float">
            <text:p>33111176</text:p>
          </table:table-cell>
          <table:table-cell office:value-type="float" office:value="30466408" calcext:value-type="float">
            <text:p>30466408</text:p>
          </table:table-cell>
          <table:table-cell office:value-type="float" office:value="30533368" calcext:value-type="float">
            <text:p>30533368</text:p>
          </table:table-cell>
          <table:table-cell office:value-type="float" office:value="34883184" calcext:value-type="float">
            <text:p>34883184</text:p>
          </table:table-cell>
          <table:table-cell office:value-type="float" office:value="280348624" calcext:value-type="float">
            <text:p>280348624</text:p>
          </table:table-cell>
          <table:table-cell office:value-type="float" office:value="111657688" calcext:value-type="float">
            <text:p>111657688</text:p>
          </table:table-cell>
          <table:table-cell office:value-type="float" office:value="108818920" calcext:value-type="float">
            <text:p>108818920</text:p>
          </table:table-cell>
          <table:table-cell office:value-type="float" office:value="106100448" calcext:value-type="float">
            <text:p>106100448</text:p>
          </table:table-cell>
          <table:table-cell table:number-columns-repeated="6"/>
        </table:table-row>
        <table:table-row table:style-name="ro1">
          <table:table-cell office:value-type="float" office:value="10945400" calcext:value-type="float">
            <text:p>10945400</text:p>
          </table:table-cell>
          <table:table-cell office:value-type="float" office:value="86296712" calcext:value-type="float">
            <text:p>86296712</text:p>
          </table:table-cell>
          <table:table-cell office:value-type="float" office:value="33111256" calcext:value-type="float">
            <text:p>33111256</text:p>
          </table:table-cell>
          <table:table-cell office:value-type="float" office:value="30466424" calcext:value-type="float">
            <text:p>30466424</text:p>
          </table:table-cell>
          <table:table-cell office:value-type="float" office:value="30535032" calcext:value-type="float">
            <text:p>30535032</text:p>
          </table:table-cell>
          <table:table-cell office:value-type="float" office:value="34885312" calcext:value-type="float">
            <text:p>34885312</text:p>
          </table:table-cell>
          <table:table-cell office:value-type="float" office:value="280690728" calcext:value-type="float">
            <text:p>280690728</text:p>
          </table:table-cell>
          <table:table-cell office:value-type="float" office:value="111665112" calcext:value-type="float">
            <text:p>111665112</text:p>
          </table:table-cell>
          <table:table-cell office:value-type="float" office:value="108836144" calcext:value-type="float">
            <text:p>108836144</text:p>
          </table:table-cell>
          <table:table-cell office:value-type="float" office:value="106955720" calcext:value-type="float">
            <text:p>106955720</text:p>
          </table:table-cell>
          <table:table-cell table:number-columns-repeated="6"/>
        </table:table-row>
        <table:table-row table:style-name="ro1">
          <table:table-cell office:value-type="float" office:value="10945424" calcext:value-type="float">
            <text:p>10945424</text:p>
          </table:table-cell>
          <table:table-cell office:value-type="float" office:value="86298448" calcext:value-type="float">
            <text:p>86298448</text:p>
          </table:table-cell>
          <table:table-cell office:value-type="float" office:value="33111736" calcext:value-type="float">
            <text:p>33111736</text:p>
          </table:table-cell>
          <table:table-cell office:value-type="float" office:value="30466840" calcext:value-type="float">
            <text:p>30466840</text:p>
          </table:table-cell>
          <table:table-cell office:value-type="float" office:value="30536992" calcext:value-type="float">
            <text:p>30536992</text:p>
          </table:table-cell>
          <table:table-cell office:value-type="float" office:value="34901864" calcext:value-type="float">
            <text:p>34901864</text:p>
          </table:table-cell>
          <table:table-cell office:value-type="float" office:value="280991600" calcext:value-type="float">
            <text:p>280991600</text:p>
          </table:table-cell>
          <table:table-cell office:value-type="float" office:value="111682696" calcext:value-type="float">
            <text:p>111682696</text:p>
          </table:table-cell>
          <table:table-cell office:value-type="float" office:value="109090472" calcext:value-type="float">
            <text:p>109090472</text:p>
          </table:table-cell>
          <table:table-cell office:value-type="float" office:value="107705600" calcext:value-type="float">
            <text:p>107705600</text:p>
          </table:table-cell>
          <table:table-cell table:number-columns-repeated="6"/>
        </table:table-row>
        <table:table-row table:style-name="ro1">
          <table:table-cell office:value-type="float" office:value="10946392" calcext:value-type="float">
            <text:p>10946392</text:p>
          </table:table-cell>
          <table:table-cell office:value-type="float" office:value="86299384" calcext:value-type="float">
            <text:p>86299384</text:p>
          </table:table-cell>
          <table:table-cell office:value-type="float" office:value="33112272" calcext:value-type="float">
            <text:p>33112272</text:p>
          </table:table-cell>
          <table:table-cell office:value-type="float" office:value="30466864" calcext:value-type="float">
            <text:p>30466864</text:p>
          </table:table-cell>
          <table:table-cell office:value-type="float" office:value="30537488" calcext:value-type="float">
            <text:p>30537488</text:p>
          </table:table-cell>
          <table:table-cell office:value-type="float" office:value="34905336" calcext:value-type="float">
            <text:p>34905336</text:p>
          </table:table-cell>
          <table:table-cell office:value-type="float" office:value="280997544" calcext:value-type="float">
            <text:p>280997544</text:p>
          </table:table-cell>
          <table:table-cell office:value-type="float" office:value="111682880" calcext:value-type="float">
            <text:p>111682880</text:p>
          </table:table-cell>
          <table:table-cell office:value-type="float" office:value="109132224" calcext:value-type="float">
            <text:p>109132224</text:p>
          </table:table-cell>
          <table:table-cell office:value-type="float" office:value="108098240" calcext:value-type="float">
            <text:p>108098240</text:p>
          </table:table-cell>
          <table:table-cell table:number-columns-repeated="6"/>
        </table:table-row>
        <table:table-row table:style-name="ro1">
          <table:table-cell office:value-type="float" office:value="10946488" calcext:value-type="float">
            <text:p>10946488</text:p>
          </table:table-cell>
          <table:table-cell office:value-type="float" office:value="86300032" calcext:value-type="float">
            <text:p>86300032</text:p>
          </table:table-cell>
          <table:table-cell office:value-type="float" office:value="33114264" calcext:value-type="float">
            <text:p>33114264</text:p>
          </table:table-cell>
          <table:table-cell office:value-type="float" office:value="30466920" calcext:value-type="float">
            <text:p>30466920</text:p>
          </table:table-cell>
          <table:table-cell office:value-type="float" office:value="30537888" calcext:value-type="float">
            <text:p>30537888</text:p>
          </table:table-cell>
          <table:table-cell office:value-type="float" office:value="34905416" calcext:value-type="float">
            <text:p>34905416</text:p>
          </table:table-cell>
          <table:table-cell office:value-type="float" office:value="281029400" calcext:value-type="float">
            <text:p>281029400</text:p>
          </table:table-cell>
          <table:table-cell office:value-type="float" office:value="111714408" calcext:value-type="float">
            <text:p>111714408</text:p>
          </table:table-cell>
          <table:table-cell office:value-type="float" office:value="109321424" calcext:value-type="float">
            <text:p>109321424</text:p>
          </table:table-cell>
          <table:table-cell office:value-type="float" office:value="108509256" calcext:value-type="float">
            <text:p>108509256</text:p>
          </table:table-cell>
          <table:table-cell table:number-columns-repeated="6"/>
        </table:table-row>
        <table:table-row table:style-name="ro1">
          <table:table-cell office:value-type="float" office:value="10946536" calcext:value-type="float">
            <text:p>10946536</text:p>
          </table:table-cell>
          <table:table-cell office:value-type="float" office:value="86300656" calcext:value-type="float">
            <text:p>86300656</text:p>
          </table:table-cell>
          <table:table-cell office:value-type="float" office:value="33116984" calcext:value-type="float">
            <text:p>33116984</text:p>
          </table:table-cell>
          <table:table-cell office:value-type="float" office:value="30467608" calcext:value-type="float">
            <text:p>30467608</text:p>
          </table:table-cell>
          <table:table-cell office:value-type="float" office:value="30538936" calcext:value-type="float">
            <text:p>30538936</text:p>
          </table:table-cell>
          <table:table-cell office:value-type="float" office:value="34905968" calcext:value-type="float">
            <text:p>34905968</text:p>
          </table:table-cell>
          <table:table-cell office:value-type="float" office:value="281057744" calcext:value-type="float">
            <text:p>281057744</text:p>
          </table:table-cell>
          <table:table-cell office:value-type="float" office:value="111714832" calcext:value-type="float">
            <text:p>111714832</text:p>
          </table:table-cell>
          <table:table-cell office:value-type="float" office:value="109347864" calcext:value-type="float">
            <text:p>109347864</text:p>
          </table:table-cell>
          <table:table-cell office:value-type="float" office:value="108760624" calcext:value-type="float">
            <text:p>108760624</text:p>
          </table:table-cell>
          <table:table-cell table:number-columns-repeated="6"/>
        </table:table-row>
        <table:table-row table:style-name="ro1">
          <table:table-cell office:value-type="float" office:value="10946760" calcext:value-type="float">
            <text:p>10946760</text:p>
          </table:table-cell>
          <table:table-cell office:value-type="float" office:value="86301320" calcext:value-type="float">
            <text:p>86301320</text:p>
          </table:table-cell>
          <table:table-cell office:value-type="float" office:value="33117360" calcext:value-type="float">
            <text:p>33117360</text:p>
          </table:table-cell>
          <table:table-cell office:value-type="float" office:value="30467952" calcext:value-type="float">
            <text:p>30467952</text:p>
          </table:table-cell>
          <table:table-cell office:value-type="float" office:value="30539056" calcext:value-type="float">
            <text:p>30539056</text:p>
          </table:table-cell>
          <table:table-cell office:value-type="float" office:value="34918400" calcext:value-type="float">
            <text:p>34918400</text:p>
          </table:table-cell>
          <table:table-cell office:value-type="float" office:value="281193496" calcext:value-type="float">
            <text:p>281193496</text:p>
          </table:table-cell>
          <table:table-cell office:value-type="float" office:value="111742408" calcext:value-type="float">
            <text:p>111742408</text:p>
          </table:table-cell>
          <table:table-cell office:value-type="float" office:value="109352864" calcext:value-type="float">
            <text:p>109352864</text:p>
          </table:table-cell>
          <table:table-cell office:value-type="float" office:value="109297624" calcext:value-type="float">
            <text:p>109297624</text:p>
          </table:table-cell>
          <table:table-cell table:number-columns-repeated="6"/>
        </table:table-row>
        <table:table-row table:style-name="ro1">
          <table:table-cell office:value-type="float" office:value="10948144" calcext:value-type="float">
            <text:p>10948144</text:p>
          </table:table-cell>
          <table:table-cell office:value-type="float" office:value="86302088" calcext:value-type="float">
            <text:p>86302088</text:p>
          </table:table-cell>
          <table:table-cell office:value-type="float" office:value="33117584" calcext:value-type="float">
            <text:p>33117584</text:p>
          </table:table-cell>
          <table:table-cell office:value-type="float" office:value="30467968" calcext:value-type="float">
            <text:p>30467968</text:p>
          </table:table-cell>
          <table:table-cell office:value-type="float" office:value="30539656" calcext:value-type="float">
            <text:p>30539656</text:p>
          </table:table-cell>
          <table:table-cell office:value-type="float" office:value="34926960" calcext:value-type="float">
            <text:p>34926960</text:p>
          </table:table-cell>
          <table:table-cell office:value-type="float" office:value="281234288" calcext:value-type="float">
            <text:p>281234288</text:p>
          </table:table-cell>
          <table:table-cell office:value-type="float" office:value="111750264" calcext:value-type="float">
            <text:p>111750264</text:p>
          </table:table-cell>
          <table:table-cell office:value-type="float" office:value="109354632" calcext:value-type="float">
            <text:p>109354632</text:p>
          </table:table-cell>
          <table:table-cell office:value-type="float" office:value="109305776" calcext:value-type="float">
            <text:p>109305776</text:p>
          </table:table-cell>
          <table:table-cell table:number-columns-repeated="6"/>
        </table:table-row>
        <table:table-row table:style-name="ro1">
          <table:table-cell office:value-type="float" office:value="10948976" calcext:value-type="float">
            <text:p>10948976</text:p>
          </table:table-cell>
          <table:table-cell office:value-type="float" office:value="86306664" calcext:value-type="float">
            <text:p>86306664</text:p>
          </table:table-cell>
          <table:table-cell office:value-type="float" office:value="33119176" calcext:value-type="float">
            <text:p>33119176</text:p>
          </table:table-cell>
          <table:table-cell office:value-type="float" office:value="30468416" calcext:value-type="float">
            <text:p>30468416</text:p>
          </table:table-cell>
          <table:table-cell office:value-type="float" office:value="30539872" calcext:value-type="float">
            <text:p>30539872</text:p>
          </table:table-cell>
          <table:table-cell office:value-type="float" office:value="34928816" calcext:value-type="float">
            <text:p>34928816</text:p>
          </table:table-cell>
          <table:table-cell office:value-type="float" office:value="281235216" calcext:value-type="float">
            <text:p>281235216</text:p>
          </table:table-cell>
          <table:table-cell office:value-type="float" office:value="111755512" calcext:value-type="float">
            <text:p>111755512</text:p>
          </table:table-cell>
          <table:table-cell office:value-type="float" office:value="109374400" calcext:value-type="float">
            <text:p>109374400</text:p>
          </table:table-cell>
          <table:table-cell office:value-type="float" office:value="109309128" calcext:value-type="float">
            <text:p>109309128</text:p>
          </table:table-cell>
          <table:table-cell table:number-columns-repeated="6"/>
        </table:table-row>
        <table:table-row table:style-name="ro1">
          <table:table-cell office:value-type="float" office:value="10949472" calcext:value-type="float">
            <text:p>10949472</text:p>
          </table:table-cell>
          <table:table-cell office:value-type="float" office:value="86308104" calcext:value-type="float">
            <text:p>86308104</text:p>
          </table:table-cell>
          <table:table-cell office:value-type="float" office:value="33120520" calcext:value-type="float">
            <text:p>33120520</text:p>
          </table:table-cell>
          <table:table-cell office:value-type="float" office:value="30468648" calcext:value-type="float">
            <text:p>30468648</text:p>
          </table:table-cell>
          <table:table-cell office:value-type="float" office:value="30540152" calcext:value-type="float">
            <text:p>30540152</text:p>
          </table:table-cell>
          <table:table-cell office:value-type="float" office:value="34937808" calcext:value-type="float">
            <text:p>34937808</text:p>
          </table:table-cell>
          <table:table-cell office:value-type="float" office:value="281285496" calcext:value-type="float">
            <text:p>281285496</text:p>
          </table:table-cell>
          <table:table-cell office:value-type="float" office:value="111759856" calcext:value-type="float">
            <text:p>111759856</text:p>
          </table:table-cell>
          <table:table-cell office:value-type="float" office:value="109380784" calcext:value-type="float">
            <text:p>109380784</text:p>
          </table:table-cell>
          <table:table-cell office:value-type="float" office:value="109319432" calcext:value-type="float">
            <text:p>109319432</text:p>
          </table:table-cell>
          <table:table-cell table:number-columns-repeated="6"/>
        </table:table-row>
        <table:table-row table:style-name="ro1">
          <table:table-cell office:value-type="float" office:value="10949856" calcext:value-type="float">
            <text:p>10949856</text:p>
          </table:table-cell>
          <table:table-cell office:value-type="float" office:value="86308184" calcext:value-type="float">
            <text:p>86308184</text:p>
          </table:table-cell>
          <table:table-cell office:value-type="float" office:value="33122880" calcext:value-type="float">
            <text:p>33122880</text:p>
          </table:table-cell>
          <table:table-cell office:value-type="float" office:value="30468960" calcext:value-type="float">
            <text:p>30468960</text:p>
          </table:table-cell>
          <table:table-cell office:value-type="float" office:value="30540648" calcext:value-type="float">
            <text:p>30540648</text:p>
          </table:table-cell>
          <table:table-cell office:value-type="float" office:value="34939496" calcext:value-type="float">
            <text:p>34939496</text:p>
          </table:table-cell>
          <table:table-cell office:value-type="float" office:value="281363952" calcext:value-type="float">
            <text:p>281363952</text:p>
          </table:table-cell>
          <table:table-cell office:value-type="float" office:value="111763136" calcext:value-type="float">
            <text:p>111763136</text:p>
          </table:table-cell>
          <table:table-cell office:value-type="float" office:value="109391680" calcext:value-type="float">
            <text:p>109391680</text:p>
          </table:table-cell>
          <table:table-cell office:value-type="float" office:value="109319656" calcext:value-type="float">
            <text:p>109319656</text:p>
          </table:table-cell>
          <table:table-cell table:number-columns-repeated="6"/>
        </table:table-row>
        <table:table-row table:style-name="ro1">
          <table:table-cell office:value-type="float" office:value="10950600" calcext:value-type="float">
            <text:p>10950600</text:p>
          </table:table-cell>
          <table:table-cell office:value-type="float" office:value="86309944" calcext:value-type="float">
            <text:p>86309944</text:p>
          </table:table-cell>
          <table:table-cell office:value-type="float" office:value="33123120" calcext:value-type="float">
            <text:p>33123120</text:p>
          </table:table-cell>
          <table:table-cell office:value-type="float" office:value="30469640" calcext:value-type="float">
            <text:p>30469640</text:p>
          </table:table-cell>
          <table:table-cell office:value-type="float" office:value="30540768" calcext:value-type="float">
            <text:p>30540768</text:p>
          </table:table-cell>
          <table:table-cell office:value-type="float" office:value="34960048" calcext:value-type="float">
            <text:p>34960048</text:p>
          </table:table-cell>
          <table:table-cell office:value-type="float" office:value="281395832" calcext:value-type="float">
            <text:p>281395832</text:p>
          </table:table-cell>
          <table:table-cell office:value-type="float" office:value="111774376" calcext:value-type="float">
            <text:p>111774376</text:p>
          </table:table-cell>
          <table:table-cell office:value-type="float" office:value="109398240" calcext:value-type="float">
            <text:p>109398240</text:p>
          </table:table-cell>
          <table:table-cell office:value-type="float" office:value="109325552" calcext:value-type="float">
            <text:p>109325552</text:p>
          </table:table-cell>
          <table:table-cell table:number-columns-repeated="6"/>
        </table:table-row>
        <table:table-row table:style-name="ro1">
          <table:table-cell office:value-type="float" office:value="10950840" calcext:value-type="float">
            <text:p>10950840</text:p>
          </table:table-cell>
          <table:table-cell office:value-type="float" office:value="86310712" calcext:value-type="float">
            <text:p>86310712</text:p>
          </table:table-cell>
          <table:table-cell office:value-type="float" office:value="33123168" calcext:value-type="float">
            <text:p>33123168</text:p>
          </table:table-cell>
          <table:table-cell office:value-type="float" office:value="30470216" calcext:value-type="float">
            <text:p>30470216</text:p>
          </table:table-cell>
          <table:table-cell office:value-type="float" office:value="30540960" calcext:value-type="float">
            <text:p>30540960</text:p>
          </table:table-cell>
          <table:table-cell office:value-type="float" office:value="34971168" calcext:value-type="float">
            <text:p>34971168</text:p>
          </table:table-cell>
          <table:table-cell office:value-type="float" office:value="281405912" calcext:value-type="float">
            <text:p>281405912</text:p>
          </table:table-cell>
          <table:table-cell office:value-type="float" office:value="111775504" calcext:value-type="float">
            <text:p>111775504</text:p>
          </table:table-cell>
          <table:table-cell office:value-type="float" office:value="109403976" calcext:value-type="float">
            <text:p>109403976</text:p>
          </table:table-cell>
          <table:table-cell office:value-type="float" office:value="109336232" calcext:value-type="float">
            <text:p>109336232</text:p>
          </table:table-cell>
          <table:table-cell table:number-columns-repeated="6"/>
        </table:table-row>
        <table:table-row table:style-name="ro1">
          <table:table-cell office:value-type="float" office:value="10951624" calcext:value-type="float">
            <text:p>10951624</text:p>
          </table:table-cell>
          <table:table-cell office:value-type="float" office:value="86310808" calcext:value-type="float">
            <text:p>86310808</text:p>
          </table:table-cell>
          <table:table-cell office:value-type="float" office:value="33123360" calcext:value-type="float">
            <text:p>33123360</text:p>
          </table:table-cell>
          <table:table-cell office:value-type="float" office:value="30470304" calcext:value-type="float">
            <text:p>30470304</text:p>
          </table:table-cell>
          <table:table-cell office:value-type="float" office:value="30541744" calcext:value-type="float">
            <text:p>30541744</text:p>
          </table:table-cell>
          <table:table-cell office:value-type="float" office:value="34971776" calcext:value-type="float">
            <text:p>34971776</text:p>
          </table:table-cell>
          <table:table-cell office:value-type="float" office:value="281633224" calcext:value-type="float">
            <text:p>281633224</text:p>
          </table:table-cell>
          <table:table-cell office:value-type="float" office:value="111776504" calcext:value-type="float">
            <text:p>111776504</text:p>
          </table:table-cell>
          <table:table-cell office:value-type="float" office:value="109406104" calcext:value-type="float">
            <text:p>109406104</text:p>
          </table:table-cell>
          <table:table-cell office:value-type="float" office:value="109339216" calcext:value-type="float">
            <text:p>109339216</text:p>
          </table:table-cell>
          <table:table-cell table:number-columns-repeated="6"/>
        </table:table-row>
        <table:table-row table:style-name="ro1">
          <table:table-cell office:value-type="float" office:value="10952016" calcext:value-type="float">
            <text:p>10952016</text:p>
          </table:table-cell>
          <table:table-cell office:value-type="float" office:value="86311280" calcext:value-type="float">
            <text:p>86311280</text:p>
          </table:table-cell>
          <table:table-cell office:value-type="float" office:value="33124816" calcext:value-type="float">
            <text:p>33124816</text:p>
          </table:table-cell>
          <table:table-cell office:value-type="float" office:value="30470680" calcext:value-type="float">
            <text:p>30470680</text:p>
          </table:table-cell>
          <table:table-cell office:value-type="float" office:value="30541800" calcext:value-type="float">
            <text:p>30541800</text:p>
          </table:table-cell>
          <table:table-cell office:value-type="float" office:value="34974088" calcext:value-type="float">
            <text:p>34974088</text:p>
          </table:table-cell>
          <table:table-cell office:value-type="float" office:value="281723248" calcext:value-type="float">
            <text:p>281723248</text:p>
          </table:table-cell>
          <table:table-cell office:value-type="float" office:value="111794656" calcext:value-type="float">
            <text:p>111794656</text:p>
          </table:table-cell>
          <table:table-cell office:value-type="float" office:value="109410576" calcext:value-type="float">
            <text:p>109410576</text:p>
          </table:table-cell>
          <table:table-cell office:value-type="float" office:value="109340680" calcext:value-type="float">
            <text:p>109340680</text:p>
          </table:table-cell>
          <table:table-cell table:number-columns-repeated="6"/>
        </table:table-row>
        <table:table-row table:style-name="ro1">
          <table:table-cell office:value-type="float" office:value="10952112" calcext:value-type="float">
            <text:p>10952112</text:p>
          </table:table-cell>
          <table:table-cell office:value-type="float" office:value="86315232" calcext:value-type="float">
            <text:p>86315232</text:p>
          </table:table-cell>
          <table:table-cell office:value-type="float" office:value="33128312" calcext:value-type="float">
            <text:p>33128312</text:p>
          </table:table-cell>
          <table:table-cell office:value-type="float" office:value="30470704" calcext:value-type="float">
            <text:p>30470704</text:p>
          </table:table-cell>
          <table:table-cell office:value-type="float" office:value="30543208" calcext:value-type="float">
            <text:p>30543208</text:p>
          </table:table-cell>
          <table:table-cell office:value-type="float" office:value="34987504" calcext:value-type="float">
            <text:p>34987504</text:p>
          </table:table-cell>
          <table:table-cell office:value-type="float" office:value="281879488" calcext:value-type="float">
            <text:p>281879488</text:p>
          </table:table-cell>
          <table:table-cell office:value-type="float" office:value="111820376" calcext:value-type="float">
            <text:p>111820376</text:p>
          </table:table-cell>
          <table:table-cell office:value-type="float" office:value="109410696" calcext:value-type="float">
            <text:p>109410696</text:p>
          </table:table-cell>
          <table:table-cell office:value-type="float" office:value="109362512" calcext:value-type="float">
            <text:p>109362512</text:p>
          </table:table-cell>
          <table:table-cell table:number-columns-repeated="6"/>
        </table:table-row>
        <table:table-row table:style-name="ro1">
          <table:table-cell office:value-type="float" office:value="10952752" calcext:value-type="float">
            <text:p>10952752</text:p>
          </table:table-cell>
          <table:table-cell office:value-type="float" office:value="86316656" calcext:value-type="float">
            <text:p>86316656</text:p>
          </table:table-cell>
          <table:table-cell office:value-type="float" office:value="33131608" calcext:value-type="float">
            <text:p>33131608</text:p>
          </table:table-cell>
          <table:table-cell office:value-type="float" office:value="30470824" calcext:value-type="float">
            <text:p>30470824</text:p>
          </table:table-cell>
          <table:table-cell office:value-type="float" office:value="30543720" calcext:value-type="float">
            <text:p>30543720</text:p>
          </table:table-cell>
          <table:table-cell office:value-type="float" office:value="34990432" calcext:value-type="float">
            <text:p>34990432</text:p>
          </table:table-cell>
          <table:table-cell office:value-type="float" office:value="281945496" calcext:value-type="float">
            <text:p>281945496</text:p>
          </table:table-cell>
          <table:table-cell office:value-type="float" office:value="111828328" calcext:value-type="float">
            <text:p>111828328</text:p>
          </table:table-cell>
          <table:table-cell office:value-type="float" office:value="109411432" calcext:value-type="float">
            <text:p>109411432</text:p>
          </table:table-cell>
          <table:table-cell office:value-type="float" office:value="109367984" calcext:value-type="float">
            <text:p>109367984</text:p>
          </table:table-cell>
          <table:table-cell table:number-columns-repeated="6"/>
        </table:table-row>
        <table:table-row table:style-name="ro1">
          <table:table-cell office:value-type="float" office:value="10953096" calcext:value-type="float">
            <text:p>10953096</text:p>
          </table:table-cell>
          <table:table-cell office:value-type="float" office:value="86316672" calcext:value-type="float">
            <text:p>86316672</text:p>
          </table:table-cell>
          <table:table-cell office:value-type="float" office:value="33141136" calcext:value-type="float">
            <text:p>33141136</text:p>
          </table:table-cell>
          <table:table-cell office:value-type="float" office:value="30471032" calcext:value-type="float">
            <text:p>30471032</text:p>
          </table:table-cell>
          <table:table-cell office:value-type="float" office:value="30544016" calcext:value-type="float">
            <text:p>30544016</text:p>
          </table:table-cell>
          <table:table-cell office:value-type="float" office:value="35019416" calcext:value-type="float">
            <text:p>35019416</text:p>
          </table:table-cell>
          <table:table-cell office:value-type="float" office:value="282546088" calcext:value-type="float">
            <text:p>282546088</text:p>
          </table:table-cell>
          <table:table-cell office:value-type="float" office:value="111858656" calcext:value-type="float">
            <text:p>111858656</text:p>
          </table:table-cell>
          <table:table-cell office:value-type="float" office:value="109420824" calcext:value-type="float">
            <text:p>109420824</text:p>
          </table:table-cell>
          <table:table-cell office:value-type="float" office:value="109368264" calcext:value-type="float">
            <text:p>109368264</text:p>
          </table:table-cell>
          <table:table-cell table:number-columns-repeated="6"/>
        </table:table-row>
        <table:table-row table:style-name="ro1">
          <table:table-cell office:value-type="float" office:value="10953112" calcext:value-type="float">
            <text:p>10953112</text:p>
          </table:table-cell>
          <table:table-cell office:value-type="float" office:value="86317256" calcext:value-type="float">
            <text:p>86317256</text:p>
          </table:table-cell>
          <table:table-cell office:value-type="float" office:value="33143992" calcext:value-type="float">
            <text:p>33143992</text:p>
          </table:table-cell>
          <table:table-cell office:value-type="float" office:value="30471248" calcext:value-type="float">
            <text:p>30471248</text:p>
          </table:table-cell>
          <table:table-cell office:value-type="float" office:value="30544920" calcext:value-type="float">
            <text:p>30544920</text:p>
          </table:table-cell>
          <table:table-cell office:value-type="float" office:value="35020856" calcext:value-type="float">
            <text:p>35020856</text:p>
          </table:table-cell>
          <table:table-cell office:value-type="float" office:value="282891744" calcext:value-type="float">
            <text:p>282891744</text:p>
          </table:table-cell>
          <table:table-cell office:value-type="float" office:value="111859736" calcext:value-type="float">
            <text:p>111859736</text:p>
          </table:table-cell>
          <table:table-cell office:value-type="float" office:value="109423816" calcext:value-type="float">
            <text:p>109423816</text:p>
          </table:table-cell>
          <table:table-cell office:value-type="float" office:value="109371296" calcext:value-type="float">
            <text:p>109371296</text:p>
          </table:table-cell>
          <table:table-cell table:number-columns-repeated="6"/>
        </table:table-row>
        <table:table-row table:style-name="ro1">
          <table:table-cell office:value-type="float" office:value="10953344" calcext:value-type="float">
            <text:p>10953344</text:p>
          </table:table-cell>
          <table:table-cell office:value-type="float" office:value="86317608" calcext:value-type="float">
            <text:p>86317608</text:p>
          </table:table-cell>
          <table:table-cell office:value-type="float" office:value="33146352" calcext:value-type="float">
            <text:p>33146352</text:p>
          </table:table-cell>
          <table:table-cell office:value-type="float" office:value="30471296" calcext:value-type="float">
            <text:p>30471296</text:p>
          </table:table-cell>
          <table:table-cell office:value-type="float" office:value="30545224" calcext:value-type="float">
            <text:p>30545224</text:p>
          </table:table-cell>
          <table:table-cell office:value-type="float" office:value="35046040" calcext:value-type="float">
            <text:p>35046040</text:p>
          </table:table-cell>
          <table:table-cell office:value-type="float" office:value="282971976" calcext:value-type="float">
            <text:p>282971976</text:p>
          </table:table-cell>
          <table:table-cell office:value-type="float" office:value="111862216" calcext:value-type="float">
            <text:p>111862216</text:p>
          </table:table-cell>
          <table:table-cell office:value-type="float" office:value="109425576" calcext:value-type="float">
            <text:p>109425576</text:p>
          </table:table-cell>
          <table:table-cell office:value-type="float" office:value="109391224" calcext:value-type="float">
            <text:p>109391224</text:p>
          </table:table-cell>
          <table:table-cell table:number-columns-repeated="6"/>
        </table:table-row>
        <table:table-row table:style-name="ro1">
          <table:table-cell office:value-type="float" office:value="10953744" calcext:value-type="float">
            <text:p>10953744</text:p>
          </table:table-cell>
          <table:table-cell office:value-type="float" office:value="86317840" calcext:value-type="float">
            <text:p>86317840</text:p>
          </table:table-cell>
          <table:table-cell office:value-type="float" office:value="33146808" calcext:value-type="float">
            <text:p>33146808</text:p>
          </table:table-cell>
          <table:table-cell office:value-type="float" office:value="30471352" calcext:value-type="float">
            <text:p>30471352</text:p>
          </table:table-cell>
          <table:table-cell office:value-type="float" office:value="30545328" calcext:value-type="float">
            <text:p>30545328</text:p>
          </table:table-cell>
          <table:table-cell office:value-type="float" office:value="35071296" calcext:value-type="float">
            <text:p>35071296</text:p>
          </table:table-cell>
          <table:table-cell office:value-type="float" office:value="283283872" calcext:value-type="float">
            <text:p>283283872</text:p>
          </table:table-cell>
          <table:table-cell office:value-type="float" office:value="111869768" calcext:value-type="float">
            <text:p>111869768</text:p>
          </table:table-cell>
          <table:table-cell office:value-type="float" office:value="109429112" calcext:value-type="float">
            <text:p>109429112</text:p>
          </table:table-cell>
          <table:table-cell office:value-type="float" office:value="109400936" calcext:value-type="float">
            <text:p>109400936</text:p>
          </table:table-cell>
          <table:table-cell table:number-columns-repeated="6"/>
        </table:table-row>
        <table:table-row table:style-name="ro1">
          <table:table-cell office:value-type="float" office:value="10954064" calcext:value-type="float">
            <text:p>10954064</text:p>
          </table:table-cell>
          <table:table-cell office:value-type="float" office:value="86319296" calcext:value-type="float">
            <text:p>86319296</text:p>
          </table:table-cell>
          <table:table-cell office:value-type="float" office:value="33148328" calcext:value-type="float">
            <text:p>33148328</text:p>
          </table:table-cell>
          <table:table-cell office:value-type="float" office:value="30471752" calcext:value-type="float">
            <text:p>30471752</text:p>
          </table:table-cell>
          <table:table-cell office:value-type="float" office:value="30545824" calcext:value-type="float">
            <text:p>30545824</text:p>
          </table:table-cell>
          <table:table-cell office:value-type="float" office:value="35081344" calcext:value-type="float">
            <text:p>35081344</text:p>
          </table:table-cell>
          <table:table-cell office:value-type="float" office:value="283362224" calcext:value-type="float">
            <text:p>283362224</text:p>
          </table:table-cell>
          <table:table-cell office:value-type="float" office:value="111876736" calcext:value-type="float">
            <text:p>111876736</text:p>
          </table:table-cell>
          <table:table-cell office:value-type="float" office:value="109431160" calcext:value-type="float">
            <text:p>109431160</text:p>
          </table:table-cell>
          <table:table-cell office:value-type="float" office:value="109402376" calcext:value-type="float">
            <text:p>109402376</text:p>
          </table:table-cell>
          <table:table-cell table:number-columns-repeated="6"/>
        </table:table-row>
        <table:table-row table:style-name="ro1">
          <table:table-cell office:value-type="float" office:value="10954184" calcext:value-type="float">
            <text:p>10954184</text:p>
          </table:table-cell>
          <table:table-cell office:value-type="float" office:value="86319840" calcext:value-type="float">
            <text:p>86319840</text:p>
          </table:table-cell>
          <table:table-cell office:value-type="float" office:value="33153744" calcext:value-type="float">
            <text:p>33153744</text:p>
          </table:table-cell>
          <table:table-cell office:value-type="float" office:value="30471776" calcext:value-type="float">
            <text:p>30471776</text:p>
          </table:table-cell>
          <table:table-cell office:value-type="float" office:value="30546056" calcext:value-type="float">
            <text:p>30546056</text:p>
          </table:table-cell>
          <table:table-cell office:value-type="float" office:value="35094976" calcext:value-type="float">
            <text:p>35094976</text:p>
          </table:table-cell>
          <table:table-cell office:value-type="float" office:value="283532128" calcext:value-type="float">
            <text:p>283532128</text:p>
          </table:table-cell>
          <table:table-cell office:value-type="float" office:value="111886624" calcext:value-type="float">
            <text:p>111886624</text:p>
          </table:table-cell>
          <table:table-cell office:value-type="float" office:value="109445768" calcext:value-type="float">
            <text:p>109445768</text:p>
          </table:table-cell>
          <table:table-cell office:value-type="float" office:value="109414040" calcext:value-type="float">
            <text:p>109414040</text:p>
          </table:table-cell>
          <table:table-cell table:number-columns-repeated="6"/>
        </table:table-row>
        <table:table-row table:style-name="ro1">
          <table:table-cell office:value-type="float" office:value="10954832" calcext:value-type="float">
            <text:p>10954832</text:p>
          </table:table-cell>
          <table:table-cell office:value-type="float" office:value="86321176" calcext:value-type="float">
            <text:p>86321176</text:p>
          </table:table-cell>
          <table:table-cell office:value-type="float" office:value="33156680" calcext:value-type="float">
            <text:p>33156680</text:p>
          </table:table-cell>
          <table:table-cell office:value-type="float" office:value="30471904" calcext:value-type="float">
            <text:p>30471904</text:p>
          </table:table-cell>
          <table:table-cell office:value-type="float" office:value="30546416" calcext:value-type="float">
            <text:p>30546416</text:p>
          </table:table-cell>
          <table:table-cell office:value-type="float" office:value="35097992" calcext:value-type="float">
            <text:p>35097992</text:p>
          </table:table-cell>
          <table:table-cell office:value-type="float" office:value="283676272" calcext:value-type="float">
            <text:p>283676272</text:p>
          </table:table-cell>
          <table:table-cell office:value-type="float" office:value="111899448" calcext:value-type="float">
            <text:p>111899448</text:p>
          </table:table-cell>
          <table:table-cell office:value-type="float" office:value="109450952" calcext:value-type="float">
            <text:p>109450952</text:p>
          </table:table-cell>
          <table:table-cell office:value-type="float" office:value="109417440" calcext:value-type="float">
            <text:p>109417440</text:p>
          </table:table-cell>
          <table:table-cell table:number-columns-repeated="6"/>
        </table:table-row>
        <table:table-row table:style-name="ro1">
          <table:table-cell office:value-type="float" office:value="10954904" calcext:value-type="float">
            <text:p>10954904</text:p>
          </table:table-cell>
          <table:table-cell office:value-type="float" office:value="86324112" calcext:value-type="float">
            <text:p>86324112</text:p>
          </table:table-cell>
          <table:table-cell office:value-type="float" office:value="33158344" calcext:value-type="float">
            <text:p>33158344</text:p>
          </table:table-cell>
          <table:table-cell office:value-type="float" office:value="30472144" calcext:value-type="float">
            <text:p>30472144</text:p>
          </table:table-cell>
          <table:table-cell office:value-type="float" office:value="30547656" calcext:value-type="float">
            <text:p>30547656</text:p>
          </table:table-cell>
          <table:table-cell office:value-type="float" office:value="35111880" calcext:value-type="float">
            <text:p>35111880</text:p>
          </table:table-cell>
          <table:table-cell office:value-type="float" office:value="284212560" calcext:value-type="float">
            <text:p>284212560</text:p>
          </table:table-cell>
          <table:table-cell office:value-type="float" office:value="111937728" calcext:value-type="float">
            <text:p>111937728</text:p>
          </table:table-cell>
          <table:table-cell office:value-type="float" office:value="109452712" calcext:value-type="float">
            <text:p>109452712</text:p>
          </table:table-cell>
          <table:table-cell office:value-type="float" office:value="109418200" calcext:value-type="float">
            <text:p>109418200</text:p>
          </table:table-cell>
          <table:table-cell table:number-columns-repeated="6"/>
        </table:table-row>
        <table:table-row table:style-name="ro1">
          <table:table-cell office:value-type="float" office:value="10955328" calcext:value-type="float">
            <text:p>10955328</text:p>
          </table:table-cell>
          <table:table-cell office:value-type="float" office:value="86324568" calcext:value-type="float">
            <text:p>86324568</text:p>
          </table:table-cell>
          <table:table-cell office:value-type="float" office:value="33159488" calcext:value-type="float">
            <text:p>33159488</text:p>
          </table:table-cell>
          <table:table-cell office:value-type="float" office:value="30472528" calcext:value-type="float">
            <text:p>30472528</text:p>
          </table:table-cell>
          <table:table-cell office:value-type="float" office:value="30547928" calcext:value-type="float">
            <text:p>30547928</text:p>
          </table:table-cell>
          <table:table-cell office:value-type="float" office:value="35116160" calcext:value-type="float">
            <text:p>35116160</text:p>
          </table:table-cell>
          <table:table-cell office:value-type="float" office:value="284653880" calcext:value-type="float">
            <text:p>284653880</text:p>
          </table:table-cell>
          <table:table-cell office:value-type="float" office:value="111963744" calcext:value-type="float">
            <text:p>111963744</text:p>
          </table:table-cell>
          <table:table-cell office:value-type="float" office:value="109460272" calcext:value-type="float">
            <text:p>109460272</text:p>
          </table:table-cell>
          <table:table-cell office:value-type="float" office:value="109418904" calcext:value-type="float">
            <text:p>109418904</text:p>
          </table:table-cell>
          <table:table-cell table:number-columns-repeated="6"/>
        </table:table-row>
        <table:table-row table:style-name="ro1">
          <table:table-cell office:value-type="float" office:value="10955632" calcext:value-type="float">
            <text:p>10955632</text:p>
          </table:table-cell>
          <table:table-cell office:value-type="float" office:value="86325064" calcext:value-type="float">
            <text:p>86325064</text:p>
          </table:table-cell>
          <table:table-cell office:value-type="float" office:value="33162360" calcext:value-type="float">
            <text:p>33162360</text:p>
          </table:table-cell>
          <table:table-cell office:value-type="float" office:value="30472664" calcext:value-type="float">
            <text:p>30472664</text:p>
          </table:table-cell>
          <table:table-cell office:value-type="float" office:value="30548240" calcext:value-type="float">
            <text:p>30548240</text:p>
          </table:table-cell>
          <table:table-cell office:value-type="float" office:value="35128344" calcext:value-type="float">
            <text:p>35128344</text:p>
          </table:table-cell>
          <table:table-cell office:value-type="float" office:value="284661120" calcext:value-type="float">
            <text:p>284661120</text:p>
          </table:table-cell>
          <table:table-cell office:value-type="float" office:value="112004992" calcext:value-type="float">
            <text:p>112004992</text:p>
          </table:table-cell>
          <table:table-cell office:value-type="float" office:value="109465520" calcext:value-type="float">
            <text:p>109465520</text:p>
          </table:table-cell>
          <table:table-cell office:value-type="float" office:value="109422096" calcext:value-type="float">
            <text:p>109422096</text:p>
          </table:table-cell>
          <table:table-cell table:number-columns-repeated="6"/>
        </table:table-row>
        <table:table-row table:style-name="ro1">
          <table:table-cell office:value-type="float" office:value="10956600" calcext:value-type="float">
            <text:p>10956600</text:p>
          </table:table-cell>
          <table:table-cell office:value-type="float" office:value="86325592" calcext:value-type="float">
            <text:p>86325592</text:p>
          </table:table-cell>
          <table:table-cell office:value-type="float" office:value="33165720" calcext:value-type="float">
            <text:p>33165720</text:p>
          </table:table-cell>
          <table:table-cell office:value-type="float" office:value="30473032" calcext:value-type="float">
            <text:p>30473032</text:p>
          </table:table-cell>
          <table:table-cell office:value-type="float" office:value="30549160" calcext:value-type="float">
            <text:p>30549160</text:p>
          </table:table-cell>
          <table:table-cell office:value-type="float" office:value="35136208" calcext:value-type="float">
            <text:p>35136208</text:p>
          </table:table-cell>
          <table:table-cell office:value-type="float" office:value="284849128" calcext:value-type="float">
            <text:p>284849128</text:p>
          </table:table-cell>
          <table:table-cell office:value-type="float" office:value="112020032" calcext:value-type="float">
            <text:p>112020032</text:p>
          </table:table-cell>
          <table:table-cell office:value-type="float" office:value="109479744" calcext:value-type="float">
            <text:p>109479744</text:p>
          </table:table-cell>
          <table:table-cell office:value-type="float" office:value="109427336" calcext:value-type="float">
            <text:p>109427336</text:p>
          </table:table-cell>
          <table:table-cell table:number-columns-repeated="6"/>
        </table:table-row>
        <table:table-row table:style-name="ro1">
          <table:table-cell office:value-type="float" office:value="10956688" calcext:value-type="float">
            <text:p>10956688</text:p>
          </table:table-cell>
          <table:table-cell office:value-type="float" office:value="86325672" calcext:value-type="float">
            <text:p>86325672</text:p>
          </table:table-cell>
          <table:table-cell office:value-type="float" office:value="33166336" calcext:value-type="float">
            <text:p>33166336</text:p>
          </table:table-cell>
          <table:table-cell office:value-type="float" office:value="30473272" calcext:value-type="float">
            <text:p>30473272</text:p>
          </table:table-cell>
          <table:table-cell office:value-type="float" office:value="30550416" calcext:value-type="float">
            <text:p>30550416</text:p>
          </table:table-cell>
          <table:table-cell office:value-type="float" office:value="35137160" calcext:value-type="float">
            <text:p>35137160</text:p>
          </table:table-cell>
          <table:table-cell office:value-type="float" office:value="285017320" calcext:value-type="float">
            <text:p>285017320</text:p>
          </table:table-cell>
          <table:table-cell office:value-type="float" office:value="112054520" calcext:value-type="float">
            <text:p>112054520</text:p>
          </table:table-cell>
          <table:table-cell office:value-type="float" office:value="109494160" calcext:value-type="float">
            <text:p>109494160</text:p>
          </table:table-cell>
          <table:table-cell office:value-type="float" office:value="109435672" calcext:value-type="float">
            <text:p>109435672</text:p>
          </table:table-cell>
          <table:table-cell table:number-columns-repeated="6"/>
        </table:table-row>
        <table:table-row table:style-name="ro1">
          <table:table-cell office:value-type="float" office:value="10956776" calcext:value-type="float">
            <text:p>10956776</text:p>
          </table:table-cell>
          <table:table-cell office:value-type="float" office:value="86326056" calcext:value-type="float">
            <text:p>86326056</text:p>
          </table:table-cell>
          <table:table-cell office:value-type="float" office:value="33167664" calcext:value-type="float">
            <text:p>33167664</text:p>
          </table:table-cell>
          <table:table-cell office:value-type="float" office:value="30473320" calcext:value-type="float">
            <text:p>30473320</text:p>
          </table:table-cell>
          <table:table-cell office:value-type="float" office:value="30550800" calcext:value-type="float">
            <text:p>30550800</text:p>
          </table:table-cell>
          <table:table-cell office:value-type="float" office:value="35138448" calcext:value-type="float">
            <text:p>35138448</text:p>
          </table:table-cell>
          <table:table-cell office:value-type="float" office:value="285326912" calcext:value-type="float">
            <text:p>285326912</text:p>
          </table:table-cell>
          <table:table-cell office:value-type="float" office:value="112166560" calcext:value-type="float">
            <text:p>112166560</text:p>
          </table:table-cell>
          <table:table-cell office:value-type="float" office:value="109495416" calcext:value-type="float">
            <text:p>109495416</text:p>
          </table:table-cell>
          <table:table-cell office:value-type="float" office:value="109441728" calcext:value-type="float">
            <text:p>109441728</text:p>
          </table:table-cell>
          <table:table-cell table:number-columns-repeated="6"/>
        </table:table-row>
        <table:table-row table:style-name="ro1">
          <table:table-cell office:value-type="float" office:value="10956944" calcext:value-type="float">
            <text:p>10956944</text:p>
          </table:table-cell>
          <table:table-cell office:value-type="float" office:value="86326696" calcext:value-type="float">
            <text:p>86326696</text:p>
          </table:table-cell>
          <table:table-cell office:value-type="float" office:value="33171032" calcext:value-type="float">
            <text:p>33171032</text:p>
          </table:table-cell>
          <table:table-cell office:value-type="float" office:value="30473496" calcext:value-type="float">
            <text:p>30473496</text:p>
          </table:table-cell>
          <table:table-cell office:value-type="float" office:value="30551168" calcext:value-type="float">
            <text:p>30551168</text:p>
          </table:table-cell>
          <table:table-cell office:value-type="float" office:value="35146744" calcext:value-type="float">
            <text:p>35146744</text:p>
          </table:table-cell>
          <table:table-cell office:value-type="float" office:value="285580888" calcext:value-type="float">
            <text:p>285580888</text:p>
          </table:table-cell>
          <table:table-cell office:value-type="float" office:value="112308496" calcext:value-type="float">
            <text:p>112308496</text:p>
          </table:table-cell>
          <table:table-cell office:value-type="float" office:value="109502848" calcext:value-type="float">
            <text:p>109502848</text:p>
          </table:table-cell>
          <table:table-cell office:value-type="float" office:value="109442472" calcext:value-type="float">
            <text:p>109442472</text:p>
          </table:table-cell>
          <table:table-cell table:number-columns-repeated="6"/>
        </table:table-row>
        <table:table-row table:style-name="ro1">
          <table:table-cell office:value-type="float" office:value="10957328" calcext:value-type="float">
            <text:p>10957328</text:p>
          </table:table-cell>
          <table:table-cell office:value-type="float" office:value="86327024" calcext:value-type="float">
            <text:p>86327024</text:p>
          </table:table-cell>
          <table:table-cell office:value-type="float" office:value="33172328" calcext:value-type="float">
            <text:p>33172328</text:p>
          </table:table-cell>
          <table:table-cell office:value-type="float" office:value="30473840" calcext:value-type="float">
            <text:p>30473840</text:p>
          </table:table-cell>
          <table:table-cell office:value-type="float" office:value="30552272" calcext:value-type="float">
            <text:p>30552272</text:p>
          </table:table-cell>
          <table:table-cell office:value-type="float" office:value="35176072" calcext:value-type="float">
            <text:p>35176072</text:p>
          </table:table-cell>
          <table:table-cell office:value-type="float" office:value="286071768" calcext:value-type="float">
            <text:p>286071768</text:p>
          </table:table-cell>
          <table:table-cell office:value-type="float" office:value="112615992" calcext:value-type="float">
            <text:p>112615992</text:p>
          </table:table-cell>
          <table:table-cell office:value-type="float" office:value="109545112" calcext:value-type="float">
            <text:p>109545112</text:p>
          </table:table-cell>
          <table:table-cell office:value-type="float" office:value="109466816" calcext:value-type="float">
            <text:p>109466816</text:p>
          </table:table-cell>
          <table:table-cell table:number-columns-repeated="6"/>
        </table:table-row>
        <table:table-row table:style-name="ro1">
          <table:table-cell office:value-type="float" office:value="10957816" calcext:value-type="float">
            <text:p>10957816</text:p>
          </table:table-cell>
          <table:table-cell office:value-type="float" office:value="86328416" calcext:value-type="float">
            <text:p>86328416</text:p>
          </table:table-cell>
          <table:table-cell office:value-type="float" office:value="33172632" calcext:value-type="float">
            <text:p>33172632</text:p>
          </table:table-cell>
          <table:table-cell office:value-type="float" office:value="30474392" calcext:value-type="float">
            <text:p>30474392</text:p>
          </table:table-cell>
          <table:table-cell office:value-type="float" office:value="30553440" calcext:value-type="float">
            <text:p>30553440</text:p>
          </table:table-cell>
          <table:table-cell office:value-type="float" office:value="35203144" calcext:value-type="float">
            <text:p>35203144</text:p>
          </table:table-cell>
          <table:table-cell office:value-type="float" office:value="287374672" calcext:value-type="float">
            <text:p>287374672</text:p>
          </table:table-cell>
          <table:table-cell office:value-type="float" office:value="112689232" calcext:value-type="float">
            <text:p>112689232</text:p>
          </table:table-cell>
          <table:table-cell office:value-type="float" office:value="109558584" calcext:value-type="float">
            <text:p>109558584</text:p>
          </table:table-cell>
          <table:table-cell office:value-type="float" office:value="109471712" calcext:value-type="float">
            <text:p>109471712</text:p>
          </table:table-cell>
          <table:table-cell table:number-columns-repeated="6"/>
        </table:table-row>
        <table:table-row table:style-name="ro1">
          <table:table-cell office:value-type="float" office:value="10957880" calcext:value-type="float">
            <text:p>10957880</text:p>
          </table:table-cell>
          <table:table-cell office:value-type="float" office:value="86330000" calcext:value-type="float">
            <text:p>86330000</text:p>
          </table:table-cell>
          <table:table-cell office:value-type="float" office:value="33179984" calcext:value-type="float">
            <text:p>33179984</text:p>
          </table:table-cell>
          <table:table-cell office:value-type="float" office:value="30474464" calcext:value-type="float">
            <text:p>30474464</text:p>
          </table:table-cell>
          <table:table-cell office:value-type="float" office:value="30553528" calcext:value-type="float">
            <text:p>30553528</text:p>
          </table:table-cell>
          <table:table-cell office:value-type="float" office:value="35220608" calcext:value-type="float">
            <text:p>35220608</text:p>
          </table:table-cell>
          <table:table-cell office:value-type="float" office:value="287444640" calcext:value-type="float">
            <text:p>287444640</text:p>
          </table:table-cell>
          <table:table-cell office:value-type="float" office:value="112750848" calcext:value-type="float">
            <text:p>112750848</text:p>
          </table:table-cell>
          <table:table-cell office:value-type="float" office:value="109571496" calcext:value-type="float">
            <text:p>109571496</text:p>
          </table:table-cell>
          <table:table-cell office:value-type="float" office:value="109473728" calcext:value-type="float">
            <text:p>109473728</text:p>
          </table:table-cell>
          <table:table-cell table:number-columns-repeated="6"/>
        </table:table-row>
        <table:table-row table:style-name="ro1">
          <table:table-cell office:value-type="float" office:value="10958008" calcext:value-type="float">
            <text:p>10958008</text:p>
          </table:table-cell>
          <table:table-cell office:value-type="float" office:value="86330544" calcext:value-type="float">
            <text:p>86330544</text:p>
          </table:table-cell>
          <table:table-cell office:value-type="float" office:value="33181480" calcext:value-type="float">
            <text:p>33181480</text:p>
          </table:table-cell>
          <table:table-cell office:value-type="float" office:value="30474608" calcext:value-type="float">
            <text:p>30474608</text:p>
          </table:table-cell>
          <table:table-cell office:value-type="float" office:value="30554064" calcext:value-type="float">
            <text:p>30554064</text:p>
          </table:table-cell>
          <table:table-cell office:value-type="float" office:value="35560280" calcext:value-type="float">
            <text:p>35560280</text:p>
          </table:table-cell>
          <table:table-cell office:value-type="float" office:value="287491768" calcext:value-type="float">
            <text:p>287491768</text:p>
          </table:table-cell>
          <table:table-cell office:value-type="float" office:value="113126040" calcext:value-type="float">
            <text:p>113126040</text:p>
          </table:table-cell>
          <table:table-cell office:value-type="float" office:value="109610440" calcext:value-type="float">
            <text:p>109610440</text:p>
          </table:table-cell>
          <table:table-cell office:value-type="float" office:value="109558568" calcext:value-type="float">
            <text:p>109558568</text:p>
          </table:table-cell>
          <table:table-cell table:number-columns-repeated="6"/>
        </table:table-row>
        <table:table-row table:style-name="ro1">
          <table:table-cell office:value-type="float" office:value="10958096" calcext:value-type="float">
            <text:p>10958096</text:p>
          </table:table-cell>
          <table:table-cell office:value-type="float" office:value="86331424" calcext:value-type="float">
            <text:p>86331424</text:p>
          </table:table-cell>
          <table:table-cell office:value-type="float" office:value="33185376" calcext:value-type="float">
            <text:p>33185376</text:p>
          </table:table-cell>
          <table:table-cell office:value-type="float" office:value="30475208" calcext:value-type="float">
            <text:p>30475208</text:p>
          </table:table-cell>
          <table:table-cell office:value-type="float" office:value="30554200" calcext:value-type="float">
            <text:p>30554200</text:p>
          </table:table-cell>
          <table:table-cell office:value-type="float" office:value="35774952" calcext:value-type="float">
            <text:p>35774952</text:p>
          </table:table-cell>
          <table:table-cell office:value-type="float" office:value="287556352" calcext:value-type="float">
            <text:p>287556352</text:p>
          </table:table-cell>
          <table:table-cell office:value-type="float" office:value="113137160" calcext:value-type="float">
            <text:p>113137160</text:p>
          </table:table-cell>
          <table:table-cell office:value-type="float" office:value="109627328" calcext:value-type="float">
            <text:p>109627328</text:p>
          </table:table-cell>
          <table:table-cell office:value-type="float" office:value="109565824" calcext:value-type="float">
            <text:p>109565824</text:p>
          </table:table-cell>
          <table:table-cell table:number-columns-repeated="6"/>
        </table:table-row>
        <table:table-row table:style-name="ro1">
          <table:table-cell office:value-type="float" office:value="10958840" calcext:value-type="float">
            <text:p>10958840</text:p>
          </table:table-cell>
          <table:table-cell office:value-type="float" office:value="86331840" calcext:value-type="float">
            <text:p>86331840</text:p>
          </table:table-cell>
          <table:table-cell office:value-type="float" office:value="33185656" calcext:value-type="float">
            <text:p>33185656</text:p>
          </table:table-cell>
          <table:table-cell office:value-type="float" office:value="30475336" calcext:value-type="float">
            <text:p>30475336</text:p>
          </table:table-cell>
          <table:table-cell office:value-type="float" office:value="30554640" calcext:value-type="float">
            <text:p>30554640</text:p>
          </table:table-cell>
          <table:table-cell office:value-type="float" office:value="36068312" calcext:value-type="float">
            <text:p>36068312</text:p>
          </table:table-cell>
          <table:table-cell office:value-type="float" office:value="287562664" calcext:value-type="float">
            <text:p>287562664</text:p>
          </table:table-cell>
          <table:table-cell office:value-type="float" office:value="113349848" calcext:value-type="float">
            <text:p>113349848</text:p>
          </table:table-cell>
          <table:table-cell office:value-type="float" office:value="109659056" calcext:value-type="float">
            <text:p>109659056</text:p>
          </table:table-cell>
          <table:table-cell office:value-type="float" office:value="109606368" calcext:value-type="float">
            <text:p>109606368</text:p>
          </table:table-cell>
          <table:table-cell table:number-columns-repeated="6"/>
        </table:table-row>
        <table:table-row table:style-name="ro1">
          <table:table-cell office:value-type="float" office:value="10958936" calcext:value-type="float">
            <text:p>10958936</text:p>
          </table:table-cell>
          <table:table-cell office:value-type="float" office:value="86332616" calcext:value-type="float">
            <text:p>86332616</text:p>
          </table:table-cell>
          <table:table-cell office:value-type="float" office:value="33190072" calcext:value-type="float">
            <text:p>33190072</text:p>
          </table:table-cell>
          <table:table-cell office:value-type="float" office:value="30475560" calcext:value-type="float">
            <text:p>30475560</text:p>
          </table:table-cell>
          <table:table-cell office:value-type="float" office:value="30557568" calcext:value-type="float">
            <text:p>30557568</text:p>
          </table:table-cell>
          <table:table-cell office:value-type="float" office:value="36163320" calcext:value-type="float">
            <text:p>36163320</text:p>
          </table:table-cell>
          <table:table-cell office:value-type="float" office:value="287770024" calcext:value-type="float">
            <text:p>287770024</text:p>
          </table:table-cell>
          <table:table-cell office:value-type="float" office:value="113460984" calcext:value-type="float">
            <text:p>113460984</text:p>
          </table:table-cell>
          <table:table-cell office:value-type="float" office:value="109664160" calcext:value-type="float">
            <text:p>109664160</text:p>
          </table:table-cell>
          <table:table-cell office:value-type="float" office:value="109618760" calcext:value-type="float">
            <text:p>109618760</text:p>
          </table:table-cell>
          <table:table-cell table:number-columns-repeated="6"/>
        </table:table-row>
        <table:table-row table:style-name="ro1">
          <table:table-cell office:value-type="float" office:value="10959464" calcext:value-type="float">
            <text:p>10959464</text:p>
          </table:table-cell>
          <table:table-cell office:value-type="float" office:value="86334936" calcext:value-type="float">
            <text:p>86334936</text:p>
          </table:table-cell>
          <table:table-cell office:value-type="float" office:value="33197336" calcext:value-type="float">
            <text:p>33197336</text:p>
          </table:table-cell>
          <table:table-cell office:value-type="float" office:value="30476064" calcext:value-type="float">
            <text:p>30476064</text:p>
          </table:table-cell>
          <table:table-cell office:value-type="float" office:value="30557568" calcext:value-type="float">
            <text:p>30557568</text:p>
          </table:table-cell>
          <table:table-cell office:value-type="float" office:value="36203328" calcext:value-type="float">
            <text:p>36203328</text:p>
          </table:table-cell>
          <table:table-cell office:value-type="float" office:value="287771352" calcext:value-type="float">
            <text:p>287771352</text:p>
          </table:table-cell>
          <table:table-cell office:value-type="float" office:value="113616792" calcext:value-type="float">
            <text:p>113616792</text:p>
          </table:table-cell>
          <table:table-cell office:value-type="float" office:value="109698504" calcext:value-type="float">
            <text:p>109698504</text:p>
          </table:table-cell>
          <table:table-cell office:value-type="float" office:value="109676456" calcext:value-type="float">
            <text:p>109676456</text:p>
          </table:table-cell>
          <table:table-cell table:number-columns-repeated="6"/>
        </table:table-row>
        <table:table-row table:style-name="ro1">
          <table:table-cell office:value-type="float" office:value="10959488" calcext:value-type="float">
            <text:p>10959488</text:p>
          </table:table-cell>
          <table:table-cell office:value-type="float" office:value="86335296" calcext:value-type="float">
            <text:p>86335296</text:p>
          </table:table-cell>
          <table:table-cell office:value-type="float" office:value="33197544" calcext:value-type="float">
            <text:p>33197544</text:p>
          </table:table-cell>
          <table:table-cell office:value-type="float" office:value="30476112" calcext:value-type="float">
            <text:p>30476112</text:p>
          </table:table-cell>
          <table:table-cell office:value-type="float" office:value="30558768" calcext:value-type="float">
            <text:p>30558768</text:p>
          </table:table-cell>
          <table:table-cell office:value-type="float" office:value="36203888" calcext:value-type="float">
            <text:p>36203888</text:p>
          </table:table-cell>
          <table:table-cell office:value-type="float" office:value="287817704" calcext:value-type="float">
            <text:p>287817704</text:p>
          </table:table-cell>
          <table:table-cell office:value-type="float" office:value="113646552" calcext:value-type="float">
            <text:p>113646552</text:p>
          </table:table-cell>
          <table:table-cell office:value-type="float" office:value="109830712" calcext:value-type="float">
            <text:p>109830712</text:p>
          </table:table-cell>
          <table:table-cell office:value-type="float" office:value="109677816" calcext:value-type="float">
            <text:p>109677816</text:p>
          </table:table-cell>
          <table:table-cell table:number-columns-repeated="6"/>
        </table:table-row>
        <table:table-row table:style-name="ro1">
          <table:table-cell office:value-type="float" office:value="10959808" calcext:value-type="float">
            <text:p>10959808</text:p>
          </table:table-cell>
          <table:table-cell office:value-type="float" office:value="86338968" calcext:value-type="float">
            <text:p>86338968</text:p>
          </table:table-cell>
          <table:table-cell office:value-type="float" office:value="33198016" calcext:value-type="float">
            <text:p>33198016</text:p>
          </table:table-cell>
          <table:table-cell office:value-type="float" office:value="30476136" calcext:value-type="float">
            <text:p>30476136</text:p>
          </table:table-cell>
          <table:table-cell office:value-type="float" office:value="30559168" calcext:value-type="float">
            <text:p>30559168</text:p>
          </table:table-cell>
          <table:table-cell office:value-type="float" office:value="36238864" calcext:value-type="float">
            <text:p>36238864</text:p>
          </table:table-cell>
          <table:table-cell office:value-type="float" office:value="287820488" calcext:value-type="float">
            <text:p>287820488</text:p>
          </table:table-cell>
          <table:table-cell office:value-type="float" office:value="113991392" calcext:value-type="float">
            <text:p>113991392</text:p>
          </table:table-cell>
          <table:table-cell office:value-type="float" office:value="109864864" calcext:value-type="float">
            <text:p>109864864</text:p>
          </table:table-cell>
          <table:table-cell office:value-type="float" office:value="109690104" calcext:value-type="float">
            <text:p>109690104</text:p>
          </table:table-cell>
          <table:table-cell table:number-columns-repeated="6"/>
        </table:table-row>
        <table:table-row table:style-name="ro1">
          <table:table-cell office:value-type="float" office:value="10960408" calcext:value-type="float">
            <text:p>10960408</text:p>
          </table:table-cell>
          <table:table-cell office:value-type="float" office:value="86344912" calcext:value-type="float">
            <text:p>86344912</text:p>
          </table:table-cell>
          <table:table-cell office:value-type="float" office:value="33199440" calcext:value-type="float">
            <text:p>33199440</text:p>
          </table:table-cell>
          <table:table-cell office:value-type="float" office:value="30476752" calcext:value-type="float">
            <text:p>30476752</text:p>
          </table:table-cell>
          <table:table-cell office:value-type="float" office:value="30561424" calcext:value-type="float">
            <text:p>30561424</text:p>
          </table:table-cell>
          <table:table-cell office:value-type="float" office:value="36289808" calcext:value-type="float">
            <text:p>36289808</text:p>
          </table:table-cell>
          <table:table-cell office:value-type="float" office:value="287987784" calcext:value-type="float">
            <text:p>287987784</text:p>
          </table:table-cell>
          <table:table-cell office:value-type="float" office:value="114200256" calcext:value-type="float">
            <text:p>114200256</text:p>
          </table:table-cell>
          <table:table-cell office:value-type="float" office:value="110019296" calcext:value-type="float">
            <text:p>110019296</text:p>
          </table:table-cell>
          <table:table-cell office:value-type="float" office:value="109964664" calcext:value-type="float">
            <text:p>109964664</text:p>
          </table:table-cell>
          <table:table-cell table:number-columns-repeated="6"/>
        </table:table-row>
        <table:table-row table:style-name="ro1">
          <table:table-cell office:value-type="float" office:value="10961200" calcext:value-type="float">
            <text:p>10961200</text:p>
          </table:table-cell>
          <table:table-cell office:value-type="float" office:value="86345152" calcext:value-type="float">
            <text:p>86345152</text:p>
          </table:table-cell>
          <table:table-cell office:value-type="float" office:value="33200496" calcext:value-type="float">
            <text:p>33200496</text:p>
          </table:table-cell>
          <table:table-cell office:value-type="float" office:value="30476904" calcext:value-type="float">
            <text:p>30476904</text:p>
          </table:table-cell>
          <table:table-cell office:value-type="float" office:value="30561784" calcext:value-type="float">
            <text:p>30561784</text:p>
          </table:table-cell>
          <table:table-cell office:value-type="float" office:value="36344888" calcext:value-type="float">
            <text:p>36344888</text:p>
          </table:table-cell>
          <table:table-cell office:value-type="float" office:value="288216768" calcext:value-type="float">
            <text:p>288216768</text:p>
          </table:table-cell>
          <table:table-cell office:value-type="float" office:value="116109656" calcext:value-type="float">
            <text:p>116109656</text:p>
          </table:table-cell>
          <table:table-cell office:value-type="float" office:value="110074448" calcext:value-type="float">
            <text:p>110074448</text:p>
          </table:table-cell>
          <table:table-cell office:value-type="float" office:value="110008256" calcext:value-type="float">
            <text:p>110008256</text:p>
          </table:table-cell>
          <table:table-cell table:number-columns-repeated="6"/>
        </table:table-row>
        <table:table-row table:style-name="ro1">
          <table:table-cell office:value-type="float" office:value="10961552" calcext:value-type="float">
            <text:p>10961552</text:p>
          </table:table-cell>
          <table:table-cell office:value-type="float" office:value="86345352" calcext:value-type="float">
            <text:p>86345352</text:p>
          </table:table-cell>
          <table:table-cell office:value-type="float" office:value="33203576" calcext:value-type="float">
            <text:p>33203576</text:p>
          </table:table-cell>
          <table:table-cell office:value-type="float" office:value="30477304" calcext:value-type="float">
            <text:p>30477304</text:p>
          </table:table-cell>
          <table:table-cell office:value-type="float" office:value="30563600" calcext:value-type="float">
            <text:p>30563600</text:p>
          </table:table-cell>
          <table:table-cell office:value-type="float" office:value="36479144" calcext:value-type="float">
            <text:p>36479144</text:p>
          </table:table-cell>
          <table:table-cell office:value-type="float" office:value="288378520" calcext:value-type="float">
            <text:p>288378520</text:p>
          </table:table-cell>
          <table:table-cell office:value-type="float" office:value="116220896" calcext:value-type="float">
            <text:p>116220896</text:p>
          </table:table-cell>
          <table:table-cell office:value-type="float" office:value="110657144" calcext:value-type="float">
            <text:p>110657144</text:p>
          </table:table-cell>
          <table:table-cell office:value-type="float" office:value="110026064" calcext:value-type="float">
            <text:p>110026064</text:p>
          </table:table-cell>
          <table:table-cell table:number-columns-repeated="6"/>
        </table:table-row>
        <table:table-row table:style-name="ro1">
          <table:table-cell office:value-type="float" office:value="10961648" calcext:value-type="float">
            <text:p>10961648</text:p>
          </table:table-cell>
          <table:table-cell office:value-type="float" office:value="86345832" calcext:value-type="float">
            <text:p>86345832</text:p>
          </table:table-cell>
          <table:table-cell office:value-type="float" office:value="33206032" calcext:value-type="float">
            <text:p>33206032</text:p>
          </table:table-cell>
          <table:table-cell office:value-type="float" office:value="30477384" calcext:value-type="float">
            <text:p>30477384</text:p>
          </table:table-cell>
          <table:table-cell office:value-type="float" office:value="30565200" calcext:value-type="float">
            <text:p>30565200</text:p>
          </table:table-cell>
          <table:table-cell office:value-type="float" office:value="36672840" calcext:value-type="float">
            <text:p>36672840</text:p>
          </table:table-cell>
          <table:table-cell office:value-type="float" office:value="288433808" calcext:value-type="float">
            <text:p>288433808</text:p>
          </table:table-cell>
          <table:table-cell office:value-type="float" office:value="116250168" calcext:value-type="float">
            <text:p>116250168</text:p>
          </table:table-cell>
          <table:table-cell office:value-type="float" office:value="110674672" calcext:value-type="float">
            <text:p>110674672</text:p>
          </table:table-cell>
          <table:table-cell office:value-type="float" office:value="110042600" calcext:value-type="float">
            <text:p>110042600</text:p>
          </table:table-cell>
          <table:table-cell table:number-columns-repeated="6"/>
        </table:table-row>
        <table:table-row table:style-name="ro1">
          <table:table-cell office:value-type="float" office:value="10962024" calcext:value-type="float">
            <text:p>10962024</text:p>
          </table:table-cell>
          <table:table-cell office:value-type="float" office:value="86346232" calcext:value-type="float">
            <text:p>86346232</text:p>
          </table:table-cell>
          <table:table-cell office:value-type="float" office:value="33207848" calcext:value-type="float">
            <text:p>33207848</text:p>
          </table:table-cell>
          <table:table-cell office:value-type="float" office:value="30477624" calcext:value-type="float">
            <text:p>30477624</text:p>
          </table:table-cell>
          <table:table-cell office:value-type="float" office:value="30565200" calcext:value-type="float">
            <text:p>30565200</text:p>
          </table:table-cell>
          <table:table-cell office:value-type="float" office:value="36728608" calcext:value-type="float">
            <text:p>36728608</text:p>
          </table:table-cell>
          <table:table-cell office:value-type="float" office:value="288571592" calcext:value-type="float">
            <text:p>288571592</text:p>
          </table:table-cell>
          <table:table-cell office:value-type="float" office:value="116327536" calcext:value-type="float">
            <text:p>116327536</text:p>
          </table:table-cell>
          <table:table-cell office:value-type="float" office:value="110872376" calcext:value-type="float">
            <text:p>110872376</text:p>
          </table:table-cell>
          <table:table-cell office:value-type="float" office:value="110088616" calcext:value-type="float">
            <text:p>110088616</text:p>
          </table:table-cell>
          <table:table-cell table:number-columns-repeated="6"/>
        </table:table-row>
        <table:table-row table:style-name="ro1">
          <table:table-cell office:value-type="float" office:value="10962688" calcext:value-type="float">
            <text:p>10962688</text:p>
          </table:table-cell>
          <table:table-cell office:value-type="float" office:value="86346264" calcext:value-type="float">
            <text:p>86346264</text:p>
          </table:table-cell>
          <table:table-cell office:value-type="float" office:value="33208720" calcext:value-type="float">
            <text:p>33208720</text:p>
          </table:table-cell>
          <table:table-cell office:value-type="float" office:value="30477696" calcext:value-type="float">
            <text:p>30477696</text:p>
          </table:table-cell>
          <table:table-cell office:value-type="float" office:value="30566040" calcext:value-type="float">
            <text:p>30566040</text:p>
          </table:table-cell>
          <table:table-cell office:value-type="float" office:value="36812496" calcext:value-type="float">
            <text:p>36812496</text:p>
          </table:table-cell>
          <table:table-cell office:value-type="float" office:value="288652456" calcext:value-type="float">
            <text:p>288652456</text:p>
          </table:table-cell>
          <table:table-cell office:value-type="float" office:value="117149472" calcext:value-type="float">
            <text:p>117149472</text:p>
          </table:table-cell>
          <table:table-cell office:value-type="float" office:value="110913784" calcext:value-type="float">
            <text:p>110913784</text:p>
          </table:table-cell>
          <table:table-cell office:value-type="float" office:value="110198056" calcext:value-type="float">
            <text:p>110198056</text:p>
          </table:table-cell>
          <table:table-cell table:number-columns-repeated="6"/>
        </table:table-row>
        <table:table-row table:style-name="ro1">
          <table:table-cell office:value-type="float" office:value="10963096" calcext:value-type="float">
            <text:p>10963096</text:p>
          </table:table-cell>
          <table:table-cell office:value-type="float" office:value="86348920" calcext:value-type="float">
            <text:p>86348920</text:p>
          </table:table-cell>
          <table:table-cell office:value-type="float" office:value="33209584" calcext:value-type="float">
            <text:p>33209584</text:p>
          </table:table-cell>
          <table:table-cell office:value-type="float" office:value="30477712" calcext:value-type="float">
            <text:p>30477712</text:p>
          </table:table-cell>
          <table:table-cell office:value-type="float" office:value="30566064" calcext:value-type="float">
            <text:p>30566064</text:p>
          </table:table-cell>
          <table:table-cell office:value-type="float" office:value="36837288" calcext:value-type="float">
            <text:p>36837288</text:p>
          </table:table-cell>
          <table:table-cell office:value-type="float" office:value="288757672" calcext:value-type="float">
            <text:p>288757672</text:p>
          </table:table-cell>
          <table:table-cell office:value-type="float" office:value="117237032" calcext:value-type="float">
            <text:p>117237032</text:p>
          </table:table-cell>
          <table:table-cell office:value-type="float" office:value="111167968" calcext:value-type="float">
            <text:p>111167968</text:p>
          </table:table-cell>
          <table:table-cell office:value-type="float" office:value="111145032" calcext:value-type="float">
            <text:p>111145032</text:p>
          </table:table-cell>
          <table:table-cell table:number-columns-repeated="6"/>
        </table:table-row>
        <table:table-row table:style-name="ro1">
          <table:table-cell office:value-type="float" office:value="10963200" calcext:value-type="float">
            <text:p>10963200</text:p>
          </table:table-cell>
          <table:table-cell office:value-type="float" office:value="86351392" calcext:value-type="float">
            <text:p>86351392</text:p>
          </table:table-cell>
          <table:table-cell office:value-type="float" office:value="33210800" calcext:value-type="float">
            <text:p>33210800</text:p>
          </table:table-cell>
          <table:table-cell office:value-type="float" office:value="30477872" calcext:value-type="float">
            <text:p>30477872</text:p>
          </table:table-cell>
          <table:table-cell office:value-type="float" office:value="30566368" calcext:value-type="float">
            <text:p>30566368</text:p>
          </table:table-cell>
          <table:table-cell office:value-type="float" office:value="36841720" calcext:value-type="float">
            <text:p>36841720</text:p>
          </table:table-cell>
          <table:table-cell office:value-type="float" office:value="288986008" calcext:value-type="float">
            <text:p>288986008</text:p>
          </table:table-cell>
          <table:table-cell office:value-type="float" office:value="117921600" calcext:value-type="float">
            <text:p>117921600</text:p>
          </table:table-cell>
          <table:table-cell office:value-type="float" office:value="111195576" calcext:value-type="float">
            <text:p>111195576</text:p>
          </table:table-cell>
          <table:table-cell office:value-type="float" office:value="111437608" calcext:value-type="float">
            <text:p>111437608</text:p>
          </table:table-cell>
          <table:table-cell table:number-columns-repeated="6"/>
        </table:table-row>
        <table:table-row table:style-name="ro1">
          <table:table-cell office:value-type="float" office:value="10963416" calcext:value-type="float">
            <text:p>10963416</text:p>
          </table:table-cell>
          <table:table-cell office:value-type="float" office:value="86352848" calcext:value-type="float">
            <text:p>86352848</text:p>
          </table:table-cell>
          <table:table-cell office:value-type="float" office:value="33212432" calcext:value-type="float">
            <text:p>33212432</text:p>
          </table:table-cell>
          <table:table-cell office:value-type="float" office:value="30478048" calcext:value-type="float">
            <text:p>30478048</text:p>
          </table:table-cell>
          <table:table-cell office:value-type="float" office:value="30570896" calcext:value-type="float">
            <text:p>30570896</text:p>
          </table:table-cell>
          <table:table-cell office:value-type="float" office:value="36856800" calcext:value-type="float">
            <text:p>36856800</text:p>
          </table:table-cell>
          <table:table-cell office:value-type="float" office:value="289025200" calcext:value-type="float">
            <text:p>289025200</text:p>
          </table:table-cell>
          <table:table-cell office:value-type="float" office:value="117938168" calcext:value-type="float">
            <text:p>117938168</text:p>
          </table:table-cell>
          <table:table-cell office:value-type="float" office:value="111257944" calcext:value-type="float">
            <text:p>111257944</text:p>
          </table:table-cell>
          <table:table-cell office:value-type="float" office:value="111480960" calcext:value-type="float">
            <text:p>111480960</text:p>
          </table:table-cell>
          <table:table-cell table:number-columns-repeated="6"/>
        </table:table-row>
        <table:table-row table:style-name="ro1">
          <table:table-cell office:value-type="float" office:value="10963888" calcext:value-type="float">
            <text:p>10963888</text:p>
          </table:table-cell>
          <table:table-cell office:value-type="float" office:value="86352888" calcext:value-type="float">
            <text:p>86352888</text:p>
          </table:table-cell>
          <table:table-cell office:value-type="float" office:value="33213008" calcext:value-type="float">
            <text:p>33213008</text:p>
          </table:table-cell>
          <table:table-cell office:value-type="float" office:value="30478272" calcext:value-type="float">
            <text:p>30478272</text:p>
          </table:table-cell>
          <table:table-cell office:value-type="float" office:value="30571008" calcext:value-type="float">
            <text:p>30571008</text:p>
          </table:table-cell>
          <table:table-cell office:value-type="float" office:value="36870704" calcext:value-type="float">
            <text:p>36870704</text:p>
          </table:table-cell>
          <table:table-cell office:value-type="float" office:value="289110168" calcext:value-type="float">
            <text:p>289110168</text:p>
          </table:table-cell>
          <table:table-cell office:value-type="float" office:value="117959944" calcext:value-type="float">
            <text:p>117959944</text:p>
          </table:table-cell>
          <table:table-cell office:value-type="float" office:value="111261632" calcext:value-type="float">
            <text:p>111261632</text:p>
          </table:table-cell>
          <table:table-cell office:value-type="float" office:value="111989952" calcext:value-type="float">
            <text:p>111989952</text:p>
          </table:table-cell>
          <table:table-cell table:number-columns-repeated="6"/>
        </table:table-row>
        <table:table-row table:style-name="ro1">
          <table:table-cell office:value-type="float" office:value="10963920" calcext:value-type="float">
            <text:p>10963920</text:p>
          </table:table-cell>
          <table:table-cell office:value-type="float" office:value="86353272" calcext:value-type="float">
            <text:p>86353272</text:p>
          </table:table-cell>
          <table:table-cell office:value-type="float" office:value="33214616" calcext:value-type="float">
            <text:p>33214616</text:p>
          </table:table-cell>
          <table:table-cell office:value-type="float" office:value="30478344" calcext:value-type="float">
            <text:p>30478344</text:p>
          </table:table-cell>
          <table:table-cell office:value-type="float" office:value="30572440" calcext:value-type="float">
            <text:p>30572440</text:p>
          </table:table-cell>
          <table:table-cell office:value-type="float" office:value="36884672" calcext:value-type="float">
            <text:p>36884672</text:p>
          </table:table-cell>
          <table:table-cell office:value-type="float" office:value="289414360" calcext:value-type="float">
            <text:p>289414360</text:p>
          </table:table-cell>
          <table:table-cell office:value-type="float" office:value="117968120" calcext:value-type="float">
            <text:p>117968120</text:p>
          </table:table-cell>
          <table:table-cell office:value-type="float" office:value="111459808" calcext:value-type="float">
            <text:p>111459808</text:p>
          </table:table-cell>
          <table:table-cell office:value-type="float" office:value="112312472" calcext:value-type="float">
            <text:p>112312472</text:p>
          </table:table-cell>
          <table:table-cell table:number-columns-repeated="6"/>
        </table:table-row>
        <table:table-row table:style-name="ro1">
          <table:table-cell office:value-type="float" office:value="10963960" calcext:value-type="float">
            <text:p>10963960</text:p>
          </table:table-cell>
          <table:table-cell office:value-type="float" office:value="86354072" calcext:value-type="float">
            <text:p>86354072</text:p>
          </table:table-cell>
          <table:table-cell office:value-type="float" office:value="33214856" calcext:value-type="float">
            <text:p>33214856</text:p>
          </table:table-cell>
          <table:table-cell office:value-type="float" office:value="30478808" calcext:value-type="float">
            <text:p>30478808</text:p>
          </table:table-cell>
          <table:table-cell office:value-type="float" office:value="30572616" calcext:value-type="float">
            <text:p>30572616</text:p>
          </table:table-cell>
          <table:table-cell office:value-type="float" office:value="36916360" calcext:value-type="float">
            <text:p>36916360</text:p>
          </table:table-cell>
          <table:table-cell office:value-type="float" office:value="289542800" calcext:value-type="float">
            <text:p>289542800</text:p>
          </table:table-cell>
          <table:table-cell office:value-type="float" office:value="117975296" calcext:value-type="float">
            <text:p>117975296</text:p>
          </table:table-cell>
          <table:table-cell office:value-type="float" office:value="112188992" calcext:value-type="float">
            <text:p>112188992</text:p>
          </table:table-cell>
          <table:table-cell office:value-type="float" office:value="112563656" calcext:value-type="float">
            <text:p>112563656</text:p>
          </table:table-cell>
          <table:table-cell table:number-columns-repeated="6"/>
        </table:table-row>
        <table:table-row table:style-name="ro1">
          <table:table-cell office:value-type="float" office:value="10963992" calcext:value-type="float">
            <text:p>10963992</text:p>
          </table:table-cell>
          <table:table-cell office:value-type="float" office:value="86354688" calcext:value-type="float">
            <text:p>86354688</text:p>
          </table:table-cell>
          <table:table-cell office:value-type="float" office:value="33215976" calcext:value-type="float">
            <text:p>33215976</text:p>
          </table:table-cell>
          <table:table-cell office:value-type="float" office:value="30478880" calcext:value-type="float">
            <text:p>30478880</text:p>
          </table:table-cell>
          <table:table-cell office:value-type="float" office:value="30574096" calcext:value-type="float">
            <text:p>30574096</text:p>
          </table:table-cell>
          <table:table-cell office:value-type="float" office:value="37034800" calcext:value-type="float">
            <text:p>37034800</text:p>
          </table:table-cell>
          <table:table-cell office:value-type="float" office:value="289566304" calcext:value-type="float">
            <text:p>289566304</text:p>
          </table:table-cell>
          <table:table-cell office:value-type="float" office:value="117984840" calcext:value-type="float">
            <text:p>117984840</text:p>
          </table:table-cell>
          <table:table-cell office:value-type="float" office:value="112584992" calcext:value-type="float">
            <text:p>112584992</text:p>
          </table:table-cell>
          <table:table-cell office:value-type="float" office:value="112884432" calcext:value-type="float">
            <text:p>112884432</text:p>
          </table:table-cell>
          <table:table-cell table:number-columns-repeated="6"/>
        </table:table-row>
        <table:table-row table:style-name="ro1">
          <table:table-cell office:value-type="float" office:value="10964408" calcext:value-type="float">
            <text:p>10964408</text:p>
          </table:table-cell>
          <table:table-cell office:value-type="float" office:value="86355808" calcext:value-type="float">
            <text:p>86355808</text:p>
          </table:table-cell>
          <table:table-cell office:value-type="float" office:value="33219904" calcext:value-type="float">
            <text:p>33219904</text:p>
          </table:table-cell>
          <table:table-cell office:value-type="float" office:value="30478944" calcext:value-type="float">
            <text:p>30478944</text:p>
          </table:table-cell>
          <table:table-cell office:value-type="float" office:value="30574184" calcext:value-type="float">
            <text:p>30574184</text:p>
          </table:table-cell>
          <table:table-cell office:value-type="float" office:value="37378272" calcext:value-type="float">
            <text:p>37378272</text:p>
          </table:table-cell>
          <table:table-cell office:value-type="float" office:value="289573736" calcext:value-type="float">
            <text:p>289573736</text:p>
          </table:table-cell>
          <table:table-cell office:value-type="float" office:value="117988200" calcext:value-type="float">
            <text:p>117988200</text:p>
          </table:table-cell>
          <table:table-cell office:value-type="float" office:value="113202312" calcext:value-type="float">
            <text:p>113202312</text:p>
          </table:table-cell>
          <table:table-cell office:value-type="float" office:value="113095544" calcext:value-type="float">
            <text:p>113095544</text:p>
          </table:table-cell>
          <table:table-cell table:number-columns-repeated="6"/>
        </table:table-row>
        <table:table-row table:style-name="ro1">
          <table:table-cell office:value-type="float" office:value="10964680" calcext:value-type="float">
            <text:p>10964680</text:p>
          </table:table-cell>
          <table:table-cell office:value-type="float" office:value="86356400" calcext:value-type="float">
            <text:p>86356400</text:p>
          </table:table-cell>
          <table:table-cell office:value-type="float" office:value="33220432" calcext:value-type="float">
            <text:p>33220432</text:p>
          </table:table-cell>
          <table:table-cell office:value-type="float" office:value="30479456" calcext:value-type="float">
            <text:p>30479456</text:p>
          </table:table-cell>
          <table:table-cell office:value-type="float" office:value="30574280" calcext:value-type="float">
            <text:p>30574280</text:p>
          </table:table-cell>
          <table:table-cell office:value-type="float" office:value="39281344" calcext:value-type="float">
            <text:p>39281344</text:p>
          </table:table-cell>
          <table:table-cell office:value-type="float" office:value="289601456" calcext:value-type="float">
            <text:p>289601456</text:p>
          </table:table-cell>
          <table:table-cell office:value-type="float" office:value="117990312" calcext:value-type="float">
            <text:p>117990312</text:p>
          </table:table-cell>
          <table:table-cell office:value-type="float" office:value="113437608" calcext:value-type="float">
            <text:p>113437608</text:p>
          </table:table-cell>
          <table:table-cell office:value-type="float" office:value="113493496" calcext:value-type="float">
            <text:p>113493496</text:p>
          </table:table-cell>
          <table:table-cell table:number-columns-repeated="6"/>
        </table:table-row>
        <table:table-row table:style-name="ro1">
          <table:table-cell office:value-type="float" office:value="10964784" calcext:value-type="float">
            <text:p>10964784</text:p>
          </table:table-cell>
          <table:table-cell office:value-type="float" office:value="86356544" calcext:value-type="float">
            <text:p>86356544</text:p>
          </table:table-cell>
          <table:table-cell office:value-type="float" office:value="33221560" calcext:value-type="float">
            <text:p>33221560</text:p>
          </table:table-cell>
          <table:table-cell office:value-type="float" office:value="30479688" calcext:value-type="float">
            <text:p>30479688</text:p>
          </table:table-cell>
          <table:table-cell office:value-type="float" office:value="30575840" calcext:value-type="float">
            <text:p>30575840</text:p>
          </table:table-cell>
          <table:table-cell office:value-type="float" office:value="39488272" calcext:value-type="float">
            <text:p>39488272</text:p>
          </table:table-cell>
          <table:table-cell office:value-type="float" office:value="289755640" calcext:value-type="float">
            <text:p>289755640</text:p>
          </table:table-cell>
          <table:table-cell office:value-type="float" office:value="117991832" calcext:value-type="float">
            <text:p>117991832</text:p>
          </table:table-cell>
          <table:table-cell office:value-type="float" office:value="114565064" calcext:value-type="float">
            <text:p>114565064</text:p>
          </table:table-cell>
          <table:table-cell office:value-type="float" office:value="114668336" calcext:value-type="float">
            <text:p>114668336</text:p>
          </table:table-cell>
          <table:table-cell table:number-columns-repeated="6"/>
        </table:table-row>
        <table:table-row table:style-name="ro1">
          <table:table-cell office:value-type="float" office:value="10965272" calcext:value-type="float">
            <text:p>10965272</text:p>
          </table:table-cell>
          <table:table-cell office:value-type="float" office:value="86361248" calcext:value-type="float">
            <text:p>86361248</text:p>
          </table:table-cell>
          <table:table-cell office:value-type="float" office:value="33221576" calcext:value-type="float">
            <text:p>33221576</text:p>
          </table:table-cell>
          <table:table-cell office:value-type="float" office:value="30480112" calcext:value-type="float">
            <text:p>30480112</text:p>
          </table:table-cell>
          <table:table-cell office:value-type="float" office:value="30576256" calcext:value-type="float">
            <text:p>30576256</text:p>
          </table:table-cell>
          <table:table-cell office:value-type="float" office:value="39958096" calcext:value-type="float">
            <text:p>39958096</text:p>
          </table:table-cell>
          <table:table-cell office:value-type="float" office:value="289794592" calcext:value-type="float">
            <text:p>289794592</text:p>
          </table:table-cell>
          <table:table-cell office:value-type="float" office:value="117992744" calcext:value-type="float">
            <text:p>117992744</text:p>
          </table:table-cell>
          <table:table-cell office:value-type="float" office:value="115385104" calcext:value-type="float">
            <text:p>115385104</text:p>
          </table:table-cell>
          <table:table-cell office:value-type="float" office:value="115586368" calcext:value-type="float">
            <text:p>115586368</text:p>
          </table:table-cell>
          <table:table-cell table:number-columns-repeated="6"/>
        </table:table-row>
        <table:table-row table:style-name="ro1">
          <table:table-cell office:value-type="float" office:value="10965296" calcext:value-type="float">
            <text:p>10965296</text:p>
          </table:table-cell>
          <table:table-cell office:value-type="float" office:value="86361464" calcext:value-type="float">
            <text:p>86361464</text:p>
          </table:table-cell>
          <table:table-cell office:value-type="float" office:value="33229848" calcext:value-type="float">
            <text:p>33229848</text:p>
          </table:table-cell>
          <table:table-cell office:value-type="float" office:value="30481024" calcext:value-type="float">
            <text:p>30481024</text:p>
          </table:table-cell>
          <table:table-cell office:value-type="float" office:value="30576672" calcext:value-type="float">
            <text:p>30576672</text:p>
          </table:table-cell>
          <table:table-cell office:value-type="float" office:value="40175432" calcext:value-type="float">
            <text:p>40175432</text:p>
          </table:table-cell>
          <table:table-cell office:value-type="float" office:value="289807048" calcext:value-type="float">
            <text:p>289807048</text:p>
          </table:table-cell>
          <table:table-cell office:value-type="float" office:value="117993280" calcext:value-type="float">
            <text:p>117993280</text:p>
          </table:table-cell>
          <table:table-cell office:value-type="float" office:value="115578544" calcext:value-type="float">
            <text:p>115578544</text:p>
          </table:table-cell>
          <table:table-cell office:value-type="float" office:value="115654664" calcext:value-type="float">
            <text:p>115654664</text:p>
          </table:table-cell>
          <table:table-cell table:number-columns-repeated="6"/>
        </table:table-row>
        <table:table-row table:style-name="ro1">
          <table:table-cell office:value-type="float" office:value="10965312" calcext:value-type="float">
            <text:p>10965312</text:p>
          </table:table-cell>
          <table:table-cell office:value-type="float" office:value="86361864" calcext:value-type="float">
            <text:p>86361864</text:p>
          </table:table-cell>
          <table:table-cell office:value-type="float" office:value="33230528" calcext:value-type="float">
            <text:p>33230528</text:p>
          </table:table-cell>
          <table:table-cell office:value-type="float" office:value="30481056" calcext:value-type="float">
            <text:p>30481056</text:p>
          </table:table-cell>
          <table:table-cell office:value-type="float" office:value="30577024" calcext:value-type="float">
            <text:p>30577024</text:p>
          </table:table-cell>
          <table:table-cell office:value-type="float" office:value="41000464" calcext:value-type="float">
            <text:p>41000464</text:p>
          </table:table-cell>
          <table:table-cell office:value-type="float" office:value="289950160" calcext:value-type="float">
            <text:p>289950160</text:p>
          </table:table-cell>
          <table:table-cell office:value-type="float" office:value="117998976" calcext:value-type="float">
            <text:p>117998976</text:p>
          </table:table-cell>
          <table:table-cell office:value-type="float" office:value="115645528" calcext:value-type="float">
            <text:p>115645528</text:p>
          </table:table-cell>
          <table:table-cell office:value-type="float" office:value="115670976" calcext:value-type="float">
            <text:p>115670976</text:p>
          </table:table-cell>
          <table:table-cell table:number-columns-repeated="6"/>
        </table:table-row>
        <table:table-row table:style-name="ro1">
          <table:table-cell office:value-type="float" office:value="10965432" calcext:value-type="float">
            <text:p>10965432</text:p>
          </table:table-cell>
          <table:table-cell office:value-type="float" office:value="86362480" calcext:value-type="float">
            <text:p>86362480</text:p>
          </table:table-cell>
          <table:table-cell office:value-type="float" office:value="33230528" calcext:value-type="float">
            <text:p>33230528</text:p>
          </table:table-cell>
          <table:table-cell office:value-type="float" office:value="30481224" calcext:value-type="float">
            <text:p>30481224</text:p>
          </table:table-cell>
          <table:table-cell office:value-type="float" office:value="30578456" calcext:value-type="float">
            <text:p>30578456</text:p>
          </table:table-cell>
          <table:table-cell office:value-type="float" office:value="41004368" calcext:value-type="float">
            <text:p>41004368</text:p>
          </table:table-cell>
          <table:table-cell office:value-type="float" office:value="290194808" calcext:value-type="float">
            <text:p>290194808</text:p>
          </table:table-cell>
          <table:table-cell office:value-type="float" office:value="118000664" calcext:value-type="float">
            <text:p>118000664</text:p>
          </table:table-cell>
          <table:table-cell office:value-type="float" office:value="115659400" calcext:value-type="float">
            <text:p>115659400</text:p>
          </table:table-cell>
          <table:table-cell office:value-type="float" office:value="115676728" calcext:value-type="float">
            <text:p>115676728</text:p>
          </table:table-cell>
          <table:table-cell table:number-columns-repeated="6"/>
        </table:table-row>
        <table:table-row table:style-name="ro1">
          <table:table-cell office:value-type="float" office:value="10965512" calcext:value-type="float">
            <text:p>10965512</text:p>
          </table:table-cell>
          <table:table-cell office:value-type="float" office:value="86363408" calcext:value-type="float">
            <text:p>86363408</text:p>
          </table:table-cell>
          <table:table-cell office:value-type="float" office:value="33232968" calcext:value-type="float">
            <text:p>33232968</text:p>
          </table:table-cell>
          <table:table-cell office:value-type="float" office:value="30481456" calcext:value-type="float">
            <text:p>30481456</text:p>
          </table:table-cell>
          <table:table-cell office:value-type="float" office:value="30578624" calcext:value-type="float">
            <text:p>30578624</text:p>
          </table:table-cell>
          <table:table-cell office:value-type="float" office:value="41039936" calcext:value-type="float">
            <text:p>41039936</text:p>
          </table:table-cell>
          <table:table-cell office:value-type="float" office:value="290687448" calcext:value-type="float">
            <text:p>290687448</text:p>
          </table:table-cell>
          <table:table-cell office:value-type="float" office:value="118002760" calcext:value-type="float">
            <text:p>118002760</text:p>
          </table:table-cell>
          <table:table-cell office:value-type="float" office:value="115684048" calcext:value-type="float">
            <text:p>115684048</text:p>
          </table:table-cell>
          <table:table-cell office:value-type="float" office:value="115686568" calcext:value-type="float">
            <text:p>115686568</text:p>
          </table:table-cell>
          <table:table-cell table:number-columns-repeated="6"/>
        </table:table-row>
        <table:table-row table:style-name="ro1">
          <table:table-cell office:value-type="float" office:value="10965552" calcext:value-type="float">
            <text:p>10965552</text:p>
          </table:table-cell>
          <table:table-cell office:value-type="float" office:value="86365248" calcext:value-type="float">
            <text:p>86365248</text:p>
          </table:table-cell>
          <table:table-cell office:value-type="float" office:value="33238024" calcext:value-type="float">
            <text:p>33238024</text:p>
          </table:table-cell>
          <table:table-cell office:value-type="float" office:value="30482008" calcext:value-type="float">
            <text:p>30482008</text:p>
          </table:table-cell>
          <table:table-cell office:value-type="float" office:value="30578640" calcext:value-type="float">
            <text:p>30578640</text:p>
          </table:table-cell>
          <table:table-cell office:value-type="float" office:value="41060312" calcext:value-type="float">
            <text:p>41060312</text:p>
          </table:table-cell>
          <table:table-cell office:value-type="float" office:value="290755272" calcext:value-type="float">
            <text:p>290755272</text:p>
          </table:table-cell>
          <table:table-cell office:value-type="float" office:value="118008632" calcext:value-type="float">
            <text:p>118008632</text:p>
          </table:table-cell>
          <table:table-cell office:value-type="float" office:value="115684432" calcext:value-type="float">
            <text:p>115684432</text:p>
          </table:table-cell>
          <table:table-cell office:value-type="float" office:value="115695704" calcext:value-type="float">
            <text:p>115695704</text:p>
          </table:table-cell>
          <table:table-cell table:number-columns-repeated="6"/>
        </table:table-row>
        <table:table-row table:style-name="ro1">
          <table:table-cell office:value-type="float" office:value="10965712" calcext:value-type="float">
            <text:p>10965712</text:p>
          </table:table-cell>
          <table:table-cell office:value-type="float" office:value="86366200" calcext:value-type="float">
            <text:p>86366200</text:p>
          </table:table-cell>
          <table:table-cell office:value-type="float" office:value="33240192" calcext:value-type="float">
            <text:p>33240192</text:p>
          </table:table-cell>
          <table:table-cell office:value-type="float" office:value="30482072" calcext:value-type="float">
            <text:p>30482072</text:p>
          </table:table-cell>
          <table:table-cell office:value-type="float" office:value="30578824" calcext:value-type="float">
            <text:p>30578824</text:p>
          </table:table-cell>
          <table:table-cell office:value-type="float" office:value="41066232" calcext:value-type="float">
            <text:p>41066232</text:p>
          </table:table-cell>
          <table:table-cell office:value-type="float" office:value="290827872" calcext:value-type="float">
            <text:p>290827872</text:p>
          </table:table-cell>
          <table:table-cell office:value-type="float" office:value="118011568" calcext:value-type="float">
            <text:p>118011568</text:p>
          </table:table-cell>
          <table:table-cell office:value-type="float" office:value="115690544" calcext:value-type="float">
            <text:p>115690544</text:p>
          </table:table-cell>
          <table:table-cell office:value-type="float" office:value="115696616" calcext:value-type="float">
            <text:p>115696616</text:p>
          </table:table-cell>
          <table:table-cell table:number-columns-repeated="6"/>
        </table:table-row>
        <table:table-row table:style-name="ro1">
          <table:table-cell office:value-type="float" office:value="10966104" calcext:value-type="float">
            <text:p>10966104</text:p>
          </table:table-cell>
          <table:table-cell office:value-type="float" office:value="86366464" calcext:value-type="float">
            <text:p>86366464</text:p>
          </table:table-cell>
          <table:table-cell office:value-type="float" office:value="33240544" calcext:value-type="float">
            <text:p>33240544</text:p>
          </table:table-cell>
          <table:table-cell office:value-type="float" office:value="30482360" calcext:value-type="float">
            <text:p>30482360</text:p>
          </table:table-cell>
          <table:table-cell office:value-type="float" office:value="30579384" calcext:value-type="float">
            <text:p>30579384</text:p>
          </table:table-cell>
          <table:table-cell office:value-type="float" office:value="41093664" calcext:value-type="float">
            <text:p>41093664</text:p>
          </table:table-cell>
          <table:table-cell office:value-type="float" office:value="291103304" calcext:value-type="float">
            <text:p>291103304</text:p>
          </table:table-cell>
          <table:table-cell office:value-type="float" office:value="118011792" calcext:value-type="float">
            <text:p>118011792</text:p>
          </table:table-cell>
          <table:table-cell office:value-type="float" office:value="115705480" calcext:value-type="float">
            <text:p>115705480</text:p>
          </table:table-cell>
          <table:table-cell office:value-type="float" office:value="115698696" calcext:value-type="float">
            <text:p>115698696</text:p>
          </table:table-cell>
          <table:table-cell table:number-columns-repeated="6"/>
        </table:table-row>
        <table:table-row table:style-name="ro1">
          <table:table-cell office:value-type="float" office:value="10966176" calcext:value-type="float">
            <text:p>10966176</text:p>
          </table:table-cell>
          <table:table-cell office:value-type="float" office:value="86366952" calcext:value-type="float">
            <text:p>86366952</text:p>
          </table:table-cell>
          <table:table-cell office:value-type="float" office:value="33240784" calcext:value-type="float">
            <text:p>33240784</text:p>
          </table:table-cell>
          <table:table-cell office:value-type="float" office:value="30482400" calcext:value-type="float">
            <text:p>30482400</text:p>
          </table:table-cell>
          <table:table-cell office:value-type="float" office:value="30582424" calcext:value-type="float">
            <text:p>30582424</text:p>
          </table:table-cell>
          <table:table-cell office:value-type="float" office:value="41097408" calcext:value-type="float">
            <text:p>41097408</text:p>
          </table:table-cell>
          <table:table-cell office:value-type="float" office:value="291186472" calcext:value-type="float">
            <text:p>291186472</text:p>
          </table:table-cell>
          <table:table-cell office:value-type="float" office:value="118017376" calcext:value-type="float">
            <text:p>118017376</text:p>
          </table:table-cell>
          <table:table-cell office:value-type="float" office:value="115705576" calcext:value-type="float">
            <text:p>115705576</text:p>
          </table:table-cell>
          <table:table-cell office:value-type="float" office:value="115700784" calcext:value-type="float">
            <text:p>115700784</text:p>
          </table:table-cell>
          <table:table-cell table:number-columns-repeated="6"/>
        </table:table-row>
        <table:table-row table:style-name="ro1">
          <table:table-cell office:value-type="float" office:value="10966752" calcext:value-type="float">
            <text:p>10966752</text:p>
          </table:table-cell>
          <table:table-cell office:value-type="float" office:value="86367464" calcext:value-type="float">
            <text:p>86367464</text:p>
          </table:table-cell>
          <table:table-cell office:value-type="float" office:value="33247264" calcext:value-type="float">
            <text:p>33247264</text:p>
          </table:table-cell>
          <table:table-cell office:value-type="float" office:value="30482976" calcext:value-type="float">
            <text:p>30482976</text:p>
          </table:table-cell>
          <table:table-cell office:value-type="float" office:value="30582928" calcext:value-type="float">
            <text:p>30582928</text:p>
          </table:table-cell>
          <table:table-cell office:value-type="float" office:value="41099456" calcext:value-type="float">
            <text:p>41099456</text:p>
          </table:table-cell>
          <table:table-cell office:value-type="float" office:value="291669592" calcext:value-type="float">
            <text:p>291669592</text:p>
          </table:table-cell>
          <table:table-cell office:value-type="float" office:value="118019664" calcext:value-type="float">
            <text:p>118019664</text:p>
          </table:table-cell>
          <table:table-cell office:value-type="float" office:value="115707568" calcext:value-type="float">
            <text:p>115707568</text:p>
          </table:table-cell>
          <table:table-cell office:value-type="float" office:value="115705712" calcext:value-type="float">
            <text:p>115705712</text:p>
          </table:table-cell>
          <table:table-cell table:number-columns-repeated="6"/>
        </table:table-row>
        <table:table-row table:style-name="ro1">
          <table:table-cell office:value-type="float" office:value="10966864" calcext:value-type="float">
            <text:p>10966864</text:p>
          </table:table-cell>
          <table:table-cell office:value-type="float" office:value="86368680" calcext:value-type="float">
            <text:p>86368680</text:p>
          </table:table-cell>
          <table:table-cell office:value-type="float" office:value="33247632" calcext:value-type="float">
            <text:p>33247632</text:p>
          </table:table-cell>
          <table:table-cell office:value-type="float" office:value="30483424" calcext:value-type="float">
            <text:p>30483424</text:p>
          </table:table-cell>
          <table:table-cell office:value-type="float" office:value="30586456" calcext:value-type="float">
            <text:p>30586456</text:p>
          </table:table-cell>
          <table:table-cell office:value-type="float" office:value="41100952" calcext:value-type="float">
            <text:p>41100952</text:p>
          </table:table-cell>
          <table:table-cell office:value-type="float" office:value="291753680" calcext:value-type="float">
            <text:p>291753680</text:p>
          </table:table-cell>
          <table:table-cell office:value-type="float" office:value="118058448" calcext:value-type="float">
            <text:p>118058448</text:p>
          </table:table-cell>
          <table:table-cell office:value-type="float" office:value="115714288" calcext:value-type="float">
            <text:p>115714288</text:p>
          </table:table-cell>
          <table:table-cell office:value-type="float" office:value="115706248" calcext:value-type="float">
            <text:p>115706248</text:p>
          </table:table-cell>
          <table:table-cell table:number-columns-repeated="6"/>
        </table:table-row>
        <table:table-row table:style-name="ro1">
          <table:table-cell office:value-type="float" office:value="10966920" calcext:value-type="float">
            <text:p>10966920</text:p>
          </table:table-cell>
          <table:table-cell office:value-type="float" office:value="86371072" calcext:value-type="float">
            <text:p>86371072</text:p>
          </table:table-cell>
          <table:table-cell office:value-type="float" office:value="33251224" calcext:value-type="float">
            <text:p>33251224</text:p>
          </table:table-cell>
          <table:table-cell office:value-type="float" office:value="30483616" calcext:value-type="float">
            <text:p>30483616</text:p>
          </table:table-cell>
          <table:table-cell office:value-type="float" office:value="30587704" calcext:value-type="float">
            <text:p>30587704</text:p>
          </table:table-cell>
          <table:table-cell office:value-type="float" office:value="41101264" calcext:value-type="float">
            <text:p>41101264</text:p>
          </table:table-cell>
          <table:table-cell office:value-type="float" office:value="291866288" calcext:value-type="float">
            <text:p>291866288</text:p>
          </table:table-cell>
          <table:table-cell office:value-type="float" office:value="118063616" calcext:value-type="float">
            <text:p>118063616</text:p>
          </table:table-cell>
          <table:table-cell office:value-type="float" office:value="115725176" calcext:value-type="float">
            <text:p>115725176</text:p>
          </table:table-cell>
          <table:table-cell office:value-type="float" office:value="115713488" calcext:value-type="float">
            <text:p>115713488</text:p>
          </table:table-cell>
          <table:table-cell table:number-columns-repeated="6"/>
        </table:table-row>
        <table:table-row table:style-name="ro1">
          <table:table-cell office:value-type="float" office:value="10967064" calcext:value-type="float">
            <text:p>10967064</text:p>
          </table:table-cell>
          <table:table-cell office:value-type="float" office:value="86374968" calcext:value-type="float">
            <text:p>86374968</text:p>
          </table:table-cell>
          <table:table-cell office:value-type="float" office:value="33252896" calcext:value-type="float">
            <text:p>33252896</text:p>
          </table:table-cell>
          <table:table-cell office:value-type="float" office:value="30483704" calcext:value-type="float">
            <text:p>30483704</text:p>
          </table:table-cell>
          <table:table-cell office:value-type="float" office:value="30589008" calcext:value-type="float">
            <text:p>30589008</text:p>
          </table:table-cell>
          <table:table-cell office:value-type="float" office:value="41106704" calcext:value-type="float">
            <text:p>41106704</text:p>
          </table:table-cell>
          <table:table-cell office:value-type="float" office:value="291962024" calcext:value-type="float">
            <text:p>291962024</text:p>
          </table:table-cell>
          <table:table-cell office:value-type="float" office:value="118070952" calcext:value-type="float">
            <text:p>118070952</text:p>
          </table:table-cell>
          <table:table-cell office:value-type="float" office:value="115725448" calcext:value-type="float">
            <text:p>115725448</text:p>
          </table:table-cell>
          <table:table-cell office:value-type="float" office:value="115715552" calcext:value-type="float">
            <text:p>115715552</text:p>
          </table:table-cell>
          <table:table-cell table:number-columns-repeated="6"/>
        </table:table-row>
        <table:table-row table:style-name="ro1">
          <table:table-cell office:value-type="float" office:value="10967152" calcext:value-type="float">
            <text:p>10967152</text:p>
          </table:table-cell>
          <table:table-cell office:value-type="float" office:value="86375400" calcext:value-type="float">
            <text:p>86375400</text:p>
          </table:table-cell>
          <table:table-cell office:value-type="float" office:value="33253024" calcext:value-type="float">
            <text:p>33253024</text:p>
          </table:table-cell>
          <table:table-cell office:value-type="float" office:value="30484624" calcext:value-type="float">
            <text:p>30484624</text:p>
          </table:table-cell>
          <table:table-cell office:value-type="float" office:value="30589592" calcext:value-type="float">
            <text:p>30589592</text:p>
          </table:table-cell>
          <table:table-cell office:value-type="float" office:value="41111368" calcext:value-type="float">
            <text:p>41111368</text:p>
          </table:table-cell>
          <table:table-cell office:value-type="float" office:value="292724144" calcext:value-type="float">
            <text:p>292724144</text:p>
          </table:table-cell>
          <table:table-cell office:value-type="float" office:value="118079720" calcext:value-type="float">
            <text:p>118079720</text:p>
          </table:table-cell>
          <table:table-cell office:value-type="float" office:value="115727144" calcext:value-type="float">
            <text:p>115727144</text:p>
          </table:table-cell>
          <table:table-cell office:value-type="float" office:value="115722472" calcext:value-type="float">
            <text:p>115722472</text:p>
          </table:table-cell>
          <table:table-cell table:number-columns-repeated="6"/>
        </table:table-row>
        <table:table-row table:style-name="ro1">
          <table:table-cell office:value-type="float" office:value="10967208" calcext:value-type="float">
            <text:p>10967208</text:p>
          </table:table-cell>
          <table:table-cell office:value-type="float" office:value="86376240" calcext:value-type="float">
            <text:p>86376240</text:p>
          </table:table-cell>
          <table:table-cell office:value-type="float" office:value="33257704" calcext:value-type="float">
            <text:p>33257704</text:p>
          </table:table-cell>
          <table:table-cell office:value-type="float" office:value="30484704" calcext:value-type="float">
            <text:p>30484704</text:p>
          </table:table-cell>
          <table:table-cell office:value-type="float" office:value="30589624" calcext:value-type="float">
            <text:p>30589624</text:p>
          </table:table-cell>
          <table:table-cell office:value-type="float" office:value="41112216" calcext:value-type="float">
            <text:p>41112216</text:p>
          </table:table-cell>
          <table:table-cell office:value-type="float" office:value="293026952" calcext:value-type="float">
            <text:p>293026952</text:p>
          </table:table-cell>
          <table:table-cell office:value-type="float" office:value="118079800" calcext:value-type="float">
            <text:p>118079800</text:p>
          </table:table-cell>
          <table:table-cell office:value-type="float" office:value="115727552" calcext:value-type="float">
            <text:p>115727552</text:p>
          </table:table-cell>
          <table:table-cell office:value-type="float" office:value="115725720" calcext:value-type="float">
            <text:p>115725720</text:p>
          </table:table-cell>
          <table:table-cell table:number-columns-repeated="6"/>
        </table:table-row>
        <table:table-row table:style-name="ro1">
          <table:table-cell office:value-type="float" office:value="10967976" calcext:value-type="float">
            <text:p>10967976</text:p>
          </table:table-cell>
          <table:table-cell office:value-type="float" office:value="86377000" calcext:value-type="float">
            <text:p>86377000</text:p>
          </table:table-cell>
          <table:table-cell office:value-type="float" office:value="33259192" calcext:value-type="float">
            <text:p>33259192</text:p>
          </table:table-cell>
          <table:table-cell office:value-type="float" office:value="30484712" calcext:value-type="float">
            <text:p>30484712</text:p>
          </table:table-cell>
          <table:table-cell office:value-type="float" office:value="30590056" calcext:value-type="float">
            <text:p>30590056</text:p>
          </table:table-cell>
          <table:table-cell office:value-type="float" office:value="41112280" calcext:value-type="float">
            <text:p>41112280</text:p>
          </table:table-cell>
          <table:table-cell office:value-type="float" office:value="293092760" calcext:value-type="float">
            <text:p>293092760</text:p>
          </table:table-cell>
          <table:table-cell office:value-type="float" office:value="118086496" calcext:value-type="float">
            <text:p>118086496</text:p>
          </table:table-cell>
          <table:table-cell office:value-type="float" office:value="115738040" calcext:value-type="float">
            <text:p>115738040</text:p>
          </table:table-cell>
          <table:table-cell office:value-type="float" office:value="115727504" calcext:value-type="float">
            <text:p>115727504</text:p>
          </table:table-cell>
          <table:table-cell table:number-columns-repeated="6"/>
        </table:table-row>
        <table:table-row table:style-name="ro1">
          <table:table-cell office:value-type="float" office:value="10968144" calcext:value-type="float">
            <text:p>10968144</text:p>
          </table:table-cell>
          <table:table-cell office:value-type="float" office:value="86378360" calcext:value-type="float">
            <text:p>86378360</text:p>
          </table:table-cell>
          <table:table-cell office:value-type="float" office:value="33264160" calcext:value-type="float">
            <text:p>33264160</text:p>
          </table:table-cell>
          <table:table-cell office:value-type="float" office:value="30485312" calcext:value-type="float">
            <text:p>30485312</text:p>
          </table:table-cell>
          <table:table-cell office:value-type="float" office:value="30590264" calcext:value-type="float">
            <text:p>30590264</text:p>
          </table:table-cell>
          <table:table-cell office:value-type="float" office:value="41114232" calcext:value-type="float">
            <text:p>41114232</text:p>
          </table:table-cell>
          <table:table-cell office:value-type="float" office:value="293307448" calcext:value-type="float">
            <text:p>293307448</text:p>
          </table:table-cell>
          <table:table-cell office:value-type="float" office:value="118095304" calcext:value-type="float">
            <text:p>118095304</text:p>
          </table:table-cell>
          <table:table-cell office:value-type="float" office:value="115738160" calcext:value-type="float">
            <text:p>115738160</text:p>
          </table:table-cell>
          <table:table-cell office:value-type="float" office:value="115731136" calcext:value-type="float">
            <text:p>115731136</text:p>
          </table:table-cell>
          <table:table-cell table:number-columns-repeated="6"/>
        </table:table-row>
        <table:table-row table:style-name="ro1">
          <table:table-cell office:value-type="float" office:value="10968328" calcext:value-type="float">
            <text:p>10968328</text:p>
          </table:table-cell>
          <table:table-cell office:value-type="float" office:value="86381392" calcext:value-type="float">
            <text:p>86381392</text:p>
          </table:table-cell>
          <table:table-cell office:value-type="float" office:value="33265640" calcext:value-type="float">
            <text:p>33265640</text:p>
          </table:table-cell>
          <table:table-cell office:value-type="float" office:value="30485472" calcext:value-type="float">
            <text:p>30485472</text:p>
          </table:table-cell>
          <table:table-cell office:value-type="float" office:value="30590920" calcext:value-type="float">
            <text:p>30590920</text:p>
          </table:table-cell>
          <table:table-cell office:value-type="float" office:value="41115392" calcext:value-type="float">
            <text:p>41115392</text:p>
          </table:table-cell>
          <table:table-cell office:value-type="float" office:value="293561872" calcext:value-type="float">
            <text:p>293561872</text:p>
          </table:table-cell>
          <table:table-cell office:value-type="float" office:value="118095712" calcext:value-type="float">
            <text:p>118095712</text:p>
          </table:table-cell>
          <table:table-cell office:value-type="float" office:value="115742624" calcext:value-type="float">
            <text:p>115742624</text:p>
          </table:table-cell>
          <table:table-cell office:value-type="float" office:value="115738104" calcext:value-type="float">
            <text:p>115738104</text:p>
          </table:table-cell>
          <table:table-cell table:number-columns-repeated="6"/>
        </table:table-row>
        <table:table-row table:style-name="ro1">
          <table:table-cell office:value-type="float" office:value="10968600" calcext:value-type="float">
            <text:p>10968600</text:p>
          </table:table-cell>
          <table:table-cell office:value-type="float" office:value="86383736" calcext:value-type="float">
            <text:p>86383736</text:p>
          </table:table-cell>
          <table:table-cell office:value-type="float" office:value="33266840" calcext:value-type="float">
            <text:p>33266840</text:p>
          </table:table-cell>
          <table:table-cell office:value-type="float" office:value="30485920" calcext:value-type="float">
            <text:p>30485920</text:p>
          </table:table-cell>
          <table:table-cell office:value-type="float" office:value="30591232" calcext:value-type="float">
            <text:p>30591232</text:p>
          </table:table-cell>
          <table:table-cell office:value-type="float" office:value="41117288" calcext:value-type="float">
            <text:p>41117288</text:p>
          </table:table-cell>
          <table:table-cell office:value-type="float" office:value="293760552" calcext:value-type="float">
            <text:p>293760552</text:p>
          </table:table-cell>
          <table:table-cell office:value-type="float" office:value="118110432" calcext:value-type="float">
            <text:p>118110432</text:p>
          </table:table-cell>
          <table:table-cell office:value-type="float" office:value="115747568" calcext:value-type="float">
            <text:p>115747568</text:p>
          </table:table-cell>
          <table:table-cell office:value-type="float" office:value="115738952" calcext:value-type="float">
            <text:p>115738952</text:p>
          </table:table-cell>
          <table:table-cell table:number-columns-repeated="6"/>
        </table:table-row>
        <table:table-row table:style-name="ro1">
          <table:table-cell office:value-type="float" office:value="10968744" calcext:value-type="float">
            <text:p>10968744</text:p>
          </table:table-cell>
          <table:table-cell office:value-type="float" office:value="86389000" calcext:value-type="float">
            <text:p>86389000</text:p>
          </table:table-cell>
          <table:table-cell office:value-type="float" office:value="33268440" calcext:value-type="float">
            <text:p>33268440</text:p>
          </table:table-cell>
          <table:table-cell office:value-type="float" office:value="30486488" calcext:value-type="float">
            <text:p>30486488</text:p>
          </table:table-cell>
          <table:table-cell office:value-type="float" office:value="30592680" calcext:value-type="float">
            <text:p>30592680</text:p>
          </table:table-cell>
          <table:table-cell office:value-type="float" office:value="41119536" calcext:value-type="float">
            <text:p>41119536</text:p>
          </table:table-cell>
          <table:table-cell office:value-type="float" office:value="293851824" calcext:value-type="float">
            <text:p>293851824</text:p>
          </table:table-cell>
          <table:table-cell office:value-type="float" office:value="118115184" calcext:value-type="float">
            <text:p>118115184</text:p>
          </table:table-cell>
          <table:table-cell office:value-type="float" office:value="115749184" calcext:value-type="float">
            <text:p>115749184</text:p>
          </table:table-cell>
          <table:table-cell office:value-type="float" office:value="115749936" calcext:value-type="float">
            <text:p>115749936</text:p>
          </table:table-cell>
          <table:table-cell table:number-columns-repeated="6"/>
        </table:table-row>
        <table:table-row table:style-name="ro1">
          <table:table-cell office:value-type="float" office:value="10968896" calcext:value-type="float">
            <text:p>10968896</text:p>
          </table:table-cell>
          <table:table-cell office:value-type="float" office:value="86390728" calcext:value-type="float">
            <text:p>86390728</text:p>
          </table:table-cell>
          <table:table-cell office:value-type="float" office:value="33268840" calcext:value-type="float">
            <text:p>33268840</text:p>
          </table:table-cell>
          <table:table-cell office:value-type="float" office:value="30486608" calcext:value-type="float">
            <text:p>30486608</text:p>
          </table:table-cell>
          <table:table-cell office:value-type="float" office:value="30592792" calcext:value-type="float">
            <text:p>30592792</text:p>
          </table:table-cell>
          <table:table-cell office:value-type="float" office:value="41121184" calcext:value-type="float">
            <text:p>41121184</text:p>
          </table:table-cell>
          <table:table-cell office:value-type="float" office:value="293854648" calcext:value-type="float">
            <text:p>293854648</text:p>
          </table:table-cell>
          <table:table-cell office:value-type="float" office:value="118117520" calcext:value-type="float">
            <text:p>118117520</text:p>
          </table:table-cell>
          <table:table-cell office:value-type="float" office:value="115750592" calcext:value-type="float">
            <text:p>115750592</text:p>
          </table:table-cell>
          <table:table-cell office:value-type="float" office:value="115754656" calcext:value-type="float">
            <text:p>115754656</text:p>
          </table:table-cell>
          <table:table-cell table:number-columns-repeated="6"/>
        </table:table-row>
        <table:table-row table:style-name="ro1">
          <table:table-cell office:value-type="float" office:value="10969872" calcext:value-type="float">
            <text:p>10969872</text:p>
          </table:table-cell>
          <table:table-cell office:value-type="float" office:value="86392216" calcext:value-type="float">
            <text:p>86392216</text:p>
          </table:table-cell>
          <table:table-cell office:value-type="float" office:value="33270232" calcext:value-type="float">
            <text:p>33270232</text:p>
          </table:table-cell>
          <table:table-cell office:value-type="float" office:value="30486688" calcext:value-type="float">
            <text:p>30486688</text:p>
          </table:table-cell>
          <table:table-cell office:value-type="float" office:value="30593640" calcext:value-type="float">
            <text:p>30593640</text:p>
          </table:table-cell>
          <table:table-cell office:value-type="float" office:value="41121400" calcext:value-type="float">
            <text:p>41121400</text:p>
          </table:table-cell>
          <table:table-cell office:value-type="float" office:value="293869296" calcext:value-type="float">
            <text:p>293869296</text:p>
          </table:table-cell>
          <table:table-cell office:value-type="float" office:value="118120536" calcext:value-type="float">
            <text:p>118120536</text:p>
          </table:table-cell>
          <table:table-cell office:value-type="float" office:value="115751320" calcext:value-type="float">
            <text:p>115751320</text:p>
          </table:table-cell>
          <table:table-cell office:value-type="float" office:value="115758040" calcext:value-type="float">
            <text:p>115758040</text:p>
          </table:table-cell>
          <table:table-cell table:number-columns-repeated="6"/>
        </table:table-row>
        <table:table-row table:style-name="ro1">
          <table:table-cell office:value-type="float" office:value="10970400" calcext:value-type="float">
            <text:p>10970400</text:p>
          </table:table-cell>
          <table:table-cell office:value-type="float" office:value="86393520" calcext:value-type="float">
            <text:p>86393520</text:p>
          </table:table-cell>
          <table:table-cell office:value-type="float" office:value="33272360" calcext:value-type="float">
            <text:p>33272360</text:p>
          </table:table-cell>
          <table:table-cell office:value-type="float" office:value="30486736" calcext:value-type="float">
            <text:p>30486736</text:p>
          </table:table-cell>
          <table:table-cell office:value-type="float" office:value="30593648" calcext:value-type="float">
            <text:p>30593648</text:p>
          </table:table-cell>
          <table:table-cell office:value-type="float" office:value="41121872" calcext:value-type="float">
            <text:p>41121872</text:p>
          </table:table-cell>
          <table:table-cell office:value-type="float" office:value="293898120" calcext:value-type="float">
            <text:p>293898120</text:p>
          </table:table-cell>
          <table:table-cell office:value-type="float" office:value="118141408" calcext:value-type="float">
            <text:p>118141408</text:p>
          </table:table-cell>
          <table:table-cell office:value-type="float" office:value="115753696" calcext:value-type="float">
            <text:p>115753696</text:p>
          </table:table-cell>
          <table:table-cell office:value-type="float" office:value="115762008" calcext:value-type="float">
            <text:p>115762008</text:p>
          </table:table-cell>
          <table:table-cell table:number-columns-repeated="6"/>
        </table:table-row>
        <table:table-row table:style-name="ro1">
          <table:table-cell office:value-type="float" office:value="10970976" calcext:value-type="float">
            <text:p>10970976</text:p>
          </table:table-cell>
          <table:table-cell office:value-type="float" office:value="86395096" calcext:value-type="float">
            <text:p>86395096</text:p>
          </table:table-cell>
          <table:table-cell office:value-type="float" office:value="33272912" calcext:value-type="float">
            <text:p>33272912</text:p>
          </table:table-cell>
          <table:table-cell office:value-type="float" office:value="30486960" calcext:value-type="float">
            <text:p>30486960</text:p>
          </table:table-cell>
          <table:table-cell office:value-type="float" office:value="30595128" calcext:value-type="float">
            <text:p>30595128</text:p>
          </table:table-cell>
          <table:table-cell office:value-type="float" office:value="41126240" calcext:value-type="float">
            <text:p>41126240</text:p>
          </table:table-cell>
          <table:table-cell office:value-type="float" office:value="293939928" calcext:value-type="float">
            <text:p>293939928</text:p>
          </table:table-cell>
          <table:table-cell office:value-type="float" office:value="118145120" calcext:value-type="float">
            <text:p>118145120</text:p>
          </table:table-cell>
          <table:table-cell office:value-type="float" office:value="115758608" calcext:value-type="float">
            <text:p>115758608</text:p>
          </table:table-cell>
          <table:table-cell office:value-type="float" office:value="115772168" calcext:value-type="float">
            <text:p>115772168</text:p>
          </table:table-cell>
          <table:table-cell table:number-columns-repeated="6"/>
        </table:table-row>
        <table:table-row table:style-name="ro1">
          <table:table-cell office:value-type="float" office:value="10971128" calcext:value-type="float">
            <text:p>10971128</text:p>
          </table:table-cell>
          <table:table-cell office:value-type="float" office:value="86395216" calcext:value-type="float">
            <text:p>86395216</text:p>
          </table:table-cell>
          <table:table-cell office:value-type="float" office:value="33274384" calcext:value-type="float">
            <text:p>33274384</text:p>
          </table:table-cell>
          <table:table-cell office:value-type="float" office:value="30487944" calcext:value-type="float">
            <text:p>30487944</text:p>
          </table:table-cell>
          <table:table-cell office:value-type="float" office:value="30595528" calcext:value-type="float">
            <text:p>30595528</text:p>
          </table:table-cell>
          <table:table-cell office:value-type="float" office:value="41126280" calcext:value-type="float">
            <text:p>41126280</text:p>
          </table:table-cell>
          <table:table-cell office:value-type="float" office:value="293948608" calcext:value-type="float">
            <text:p>293948608</text:p>
          </table:table-cell>
          <table:table-cell office:value-type="float" office:value="118147240" calcext:value-type="float">
            <text:p>118147240</text:p>
          </table:table-cell>
          <table:table-cell office:value-type="float" office:value="115759976" calcext:value-type="float">
            <text:p>115759976</text:p>
          </table:table-cell>
          <table:table-cell office:value-type="float" office:value="115772608" calcext:value-type="float">
            <text:p>115772608</text:p>
          </table:table-cell>
          <table:table-cell table:number-columns-repeated="6"/>
        </table:table-row>
        <table:table-row table:style-name="ro1">
          <table:table-cell office:value-type="float" office:value="10971136" calcext:value-type="float">
            <text:p>10971136</text:p>
          </table:table-cell>
          <table:table-cell office:value-type="float" office:value="86400480" calcext:value-type="float">
            <text:p>86400480</text:p>
          </table:table-cell>
          <table:table-cell office:value-type="float" office:value="33275568" calcext:value-type="float">
            <text:p>33275568</text:p>
          </table:table-cell>
          <table:table-cell office:value-type="float" office:value="30487976" calcext:value-type="float">
            <text:p>30487976</text:p>
          </table:table-cell>
          <table:table-cell office:value-type="float" office:value="30595672" calcext:value-type="float">
            <text:p>30595672</text:p>
          </table:table-cell>
          <table:table-cell office:value-type="float" office:value="41128888" calcext:value-type="float">
            <text:p>41128888</text:p>
          </table:table-cell>
          <table:table-cell office:value-type="float" office:value="294120152" calcext:value-type="float">
            <text:p>294120152</text:p>
          </table:table-cell>
          <table:table-cell office:value-type="float" office:value="118152264" calcext:value-type="float">
            <text:p>118152264</text:p>
          </table:table-cell>
          <table:table-cell office:value-type="float" office:value="115760112" calcext:value-type="float">
            <text:p>115760112</text:p>
          </table:table-cell>
          <table:table-cell office:value-type="float" office:value="115778824" calcext:value-type="float">
            <text:p>115778824</text:p>
          </table:table-cell>
          <table:table-cell table:number-columns-repeated="6"/>
        </table:table-row>
        <table:table-row table:style-name="ro1">
          <table:table-cell office:value-type="float" office:value="10971328" calcext:value-type="float">
            <text:p>10971328</text:p>
          </table:table-cell>
          <table:table-cell office:value-type="float" office:value="86401000" calcext:value-type="float">
            <text:p>86401000</text:p>
          </table:table-cell>
          <table:table-cell office:value-type="float" office:value="33277192" calcext:value-type="float">
            <text:p>33277192</text:p>
          </table:table-cell>
          <table:table-cell office:value-type="float" office:value="30488112" calcext:value-type="float">
            <text:p>30488112</text:p>
          </table:table-cell>
          <table:table-cell office:value-type="float" office:value="30596128" calcext:value-type="float">
            <text:p>30596128</text:p>
          </table:table-cell>
          <table:table-cell office:value-type="float" office:value="41134784" calcext:value-type="float">
            <text:p>41134784</text:p>
          </table:table-cell>
          <table:table-cell office:value-type="float" office:value="294160408" calcext:value-type="float">
            <text:p>294160408</text:p>
          </table:table-cell>
          <table:table-cell office:value-type="float" office:value="118157888" calcext:value-type="float">
            <text:p>118157888</text:p>
          </table:table-cell>
          <table:table-cell office:value-type="float" office:value="115765096" calcext:value-type="float">
            <text:p>115765096</text:p>
          </table:table-cell>
          <table:table-cell office:value-type="float" office:value="115782632" calcext:value-type="float">
            <text:p>115782632</text:p>
          </table:table-cell>
          <table:table-cell table:number-columns-repeated="6"/>
        </table:table-row>
        <table:table-row table:style-name="ro1">
          <table:table-cell office:value-type="float" office:value="10972280" calcext:value-type="float">
            <text:p>10972280</text:p>
          </table:table-cell>
          <table:table-cell office:value-type="float" office:value="86403760" calcext:value-type="float">
            <text:p>86403760</text:p>
          </table:table-cell>
          <table:table-cell office:value-type="float" office:value="33278376" calcext:value-type="float">
            <text:p>33278376</text:p>
          </table:table-cell>
          <table:table-cell office:value-type="float" office:value="30488304" calcext:value-type="float">
            <text:p>30488304</text:p>
          </table:table-cell>
          <table:table-cell office:value-type="float" office:value="30597176" calcext:value-type="float">
            <text:p>30597176</text:p>
          </table:table-cell>
          <table:table-cell office:value-type="float" office:value="41140496" calcext:value-type="float">
            <text:p>41140496</text:p>
          </table:table-cell>
          <table:table-cell office:value-type="float" office:value="294236968" calcext:value-type="float">
            <text:p>294236968</text:p>
          </table:table-cell>
          <table:table-cell office:value-type="float" office:value="118164944" calcext:value-type="float">
            <text:p>118164944</text:p>
          </table:table-cell>
          <table:table-cell office:value-type="float" office:value="115766504" calcext:value-type="float">
            <text:p>115766504</text:p>
          </table:table-cell>
          <table:table-cell office:value-type="float" office:value="115782976" calcext:value-type="float">
            <text:p>115782976</text:p>
          </table:table-cell>
          <table:table-cell table:number-columns-repeated="6"/>
        </table:table-row>
        <table:table-row table:style-name="ro1">
          <table:table-cell office:value-type="float" office:value="10972376" calcext:value-type="float">
            <text:p>10972376</text:p>
          </table:table-cell>
          <table:table-cell office:value-type="float" office:value="86403976" calcext:value-type="float">
            <text:p>86403976</text:p>
          </table:table-cell>
          <table:table-cell office:value-type="float" office:value="33281808" calcext:value-type="float">
            <text:p>33281808</text:p>
          </table:table-cell>
          <table:table-cell office:value-type="float" office:value="30488880" calcext:value-type="float">
            <text:p>30488880</text:p>
          </table:table-cell>
          <table:table-cell office:value-type="float" office:value="30597808" calcext:value-type="float">
            <text:p>30597808</text:p>
          </table:table-cell>
          <table:table-cell office:value-type="float" office:value="41141528" calcext:value-type="float">
            <text:p>41141528</text:p>
          </table:table-cell>
          <table:table-cell office:value-type="float" office:value="294283728" calcext:value-type="float">
            <text:p>294283728</text:p>
          </table:table-cell>
          <table:table-cell office:value-type="float" office:value="118181256" calcext:value-type="float">
            <text:p>118181256</text:p>
          </table:table-cell>
          <table:table-cell office:value-type="float" office:value="115783120" calcext:value-type="float">
            <text:p>115783120</text:p>
          </table:table-cell>
          <table:table-cell office:value-type="float" office:value="115784264" calcext:value-type="float">
            <text:p>115784264</text:p>
          </table:table-cell>
          <table:table-cell table:number-columns-repeated="6"/>
        </table:table-row>
        <table:table-row table:style-name="ro1">
          <table:table-cell office:value-type="float" office:value="10972992" calcext:value-type="float">
            <text:p>10972992</text:p>
          </table:table-cell>
          <table:table-cell office:value-type="float" office:value="86404312" calcext:value-type="float">
            <text:p>86404312</text:p>
          </table:table-cell>
          <table:table-cell office:value-type="float" office:value="33282216" calcext:value-type="float">
            <text:p>33282216</text:p>
          </table:table-cell>
          <table:table-cell office:value-type="float" office:value="30490240" calcext:value-type="float">
            <text:p>30490240</text:p>
          </table:table-cell>
          <table:table-cell office:value-type="float" office:value="30597936" calcext:value-type="float">
            <text:p>30597936</text:p>
          </table:table-cell>
          <table:table-cell office:value-type="float" office:value="41141592" calcext:value-type="float">
            <text:p>41141592</text:p>
          </table:table-cell>
          <table:table-cell office:value-type="float" office:value="294464472" calcext:value-type="float">
            <text:p>294464472</text:p>
          </table:table-cell>
          <table:table-cell office:value-type="float" office:value="118190616" calcext:value-type="float">
            <text:p>118190616</text:p>
          </table:table-cell>
          <table:table-cell office:value-type="float" office:value="115785776" calcext:value-type="float">
            <text:p>115785776</text:p>
          </table:table-cell>
          <table:table-cell office:value-type="float" office:value="115786816" calcext:value-type="float">
            <text:p>115786816</text:p>
          </table:table-cell>
          <table:table-cell table:number-columns-repeated="6"/>
        </table:table-row>
        <table:table-row table:style-name="ro1">
          <table:table-cell office:value-type="float" office:value="10973280" calcext:value-type="float">
            <text:p>10973280</text:p>
          </table:table-cell>
          <table:table-cell office:value-type="float" office:value="86404496" calcext:value-type="float">
            <text:p>86404496</text:p>
          </table:table-cell>
          <table:table-cell office:value-type="float" office:value="33282392" calcext:value-type="float">
            <text:p>33282392</text:p>
          </table:table-cell>
          <table:table-cell office:value-type="float" office:value="30490792" calcext:value-type="float">
            <text:p>30490792</text:p>
          </table:table-cell>
          <table:table-cell office:value-type="float" office:value="30598520" calcext:value-type="float">
            <text:p>30598520</text:p>
          </table:table-cell>
          <table:table-cell office:value-type="float" office:value="41142008" calcext:value-type="float">
            <text:p>41142008</text:p>
          </table:table-cell>
          <table:table-cell office:value-type="float" office:value="294620736" calcext:value-type="float">
            <text:p>294620736</text:p>
          </table:table-cell>
          <table:table-cell office:value-type="float" office:value="118192968" calcext:value-type="float">
            <text:p>118192968</text:p>
          </table:table-cell>
          <table:table-cell office:value-type="float" office:value="115789208" calcext:value-type="float">
            <text:p>115789208</text:p>
          </table:table-cell>
          <table:table-cell office:value-type="float" office:value="115789640" calcext:value-type="float">
            <text:p>115789640</text:p>
          </table:table-cell>
          <table:table-cell table:number-columns-repeated="6"/>
        </table:table-row>
        <table:table-row table:style-name="ro1">
          <table:table-cell office:value-type="float" office:value="10974016" calcext:value-type="float">
            <text:p>10974016</text:p>
          </table:table-cell>
          <table:table-cell office:value-type="float" office:value="86406416" calcext:value-type="float">
            <text:p>86406416</text:p>
          </table:table-cell>
          <table:table-cell office:value-type="float" office:value="33284392" calcext:value-type="float">
            <text:p>33284392</text:p>
          </table:table-cell>
          <table:table-cell office:value-type="float" office:value="30491120" calcext:value-type="float">
            <text:p>30491120</text:p>
          </table:table-cell>
          <table:table-cell office:value-type="float" office:value="30600312" calcext:value-type="float">
            <text:p>30600312</text:p>
          </table:table-cell>
          <table:table-cell office:value-type="float" office:value="41143536" calcext:value-type="float">
            <text:p>41143536</text:p>
          </table:table-cell>
          <table:table-cell office:value-type="float" office:value="294715984" calcext:value-type="float">
            <text:p>294715984</text:p>
          </table:table-cell>
          <table:table-cell office:value-type="float" office:value="118193184" calcext:value-type="float">
            <text:p>118193184</text:p>
          </table:table-cell>
          <table:table-cell office:value-type="float" office:value="115796848" calcext:value-type="float">
            <text:p>115796848</text:p>
          </table:table-cell>
          <table:table-cell office:value-type="float" office:value="115791344" calcext:value-type="float">
            <text:p>115791344</text:p>
          </table:table-cell>
          <table:table-cell table:number-columns-repeated="6"/>
        </table:table-row>
        <table:table-row table:style-name="ro1">
          <table:table-cell office:value-type="float" office:value="10974320" calcext:value-type="float">
            <text:p>10974320</text:p>
          </table:table-cell>
          <table:table-cell office:value-type="float" office:value="86407008" calcext:value-type="float">
            <text:p>86407008</text:p>
          </table:table-cell>
          <table:table-cell office:value-type="float" office:value="33291032" calcext:value-type="float">
            <text:p>33291032</text:p>
          </table:table-cell>
          <table:table-cell office:value-type="float" office:value="30491360" calcext:value-type="float">
            <text:p>30491360</text:p>
          </table:table-cell>
          <table:table-cell office:value-type="float" office:value="30600656" calcext:value-type="float">
            <text:p>30600656</text:p>
          </table:table-cell>
          <table:table-cell office:value-type="float" office:value="41143872" calcext:value-type="float">
            <text:p>41143872</text:p>
          </table:table-cell>
          <table:table-cell office:value-type="float" office:value="294738464" calcext:value-type="float">
            <text:p>294738464</text:p>
          </table:table-cell>
          <table:table-cell office:value-type="float" office:value="118215600" calcext:value-type="float">
            <text:p>118215600</text:p>
          </table:table-cell>
          <table:table-cell office:value-type="float" office:value="115801936" calcext:value-type="float">
            <text:p>115801936</text:p>
          </table:table-cell>
          <table:table-cell office:value-type="float" office:value="115795232" calcext:value-type="float">
            <text:p>115795232</text:p>
          </table:table-cell>
          <table:table-cell table:number-columns-repeated="6"/>
        </table:table-row>
        <table:table-row table:style-name="ro1">
          <table:table-cell office:value-type="float" office:value="10974368" calcext:value-type="float">
            <text:p>10974368</text:p>
          </table:table-cell>
          <table:table-cell office:value-type="float" office:value="86408184" calcext:value-type="float">
            <text:p>86408184</text:p>
          </table:table-cell>
          <table:table-cell office:value-type="float" office:value="33294128" calcext:value-type="float">
            <text:p>33294128</text:p>
          </table:table-cell>
          <table:table-cell office:value-type="float" office:value="30491744" calcext:value-type="float">
            <text:p>30491744</text:p>
          </table:table-cell>
          <table:table-cell office:value-type="float" office:value="30603008" calcext:value-type="float">
            <text:p>30603008</text:p>
          </table:table-cell>
          <table:table-cell office:value-type="float" office:value="41144456" calcext:value-type="float">
            <text:p>41144456</text:p>
          </table:table-cell>
          <table:table-cell office:value-type="float" office:value="294936096" calcext:value-type="float">
            <text:p>294936096</text:p>
          </table:table-cell>
          <table:table-cell office:value-type="float" office:value="118219168" calcext:value-type="float">
            <text:p>118219168</text:p>
          </table:table-cell>
          <table:table-cell office:value-type="float" office:value="115816608" calcext:value-type="float">
            <text:p>115816608</text:p>
          </table:table-cell>
          <table:table-cell office:value-type="float" office:value="115800704" calcext:value-type="float">
            <text:p>115800704</text:p>
          </table:table-cell>
          <table:table-cell table:number-columns-repeated="6"/>
        </table:table-row>
        <table:table-row table:style-name="ro1">
          <table:table-cell office:value-type="float" office:value="10974432" calcext:value-type="float">
            <text:p>10974432</text:p>
          </table:table-cell>
          <table:table-cell office:value-type="float" office:value="86409008" calcext:value-type="float">
            <text:p>86409008</text:p>
          </table:table-cell>
          <table:table-cell office:value-type="float" office:value="33297184" calcext:value-type="float">
            <text:p>33297184</text:p>
          </table:table-cell>
          <table:table-cell office:value-type="float" office:value="30491968" calcext:value-type="float">
            <text:p>30491968</text:p>
          </table:table-cell>
          <table:table-cell office:value-type="float" office:value="30604072" calcext:value-type="float">
            <text:p>30604072</text:p>
          </table:table-cell>
          <table:table-cell office:value-type="float" office:value="41146720" calcext:value-type="float">
            <text:p>41146720</text:p>
          </table:table-cell>
          <table:table-cell office:value-type="float" office:value="294988656" calcext:value-type="float">
            <text:p>294988656</text:p>
          </table:table-cell>
          <table:table-cell office:value-type="float" office:value="118219816" calcext:value-type="float">
            <text:p>118219816</text:p>
          </table:table-cell>
          <table:table-cell office:value-type="float" office:value="115818832" calcext:value-type="float">
            <text:p>115818832</text:p>
          </table:table-cell>
          <table:table-cell office:value-type="float" office:value="115801456" calcext:value-type="float">
            <text:p>115801456</text:p>
          </table:table-cell>
          <table:table-cell table:number-columns-repeated="6"/>
        </table:table-row>
        <table:table-row table:style-name="ro1">
          <table:table-cell office:value-type="float" office:value="10974552" calcext:value-type="float">
            <text:p>10974552</text:p>
          </table:table-cell>
          <table:table-cell office:value-type="float" office:value="86409328" calcext:value-type="float">
            <text:p>86409328</text:p>
          </table:table-cell>
          <table:table-cell office:value-type="float" office:value="33297616" calcext:value-type="float">
            <text:p>33297616</text:p>
          </table:table-cell>
          <table:table-cell office:value-type="float" office:value="30492040" calcext:value-type="float">
            <text:p>30492040</text:p>
          </table:table-cell>
          <table:table-cell office:value-type="float" office:value="30606888" calcext:value-type="float">
            <text:p>30606888</text:p>
          </table:table-cell>
          <table:table-cell office:value-type="float" office:value="41146864" calcext:value-type="float">
            <text:p>41146864</text:p>
          </table:table-cell>
          <table:table-cell office:value-type="float" office:value="295136200" calcext:value-type="float">
            <text:p>295136200</text:p>
          </table:table-cell>
          <table:table-cell office:value-type="float" office:value="118221144" calcext:value-type="float">
            <text:p>118221144</text:p>
          </table:table-cell>
          <table:table-cell office:value-type="float" office:value="115823720" calcext:value-type="float">
            <text:p>115823720</text:p>
          </table:table-cell>
          <table:table-cell office:value-type="float" office:value="115805320" calcext:value-type="float">
            <text:p>115805320</text:p>
          </table:table-cell>
          <table:table-cell table:number-columns-repeated="6"/>
        </table:table-row>
        <table:table-row table:style-name="ro1">
          <table:table-cell office:value-type="float" office:value="10974720" calcext:value-type="float">
            <text:p>10974720</text:p>
          </table:table-cell>
          <table:table-cell office:value-type="float" office:value="86409920" calcext:value-type="float">
            <text:p>86409920</text:p>
          </table:table-cell>
          <table:table-cell office:value-type="float" office:value="33297840" calcext:value-type="float">
            <text:p>33297840</text:p>
          </table:table-cell>
          <table:table-cell office:value-type="float" office:value="30492512" calcext:value-type="float">
            <text:p>30492512</text:p>
          </table:table-cell>
          <table:table-cell office:value-type="float" office:value="30606904" calcext:value-type="float">
            <text:p>30606904</text:p>
          </table:table-cell>
          <table:table-cell office:value-type="float" office:value="41148464" calcext:value-type="float">
            <text:p>41148464</text:p>
          </table:table-cell>
          <table:table-cell office:value-type="float" office:value="295246432" calcext:value-type="float">
            <text:p>295246432</text:p>
          </table:table-cell>
          <table:table-cell office:value-type="float" office:value="118223400" calcext:value-type="float">
            <text:p>118223400</text:p>
          </table:table-cell>
          <table:table-cell office:value-type="float" office:value="115834648" calcext:value-type="float">
            <text:p>115834648</text:p>
          </table:table-cell>
          <table:table-cell office:value-type="float" office:value="115805440" calcext:value-type="float">
            <text:p>115805440</text:p>
          </table:table-cell>
          <table:table-cell table:number-columns-repeated="6"/>
        </table:table-row>
        <table:table-row table:style-name="ro1">
          <table:table-cell office:value-type="float" office:value="10974752" calcext:value-type="float">
            <text:p>10974752</text:p>
          </table:table-cell>
          <table:table-cell office:value-type="float" office:value="86411064" calcext:value-type="float">
            <text:p>86411064</text:p>
          </table:table-cell>
          <table:table-cell office:value-type="float" office:value="33298160" calcext:value-type="float">
            <text:p>33298160</text:p>
          </table:table-cell>
          <table:table-cell office:value-type="float" office:value="30492880" calcext:value-type="float">
            <text:p>30492880</text:p>
          </table:table-cell>
          <table:table-cell office:value-type="float" office:value="30609176" calcext:value-type="float">
            <text:p>30609176</text:p>
          </table:table-cell>
          <table:table-cell office:value-type="float" office:value="41149080" calcext:value-type="float">
            <text:p>41149080</text:p>
          </table:table-cell>
          <table:table-cell office:value-type="float" office:value="295266360" calcext:value-type="float">
            <text:p>295266360</text:p>
          </table:table-cell>
          <table:table-cell office:value-type="float" office:value="118229608" calcext:value-type="float">
            <text:p>118229608</text:p>
          </table:table-cell>
          <table:table-cell office:value-type="float" office:value="115842232" calcext:value-type="float">
            <text:p>115842232</text:p>
          </table:table-cell>
          <table:table-cell office:value-type="float" office:value="115806368" calcext:value-type="float">
            <text:p>115806368</text:p>
          </table:table-cell>
          <table:table-cell table:number-columns-repeated="6"/>
        </table:table-row>
        <table:table-row table:style-name="ro1">
          <table:table-cell office:value-type="float" office:value="10974752" calcext:value-type="float">
            <text:p>10974752</text:p>
          </table:table-cell>
          <table:table-cell office:value-type="float" office:value="86411592" calcext:value-type="float">
            <text:p>86411592</text:p>
          </table:table-cell>
          <table:table-cell office:value-type="float" office:value="33299152" calcext:value-type="float">
            <text:p>33299152</text:p>
          </table:table-cell>
          <table:table-cell office:value-type="float" office:value="30493432" calcext:value-type="float">
            <text:p>30493432</text:p>
          </table:table-cell>
          <table:table-cell office:value-type="float" office:value="30610696" calcext:value-type="float">
            <text:p>30610696</text:p>
          </table:table-cell>
          <table:table-cell office:value-type="float" office:value="41149376" calcext:value-type="float">
            <text:p>41149376</text:p>
          </table:table-cell>
          <table:table-cell office:value-type="float" office:value="295281824" calcext:value-type="float">
            <text:p>295281824</text:p>
          </table:table-cell>
          <table:table-cell office:value-type="float" office:value="118236520" calcext:value-type="float">
            <text:p>118236520</text:p>
          </table:table-cell>
          <table:table-cell office:value-type="float" office:value="115843752" calcext:value-type="float">
            <text:p>115843752</text:p>
          </table:table-cell>
          <table:table-cell office:value-type="float" office:value="115809656" calcext:value-type="float">
            <text:p>115809656</text:p>
          </table:table-cell>
          <table:table-cell table:number-columns-repeated="6"/>
        </table:table-row>
        <table:table-row table:style-name="ro1">
          <table:table-cell office:value-type="float" office:value="10974832" calcext:value-type="float">
            <text:p>10974832</text:p>
          </table:table-cell>
          <table:table-cell office:value-type="float" office:value="86414440" calcext:value-type="float">
            <text:p>86414440</text:p>
          </table:table-cell>
          <table:table-cell office:value-type="float" office:value="33304224" calcext:value-type="float">
            <text:p>33304224</text:p>
          </table:table-cell>
          <table:table-cell office:value-type="float" office:value="30493456" calcext:value-type="float">
            <text:p>30493456</text:p>
          </table:table-cell>
          <table:table-cell office:value-type="float" office:value="30610864" calcext:value-type="float">
            <text:p>30610864</text:p>
          </table:table-cell>
          <table:table-cell office:value-type="float" office:value="41150272" calcext:value-type="float">
            <text:p>41150272</text:p>
          </table:table-cell>
          <table:table-cell office:value-type="float" office:value="295310768" calcext:value-type="float">
            <text:p>295310768</text:p>
          </table:table-cell>
          <table:table-cell office:value-type="float" office:value="118236968" calcext:value-type="float">
            <text:p>118236968</text:p>
          </table:table-cell>
          <table:table-cell office:value-type="float" office:value="115853912" calcext:value-type="float">
            <text:p>115853912</text:p>
          </table:table-cell>
          <table:table-cell office:value-type="float" office:value="115810272" calcext:value-type="float">
            <text:p>115810272</text:p>
          </table:table-cell>
          <table:table-cell table:number-columns-repeated="6"/>
        </table:table-row>
        <table:table-row table:style-name="ro1">
          <table:table-cell office:value-type="float" office:value="10975696" calcext:value-type="float">
            <text:p>10975696</text:p>
          </table:table-cell>
          <table:table-cell office:value-type="float" office:value="86414928" calcext:value-type="float">
            <text:p>86414928</text:p>
          </table:table-cell>
          <table:table-cell office:value-type="float" office:value="33304280" calcext:value-type="float">
            <text:p>33304280</text:p>
          </table:table-cell>
          <table:table-cell office:value-type="float" office:value="30493776" calcext:value-type="float">
            <text:p>30493776</text:p>
          </table:table-cell>
          <table:table-cell office:value-type="float" office:value="30612224" calcext:value-type="float">
            <text:p>30612224</text:p>
          </table:table-cell>
          <table:table-cell office:value-type="float" office:value="41151272" calcext:value-type="float">
            <text:p>41151272</text:p>
          </table:table-cell>
          <table:table-cell office:value-type="float" office:value="295369960" calcext:value-type="float">
            <text:p>295369960</text:p>
          </table:table-cell>
          <table:table-cell office:value-type="float" office:value="118250368" calcext:value-type="float">
            <text:p>118250368</text:p>
          </table:table-cell>
          <table:table-cell office:value-type="float" office:value="115854312" calcext:value-type="float">
            <text:p>115854312</text:p>
          </table:table-cell>
          <table:table-cell office:value-type="float" office:value="115811616" calcext:value-type="float">
            <text:p>115811616</text:p>
          </table:table-cell>
          <table:table-cell table:number-columns-repeated="6"/>
        </table:table-row>
        <table:table-row table:style-name="ro1">
          <table:table-cell office:value-type="float" office:value="10975856" calcext:value-type="float">
            <text:p>10975856</text:p>
          </table:table-cell>
          <table:table-cell office:value-type="float" office:value="86415416" calcext:value-type="float">
            <text:p>86415416</text:p>
          </table:table-cell>
          <table:table-cell office:value-type="float" office:value="33306760" calcext:value-type="float">
            <text:p>33306760</text:p>
          </table:table-cell>
          <table:table-cell office:value-type="float" office:value="30493792" calcext:value-type="float">
            <text:p>30493792</text:p>
          </table:table-cell>
          <table:table-cell office:value-type="float" office:value="30612480" calcext:value-type="float">
            <text:p>30612480</text:p>
          </table:table-cell>
          <table:table-cell office:value-type="float" office:value="41151576" calcext:value-type="float">
            <text:p>41151576</text:p>
          </table:table-cell>
          <table:table-cell office:value-type="float" office:value="295442128" calcext:value-type="float">
            <text:p>295442128</text:p>
          </table:table-cell>
          <table:table-cell office:value-type="float" office:value="118262992" calcext:value-type="float">
            <text:p>118262992</text:p>
          </table:table-cell>
          <table:table-cell office:value-type="float" office:value="115856064" calcext:value-type="float">
            <text:p>115856064</text:p>
          </table:table-cell>
          <table:table-cell office:value-type="float" office:value="115811624" calcext:value-type="float">
            <text:p>115811624</text:p>
          </table:table-cell>
          <table:table-cell table:number-columns-repeated="6"/>
        </table:table-row>
        <table:table-row table:style-name="ro1">
          <table:table-cell office:value-type="float" office:value="10975864" calcext:value-type="float">
            <text:p>10975864</text:p>
          </table:table-cell>
          <table:table-cell office:value-type="float" office:value="86416416" calcext:value-type="float">
            <text:p>86416416</text:p>
          </table:table-cell>
          <table:table-cell office:value-type="float" office:value="33307064" calcext:value-type="float">
            <text:p>33307064</text:p>
          </table:table-cell>
          <table:table-cell office:value-type="float" office:value="30493816" calcext:value-type="float">
            <text:p>30493816</text:p>
          </table:table-cell>
          <table:table-cell office:value-type="float" office:value="30613184" calcext:value-type="float">
            <text:p>30613184</text:p>
          </table:table-cell>
          <table:table-cell office:value-type="float" office:value="41152704" calcext:value-type="float">
            <text:p>41152704</text:p>
          </table:table-cell>
          <table:table-cell office:value-type="float" office:value="295456288" calcext:value-type="float">
            <text:p>295456288</text:p>
          </table:table-cell>
          <table:table-cell office:value-type="float" office:value="118286152" calcext:value-type="float">
            <text:p>118286152</text:p>
          </table:table-cell>
          <table:table-cell office:value-type="float" office:value="115864040" calcext:value-type="float">
            <text:p>115864040</text:p>
          </table:table-cell>
          <table:table-cell office:value-type="float" office:value="115826328" calcext:value-type="float">
            <text:p>115826328</text:p>
          </table:table-cell>
          <table:table-cell table:number-columns-repeated="6"/>
        </table:table-row>
        <table:table-row table:style-name="ro1">
          <table:table-cell office:value-type="float" office:value="10975912" calcext:value-type="float">
            <text:p>10975912</text:p>
          </table:table-cell>
          <table:table-cell office:value-type="float" office:value="86418024" calcext:value-type="float">
            <text:p>86418024</text:p>
          </table:table-cell>
          <table:table-cell office:value-type="float" office:value="33308928" calcext:value-type="float">
            <text:p>33308928</text:p>
          </table:table-cell>
          <table:table-cell office:value-type="float" office:value="30494048" calcext:value-type="float">
            <text:p>30494048</text:p>
          </table:table-cell>
          <table:table-cell office:value-type="float" office:value="30614512" calcext:value-type="float">
            <text:p>30614512</text:p>
          </table:table-cell>
          <table:table-cell office:value-type="float" office:value="41153248" calcext:value-type="float">
            <text:p>41153248</text:p>
          </table:table-cell>
          <table:table-cell office:value-type="float" office:value="295711776" calcext:value-type="float">
            <text:p>295711776</text:p>
          </table:table-cell>
          <table:table-cell office:value-type="float" office:value="118314688" calcext:value-type="float">
            <text:p>118314688</text:p>
          </table:table-cell>
          <table:table-cell office:value-type="float" office:value="115864928" calcext:value-type="float">
            <text:p>115864928</text:p>
          </table:table-cell>
          <table:table-cell office:value-type="float" office:value="115835512" calcext:value-type="float">
            <text:p>115835512</text:p>
          </table:table-cell>
          <table:table-cell table:number-columns-repeated="6"/>
        </table:table-row>
        <table:table-row table:style-name="ro1">
          <table:table-cell office:value-type="float" office:value="10976304" calcext:value-type="float">
            <text:p>10976304</text:p>
          </table:table-cell>
          <table:table-cell office:value-type="float" office:value="86418168" calcext:value-type="float">
            <text:p>86418168</text:p>
          </table:table-cell>
          <table:table-cell office:value-type="float" office:value="33310304" calcext:value-type="float">
            <text:p>33310304</text:p>
          </table:table-cell>
          <table:table-cell office:value-type="float" office:value="30494808" calcext:value-type="float">
            <text:p>30494808</text:p>
          </table:table-cell>
          <table:table-cell office:value-type="float" office:value="30614528" calcext:value-type="float">
            <text:p>30614528</text:p>
          </table:table-cell>
          <table:table-cell office:value-type="float" office:value="41153304" calcext:value-type="float">
            <text:p>41153304</text:p>
          </table:table-cell>
          <table:table-cell office:value-type="float" office:value="295779072" calcext:value-type="float">
            <text:p>295779072</text:p>
          </table:table-cell>
          <table:table-cell office:value-type="float" office:value="118346360" calcext:value-type="float">
            <text:p>118346360</text:p>
          </table:table-cell>
          <table:table-cell office:value-type="float" office:value="115868240" calcext:value-type="float">
            <text:p>115868240</text:p>
          </table:table-cell>
          <table:table-cell office:value-type="float" office:value="115842632" calcext:value-type="float">
            <text:p>115842632</text:p>
          </table:table-cell>
          <table:table-cell table:number-columns-repeated="6"/>
        </table:table-row>
        <table:table-row table:style-name="ro1">
          <table:table-cell office:value-type="float" office:value="10976448" calcext:value-type="float">
            <text:p>10976448</text:p>
          </table:table-cell>
          <table:table-cell office:value-type="float" office:value="86418328" calcext:value-type="float">
            <text:p>86418328</text:p>
          </table:table-cell>
          <table:table-cell office:value-type="float" office:value="33312640" calcext:value-type="float">
            <text:p>33312640</text:p>
          </table:table-cell>
          <table:table-cell office:value-type="float" office:value="30495040" calcext:value-type="float">
            <text:p>30495040</text:p>
          </table:table-cell>
          <table:table-cell office:value-type="float" office:value="30614928" calcext:value-type="float">
            <text:p>30614928</text:p>
          </table:table-cell>
          <table:table-cell office:value-type="float" office:value="41153968" calcext:value-type="float">
            <text:p>41153968</text:p>
          </table:table-cell>
          <table:table-cell office:value-type="float" office:value="295873496" calcext:value-type="float">
            <text:p>295873496</text:p>
          </table:table-cell>
          <table:table-cell office:value-type="float" office:value="118386632" calcext:value-type="float">
            <text:p>118386632</text:p>
          </table:table-cell>
          <table:table-cell office:value-type="float" office:value="115883520" calcext:value-type="float">
            <text:p>115883520</text:p>
          </table:table-cell>
          <table:table-cell office:value-type="float" office:value="115843816" calcext:value-type="float">
            <text:p>115843816</text:p>
          </table:table-cell>
          <table:table-cell table:number-columns-repeated="6"/>
        </table:table-row>
        <table:table-row table:style-name="ro1">
          <table:table-cell office:value-type="float" office:value="10976520" calcext:value-type="float">
            <text:p>10976520</text:p>
          </table:table-cell>
          <table:table-cell office:value-type="float" office:value="86418328" calcext:value-type="float">
            <text:p>86418328</text:p>
          </table:table-cell>
          <table:table-cell office:value-type="float" office:value="33313064" calcext:value-type="float">
            <text:p>33313064</text:p>
          </table:table-cell>
          <table:table-cell office:value-type="float" office:value="30496120" calcext:value-type="float">
            <text:p>30496120</text:p>
          </table:table-cell>
          <table:table-cell office:value-type="float" office:value="30615064" calcext:value-type="float">
            <text:p>30615064</text:p>
          </table:table-cell>
          <table:table-cell office:value-type="float" office:value="41154192" calcext:value-type="float">
            <text:p>41154192</text:p>
          </table:table-cell>
          <table:table-cell office:value-type="float" office:value="295915944" calcext:value-type="float">
            <text:p>295915944</text:p>
          </table:table-cell>
          <table:table-cell office:value-type="float" office:value="118423696" calcext:value-type="float">
            <text:p>118423696</text:p>
          </table:table-cell>
          <table:table-cell office:value-type="float" office:value="115937936" calcext:value-type="float">
            <text:p>115937936</text:p>
          </table:table-cell>
          <table:table-cell office:value-type="float" office:value="115848216" calcext:value-type="float">
            <text:p>115848216</text:p>
          </table:table-cell>
          <table:table-cell table:number-columns-repeated="6"/>
        </table:table-row>
        <table:table-row table:style-name="ro1">
          <table:table-cell office:value-type="float" office:value="10976776" calcext:value-type="float">
            <text:p>10976776</text:p>
          </table:table-cell>
          <table:table-cell office:value-type="float" office:value="86420192" calcext:value-type="float">
            <text:p>86420192</text:p>
          </table:table-cell>
          <table:table-cell office:value-type="float" office:value="33313280" calcext:value-type="float">
            <text:p>33313280</text:p>
          </table:table-cell>
          <table:table-cell office:value-type="float" office:value="30496312" calcext:value-type="float">
            <text:p>30496312</text:p>
          </table:table-cell>
          <table:table-cell office:value-type="float" office:value="30615208" calcext:value-type="float">
            <text:p>30615208</text:p>
          </table:table-cell>
          <table:table-cell office:value-type="float" office:value="41154568" calcext:value-type="float">
            <text:p>41154568</text:p>
          </table:table-cell>
          <table:table-cell office:value-type="float" office:value="296475736" calcext:value-type="float">
            <text:p>296475736</text:p>
          </table:table-cell>
          <table:table-cell office:value-type="float" office:value="118425144" calcext:value-type="float">
            <text:p>118425144</text:p>
          </table:table-cell>
          <table:table-cell office:value-type="float" office:value="115946408" calcext:value-type="float">
            <text:p>115946408</text:p>
          </table:table-cell>
          <table:table-cell office:value-type="float" office:value="115874488" calcext:value-type="float">
            <text:p>115874488</text:p>
          </table:table-cell>
          <table:table-cell table:number-columns-repeated="6"/>
        </table:table-row>
        <table:table-row table:style-name="ro1">
          <table:table-cell office:value-type="float" office:value="10977016" calcext:value-type="float">
            <text:p>10977016</text:p>
          </table:table-cell>
          <table:table-cell office:value-type="float" office:value="86425232" calcext:value-type="float">
            <text:p>86425232</text:p>
          </table:table-cell>
          <table:table-cell office:value-type="float" office:value="33314048" calcext:value-type="float">
            <text:p>33314048</text:p>
          </table:table-cell>
          <table:table-cell office:value-type="float" office:value="30496576" calcext:value-type="float">
            <text:p>30496576</text:p>
          </table:table-cell>
          <table:table-cell office:value-type="float" office:value="30619392" calcext:value-type="float">
            <text:p>30619392</text:p>
          </table:table-cell>
          <table:table-cell office:value-type="float" office:value="41155488" calcext:value-type="float">
            <text:p>41155488</text:p>
          </table:table-cell>
          <table:table-cell office:value-type="float" office:value="296569480" calcext:value-type="float">
            <text:p>296569480</text:p>
          </table:table-cell>
          <table:table-cell office:value-type="float" office:value="118614152" calcext:value-type="float">
            <text:p>118614152</text:p>
          </table:table-cell>
          <table:table-cell office:value-type="float" office:value="115954136" calcext:value-type="float">
            <text:p>115954136</text:p>
          </table:table-cell>
          <table:table-cell office:value-type="float" office:value="115882872" calcext:value-type="float">
            <text:p>115882872</text:p>
          </table:table-cell>
          <table:table-cell table:number-columns-repeated="6"/>
        </table:table-row>
        <table:table-row table:style-name="ro1">
          <table:table-cell office:value-type="float" office:value="10977168" calcext:value-type="float">
            <text:p>10977168</text:p>
          </table:table-cell>
          <table:table-cell office:value-type="float" office:value="86425480" calcext:value-type="float">
            <text:p>86425480</text:p>
          </table:table-cell>
          <table:table-cell office:value-type="float" office:value="33314168" calcext:value-type="float">
            <text:p>33314168</text:p>
          </table:table-cell>
          <table:table-cell office:value-type="float" office:value="30496800" calcext:value-type="float">
            <text:p>30496800</text:p>
          </table:table-cell>
          <table:table-cell office:value-type="float" office:value="30620104" calcext:value-type="float">
            <text:p>30620104</text:p>
          </table:table-cell>
          <table:table-cell office:value-type="float" office:value="41155496" calcext:value-type="float">
            <text:p>41155496</text:p>
          </table:table-cell>
          <table:table-cell office:value-type="float" office:value="296863816" calcext:value-type="float">
            <text:p>296863816</text:p>
          </table:table-cell>
          <table:table-cell office:value-type="float" office:value="118684064" calcext:value-type="float">
            <text:p>118684064</text:p>
          </table:table-cell>
          <table:table-cell office:value-type="float" office:value="115980288" calcext:value-type="float">
            <text:p>115980288</text:p>
          </table:table-cell>
          <table:table-cell office:value-type="float" office:value="115892696" calcext:value-type="float">
            <text:p>115892696</text:p>
          </table:table-cell>
          <table:table-cell table:number-columns-repeated="6"/>
        </table:table-row>
        <table:table-row table:style-name="ro1">
          <table:table-cell office:value-type="float" office:value="10978680" calcext:value-type="float">
            <text:p>10978680</text:p>
          </table:table-cell>
          <table:table-cell office:value-type="float" office:value="86426616" calcext:value-type="float">
            <text:p>86426616</text:p>
          </table:table-cell>
          <table:table-cell office:value-type="float" office:value="33316800" calcext:value-type="float">
            <text:p>33316800</text:p>
          </table:table-cell>
          <table:table-cell office:value-type="float" office:value="30496912" calcext:value-type="float">
            <text:p>30496912</text:p>
          </table:table-cell>
          <table:table-cell office:value-type="float" office:value="30620784" calcext:value-type="float">
            <text:p>30620784</text:p>
          </table:table-cell>
          <table:table-cell office:value-type="float" office:value="41155736" calcext:value-type="float">
            <text:p>41155736</text:p>
          </table:table-cell>
          <table:table-cell office:value-type="float" office:value="296904624" calcext:value-type="float">
            <text:p>296904624</text:p>
          </table:table-cell>
          <table:table-cell office:value-type="float" office:value="118810032" calcext:value-type="float">
            <text:p>118810032</text:p>
          </table:table-cell>
          <table:table-cell office:value-type="float" office:value="116020792" calcext:value-type="float">
            <text:p>116020792</text:p>
          </table:table-cell>
          <table:table-cell office:value-type="float" office:value="116000320" calcext:value-type="float">
            <text:p>116000320</text:p>
          </table:table-cell>
          <table:table-cell table:number-columns-repeated="6"/>
        </table:table-row>
        <table:table-row table:style-name="ro1">
          <table:table-cell office:value-type="float" office:value="10981256" calcext:value-type="float">
            <text:p>10981256</text:p>
          </table:table-cell>
          <table:table-cell office:value-type="float" office:value="86427528" calcext:value-type="float">
            <text:p>86427528</text:p>
          </table:table-cell>
          <table:table-cell office:value-type="float" office:value="33322608" calcext:value-type="float">
            <text:p>33322608</text:p>
          </table:table-cell>
          <table:table-cell office:value-type="float" office:value="30497824" calcext:value-type="float">
            <text:p>30497824</text:p>
          </table:table-cell>
          <table:table-cell office:value-type="float" office:value="30620888" calcext:value-type="float">
            <text:p>30620888</text:p>
          </table:table-cell>
          <table:table-cell office:value-type="float" office:value="41155808" calcext:value-type="float">
            <text:p>41155808</text:p>
          </table:table-cell>
          <table:table-cell office:value-type="float" office:value="297099840" calcext:value-type="float">
            <text:p>297099840</text:p>
          </table:table-cell>
          <table:table-cell office:value-type="float" office:value="119197872" calcext:value-type="float">
            <text:p>119197872</text:p>
          </table:table-cell>
          <table:table-cell office:value-type="float" office:value="116024696" calcext:value-type="float">
            <text:p>116024696</text:p>
          </table:table-cell>
          <table:table-cell office:value-type="float" office:value="116048976" calcext:value-type="float">
            <text:p>116048976</text:p>
          </table:table-cell>
          <table:table-cell table:number-columns-repeated="6"/>
        </table:table-row>
        <table:table-row table:style-name="ro1">
          <table:table-cell office:value-type="float" office:value="10981320" calcext:value-type="float">
            <text:p>10981320</text:p>
          </table:table-cell>
          <table:table-cell office:value-type="float" office:value="86428440" calcext:value-type="float">
            <text:p>86428440</text:p>
          </table:table-cell>
          <table:table-cell office:value-type="float" office:value="33323824" calcext:value-type="float">
            <text:p>33323824</text:p>
          </table:table-cell>
          <table:table-cell office:value-type="float" office:value="30498424" calcext:value-type="float">
            <text:p>30498424</text:p>
          </table:table-cell>
          <table:table-cell office:value-type="float" office:value="30621472" calcext:value-type="float">
            <text:p>30621472</text:p>
          </table:table-cell>
          <table:table-cell office:value-type="float" office:value="41157440" calcext:value-type="float">
            <text:p>41157440</text:p>
          </table:table-cell>
          <table:table-cell office:value-type="float" office:value="298008040" calcext:value-type="float">
            <text:p>298008040</text:p>
          </table:table-cell>
          <table:table-cell office:value-type="float" office:value="119365152" calcext:value-type="float">
            <text:p>119365152</text:p>
          </table:table-cell>
          <table:table-cell office:value-type="float" office:value="116064120" calcext:value-type="float">
            <text:p>116064120</text:p>
          </table:table-cell>
          <table:table-cell office:value-type="float" office:value="116085744" calcext:value-type="float">
            <text:p>116085744</text:p>
          </table:table-cell>
          <table:table-cell table:number-columns-repeated="6"/>
        </table:table-row>
        <table:table-row table:style-name="ro1">
          <table:table-cell office:value-type="float" office:value="10981872" calcext:value-type="float">
            <text:p>10981872</text:p>
          </table:table-cell>
          <table:table-cell office:value-type="float" office:value="86430912" calcext:value-type="float">
            <text:p>86430912</text:p>
          </table:table-cell>
          <table:table-cell office:value-type="float" office:value="33324712" calcext:value-type="float">
            <text:p>33324712</text:p>
          </table:table-cell>
          <table:table-cell office:value-type="float" office:value="30498584" calcext:value-type="float">
            <text:p>30498584</text:p>
          </table:table-cell>
          <table:table-cell office:value-type="float" office:value="30622872" calcext:value-type="float">
            <text:p>30622872</text:p>
          </table:table-cell>
          <table:table-cell office:value-type="float" office:value="41157448" calcext:value-type="float">
            <text:p>41157448</text:p>
          </table:table-cell>
          <table:table-cell office:value-type="float" office:value="298237592" calcext:value-type="float">
            <text:p>298237592</text:p>
          </table:table-cell>
          <table:table-cell office:value-type="float" office:value="119432208" calcext:value-type="float">
            <text:p>119432208</text:p>
          </table:table-cell>
          <table:table-cell office:value-type="float" office:value="116070104" calcext:value-type="float">
            <text:p>116070104</text:p>
          </table:table-cell>
          <table:table-cell office:value-type="float" office:value="116113424" calcext:value-type="float">
            <text:p>116113424</text:p>
          </table:table-cell>
          <table:table-cell table:number-columns-repeated="6"/>
        </table:table-row>
        <table:table-row table:style-name="ro1">
          <table:table-cell office:value-type="float" office:value="10982680" calcext:value-type="float">
            <text:p>10982680</text:p>
          </table:table-cell>
          <table:table-cell office:value-type="float" office:value="86431456" calcext:value-type="float">
            <text:p>86431456</text:p>
          </table:table-cell>
          <table:table-cell office:value-type="float" office:value="33325360" calcext:value-type="float">
            <text:p>33325360</text:p>
          </table:table-cell>
          <table:table-cell office:value-type="float" office:value="30498624" calcext:value-type="float">
            <text:p>30498624</text:p>
          </table:table-cell>
          <table:table-cell office:value-type="float" office:value="30623672" calcext:value-type="float">
            <text:p>30623672</text:p>
          </table:table-cell>
          <table:table-cell office:value-type="float" office:value="41157696" calcext:value-type="float">
            <text:p>41157696</text:p>
          </table:table-cell>
          <table:table-cell office:value-type="float" office:value="298500872" calcext:value-type="float">
            <text:p>298500872</text:p>
          </table:table-cell>
          <table:table-cell office:value-type="float" office:value="119678120" calcext:value-type="float">
            <text:p>119678120</text:p>
          </table:table-cell>
          <table:table-cell office:value-type="float" office:value="116153392" calcext:value-type="float">
            <text:p>116153392</text:p>
          </table:table-cell>
          <table:table-cell office:value-type="float" office:value="116128352" calcext:value-type="float">
            <text:p>116128352</text:p>
          </table:table-cell>
          <table:table-cell table:number-columns-repeated="6"/>
        </table:table-row>
        <table:table-row table:style-name="ro1">
          <table:table-cell office:value-type="float" office:value="10982920" calcext:value-type="float">
            <text:p>10982920</text:p>
          </table:table-cell>
          <table:table-cell office:value-type="float" office:value="86431640" calcext:value-type="float">
            <text:p>86431640</text:p>
          </table:table-cell>
          <table:table-cell office:value-type="float" office:value="33325688" calcext:value-type="float">
            <text:p>33325688</text:p>
          </table:table-cell>
          <table:table-cell office:value-type="float" office:value="30499016" calcext:value-type="float">
            <text:p>30499016</text:p>
          </table:table-cell>
          <table:table-cell office:value-type="float" office:value="30624720" calcext:value-type="float">
            <text:p>30624720</text:p>
          </table:table-cell>
          <table:table-cell office:value-type="float" office:value="41158352" calcext:value-type="float">
            <text:p>41158352</text:p>
          </table:table-cell>
          <table:table-cell office:value-type="float" office:value="299296536" calcext:value-type="float">
            <text:p>299296536</text:p>
          </table:table-cell>
          <table:table-cell office:value-type="float" office:value="119802112" calcext:value-type="float">
            <text:p>119802112</text:p>
          </table:table-cell>
          <table:table-cell office:value-type="float" office:value="116165368" calcext:value-type="float">
            <text:p>116165368</text:p>
          </table:table-cell>
          <table:table-cell office:value-type="float" office:value="116178072" calcext:value-type="float">
            <text:p>116178072</text:p>
          </table:table-cell>
          <table:table-cell table:number-columns-repeated="6"/>
        </table:table-row>
        <table:table-row table:style-name="ro1">
          <table:table-cell office:value-type="float" office:value="10983080" calcext:value-type="float">
            <text:p>10983080</text:p>
          </table:table-cell>
          <table:table-cell office:value-type="float" office:value="86432528" calcext:value-type="float">
            <text:p>86432528</text:p>
          </table:table-cell>
          <table:table-cell office:value-type="float" office:value="33326688" calcext:value-type="float">
            <text:p>33326688</text:p>
          </table:table-cell>
          <table:table-cell office:value-type="float" office:value="30499248" calcext:value-type="float">
            <text:p>30499248</text:p>
          </table:table-cell>
          <table:table-cell office:value-type="float" office:value="30624720" calcext:value-type="float">
            <text:p>30624720</text:p>
          </table:table-cell>
          <table:table-cell office:value-type="float" office:value="41158600" calcext:value-type="float">
            <text:p>41158600</text:p>
          </table:table-cell>
          <table:table-cell office:value-type="float" office:value="299789640" calcext:value-type="float">
            <text:p>299789640</text:p>
          </table:table-cell>
          <table:table-cell office:value-type="float" office:value="122312288" calcext:value-type="float">
            <text:p>122312288</text:p>
          </table:table-cell>
          <table:table-cell office:value-type="float" office:value="116264744" calcext:value-type="float">
            <text:p>116264744</text:p>
          </table:table-cell>
          <table:table-cell office:value-type="float" office:value="116474160" calcext:value-type="float">
            <text:p>116474160</text:p>
          </table:table-cell>
          <table:table-cell table:number-columns-repeated="6"/>
        </table:table-row>
        <table:table-row table:style-name="ro1">
          <table:table-cell office:value-type="float" office:value="10983160" calcext:value-type="float">
            <text:p>10983160</text:p>
          </table:table-cell>
          <table:table-cell office:value-type="float" office:value="86433280" calcext:value-type="float">
            <text:p>86433280</text:p>
          </table:table-cell>
          <table:table-cell office:value-type="float" office:value="33327152" calcext:value-type="float">
            <text:p>33327152</text:p>
          </table:table-cell>
          <table:table-cell office:value-type="float" office:value="30499328" calcext:value-type="float">
            <text:p>30499328</text:p>
          </table:table-cell>
          <table:table-cell office:value-type="float" office:value="30629144" calcext:value-type="float">
            <text:p>30629144</text:p>
          </table:table-cell>
          <table:table-cell office:value-type="float" office:value="41158896" calcext:value-type="float">
            <text:p>41158896</text:p>
          </table:table-cell>
          <table:table-cell office:value-type="float" office:value="300057896" calcext:value-type="float">
            <text:p>300057896</text:p>
          </table:table-cell>
          <table:table-cell office:value-type="float" office:value="123266424" calcext:value-type="float">
            <text:p>123266424</text:p>
          </table:table-cell>
          <table:table-cell office:value-type="float" office:value="116323368" calcext:value-type="float">
            <text:p>116323368</text:p>
          </table:table-cell>
          <table:table-cell office:value-type="float" office:value="116566864" calcext:value-type="float">
            <text:p>116566864</text:p>
          </table:table-cell>
          <table:table-cell table:number-columns-repeated="6"/>
        </table:table-row>
        <table:table-row table:style-name="ro1">
          <table:table-cell office:value-type="float" office:value="10983432" calcext:value-type="float">
            <text:p>10983432</text:p>
          </table:table-cell>
          <table:table-cell office:value-type="float" office:value="86434360" calcext:value-type="float">
            <text:p>86434360</text:p>
          </table:table-cell>
          <table:table-cell office:value-type="float" office:value="33327352" calcext:value-type="float">
            <text:p>33327352</text:p>
          </table:table-cell>
          <table:table-cell office:value-type="float" office:value="30499864" calcext:value-type="float">
            <text:p>30499864</text:p>
          </table:table-cell>
          <table:table-cell office:value-type="float" office:value="30629696" calcext:value-type="float">
            <text:p>30629696</text:p>
          </table:table-cell>
          <table:table-cell office:value-type="float" office:value="41159760" calcext:value-type="float">
            <text:p>41159760</text:p>
          </table:table-cell>
          <table:table-cell office:value-type="float" office:value="300144384" calcext:value-type="float">
            <text:p>300144384</text:p>
          </table:table-cell>
          <table:table-cell office:value-type="float" office:value="123499288" calcext:value-type="float">
            <text:p>123499288</text:p>
          </table:table-cell>
          <table:table-cell office:value-type="float" office:value="116404416" calcext:value-type="float">
            <text:p>116404416</text:p>
          </table:table-cell>
          <table:table-cell office:value-type="float" office:value="116787688" calcext:value-type="float">
            <text:p>116787688</text:p>
          </table:table-cell>
          <table:table-cell table:number-columns-repeated="6"/>
        </table:table-row>
        <table:table-row table:style-name="ro1">
          <table:table-cell office:value-type="float" office:value="10984448" calcext:value-type="float">
            <text:p>10984448</text:p>
          </table:table-cell>
          <table:table-cell office:value-type="float" office:value="86435552" calcext:value-type="float">
            <text:p>86435552</text:p>
          </table:table-cell>
          <table:table-cell office:value-type="float" office:value="33328472" calcext:value-type="float">
            <text:p>33328472</text:p>
          </table:table-cell>
          <table:table-cell office:value-type="float" office:value="30500272" calcext:value-type="float">
            <text:p>30500272</text:p>
          </table:table-cell>
          <table:table-cell office:value-type="float" office:value="30629968" calcext:value-type="float">
            <text:p>30629968</text:p>
          </table:table-cell>
          <table:table-cell office:value-type="float" office:value="41159896" calcext:value-type="float">
            <text:p>41159896</text:p>
          </table:table-cell>
          <table:table-cell office:value-type="float" office:value="300201000" calcext:value-type="float">
            <text:p>300201000</text:p>
          </table:table-cell>
          <table:table-cell office:value-type="float" office:value="124140640" calcext:value-type="float">
            <text:p>124140640</text:p>
          </table:table-cell>
          <table:table-cell office:value-type="float" office:value="116588360" calcext:value-type="float">
            <text:p>116588360</text:p>
          </table:table-cell>
          <table:table-cell office:value-type="float" office:value="116805880" calcext:value-type="float">
            <text:p>116805880</text:p>
          </table:table-cell>
          <table:table-cell table:number-columns-repeated="6"/>
        </table:table-row>
        <table:table-row table:style-name="ro1">
          <table:table-cell office:value-type="float" office:value="10984936" calcext:value-type="float">
            <text:p>10984936</text:p>
          </table:table-cell>
          <table:table-cell office:value-type="float" office:value="86437048" calcext:value-type="float">
            <text:p>86437048</text:p>
          </table:table-cell>
          <table:table-cell office:value-type="float" office:value="33328560" calcext:value-type="float">
            <text:p>33328560</text:p>
          </table:table-cell>
          <table:table-cell office:value-type="float" office:value="30500576" calcext:value-type="float">
            <text:p>30500576</text:p>
          </table:table-cell>
          <table:table-cell office:value-type="float" office:value="30631320" calcext:value-type="float">
            <text:p>30631320</text:p>
          </table:table-cell>
          <table:table-cell office:value-type="float" office:value="41161632" calcext:value-type="float">
            <text:p>41161632</text:p>
          </table:table-cell>
          <table:table-cell office:value-type="float" office:value="300239112" calcext:value-type="float">
            <text:p>300239112</text:p>
          </table:table-cell>
          <table:table-cell office:value-type="float" office:value="124341008" calcext:value-type="float">
            <text:p>124341008</text:p>
          </table:table-cell>
          <table:table-cell office:value-type="float" office:value="116635728" calcext:value-type="float">
            <text:p>116635728</text:p>
          </table:table-cell>
          <table:table-cell office:value-type="float" office:value="116895424" calcext:value-type="float">
            <text:p>116895424</text:p>
          </table:table-cell>
          <table:table-cell table:number-columns-repeated="6"/>
        </table:table-row>
        <table:table-row table:style-name="ro1">
          <table:table-cell office:value-type="float" office:value="10985056" calcext:value-type="float">
            <text:p>10985056</text:p>
          </table:table-cell>
          <table:table-cell office:value-type="float" office:value="86443448" calcext:value-type="float">
            <text:p>86443448</text:p>
          </table:table-cell>
          <table:table-cell office:value-type="float" office:value="33331008" calcext:value-type="float">
            <text:p>33331008</text:p>
          </table:table-cell>
          <table:table-cell office:value-type="float" office:value="30501568" calcext:value-type="float">
            <text:p>30501568</text:p>
          </table:table-cell>
          <table:table-cell office:value-type="float" office:value="30631832" calcext:value-type="float">
            <text:p>30631832</text:p>
          </table:table-cell>
          <table:table-cell office:value-type="float" office:value="41163080" calcext:value-type="float">
            <text:p>41163080</text:p>
          </table:table-cell>
          <table:table-cell office:value-type="float" office:value="300251416" calcext:value-type="float">
            <text:p>300251416</text:p>
          </table:table-cell>
          <table:table-cell office:value-type="float" office:value="124360816" calcext:value-type="float">
            <text:p>124360816</text:p>
          </table:table-cell>
          <table:table-cell office:value-type="float" office:value="116680344" calcext:value-type="float">
            <text:p>116680344</text:p>
          </table:table-cell>
          <table:table-cell office:value-type="float" office:value="117138640" calcext:value-type="float">
            <text:p>117138640</text:p>
          </table:table-cell>
          <table:table-cell table:number-columns-repeated="6"/>
        </table:table-row>
        <table:table-row table:style-name="ro1">
          <table:table-cell office:value-type="float" office:value="10985128" calcext:value-type="float">
            <text:p>10985128</text:p>
          </table:table-cell>
          <table:table-cell office:value-type="float" office:value="86444152" calcext:value-type="float">
            <text:p>86444152</text:p>
          </table:table-cell>
          <table:table-cell office:value-type="float" office:value="33334552" calcext:value-type="float">
            <text:p>33334552</text:p>
          </table:table-cell>
          <table:table-cell office:value-type="float" office:value="30503112" calcext:value-type="float">
            <text:p>30503112</text:p>
          </table:table-cell>
          <table:table-cell office:value-type="float" office:value="30634272" calcext:value-type="float">
            <text:p>30634272</text:p>
          </table:table-cell>
          <table:table-cell office:value-type="float" office:value="41163104" calcext:value-type="float">
            <text:p>41163104</text:p>
          </table:table-cell>
          <table:table-cell office:value-type="float" office:value="300265552" calcext:value-type="float">
            <text:p>300265552</text:p>
          </table:table-cell>
          <table:table-cell office:value-type="float" office:value="124393528" calcext:value-type="float">
            <text:p>124393528</text:p>
          </table:table-cell>
          <table:table-cell office:value-type="float" office:value="117017848" calcext:value-type="float">
            <text:p>117017848</text:p>
          </table:table-cell>
          <table:table-cell office:value-type="float" office:value="117205928" calcext:value-type="float">
            <text:p>117205928</text:p>
          </table:table-cell>
          <table:table-cell table:number-columns-repeated="6"/>
        </table:table-row>
        <table:table-row table:style-name="ro1">
          <table:table-cell office:value-type="float" office:value="10985200" calcext:value-type="float">
            <text:p>10985200</text:p>
          </table:table-cell>
          <table:table-cell office:value-type="float" office:value="86444288" calcext:value-type="float">
            <text:p>86444288</text:p>
          </table:table-cell>
          <table:table-cell office:value-type="float" office:value="33334768" calcext:value-type="float">
            <text:p>33334768</text:p>
          </table:table-cell>
          <table:table-cell office:value-type="float" office:value="30503928" calcext:value-type="float">
            <text:p>30503928</text:p>
          </table:table-cell>
          <table:table-cell office:value-type="float" office:value="30635704" calcext:value-type="float">
            <text:p>30635704</text:p>
          </table:table-cell>
          <table:table-cell office:value-type="float" office:value="41163904" calcext:value-type="float">
            <text:p>41163904</text:p>
          </table:table-cell>
          <table:table-cell office:value-type="float" office:value="300269568" calcext:value-type="float">
            <text:p>300269568</text:p>
          </table:table-cell>
          <table:table-cell office:value-type="float" office:value="124406536" calcext:value-type="float">
            <text:p>124406536</text:p>
          </table:table-cell>
          <table:table-cell office:value-type="float" office:value="117181568" calcext:value-type="float">
            <text:p>117181568</text:p>
          </table:table-cell>
          <table:table-cell office:value-type="float" office:value="117337104" calcext:value-type="float">
            <text:p>117337104</text:p>
          </table:table-cell>
          <table:table-cell table:number-columns-repeated="6"/>
        </table:table-row>
        <table:table-row table:style-name="ro1">
          <table:table-cell office:value-type="float" office:value="10985848" calcext:value-type="float">
            <text:p>10985848</text:p>
          </table:table-cell>
          <table:table-cell office:value-type="float" office:value="86445264" calcext:value-type="float">
            <text:p>86445264</text:p>
          </table:table-cell>
          <table:table-cell office:value-type="float" office:value="33335736" calcext:value-type="float">
            <text:p>33335736</text:p>
          </table:table-cell>
          <table:table-cell office:value-type="float" office:value="30504776" calcext:value-type="float">
            <text:p>30504776</text:p>
          </table:table-cell>
          <table:table-cell office:value-type="float" office:value="30635752" calcext:value-type="float">
            <text:p>30635752</text:p>
          </table:table-cell>
          <table:table-cell office:value-type="float" office:value="41165088" calcext:value-type="float">
            <text:p>41165088</text:p>
          </table:table-cell>
          <table:table-cell office:value-type="float" office:value="300270360" calcext:value-type="float">
            <text:p>300270360</text:p>
          </table:table-cell>
          <table:table-cell office:value-type="float" office:value="124414224" calcext:value-type="float">
            <text:p>124414224</text:p>
          </table:table-cell>
          <table:table-cell office:value-type="float" office:value="117190576" calcext:value-type="float">
            <text:p>117190576</text:p>
          </table:table-cell>
          <table:table-cell office:value-type="float" office:value="117442872" calcext:value-type="float">
            <text:p>117442872</text:p>
          </table:table-cell>
          <table:table-cell table:number-columns-repeated="6"/>
        </table:table-row>
        <table:table-row table:style-name="ro1">
          <table:table-cell office:value-type="float" office:value="10986400" calcext:value-type="float">
            <text:p>10986400</text:p>
          </table:table-cell>
          <table:table-cell office:value-type="float" office:value="86448680" calcext:value-type="float">
            <text:p>86448680</text:p>
          </table:table-cell>
          <table:table-cell office:value-type="float" office:value="33336400" calcext:value-type="float">
            <text:p>33336400</text:p>
          </table:table-cell>
          <table:table-cell office:value-type="float" office:value="30504888" calcext:value-type="float">
            <text:p>30504888</text:p>
          </table:table-cell>
          <table:table-cell office:value-type="float" office:value="30636168" calcext:value-type="float">
            <text:p>30636168</text:p>
          </table:table-cell>
          <table:table-cell office:value-type="float" office:value="41166872" calcext:value-type="float">
            <text:p>41166872</text:p>
          </table:table-cell>
          <table:table-cell office:value-type="float" office:value="300323896" calcext:value-type="float">
            <text:p>300323896</text:p>
          </table:table-cell>
          <table:table-cell office:value-type="float" office:value="124428536" calcext:value-type="float">
            <text:p>124428536</text:p>
          </table:table-cell>
          <table:table-cell office:value-type="float" office:value="117218088" calcext:value-type="float">
            <text:p>117218088</text:p>
          </table:table-cell>
          <table:table-cell office:value-type="float" office:value="117727784" calcext:value-type="float">
            <text:p>117727784</text:p>
          </table:table-cell>
          <table:table-cell table:number-columns-repeated="6"/>
        </table:table-row>
        <table:table-row table:style-name="ro1">
          <table:table-cell office:value-type="float" office:value="10986496" calcext:value-type="float">
            <text:p>10986496</text:p>
          </table:table-cell>
          <table:table-cell office:value-type="float" office:value="86452832" calcext:value-type="float">
            <text:p>86452832</text:p>
          </table:table-cell>
          <table:table-cell office:value-type="float" office:value="33336832" calcext:value-type="float">
            <text:p>33336832</text:p>
          </table:table-cell>
          <table:table-cell office:value-type="float" office:value="30505600" calcext:value-type="float">
            <text:p>30505600</text:p>
          </table:table-cell>
          <table:table-cell office:value-type="float" office:value="30636496" calcext:value-type="float">
            <text:p>30636496</text:p>
          </table:table-cell>
          <table:table-cell office:value-type="float" office:value="41166984" calcext:value-type="float">
            <text:p>41166984</text:p>
          </table:table-cell>
          <table:table-cell office:value-type="float" office:value="300382928" calcext:value-type="float">
            <text:p>300382928</text:p>
          </table:table-cell>
          <table:table-cell office:value-type="float" office:value="124441576" calcext:value-type="float">
            <text:p>124441576</text:p>
          </table:table-cell>
          <table:table-cell office:value-type="float" office:value="117230304" calcext:value-type="float">
            <text:p>117230304</text:p>
          </table:table-cell>
          <table:table-cell office:value-type="float" office:value="117799760" calcext:value-type="float">
            <text:p>117799760</text:p>
          </table:table-cell>
          <table:table-cell table:number-columns-repeated="6"/>
        </table:table-row>
        <table:table-row table:style-name="ro1">
          <table:table-cell office:value-type="float" office:value="10987104" calcext:value-type="float">
            <text:p>10987104</text:p>
          </table:table-cell>
          <table:table-cell office:value-type="float" office:value="86452880" calcext:value-type="float">
            <text:p>86452880</text:p>
          </table:table-cell>
          <table:table-cell office:value-type="float" office:value="33338008" calcext:value-type="float">
            <text:p>33338008</text:p>
          </table:table-cell>
          <table:table-cell office:value-type="float" office:value="30505768" calcext:value-type="float">
            <text:p>30505768</text:p>
          </table:table-cell>
          <table:table-cell office:value-type="float" office:value="30637632" calcext:value-type="float">
            <text:p>30637632</text:p>
          </table:table-cell>
          <table:table-cell office:value-type="float" office:value="41167904" calcext:value-type="float">
            <text:p>41167904</text:p>
          </table:table-cell>
          <table:table-cell office:value-type="float" office:value="300449040" calcext:value-type="float">
            <text:p>300449040</text:p>
          </table:table-cell>
          <table:table-cell office:value-type="float" office:value="124443560" calcext:value-type="float">
            <text:p>124443560</text:p>
          </table:table-cell>
          <table:table-cell office:value-type="float" office:value="117264800" calcext:value-type="float">
            <text:p>117264800</text:p>
          </table:table-cell>
          <table:table-cell office:value-type="float" office:value="118177408" calcext:value-type="float">
            <text:p>118177408</text:p>
          </table:table-cell>
          <table:table-cell table:number-columns-repeated="6"/>
        </table:table-row>
        <table:table-row table:style-name="ro1">
          <table:table-cell office:value-type="float" office:value="10987304" calcext:value-type="float">
            <text:p>10987304</text:p>
          </table:table-cell>
          <table:table-cell office:value-type="float" office:value="86453168" calcext:value-type="float">
            <text:p>86453168</text:p>
          </table:table-cell>
          <table:table-cell office:value-type="float" office:value="33338664" calcext:value-type="float">
            <text:p>33338664</text:p>
          </table:table-cell>
          <table:table-cell office:value-type="float" office:value="30506208" calcext:value-type="float">
            <text:p>30506208</text:p>
          </table:table-cell>
          <table:table-cell office:value-type="float" office:value="30638160" calcext:value-type="float">
            <text:p>30638160</text:p>
          </table:table-cell>
          <table:table-cell office:value-type="float" office:value="41168128" calcext:value-type="float">
            <text:p>41168128</text:p>
          </table:table-cell>
          <table:table-cell office:value-type="float" office:value="300484776" calcext:value-type="float">
            <text:p>300484776</text:p>
          </table:table-cell>
          <table:table-cell office:value-type="float" office:value="124444728" calcext:value-type="float">
            <text:p>124444728</text:p>
          </table:table-cell>
          <table:table-cell office:value-type="float" office:value="117338200" calcext:value-type="float">
            <text:p>117338200</text:p>
          </table:table-cell>
          <table:table-cell office:value-type="float" office:value="118540576" calcext:value-type="float">
            <text:p>118540576</text:p>
          </table:table-cell>
          <table:table-cell table:number-columns-repeated="6"/>
        </table:table-row>
        <table:table-row table:style-name="ro1">
          <table:table-cell office:value-type="float" office:value="10987480" calcext:value-type="float">
            <text:p>10987480</text:p>
          </table:table-cell>
          <table:table-cell office:value-type="float" office:value="86455904" calcext:value-type="float">
            <text:p>86455904</text:p>
          </table:table-cell>
          <table:table-cell office:value-type="float" office:value="33341352" calcext:value-type="float">
            <text:p>33341352</text:p>
          </table:table-cell>
          <table:table-cell office:value-type="float" office:value="30506464" calcext:value-type="float">
            <text:p>30506464</text:p>
          </table:table-cell>
          <table:table-cell office:value-type="float" office:value="30638808" calcext:value-type="float">
            <text:p>30638808</text:p>
          </table:table-cell>
          <table:table-cell office:value-type="float" office:value="41168512" calcext:value-type="float">
            <text:p>41168512</text:p>
          </table:table-cell>
          <table:table-cell office:value-type="float" office:value="300505224" calcext:value-type="float">
            <text:p>300505224</text:p>
          </table:table-cell>
          <table:table-cell office:value-type="float" office:value="124458288" calcext:value-type="float">
            <text:p>124458288</text:p>
          </table:table-cell>
          <table:table-cell office:value-type="float" office:value="117341672" calcext:value-type="float">
            <text:p>117341672</text:p>
          </table:table-cell>
          <table:table-cell office:value-type="float" office:value="119849032" calcext:value-type="float">
            <text:p>119849032</text:p>
          </table:table-cell>
          <table:table-cell table:number-columns-repeated="6"/>
        </table:table-row>
        <table:table-row table:style-name="ro1">
          <table:table-cell office:value-type="float" office:value="10987824" calcext:value-type="float">
            <text:p>10987824</text:p>
          </table:table-cell>
          <table:table-cell office:value-type="float" office:value="86456472" calcext:value-type="float">
            <text:p>86456472</text:p>
          </table:table-cell>
          <table:table-cell office:value-type="float" office:value="33341440" calcext:value-type="float">
            <text:p>33341440</text:p>
          </table:table-cell>
          <table:table-cell office:value-type="float" office:value="30508872" calcext:value-type="float">
            <text:p>30508872</text:p>
          </table:table-cell>
          <table:table-cell office:value-type="float" office:value="30639200" calcext:value-type="float">
            <text:p>30639200</text:p>
          </table:table-cell>
          <table:table-cell office:value-type="float" office:value="41168904" calcext:value-type="float">
            <text:p>41168904</text:p>
          </table:table-cell>
          <table:table-cell office:value-type="float" office:value="300526856" calcext:value-type="float">
            <text:p>300526856</text:p>
          </table:table-cell>
          <table:table-cell office:value-type="float" office:value="124485144" calcext:value-type="float">
            <text:p>124485144</text:p>
          </table:table-cell>
          <table:table-cell office:value-type="float" office:value="117400616" calcext:value-type="float">
            <text:p>117400616</text:p>
          </table:table-cell>
          <table:table-cell office:value-type="float" office:value="119940864" calcext:value-type="float">
            <text:p>119940864</text:p>
          </table:table-cell>
          <table:table-cell table:number-columns-repeated="6"/>
        </table:table-row>
        <table:table-row table:style-name="ro1">
          <table:table-cell office:value-type="float" office:value="10987928" calcext:value-type="float">
            <text:p>10987928</text:p>
          </table:table-cell>
          <table:table-cell office:value-type="float" office:value="86456560" calcext:value-type="float">
            <text:p>86456560</text:p>
          </table:table-cell>
          <table:table-cell office:value-type="float" office:value="33341656" calcext:value-type="float">
            <text:p>33341656</text:p>
          </table:table-cell>
          <table:table-cell office:value-type="float" office:value="30509240" calcext:value-type="float">
            <text:p>30509240</text:p>
          </table:table-cell>
          <table:table-cell office:value-type="float" office:value="30639480" calcext:value-type="float">
            <text:p>30639480</text:p>
          </table:table-cell>
          <table:table-cell office:value-type="float" office:value="41171000" calcext:value-type="float">
            <text:p>41171000</text:p>
          </table:table-cell>
          <table:table-cell office:value-type="float" office:value="300584280" calcext:value-type="float">
            <text:p>300584280</text:p>
          </table:table-cell>
          <table:table-cell office:value-type="float" office:value="124497536" calcext:value-type="float">
            <text:p>124497536</text:p>
          </table:table-cell>
          <table:table-cell office:value-type="float" office:value="117608208" calcext:value-type="float">
            <text:p>117608208</text:p>
          </table:table-cell>
          <table:table-cell office:value-type="float" office:value="120001096" calcext:value-type="float">
            <text:p>120001096</text:p>
          </table:table-cell>
          <table:table-cell table:number-columns-repeated="6"/>
        </table:table-row>
        <table:table-row table:style-name="ro1">
          <table:table-cell office:value-type="float" office:value="10988320" calcext:value-type="float">
            <text:p>10988320</text:p>
          </table:table-cell>
          <table:table-cell office:value-type="float" office:value="86457400" calcext:value-type="float">
            <text:p>86457400</text:p>
          </table:table-cell>
          <table:table-cell office:value-type="float" office:value="33343824" calcext:value-type="float">
            <text:p>33343824</text:p>
          </table:table-cell>
          <table:table-cell office:value-type="float" office:value="30509392" calcext:value-type="float">
            <text:p>30509392</text:p>
          </table:table-cell>
          <table:table-cell office:value-type="float" office:value="30639520" calcext:value-type="float">
            <text:p>30639520</text:p>
          </table:table-cell>
          <table:table-cell office:value-type="float" office:value="41171632" calcext:value-type="float">
            <text:p>41171632</text:p>
          </table:table-cell>
          <table:table-cell office:value-type="float" office:value="300690304" calcext:value-type="float">
            <text:p>300690304</text:p>
          </table:table-cell>
          <table:table-cell office:value-type="float" office:value="124504872" calcext:value-type="float">
            <text:p>124504872</text:p>
          </table:table-cell>
          <table:table-cell office:value-type="float" office:value="117967496" calcext:value-type="float">
            <text:p>117967496</text:p>
          </table:table-cell>
          <table:table-cell office:value-type="float" office:value="120047344" calcext:value-type="float">
            <text:p>120047344</text:p>
          </table:table-cell>
          <table:table-cell table:number-columns-repeated="6"/>
        </table:table-row>
        <table:table-row table:style-name="ro1">
          <table:table-cell office:value-type="float" office:value="10989312" calcext:value-type="float">
            <text:p>10989312</text:p>
          </table:table-cell>
          <table:table-cell office:value-type="float" office:value="86457736" calcext:value-type="float">
            <text:p>86457736</text:p>
          </table:table-cell>
          <table:table-cell office:value-type="float" office:value="33346328" calcext:value-type="float">
            <text:p>33346328</text:p>
          </table:table-cell>
          <table:table-cell office:value-type="float" office:value="30509664" calcext:value-type="float">
            <text:p>30509664</text:p>
          </table:table-cell>
          <table:table-cell office:value-type="float" office:value="30640424" calcext:value-type="float">
            <text:p>30640424</text:p>
          </table:table-cell>
          <table:table-cell office:value-type="float" office:value="41171944" calcext:value-type="float">
            <text:p>41171944</text:p>
          </table:table-cell>
          <table:table-cell office:value-type="float" office:value="300716416" calcext:value-type="float">
            <text:p>300716416</text:p>
          </table:table-cell>
          <table:table-cell office:value-type="float" office:value="124505048" calcext:value-type="float">
            <text:p>124505048</text:p>
          </table:table-cell>
          <table:table-cell office:value-type="float" office:value="118967424" calcext:value-type="float">
            <text:p>118967424</text:p>
          </table:table-cell>
          <table:table-cell office:value-type="float" office:value="120353216" calcext:value-type="float">
            <text:p>120353216</text:p>
          </table:table-cell>
          <table:table-cell table:number-columns-repeated="6"/>
        </table:table-row>
        <table:table-row table:style-name="ro1">
          <table:table-cell office:value-type="float" office:value="10989680" calcext:value-type="float">
            <text:p>10989680</text:p>
          </table:table-cell>
          <table:table-cell office:value-type="float" office:value="86461352" calcext:value-type="float">
            <text:p>86461352</text:p>
          </table:table-cell>
          <table:table-cell office:value-type="float" office:value="33349016" calcext:value-type="float">
            <text:p>33349016</text:p>
          </table:table-cell>
          <table:table-cell office:value-type="float" office:value="30511032" calcext:value-type="float">
            <text:p>30511032</text:p>
          </table:table-cell>
          <table:table-cell office:value-type="float" office:value="30640952" calcext:value-type="float">
            <text:p>30640952</text:p>
          </table:table-cell>
          <table:table-cell office:value-type="float" office:value="41171992" calcext:value-type="float">
            <text:p>41171992</text:p>
          </table:table-cell>
          <table:table-cell office:value-type="float" office:value="300888592" calcext:value-type="float">
            <text:p>300888592</text:p>
          </table:table-cell>
          <table:table-cell office:value-type="float" office:value="124520952" calcext:value-type="float">
            <text:p>124520952</text:p>
          </table:table-cell>
          <table:table-cell office:value-type="float" office:value="119512456" calcext:value-type="float">
            <text:p>119512456</text:p>
          </table:table-cell>
          <table:table-cell office:value-type="float" office:value="121171944" calcext:value-type="float">
            <text:p>121171944</text:p>
          </table:table-cell>
          <table:table-cell table:number-columns-repeated="6"/>
        </table:table-row>
        <table:table-row table:style-name="ro1">
          <table:table-cell office:value-type="float" office:value="10989712" calcext:value-type="float">
            <text:p>10989712</text:p>
          </table:table-cell>
          <table:table-cell office:value-type="float" office:value="86461848" calcext:value-type="float">
            <text:p>86461848</text:p>
          </table:table-cell>
          <table:table-cell office:value-type="float" office:value="33352984" calcext:value-type="float">
            <text:p>33352984</text:p>
          </table:table-cell>
          <table:table-cell office:value-type="float" office:value="30512336" calcext:value-type="float">
            <text:p>30512336</text:p>
          </table:table-cell>
          <table:table-cell office:value-type="float" office:value="30641048" calcext:value-type="float">
            <text:p>30641048</text:p>
          </table:table-cell>
          <table:table-cell office:value-type="float" office:value="41174080" calcext:value-type="float">
            <text:p>41174080</text:p>
          </table:table-cell>
          <table:table-cell office:value-type="float" office:value="300889864" calcext:value-type="float">
            <text:p>300889864</text:p>
          </table:table-cell>
          <table:table-cell office:value-type="float" office:value="124527256" calcext:value-type="float">
            <text:p>124527256</text:p>
          </table:table-cell>
          <table:table-cell office:value-type="float" office:value="119589552" calcext:value-type="float">
            <text:p>119589552</text:p>
          </table:table-cell>
          <table:table-cell office:value-type="float" office:value="121244184" calcext:value-type="float">
            <text:p>121244184</text:p>
          </table:table-cell>
          <table:table-cell table:number-columns-repeated="6"/>
        </table:table-row>
        <table:table-row table:style-name="ro1">
          <table:table-cell office:value-type="float" office:value="10989728" calcext:value-type="float">
            <text:p>10989728</text:p>
          </table:table-cell>
          <table:table-cell office:value-type="float" office:value="86462472" calcext:value-type="float">
            <text:p>86462472</text:p>
          </table:table-cell>
          <table:table-cell office:value-type="float" office:value="33353944" calcext:value-type="float">
            <text:p>33353944</text:p>
          </table:table-cell>
          <table:table-cell office:value-type="float" office:value="30512832" calcext:value-type="float">
            <text:p>30512832</text:p>
          </table:table-cell>
          <table:table-cell office:value-type="float" office:value="30641288" calcext:value-type="float">
            <text:p>30641288</text:p>
          </table:table-cell>
          <table:table-cell office:value-type="float" office:value="41174728" calcext:value-type="float">
            <text:p>41174728</text:p>
          </table:table-cell>
          <table:table-cell office:value-type="float" office:value="301015360" calcext:value-type="float">
            <text:p>301015360</text:p>
          </table:table-cell>
          <table:table-cell office:value-type="float" office:value="124546824" calcext:value-type="float">
            <text:p>124546824</text:p>
          </table:table-cell>
          <table:table-cell office:value-type="float" office:value="120017344" calcext:value-type="float">
            <text:p>120017344</text:p>
          </table:table-cell>
          <table:table-cell office:value-type="float" office:value="122082752" calcext:value-type="float">
            <text:p>122082752</text:p>
          </table:table-cell>
          <table:table-cell table:number-columns-repeated="6"/>
        </table:table-row>
        <table:table-row table:style-name="ro1">
          <table:table-cell office:value-type="float" office:value="10989768" calcext:value-type="float">
            <text:p>10989768</text:p>
          </table:table-cell>
          <table:table-cell office:value-type="float" office:value="86463112" calcext:value-type="float">
            <text:p>86463112</text:p>
          </table:table-cell>
          <table:table-cell office:value-type="float" office:value="33354800" calcext:value-type="float">
            <text:p>33354800</text:p>
          </table:table-cell>
          <table:table-cell office:value-type="float" office:value="30513056" calcext:value-type="float">
            <text:p>30513056</text:p>
          </table:table-cell>
          <table:table-cell office:value-type="float" office:value="30643072" calcext:value-type="float">
            <text:p>30643072</text:p>
          </table:table-cell>
          <table:table-cell office:value-type="float" office:value="41174808" calcext:value-type="float">
            <text:p>41174808</text:p>
          </table:table-cell>
          <table:table-cell office:value-type="float" office:value="301058936" calcext:value-type="float">
            <text:p>301058936</text:p>
          </table:table-cell>
          <table:table-cell office:value-type="float" office:value="124554000" calcext:value-type="float">
            <text:p>124554000</text:p>
          </table:table-cell>
          <table:table-cell office:value-type="float" office:value="121701224" calcext:value-type="float">
            <text:p>121701224</text:p>
          </table:table-cell>
          <table:table-cell office:value-type="float" office:value="122108176" calcext:value-type="float">
            <text:p>122108176</text:p>
          </table:table-cell>
          <table:table-cell table:number-columns-repeated="6"/>
        </table:table-row>
        <table:table-row table:style-name="ro1">
          <table:table-cell office:value-type="float" office:value="10990240" calcext:value-type="float">
            <text:p>10990240</text:p>
          </table:table-cell>
          <table:table-cell office:value-type="float" office:value="86463760" calcext:value-type="float">
            <text:p>86463760</text:p>
          </table:table-cell>
          <table:table-cell office:value-type="float" office:value="33355176" calcext:value-type="float">
            <text:p>33355176</text:p>
          </table:table-cell>
          <table:table-cell office:value-type="float" office:value="30513312" calcext:value-type="float">
            <text:p>30513312</text:p>
          </table:table-cell>
          <table:table-cell office:value-type="float" office:value="30643840" calcext:value-type="float">
            <text:p>30643840</text:p>
          </table:table-cell>
          <table:table-cell office:value-type="float" office:value="41178872" calcext:value-type="float">
            <text:p>41178872</text:p>
          </table:table-cell>
          <table:table-cell office:value-type="float" office:value="301141944" calcext:value-type="float">
            <text:p>301141944</text:p>
          </table:table-cell>
          <table:table-cell office:value-type="float" office:value="124568264" calcext:value-type="float">
            <text:p>124568264</text:p>
          </table:table-cell>
          <table:table-cell office:value-type="float" office:value="121720520" calcext:value-type="float">
            <text:p>121720520</text:p>
          </table:table-cell>
          <table:table-cell office:value-type="float" office:value="122136656" calcext:value-type="float">
            <text:p>122136656</text:p>
          </table:table-cell>
          <table:table-cell table:number-columns-repeated="6"/>
        </table:table-row>
        <table:table-row table:style-name="ro1">
          <table:table-cell office:value-type="float" office:value="10990504" calcext:value-type="float">
            <text:p>10990504</text:p>
          </table:table-cell>
          <table:table-cell office:value-type="float" office:value="86468840" calcext:value-type="float">
            <text:p>86468840</text:p>
          </table:table-cell>
          <table:table-cell office:value-type="float" office:value="33355968" calcext:value-type="float">
            <text:p>33355968</text:p>
          </table:table-cell>
          <table:table-cell office:value-type="float" office:value="30513368" calcext:value-type="float">
            <text:p>30513368</text:p>
          </table:table-cell>
          <table:table-cell office:value-type="float" office:value="30644320" calcext:value-type="float">
            <text:p>30644320</text:p>
          </table:table-cell>
          <table:table-cell office:value-type="float" office:value="41179192" calcext:value-type="float">
            <text:p>41179192</text:p>
          </table:table-cell>
          <table:table-cell office:value-type="float" office:value="301188664" calcext:value-type="float">
            <text:p>301188664</text:p>
          </table:table-cell>
          <table:table-cell office:value-type="float" office:value="124613264" calcext:value-type="float">
            <text:p>124613264</text:p>
          </table:table-cell>
          <table:table-cell office:value-type="float" office:value="122005144" calcext:value-type="float">
            <text:p>122005144</text:p>
          </table:table-cell>
          <table:table-cell office:value-type="float" office:value="122139984" calcext:value-type="float">
            <text:p>122139984</text:p>
          </table:table-cell>
          <table:table-cell table:number-columns-repeated="6"/>
        </table:table-row>
        <table:table-row table:style-name="ro1">
          <table:table-cell office:value-type="float" office:value="10990512" calcext:value-type="float">
            <text:p>10990512</text:p>
          </table:table-cell>
          <table:table-cell office:value-type="float" office:value="86469928" calcext:value-type="float">
            <text:p>86469928</text:p>
          </table:table-cell>
          <table:table-cell office:value-type="float" office:value="33356088" calcext:value-type="float">
            <text:p>33356088</text:p>
          </table:table-cell>
          <table:table-cell office:value-type="float" office:value="30513880" calcext:value-type="float">
            <text:p>30513880</text:p>
          </table:table-cell>
          <table:table-cell office:value-type="float" office:value="30644832" calcext:value-type="float">
            <text:p>30644832</text:p>
          </table:table-cell>
          <table:table-cell office:value-type="float" office:value="41179280" calcext:value-type="float">
            <text:p>41179280</text:p>
          </table:table-cell>
          <table:table-cell office:value-type="float" office:value="301267816" calcext:value-type="float">
            <text:p>301267816</text:p>
          </table:table-cell>
          <table:table-cell office:value-type="float" office:value="124613960" calcext:value-type="float">
            <text:p>124613960</text:p>
          </table:table-cell>
          <table:table-cell office:value-type="float" office:value="122100800" calcext:value-type="float">
            <text:p>122100800</text:p>
          </table:table-cell>
          <table:table-cell office:value-type="float" office:value="122142216" calcext:value-type="float">
            <text:p>122142216</text:p>
          </table:table-cell>
          <table:table-cell table:number-columns-repeated="6"/>
        </table:table-row>
        <table:table-row table:style-name="ro1">
          <table:table-cell office:value-type="float" office:value="10990968" calcext:value-type="float">
            <text:p>10990968</text:p>
          </table:table-cell>
          <table:table-cell office:value-type="float" office:value="86470264" calcext:value-type="float">
            <text:p>86470264</text:p>
          </table:table-cell>
          <table:table-cell office:value-type="float" office:value="33356480" calcext:value-type="float">
            <text:p>33356480</text:p>
          </table:table-cell>
          <table:table-cell office:value-type="float" office:value="30515016" calcext:value-type="float">
            <text:p>30515016</text:p>
          </table:table-cell>
          <table:table-cell office:value-type="float" office:value="30645152" calcext:value-type="float">
            <text:p>30645152</text:p>
          </table:table-cell>
          <table:table-cell office:value-type="float" office:value="41179488" calcext:value-type="float">
            <text:p>41179488</text:p>
          </table:table-cell>
          <table:table-cell office:value-type="float" office:value="301276808" calcext:value-type="float">
            <text:p>301276808</text:p>
          </table:table-cell>
          <table:table-cell office:value-type="float" office:value="124671248" calcext:value-type="float">
            <text:p>124671248</text:p>
          </table:table-cell>
          <table:table-cell office:value-type="float" office:value="122106392" calcext:value-type="float">
            <text:p>122106392</text:p>
          </table:table-cell>
          <table:table-cell office:value-type="float" office:value="122143464" calcext:value-type="float">
            <text:p>122143464</text:p>
          </table:table-cell>
          <table:table-cell table:number-columns-repeated="6"/>
        </table:table-row>
        <table:table-row table:style-name="ro1">
          <table:table-cell office:value-type="float" office:value="10991464" calcext:value-type="float">
            <text:p>10991464</text:p>
          </table:table-cell>
          <table:table-cell office:value-type="float" office:value="86470456" calcext:value-type="float">
            <text:p>86470456</text:p>
          </table:table-cell>
          <table:table-cell office:value-type="float" office:value="33356560" calcext:value-type="float">
            <text:p>33356560</text:p>
          </table:table-cell>
          <table:table-cell office:value-type="float" office:value="30515936" calcext:value-type="float">
            <text:p>30515936</text:p>
          </table:table-cell>
          <table:table-cell office:value-type="float" office:value="30646688" calcext:value-type="float">
            <text:p>30646688</text:p>
          </table:table-cell>
          <table:table-cell office:value-type="float" office:value="41179544" calcext:value-type="float">
            <text:p>41179544</text:p>
          </table:table-cell>
          <table:table-cell office:value-type="float" office:value="301333048" calcext:value-type="float">
            <text:p>301333048</text:p>
          </table:table-cell>
          <table:table-cell office:value-type="float" office:value="124672152" calcext:value-type="float">
            <text:p>124672152</text:p>
          </table:table-cell>
          <table:table-cell office:value-type="float" office:value="122108064" calcext:value-type="float">
            <text:p>122108064</text:p>
          </table:table-cell>
          <table:table-cell office:value-type="float" office:value="122150400" calcext:value-type="float">
            <text:p>122150400</text:p>
          </table:table-cell>
          <table:table-cell table:number-columns-repeated="6"/>
        </table:table-row>
        <table:table-row table:style-name="ro1">
          <table:table-cell office:value-type="float" office:value="10992008" calcext:value-type="float">
            <text:p>10992008</text:p>
          </table:table-cell>
          <table:table-cell office:value-type="float" office:value="86470552" calcext:value-type="float">
            <text:p>86470552</text:p>
          </table:table-cell>
          <table:table-cell office:value-type="float" office:value="33360624" calcext:value-type="float">
            <text:p>33360624</text:p>
          </table:table-cell>
          <table:table-cell office:value-type="float" office:value="30516096" calcext:value-type="float">
            <text:p>30516096</text:p>
          </table:table-cell>
          <table:table-cell office:value-type="float" office:value="30646808" calcext:value-type="float">
            <text:p>30646808</text:p>
          </table:table-cell>
          <table:table-cell office:value-type="float" office:value="41179712" calcext:value-type="float">
            <text:p>41179712</text:p>
          </table:table-cell>
          <table:table-cell office:value-type="float" office:value="301395272" calcext:value-type="float">
            <text:p>301395272</text:p>
          </table:table-cell>
          <table:table-cell office:value-type="float" office:value="124674032" calcext:value-type="float">
            <text:p>124674032</text:p>
          </table:table-cell>
          <table:table-cell office:value-type="float" office:value="122128088" calcext:value-type="float">
            <text:p>122128088</text:p>
          </table:table-cell>
          <table:table-cell office:value-type="float" office:value="122162384" calcext:value-type="float">
            <text:p>122162384</text:p>
          </table:table-cell>
          <table:table-cell table:number-columns-repeated="6"/>
        </table:table-row>
        <table:table-row table:style-name="ro1">
          <table:table-cell office:value-type="float" office:value="10992272" calcext:value-type="float">
            <text:p>10992272</text:p>
          </table:table-cell>
          <table:table-cell office:value-type="float" office:value="86471552" calcext:value-type="float">
            <text:p>86471552</text:p>
          </table:table-cell>
          <table:table-cell office:value-type="float" office:value="33361360" calcext:value-type="float">
            <text:p>33361360</text:p>
          </table:table-cell>
          <table:table-cell office:value-type="float" office:value="30517088" calcext:value-type="float">
            <text:p>30517088</text:p>
          </table:table-cell>
          <table:table-cell office:value-type="float" office:value="30648536" calcext:value-type="float">
            <text:p>30648536</text:p>
          </table:table-cell>
          <table:table-cell office:value-type="float" office:value="41179784" calcext:value-type="float">
            <text:p>41179784</text:p>
          </table:table-cell>
          <table:table-cell office:value-type="float" office:value="301503120" calcext:value-type="float">
            <text:p>301503120</text:p>
          </table:table-cell>
          <table:table-cell office:value-type="float" office:value="124717136" calcext:value-type="float">
            <text:p>124717136</text:p>
          </table:table-cell>
          <table:table-cell office:value-type="float" office:value="122145264" calcext:value-type="float">
            <text:p>122145264</text:p>
          </table:table-cell>
          <table:table-cell office:value-type="float" office:value="122163280" calcext:value-type="float">
            <text:p>122163280</text:p>
          </table:table-cell>
          <table:table-cell table:number-columns-repeated="6"/>
        </table:table-row>
        <table:table-row table:style-name="ro1">
          <table:table-cell office:value-type="float" office:value="10993144" calcext:value-type="float">
            <text:p>10993144</text:p>
          </table:table-cell>
          <table:table-cell office:value-type="float" office:value="86472952" calcext:value-type="float">
            <text:p>86472952</text:p>
          </table:table-cell>
          <table:table-cell office:value-type="float" office:value="33362864" calcext:value-type="float">
            <text:p>33362864</text:p>
          </table:table-cell>
          <table:table-cell office:value-type="float" office:value="30517680" calcext:value-type="float">
            <text:p>30517680</text:p>
          </table:table-cell>
          <table:table-cell office:value-type="float" office:value="30648960" calcext:value-type="float">
            <text:p>30648960</text:p>
          </table:table-cell>
          <table:table-cell office:value-type="float" office:value="41181968" calcext:value-type="float">
            <text:p>41181968</text:p>
          </table:table-cell>
          <table:table-cell office:value-type="float" office:value="301509056" calcext:value-type="float">
            <text:p>301509056</text:p>
          </table:table-cell>
          <table:table-cell office:value-type="float" office:value="124893520" calcext:value-type="float">
            <text:p>124893520</text:p>
          </table:table-cell>
          <table:table-cell office:value-type="float" office:value="122150552" calcext:value-type="float">
            <text:p>122150552</text:p>
          </table:table-cell>
          <table:table-cell office:value-type="float" office:value="122163944" calcext:value-type="float">
            <text:p>122163944</text:p>
          </table:table-cell>
          <table:table-cell table:number-columns-repeated="6"/>
        </table:table-row>
        <table:table-row table:style-name="ro1">
          <table:table-cell office:value-type="float" office:value="10993408" calcext:value-type="float">
            <text:p>10993408</text:p>
          </table:table-cell>
          <table:table-cell office:value-type="float" office:value="86473120" calcext:value-type="float">
            <text:p>86473120</text:p>
          </table:table-cell>
          <table:table-cell office:value-type="float" office:value="33363088" calcext:value-type="float">
            <text:p>33363088</text:p>
          </table:table-cell>
          <table:table-cell office:value-type="float" office:value="30518296" calcext:value-type="float">
            <text:p>30518296</text:p>
          </table:table-cell>
          <table:table-cell office:value-type="float" office:value="30650504" calcext:value-type="float">
            <text:p>30650504</text:p>
          </table:table-cell>
          <table:table-cell office:value-type="float" office:value="41182136" calcext:value-type="float">
            <text:p>41182136</text:p>
          </table:table-cell>
          <table:table-cell office:value-type="float" office:value="301593056" calcext:value-type="float">
            <text:p>301593056</text:p>
          </table:table-cell>
          <table:table-cell office:value-type="float" office:value="125057640" calcext:value-type="float">
            <text:p>125057640</text:p>
          </table:table-cell>
          <table:table-cell office:value-type="float" office:value="122162088" calcext:value-type="float">
            <text:p>122162088</text:p>
          </table:table-cell>
          <table:table-cell office:value-type="float" office:value="122179752" calcext:value-type="float">
            <text:p>122179752</text:p>
          </table:table-cell>
          <table:table-cell table:number-columns-repeated="6"/>
        </table:table-row>
        <table:table-row table:style-name="ro1">
          <table:table-cell office:value-type="float" office:value="10993504" calcext:value-type="float">
            <text:p>10993504</text:p>
          </table:table-cell>
          <table:table-cell office:value-type="float" office:value="86474352" calcext:value-type="float">
            <text:p>86474352</text:p>
          </table:table-cell>
          <table:table-cell office:value-type="float" office:value="33363504" calcext:value-type="float">
            <text:p>33363504</text:p>
          </table:table-cell>
          <table:table-cell office:value-type="float" office:value="30524856" calcext:value-type="float">
            <text:p>30524856</text:p>
          </table:table-cell>
          <table:table-cell office:value-type="float" office:value="30651648" calcext:value-type="float">
            <text:p>30651648</text:p>
          </table:table-cell>
          <table:table-cell office:value-type="float" office:value="41182536" calcext:value-type="float">
            <text:p>41182536</text:p>
          </table:table-cell>
          <table:table-cell office:value-type="float" office:value="301632144" calcext:value-type="float">
            <text:p>301632144</text:p>
          </table:table-cell>
          <table:table-cell office:value-type="float" office:value="125199664" calcext:value-type="float">
            <text:p>125199664</text:p>
          </table:table-cell>
          <table:table-cell office:value-type="float" office:value="122164336" calcext:value-type="float">
            <text:p>122164336</text:p>
          </table:table-cell>
          <table:table-cell office:value-type="float" office:value="122205720" calcext:value-type="float">
            <text:p>122205720</text:p>
          </table:table-cell>
          <table:table-cell table:number-columns-repeated="6"/>
        </table:table-row>
        <table:table-row table:style-name="ro1">
          <table:table-cell office:value-type="float" office:value="10993896" calcext:value-type="float">
            <text:p>10993896</text:p>
          </table:table-cell>
          <table:table-cell office:value-type="float" office:value="86474616" calcext:value-type="float">
            <text:p>86474616</text:p>
          </table:table-cell>
          <table:table-cell office:value-type="float" office:value="33366264" calcext:value-type="float">
            <text:p>33366264</text:p>
          </table:table-cell>
          <table:table-cell office:value-type="float" office:value="30525384" calcext:value-type="float">
            <text:p>30525384</text:p>
          </table:table-cell>
          <table:table-cell office:value-type="float" office:value="30651824" calcext:value-type="float">
            <text:p>30651824</text:p>
          </table:table-cell>
          <table:table-cell office:value-type="float" office:value="41183408" calcext:value-type="float">
            <text:p>41183408</text:p>
          </table:table-cell>
          <table:table-cell office:value-type="float" office:value="301636648" calcext:value-type="float">
            <text:p>301636648</text:p>
          </table:table-cell>
          <table:table-cell office:value-type="float" office:value="125312072" calcext:value-type="float">
            <text:p>125312072</text:p>
          </table:table-cell>
          <table:table-cell office:value-type="float" office:value="122167872" calcext:value-type="float">
            <text:p>122167872</text:p>
          </table:table-cell>
          <table:table-cell office:value-type="float" office:value="122208120" calcext:value-type="float">
            <text:p>122208120</text:p>
          </table:table-cell>
          <table:table-cell table:number-columns-repeated="6"/>
        </table:table-row>
        <table:table-row table:style-name="ro1">
          <table:table-cell office:value-type="float" office:value="10993984" calcext:value-type="float">
            <text:p>10993984</text:p>
          </table:table-cell>
          <table:table-cell office:value-type="float" office:value="86475528" calcext:value-type="float">
            <text:p>86475528</text:p>
          </table:table-cell>
          <table:table-cell office:value-type="float" office:value="33367096" calcext:value-type="float">
            <text:p>33367096</text:p>
          </table:table-cell>
          <table:table-cell office:value-type="float" office:value="30525856" calcext:value-type="float">
            <text:p>30525856</text:p>
          </table:table-cell>
          <table:table-cell office:value-type="float" office:value="30652816" calcext:value-type="float">
            <text:p>30652816</text:p>
          </table:table-cell>
          <table:table-cell office:value-type="float" office:value="41184288" calcext:value-type="float">
            <text:p>41184288</text:p>
          </table:table-cell>
          <table:table-cell office:value-type="float" office:value="301643360" calcext:value-type="float">
            <text:p>301643360</text:p>
          </table:table-cell>
          <table:table-cell office:value-type="float" office:value="125630240" calcext:value-type="float">
            <text:p>125630240</text:p>
          </table:table-cell>
          <table:table-cell office:value-type="float" office:value="122176552" calcext:value-type="float">
            <text:p>122176552</text:p>
          </table:table-cell>
          <table:table-cell office:value-type="float" office:value="122216304" calcext:value-type="float">
            <text:p>122216304</text:p>
          </table:table-cell>
          <table:table-cell table:number-columns-repeated="6"/>
        </table:table-row>
        <table:table-row table:style-name="ro1">
          <table:table-cell office:value-type="float" office:value="10995072" calcext:value-type="float">
            <text:p>10995072</text:p>
          </table:table-cell>
          <table:table-cell office:value-type="float" office:value="86476672" calcext:value-type="float">
            <text:p>86476672</text:p>
          </table:table-cell>
          <table:table-cell office:value-type="float" office:value="33369184" calcext:value-type="float">
            <text:p>33369184</text:p>
          </table:table-cell>
          <table:table-cell office:value-type="float" office:value="30527352" calcext:value-type="float">
            <text:p>30527352</text:p>
          </table:table-cell>
          <table:table-cell office:value-type="float" office:value="30654720" calcext:value-type="float">
            <text:p>30654720</text:p>
          </table:table-cell>
          <table:table-cell office:value-type="float" office:value="41184512" calcext:value-type="float">
            <text:p>41184512</text:p>
          </table:table-cell>
          <table:table-cell office:value-type="float" office:value="301882320" calcext:value-type="float">
            <text:p>301882320</text:p>
          </table:table-cell>
          <table:table-cell office:value-type="float" office:value="125634992" calcext:value-type="float">
            <text:p>125634992</text:p>
          </table:table-cell>
          <table:table-cell office:value-type="float" office:value="122191960" calcext:value-type="float">
            <text:p>122191960</text:p>
          </table:table-cell>
          <table:table-cell office:value-type="float" office:value="122218640" calcext:value-type="float">
            <text:p>122218640</text:p>
          </table:table-cell>
          <table:table-cell table:number-columns-repeated="6"/>
        </table:table-row>
        <table:table-row table:style-name="ro1">
          <table:table-cell office:value-type="float" office:value="10995368" calcext:value-type="float">
            <text:p>10995368</text:p>
          </table:table-cell>
          <table:table-cell office:value-type="float" office:value="86479664" calcext:value-type="float">
            <text:p>86479664</text:p>
          </table:table-cell>
          <table:table-cell office:value-type="float" office:value="33371664" calcext:value-type="float">
            <text:p>33371664</text:p>
          </table:table-cell>
          <table:table-cell office:value-type="float" office:value="30528728" calcext:value-type="float">
            <text:p>30528728</text:p>
          </table:table-cell>
          <table:table-cell office:value-type="float" office:value="30655424" calcext:value-type="float">
            <text:p>30655424</text:p>
          </table:table-cell>
          <table:table-cell office:value-type="float" office:value="41184688" calcext:value-type="float">
            <text:p>41184688</text:p>
          </table:table-cell>
          <table:table-cell office:value-type="float" office:value="301951112" calcext:value-type="float">
            <text:p>301951112</text:p>
          </table:table-cell>
          <table:table-cell office:value-type="float" office:value="125720736" calcext:value-type="float">
            <text:p>125720736</text:p>
          </table:table-cell>
          <table:table-cell office:value-type="float" office:value="122194472" calcext:value-type="float">
            <text:p>122194472</text:p>
          </table:table-cell>
          <table:table-cell office:value-type="float" office:value="122243424" calcext:value-type="float">
            <text:p>122243424</text:p>
          </table:table-cell>
          <table:table-cell table:number-columns-repeated="6"/>
        </table:table-row>
        <table:table-row table:style-name="ro1">
          <table:table-cell office:value-type="float" office:value="10996640" calcext:value-type="float">
            <text:p>10996640</text:p>
          </table:table-cell>
          <table:table-cell office:value-type="float" office:value="86480288" calcext:value-type="float">
            <text:p>86480288</text:p>
          </table:table-cell>
          <table:table-cell office:value-type="float" office:value="33371816" calcext:value-type="float">
            <text:p>33371816</text:p>
          </table:table-cell>
          <table:table-cell office:value-type="float" office:value="30528784" calcext:value-type="float">
            <text:p>30528784</text:p>
          </table:table-cell>
          <table:table-cell office:value-type="float" office:value="30655832" calcext:value-type="float">
            <text:p>30655832</text:p>
          </table:table-cell>
          <table:table-cell office:value-type="float" office:value="41184824" calcext:value-type="float">
            <text:p>41184824</text:p>
          </table:table-cell>
          <table:table-cell office:value-type="float" office:value="302127808" calcext:value-type="float">
            <text:p>302127808</text:p>
          </table:table-cell>
          <table:table-cell office:value-type="float" office:value="125941168" calcext:value-type="float">
            <text:p>125941168</text:p>
          </table:table-cell>
          <table:table-cell office:value-type="float" office:value="122219584" calcext:value-type="float">
            <text:p>122219584</text:p>
          </table:table-cell>
          <table:table-cell office:value-type="float" office:value="122259824" calcext:value-type="float">
            <text:p>122259824</text:p>
          </table:table-cell>
          <table:table-cell table:number-columns-repeated="6"/>
        </table:table-row>
        <table:table-row table:style-name="ro1">
          <table:table-cell office:value-type="float" office:value="10997104" calcext:value-type="float">
            <text:p>10997104</text:p>
          </table:table-cell>
          <table:table-cell office:value-type="float" office:value="86481832" calcext:value-type="float">
            <text:p>86481832</text:p>
          </table:table-cell>
          <table:table-cell office:value-type="float" office:value="33373984" calcext:value-type="float">
            <text:p>33373984</text:p>
          </table:table-cell>
          <table:table-cell office:value-type="float" office:value="30528872" calcext:value-type="float">
            <text:p>30528872</text:p>
          </table:table-cell>
          <table:table-cell office:value-type="float" office:value="30658712" calcext:value-type="float">
            <text:p>30658712</text:p>
          </table:table-cell>
          <table:table-cell office:value-type="float" office:value="41185024" calcext:value-type="float">
            <text:p>41185024</text:p>
          </table:table-cell>
          <table:table-cell office:value-type="float" office:value="302134728" calcext:value-type="float">
            <text:p>302134728</text:p>
          </table:table-cell>
          <table:table-cell office:value-type="float" office:value="125950600" calcext:value-type="float">
            <text:p>125950600</text:p>
          </table:table-cell>
          <table:table-cell office:value-type="float" office:value="122225584" calcext:value-type="float">
            <text:p>122225584</text:p>
          </table:table-cell>
          <table:table-cell office:value-type="float" office:value="122334480" calcext:value-type="float">
            <text:p>122334480</text:p>
          </table:table-cell>
          <table:table-cell table:number-columns-repeated="6"/>
        </table:table-row>
        <table:table-row table:style-name="ro1">
          <table:table-cell office:value-type="float" office:value="10997848" calcext:value-type="float">
            <text:p>10997848</text:p>
          </table:table-cell>
          <table:table-cell office:value-type="float" office:value="86483192" calcext:value-type="float">
            <text:p>86483192</text:p>
          </table:table-cell>
          <table:table-cell office:value-type="float" office:value="33376192" calcext:value-type="float">
            <text:p>33376192</text:p>
          </table:table-cell>
          <table:table-cell office:value-type="float" office:value="30529296" calcext:value-type="float">
            <text:p>30529296</text:p>
          </table:table-cell>
          <table:table-cell office:value-type="float" office:value="30659224" calcext:value-type="float">
            <text:p>30659224</text:p>
          </table:table-cell>
          <table:table-cell office:value-type="float" office:value="41185648" calcext:value-type="float">
            <text:p>41185648</text:p>
          </table:table-cell>
          <table:table-cell office:value-type="float" office:value="302181208" calcext:value-type="float">
            <text:p>302181208</text:p>
          </table:table-cell>
          <table:table-cell office:value-type="float" office:value="126020688" calcext:value-type="float">
            <text:p>126020688</text:p>
          </table:table-cell>
          <table:table-cell office:value-type="float" office:value="122235448" calcext:value-type="float">
            <text:p>122235448</text:p>
          </table:table-cell>
          <table:table-cell office:value-type="float" office:value="122353696" calcext:value-type="float">
            <text:p>122353696</text:p>
          </table:table-cell>
          <table:table-cell table:number-columns-repeated="6"/>
        </table:table-row>
        <table:table-row table:style-name="ro1">
          <table:table-cell office:value-type="float" office:value="10998312" calcext:value-type="float">
            <text:p>10998312</text:p>
          </table:table-cell>
          <table:table-cell office:value-type="float" office:value="86483728" calcext:value-type="float">
            <text:p>86483728</text:p>
          </table:table-cell>
          <table:table-cell office:value-type="float" office:value="33378048" calcext:value-type="float">
            <text:p>33378048</text:p>
          </table:table-cell>
          <table:table-cell office:value-type="float" office:value="30529808" calcext:value-type="float">
            <text:p>30529808</text:p>
          </table:table-cell>
          <table:table-cell office:value-type="float" office:value="30661896" calcext:value-type="float">
            <text:p>30661896</text:p>
          </table:table-cell>
          <table:table-cell office:value-type="float" office:value="41186224" calcext:value-type="float">
            <text:p>41186224</text:p>
          </table:table-cell>
          <table:table-cell office:value-type="float" office:value="302203904" calcext:value-type="float">
            <text:p>302203904</text:p>
          </table:table-cell>
          <table:table-cell office:value-type="float" office:value="126026600" calcext:value-type="float">
            <text:p>126026600</text:p>
          </table:table-cell>
          <table:table-cell office:value-type="float" office:value="122245832" calcext:value-type="float">
            <text:p>122245832</text:p>
          </table:table-cell>
          <table:table-cell office:value-type="float" office:value="122416944" calcext:value-type="float">
            <text:p>122416944</text:p>
          </table:table-cell>
          <table:table-cell table:number-columns-repeated="6"/>
        </table:table-row>
        <table:table-row table:style-name="ro1">
          <table:table-cell office:value-type="float" office:value="10998552" calcext:value-type="float">
            <text:p>10998552</text:p>
          </table:table-cell>
          <table:table-cell office:value-type="float" office:value="86484120" calcext:value-type="float">
            <text:p>86484120</text:p>
          </table:table-cell>
          <table:table-cell office:value-type="float" office:value="33378224" calcext:value-type="float">
            <text:p>33378224</text:p>
          </table:table-cell>
          <table:table-cell office:value-type="float" office:value="30529960" calcext:value-type="float">
            <text:p>30529960</text:p>
          </table:table-cell>
          <table:table-cell office:value-type="float" office:value="30663024" calcext:value-type="float">
            <text:p>30663024</text:p>
          </table:table-cell>
          <table:table-cell office:value-type="float" office:value="41187360" calcext:value-type="float">
            <text:p>41187360</text:p>
          </table:table-cell>
          <table:table-cell office:value-type="float" office:value="302318160" calcext:value-type="float">
            <text:p>302318160</text:p>
          </table:table-cell>
          <table:table-cell office:value-type="float" office:value="126120264" calcext:value-type="float">
            <text:p>126120264</text:p>
          </table:table-cell>
          <table:table-cell office:value-type="float" office:value="122252992" calcext:value-type="float">
            <text:p>122252992</text:p>
          </table:table-cell>
          <table:table-cell office:value-type="float" office:value="122541264" calcext:value-type="float">
            <text:p>122541264</text:p>
          </table:table-cell>
          <table:table-cell table:number-columns-repeated="6"/>
        </table:table-row>
        <table:table-row table:style-name="ro1">
          <table:table-cell office:value-type="float" office:value="10998888" calcext:value-type="float">
            <text:p>10998888</text:p>
          </table:table-cell>
          <table:table-cell office:value-type="float" office:value="86487576" calcext:value-type="float">
            <text:p>86487576</text:p>
          </table:table-cell>
          <table:table-cell office:value-type="float" office:value="33379680" calcext:value-type="float">
            <text:p>33379680</text:p>
          </table:table-cell>
          <table:table-cell office:value-type="float" office:value="30530024" calcext:value-type="float">
            <text:p>30530024</text:p>
          </table:table-cell>
          <table:table-cell office:value-type="float" office:value="30663456" calcext:value-type="float">
            <text:p>30663456</text:p>
          </table:table-cell>
          <table:table-cell office:value-type="float" office:value="41187584" calcext:value-type="float">
            <text:p>41187584</text:p>
          </table:table-cell>
          <table:table-cell office:value-type="float" office:value="302436960" calcext:value-type="float">
            <text:p>302436960</text:p>
          </table:table-cell>
          <table:table-cell office:value-type="float" office:value="126173976" calcext:value-type="float">
            <text:p>126173976</text:p>
          </table:table-cell>
          <table:table-cell office:value-type="float" office:value="122273600" calcext:value-type="float">
            <text:p>122273600</text:p>
          </table:table-cell>
          <table:table-cell office:value-type="float" office:value="122583104" calcext:value-type="float">
            <text:p>122583104</text:p>
          </table:table-cell>
          <table:table-cell table:number-columns-repeated="6"/>
        </table:table-row>
        <table:table-row table:style-name="ro1">
          <table:table-cell office:value-type="float" office:value="10999064" calcext:value-type="float">
            <text:p>10999064</text:p>
          </table:table-cell>
          <table:table-cell office:value-type="float" office:value="86489208" calcext:value-type="float">
            <text:p>86489208</text:p>
          </table:table-cell>
          <table:table-cell office:value-type="float" office:value="33380048" calcext:value-type="float">
            <text:p>33380048</text:p>
          </table:table-cell>
          <table:table-cell office:value-type="float" office:value="30530248" calcext:value-type="float">
            <text:p>30530248</text:p>
          </table:table-cell>
          <table:table-cell office:value-type="float" office:value="30664016" calcext:value-type="float">
            <text:p>30664016</text:p>
          </table:table-cell>
          <table:table-cell office:value-type="float" office:value="41187920" calcext:value-type="float">
            <text:p>41187920</text:p>
          </table:table-cell>
          <table:table-cell office:value-type="float" office:value="302566120" calcext:value-type="float">
            <text:p>302566120</text:p>
          </table:table-cell>
          <table:table-cell office:value-type="float" office:value="126245360" calcext:value-type="float">
            <text:p>126245360</text:p>
          </table:table-cell>
          <table:table-cell office:value-type="float" office:value="122290248" calcext:value-type="float">
            <text:p>122290248</text:p>
          </table:table-cell>
          <table:table-cell office:value-type="float" office:value="122583232" calcext:value-type="float">
            <text:p>122583232</text:p>
          </table:table-cell>
          <table:table-cell table:number-columns-repeated="6"/>
        </table:table-row>
        <table:table-row table:style-name="ro1">
          <table:table-cell office:value-type="float" office:value="11000056" calcext:value-type="float">
            <text:p>11000056</text:p>
          </table:table-cell>
          <table:table-cell office:value-type="float" office:value="86491976" calcext:value-type="float">
            <text:p>86491976</text:p>
          </table:table-cell>
          <table:table-cell office:value-type="float" office:value="33380600" calcext:value-type="float">
            <text:p>33380600</text:p>
          </table:table-cell>
          <table:table-cell office:value-type="float" office:value="30530568" calcext:value-type="float">
            <text:p>30530568</text:p>
          </table:table-cell>
          <table:table-cell office:value-type="float" office:value="30664952" calcext:value-type="float">
            <text:p>30664952</text:p>
          </table:table-cell>
          <table:table-cell office:value-type="float" office:value="41188096" calcext:value-type="float">
            <text:p>41188096</text:p>
          </table:table-cell>
          <table:table-cell office:value-type="float" office:value="302851392" calcext:value-type="float">
            <text:p>302851392</text:p>
          </table:table-cell>
          <table:table-cell office:value-type="float" office:value="126771664" calcext:value-type="float">
            <text:p>126771664</text:p>
          </table:table-cell>
          <table:table-cell office:value-type="float" office:value="122303760" calcext:value-type="float">
            <text:p>122303760</text:p>
          </table:table-cell>
          <table:table-cell office:value-type="float" office:value="122683408" calcext:value-type="float">
            <text:p>122683408</text:p>
          </table:table-cell>
          <table:table-cell table:number-columns-repeated="6"/>
        </table:table-row>
        <table:table-row table:style-name="ro1">
          <table:table-cell office:value-type="float" office:value="11000064" calcext:value-type="float">
            <text:p>11000064</text:p>
          </table:table-cell>
          <table:table-cell office:value-type="float" office:value="86495984" calcext:value-type="float">
            <text:p>86495984</text:p>
          </table:table-cell>
          <table:table-cell office:value-type="float" office:value="33383816" calcext:value-type="float">
            <text:p>33383816</text:p>
          </table:table-cell>
          <table:table-cell office:value-type="float" office:value="30530912" calcext:value-type="float">
            <text:p>30530912</text:p>
          </table:table-cell>
          <table:table-cell office:value-type="float" office:value="30665328" calcext:value-type="float">
            <text:p>30665328</text:p>
          </table:table-cell>
          <table:table-cell office:value-type="float" office:value="41188816" calcext:value-type="float">
            <text:p>41188816</text:p>
          </table:table-cell>
          <table:table-cell office:value-type="float" office:value="303003144" calcext:value-type="float">
            <text:p>303003144</text:p>
          </table:table-cell>
          <table:table-cell office:value-type="float" office:value="127340048" calcext:value-type="float">
            <text:p>127340048</text:p>
          </table:table-cell>
          <table:table-cell office:value-type="float" office:value="122341768" calcext:value-type="float">
            <text:p>122341768</text:p>
          </table:table-cell>
          <table:table-cell office:value-type="float" office:value="122756640" calcext:value-type="float">
            <text:p>122756640</text:p>
          </table:table-cell>
          <table:table-cell table:number-columns-repeated="6"/>
        </table:table-row>
        <table:table-row table:style-name="ro1">
          <table:table-cell office:value-type="float" office:value="11000848" calcext:value-type="float">
            <text:p>11000848</text:p>
          </table:table-cell>
          <table:table-cell office:value-type="float" office:value="86497024" calcext:value-type="float">
            <text:p>86497024</text:p>
          </table:table-cell>
          <table:table-cell office:value-type="float" office:value="33385584" calcext:value-type="float">
            <text:p>33385584</text:p>
          </table:table-cell>
          <table:table-cell office:value-type="float" office:value="30531064" calcext:value-type="float">
            <text:p>30531064</text:p>
          </table:table-cell>
          <table:table-cell office:value-type="float" office:value="30667144" calcext:value-type="float">
            <text:p>30667144</text:p>
          </table:table-cell>
          <table:table-cell office:value-type="float" office:value="41190008" calcext:value-type="float">
            <text:p>41190008</text:p>
          </table:table-cell>
          <table:table-cell office:value-type="float" office:value="303575472" calcext:value-type="float">
            <text:p>303575472</text:p>
          </table:table-cell>
          <table:table-cell office:value-type="float" office:value="127345776" calcext:value-type="float">
            <text:p>127345776</text:p>
          </table:table-cell>
          <table:table-cell office:value-type="float" office:value="122397488" calcext:value-type="float">
            <text:p>122397488</text:p>
          </table:table-cell>
          <table:table-cell office:value-type="float" office:value="122773048" calcext:value-type="float">
            <text:p>122773048</text:p>
          </table:table-cell>
          <table:table-cell table:number-columns-repeated="6"/>
        </table:table-row>
        <table:table-row table:style-name="ro1">
          <table:table-cell office:value-type="float" office:value="11001032" calcext:value-type="float">
            <text:p>11001032</text:p>
          </table:table-cell>
          <table:table-cell office:value-type="float" office:value="86499576" calcext:value-type="float">
            <text:p>86499576</text:p>
          </table:table-cell>
          <table:table-cell office:value-type="float" office:value="33386448" calcext:value-type="float">
            <text:p>33386448</text:p>
          </table:table-cell>
          <table:table-cell office:value-type="float" office:value="30531784" calcext:value-type="float">
            <text:p>30531784</text:p>
          </table:table-cell>
          <table:table-cell office:value-type="float" office:value="30667440" calcext:value-type="float">
            <text:p>30667440</text:p>
          </table:table-cell>
          <table:table-cell office:value-type="float" office:value="41190688" calcext:value-type="float">
            <text:p>41190688</text:p>
          </table:table-cell>
          <table:table-cell office:value-type="float" office:value="303758776" calcext:value-type="float">
            <text:p>303758776</text:p>
          </table:table-cell>
          <table:table-cell office:value-type="float" office:value="127747776" calcext:value-type="float">
            <text:p>127747776</text:p>
          </table:table-cell>
          <table:table-cell office:value-type="float" office:value="122459048" calcext:value-type="float">
            <text:p>122459048</text:p>
          </table:table-cell>
          <table:table-cell office:value-type="float" office:value="122813520" calcext:value-type="float">
            <text:p>122813520</text:p>
          </table:table-cell>
          <table:table-cell table:number-columns-repeated="6"/>
        </table:table-row>
        <table:table-row table:style-name="ro1">
          <table:table-cell office:value-type="float" office:value="11001584" calcext:value-type="float">
            <text:p>11001584</text:p>
          </table:table-cell>
          <table:table-cell office:value-type="float" office:value="86501320" calcext:value-type="float">
            <text:p>86501320</text:p>
          </table:table-cell>
          <table:table-cell office:value-type="float" office:value="33387024" calcext:value-type="float">
            <text:p>33387024</text:p>
          </table:table-cell>
          <table:table-cell office:value-type="float" office:value="30531920" calcext:value-type="float">
            <text:p>30531920</text:p>
          </table:table-cell>
          <table:table-cell office:value-type="float" office:value="30668920" calcext:value-type="float">
            <text:p>30668920</text:p>
          </table:table-cell>
          <table:table-cell office:value-type="float" office:value="41190928" calcext:value-type="float">
            <text:p>41190928</text:p>
          </table:table-cell>
          <table:table-cell office:value-type="float" office:value="303896240" calcext:value-type="float">
            <text:p>303896240</text:p>
          </table:table-cell>
          <table:table-cell office:value-type="float" office:value="127811224" calcext:value-type="float">
            <text:p>127811224</text:p>
          </table:table-cell>
          <table:table-cell office:value-type="float" office:value="122541728" calcext:value-type="float">
            <text:p>122541728</text:p>
          </table:table-cell>
          <table:table-cell office:value-type="float" office:value="122846000" calcext:value-type="float">
            <text:p>122846000</text:p>
          </table:table-cell>
          <table:table-cell table:number-columns-repeated="6"/>
        </table:table-row>
        <table:table-row table:style-name="ro1">
          <table:table-cell office:value-type="float" office:value="11001792" calcext:value-type="float">
            <text:p>11001792</text:p>
          </table:table-cell>
          <table:table-cell office:value-type="float" office:value="86503800" calcext:value-type="float">
            <text:p>86503800</text:p>
          </table:table-cell>
          <table:table-cell office:value-type="float" office:value="33388264" calcext:value-type="float">
            <text:p>33388264</text:p>
          </table:table-cell>
          <table:table-cell office:value-type="float" office:value="30531944" calcext:value-type="float">
            <text:p>30531944</text:p>
          </table:table-cell>
          <table:table-cell office:value-type="float" office:value="30669352" calcext:value-type="float">
            <text:p>30669352</text:p>
          </table:table-cell>
          <table:table-cell office:value-type="float" office:value="41192144" calcext:value-type="float">
            <text:p>41192144</text:p>
          </table:table-cell>
          <table:table-cell office:value-type="float" office:value="303959400" calcext:value-type="float">
            <text:p>303959400</text:p>
          </table:table-cell>
          <table:table-cell office:value-type="float" office:value="128833344" calcext:value-type="float">
            <text:p>128833344</text:p>
          </table:table-cell>
          <table:table-cell office:value-type="float" office:value="122551680" calcext:value-type="float">
            <text:p>122551680</text:p>
          </table:table-cell>
          <table:table-cell office:value-type="float" office:value="122915384" calcext:value-type="float">
            <text:p>122915384</text:p>
          </table:table-cell>
          <table:table-cell table:number-columns-repeated="6"/>
        </table:table-row>
        <table:table-row table:style-name="ro1">
          <table:table-cell office:value-type="float" office:value="11003104" calcext:value-type="float">
            <text:p>11003104</text:p>
          </table:table-cell>
          <table:table-cell office:value-type="float" office:value="86505360" calcext:value-type="float">
            <text:p>86505360</text:p>
          </table:table-cell>
          <table:table-cell office:value-type="float" office:value="33388480" calcext:value-type="float">
            <text:p>33388480</text:p>
          </table:table-cell>
          <table:table-cell office:value-type="float" office:value="30535232" calcext:value-type="float">
            <text:p>30535232</text:p>
          </table:table-cell>
          <table:table-cell office:value-type="float" office:value="30670152" calcext:value-type="float">
            <text:p>30670152</text:p>
          </table:table-cell>
          <table:table-cell office:value-type="float" office:value="41194528" calcext:value-type="float">
            <text:p>41194528</text:p>
          </table:table-cell>
          <table:table-cell office:value-type="float" office:value="303991952" calcext:value-type="float">
            <text:p>303991952</text:p>
          </table:table-cell>
          <table:table-cell office:value-type="float" office:value="129417048" calcext:value-type="float">
            <text:p>129417048</text:p>
          </table:table-cell>
          <table:table-cell office:value-type="float" office:value="122758552" calcext:value-type="float">
            <text:p>122758552</text:p>
          </table:table-cell>
          <table:table-cell office:value-type="float" office:value="123025688" calcext:value-type="float">
            <text:p>123025688</text:p>
          </table:table-cell>
          <table:table-cell table:number-columns-repeated="6"/>
        </table:table-row>
        <table:table-row table:style-name="ro1">
          <table:table-cell office:value-type="float" office:value="11003768" calcext:value-type="float">
            <text:p>11003768</text:p>
          </table:table-cell>
          <table:table-cell office:value-type="float" office:value="86506592" calcext:value-type="float">
            <text:p>86506592</text:p>
          </table:table-cell>
          <table:table-cell office:value-type="float" office:value="33390416" calcext:value-type="float">
            <text:p>33390416</text:p>
          </table:table-cell>
          <table:table-cell office:value-type="float" office:value="30535648" calcext:value-type="float">
            <text:p>30535648</text:p>
          </table:table-cell>
          <table:table-cell office:value-type="float" office:value="30670232" calcext:value-type="float">
            <text:p>30670232</text:p>
          </table:table-cell>
          <table:table-cell office:value-type="float" office:value="41195672" calcext:value-type="float">
            <text:p>41195672</text:p>
          </table:table-cell>
          <table:table-cell office:value-type="float" office:value="304202080" calcext:value-type="float">
            <text:p>304202080</text:p>
          </table:table-cell>
          <table:table-cell office:value-type="float" office:value="130378624" calcext:value-type="float">
            <text:p>130378624</text:p>
          </table:table-cell>
          <table:table-cell office:value-type="float" office:value="123433632" calcext:value-type="float">
            <text:p>123433632</text:p>
          </table:table-cell>
          <table:table-cell office:value-type="float" office:value="123252576" calcext:value-type="float">
            <text:p>123252576</text:p>
          </table:table-cell>
          <table:table-cell table:number-columns-repeated="6"/>
        </table:table-row>
        <table:table-row table:style-name="ro1">
          <table:table-cell office:value-type="float" office:value="11004680" calcext:value-type="float">
            <text:p>11004680</text:p>
          </table:table-cell>
          <table:table-cell office:value-type="float" office:value="86507704" calcext:value-type="float">
            <text:p>86507704</text:p>
          </table:table-cell>
          <table:table-cell office:value-type="float" office:value="33393752" calcext:value-type="float">
            <text:p>33393752</text:p>
          </table:table-cell>
          <table:table-cell office:value-type="float" office:value="30535984" calcext:value-type="float">
            <text:p>30535984</text:p>
          </table:table-cell>
          <table:table-cell office:value-type="float" office:value="30670800" calcext:value-type="float">
            <text:p>30670800</text:p>
          </table:table-cell>
          <table:table-cell office:value-type="float" office:value="41196032" calcext:value-type="float">
            <text:p>41196032</text:p>
          </table:table-cell>
          <table:table-cell office:value-type="float" office:value="304223560" calcext:value-type="float">
            <text:p>304223560</text:p>
          </table:table-cell>
          <table:table-cell office:value-type="float" office:value="130600592" calcext:value-type="float">
            <text:p>130600592</text:p>
          </table:table-cell>
          <table:table-cell office:value-type="float" office:value="123453512" calcext:value-type="float">
            <text:p>123453512</text:p>
          </table:table-cell>
          <table:table-cell office:value-type="float" office:value="123278104" calcext:value-type="float">
            <text:p>123278104</text:p>
          </table:table-cell>
          <table:table-cell table:number-columns-repeated="6"/>
        </table:table-row>
        <table:table-row table:style-name="ro1">
          <table:table-cell office:value-type="float" office:value="11005520" calcext:value-type="float">
            <text:p>11005520</text:p>
          </table:table-cell>
          <table:table-cell office:value-type="float" office:value="86507928" calcext:value-type="float">
            <text:p>86507928</text:p>
          </table:table-cell>
          <table:table-cell office:value-type="float" office:value="33395048" calcext:value-type="float">
            <text:p>33395048</text:p>
          </table:table-cell>
          <table:table-cell office:value-type="float" office:value="30537216" calcext:value-type="float">
            <text:p>30537216</text:p>
          </table:table-cell>
          <table:table-cell office:value-type="float" office:value="30671504" calcext:value-type="float">
            <text:p>30671504</text:p>
          </table:table-cell>
          <table:table-cell office:value-type="float" office:value="41196800" calcext:value-type="float">
            <text:p>41196800</text:p>
          </table:table-cell>
          <table:table-cell office:value-type="float" office:value="304313520" calcext:value-type="float">
            <text:p>304313520</text:p>
          </table:table-cell>
          <table:table-cell office:value-type="float" office:value="130687528" calcext:value-type="float">
            <text:p>130687528</text:p>
          </table:table-cell>
          <table:table-cell office:value-type="float" office:value="123658224" calcext:value-type="float">
            <text:p>123658224</text:p>
          </table:table-cell>
          <table:table-cell office:value-type="float" office:value="123365968" calcext:value-type="float">
            <text:p>123365968</text:p>
          </table:table-cell>
          <table:table-cell table:number-columns-repeated="6"/>
        </table:table-row>
        <table:table-row table:style-name="ro1">
          <table:table-cell office:value-type="float" office:value="11005712" calcext:value-type="float">
            <text:p>11005712</text:p>
          </table:table-cell>
          <table:table-cell office:value-type="float" office:value="86508744" calcext:value-type="float">
            <text:p>86508744</text:p>
          </table:table-cell>
          <table:table-cell office:value-type="float" office:value="33400104" calcext:value-type="float">
            <text:p>33400104</text:p>
          </table:table-cell>
          <table:table-cell office:value-type="float" office:value="30537408" calcext:value-type="float">
            <text:p>30537408</text:p>
          </table:table-cell>
          <table:table-cell office:value-type="float" office:value="30672944" calcext:value-type="float">
            <text:p>30672944</text:p>
          </table:table-cell>
          <table:table-cell office:value-type="float" office:value="41197416" calcext:value-type="float">
            <text:p>41197416</text:p>
          </table:table-cell>
          <table:table-cell office:value-type="float" office:value="304390144" calcext:value-type="float">
            <text:p>304390144</text:p>
          </table:table-cell>
          <table:table-cell office:value-type="float" office:value="130696968" calcext:value-type="float">
            <text:p>130696968</text:p>
          </table:table-cell>
          <table:table-cell office:value-type="float" office:value="123822184" calcext:value-type="float">
            <text:p>123822184</text:p>
          </table:table-cell>
          <table:table-cell office:value-type="float" office:value="123560448" calcext:value-type="float">
            <text:p>123560448</text:p>
          </table:table-cell>
          <table:table-cell table:number-columns-repeated="6"/>
        </table:table-row>
        <table:table-row table:style-name="ro1">
          <table:table-cell office:value-type="float" office:value="11006120" calcext:value-type="float">
            <text:p>11006120</text:p>
          </table:table-cell>
          <table:table-cell office:value-type="float" office:value="86509296" calcext:value-type="float">
            <text:p>86509296</text:p>
          </table:table-cell>
          <table:table-cell office:value-type="float" office:value="33400672" calcext:value-type="float">
            <text:p>33400672</text:p>
          </table:table-cell>
          <table:table-cell office:value-type="float" office:value="30537656" calcext:value-type="float">
            <text:p>30537656</text:p>
          </table:table-cell>
          <table:table-cell office:value-type="float" office:value="30673360" calcext:value-type="float">
            <text:p>30673360</text:p>
          </table:table-cell>
          <table:table-cell office:value-type="float" office:value="41199192" calcext:value-type="float">
            <text:p>41199192</text:p>
          </table:table-cell>
          <table:table-cell office:value-type="float" office:value="304427136" calcext:value-type="float">
            <text:p>304427136</text:p>
          </table:table-cell>
          <table:table-cell office:value-type="float" office:value="130721056" calcext:value-type="float">
            <text:p>130721056</text:p>
          </table:table-cell>
          <table:table-cell office:value-type="float" office:value="124327696" calcext:value-type="float">
            <text:p>124327696</text:p>
          </table:table-cell>
          <table:table-cell office:value-type="float" office:value="123797040" calcext:value-type="float">
            <text:p>123797040</text:p>
          </table:table-cell>
          <table:table-cell table:number-columns-repeated="6"/>
        </table:table-row>
        <table:table-row table:style-name="ro1">
          <table:table-cell office:value-type="float" office:value="11006216" calcext:value-type="float">
            <text:p>11006216</text:p>
          </table:table-cell>
          <table:table-cell office:value-type="float" office:value="86510816" calcext:value-type="float">
            <text:p>86510816</text:p>
          </table:table-cell>
          <table:table-cell office:value-type="float" office:value="33412464" calcext:value-type="float">
            <text:p>33412464</text:p>
          </table:table-cell>
          <table:table-cell office:value-type="float" office:value="30538240" calcext:value-type="float">
            <text:p>30538240</text:p>
          </table:table-cell>
          <table:table-cell office:value-type="float" office:value="30673824" calcext:value-type="float">
            <text:p>30673824</text:p>
          </table:table-cell>
          <table:table-cell office:value-type="float" office:value="41200592" calcext:value-type="float">
            <text:p>41200592</text:p>
          </table:table-cell>
          <table:table-cell office:value-type="float" office:value="304548912" calcext:value-type="float">
            <text:p>304548912</text:p>
          </table:table-cell>
          <table:table-cell office:value-type="float" office:value="130737040" calcext:value-type="float">
            <text:p>130737040</text:p>
          </table:table-cell>
          <table:table-cell office:value-type="float" office:value="124654064" calcext:value-type="float">
            <text:p>124654064</text:p>
          </table:table-cell>
          <table:table-cell office:value-type="float" office:value="123903736" calcext:value-type="float">
            <text:p>123903736</text:p>
          </table:table-cell>
          <table:table-cell table:number-columns-repeated="6"/>
        </table:table-row>
        <table:table-row table:style-name="ro1">
          <table:table-cell office:value-type="float" office:value="11006728" calcext:value-type="float">
            <text:p>11006728</text:p>
          </table:table-cell>
          <table:table-cell office:value-type="float" office:value="86515880" calcext:value-type="float">
            <text:p>86515880</text:p>
          </table:table-cell>
          <table:table-cell office:value-type="float" office:value="33414824" calcext:value-type="float">
            <text:p>33414824</text:p>
          </table:table-cell>
          <table:table-cell office:value-type="float" office:value="30538984" calcext:value-type="float">
            <text:p>30538984</text:p>
          </table:table-cell>
          <table:table-cell office:value-type="float" office:value="30674752" calcext:value-type="float">
            <text:p>30674752</text:p>
          </table:table-cell>
          <table:table-cell office:value-type="float" office:value="41202528" calcext:value-type="float">
            <text:p>41202528</text:p>
          </table:table-cell>
          <table:table-cell office:value-type="float" office:value="305127824" calcext:value-type="float">
            <text:p>305127824</text:p>
          </table:table-cell>
          <table:table-cell office:value-type="float" office:value="130762952" calcext:value-type="float">
            <text:p>130762952</text:p>
          </table:table-cell>
          <table:table-cell office:value-type="float" office:value="124711792" calcext:value-type="float">
            <text:p>124711792</text:p>
          </table:table-cell>
          <table:table-cell office:value-type="float" office:value="124064080" calcext:value-type="float">
            <text:p>124064080</text:p>
          </table:table-cell>
          <table:table-cell table:number-columns-repeated="6"/>
        </table:table-row>
        <table:table-row table:style-name="ro1">
          <table:table-cell office:value-type="float" office:value="11006824" calcext:value-type="float">
            <text:p>11006824</text:p>
          </table:table-cell>
          <table:table-cell office:value-type="float" office:value="86515984" calcext:value-type="float">
            <text:p>86515984</text:p>
          </table:table-cell>
          <table:table-cell office:value-type="float" office:value="33415432" calcext:value-type="float">
            <text:p>33415432</text:p>
          </table:table-cell>
          <table:table-cell office:value-type="float" office:value="30539264" calcext:value-type="float">
            <text:p>30539264</text:p>
          </table:table-cell>
          <table:table-cell office:value-type="float" office:value="30675088" calcext:value-type="float">
            <text:p>30675088</text:p>
          </table:table-cell>
          <table:table-cell office:value-type="float" office:value="41202848" calcext:value-type="float">
            <text:p>41202848</text:p>
          </table:table-cell>
          <table:table-cell office:value-type="float" office:value="305699144" calcext:value-type="float">
            <text:p>305699144</text:p>
          </table:table-cell>
          <table:table-cell office:value-type="float" office:value="130772624" calcext:value-type="float">
            <text:p>130772624</text:p>
          </table:table-cell>
          <table:table-cell office:value-type="float" office:value="124724528" calcext:value-type="float">
            <text:p>124724528</text:p>
          </table:table-cell>
          <table:table-cell office:value-type="float" office:value="124244888" calcext:value-type="float">
            <text:p>124244888</text:p>
          </table:table-cell>
          <table:table-cell table:number-columns-repeated="6"/>
        </table:table-row>
        <table:table-row table:style-name="ro1">
          <table:table-cell office:value-type="float" office:value="11007504" calcext:value-type="float">
            <text:p>11007504</text:p>
          </table:table-cell>
          <table:table-cell office:value-type="float" office:value="86516440" calcext:value-type="float">
            <text:p>86516440</text:p>
          </table:table-cell>
          <table:table-cell office:value-type="float" office:value="33416232" calcext:value-type="float">
            <text:p>33416232</text:p>
          </table:table-cell>
          <table:table-cell office:value-type="float" office:value="30540216" calcext:value-type="float">
            <text:p>30540216</text:p>
          </table:table-cell>
          <table:table-cell office:value-type="float" office:value="30677376" calcext:value-type="float">
            <text:p>30677376</text:p>
          </table:table-cell>
          <table:table-cell office:value-type="float" office:value="41206728" calcext:value-type="float">
            <text:p>41206728</text:p>
          </table:table-cell>
          <table:table-cell office:value-type="float" office:value="306114688" calcext:value-type="float">
            <text:p>306114688</text:p>
          </table:table-cell>
          <table:table-cell office:value-type="float" office:value="130809416" calcext:value-type="float">
            <text:p>130809416</text:p>
          </table:table-cell>
          <table:table-cell office:value-type="float" office:value="125640632" calcext:value-type="float">
            <text:p>125640632</text:p>
          </table:table-cell>
          <table:table-cell office:value-type="float" office:value="124718104" calcext:value-type="float">
            <text:p>124718104</text:p>
          </table:table-cell>
          <table:table-cell table:number-columns-repeated="6"/>
        </table:table-row>
        <table:table-row table:style-name="ro1">
          <table:table-cell office:value-type="float" office:value="11007600" calcext:value-type="float">
            <text:p>11007600</text:p>
          </table:table-cell>
          <table:table-cell office:value-type="float" office:value="86517336" calcext:value-type="float">
            <text:p>86517336</text:p>
          </table:table-cell>
          <table:table-cell office:value-type="float" office:value="33417080" calcext:value-type="float">
            <text:p>33417080</text:p>
          </table:table-cell>
          <table:table-cell office:value-type="float" office:value="30542384" calcext:value-type="float">
            <text:p>30542384</text:p>
          </table:table-cell>
          <table:table-cell office:value-type="float" office:value="30678272" calcext:value-type="float">
            <text:p>30678272</text:p>
          </table:table-cell>
          <table:table-cell office:value-type="float" office:value="41207216" calcext:value-type="float">
            <text:p>41207216</text:p>
          </table:table-cell>
          <table:table-cell office:value-type="float" office:value="306159840" calcext:value-type="float">
            <text:p>306159840</text:p>
          </table:table-cell>
          <table:table-cell office:value-type="float" office:value="130811272" calcext:value-type="float">
            <text:p>130811272</text:p>
          </table:table-cell>
          <table:table-cell office:value-type="float" office:value="126343416" calcext:value-type="float">
            <text:p>126343416</text:p>
          </table:table-cell>
          <table:table-cell office:value-type="float" office:value="125479568" calcext:value-type="float">
            <text:p>125479568</text:p>
          </table:table-cell>
          <table:table-cell table:number-columns-repeated="6"/>
        </table:table-row>
        <table:table-row table:style-name="ro1">
          <table:table-cell office:value-type="float" office:value="11007928" calcext:value-type="float">
            <text:p>11007928</text:p>
          </table:table-cell>
          <table:table-cell office:value-type="float" office:value="86517824" calcext:value-type="float">
            <text:p>86517824</text:p>
          </table:table-cell>
          <table:table-cell office:value-type="float" office:value="33419256" calcext:value-type="float">
            <text:p>33419256</text:p>
          </table:table-cell>
          <table:table-cell office:value-type="float" office:value="30543752" calcext:value-type="float">
            <text:p>30543752</text:p>
          </table:table-cell>
          <table:table-cell office:value-type="float" office:value="30678792" calcext:value-type="float">
            <text:p>30678792</text:p>
          </table:table-cell>
          <table:table-cell office:value-type="float" office:value="41207376" calcext:value-type="float">
            <text:p>41207376</text:p>
          </table:table-cell>
          <table:table-cell office:value-type="float" office:value="306164720" calcext:value-type="float">
            <text:p>306164720</text:p>
          </table:table-cell>
          <table:table-cell office:value-type="float" office:value="130824152" calcext:value-type="float">
            <text:p>130824152</text:p>
          </table:table-cell>
          <table:table-cell office:value-type="float" office:value="126370384" calcext:value-type="float">
            <text:p>126370384</text:p>
          </table:table-cell>
          <table:table-cell office:value-type="float" office:value="126073256" calcext:value-type="float">
            <text:p>126073256</text:p>
          </table:table-cell>
          <table:table-cell table:number-columns-repeated="6"/>
        </table:table-row>
        <table:table-row table:style-name="ro1">
          <table:table-cell office:value-type="float" office:value="11007976" calcext:value-type="float">
            <text:p>11007976</text:p>
          </table:table-cell>
          <table:table-cell office:value-type="float" office:value="86520280" calcext:value-type="float">
            <text:p>86520280</text:p>
          </table:table-cell>
          <table:table-cell office:value-type="float" office:value="33419584" calcext:value-type="float">
            <text:p>33419584</text:p>
          </table:table-cell>
          <table:table-cell office:value-type="float" office:value="30544952" calcext:value-type="float">
            <text:p>30544952</text:p>
          </table:table-cell>
          <table:table-cell office:value-type="float" office:value="30679336" calcext:value-type="float">
            <text:p>30679336</text:p>
          </table:table-cell>
          <table:table-cell office:value-type="float" office:value="41207584" calcext:value-type="float">
            <text:p>41207584</text:p>
          </table:table-cell>
          <table:table-cell office:value-type="float" office:value="306398848" calcext:value-type="float">
            <text:p>306398848</text:p>
          </table:table-cell>
          <table:table-cell office:value-type="float" office:value="130834000" calcext:value-type="float">
            <text:p>130834000</text:p>
          </table:table-cell>
          <table:table-cell office:value-type="float" office:value="126595744" calcext:value-type="float">
            <text:p>126595744</text:p>
          </table:table-cell>
          <table:table-cell office:value-type="float" office:value="126151296" calcext:value-type="float">
            <text:p>126151296</text:p>
          </table:table-cell>
          <table:table-cell table:number-columns-repeated="6"/>
        </table:table-row>
        <table:table-row table:style-name="ro1">
          <table:table-cell office:value-type="float" office:value="11008192" calcext:value-type="float">
            <text:p>11008192</text:p>
          </table:table-cell>
          <table:table-cell office:value-type="float" office:value="86526992" calcext:value-type="float">
            <text:p>86526992</text:p>
          </table:table-cell>
          <table:table-cell office:value-type="float" office:value="33420984" calcext:value-type="float">
            <text:p>33420984</text:p>
          </table:table-cell>
          <table:table-cell office:value-type="float" office:value="30544992" calcext:value-type="float">
            <text:p>30544992</text:p>
          </table:table-cell>
          <table:table-cell office:value-type="float" office:value="30680584" calcext:value-type="float">
            <text:p>30680584</text:p>
          </table:table-cell>
          <table:table-cell office:value-type="float" office:value="41209960" calcext:value-type="float">
            <text:p>41209960</text:p>
          </table:table-cell>
          <table:table-cell office:value-type="float" office:value="306648760" calcext:value-type="float">
            <text:p>306648760</text:p>
          </table:table-cell>
          <table:table-cell office:value-type="float" office:value="130834712" calcext:value-type="float">
            <text:p>130834712</text:p>
          </table:table-cell>
          <table:table-cell office:value-type="float" office:value="126799056" calcext:value-type="float">
            <text:p>126799056</text:p>
          </table:table-cell>
          <table:table-cell office:value-type="float" office:value="126294680" calcext:value-type="float">
            <text:p>126294680</text:p>
          </table:table-cell>
          <table:table-cell table:number-columns-repeated="6"/>
        </table:table-row>
        <table:table-row table:style-name="ro1">
          <table:table-cell office:value-type="float" office:value="11008288" calcext:value-type="float">
            <text:p>11008288</text:p>
          </table:table-cell>
          <table:table-cell office:value-type="float" office:value="86532952" calcext:value-type="float">
            <text:p>86532952</text:p>
          </table:table-cell>
          <table:table-cell office:value-type="float" office:value="33421080" calcext:value-type="float">
            <text:p>33421080</text:p>
          </table:table-cell>
          <table:table-cell office:value-type="float" office:value="30545136" calcext:value-type="float">
            <text:p>30545136</text:p>
          </table:table-cell>
          <table:table-cell office:value-type="float" office:value="30681264" calcext:value-type="float">
            <text:p>30681264</text:p>
          </table:table-cell>
          <table:table-cell office:value-type="float" office:value="41210304" calcext:value-type="float">
            <text:p>41210304</text:p>
          </table:table-cell>
          <table:table-cell office:value-type="float" office:value="306758048" calcext:value-type="float">
            <text:p>306758048</text:p>
          </table:table-cell>
          <table:table-cell office:value-type="float" office:value="130861208" calcext:value-type="float">
            <text:p>130861208</text:p>
          </table:table-cell>
          <table:table-cell office:value-type="float" office:value="127572864" calcext:value-type="float">
            <text:p>127572864</text:p>
          </table:table-cell>
          <table:table-cell office:value-type="float" office:value="127036032" calcext:value-type="float">
            <text:p>127036032</text:p>
          </table:table-cell>
          <table:table-cell table:number-columns-repeated="6"/>
        </table:table-row>
        <table:table-row table:style-name="ro1">
          <table:table-cell office:value-type="float" office:value="11008304" calcext:value-type="float">
            <text:p>11008304</text:p>
          </table:table-cell>
          <table:table-cell office:value-type="float" office:value="86533368" calcext:value-type="float">
            <text:p>86533368</text:p>
          </table:table-cell>
          <table:table-cell office:value-type="float" office:value="33422440" calcext:value-type="float">
            <text:p>33422440</text:p>
          </table:table-cell>
          <table:table-cell office:value-type="float" office:value="30545968" calcext:value-type="float">
            <text:p>30545968</text:p>
          </table:table-cell>
          <table:table-cell office:value-type="float" office:value="30681320" calcext:value-type="float">
            <text:p>30681320</text:p>
          </table:table-cell>
          <table:table-cell office:value-type="float" office:value="41210584" calcext:value-type="float">
            <text:p>41210584</text:p>
          </table:table-cell>
          <table:table-cell office:value-type="float" office:value="306793352" calcext:value-type="float">
            <text:p>306793352</text:p>
          </table:table-cell>
          <table:table-cell office:value-type="float" office:value="130866696" calcext:value-type="float">
            <text:p>130866696</text:p>
          </table:table-cell>
          <table:table-cell office:value-type="float" office:value="127627288" calcext:value-type="float">
            <text:p>127627288</text:p>
          </table:table-cell>
          <table:table-cell office:value-type="float" office:value="127056912" calcext:value-type="float">
            <text:p>127056912</text:p>
          </table:table-cell>
          <table:table-cell table:number-columns-repeated="6"/>
        </table:table-row>
        <table:table-row table:style-name="ro1">
          <table:table-cell office:value-type="float" office:value="11008312" calcext:value-type="float">
            <text:p>11008312</text:p>
          </table:table-cell>
          <table:table-cell office:value-type="float" office:value="86536160" calcext:value-type="float">
            <text:p>86536160</text:p>
          </table:table-cell>
          <table:table-cell office:value-type="float" office:value="33424608" calcext:value-type="float">
            <text:p>33424608</text:p>
          </table:table-cell>
          <table:table-cell office:value-type="float" office:value="30546024" calcext:value-type="float">
            <text:p>30546024</text:p>
          </table:table-cell>
          <table:table-cell office:value-type="float" office:value="30682512" calcext:value-type="float">
            <text:p>30682512</text:p>
          </table:table-cell>
          <table:table-cell office:value-type="float" office:value="41211104" calcext:value-type="float">
            <text:p>41211104</text:p>
          </table:table-cell>
          <table:table-cell office:value-type="float" office:value="306822672" calcext:value-type="float">
            <text:p>306822672</text:p>
          </table:table-cell>
          <table:table-cell office:value-type="float" office:value="130868976" calcext:value-type="float">
            <text:p>130868976</text:p>
          </table:table-cell>
          <table:table-cell office:value-type="float" office:value="127717864" calcext:value-type="float">
            <text:p>127717864</text:p>
          </table:table-cell>
          <table:table-cell office:value-type="float" office:value="127308632" calcext:value-type="float">
            <text:p>127308632</text:p>
          </table:table-cell>
          <table:table-cell table:number-columns-repeated="6"/>
        </table:table-row>
        <table:table-row table:style-name="ro1">
          <table:table-cell office:value-type="float" office:value="11008464" calcext:value-type="float">
            <text:p>11008464</text:p>
          </table:table-cell>
          <table:table-cell office:value-type="float" office:value="86536288" calcext:value-type="float">
            <text:p>86536288</text:p>
          </table:table-cell>
          <table:table-cell office:value-type="float" office:value="33425600" calcext:value-type="float">
            <text:p>33425600</text:p>
          </table:table-cell>
          <table:table-cell office:value-type="float" office:value="30546384" calcext:value-type="float">
            <text:p>30546384</text:p>
          </table:table-cell>
          <table:table-cell office:value-type="float" office:value="30682952" calcext:value-type="float">
            <text:p>30682952</text:p>
          </table:table-cell>
          <table:table-cell office:value-type="float" office:value="41211232" calcext:value-type="float">
            <text:p>41211232</text:p>
          </table:table-cell>
          <table:table-cell office:value-type="float" office:value="306952024" calcext:value-type="float">
            <text:p>306952024</text:p>
          </table:table-cell>
          <table:table-cell office:value-type="float" office:value="130871424" calcext:value-type="float">
            <text:p>130871424</text:p>
          </table:table-cell>
          <table:table-cell office:value-type="float" office:value="128055128" calcext:value-type="float">
            <text:p>128055128</text:p>
          </table:table-cell>
          <table:table-cell office:value-type="float" office:value="128003856" calcext:value-type="float">
            <text:p>128003856</text:p>
          </table:table-cell>
          <table:table-cell table:number-columns-repeated="6"/>
        </table:table-row>
        <table:table-row table:style-name="ro1">
          <table:table-cell office:value-type="float" office:value="11008848" calcext:value-type="float">
            <text:p>11008848</text:p>
          </table:table-cell>
          <table:table-cell office:value-type="float" office:value="86537080" calcext:value-type="float">
            <text:p>86537080</text:p>
          </table:table-cell>
          <table:table-cell office:value-type="float" office:value="33428056" calcext:value-type="float">
            <text:p>33428056</text:p>
          </table:table-cell>
          <table:table-cell office:value-type="float" office:value="30546504" calcext:value-type="float">
            <text:p>30546504</text:p>
          </table:table-cell>
          <table:table-cell office:value-type="float" office:value="30683008" calcext:value-type="float">
            <text:p>30683008</text:p>
          </table:table-cell>
          <table:table-cell office:value-type="float" office:value="41211960" calcext:value-type="float">
            <text:p>41211960</text:p>
          </table:table-cell>
          <table:table-cell office:value-type="float" office:value="307171064" calcext:value-type="float">
            <text:p>307171064</text:p>
          </table:table-cell>
          <table:table-cell office:value-type="float" office:value="130875336" calcext:value-type="float">
            <text:p>130875336</text:p>
          </table:table-cell>
          <table:table-cell office:value-type="float" office:value="128153744" calcext:value-type="float">
            <text:p>128153744</text:p>
          </table:table-cell>
          <table:table-cell office:value-type="float" office:value="128345080" calcext:value-type="float">
            <text:p>128345080</text:p>
          </table:table-cell>
          <table:table-cell table:number-columns-repeated="6"/>
        </table:table-row>
        <table:table-row table:style-name="ro1">
          <table:table-cell office:value-type="float" office:value="11009008" calcext:value-type="float">
            <text:p>11009008</text:p>
          </table:table-cell>
          <table:table-cell office:value-type="float" office:value="86537584" calcext:value-type="float">
            <text:p>86537584</text:p>
          </table:table-cell>
          <table:table-cell office:value-type="float" office:value="33429744" calcext:value-type="float">
            <text:p>33429744</text:p>
          </table:table-cell>
          <table:table-cell office:value-type="float" office:value="30547104" calcext:value-type="float">
            <text:p>30547104</text:p>
          </table:table-cell>
          <table:table-cell office:value-type="float" office:value="30687200" calcext:value-type="float">
            <text:p>30687200</text:p>
          </table:table-cell>
          <table:table-cell office:value-type="float" office:value="41212448" calcext:value-type="float">
            <text:p>41212448</text:p>
          </table:table-cell>
          <table:table-cell office:value-type="float" office:value="307330384" calcext:value-type="float">
            <text:p>307330384</text:p>
          </table:table-cell>
          <table:table-cell office:value-type="float" office:value="130877984" calcext:value-type="float">
            <text:p>130877984</text:p>
          </table:table-cell>
          <table:table-cell office:value-type="float" office:value="128397400" calcext:value-type="float">
            <text:p>128397400</text:p>
          </table:table-cell>
          <table:table-cell office:value-type="float" office:value="128403312" calcext:value-type="float">
            <text:p>128403312</text:p>
          </table:table-cell>
          <table:table-cell table:number-columns-repeated="6"/>
        </table:table-row>
        <table:table-row table:style-name="ro1">
          <table:table-cell office:value-type="float" office:value="11010128" calcext:value-type="float">
            <text:p>11010128</text:p>
          </table:table-cell>
          <table:table-cell office:value-type="float" office:value="86540168" calcext:value-type="float">
            <text:p>86540168</text:p>
          </table:table-cell>
          <table:table-cell office:value-type="float" office:value="33429832" calcext:value-type="float">
            <text:p>33429832</text:p>
          </table:table-cell>
          <table:table-cell office:value-type="float" office:value="30547528" calcext:value-type="float">
            <text:p>30547528</text:p>
          </table:table-cell>
          <table:table-cell office:value-type="float" office:value="30690192" calcext:value-type="float">
            <text:p>30690192</text:p>
          </table:table-cell>
          <table:table-cell office:value-type="float" office:value="41214672" calcext:value-type="float">
            <text:p>41214672</text:p>
          </table:table-cell>
          <table:table-cell office:value-type="float" office:value="307387000" calcext:value-type="float">
            <text:p>307387000</text:p>
          </table:table-cell>
          <table:table-cell office:value-type="float" office:value="130886992" calcext:value-type="float">
            <text:p>130886992</text:p>
          </table:table-cell>
          <table:table-cell office:value-type="float" office:value="128430352" calcext:value-type="float">
            <text:p>128430352</text:p>
          </table:table-cell>
          <table:table-cell office:value-type="float" office:value="128457464" calcext:value-type="float">
            <text:p>128457464</text:p>
          </table:table-cell>
          <table:table-cell table:number-columns-repeated="6"/>
        </table:table-row>
        <table:table-row table:style-name="ro1">
          <table:table-cell office:value-type="float" office:value="11010144" calcext:value-type="float">
            <text:p>11010144</text:p>
          </table:table-cell>
          <table:table-cell office:value-type="float" office:value="86541720" calcext:value-type="float">
            <text:p>86541720</text:p>
          </table:table-cell>
          <table:table-cell office:value-type="float" office:value="33433384" calcext:value-type="float">
            <text:p>33433384</text:p>
          </table:table-cell>
          <table:table-cell office:value-type="float" office:value="30547712" calcext:value-type="float">
            <text:p>30547712</text:p>
          </table:table-cell>
          <table:table-cell office:value-type="float" office:value="30694560" calcext:value-type="float">
            <text:p>30694560</text:p>
          </table:table-cell>
          <table:table-cell office:value-type="float" office:value="41215160" calcext:value-type="float">
            <text:p>41215160</text:p>
          </table:table-cell>
          <table:table-cell office:value-type="float" office:value="307464632" calcext:value-type="float">
            <text:p>307464632</text:p>
          </table:table-cell>
          <table:table-cell office:value-type="float" office:value="130889624" calcext:value-type="float">
            <text:p>130889624</text:p>
          </table:table-cell>
          <table:table-cell office:value-type="float" office:value="128430984" calcext:value-type="float">
            <text:p>128430984</text:p>
          </table:table-cell>
          <table:table-cell office:value-type="float" office:value="128458088" calcext:value-type="float">
            <text:p>128458088</text:p>
          </table:table-cell>
          <table:table-cell table:number-columns-repeated="6"/>
        </table:table-row>
        <table:table-row table:style-name="ro1">
          <table:table-cell office:value-type="float" office:value="11010192" calcext:value-type="float">
            <text:p>11010192</text:p>
          </table:table-cell>
          <table:table-cell office:value-type="float" office:value="86544448" calcext:value-type="float">
            <text:p>86544448</text:p>
          </table:table-cell>
          <table:table-cell office:value-type="float" office:value="33435264" calcext:value-type="float">
            <text:p>33435264</text:p>
          </table:table-cell>
          <table:table-cell office:value-type="float" office:value="30547920" calcext:value-type="float">
            <text:p>30547920</text:p>
          </table:table-cell>
          <table:table-cell office:value-type="float" office:value="30695608" calcext:value-type="float">
            <text:p>30695608</text:p>
          </table:table-cell>
          <table:table-cell office:value-type="float" office:value="41215560" calcext:value-type="float">
            <text:p>41215560</text:p>
          </table:table-cell>
          <table:table-cell office:value-type="float" office:value="307608512" calcext:value-type="float">
            <text:p>307608512</text:p>
          </table:table-cell>
          <table:table-cell office:value-type="float" office:value="130891416" calcext:value-type="float">
            <text:p>130891416</text:p>
          </table:table-cell>
          <table:table-cell office:value-type="float" office:value="128442320" calcext:value-type="float">
            <text:p>128442320</text:p>
          </table:table-cell>
          <table:table-cell office:value-type="float" office:value="128463944" calcext:value-type="float">
            <text:p>128463944</text:p>
          </table:table-cell>
          <table:table-cell table:number-columns-repeated="6"/>
        </table:table-row>
        <table:table-row table:style-name="ro1">
          <table:table-cell office:value-type="float" office:value="11011224" calcext:value-type="float">
            <text:p>11011224</text:p>
          </table:table-cell>
          <table:table-cell office:value-type="float" office:value="86544592" calcext:value-type="float">
            <text:p>86544592</text:p>
          </table:table-cell>
          <table:table-cell office:value-type="float" office:value="33437792" calcext:value-type="float">
            <text:p>33437792</text:p>
          </table:table-cell>
          <table:table-cell office:value-type="float" office:value="30547960" calcext:value-type="float">
            <text:p>30547960</text:p>
          </table:table-cell>
          <table:table-cell office:value-type="float" office:value="30699360" calcext:value-type="float">
            <text:p>30699360</text:p>
          </table:table-cell>
          <table:table-cell office:value-type="float" office:value="41217552" calcext:value-type="float">
            <text:p>41217552</text:p>
          </table:table-cell>
          <table:table-cell office:value-type="float" office:value="307623008" calcext:value-type="float">
            <text:p>307623008</text:p>
          </table:table-cell>
          <table:table-cell office:value-type="float" office:value="130893424" calcext:value-type="float">
            <text:p>130893424</text:p>
          </table:table-cell>
          <table:table-cell office:value-type="float" office:value="128457784" calcext:value-type="float">
            <text:p>128457784</text:p>
          </table:table-cell>
          <table:table-cell office:value-type="float" office:value="128498024" calcext:value-type="float">
            <text:p>128498024</text:p>
          </table:table-cell>
          <table:table-cell table:number-columns-repeated="6"/>
        </table:table-row>
        <table:table-row table:style-name="ro1">
          <table:table-cell office:value-type="float" office:value="11011680" calcext:value-type="float">
            <text:p>11011680</text:p>
          </table:table-cell>
          <table:table-cell office:value-type="float" office:value="86549384" calcext:value-type="float">
            <text:p>86549384</text:p>
          </table:table-cell>
          <table:table-cell office:value-type="float" office:value="33439232" calcext:value-type="float">
            <text:p>33439232</text:p>
          </table:table-cell>
          <table:table-cell office:value-type="float" office:value="30548728" calcext:value-type="float">
            <text:p>30548728</text:p>
          </table:table-cell>
          <table:table-cell office:value-type="float" office:value="30699792" calcext:value-type="float">
            <text:p>30699792</text:p>
          </table:table-cell>
          <table:table-cell office:value-type="float" office:value="41218104" calcext:value-type="float">
            <text:p>41218104</text:p>
          </table:table-cell>
          <table:table-cell office:value-type="float" office:value="307858000" calcext:value-type="float">
            <text:p>307858000</text:p>
          </table:table-cell>
          <table:table-cell office:value-type="float" office:value="130959160" calcext:value-type="float">
            <text:p>130959160</text:p>
          </table:table-cell>
          <table:table-cell office:value-type="float" office:value="128489560" calcext:value-type="float">
            <text:p>128489560</text:p>
          </table:table-cell>
          <table:table-cell office:value-type="float" office:value="128515744" calcext:value-type="float">
            <text:p>128515744</text:p>
          </table:table-cell>
          <table:table-cell table:number-columns-repeated="6"/>
        </table:table-row>
        <table:table-row table:style-name="ro1">
          <table:table-cell office:value-type="float" office:value="11011760" calcext:value-type="float">
            <text:p>11011760</text:p>
          </table:table-cell>
          <table:table-cell office:value-type="float" office:value="86552368" calcext:value-type="float">
            <text:p>86552368</text:p>
          </table:table-cell>
          <table:table-cell office:value-type="float" office:value="33440448" calcext:value-type="float">
            <text:p>33440448</text:p>
          </table:table-cell>
          <table:table-cell office:value-type="float" office:value="30549328" calcext:value-type="float">
            <text:p>30549328</text:p>
          </table:table-cell>
          <table:table-cell office:value-type="float" office:value="30699864" calcext:value-type="float">
            <text:p>30699864</text:p>
          </table:table-cell>
          <table:table-cell office:value-type="float" office:value="41219840" calcext:value-type="float">
            <text:p>41219840</text:p>
          </table:table-cell>
          <table:table-cell office:value-type="float" office:value="307957816" calcext:value-type="float">
            <text:p>307957816</text:p>
          </table:table-cell>
          <table:table-cell office:value-type="float" office:value="131000632" calcext:value-type="float">
            <text:p>131000632</text:p>
          </table:table-cell>
          <table:table-cell office:value-type="float" office:value="128501016" calcext:value-type="float">
            <text:p>128501016</text:p>
          </table:table-cell>
          <table:table-cell office:value-type="float" office:value="128537040" calcext:value-type="float">
            <text:p>128537040</text:p>
          </table:table-cell>
          <table:table-cell table:number-columns-repeated="6"/>
        </table:table-row>
        <table:table-row table:style-name="ro1">
          <table:table-cell office:value-type="float" office:value="11012104" calcext:value-type="float">
            <text:p>11012104</text:p>
          </table:table-cell>
          <table:table-cell office:value-type="float" office:value="86553968" calcext:value-type="float">
            <text:p>86553968</text:p>
          </table:table-cell>
          <table:table-cell office:value-type="float" office:value="33440824" calcext:value-type="float">
            <text:p>33440824</text:p>
          </table:table-cell>
          <table:table-cell office:value-type="float" office:value="30549368" calcext:value-type="float">
            <text:p>30549368</text:p>
          </table:table-cell>
          <table:table-cell office:value-type="float" office:value="30700824" calcext:value-type="float">
            <text:p>30700824</text:p>
          </table:table-cell>
          <table:table-cell office:value-type="float" office:value="41220560" calcext:value-type="float">
            <text:p>41220560</text:p>
          </table:table-cell>
          <table:table-cell office:value-type="float" office:value="308031976" calcext:value-type="float">
            <text:p>308031976</text:p>
          </table:table-cell>
          <table:table-cell office:value-type="float" office:value="131058952" calcext:value-type="float">
            <text:p>131058952</text:p>
          </table:table-cell>
          <table:table-cell office:value-type="float" office:value="128506672" calcext:value-type="float">
            <text:p>128506672</text:p>
          </table:table-cell>
          <table:table-cell office:value-type="float" office:value="128538472" calcext:value-type="float">
            <text:p>128538472</text:p>
          </table:table-cell>
          <table:table-cell table:number-columns-repeated="6"/>
        </table:table-row>
        <table:table-row table:style-name="ro1">
          <table:table-cell office:value-type="float" office:value="11013904" calcext:value-type="float">
            <text:p>11013904</text:p>
          </table:table-cell>
          <table:table-cell office:value-type="float" office:value="86554936" calcext:value-type="float">
            <text:p>86554936</text:p>
          </table:table-cell>
          <table:table-cell office:value-type="float" office:value="33442192" calcext:value-type="float">
            <text:p>33442192</text:p>
          </table:table-cell>
          <table:table-cell office:value-type="float" office:value="30549848" calcext:value-type="float">
            <text:p>30549848</text:p>
          </table:table-cell>
          <table:table-cell office:value-type="float" office:value="30700952" calcext:value-type="float">
            <text:p>30700952</text:p>
          </table:table-cell>
          <table:table-cell office:value-type="float" office:value="41220640" calcext:value-type="float">
            <text:p>41220640</text:p>
          </table:table-cell>
          <table:table-cell office:value-type="float" office:value="308302520" calcext:value-type="float">
            <text:p>308302520</text:p>
          </table:table-cell>
          <table:table-cell office:value-type="float" office:value="131143888" calcext:value-type="float">
            <text:p>131143888</text:p>
          </table:table-cell>
          <table:table-cell office:value-type="float" office:value="128508976" calcext:value-type="float">
            <text:p>128508976</text:p>
          </table:table-cell>
          <table:table-cell office:value-type="float" office:value="128541848" calcext:value-type="float">
            <text:p>128541848</text:p>
          </table:table-cell>
          <table:table-cell table:number-columns-repeated="6"/>
        </table:table-row>
        <table:table-row table:style-name="ro1">
          <table:table-cell office:value-type="float" office:value="11014016" calcext:value-type="float">
            <text:p>11014016</text:p>
          </table:table-cell>
          <table:table-cell office:value-type="float" office:value="86555712" calcext:value-type="float">
            <text:p>86555712</text:p>
          </table:table-cell>
          <table:table-cell office:value-type="float" office:value="33444808" calcext:value-type="float">
            <text:p>33444808</text:p>
          </table:table-cell>
          <table:table-cell office:value-type="float" office:value="30550552" calcext:value-type="float">
            <text:p>30550552</text:p>
          </table:table-cell>
          <table:table-cell office:value-type="float" office:value="30701048" calcext:value-type="float">
            <text:p>30701048</text:p>
          </table:table-cell>
          <table:table-cell office:value-type="float" office:value="41221328" calcext:value-type="float">
            <text:p>41221328</text:p>
          </table:table-cell>
          <table:table-cell office:value-type="float" office:value="308442384" calcext:value-type="float">
            <text:p>308442384</text:p>
          </table:table-cell>
          <table:table-cell office:value-type="float" office:value="131343696" calcext:value-type="float">
            <text:p>131343696</text:p>
          </table:table-cell>
          <table:table-cell office:value-type="float" office:value="128513392" calcext:value-type="float">
            <text:p>128513392</text:p>
          </table:table-cell>
          <table:table-cell office:value-type="float" office:value="128561992" calcext:value-type="float">
            <text:p>128561992</text:p>
          </table:table-cell>
          <table:table-cell table:number-columns-repeated="6"/>
        </table:table-row>
        <table:table-row table:style-name="ro1">
          <table:table-cell office:value-type="float" office:value="11014520" calcext:value-type="float">
            <text:p>11014520</text:p>
          </table:table-cell>
          <table:table-cell office:value-type="float" office:value="86556128" calcext:value-type="float">
            <text:p>86556128</text:p>
          </table:table-cell>
          <table:table-cell office:value-type="float" office:value="33446760" calcext:value-type="float">
            <text:p>33446760</text:p>
          </table:table-cell>
          <table:table-cell office:value-type="float" office:value="30550968" calcext:value-type="float">
            <text:p>30550968</text:p>
          </table:table-cell>
          <table:table-cell office:value-type="float" office:value="30701552" calcext:value-type="float">
            <text:p>30701552</text:p>
          </table:table-cell>
          <table:table-cell office:value-type="float" office:value="41221600" calcext:value-type="float">
            <text:p>41221600</text:p>
          </table:table-cell>
          <table:table-cell office:value-type="float" office:value="308645560" calcext:value-type="float">
            <text:p>308645560</text:p>
          </table:table-cell>
          <table:table-cell office:value-type="float" office:value="131421120" calcext:value-type="float">
            <text:p>131421120</text:p>
          </table:table-cell>
          <table:table-cell office:value-type="float" office:value="128524376" calcext:value-type="float">
            <text:p>128524376</text:p>
          </table:table-cell>
          <table:table-cell office:value-type="float" office:value="128575256" calcext:value-type="float">
            <text:p>128575256</text:p>
          </table:table-cell>
          <table:table-cell table:number-columns-repeated="6"/>
        </table:table-row>
        <table:table-row table:style-name="ro1">
          <table:table-cell office:value-type="float" office:value="11014704" calcext:value-type="float">
            <text:p>11014704</text:p>
          </table:table-cell>
          <table:table-cell office:value-type="float" office:value="86556752" calcext:value-type="float">
            <text:p>86556752</text:p>
          </table:table-cell>
          <table:table-cell office:value-type="float" office:value="33447240" calcext:value-type="float">
            <text:p>33447240</text:p>
          </table:table-cell>
          <table:table-cell office:value-type="float" office:value="30551736" calcext:value-type="float">
            <text:p>30551736</text:p>
          </table:table-cell>
          <table:table-cell office:value-type="float" office:value="30703896" calcext:value-type="float">
            <text:p>30703896</text:p>
          </table:table-cell>
          <table:table-cell office:value-type="float" office:value="41221856" calcext:value-type="float">
            <text:p>41221856</text:p>
          </table:table-cell>
          <table:table-cell office:value-type="float" office:value="309005384" calcext:value-type="float">
            <text:p>309005384</text:p>
          </table:table-cell>
          <table:table-cell office:value-type="float" office:value="131438088" calcext:value-type="float">
            <text:p>131438088</text:p>
          </table:table-cell>
          <table:table-cell office:value-type="float" office:value="128545976" calcext:value-type="float">
            <text:p>128545976</text:p>
          </table:table-cell>
          <table:table-cell office:value-type="float" office:value="128579512" calcext:value-type="float">
            <text:p>128579512</text:p>
          </table:table-cell>
          <table:table-cell table:number-columns-repeated="6"/>
        </table:table-row>
        <table:table-row table:style-name="ro1">
          <table:table-cell office:value-type="float" office:value="11015256" calcext:value-type="float">
            <text:p>11015256</text:p>
          </table:table-cell>
          <table:table-cell office:value-type="float" office:value="86558744" calcext:value-type="float">
            <text:p>86558744</text:p>
          </table:table-cell>
          <table:table-cell office:value-type="float" office:value="33449048" calcext:value-type="float">
            <text:p>33449048</text:p>
          </table:table-cell>
          <table:table-cell office:value-type="float" office:value="30553648" calcext:value-type="float">
            <text:p>30553648</text:p>
          </table:table-cell>
          <table:table-cell office:value-type="float" office:value="30705584" calcext:value-type="float">
            <text:p>30705584</text:p>
          </table:table-cell>
          <table:table-cell office:value-type="float" office:value="41222296" calcext:value-type="float">
            <text:p>41222296</text:p>
          </table:table-cell>
          <table:table-cell office:value-type="float" office:value="309253288" calcext:value-type="float">
            <text:p>309253288</text:p>
          </table:table-cell>
          <table:table-cell office:value-type="float" office:value="131491808" calcext:value-type="float">
            <text:p>131491808</text:p>
          </table:table-cell>
          <table:table-cell office:value-type="float" office:value="128551640" calcext:value-type="float">
            <text:p>128551640</text:p>
          </table:table-cell>
          <table:table-cell office:value-type="float" office:value="128586424" calcext:value-type="float">
            <text:p>128586424</text:p>
          </table:table-cell>
          <table:table-cell table:number-columns-repeated="6"/>
        </table:table-row>
        <table:table-row table:style-name="ro1">
          <table:table-cell office:value-type="float" office:value="11017504" calcext:value-type="float">
            <text:p>11017504</text:p>
          </table:table-cell>
          <table:table-cell office:value-type="float" office:value="86559528" calcext:value-type="float">
            <text:p>86559528</text:p>
          </table:table-cell>
          <table:table-cell office:value-type="float" office:value="33451120" calcext:value-type="float">
            <text:p>33451120</text:p>
          </table:table-cell>
          <table:table-cell office:value-type="float" office:value="30555808" calcext:value-type="float">
            <text:p>30555808</text:p>
          </table:table-cell>
          <table:table-cell office:value-type="float" office:value="30706792" calcext:value-type="float">
            <text:p>30706792</text:p>
          </table:table-cell>
          <table:table-cell office:value-type="float" office:value="41223168" calcext:value-type="float">
            <text:p>41223168</text:p>
          </table:table-cell>
          <table:table-cell office:value-type="float" office:value="309308656" calcext:value-type="float">
            <text:p>309308656</text:p>
          </table:table-cell>
          <table:table-cell office:value-type="float" office:value="131493384" calcext:value-type="float">
            <text:p>131493384</text:p>
          </table:table-cell>
          <table:table-cell office:value-type="float" office:value="128586656" calcext:value-type="float">
            <text:p>128586656</text:p>
          </table:table-cell>
          <table:table-cell office:value-type="float" office:value="128589736" calcext:value-type="float">
            <text:p>128589736</text:p>
          </table:table-cell>
          <table:table-cell table:number-columns-repeated="6"/>
        </table:table-row>
        <table:table-row table:style-name="ro1">
          <table:table-cell office:value-type="float" office:value="11017520" calcext:value-type="float">
            <text:p>11017520</text:p>
          </table:table-cell>
          <table:table-cell office:value-type="float" office:value="86561528" calcext:value-type="float">
            <text:p>86561528</text:p>
          </table:table-cell>
          <table:table-cell office:value-type="float" office:value="33451992" calcext:value-type="float">
            <text:p>33451992</text:p>
          </table:table-cell>
          <table:table-cell office:value-type="float" office:value="30556536" calcext:value-type="float">
            <text:p>30556536</text:p>
          </table:table-cell>
          <table:table-cell office:value-type="float" office:value="30709104" calcext:value-type="float">
            <text:p>30709104</text:p>
          </table:table-cell>
          <table:table-cell office:value-type="float" office:value="41223880" calcext:value-type="float">
            <text:p>41223880</text:p>
          </table:table-cell>
          <table:table-cell office:value-type="float" office:value="309324200" calcext:value-type="float">
            <text:p>309324200</text:p>
          </table:table-cell>
          <table:table-cell office:value-type="float" office:value="131528208" calcext:value-type="float">
            <text:p>131528208</text:p>
          </table:table-cell>
          <table:table-cell office:value-type="float" office:value="128592600" calcext:value-type="float">
            <text:p>128592600</text:p>
          </table:table-cell>
          <table:table-cell office:value-type="float" office:value="128593712" calcext:value-type="float">
            <text:p>128593712</text:p>
          </table:table-cell>
          <table:table-cell table:number-columns-repeated="6"/>
        </table:table-row>
        <table:table-row table:style-name="ro1">
          <table:table-cell office:value-type="float" office:value="11017616" calcext:value-type="float">
            <text:p>11017616</text:p>
          </table:table-cell>
          <table:table-cell office:value-type="float" office:value="86564304" calcext:value-type="float">
            <text:p>86564304</text:p>
          </table:table-cell>
          <table:table-cell office:value-type="float" office:value="33454128" calcext:value-type="float">
            <text:p>33454128</text:p>
          </table:table-cell>
          <table:table-cell office:value-type="float" office:value="30557256" calcext:value-type="float">
            <text:p>30557256</text:p>
          </table:table-cell>
          <table:table-cell office:value-type="float" office:value="30709896" calcext:value-type="float">
            <text:p>30709896</text:p>
          </table:table-cell>
          <table:table-cell office:value-type="float" office:value="41226848" calcext:value-type="float">
            <text:p>41226848</text:p>
          </table:table-cell>
          <table:table-cell office:value-type="float" office:value="309527824" calcext:value-type="float">
            <text:p>309527824</text:p>
          </table:table-cell>
          <table:table-cell office:value-type="float" office:value="131719840" calcext:value-type="float">
            <text:p>131719840</text:p>
          </table:table-cell>
          <table:table-cell office:value-type="float" office:value="128622496" calcext:value-type="float">
            <text:p>128622496</text:p>
          </table:table-cell>
          <table:table-cell office:value-type="float" office:value="128639864" calcext:value-type="float">
            <text:p>128639864</text:p>
          </table:table-cell>
          <table:table-cell table:number-columns-repeated="6"/>
        </table:table-row>
        <table:table-row table:style-name="ro1">
          <table:table-cell office:value-type="float" office:value="11017696" calcext:value-type="float">
            <text:p>11017696</text:p>
          </table:table-cell>
          <table:table-cell office:value-type="float" office:value="86567080" calcext:value-type="float">
            <text:p>86567080</text:p>
          </table:table-cell>
          <table:table-cell office:value-type="float" office:value="33456592" calcext:value-type="float">
            <text:p>33456592</text:p>
          </table:table-cell>
          <table:table-cell office:value-type="float" office:value="30561504" calcext:value-type="float">
            <text:p>30561504</text:p>
          </table:table-cell>
          <table:table-cell office:value-type="float" office:value="30712000" calcext:value-type="float">
            <text:p>30712000</text:p>
          </table:table-cell>
          <table:table-cell office:value-type="float" office:value="41227200" calcext:value-type="float">
            <text:p>41227200</text:p>
          </table:table-cell>
          <table:table-cell office:value-type="float" office:value="310034488" calcext:value-type="float">
            <text:p>310034488</text:p>
          </table:table-cell>
          <table:table-cell office:value-type="float" office:value="132011136" calcext:value-type="float">
            <text:p>132011136</text:p>
          </table:table-cell>
          <table:table-cell office:value-type="float" office:value="128634152" calcext:value-type="float">
            <text:p>128634152</text:p>
          </table:table-cell>
          <table:table-cell office:value-type="float" office:value="128646792" calcext:value-type="float">
            <text:p>128646792</text:p>
          </table:table-cell>
          <table:table-cell table:number-columns-repeated="6"/>
        </table:table-row>
        <table:table-row table:style-name="ro1">
          <table:table-cell office:value-type="float" office:value="11018640" calcext:value-type="float">
            <text:p>11018640</text:p>
          </table:table-cell>
          <table:table-cell office:value-type="float" office:value="86571592" calcext:value-type="float">
            <text:p>86571592</text:p>
          </table:table-cell>
          <table:table-cell office:value-type="float" office:value="33459496" calcext:value-type="float">
            <text:p>33459496</text:p>
          </table:table-cell>
          <table:table-cell office:value-type="float" office:value="30562128" calcext:value-type="float">
            <text:p>30562128</text:p>
          </table:table-cell>
          <table:table-cell office:value-type="float" office:value="30712600" calcext:value-type="float">
            <text:p>30712600</text:p>
          </table:table-cell>
          <table:table-cell office:value-type="float" office:value="41228232" calcext:value-type="float">
            <text:p>41228232</text:p>
          </table:table-cell>
          <table:table-cell office:value-type="float" office:value="310272000" calcext:value-type="float">
            <text:p>310272000</text:p>
          </table:table-cell>
          <table:table-cell office:value-type="float" office:value="132111520" calcext:value-type="float">
            <text:p>132111520</text:p>
          </table:table-cell>
          <table:table-cell office:value-type="float" office:value="128670752" calcext:value-type="float">
            <text:p>128670752</text:p>
          </table:table-cell>
          <table:table-cell office:value-type="float" office:value="128720456" calcext:value-type="float">
            <text:p>128720456</text:p>
          </table:table-cell>
          <table:table-cell table:number-columns-repeated="6"/>
        </table:table-row>
        <table:table-row table:style-name="ro1">
          <table:table-cell office:value-type="float" office:value="11018648" calcext:value-type="float">
            <text:p>11018648</text:p>
          </table:table-cell>
          <table:table-cell office:value-type="float" office:value="86576216" calcext:value-type="float">
            <text:p>86576216</text:p>
          </table:table-cell>
          <table:table-cell office:value-type="float" office:value="33461120" calcext:value-type="float">
            <text:p>33461120</text:p>
          </table:table-cell>
          <table:table-cell office:value-type="float" office:value="30563320" calcext:value-type="float">
            <text:p>30563320</text:p>
          </table:table-cell>
          <table:table-cell office:value-type="float" office:value="30713240" calcext:value-type="float">
            <text:p>30713240</text:p>
          </table:table-cell>
          <table:table-cell office:value-type="float" office:value="41228888" calcext:value-type="float">
            <text:p>41228888</text:p>
          </table:table-cell>
          <table:table-cell office:value-type="float" office:value="310405656" calcext:value-type="float">
            <text:p>310405656</text:p>
          </table:table-cell>
          <table:table-cell office:value-type="float" office:value="132129664" calcext:value-type="float">
            <text:p>132129664</text:p>
          </table:table-cell>
          <table:table-cell office:value-type="float" office:value="128722808" calcext:value-type="float">
            <text:p>128722808</text:p>
          </table:table-cell>
          <table:table-cell office:value-type="float" office:value="128722480" calcext:value-type="float">
            <text:p>128722480</text:p>
          </table:table-cell>
          <table:table-cell table:number-columns-repeated="6"/>
        </table:table-row>
        <table:table-row table:style-name="ro1">
          <table:table-cell office:value-type="float" office:value="11018856" calcext:value-type="float">
            <text:p>11018856</text:p>
          </table:table-cell>
          <table:table-cell office:value-type="float" office:value="86576976" calcext:value-type="float">
            <text:p>86576976</text:p>
          </table:table-cell>
          <table:table-cell office:value-type="float" office:value="33463144" calcext:value-type="float">
            <text:p>33463144</text:p>
          </table:table-cell>
          <table:table-cell office:value-type="float" office:value="30563520" calcext:value-type="float">
            <text:p>30563520</text:p>
          </table:table-cell>
          <table:table-cell office:value-type="float" office:value="30714496" calcext:value-type="float">
            <text:p>30714496</text:p>
          </table:table-cell>
          <table:table-cell office:value-type="float" office:value="41229264" calcext:value-type="float">
            <text:p>41229264</text:p>
          </table:table-cell>
          <table:table-cell office:value-type="float" office:value="310980824" calcext:value-type="float">
            <text:p>310980824</text:p>
          </table:table-cell>
          <table:table-cell office:value-type="float" office:value="132237640" calcext:value-type="float">
            <text:p>132237640</text:p>
          </table:table-cell>
          <table:table-cell office:value-type="float" office:value="128756880" calcext:value-type="float">
            <text:p>128756880</text:p>
          </table:table-cell>
          <table:table-cell office:value-type="float" office:value="128724360" calcext:value-type="float">
            <text:p>128724360</text:p>
          </table:table-cell>
          <table:table-cell table:number-columns-repeated="6"/>
        </table:table-row>
        <table:table-row table:style-name="ro1">
          <table:table-cell office:value-type="float" office:value="11019296" calcext:value-type="float">
            <text:p>11019296</text:p>
          </table:table-cell>
          <table:table-cell office:value-type="float" office:value="86578880" calcext:value-type="float">
            <text:p>86578880</text:p>
          </table:table-cell>
          <table:table-cell office:value-type="float" office:value="33463336" calcext:value-type="float">
            <text:p>33463336</text:p>
          </table:table-cell>
          <table:table-cell office:value-type="float" office:value="30564672" calcext:value-type="float">
            <text:p>30564672</text:p>
          </table:table-cell>
          <table:table-cell office:value-type="float" office:value="30717200" calcext:value-type="float">
            <text:p>30717200</text:p>
          </table:table-cell>
          <table:table-cell office:value-type="float" office:value="41230040" calcext:value-type="float">
            <text:p>41230040</text:p>
          </table:table-cell>
          <table:table-cell office:value-type="float" office:value="311201440" calcext:value-type="float">
            <text:p>311201440</text:p>
          </table:table-cell>
          <table:table-cell office:value-type="float" office:value="132246256" calcext:value-type="float">
            <text:p>132246256</text:p>
          </table:table-cell>
          <table:table-cell office:value-type="float" office:value="128761992" calcext:value-type="float">
            <text:p>128761992</text:p>
          </table:table-cell>
          <table:table-cell office:value-type="float" office:value="128742960" calcext:value-type="float">
            <text:p>128742960</text:p>
          </table:table-cell>
          <table:table-cell table:number-columns-repeated="6"/>
        </table:table-row>
        <table:table-row table:style-name="ro1">
          <table:table-cell office:value-type="float" office:value="11019312" calcext:value-type="float">
            <text:p>11019312</text:p>
          </table:table-cell>
          <table:table-cell office:value-type="float" office:value="86579120" calcext:value-type="float">
            <text:p>86579120</text:p>
          </table:table-cell>
          <table:table-cell office:value-type="float" office:value="33464328" calcext:value-type="float">
            <text:p>33464328</text:p>
          </table:table-cell>
          <table:table-cell office:value-type="float" office:value="30564752" calcext:value-type="float">
            <text:p>30564752</text:p>
          </table:table-cell>
          <table:table-cell office:value-type="float" office:value="30717248" calcext:value-type="float">
            <text:p>30717248</text:p>
          </table:table-cell>
          <table:table-cell office:value-type="float" office:value="41230104" calcext:value-type="float">
            <text:p>41230104</text:p>
          </table:table-cell>
          <table:table-cell office:value-type="float" office:value="311310032" calcext:value-type="float">
            <text:p>311310032</text:p>
          </table:table-cell>
          <table:table-cell office:value-type="float" office:value="132359816" calcext:value-type="float">
            <text:p>132359816</text:p>
          </table:table-cell>
          <table:table-cell office:value-type="float" office:value="128772240" calcext:value-type="float">
            <text:p>128772240</text:p>
          </table:table-cell>
          <table:table-cell office:value-type="float" office:value="128755744" calcext:value-type="float">
            <text:p>128755744</text:p>
          </table:table-cell>
          <table:table-cell table:number-columns-repeated="6"/>
        </table:table-row>
        <table:table-row table:style-name="ro1">
          <table:table-cell office:value-type="float" office:value="11019392" calcext:value-type="float">
            <text:p>11019392</text:p>
          </table:table-cell>
          <table:table-cell office:value-type="float" office:value="86579808" calcext:value-type="float">
            <text:p>86579808</text:p>
          </table:table-cell>
          <table:table-cell office:value-type="float" office:value="33465816" calcext:value-type="float">
            <text:p>33465816</text:p>
          </table:table-cell>
          <table:table-cell office:value-type="float" office:value="30565832" calcext:value-type="float">
            <text:p>30565832</text:p>
          </table:table-cell>
          <table:table-cell office:value-type="float" office:value="30717536" calcext:value-type="float">
            <text:p>30717536</text:p>
          </table:table-cell>
          <table:table-cell office:value-type="float" office:value="41233648" calcext:value-type="float">
            <text:p>41233648</text:p>
          </table:table-cell>
          <table:table-cell office:value-type="float" office:value="311471360" calcext:value-type="float">
            <text:p>311471360</text:p>
          </table:table-cell>
          <table:table-cell office:value-type="float" office:value="132379616" calcext:value-type="float">
            <text:p>132379616</text:p>
          </table:table-cell>
          <table:table-cell office:value-type="float" office:value="128821976" calcext:value-type="float">
            <text:p>128821976</text:p>
          </table:table-cell>
          <table:table-cell office:value-type="float" office:value="128766264" calcext:value-type="float">
            <text:p>128766264</text:p>
          </table:table-cell>
          <table:table-cell table:number-columns-repeated="6"/>
        </table:table-row>
        <table:table-row table:style-name="ro1">
          <table:table-cell office:value-type="float" office:value="11019464" calcext:value-type="float">
            <text:p>11019464</text:p>
          </table:table-cell>
          <table:table-cell office:value-type="float" office:value="86583624" calcext:value-type="float">
            <text:p>86583624</text:p>
          </table:table-cell>
          <table:table-cell office:value-type="float" office:value="33469048" calcext:value-type="float">
            <text:p>33469048</text:p>
          </table:table-cell>
          <table:table-cell office:value-type="float" office:value="30566464" calcext:value-type="float">
            <text:p>30566464</text:p>
          </table:table-cell>
          <table:table-cell office:value-type="float" office:value="30717656" calcext:value-type="float">
            <text:p>30717656</text:p>
          </table:table-cell>
          <table:table-cell office:value-type="float" office:value="41240744" calcext:value-type="float">
            <text:p>41240744</text:p>
          </table:table-cell>
          <table:table-cell office:value-type="float" office:value="311974296" calcext:value-type="float">
            <text:p>311974296</text:p>
          </table:table-cell>
          <table:table-cell office:value-type="float" office:value="132644000" calcext:value-type="float">
            <text:p>132644000</text:p>
          </table:table-cell>
          <table:table-cell office:value-type="float" office:value="128822880" calcext:value-type="float">
            <text:p>128822880</text:p>
          </table:table-cell>
          <table:table-cell office:value-type="float" office:value="128798032" calcext:value-type="float">
            <text:p>128798032</text:p>
          </table:table-cell>
          <table:table-cell table:number-columns-repeated="6"/>
        </table:table-row>
        <table:table-row table:style-name="ro1">
          <table:table-cell office:value-type="float" office:value="11019704" calcext:value-type="float">
            <text:p>11019704</text:p>
          </table:table-cell>
          <table:table-cell office:value-type="float" office:value="86583904" calcext:value-type="float">
            <text:p>86583904</text:p>
          </table:table-cell>
          <table:table-cell office:value-type="float" office:value="33475848" calcext:value-type="float">
            <text:p>33475848</text:p>
          </table:table-cell>
          <table:table-cell office:value-type="float" office:value="30566664" calcext:value-type="float">
            <text:p>30566664</text:p>
          </table:table-cell>
          <table:table-cell office:value-type="float" office:value="30718928" calcext:value-type="float">
            <text:p>30718928</text:p>
          </table:table-cell>
          <table:table-cell office:value-type="float" office:value="41241528" calcext:value-type="float">
            <text:p>41241528</text:p>
          </table:table-cell>
          <table:table-cell office:value-type="float" office:value="312460672" calcext:value-type="float">
            <text:p>312460672</text:p>
          </table:table-cell>
          <table:table-cell office:value-type="float" office:value="132671632" calcext:value-type="float">
            <text:p>132671632</text:p>
          </table:table-cell>
          <table:table-cell office:value-type="float" office:value="128836472" calcext:value-type="float">
            <text:p>128836472</text:p>
          </table:table-cell>
          <table:table-cell office:value-type="float" office:value="128811952" calcext:value-type="float">
            <text:p>128811952</text:p>
          </table:table-cell>
          <table:table-cell table:number-columns-repeated="6"/>
        </table:table-row>
        <table:table-row table:style-name="ro1">
          <table:table-cell office:value-type="float" office:value="11021520" calcext:value-type="float">
            <text:p>11021520</text:p>
          </table:table-cell>
          <table:table-cell office:value-type="float" office:value="86584080" calcext:value-type="float">
            <text:p>86584080</text:p>
          </table:table-cell>
          <table:table-cell office:value-type="float" office:value="33477880" calcext:value-type="float">
            <text:p>33477880</text:p>
          </table:table-cell>
          <table:table-cell office:value-type="float" office:value="30567208" calcext:value-type="float">
            <text:p>30567208</text:p>
          </table:table-cell>
          <table:table-cell office:value-type="float" office:value="30719408" calcext:value-type="float">
            <text:p>30719408</text:p>
          </table:table-cell>
          <table:table-cell office:value-type="float" office:value="41243424" calcext:value-type="float">
            <text:p>41243424</text:p>
          </table:table-cell>
          <table:table-cell office:value-type="float" office:value="312712424" calcext:value-type="float">
            <text:p>312712424</text:p>
          </table:table-cell>
          <table:table-cell office:value-type="float" office:value="132935560" calcext:value-type="float">
            <text:p>132935560</text:p>
          </table:table-cell>
          <table:table-cell office:value-type="float" office:value="128983312" calcext:value-type="float">
            <text:p>128983312</text:p>
          </table:table-cell>
          <table:table-cell office:value-type="float" office:value="128816824" calcext:value-type="float">
            <text:p>128816824</text:p>
          </table:table-cell>
          <table:table-cell table:number-columns-repeated="6"/>
        </table:table-row>
        <table:table-row table:style-name="ro1">
          <table:table-cell office:value-type="float" office:value="11021864" calcext:value-type="float">
            <text:p>11021864</text:p>
          </table:table-cell>
          <table:table-cell office:value-type="float" office:value="86587304" calcext:value-type="float">
            <text:p>86587304</text:p>
          </table:table-cell>
          <table:table-cell office:value-type="float" office:value="33482032" calcext:value-type="float">
            <text:p>33482032</text:p>
          </table:table-cell>
          <table:table-cell office:value-type="float" office:value="30567864" calcext:value-type="float">
            <text:p>30567864</text:p>
          </table:table-cell>
          <table:table-cell office:value-type="float" office:value="30719968" calcext:value-type="float">
            <text:p>30719968</text:p>
          </table:table-cell>
          <table:table-cell office:value-type="float" office:value="41244504" calcext:value-type="float">
            <text:p>41244504</text:p>
          </table:table-cell>
          <table:table-cell office:value-type="float" office:value="312942696" calcext:value-type="float">
            <text:p>312942696</text:p>
          </table:table-cell>
          <table:table-cell office:value-type="float" office:value="133573544" calcext:value-type="float">
            <text:p>133573544</text:p>
          </table:table-cell>
          <table:table-cell office:value-type="float" office:value="129046144" calcext:value-type="float">
            <text:p>129046144</text:p>
          </table:table-cell>
          <table:table-cell office:value-type="float" office:value="128912640" calcext:value-type="float">
            <text:p>128912640</text:p>
          </table:table-cell>
          <table:table-cell table:number-columns-repeated="6"/>
        </table:table-row>
        <table:table-row table:style-name="ro1">
          <table:table-cell office:value-type="float" office:value="11022512" calcext:value-type="float">
            <text:p>11022512</text:p>
          </table:table-cell>
          <table:table-cell office:value-type="float" office:value="86592656" calcext:value-type="float">
            <text:p>86592656</text:p>
          </table:table-cell>
          <table:table-cell office:value-type="float" office:value="33485456" calcext:value-type="float">
            <text:p>33485456</text:p>
          </table:table-cell>
          <table:table-cell office:value-type="float" office:value="30568128" calcext:value-type="float">
            <text:p>30568128</text:p>
          </table:table-cell>
          <table:table-cell office:value-type="float" office:value="30720448" calcext:value-type="float">
            <text:p>30720448</text:p>
          </table:table-cell>
          <table:table-cell office:value-type="float" office:value="41244512" calcext:value-type="float">
            <text:p>41244512</text:p>
          </table:table-cell>
          <table:table-cell office:value-type="float" office:value="313028232" calcext:value-type="float">
            <text:p>313028232</text:p>
          </table:table-cell>
          <table:table-cell office:value-type="float" office:value="133821680" calcext:value-type="float">
            <text:p>133821680</text:p>
          </table:table-cell>
          <table:table-cell office:value-type="float" office:value="129141648" calcext:value-type="float">
            <text:p>129141648</text:p>
          </table:table-cell>
          <table:table-cell office:value-type="float" office:value="129127424" calcext:value-type="float">
            <text:p>129127424</text:p>
          </table:table-cell>
          <table:table-cell table:number-columns-repeated="6"/>
        </table:table-row>
        <table:table-row table:style-name="ro1">
          <table:table-cell office:value-type="float" office:value="11022688" calcext:value-type="float">
            <text:p>11022688</text:p>
          </table:table-cell>
          <table:table-cell office:value-type="float" office:value="86593088" calcext:value-type="float">
            <text:p>86593088</text:p>
          </table:table-cell>
          <table:table-cell office:value-type="float" office:value="33486192" calcext:value-type="float">
            <text:p>33486192</text:p>
          </table:table-cell>
          <table:table-cell office:value-type="float" office:value="30568432" calcext:value-type="float">
            <text:p>30568432</text:p>
          </table:table-cell>
          <table:table-cell office:value-type="float" office:value="30721824" calcext:value-type="float">
            <text:p>30721824</text:p>
          </table:table-cell>
          <table:table-cell office:value-type="float" office:value="41244632" calcext:value-type="float">
            <text:p>41244632</text:p>
          </table:table-cell>
          <table:table-cell office:value-type="float" office:value="313079104" calcext:value-type="float">
            <text:p>313079104</text:p>
          </table:table-cell>
          <table:table-cell office:value-type="float" office:value="134018232" calcext:value-type="float">
            <text:p>134018232</text:p>
          </table:table-cell>
          <table:table-cell office:value-type="float" office:value="129165336" calcext:value-type="float">
            <text:p>129165336</text:p>
          </table:table-cell>
          <table:table-cell office:value-type="float" office:value="129183264" calcext:value-type="float">
            <text:p>129183264</text:p>
          </table:table-cell>
          <table:table-cell table:number-columns-repeated="6"/>
        </table:table-row>
        <table:table-row table:style-name="ro1">
          <table:table-cell office:value-type="float" office:value="11023512" calcext:value-type="float">
            <text:p>11023512</text:p>
          </table:table-cell>
          <table:table-cell office:value-type="float" office:value="86593256" calcext:value-type="float">
            <text:p>86593256</text:p>
          </table:table-cell>
          <table:table-cell office:value-type="float" office:value="33486736" calcext:value-type="float">
            <text:p>33486736</text:p>
          </table:table-cell>
          <table:table-cell office:value-type="float" office:value="30568784" calcext:value-type="float">
            <text:p>30568784</text:p>
          </table:table-cell>
          <table:table-cell office:value-type="float" office:value="30723400" calcext:value-type="float">
            <text:p>30723400</text:p>
          </table:table-cell>
          <table:table-cell office:value-type="float" office:value="41247832" calcext:value-type="float">
            <text:p>41247832</text:p>
          </table:table-cell>
          <table:table-cell office:value-type="float" office:value="313115688" calcext:value-type="float">
            <text:p>313115688</text:p>
          </table:table-cell>
          <table:table-cell office:value-type="float" office:value="134042032" calcext:value-type="float">
            <text:p>134042032</text:p>
          </table:table-cell>
          <table:table-cell office:value-type="float" office:value="129235184" calcext:value-type="float">
            <text:p>129235184</text:p>
          </table:table-cell>
          <table:table-cell office:value-type="float" office:value="129184328" calcext:value-type="float">
            <text:p>129184328</text:p>
          </table:table-cell>
          <table:table-cell table:number-columns-repeated="6"/>
        </table:table-row>
        <table:table-row table:style-name="ro1">
          <table:table-cell office:value-type="float" office:value="11023704" calcext:value-type="float">
            <text:p>11023704</text:p>
          </table:table-cell>
          <table:table-cell office:value-type="float" office:value="86599616" calcext:value-type="float">
            <text:p>86599616</text:p>
          </table:table-cell>
          <table:table-cell office:value-type="float" office:value="33489176" calcext:value-type="float">
            <text:p>33489176</text:p>
          </table:table-cell>
          <table:table-cell office:value-type="float" office:value="30568992" calcext:value-type="float">
            <text:p>30568992</text:p>
          </table:table-cell>
          <table:table-cell office:value-type="float" office:value="30724064" calcext:value-type="float">
            <text:p>30724064</text:p>
          </table:table-cell>
          <table:table-cell office:value-type="float" office:value="41247888" calcext:value-type="float">
            <text:p>41247888</text:p>
          </table:table-cell>
          <table:table-cell office:value-type="float" office:value="313215088" calcext:value-type="float">
            <text:p>313215088</text:p>
          </table:table-cell>
          <table:table-cell office:value-type="float" office:value="134192008" calcext:value-type="float">
            <text:p>134192008</text:p>
          </table:table-cell>
          <table:table-cell office:value-type="float" office:value="129238768" calcext:value-type="float">
            <text:p>129238768</text:p>
          </table:table-cell>
          <table:table-cell office:value-type="float" office:value="129252672" calcext:value-type="float">
            <text:p>129252672</text:p>
          </table:table-cell>
          <table:table-cell table:number-columns-repeated="6"/>
        </table:table-row>
        <table:table-row table:style-name="ro1">
          <table:table-cell office:value-type="float" office:value="11023968" calcext:value-type="float">
            <text:p>11023968</text:p>
          </table:table-cell>
          <table:table-cell office:value-type="float" office:value="86603584" calcext:value-type="float">
            <text:p>86603584</text:p>
          </table:table-cell>
          <table:table-cell office:value-type="float" office:value="33491024" calcext:value-type="float">
            <text:p>33491024</text:p>
          </table:table-cell>
          <table:table-cell office:value-type="float" office:value="30573160" calcext:value-type="float">
            <text:p>30573160</text:p>
          </table:table-cell>
          <table:table-cell office:value-type="float" office:value="30724816" calcext:value-type="float">
            <text:p>30724816</text:p>
          </table:table-cell>
          <table:table-cell office:value-type="float" office:value="41247984" calcext:value-type="float">
            <text:p>41247984</text:p>
          </table:table-cell>
          <table:table-cell office:value-type="float" office:value="313278872" calcext:value-type="float">
            <text:p>313278872</text:p>
          </table:table-cell>
          <table:table-cell office:value-type="float" office:value="135639232" calcext:value-type="float">
            <text:p>135639232</text:p>
          </table:table-cell>
          <table:table-cell office:value-type="float" office:value="129876536" calcext:value-type="float">
            <text:p>129876536</text:p>
          </table:table-cell>
          <table:table-cell office:value-type="float" office:value="129511688" calcext:value-type="float">
            <text:p>129511688</text:p>
          </table:table-cell>
          <table:table-cell table:number-columns-repeated="6"/>
        </table:table-row>
        <table:table-row table:style-name="ro1">
          <table:table-cell office:value-type="float" office:value="11024024" calcext:value-type="float">
            <text:p>11024024</text:p>
          </table:table-cell>
          <table:table-cell office:value-type="float" office:value="86606936" calcext:value-type="float">
            <text:p>86606936</text:p>
          </table:table-cell>
          <table:table-cell office:value-type="float" office:value="33491888" calcext:value-type="float">
            <text:p>33491888</text:p>
          </table:table-cell>
          <table:table-cell office:value-type="float" office:value="30576312" calcext:value-type="float">
            <text:p>30576312</text:p>
          </table:table-cell>
          <table:table-cell office:value-type="float" office:value="30726464" calcext:value-type="float">
            <text:p>30726464</text:p>
          </table:table-cell>
          <table:table-cell office:value-type="float" office:value="41248616" calcext:value-type="float">
            <text:p>41248616</text:p>
          </table:table-cell>
          <table:table-cell office:value-type="float" office:value="313327368" calcext:value-type="float">
            <text:p>313327368</text:p>
          </table:table-cell>
          <table:table-cell office:value-type="float" office:value="135817008" calcext:value-type="float">
            <text:p>135817008</text:p>
          </table:table-cell>
          <table:table-cell office:value-type="float" office:value="130135976" calcext:value-type="float">
            <text:p>130135976</text:p>
          </table:table-cell>
          <table:table-cell office:value-type="float" office:value="129550312" calcext:value-type="float">
            <text:p>129550312</text:p>
          </table:table-cell>
          <table:table-cell table:number-columns-repeated="6"/>
        </table:table-row>
        <table:table-row table:style-name="ro1">
          <table:table-cell office:value-type="float" office:value="11024624" calcext:value-type="float">
            <text:p>11024624</text:p>
          </table:table-cell>
          <table:table-cell office:value-type="float" office:value="86608296" calcext:value-type="float">
            <text:p>86608296</text:p>
          </table:table-cell>
          <table:table-cell office:value-type="float" office:value="33492112" calcext:value-type="float">
            <text:p>33492112</text:p>
          </table:table-cell>
          <table:table-cell office:value-type="float" office:value="30577584" calcext:value-type="float">
            <text:p>30577584</text:p>
          </table:table-cell>
          <table:table-cell office:value-type="float" office:value="30727840" calcext:value-type="float">
            <text:p>30727840</text:p>
          </table:table-cell>
          <table:table-cell office:value-type="float" office:value="41250512" calcext:value-type="float">
            <text:p>41250512</text:p>
          </table:table-cell>
          <table:table-cell office:value-type="float" office:value="313350760" calcext:value-type="float">
            <text:p>313350760</text:p>
          </table:table-cell>
          <table:table-cell office:value-type="float" office:value="135998168" calcext:value-type="float">
            <text:p>135998168</text:p>
          </table:table-cell>
          <table:table-cell office:value-type="float" office:value="130439352" calcext:value-type="float">
            <text:p>130439352</text:p>
          </table:table-cell>
          <table:table-cell office:value-type="float" office:value="129573520" calcext:value-type="float">
            <text:p>129573520</text:p>
          </table:table-cell>
          <table:table-cell table:number-columns-repeated="6"/>
        </table:table-row>
        <table:table-row table:style-name="ro1">
          <table:table-cell office:value-type="float" office:value="11024904" calcext:value-type="float">
            <text:p>11024904</text:p>
          </table:table-cell>
          <table:table-cell office:value-type="float" office:value="86612232" calcext:value-type="float">
            <text:p>86612232</text:p>
          </table:table-cell>
          <table:table-cell office:value-type="float" office:value="33492576" calcext:value-type="float">
            <text:p>33492576</text:p>
          </table:table-cell>
          <table:table-cell office:value-type="float" office:value="30579096" calcext:value-type="float">
            <text:p>30579096</text:p>
          </table:table-cell>
          <table:table-cell office:value-type="float" office:value="30728336" calcext:value-type="float">
            <text:p>30728336</text:p>
          </table:table-cell>
          <table:table-cell office:value-type="float" office:value="41252656" calcext:value-type="float">
            <text:p>41252656</text:p>
          </table:table-cell>
          <table:table-cell office:value-type="float" office:value="313569632" calcext:value-type="float">
            <text:p>313569632</text:p>
          </table:table-cell>
          <table:table-cell office:value-type="float" office:value="136375960" calcext:value-type="float">
            <text:p>136375960</text:p>
          </table:table-cell>
          <table:table-cell office:value-type="float" office:value="130537432" calcext:value-type="float">
            <text:p>130537432</text:p>
          </table:table-cell>
          <table:table-cell office:value-type="float" office:value="129929520" calcext:value-type="float">
            <text:p>129929520</text:p>
          </table:table-cell>
          <table:table-cell table:number-columns-repeated="6"/>
        </table:table-row>
        <table:table-row table:style-name="ro1">
          <table:table-cell office:value-type="float" office:value="11025152" calcext:value-type="float">
            <text:p>11025152</text:p>
          </table:table-cell>
          <table:table-cell office:value-type="float" office:value="86612592" calcext:value-type="float">
            <text:p>86612592</text:p>
          </table:table-cell>
          <table:table-cell office:value-type="float" office:value="33493336" calcext:value-type="float">
            <text:p>33493336</text:p>
          </table:table-cell>
          <table:table-cell office:value-type="float" office:value="30581352" calcext:value-type="float">
            <text:p>30581352</text:p>
          </table:table-cell>
          <table:table-cell office:value-type="float" office:value="30728552" calcext:value-type="float">
            <text:p>30728552</text:p>
          </table:table-cell>
          <table:table-cell office:value-type="float" office:value="41254456" calcext:value-type="float">
            <text:p>41254456</text:p>
          </table:table-cell>
          <table:table-cell office:value-type="float" office:value="313925664" calcext:value-type="float">
            <text:p>313925664</text:p>
          </table:table-cell>
          <table:table-cell office:value-type="float" office:value="136525856" calcext:value-type="float">
            <text:p>136525856</text:p>
          </table:table-cell>
          <table:table-cell office:value-type="float" office:value="130680368" calcext:value-type="float">
            <text:p>130680368</text:p>
          </table:table-cell>
          <table:table-cell office:value-type="float" office:value="129973344" calcext:value-type="float">
            <text:p>129973344</text:p>
          </table:table-cell>
          <table:table-cell table:number-columns-repeated="6"/>
        </table:table-row>
        <table:table-row table:style-name="ro1">
          <table:table-cell office:value-type="float" office:value="11025160" calcext:value-type="float">
            <text:p>11025160</text:p>
          </table:table-cell>
          <table:table-cell office:value-type="float" office:value="86613152" calcext:value-type="float">
            <text:p>86613152</text:p>
          </table:table-cell>
          <table:table-cell office:value-type="float" office:value="33502392" calcext:value-type="float">
            <text:p>33502392</text:p>
          </table:table-cell>
          <table:table-cell office:value-type="float" office:value="30582808" calcext:value-type="float">
            <text:p>30582808</text:p>
          </table:table-cell>
          <table:table-cell office:value-type="float" office:value="30728880" calcext:value-type="float">
            <text:p>30728880</text:p>
          </table:table-cell>
          <table:table-cell office:value-type="float" office:value="41257816" calcext:value-type="float">
            <text:p>41257816</text:p>
          </table:table-cell>
          <table:table-cell office:value-type="float" office:value="313936648" calcext:value-type="float">
            <text:p>313936648</text:p>
          </table:table-cell>
          <table:table-cell office:value-type="float" office:value="137067088" calcext:value-type="float">
            <text:p>137067088</text:p>
          </table:table-cell>
          <table:table-cell office:value-type="float" office:value="130722696" calcext:value-type="float">
            <text:p>130722696</text:p>
          </table:table-cell>
          <table:table-cell office:value-type="float" office:value="130098760" calcext:value-type="float">
            <text:p>130098760</text:p>
          </table:table-cell>
          <table:table-cell table:number-columns-repeated="6"/>
        </table:table-row>
        <table:table-row table:style-name="ro1">
          <table:table-cell office:value-type="float" office:value="11025592" calcext:value-type="float">
            <text:p>11025592</text:p>
          </table:table-cell>
          <table:table-cell office:value-type="float" office:value="86615624" calcext:value-type="float">
            <text:p>86615624</text:p>
          </table:table-cell>
          <table:table-cell office:value-type="float" office:value="33505000" calcext:value-type="float">
            <text:p>33505000</text:p>
          </table:table-cell>
          <table:table-cell office:value-type="float" office:value="30586288" calcext:value-type="float">
            <text:p>30586288</text:p>
          </table:table-cell>
          <table:table-cell office:value-type="float" office:value="30731216" calcext:value-type="float">
            <text:p>30731216</text:p>
          </table:table-cell>
          <table:table-cell office:value-type="float" office:value="41260336" calcext:value-type="float">
            <text:p>41260336</text:p>
          </table:table-cell>
          <table:table-cell office:value-type="float" office:value="313940848" calcext:value-type="float">
            <text:p>313940848</text:p>
          </table:table-cell>
          <table:table-cell office:value-type="float" office:value="137121472" calcext:value-type="float">
            <text:p>137121472</text:p>
          </table:table-cell>
          <table:table-cell office:value-type="float" office:value="130760592" calcext:value-type="float">
            <text:p>130760592</text:p>
          </table:table-cell>
          <table:table-cell office:value-type="float" office:value="130288632" calcext:value-type="float">
            <text:p>130288632</text:p>
          </table:table-cell>
          <table:table-cell table:number-columns-repeated="6"/>
        </table:table-row>
        <table:table-row table:style-name="ro1">
          <table:table-cell office:value-type="float" office:value="11026640" calcext:value-type="float">
            <text:p>11026640</text:p>
          </table:table-cell>
          <table:table-cell office:value-type="float" office:value="86624408" calcext:value-type="float">
            <text:p>86624408</text:p>
          </table:table-cell>
          <table:table-cell office:value-type="float" office:value="33505496" calcext:value-type="float">
            <text:p>33505496</text:p>
          </table:table-cell>
          <table:table-cell office:value-type="float" office:value="30587008" calcext:value-type="float">
            <text:p>30587008</text:p>
          </table:table-cell>
          <table:table-cell office:value-type="float" office:value="30731656" calcext:value-type="float">
            <text:p>30731656</text:p>
          </table:table-cell>
          <table:table-cell office:value-type="float" office:value="41260408" calcext:value-type="float">
            <text:p>41260408</text:p>
          </table:table-cell>
          <table:table-cell office:value-type="float" office:value="313957960" calcext:value-type="float">
            <text:p>313957960</text:p>
          </table:table-cell>
          <table:table-cell office:value-type="float" office:value="137145048" calcext:value-type="float">
            <text:p>137145048</text:p>
          </table:table-cell>
          <table:table-cell office:value-type="float" office:value="130807416" calcext:value-type="float">
            <text:p>130807416</text:p>
          </table:table-cell>
          <table:table-cell office:value-type="float" office:value="130427528" calcext:value-type="float">
            <text:p>130427528</text:p>
          </table:table-cell>
          <table:table-cell table:number-columns-repeated="6"/>
        </table:table-row>
        <table:table-row table:style-name="ro1">
          <table:table-cell office:value-type="float" office:value="11026720" calcext:value-type="float">
            <text:p>11026720</text:p>
          </table:table-cell>
          <table:table-cell office:value-type="float" office:value="86626440" calcext:value-type="float">
            <text:p>86626440</text:p>
          </table:table-cell>
          <table:table-cell office:value-type="float" office:value="33506320" calcext:value-type="float">
            <text:p>33506320</text:p>
          </table:table-cell>
          <table:table-cell office:value-type="float" office:value="30587832" calcext:value-type="float">
            <text:p>30587832</text:p>
          </table:table-cell>
          <table:table-cell office:value-type="float" office:value="30732952" calcext:value-type="float">
            <text:p>30732952</text:p>
          </table:table-cell>
          <table:table-cell office:value-type="float" office:value="41262696" calcext:value-type="float">
            <text:p>41262696</text:p>
          </table:table-cell>
          <table:table-cell office:value-type="float" office:value="313960664" calcext:value-type="float">
            <text:p>313960664</text:p>
          </table:table-cell>
          <table:table-cell office:value-type="float" office:value="137156896" calcext:value-type="float">
            <text:p>137156896</text:p>
          </table:table-cell>
          <table:table-cell office:value-type="float" office:value="131231752" calcext:value-type="float">
            <text:p>131231752</text:p>
          </table:table-cell>
          <table:table-cell office:value-type="float" office:value="130601760" calcext:value-type="float">
            <text:p>130601760</text:p>
          </table:table-cell>
          <table:table-cell table:number-columns-repeated="6"/>
        </table:table-row>
        <table:table-row table:style-name="ro1">
          <table:table-cell office:value-type="float" office:value="11027136" calcext:value-type="float">
            <text:p>11027136</text:p>
          </table:table-cell>
          <table:table-cell office:value-type="float" office:value="86627968" calcext:value-type="float">
            <text:p>86627968</text:p>
          </table:table-cell>
          <table:table-cell office:value-type="float" office:value="33508064" calcext:value-type="float">
            <text:p>33508064</text:p>
          </table:table-cell>
          <table:table-cell office:value-type="float" office:value="30587944" calcext:value-type="float">
            <text:p>30587944</text:p>
          </table:table-cell>
          <table:table-cell office:value-type="float" office:value="30733336" calcext:value-type="float">
            <text:p>30733336</text:p>
          </table:table-cell>
          <table:table-cell office:value-type="float" office:value="41265984" calcext:value-type="float">
            <text:p>41265984</text:p>
          </table:table-cell>
          <table:table-cell office:value-type="float" office:value="314013720" calcext:value-type="float">
            <text:p>314013720</text:p>
          </table:table-cell>
          <table:table-cell office:value-type="float" office:value="137178472" calcext:value-type="float">
            <text:p>137178472</text:p>
          </table:table-cell>
          <table:table-cell office:value-type="float" office:value="131307304" calcext:value-type="float">
            <text:p>131307304</text:p>
          </table:table-cell>
          <table:table-cell office:value-type="float" office:value="131854128" calcext:value-type="float">
            <text:p>131854128</text:p>
          </table:table-cell>
          <table:table-cell table:number-columns-repeated="6"/>
        </table:table-row>
        <table:table-row table:style-name="ro1">
          <table:table-cell office:value-type="float" office:value="11028160" calcext:value-type="float">
            <text:p>11028160</text:p>
          </table:table-cell>
          <table:table-cell office:value-type="float" office:value="86634720" calcext:value-type="float">
            <text:p>86634720</text:p>
          </table:table-cell>
          <table:table-cell office:value-type="float" office:value="33509104" calcext:value-type="float">
            <text:p>33509104</text:p>
          </table:table-cell>
          <table:table-cell office:value-type="float" office:value="30590256" calcext:value-type="float">
            <text:p>30590256</text:p>
          </table:table-cell>
          <table:table-cell office:value-type="float" office:value="30733928" calcext:value-type="float">
            <text:p>30733928</text:p>
          </table:table-cell>
          <table:table-cell office:value-type="float" office:value="41267536" calcext:value-type="float">
            <text:p>41267536</text:p>
          </table:table-cell>
          <table:table-cell office:value-type="float" office:value="314019416" calcext:value-type="float">
            <text:p>314019416</text:p>
          </table:table-cell>
          <table:table-cell office:value-type="float" office:value="137181568" calcext:value-type="float">
            <text:p>137181568</text:p>
          </table:table-cell>
          <table:table-cell office:value-type="float" office:value="131627512" calcext:value-type="float">
            <text:p>131627512</text:p>
          </table:table-cell>
          <table:table-cell office:value-type="float" office:value="132083528" calcext:value-type="float">
            <text:p>132083528</text:p>
          </table:table-cell>
          <table:table-cell table:number-columns-repeated="6"/>
        </table:table-row>
        <table:table-row table:style-name="ro1">
          <table:table-cell office:value-type="float" office:value="11028488" calcext:value-type="float">
            <text:p>11028488</text:p>
          </table:table-cell>
          <table:table-cell office:value-type="float" office:value="86638688" calcext:value-type="float">
            <text:p>86638688</text:p>
          </table:table-cell>
          <table:table-cell office:value-type="float" office:value="33511952" calcext:value-type="float">
            <text:p>33511952</text:p>
          </table:table-cell>
          <table:table-cell office:value-type="float" office:value="30592344" calcext:value-type="float">
            <text:p>30592344</text:p>
          </table:table-cell>
          <table:table-cell office:value-type="float" office:value="30736176" calcext:value-type="float">
            <text:p>30736176</text:p>
          </table:table-cell>
          <table:table-cell office:value-type="float" office:value="41268216" calcext:value-type="float">
            <text:p>41268216</text:p>
          </table:table-cell>
          <table:table-cell office:value-type="float" office:value="314282496" calcext:value-type="float">
            <text:p>314282496</text:p>
          </table:table-cell>
          <table:table-cell office:value-type="float" office:value="137187976" calcext:value-type="float">
            <text:p>137187976</text:p>
          </table:table-cell>
          <table:table-cell office:value-type="float" office:value="132443232" calcext:value-type="float">
            <text:p>132443232</text:p>
          </table:table-cell>
          <table:table-cell office:value-type="float" office:value="132424576" calcext:value-type="float">
            <text:p>132424576</text:p>
          </table:table-cell>
          <table:table-cell table:number-columns-repeated="6"/>
        </table:table-row>
        <table:table-row table:style-name="ro1">
          <table:table-cell office:value-type="float" office:value="11029880" calcext:value-type="float">
            <text:p>11029880</text:p>
          </table:table-cell>
          <table:table-cell office:value-type="float" office:value="86644944" calcext:value-type="float">
            <text:p>86644944</text:p>
          </table:table-cell>
          <table:table-cell office:value-type="float" office:value="33512568" calcext:value-type="float">
            <text:p>33512568</text:p>
          </table:table-cell>
          <table:table-cell office:value-type="float" office:value="30592880" calcext:value-type="float">
            <text:p>30592880</text:p>
          </table:table-cell>
          <table:table-cell office:value-type="float" office:value="30738584" calcext:value-type="float">
            <text:p>30738584</text:p>
          </table:table-cell>
          <table:table-cell office:value-type="float" office:value="41270184" calcext:value-type="float">
            <text:p>41270184</text:p>
          </table:table-cell>
          <table:table-cell office:value-type="float" office:value="314355424" calcext:value-type="float">
            <text:p>314355424</text:p>
          </table:table-cell>
          <table:table-cell office:value-type="float" office:value="137194368" calcext:value-type="float">
            <text:p>137194368</text:p>
          </table:table-cell>
          <table:table-cell office:value-type="float" office:value="133714920" calcext:value-type="float">
            <text:p>133714920</text:p>
          </table:table-cell>
          <table:table-cell office:value-type="float" office:value="132458560" calcext:value-type="float">
            <text:p>132458560</text:p>
          </table:table-cell>
          <table:table-cell table:number-columns-repeated="6"/>
        </table:table-row>
        <table:table-row table:style-name="ro1">
          <table:table-cell office:value-type="float" office:value="11029912" calcext:value-type="float">
            <text:p>11029912</text:p>
          </table:table-cell>
          <table:table-cell office:value-type="float" office:value="86652856" calcext:value-type="float">
            <text:p>86652856</text:p>
          </table:table-cell>
          <table:table-cell office:value-type="float" office:value="33514048" calcext:value-type="float">
            <text:p>33514048</text:p>
          </table:table-cell>
          <table:table-cell office:value-type="float" office:value="30593104" calcext:value-type="float">
            <text:p>30593104</text:p>
          </table:table-cell>
          <table:table-cell office:value-type="float" office:value="30740288" calcext:value-type="float">
            <text:p>30740288</text:p>
          </table:table-cell>
          <table:table-cell office:value-type="float" office:value="41270200" calcext:value-type="float">
            <text:p>41270200</text:p>
          </table:table-cell>
          <table:table-cell office:value-type="float" office:value="314359504" calcext:value-type="float">
            <text:p>314359504</text:p>
          </table:table-cell>
          <table:table-cell office:value-type="float" office:value="137200576" calcext:value-type="float">
            <text:p>137200576</text:p>
          </table:table-cell>
          <table:table-cell office:value-type="float" office:value="134259240" calcext:value-type="float">
            <text:p>134259240</text:p>
          </table:table-cell>
          <table:table-cell office:value-type="float" office:value="132502120" calcext:value-type="float">
            <text:p>132502120</text:p>
          </table:table-cell>
          <table:table-cell table:number-columns-repeated="6"/>
        </table:table-row>
        <table:table-row table:style-name="ro1">
          <table:table-cell office:value-type="float" office:value="11030064" calcext:value-type="float">
            <text:p>11030064</text:p>
          </table:table-cell>
          <table:table-cell office:value-type="float" office:value="86655520" calcext:value-type="float">
            <text:p>86655520</text:p>
          </table:table-cell>
          <table:table-cell office:value-type="float" office:value="33519520" calcext:value-type="float">
            <text:p>33519520</text:p>
          </table:table-cell>
          <table:table-cell office:value-type="float" office:value="30594160" calcext:value-type="float">
            <text:p>30594160</text:p>
          </table:table-cell>
          <table:table-cell office:value-type="float" office:value="30740296" calcext:value-type="float">
            <text:p>30740296</text:p>
          </table:table-cell>
          <table:table-cell office:value-type="float" office:value="41272504" calcext:value-type="float">
            <text:p>41272504</text:p>
          </table:table-cell>
          <table:table-cell office:value-type="float" office:value="314434816" calcext:value-type="float">
            <text:p>314434816</text:p>
          </table:table-cell>
          <table:table-cell office:value-type="float" office:value="137228736" calcext:value-type="float">
            <text:p>137228736</text:p>
          </table:table-cell>
          <table:table-cell office:value-type="float" office:value="134704520" calcext:value-type="float">
            <text:p>134704520</text:p>
          </table:table-cell>
          <table:table-cell office:value-type="float" office:value="132744672" calcext:value-type="float">
            <text:p>132744672</text:p>
          </table:table-cell>
          <table:table-cell table:number-columns-repeated="6"/>
        </table:table-row>
        <table:table-row table:style-name="ro1">
          <table:table-cell office:value-type="float" office:value="11030720" calcext:value-type="float">
            <text:p>11030720</text:p>
          </table:table-cell>
          <table:table-cell office:value-type="float" office:value="86655920" calcext:value-type="float">
            <text:p>86655920</text:p>
          </table:table-cell>
          <table:table-cell office:value-type="float" office:value="33522840" calcext:value-type="float">
            <text:p>33522840</text:p>
          </table:table-cell>
          <table:table-cell office:value-type="float" office:value="30598680" calcext:value-type="float">
            <text:p>30598680</text:p>
          </table:table-cell>
          <table:table-cell office:value-type="float" office:value="30741424" calcext:value-type="float">
            <text:p>30741424</text:p>
          </table:table-cell>
          <table:table-cell office:value-type="float" office:value="41273984" calcext:value-type="float">
            <text:p>41273984</text:p>
          </table:table-cell>
          <table:table-cell office:value-type="float" office:value="314559296" calcext:value-type="float">
            <text:p>314559296</text:p>
          </table:table-cell>
          <table:table-cell office:value-type="float" office:value="137242496" calcext:value-type="float">
            <text:p>137242496</text:p>
          </table:table-cell>
          <table:table-cell office:value-type="float" office:value="134807848" calcext:value-type="float">
            <text:p>134807848</text:p>
          </table:table-cell>
          <table:table-cell office:value-type="float" office:value="132849056" calcext:value-type="float">
            <text:p>132849056</text:p>
          </table:table-cell>
          <table:table-cell table:number-columns-repeated="6"/>
        </table:table-row>
        <table:table-row table:style-name="ro1">
          <table:table-cell office:value-type="float" office:value="11030984" calcext:value-type="float">
            <text:p>11030984</text:p>
          </table:table-cell>
          <table:table-cell office:value-type="float" office:value="86656248" calcext:value-type="float">
            <text:p>86656248</text:p>
          </table:table-cell>
          <table:table-cell office:value-type="float" office:value="33523832" calcext:value-type="float">
            <text:p>33523832</text:p>
          </table:table-cell>
          <table:table-cell office:value-type="float" office:value="30599304" calcext:value-type="float">
            <text:p>30599304</text:p>
          </table:table-cell>
          <table:table-cell office:value-type="float" office:value="30744664" calcext:value-type="float">
            <text:p>30744664</text:p>
          </table:table-cell>
          <table:table-cell office:value-type="float" office:value="41277048" calcext:value-type="float">
            <text:p>41277048</text:p>
          </table:table-cell>
          <table:table-cell office:value-type="float" office:value="314564056" calcext:value-type="float">
            <text:p>314564056</text:p>
          </table:table-cell>
          <table:table-cell office:value-type="float" office:value="137242568" calcext:value-type="float">
            <text:p>137242568</text:p>
          </table:table-cell>
          <table:table-cell office:value-type="float" office:value="134822432" calcext:value-type="float">
            <text:p>134822432</text:p>
          </table:table-cell>
          <table:table-cell office:value-type="float" office:value="133181168" calcext:value-type="float">
            <text:p>133181168</text:p>
          </table:table-cell>
          <table:table-cell table:number-columns-repeated="6"/>
        </table:table-row>
        <table:table-row table:style-name="ro1">
          <table:table-cell office:value-type="float" office:value="11031184" calcext:value-type="float">
            <text:p>11031184</text:p>
          </table:table-cell>
          <table:table-cell office:value-type="float" office:value="86662040" calcext:value-type="float">
            <text:p>86662040</text:p>
          </table:table-cell>
          <table:table-cell office:value-type="float" office:value="33525248" calcext:value-type="float">
            <text:p>33525248</text:p>
          </table:table-cell>
          <table:table-cell office:value-type="float" office:value="30603232" calcext:value-type="float">
            <text:p>30603232</text:p>
          </table:table-cell>
          <table:table-cell office:value-type="float" office:value="30753424" calcext:value-type="float">
            <text:p>30753424</text:p>
          </table:table-cell>
          <table:table-cell office:value-type="float" office:value="41277544" calcext:value-type="float">
            <text:p>41277544</text:p>
          </table:table-cell>
          <table:table-cell office:value-type="float" office:value="314700552" calcext:value-type="float">
            <text:p>314700552</text:p>
          </table:table-cell>
          <table:table-cell office:value-type="float" office:value="137243784" calcext:value-type="float">
            <text:p>137243784</text:p>
          </table:table-cell>
          <table:table-cell office:value-type="float" office:value="134851608" calcext:value-type="float">
            <text:p>134851608</text:p>
          </table:table-cell>
          <table:table-cell office:value-type="float" office:value="133201832" calcext:value-type="float">
            <text:p>133201832</text:p>
          </table:table-cell>
          <table:table-cell table:number-columns-repeated="6"/>
        </table:table-row>
        <table:table-row table:style-name="ro1">
          <table:table-cell office:value-type="float" office:value="11031408" calcext:value-type="float">
            <text:p>11031408</text:p>
          </table:table-cell>
          <table:table-cell office:value-type="float" office:value="86665264" calcext:value-type="float">
            <text:p>86665264</text:p>
          </table:table-cell>
          <table:table-cell office:value-type="float" office:value="33526928" calcext:value-type="float">
            <text:p>33526928</text:p>
          </table:table-cell>
          <table:table-cell office:value-type="float" office:value="30604360" calcext:value-type="float">
            <text:p>30604360</text:p>
          </table:table-cell>
          <table:table-cell office:value-type="float" office:value="30755632" calcext:value-type="float">
            <text:p>30755632</text:p>
          </table:table-cell>
          <table:table-cell office:value-type="float" office:value="41278144" calcext:value-type="float">
            <text:p>41278144</text:p>
          </table:table-cell>
          <table:table-cell office:value-type="float" office:value="314820648" calcext:value-type="float">
            <text:p>314820648</text:p>
          </table:table-cell>
          <table:table-cell office:value-type="float" office:value="137247896" calcext:value-type="float">
            <text:p>137247896</text:p>
          </table:table-cell>
          <table:table-cell office:value-type="float" office:value="134857408" calcext:value-type="float">
            <text:p>134857408</text:p>
          </table:table-cell>
          <table:table-cell office:value-type="float" office:value="133731112" calcext:value-type="float">
            <text:p>133731112</text:p>
          </table:table-cell>
          <table:table-cell table:number-columns-repeated="6"/>
        </table:table-row>
        <table:table-row table:style-name="ro1">
          <table:table-cell office:value-type="float" office:value="11031880" calcext:value-type="float">
            <text:p>11031880</text:p>
          </table:table-cell>
          <table:table-cell office:value-type="float" office:value="86670920" calcext:value-type="float">
            <text:p>86670920</text:p>
          </table:table-cell>
          <table:table-cell office:value-type="float" office:value="33528784" calcext:value-type="float">
            <text:p>33528784</text:p>
          </table:table-cell>
          <table:table-cell office:value-type="float" office:value="30607192" calcext:value-type="float">
            <text:p>30607192</text:p>
          </table:table-cell>
          <table:table-cell office:value-type="float" office:value="30756688" calcext:value-type="float">
            <text:p>30756688</text:p>
          </table:table-cell>
          <table:table-cell office:value-type="float" office:value="41286816" calcext:value-type="float">
            <text:p>41286816</text:p>
          </table:table-cell>
          <table:table-cell office:value-type="float" office:value="314883400" calcext:value-type="float">
            <text:p>314883400</text:p>
          </table:table-cell>
          <table:table-cell office:value-type="float" office:value="137251288" calcext:value-type="float">
            <text:p>137251288</text:p>
          </table:table-cell>
          <table:table-cell office:value-type="float" office:value="134894224" calcext:value-type="float">
            <text:p>134894224</text:p>
          </table:table-cell>
          <table:table-cell office:value-type="float" office:value="134201952" calcext:value-type="float">
            <text:p>134201952</text:p>
          </table:table-cell>
          <table:table-cell table:number-columns-repeated="6"/>
        </table:table-row>
        <table:table-row table:style-name="ro1">
          <table:table-cell office:value-type="float" office:value="11032544" calcext:value-type="float">
            <text:p>11032544</text:p>
          </table:table-cell>
          <table:table-cell office:value-type="float" office:value="86675296" calcext:value-type="float">
            <text:p>86675296</text:p>
          </table:table-cell>
          <table:table-cell office:value-type="float" office:value="33529224" calcext:value-type="float">
            <text:p>33529224</text:p>
          </table:table-cell>
          <table:table-cell office:value-type="float" office:value="30607600" calcext:value-type="float">
            <text:p>30607600</text:p>
          </table:table-cell>
          <table:table-cell office:value-type="float" office:value="30756800" calcext:value-type="float">
            <text:p>30756800</text:p>
          </table:table-cell>
          <table:table-cell office:value-type="float" office:value="41287816" calcext:value-type="float">
            <text:p>41287816</text:p>
          </table:table-cell>
          <table:table-cell office:value-type="float" office:value="314886880" calcext:value-type="float">
            <text:p>314886880</text:p>
          </table:table-cell>
          <table:table-cell office:value-type="float" office:value="137253528" calcext:value-type="float">
            <text:p>137253528</text:p>
          </table:table-cell>
          <table:table-cell office:value-type="float" office:value="134896208" calcext:value-type="float">
            <text:p>134896208</text:p>
          </table:table-cell>
          <table:table-cell office:value-type="float" office:value="134805736" calcext:value-type="float">
            <text:p>134805736</text:p>
          </table:table-cell>
          <table:table-cell table:number-columns-repeated="6"/>
        </table:table-row>
        <table:table-row table:style-name="ro1">
          <table:table-cell office:value-type="float" office:value="11033016" calcext:value-type="float">
            <text:p>11033016</text:p>
          </table:table-cell>
          <table:table-cell office:value-type="float" office:value="86678960" calcext:value-type="float">
            <text:p>86678960</text:p>
          </table:table-cell>
          <table:table-cell office:value-type="float" office:value="33531648" calcext:value-type="float">
            <text:p>33531648</text:p>
          </table:table-cell>
          <table:table-cell office:value-type="float" office:value="30608624" calcext:value-type="float">
            <text:p>30608624</text:p>
          </table:table-cell>
          <table:table-cell office:value-type="float" office:value="30757640" calcext:value-type="float">
            <text:p>30757640</text:p>
          </table:table-cell>
          <table:table-cell office:value-type="float" office:value="41289936" calcext:value-type="float">
            <text:p>41289936</text:p>
          </table:table-cell>
          <table:table-cell office:value-type="float" office:value="314964624" calcext:value-type="float">
            <text:p>314964624</text:p>
          </table:table-cell>
          <table:table-cell office:value-type="float" office:value="137264144" calcext:value-type="float">
            <text:p>137264144</text:p>
          </table:table-cell>
          <table:table-cell office:value-type="float" office:value="134906072" calcext:value-type="float">
            <text:p>134906072</text:p>
          </table:table-cell>
          <table:table-cell office:value-type="float" office:value="134838056" calcext:value-type="float">
            <text:p>134838056</text:p>
          </table:table-cell>
          <table:table-cell table:number-columns-repeated="6"/>
        </table:table-row>
        <table:table-row table:style-name="ro1">
          <table:table-cell office:value-type="float" office:value="11033016" calcext:value-type="float">
            <text:p>11033016</text:p>
          </table:table-cell>
          <table:table-cell office:value-type="float" office:value="86688384" calcext:value-type="float">
            <text:p>86688384</text:p>
          </table:table-cell>
          <table:table-cell office:value-type="float" office:value="33534480" calcext:value-type="float">
            <text:p>33534480</text:p>
          </table:table-cell>
          <table:table-cell office:value-type="float" office:value="30609376" calcext:value-type="float">
            <text:p>30609376</text:p>
          </table:table-cell>
          <table:table-cell office:value-type="float" office:value="30758584" calcext:value-type="float">
            <text:p>30758584</text:p>
          </table:table-cell>
          <table:table-cell office:value-type="float" office:value="41294928" calcext:value-type="float">
            <text:p>41294928</text:p>
          </table:table-cell>
          <table:table-cell office:value-type="float" office:value="315181264" calcext:value-type="float">
            <text:p>315181264</text:p>
          </table:table-cell>
          <table:table-cell office:value-type="float" office:value="137280328" calcext:value-type="float">
            <text:p>137280328</text:p>
          </table:table-cell>
          <table:table-cell office:value-type="float" office:value="134917328" calcext:value-type="float">
            <text:p>134917328</text:p>
          </table:table-cell>
          <table:table-cell office:value-type="float" office:value="134853688" calcext:value-type="float">
            <text:p>134853688</text:p>
          </table:table-cell>
          <table:table-cell table:number-columns-repeated="6"/>
        </table:table-row>
        <table:table-row table:style-name="ro1">
          <table:table-cell office:value-type="float" office:value="11033160" calcext:value-type="float">
            <text:p>11033160</text:p>
          </table:table-cell>
          <table:table-cell office:value-type="float" office:value="86690552" calcext:value-type="float">
            <text:p>86690552</text:p>
          </table:table-cell>
          <table:table-cell office:value-type="float" office:value="33535520" calcext:value-type="float">
            <text:p>33535520</text:p>
          </table:table-cell>
          <table:table-cell office:value-type="float" office:value="30610320" calcext:value-type="float">
            <text:p>30610320</text:p>
          </table:table-cell>
          <table:table-cell office:value-type="float" office:value="30759600" calcext:value-type="float">
            <text:p>30759600</text:p>
          </table:table-cell>
          <table:table-cell office:value-type="float" office:value="41295960" calcext:value-type="float">
            <text:p>41295960</text:p>
          </table:table-cell>
          <table:table-cell office:value-type="float" office:value="315184016" calcext:value-type="float">
            <text:p>315184016</text:p>
          </table:table-cell>
          <table:table-cell office:value-type="float" office:value="137289568" calcext:value-type="float">
            <text:p>137289568</text:p>
          </table:table-cell>
          <table:table-cell office:value-type="float" office:value="134917568" calcext:value-type="float">
            <text:p>134917568</text:p>
          </table:table-cell>
          <table:table-cell office:value-type="float" office:value="134868392" calcext:value-type="float">
            <text:p>134868392</text:p>
          </table:table-cell>
          <table:table-cell table:number-columns-repeated="6"/>
        </table:table-row>
        <table:table-row table:style-name="ro1">
          <table:table-cell office:value-type="float" office:value="11033584" calcext:value-type="float">
            <text:p>11033584</text:p>
          </table:table-cell>
          <table:table-cell office:value-type="float" office:value="86691880" calcext:value-type="float">
            <text:p>86691880</text:p>
          </table:table-cell>
          <table:table-cell office:value-type="float" office:value="33540072" calcext:value-type="float">
            <text:p>33540072</text:p>
          </table:table-cell>
          <table:table-cell office:value-type="float" office:value="30614104" calcext:value-type="float">
            <text:p>30614104</text:p>
          </table:table-cell>
          <table:table-cell office:value-type="float" office:value="30761880" calcext:value-type="float">
            <text:p>30761880</text:p>
          </table:table-cell>
          <table:table-cell office:value-type="float" office:value="41298720" calcext:value-type="float">
            <text:p>41298720</text:p>
          </table:table-cell>
          <table:table-cell office:value-type="float" office:value="315368168" calcext:value-type="float">
            <text:p>315368168</text:p>
          </table:table-cell>
          <table:table-cell office:value-type="float" office:value="137327320" calcext:value-type="float">
            <text:p>137327320</text:p>
          </table:table-cell>
          <table:table-cell office:value-type="float" office:value="134927504" calcext:value-type="float">
            <text:p>134927504</text:p>
          </table:table-cell>
          <table:table-cell office:value-type="float" office:value="134870120" calcext:value-type="float">
            <text:p>134870120</text:p>
          </table:table-cell>
          <table:table-cell table:number-columns-repeated="6"/>
        </table:table-row>
        <table:table-row table:style-name="ro1">
          <table:table-cell office:value-type="float" office:value="11034176" calcext:value-type="float">
            <text:p>11034176</text:p>
          </table:table-cell>
          <table:table-cell office:value-type="float" office:value="86696664" calcext:value-type="float">
            <text:p>86696664</text:p>
          </table:table-cell>
          <table:table-cell office:value-type="float" office:value="33540408" calcext:value-type="float">
            <text:p>33540408</text:p>
          </table:table-cell>
          <table:table-cell office:value-type="float" office:value="30615016" calcext:value-type="float">
            <text:p>30615016</text:p>
          </table:table-cell>
          <table:table-cell office:value-type="float" office:value="30764144" calcext:value-type="float">
            <text:p>30764144</text:p>
          </table:table-cell>
          <table:table-cell office:value-type="float" office:value="41299736" calcext:value-type="float">
            <text:p>41299736</text:p>
          </table:table-cell>
          <table:table-cell office:value-type="float" office:value="315462480" calcext:value-type="float">
            <text:p>315462480</text:p>
          </table:table-cell>
          <table:table-cell office:value-type="float" office:value="137350104" calcext:value-type="float">
            <text:p>137350104</text:p>
          </table:table-cell>
          <table:table-cell office:value-type="float" office:value="134929936" calcext:value-type="float">
            <text:p>134929936</text:p>
          </table:table-cell>
          <table:table-cell office:value-type="float" office:value="134897168" calcext:value-type="float">
            <text:p>134897168</text:p>
          </table:table-cell>
          <table:table-cell table:number-columns-repeated="6"/>
        </table:table-row>
        <table:table-row table:style-name="ro1">
          <table:table-cell office:value-type="float" office:value="11034328" calcext:value-type="float">
            <text:p>11034328</text:p>
          </table:table-cell>
          <table:table-cell office:value-type="float" office:value="86699088" calcext:value-type="float">
            <text:p>86699088</text:p>
          </table:table-cell>
          <table:table-cell office:value-type="float" office:value="33540888" calcext:value-type="float">
            <text:p>33540888</text:p>
          </table:table-cell>
          <table:table-cell office:value-type="float" office:value="30615200" calcext:value-type="float">
            <text:p>30615200</text:p>
          </table:table-cell>
          <table:table-cell office:value-type="float" office:value="30765824" calcext:value-type="float">
            <text:p>30765824</text:p>
          </table:table-cell>
          <table:table-cell office:value-type="float" office:value="41301040" calcext:value-type="float">
            <text:p>41301040</text:p>
          </table:table-cell>
          <table:table-cell office:value-type="float" office:value="315489776" calcext:value-type="float">
            <text:p>315489776</text:p>
          </table:table-cell>
          <table:table-cell office:value-type="float" office:value="137365104" calcext:value-type="float">
            <text:p>137365104</text:p>
          </table:table-cell>
          <table:table-cell office:value-type="float" office:value="134936856" calcext:value-type="float">
            <text:p>134936856</text:p>
          </table:table-cell>
          <table:table-cell office:value-type="float" office:value="134903440" calcext:value-type="float">
            <text:p>134903440</text:p>
          </table:table-cell>
          <table:table-cell table:number-columns-repeated="6"/>
        </table:table-row>
        <table:table-row table:style-name="ro1">
          <table:table-cell office:value-type="float" office:value="11034472" calcext:value-type="float">
            <text:p>11034472</text:p>
          </table:table-cell>
          <table:table-cell office:value-type="float" office:value="86700120" calcext:value-type="float">
            <text:p>86700120</text:p>
          </table:table-cell>
          <table:table-cell office:value-type="float" office:value="33541416" calcext:value-type="float">
            <text:p>33541416</text:p>
          </table:table-cell>
          <table:table-cell office:value-type="float" office:value="30615680" calcext:value-type="float">
            <text:p>30615680</text:p>
          </table:table-cell>
          <table:table-cell office:value-type="float" office:value="30767552" calcext:value-type="float">
            <text:p>30767552</text:p>
          </table:table-cell>
          <table:table-cell office:value-type="float" office:value="41308472" calcext:value-type="float">
            <text:p>41308472</text:p>
          </table:table-cell>
          <table:table-cell office:value-type="float" office:value="316054248" calcext:value-type="float">
            <text:p>316054248</text:p>
          </table:table-cell>
          <table:table-cell office:value-type="float" office:value="137408200" calcext:value-type="float">
            <text:p>137408200</text:p>
          </table:table-cell>
          <table:table-cell office:value-type="float" office:value="134942512" calcext:value-type="float">
            <text:p>134942512</text:p>
          </table:table-cell>
          <table:table-cell office:value-type="float" office:value="134911544" calcext:value-type="float">
            <text:p>134911544</text:p>
          </table:table-cell>
          <table:table-cell table:number-columns-repeated="6"/>
        </table:table-row>
        <table:table-row table:style-name="ro1">
          <table:table-cell office:value-type="float" office:value="11037456" calcext:value-type="float">
            <text:p>11037456</text:p>
          </table:table-cell>
          <table:table-cell office:value-type="float" office:value="86704216" calcext:value-type="float">
            <text:p>86704216</text:p>
          </table:table-cell>
          <table:table-cell office:value-type="float" office:value="33541800" calcext:value-type="float">
            <text:p>33541800</text:p>
          </table:table-cell>
          <table:table-cell office:value-type="float" office:value="30618096" calcext:value-type="float">
            <text:p>30618096</text:p>
          </table:table-cell>
          <table:table-cell office:value-type="float" office:value="30768592" calcext:value-type="float">
            <text:p>30768592</text:p>
          </table:table-cell>
          <table:table-cell office:value-type="float" office:value="41311480" calcext:value-type="float">
            <text:p>41311480</text:p>
          </table:table-cell>
          <table:table-cell office:value-type="float" office:value="316376272" calcext:value-type="float">
            <text:p>316376272</text:p>
          </table:table-cell>
          <table:table-cell office:value-type="float" office:value="137412904" calcext:value-type="float">
            <text:p>137412904</text:p>
          </table:table-cell>
          <table:table-cell office:value-type="float" office:value="134958096" calcext:value-type="float">
            <text:p>134958096</text:p>
          </table:table-cell>
          <table:table-cell office:value-type="float" office:value="134928232" calcext:value-type="float">
            <text:p>134928232</text:p>
          </table:table-cell>
          <table:table-cell table:number-columns-repeated="6"/>
        </table:table-row>
        <table:table-row table:style-name="ro1">
          <table:table-cell office:value-type="float" office:value="11037568" calcext:value-type="float">
            <text:p>11037568</text:p>
          </table:table-cell>
          <table:table-cell office:value-type="float" office:value="86710200" calcext:value-type="float">
            <text:p>86710200</text:p>
          </table:table-cell>
          <table:table-cell office:value-type="float" office:value="33544144" calcext:value-type="float">
            <text:p>33544144</text:p>
          </table:table-cell>
          <table:table-cell office:value-type="float" office:value="30618824" calcext:value-type="float">
            <text:p>30618824</text:p>
          </table:table-cell>
          <table:table-cell office:value-type="float" office:value="30769064" calcext:value-type="float">
            <text:p>30769064</text:p>
          </table:table-cell>
          <table:table-cell office:value-type="float" office:value="41314560" calcext:value-type="float">
            <text:p>41314560</text:p>
          </table:table-cell>
          <table:table-cell office:value-type="float" office:value="316512104" calcext:value-type="float">
            <text:p>316512104</text:p>
          </table:table-cell>
          <table:table-cell office:value-type="float" office:value="137420168" calcext:value-type="float">
            <text:p>137420168</text:p>
          </table:table-cell>
          <table:table-cell office:value-type="float" office:value="134958664" calcext:value-type="float">
            <text:p>134958664</text:p>
          </table:table-cell>
          <table:table-cell office:value-type="float" office:value="134932928" calcext:value-type="float">
            <text:p>134932928</text:p>
          </table:table-cell>
          <table:table-cell table:number-columns-repeated="6"/>
        </table:table-row>
        <table:table-row table:style-name="ro1">
          <table:table-cell office:value-type="float" office:value="11038296" calcext:value-type="float">
            <text:p>11038296</text:p>
          </table:table-cell>
          <table:table-cell office:value-type="float" office:value="86711520" calcext:value-type="float">
            <text:p>86711520</text:p>
          </table:table-cell>
          <table:table-cell office:value-type="float" office:value="33544168" calcext:value-type="float">
            <text:p>33544168</text:p>
          </table:table-cell>
          <table:table-cell office:value-type="float" office:value="30619648" calcext:value-type="float">
            <text:p>30619648</text:p>
          </table:table-cell>
          <table:table-cell office:value-type="float" office:value="30770840" calcext:value-type="float">
            <text:p>30770840</text:p>
          </table:table-cell>
          <table:table-cell office:value-type="float" office:value="41332376" calcext:value-type="float">
            <text:p>41332376</text:p>
          </table:table-cell>
          <table:table-cell office:value-type="float" office:value="316690048" calcext:value-type="float">
            <text:p>316690048</text:p>
          </table:table-cell>
          <table:table-cell office:value-type="float" office:value="137498080" calcext:value-type="float">
            <text:p>137498080</text:p>
          </table:table-cell>
          <table:table-cell office:value-type="float" office:value="134961048" calcext:value-type="float">
            <text:p>134961048</text:p>
          </table:table-cell>
          <table:table-cell office:value-type="float" office:value="134940768" calcext:value-type="float">
            <text:p>134940768</text:p>
          </table:table-cell>
          <table:table-cell table:number-columns-repeated="6"/>
        </table:table-row>
        <table:table-row table:style-name="ro1">
          <table:table-cell office:value-type="float" office:value="11039192" calcext:value-type="float">
            <text:p>11039192</text:p>
          </table:table-cell>
          <table:table-cell office:value-type="float" office:value="86715984" calcext:value-type="float">
            <text:p>86715984</text:p>
          </table:table-cell>
          <table:table-cell office:value-type="float" office:value="33544912" calcext:value-type="float">
            <text:p>33544912</text:p>
          </table:table-cell>
          <table:table-cell office:value-type="float" office:value="30619880" calcext:value-type="float">
            <text:p>30619880</text:p>
          </table:table-cell>
          <table:table-cell office:value-type="float" office:value="30772696" calcext:value-type="float">
            <text:p>30772696</text:p>
          </table:table-cell>
          <table:table-cell office:value-type="float" office:value="41356880" calcext:value-type="float">
            <text:p>41356880</text:p>
          </table:table-cell>
          <table:table-cell office:value-type="float" office:value="317438160" calcext:value-type="float">
            <text:p>317438160</text:p>
          </table:table-cell>
          <table:table-cell office:value-type="float" office:value="137511168" calcext:value-type="float">
            <text:p>137511168</text:p>
          </table:table-cell>
          <table:table-cell office:value-type="float" office:value="134968272" calcext:value-type="float">
            <text:p>134968272</text:p>
          </table:table-cell>
          <table:table-cell office:value-type="float" office:value="134946840" calcext:value-type="float">
            <text:p>134946840</text:p>
          </table:table-cell>
          <table:table-cell table:number-columns-repeated="6"/>
        </table:table-row>
        <table:table-row table:style-name="ro1">
          <table:table-cell office:value-type="float" office:value="11039456" calcext:value-type="float">
            <text:p>11039456</text:p>
          </table:table-cell>
          <table:table-cell office:value-type="float" office:value="86716112" calcext:value-type="float">
            <text:p>86716112</text:p>
          </table:table-cell>
          <table:table-cell office:value-type="float" office:value="33545144" calcext:value-type="float">
            <text:p>33545144</text:p>
          </table:table-cell>
          <table:table-cell office:value-type="float" office:value="30624128" calcext:value-type="float">
            <text:p>30624128</text:p>
          </table:table-cell>
          <table:table-cell office:value-type="float" office:value="30775936" calcext:value-type="float">
            <text:p>30775936</text:p>
          </table:table-cell>
          <table:table-cell office:value-type="float" office:value="41360720" calcext:value-type="float">
            <text:p>41360720</text:p>
          </table:table-cell>
          <table:table-cell office:value-type="float" office:value="317518768" calcext:value-type="float">
            <text:p>317518768</text:p>
          </table:table-cell>
          <table:table-cell office:value-type="float" office:value="137521248" calcext:value-type="float">
            <text:p>137521248</text:p>
          </table:table-cell>
          <table:table-cell office:value-type="float" office:value="134978696" calcext:value-type="float">
            <text:p>134978696</text:p>
          </table:table-cell>
          <table:table-cell office:value-type="float" office:value="134948296" calcext:value-type="float">
            <text:p>134948296</text:p>
          </table:table-cell>
          <table:table-cell table:number-columns-repeated="6"/>
        </table:table-row>
        <table:table-row table:style-name="ro1">
          <table:table-cell office:value-type="float" office:value="11040416" calcext:value-type="float">
            <text:p>11040416</text:p>
          </table:table-cell>
          <table:table-cell office:value-type="float" office:value="86721776" calcext:value-type="float">
            <text:p>86721776</text:p>
          </table:table-cell>
          <table:table-cell office:value-type="float" office:value="33547232" calcext:value-type="float">
            <text:p>33547232</text:p>
          </table:table-cell>
          <table:table-cell office:value-type="float" office:value="30627456" calcext:value-type="float">
            <text:p>30627456</text:p>
          </table:table-cell>
          <table:table-cell office:value-type="float" office:value="30777120" calcext:value-type="float">
            <text:p>30777120</text:p>
          </table:table-cell>
          <table:table-cell office:value-type="float" office:value="41364712" calcext:value-type="float">
            <text:p>41364712</text:p>
          </table:table-cell>
          <table:table-cell office:value-type="float" office:value="318338000" calcext:value-type="float">
            <text:p>318338000</text:p>
          </table:table-cell>
          <table:table-cell office:value-type="float" office:value="137538344" calcext:value-type="float">
            <text:p>137538344</text:p>
          </table:table-cell>
          <table:table-cell office:value-type="float" office:value="134980496" calcext:value-type="float">
            <text:p>134980496</text:p>
          </table:table-cell>
          <table:table-cell office:value-type="float" office:value="134957584" calcext:value-type="float">
            <text:p>134957584</text:p>
          </table:table-cell>
          <table:table-cell table:number-columns-repeated="6"/>
        </table:table-row>
        <table:table-row table:style-name="ro1">
          <table:table-cell office:value-type="float" office:value="11041144" calcext:value-type="float">
            <text:p>11041144</text:p>
          </table:table-cell>
          <table:table-cell office:value-type="float" office:value="86733040" calcext:value-type="float">
            <text:p>86733040</text:p>
          </table:table-cell>
          <table:table-cell office:value-type="float" office:value="33549168" calcext:value-type="float">
            <text:p>33549168</text:p>
          </table:table-cell>
          <table:table-cell office:value-type="float" office:value="30627528" calcext:value-type="float">
            <text:p>30627528</text:p>
          </table:table-cell>
          <table:table-cell office:value-type="float" office:value="30778336" calcext:value-type="float">
            <text:p>30778336</text:p>
          </table:table-cell>
          <table:table-cell office:value-type="float" office:value="41367120" calcext:value-type="float">
            <text:p>41367120</text:p>
          </table:table-cell>
          <table:table-cell office:value-type="float" office:value="318454808" calcext:value-type="float">
            <text:p>318454808</text:p>
          </table:table-cell>
          <table:table-cell office:value-type="float" office:value="137597816" calcext:value-type="float">
            <text:p>137597816</text:p>
          </table:table-cell>
          <table:table-cell office:value-type="float" office:value="135002936" calcext:value-type="float">
            <text:p>135002936</text:p>
          </table:table-cell>
          <table:table-cell office:value-type="float" office:value="134962160" calcext:value-type="float">
            <text:p>134962160</text:p>
          </table:table-cell>
          <table:table-cell table:number-columns-repeated="6"/>
        </table:table-row>
        <table:table-row table:style-name="ro1">
          <table:table-cell office:value-type="float" office:value="11042416" calcext:value-type="float">
            <text:p>11042416</text:p>
          </table:table-cell>
          <table:table-cell office:value-type="float" office:value="86734336" calcext:value-type="float">
            <text:p>86734336</text:p>
          </table:table-cell>
          <table:table-cell office:value-type="float" office:value="33549768" calcext:value-type="float">
            <text:p>33549768</text:p>
          </table:table-cell>
          <table:table-cell office:value-type="float" office:value="30630584" calcext:value-type="float">
            <text:p>30630584</text:p>
          </table:table-cell>
          <table:table-cell office:value-type="float" office:value="30781328" calcext:value-type="float">
            <text:p>30781328</text:p>
          </table:table-cell>
          <table:table-cell office:value-type="float" office:value="41375504" calcext:value-type="float">
            <text:p>41375504</text:p>
          </table:table-cell>
          <table:table-cell office:value-type="float" office:value="319123456" calcext:value-type="float">
            <text:p>319123456</text:p>
          </table:table-cell>
          <table:table-cell office:value-type="float" office:value="137666896" calcext:value-type="float">
            <text:p>137666896</text:p>
          </table:table-cell>
          <table:table-cell office:value-type="float" office:value="135010016" calcext:value-type="float">
            <text:p>135010016</text:p>
          </table:table-cell>
          <table:table-cell office:value-type="float" office:value="134963656" calcext:value-type="float">
            <text:p>134963656</text:p>
          </table:table-cell>
          <table:table-cell table:number-columns-repeated="6"/>
        </table:table-row>
        <table:table-row table:style-name="ro1">
          <table:table-cell office:value-type="float" office:value="11042560" calcext:value-type="float">
            <text:p>11042560</text:p>
          </table:table-cell>
          <table:table-cell office:value-type="float" office:value="86740440" calcext:value-type="float">
            <text:p>86740440</text:p>
          </table:table-cell>
          <table:table-cell office:value-type="float" office:value="33552872" calcext:value-type="float">
            <text:p>33552872</text:p>
          </table:table-cell>
          <table:table-cell office:value-type="float" office:value="30633592" calcext:value-type="float">
            <text:p>30633592</text:p>
          </table:table-cell>
          <table:table-cell office:value-type="float" office:value="30781752" calcext:value-type="float">
            <text:p>30781752</text:p>
          </table:table-cell>
          <table:table-cell office:value-type="float" office:value="41376472" calcext:value-type="float">
            <text:p>41376472</text:p>
          </table:table-cell>
          <table:table-cell office:value-type="float" office:value="319187032" calcext:value-type="float">
            <text:p>319187032</text:p>
          </table:table-cell>
          <table:table-cell office:value-type="float" office:value="137695464" calcext:value-type="float">
            <text:p>137695464</text:p>
          </table:table-cell>
          <table:table-cell office:value-type="float" office:value="135034184" calcext:value-type="float">
            <text:p>135034184</text:p>
          </table:table-cell>
          <table:table-cell office:value-type="float" office:value="134964984" calcext:value-type="float">
            <text:p>134964984</text:p>
          </table:table-cell>
          <table:table-cell table:number-columns-repeated="6"/>
        </table:table-row>
        <table:table-row table:style-name="ro1">
          <table:table-cell office:value-type="float" office:value="11042656" calcext:value-type="float">
            <text:p>11042656</text:p>
          </table:table-cell>
          <table:table-cell office:value-type="float" office:value="86744312" calcext:value-type="float">
            <text:p>86744312</text:p>
          </table:table-cell>
          <table:table-cell office:value-type="float" office:value="33555816" calcext:value-type="float">
            <text:p>33555816</text:p>
          </table:table-cell>
          <table:table-cell office:value-type="float" office:value="30636864" calcext:value-type="float">
            <text:p>30636864</text:p>
          </table:table-cell>
          <table:table-cell office:value-type="float" office:value="30782744" calcext:value-type="float">
            <text:p>30782744</text:p>
          </table:table-cell>
          <table:table-cell office:value-type="float" office:value="41388536" calcext:value-type="float">
            <text:p>41388536</text:p>
          </table:table-cell>
          <table:table-cell office:value-type="float" office:value="319470744" calcext:value-type="float">
            <text:p>319470744</text:p>
          </table:table-cell>
          <table:table-cell office:value-type="float" office:value="138293376" calcext:value-type="float">
            <text:p>138293376</text:p>
          </table:table-cell>
          <table:table-cell office:value-type="float" office:value="135058048" calcext:value-type="float">
            <text:p>135058048</text:p>
          </table:table-cell>
          <table:table-cell office:value-type="float" office:value="134992520" calcext:value-type="float">
            <text:p>134992520</text:p>
          </table:table-cell>
          <table:table-cell table:number-columns-repeated="6"/>
        </table:table-row>
        <table:table-row table:style-name="ro1">
          <table:table-cell office:value-type="float" office:value="11044288" calcext:value-type="float">
            <text:p>11044288</text:p>
          </table:table-cell>
          <table:table-cell office:value-type="float" office:value="86746808" calcext:value-type="float">
            <text:p>86746808</text:p>
          </table:table-cell>
          <table:table-cell office:value-type="float" office:value="33557728" calcext:value-type="float">
            <text:p>33557728</text:p>
          </table:table-cell>
          <table:table-cell office:value-type="float" office:value="30638472" calcext:value-type="float">
            <text:p>30638472</text:p>
          </table:table-cell>
          <table:table-cell office:value-type="float" office:value="30784872" calcext:value-type="float">
            <text:p>30784872</text:p>
          </table:table-cell>
          <table:table-cell office:value-type="float" office:value="41391504" calcext:value-type="float">
            <text:p>41391504</text:p>
          </table:table-cell>
          <table:table-cell office:value-type="float" office:value="319518384" calcext:value-type="float">
            <text:p>319518384</text:p>
          </table:table-cell>
          <table:table-cell office:value-type="float" office:value="138667136" calcext:value-type="float">
            <text:p>138667136</text:p>
          </table:table-cell>
          <table:table-cell office:value-type="float" office:value="135072976" calcext:value-type="float">
            <text:p>135072976</text:p>
          </table:table-cell>
          <table:table-cell office:value-type="float" office:value="134995848" calcext:value-type="float">
            <text:p>134995848</text:p>
          </table:table-cell>
          <table:table-cell table:number-columns-repeated="6"/>
        </table:table-row>
        <table:table-row table:style-name="ro1">
          <table:table-cell office:value-type="float" office:value="11044448" calcext:value-type="float">
            <text:p>11044448</text:p>
          </table:table-cell>
          <table:table-cell office:value-type="float" office:value="86753872" calcext:value-type="float">
            <text:p>86753872</text:p>
          </table:table-cell>
          <table:table-cell office:value-type="float" office:value="33562792" calcext:value-type="float">
            <text:p>33562792</text:p>
          </table:table-cell>
          <table:table-cell office:value-type="float" office:value="30639344" calcext:value-type="float">
            <text:p>30639344</text:p>
          </table:table-cell>
          <table:table-cell office:value-type="float" office:value="30785600" calcext:value-type="float">
            <text:p>30785600</text:p>
          </table:table-cell>
          <table:table-cell office:value-type="float" office:value="41392456" calcext:value-type="float">
            <text:p>41392456</text:p>
          </table:table-cell>
          <table:table-cell office:value-type="float" office:value="319525720" calcext:value-type="float">
            <text:p>319525720</text:p>
          </table:table-cell>
          <table:table-cell office:value-type="float" office:value="138667408" calcext:value-type="float">
            <text:p>138667408</text:p>
          </table:table-cell>
          <table:table-cell office:value-type="float" office:value="135151696" calcext:value-type="float">
            <text:p>135151696</text:p>
          </table:table-cell>
          <table:table-cell office:value-type="float" office:value="135035768" calcext:value-type="float">
            <text:p>135035768</text:p>
          </table:table-cell>
          <table:table-cell table:number-columns-repeated="6"/>
        </table:table-row>
        <table:table-row table:style-name="ro1">
          <table:table-cell office:value-type="float" office:value="11045464" calcext:value-type="float">
            <text:p>11045464</text:p>
          </table:table-cell>
          <table:table-cell office:value-type="float" office:value="86754368" calcext:value-type="float">
            <text:p>86754368</text:p>
          </table:table-cell>
          <table:table-cell office:value-type="float" office:value="33562984" calcext:value-type="float">
            <text:p>33562984</text:p>
          </table:table-cell>
          <table:table-cell office:value-type="float" office:value="30640920" calcext:value-type="float">
            <text:p>30640920</text:p>
          </table:table-cell>
          <table:table-cell office:value-type="float" office:value="30788960" calcext:value-type="float">
            <text:p>30788960</text:p>
          </table:table-cell>
          <table:table-cell office:value-type="float" office:value="41408744" calcext:value-type="float">
            <text:p>41408744</text:p>
          </table:table-cell>
          <table:table-cell office:value-type="float" office:value="319535992" calcext:value-type="float">
            <text:p>319535992</text:p>
          </table:table-cell>
          <table:table-cell office:value-type="float" office:value="138927160" calcext:value-type="float">
            <text:p>138927160</text:p>
          </table:table-cell>
          <table:table-cell office:value-type="float" office:value="135190512" calcext:value-type="float">
            <text:p>135190512</text:p>
          </table:table-cell>
          <table:table-cell office:value-type="float" office:value="135051136" calcext:value-type="float">
            <text:p>135051136</text:p>
          </table:table-cell>
          <table:table-cell table:number-columns-repeated="6"/>
        </table:table-row>
        <table:table-row table:style-name="ro1">
          <table:table-cell office:value-type="float" office:value="11045496" calcext:value-type="float">
            <text:p>11045496</text:p>
          </table:table-cell>
          <table:table-cell office:value-type="float" office:value="86755368" calcext:value-type="float">
            <text:p>86755368</text:p>
          </table:table-cell>
          <table:table-cell office:value-type="float" office:value="33566840" calcext:value-type="float">
            <text:p>33566840</text:p>
          </table:table-cell>
          <table:table-cell office:value-type="float" office:value="30642144" calcext:value-type="float">
            <text:p>30642144</text:p>
          </table:table-cell>
          <table:table-cell office:value-type="float" office:value="30800120" calcext:value-type="float">
            <text:p>30800120</text:p>
          </table:table-cell>
          <table:table-cell office:value-type="float" office:value="41410064" calcext:value-type="float">
            <text:p>41410064</text:p>
          </table:table-cell>
          <table:table-cell office:value-type="float" office:value="319597648" calcext:value-type="float">
            <text:p>319597648</text:p>
          </table:table-cell>
          <table:table-cell office:value-type="float" office:value="139808568" calcext:value-type="float">
            <text:p>139808568</text:p>
          </table:table-cell>
          <table:table-cell office:value-type="float" office:value="135281016" calcext:value-type="float">
            <text:p>135281016</text:p>
          </table:table-cell>
          <table:table-cell office:value-type="float" office:value="135074624" calcext:value-type="float">
            <text:p>135074624</text:p>
          </table:table-cell>
          <table:table-cell table:number-columns-repeated="6"/>
        </table:table-row>
        <table:table-row table:style-name="ro1">
          <table:table-cell office:value-type="float" office:value="11045784" calcext:value-type="float">
            <text:p>11045784</text:p>
          </table:table-cell>
          <table:table-cell office:value-type="float" office:value="86756576" calcext:value-type="float">
            <text:p>86756576</text:p>
          </table:table-cell>
          <table:table-cell office:value-type="float" office:value="33569424" calcext:value-type="float">
            <text:p>33569424</text:p>
          </table:table-cell>
          <table:table-cell office:value-type="float" office:value="30642912" calcext:value-type="float">
            <text:p>30642912</text:p>
          </table:table-cell>
          <table:table-cell office:value-type="float" office:value="30801264" calcext:value-type="float">
            <text:p>30801264</text:p>
          </table:table-cell>
          <table:table-cell office:value-type="float" office:value="41461200" calcext:value-type="float">
            <text:p>41461200</text:p>
          </table:table-cell>
          <table:table-cell office:value-type="float" office:value="320295688" calcext:value-type="float">
            <text:p>320295688</text:p>
          </table:table-cell>
          <table:table-cell office:value-type="float" office:value="139819400" calcext:value-type="float">
            <text:p>139819400</text:p>
          </table:table-cell>
          <table:table-cell office:value-type="float" office:value="135292040" calcext:value-type="float">
            <text:p>135292040</text:p>
          </table:table-cell>
          <table:table-cell office:value-type="float" office:value="135081552" calcext:value-type="float">
            <text:p>135081552</text:p>
          </table:table-cell>
          <table:table-cell table:number-columns-repeated="6"/>
        </table:table-row>
        <table:table-row table:style-name="ro1">
          <table:table-cell office:value-type="float" office:value="11046600" calcext:value-type="float">
            <text:p>11046600</text:p>
          </table:table-cell>
          <table:table-cell office:value-type="float" office:value="86762400" calcext:value-type="float">
            <text:p>86762400</text:p>
          </table:table-cell>
          <table:table-cell office:value-type="float" office:value="33569704" calcext:value-type="float">
            <text:p>33569704</text:p>
          </table:table-cell>
          <table:table-cell office:value-type="float" office:value="30642976" calcext:value-type="float">
            <text:p>30642976</text:p>
          </table:table-cell>
          <table:table-cell office:value-type="float" office:value="30801824" calcext:value-type="float">
            <text:p>30801824</text:p>
          </table:table-cell>
          <table:table-cell office:value-type="float" office:value="41483296" calcext:value-type="float">
            <text:p>41483296</text:p>
          </table:table-cell>
          <table:table-cell office:value-type="float" office:value="320401472" calcext:value-type="float">
            <text:p>320401472</text:p>
          </table:table-cell>
          <table:table-cell office:value-type="float" office:value="140311592" calcext:value-type="float">
            <text:p>140311592</text:p>
          </table:table-cell>
          <table:table-cell office:value-type="float" office:value="135345496" calcext:value-type="float">
            <text:p>135345496</text:p>
          </table:table-cell>
          <table:table-cell office:value-type="float" office:value="135088016" calcext:value-type="float">
            <text:p>135088016</text:p>
          </table:table-cell>
          <table:table-cell table:number-columns-repeated="6"/>
        </table:table-row>
        <table:table-row table:style-name="ro1">
          <table:table-cell office:value-type="float" office:value="11046872" calcext:value-type="float">
            <text:p>11046872</text:p>
          </table:table-cell>
          <table:table-cell office:value-type="float" office:value="86763824" calcext:value-type="float">
            <text:p>86763824</text:p>
          </table:table-cell>
          <table:table-cell office:value-type="float" office:value="33573896" calcext:value-type="float">
            <text:p>33573896</text:p>
          </table:table-cell>
          <table:table-cell office:value-type="float" office:value="30644216" calcext:value-type="float">
            <text:p>30644216</text:p>
          </table:table-cell>
          <table:table-cell office:value-type="float" office:value="30802856" calcext:value-type="float">
            <text:p>30802856</text:p>
          </table:table-cell>
          <table:table-cell office:value-type="float" office:value="41494544" calcext:value-type="float">
            <text:p>41494544</text:p>
          </table:table-cell>
          <table:table-cell office:value-type="float" office:value="320406056" calcext:value-type="float">
            <text:p>320406056</text:p>
          </table:table-cell>
          <table:table-cell office:value-type="float" office:value="140557000" calcext:value-type="float">
            <text:p>140557000</text:p>
          </table:table-cell>
          <table:table-cell office:value-type="float" office:value="135547216" calcext:value-type="float">
            <text:p>135547216</text:p>
          </table:table-cell>
          <table:table-cell office:value-type="float" office:value="135138064" calcext:value-type="float">
            <text:p>135138064</text:p>
          </table:table-cell>
          <table:table-cell table:number-columns-repeated="6"/>
        </table:table-row>
        <table:table-row table:style-name="ro1">
          <table:table-cell office:value-type="float" office:value="11047976" calcext:value-type="float">
            <text:p>11047976</text:p>
          </table:table-cell>
          <table:table-cell office:value-type="float" office:value="86767264" calcext:value-type="float">
            <text:p>86767264</text:p>
          </table:table-cell>
          <table:table-cell office:value-type="float" office:value="33574688" calcext:value-type="float">
            <text:p>33574688</text:p>
          </table:table-cell>
          <table:table-cell office:value-type="float" office:value="30644440" calcext:value-type="float">
            <text:p>30644440</text:p>
          </table:table-cell>
          <table:table-cell office:value-type="float" office:value="30805112" calcext:value-type="float">
            <text:p>30805112</text:p>
          </table:table-cell>
          <table:table-cell office:value-type="float" office:value="41498032" calcext:value-type="float">
            <text:p>41498032</text:p>
          </table:table-cell>
          <table:table-cell office:value-type="float" office:value="320494072" calcext:value-type="float">
            <text:p>320494072</text:p>
          </table:table-cell>
          <table:table-cell office:value-type="float" office:value="140940816" calcext:value-type="float">
            <text:p>140940816</text:p>
          </table:table-cell>
          <table:table-cell office:value-type="float" office:value="135896440" calcext:value-type="float">
            <text:p>135896440</text:p>
          </table:table-cell>
          <table:table-cell office:value-type="float" office:value="135143456" calcext:value-type="float">
            <text:p>135143456</text:p>
          </table:table-cell>
          <table:table-cell table:number-columns-repeated="6"/>
        </table:table-row>
        <table:table-row table:style-name="ro1">
          <table:table-cell office:value-type="float" office:value="11048728" calcext:value-type="float">
            <text:p>11048728</text:p>
          </table:table-cell>
          <table:table-cell office:value-type="float" office:value="86768096" calcext:value-type="float">
            <text:p>86768096</text:p>
          </table:table-cell>
          <table:table-cell office:value-type="float" office:value="33579248" calcext:value-type="float">
            <text:p>33579248</text:p>
          </table:table-cell>
          <table:table-cell office:value-type="float" office:value="30646432" calcext:value-type="float">
            <text:p>30646432</text:p>
          </table:table-cell>
          <table:table-cell office:value-type="float" office:value="30807464" calcext:value-type="float">
            <text:p>30807464</text:p>
          </table:table-cell>
          <table:table-cell office:value-type="float" office:value="41508360" calcext:value-type="float">
            <text:p>41508360</text:p>
          </table:table-cell>
          <table:table-cell office:value-type="float" office:value="320559912" calcext:value-type="float">
            <text:p>320559912</text:p>
          </table:table-cell>
          <table:table-cell office:value-type="float" office:value="141561808" calcext:value-type="float">
            <text:p>141561808</text:p>
          </table:table-cell>
          <table:table-cell office:value-type="float" office:value="136609448" calcext:value-type="float">
            <text:p>136609448</text:p>
          </table:table-cell>
          <table:table-cell office:value-type="float" office:value="135211408" calcext:value-type="float">
            <text:p>135211408</text:p>
          </table:table-cell>
          <table:table-cell table:number-columns-repeated="6"/>
        </table:table-row>
        <table:table-row table:style-name="ro1">
          <table:table-cell office:value-type="float" office:value="11049680" calcext:value-type="float">
            <text:p>11049680</text:p>
          </table:table-cell>
          <table:table-cell office:value-type="float" office:value="86781232" calcext:value-type="float">
            <text:p>86781232</text:p>
          </table:table-cell>
          <table:table-cell office:value-type="float" office:value="33579928" calcext:value-type="float">
            <text:p>33579928</text:p>
          </table:table-cell>
          <table:table-cell office:value-type="float" office:value="30647584" calcext:value-type="float">
            <text:p>30647584</text:p>
          </table:table-cell>
          <table:table-cell office:value-type="float" office:value="30810840" calcext:value-type="float">
            <text:p>30810840</text:p>
          </table:table-cell>
          <table:table-cell office:value-type="float" office:value="41531120" calcext:value-type="float">
            <text:p>41531120</text:p>
          </table:table-cell>
          <table:table-cell office:value-type="float" office:value="320687976" calcext:value-type="float">
            <text:p>320687976</text:p>
          </table:table-cell>
          <table:table-cell office:value-type="float" office:value="141990160" calcext:value-type="float">
            <text:p>141990160</text:p>
          </table:table-cell>
          <table:table-cell office:value-type="float" office:value="136788224" calcext:value-type="float">
            <text:p>136788224</text:p>
          </table:table-cell>
          <table:table-cell office:value-type="float" office:value="135211672" calcext:value-type="float">
            <text:p>135211672</text:p>
          </table:table-cell>
          <table:table-cell table:number-columns-repeated="6"/>
        </table:table-row>
        <table:table-row table:style-name="ro1">
          <table:table-cell office:value-type="float" office:value="11050504" calcext:value-type="float">
            <text:p>11050504</text:p>
          </table:table-cell>
          <table:table-cell office:value-type="float" office:value="86800064" calcext:value-type="float">
            <text:p>86800064</text:p>
          </table:table-cell>
          <table:table-cell office:value-type="float" office:value="33580272" calcext:value-type="float">
            <text:p>33580272</text:p>
          </table:table-cell>
          <table:table-cell office:value-type="float" office:value="30647840" calcext:value-type="float">
            <text:p>30647840</text:p>
          </table:table-cell>
          <table:table-cell office:value-type="float" office:value="30811472" calcext:value-type="float">
            <text:p>30811472</text:p>
          </table:table-cell>
          <table:table-cell office:value-type="float" office:value="41579120" calcext:value-type="float">
            <text:p>41579120</text:p>
          </table:table-cell>
          <table:table-cell office:value-type="float" office:value="320788496" calcext:value-type="float">
            <text:p>320788496</text:p>
          </table:table-cell>
          <table:table-cell office:value-type="float" office:value="142028984" calcext:value-type="float">
            <text:p>142028984</text:p>
          </table:table-cell>
          <table:table-cell office:value-type="float" office:value="136924272" calcext:value-type="float">
            <text:p>136924272</text:p>
          </table:table-cell>
          <table:table-cell office:value-type="float" office:value="135226208" calcext:value-type="float">
            <text:p>135226208</text:p>
          </table:table-cell>
          <table:table-cell table:number-columns-repeated="6"/>
        </table:table-row>
        <table:table-row table:style-name="ro1">
          <table:table-cell office:value-type="float" office:value="11053568" calcext:value-type="float">
            <text:p>11053568</text:p>
          </table:table-cell>
          <table:table-cell office:value-type="float" office:value="86818392" calcext:value-type="float">
            <text:p>86818392</text:p>
          </table:table-cell>
          <table:table-cell office:value-type="float" office:value="33581744" calcext:value-type="float">
            <text:p>33581744</text:p>
          </table:table-cell>
          <table:table-cell office:value-type="float" office:value="30648328" calcext:value-type="float">
            <text:p>30648328</text:p>
          </table:table-cell>
          <table:table-cell office:value-type="float" office:value="30814520" calcext:value-type="float">
            <text:p>30814520</text:p>
          </table:table-cell>
          <table:table-cell office:value-type="float" office:value="41628552" calcext:value-type="float">
            <text:p>41628552</text:p>
          </table:table-cell>
          <table:table-cell office:value-type="float" office:value="320837712" calcext:value-type="float">
            <text:p>320837712</text:p>
          </table:table-cell>
          <table:table-cell office:value-type="float" office:value="142103136" calcext:value-type="float">
            <text:p>142103136</text:p>
          </table:table-cell>
          <table:table-cell office:value-type="float" office:value="137032992" calcext:value-type="float">
            <text:p>137032992</text:p>
          </table:table-cell>
          <table:table-cell office:value-type="float" office:value="135235776" calcext:value-type="float">
            <text:p>135235776</text:p>
          </table:table-cell>
          <table:table-cell table:number-columns-repeated="6"/>
        </table:table-row>
        <table:table-row table:style-name="ro1">
          <table:table-cell office:value-type="float" office:value="11054920" calcext:value-type="float">
            <text:p>11054920</text:p>
          </table:table-cell>
          <table:table-cell office:value-type="float" office:value="86819320" calcext:value-type="float">
            <text:p>86819320</text:p>
          </table:table-cell>
          <table:table-cell office:value-type="float" office:value="33586312" calcext:value-type="float">
            <text:p>33586312</text:p>
          </table:table-cell>
          <table:table-cell office:value-type="float" office:value="30650472" calcext:value-type="float">
            <text:p>30650472</text:p>
          </table:table-cell>
          <table:table-cell office:value-type="float" office:value="30821512" calcext:value-type="float">
            <text:p>30821512</text:p>
          </table:table-cell>
          <table:table-cell office:value-type="float" office:value="41846840" calcext:value-type="float">
            <text:p>41846840</text:p>
          </table:table-cell>
          <table:table-cell office:value-type="float" office:value="321021784" calcext:value-type="float">
            <text:p>321021784</text:p>
          </table:table-cell>
          <table:table-cell office:value-type="float" office:value="142482240" calcext:value-type="float">
            <text:p>142482240</text:p>
          </table:table-cell>
          <table:table-cell office:value-type="float" office:value="137242080" calcext:value-type="float">
            <text:p>137242080</text:p>
          </table:table-cell>
          <table:table-cell office:value-type="float" office:value="135387840" calcext:value-type="float">
            <text:p>135387840</text:p>
          </table:table-cell>
          <table:table-cell table:number-columns-repeated="6"/>
        </table:table-row>
        <table:table-row table:style-name="ro1">
          <table:table-cell office:value-type="float" office:value="11055288" calcext:value-type="float">
            <text:p>11055288</text:p>
          </table:table-cell>
          <table:table-cell office:value-type="float" office:value="86833920" calcext:value-type="float">
            <text:p>86833920</text:p>
          </table:table-cell>
          <table:table-cell office:value-type="float" office:value="33593136" calcext:value-type="float">
            <text:p>33593136</text:p>
          </table:table-cell>
          <table:table-cell office:value-type="float" office:value="30652184" calcext:value-type="float">
            <text:p>30652184</text:p>
          </table:table-cell>
          <table:table-cell office:value-type="float" office:value="30822792" calcext:value-type="float">
            <text:p>30822792</text:p>
          </table:table-cell>
          <table:table-cell office:value-type="float" office:value="41850064" calcext:value-type="float">
            <text:p>41850064</text:p>
          </table:table-cell>
          <table:table-cell office:value-type="float" office:value="321067608" calcext:value-type="float">
            <text:p>321067608</text:p>
          </table:table-cell>
          <table:table-cell office:value-type="float" office:value="142623416" calcext:value-type="float">
            <text:p>142623416</text:p>
          </table:table-cell>
          <table:table-cell office:value-type="float" office:value="137809512" calcext:value-type="float">
            <text:p>137809512</text:p>
          </table:table-cell>
          <table:table-cell office:value-type="float" office:value="135620568" calcext:value-type="float">
            <text:p>135620568</text:p>
          </table:table-cell>
          <table:table-cell table:number-columns-repeated="6"/>
        </table:table-row>
        <table:table-row table:style-name="ro1">
          <table:table-cell office:value-type="float" office:value="11055872" calcext:value-type="float">
            <text:p>11055872</text:p>
          </table:table-cell>
          <table:table-cell office:value-type="float" office:value="86843504" calcext:value-type="float">
            <text:p>86843504</text:p>
          </table:table-cell>
          <table:table-cell office:value-type="float" office:value="33594056" calcext:value-type="float">
            <text:p>33594056</text:p>
          </table:table-cell>
          <table:table-cell office:value-type="float" office:value="30660128" calcext:value-type="float">
            <text:p>30660128</text:p>
          </table:table-cell>
          <table:table-cell office:value-type="float" office:value="30826880" calcext:value-type="float">
            <text:p>30826880</text:p>
          </table:table-cell>
          <table:table-cell office:value-type="float" office:value="41918568" calcext:value-type="float">
            <text:p>41918568</text:p>
          </table:table-cell>
          <table:table-cell office:value-type="float" office:value="321162920" calcext:value-type="float">
            <text:p>321162920</text:p>
          </table:table-cell>
          <table:table-cell office:value-type="float" office:value="143285864" calcext:value-type="float">
            <text:p>143285864</text:p>
          </table:table-cell>
          <table:table-cell office:value-type="float" office:value="138188376" calcext:value-type="float">
            <text:p>138188376</text:p>
          </table:table-cell>
          <table:table-cell office:value-type="float" office:value="135624856" calcext:value-type="float">
            <text:p>135624856</text:p>
          </table:table-cell>
          <table:table-cell table:number-columns-repeated="6"/>
        </table:table-row>
        <table:table-row table:style-name="ro1">
          <table:table-cell office:value-type="float" office:value="11055968" calcext:value-type="float">
            <text:p>11055968</text:p>
          </table:table-cell>
          <table:table-cell office:value-type="float" office:value="86846560" calcext:value-type="float">
            <text:p>86846560</text:p>
          </table:table-cell>
          <table:table-cell office:value-type="float" office:value="33596496" calcext:value-type="float">
            <text:p>33596496</text:p>
          </table:table-cell>
          <table:table-cell office:value-type="float" office:value="30661736" calcext:value-type="float">
            <text:p>30661736</text:p>
          </table:table-cell>
          <table:table-cell office:value-type="float" office:value="30827312" calcext:value-type="float">
            <text:p>30827312</text:p>
          </table:table-cell>
          <table:table-cell office:value-type="float" office:value="41927096" calcext:value-type="float">
            <text:p>41927096</text:p>
          </table:table-cell>
          <table:table-cell office:value-type="float" office:value="321440792" calcext:value-type="float">
            <text:p>321440792</text:p>
          </table:table-cell>
          <table:table-cell office:value-type="float" office:value="143448016" calcext:value-type="float">
            <text:p>143448016</text:p>
          </table:table-cell>
          <table:table-cell office:value-type="float" office:value="138416144" calcext:value-type="float">
            <text:p>138416144</text:p>
          </table:table-cell>
          <table:table-cell office:value-type="float" office:value="135638352" calcext:value-type="float">
            <text:p>135638352</text:p>
          </table:table-cell>
          <table:table-cell table:number-columns-repeated="6"/>
        </table:table-row>
        <table:table-row table:style-name="ro1">
          <table:table-cell office:value-type="float" office:value="11056424" calcext:value-type="float">
            <text:p>11056424</text:p>
          </table:table-cell>
          <table:table-cell office:value-type="float" office:value="86851064" calcext:value-type="float">
            <text:p>86851064</text:p>
          </table:table-cell>
          <table:table-cell office:value-type="float" office:value="33596536" calcext:value-type="float">
            <text:p>33596536</text:p>
          </table:table-cell>
          <table:table-cell office:value-type="float" office:value="30662064" calcext:value-type="float">
            <text:p>30662064</text:p>
          </table:table-cell>
          <table:table-cell office:value-type="float" office:value="30827768" calcext:value-type="float">
            <text:p>30827768</text:p>
          </table:table-cell>
          <table:table-cell office:value-type="float" office:value="41950856" calcext:value-type="float">
            <text:p>41950856</text:p>
          </table:table-cell>
          <table:table-cell office:value-type="float" office:value="321816880" calcext:value-type="float">
            <text:p>321816880</text:p>
          </table:table-cell>
          <table:table-cell office:value-type="float" office:value="143467480" calcext:value-type="float">
            <text:p>143467480</text:p>
          </table:table-cell>
          <table:table-cell office:value-type="float" office:value="138879688" calcext:value-type="float">
            <text:p>138879688</text:p>
          </table:table-cell>
          <table:table-cell office:value-type="float" office:value="135877768" calcext:value-type="float">
            <text:p>135877768</text:p>
          </table:table-cell>
          <table:table-cell table:number-columns-repeated="6"/>
        </table:table-row>
        <table:table-row table:style-name="ro1">
          <table:table-cell office:value-type="float" office:value="11056752" calcext:value-type="float">
            <text:p>11056752</text:p>
          </table:table-cell>
          <table:table-cell office:value-type="float" office:value="86855128" calcext:value-type="float">
            <text:p>86855128</text:p>
          </table:table-cell>
          <table:table-cell office:value-type="float" office:value="33601448" calcext:value-type="float">
            <text:p>33601448</text:p>
          </table:table-cell>
          <table:table-cell office:value-type="float" office:value="30665616" calcext:value-type="float">
            <text:p>30665616</text:p>
          </table:table-cell>
          <table:table-cell office:value-type="float" office:value="30828040" calcext:value-type="float">
            <text:p>30828040</text:p>
          </table:table-cell>
          <table:table-cell office:value-type="float" office:value="42085416" calcext:value-type="float">
            <text:p>42085416</text:p>
          </table:table-cell>
          <table:table-cell office:value-type="float" office:value="322042576" calcext:value-type="float">
            <text:p>322042576</text:p>
          </table:table-cell>
          <table:table-cell office:value-type="float" office:value="143519744" calcext:value-type="float">
            <text:p>143519744</text:p>
          </table:table-cell>
          <table:table-cell office:value-type="float" office:value="138892608" calcext:value-type="float">
            <text:p>138892608</text:p>
          </table:table-cell>
          <table:table-cell office:value-type="float" office:value="136301840" calcext:value-type="float">
            <text:p>136301840</text:p>
          </table:table-cell>
          <table:table-cell table:number-columns-repeated="6"/>
        </table:table-row>
        <table:table-row table:style-name="ro1">
          <table:table-cell office:value-type="float" office:value="11056960" calcext:value-type="float">
            <text:p>11056960</text:p>
          </table:table-cell>
          <table:table-cell office:value-type="float" office:value="86861688" calcext:value-type="float">
            <text:p>86861688</text:p>
          </table:table-cell>
          <table:table-cell office:value-type="float" office:value="33603272" calcext:value-type="float">
            <text:p>33603272</text:p>
          </table:table-cell>
          <table:table-cell office:value-type="float" office:value="30668176" calcext:value-type="float">
            <text:p>30668176</text:p>
          </table:table-cell>
          <table:table-cell office:value-type="float" office:value="30828056" calcext:value-type="float">
            <text:p>30828056</text:p>
          </table:table-cell>
          <table:table-cell office:value-type="float" office:value="42113944" calcext:value-type="float">
            <text:p>42113944</text:p>
          </table:table-cell>
          <table:table-cell office:value-type="float" office:value="322426168" calcext:value-type="float">
            <text:p>322426168</text:p>
          </table:table-cell>
          <table:table-cell office:value-type="float" office:value="143524592" calcext:value-type="float">
            <text:p>143524592</text:p>
          </table:table-cell>
          <table:table-cell office:value-type="float" office:value="138956288" calcext:value-type="float">
            <text:p>138956288</text:p>
          </table:table-cell>
          <table:table-cell office:value-type="float" office:value="136556928" calcext:value-type="float">
            <text:p>136556928</text:p>
          </table:table-cell>
          <table:table-cell table:number-columns-repeated="6"/>
        </table:table-row>
        <table:table-row table:style-name="ro1">
          <table:table-cell office:value-type="float" office:value="11057544" calcext:value-type="float">
            <text:p>11057544</text:p>
          </table:table-cell>
          <table:table-cell office:value-type="float" office:value="86868304" calcext:value-type="float">
            <text:p>86868304</text:p>
          </table:table-cell>
          <table:table-cell office:value-type="float" office:value="33611616" calcext:value-type="float">
            <text:p>33611616</text:p>
          </table:table-cell>
          <table:table-cell office:value-type="float" office:value="30669456" calcext:value-type="float">
            <text:p>30669456</text:p>
          </table:table-cell>
          <table:table-cell office:value-type="float" office:value="30828120" calcext:value-type="float">
            <text:p>30828120</text:p>
          </table:table-cell>
          <table:table-cell office:value-type="float" office:value="42640216" calcext:value-type="float">
            <text:p>42640216</text:p>
          </table:table-cell>
          <table:table-cell office:value-type="float" office:value="322852248" calcext:value-type="float">
            <text:p>322852248</text:p>
          </table:table-cell>
          <table:table-cell office:value-type="float" office:value="143525960" calcext:value-type="float">
            <text:p>143525960</text:p>
          </table:table-cell>
          <table:table-cell office:value-type="float" office:value="139146352" calcext:value-type="float">
            <text:p>139146352</text:p>
          </table:table-cell>
          <table:table-cell office:value-type="float" office:value="136827432" calcext:value-type="float">
            <text:p>136827432</text:p>
          </table:table-cell>
          <table:table-cell table:number-columns-repeated="6"/>
        </table:table-row>
        <table:table-row table:style-name="ro1">
          <table:table-cell office:value-type="float" office:value="11058368" calcext:value-type="float">
            <text:p>11058368</text:p>
          </table:table-cell>
          <table:table-cell office:value-type="float" office:value="86881104" calcext:value-type="float">
            <text:p>86881104</text:p>
          </table:table-cell>
          <table:table-cell office:value-type="float" office:value="33612008" calcext:value-type="float">
            <text:p>33612008</text:p>
          </table:table-cell>
          <table:table-cell office:value-type="float" office:value="30670904" calcext:value-type="float">
            <text:p>30670904</text:p>
          </table:table-cell>
          <table:table-cell office:value-type="float" office:value="30829376" calcext:value-type="float">
            <text:p>30829376</text:p>
          </table:table-cell>
          <table:table-cell office:value-type="float" office:value="42696704" calcext:value-type="float">
            <text:p>42696704</text:p>
          </table:table-cell>
          <table:table-cell office:value-type="float" office:value="323231536" calcext:value-type="float">
            <text:p>323231536</text:p>
          </table:table-cell>
          <table:table-cell office:value-type="float" office:value="143526672" calcext:value-type="float">
            <text:p>143526672</text:p>
          </table:table-cell>
          <table:table-cell office:value-type="float" office:value="139619536" calcext:value-type="float">
            <text:p>139619536</text:p>
          </table:table-cell>
          <table:table-cell office:value-type="float" office:value="136945824" calcext:value-type="float">
            <text:p>136945824</text:p>
          </table:table-cell>
          <table:table-cell table:number-columns-repeated="6"/>
        </table:table-row>
        <table:table-row table:style-name="ro1">
          <table:table-cell office:value-type="float" office:value="11059056" calcext:value-type="float">
            <text:p>11059056</text:p>
          </table:table-cell>
          <table:table-cell office:value-type="float" office:value="86893144" calcext:value-type="float">
            <text:p>86893144</text:p>
          </table:table-cell>
          <table:table-cell office:value-type="float" office:value="33619336" calcext:value-type="float">
            <text:p>33619336</text:p>
          </table:table-cell>
          <table:table-cell office:value-type="float" office:value="30671496" calcext:value-type="float">
            <text:p>30671496</text:p>
          </table:table-cell>
          <table:table-cell office:value-type="float" office:value="30833904" calcext:value-type="float">
            <text:p>30833904</text:p>
          </table:table-cell>
          <table:table-cell office:value-type="float" office:value="42900888" calcext:value-type="float">
            <text:p>42900888</text:p>
          </table:table-cell>
          <table:table-cell office:value-type="float" office:value="323381176" calcext:value-type="float">
            <text:p>323381176</text:p>
          </table:table-cell>
          <table:table-cell office:value-type="float" office:value="143533704" calcext:value-type="float">
            <text:p>143533704</text:p>
          </table:table-cell>
          <table:table-cell office:value-type="float" office:value="139636264" calcext:value-type="float">
            <text:p>139636264</text:p>
          </table:table-cell>
          <table:table-cell office:value-type="float" office:value="137695232" calcext:value-type="float">
            <text:p>137695232</text:p>
          </table:table-cell>
          <table:table-cell table:number-columns-repeated="6"/>
        </table:table-row>
        <table:table-row table:style-name="ro1">
          <table:table-cell office:value-type="float" office:value="11059512" calcext:value-type="float">
            <text:p>11059512</text:p>
          </table:table-cell>
          <table:table-cell office:value-type="float" office:value="86894136" calcext:value-type="float">
            <text:p>86894136</text:p>
          </table:table-cell>
          <table:table-cell office:value-type="float" office:value="33621616" calcext:value-type="float">
            <text:p>33621616</text:p>
          </table:table-cell>
          <table:table-cell office:value-type="float" office:value="30674048" calcext:value-type="float">
            <text:p>30674048</text:p>
          </table:table-cell>
          <table:table-cell office:value-type="float" office:value="30836016" calcext:value-type="float">
            <text:p>30836016</text:p>
          </table:table-cell>
          <table:table-cell office:value-type="float" office:value="43111776" calcext:value-type="float">
            <text:p>43111776</text:p>
          </table:table-cell>
          <table:table-cell office:value-type="float" office:value="324908512" calcext:value-type="float">
            <text:p>324908512</text:p>
          </table:table-cell>
          <table:table-cell office:value-type="float" office:value="143575560" calcext:value-type="float">
            <text:p>143575560</text:p>
          </table:table-cell>
          <table:table-cell office:value-type="float" office:value="139941400" calcext:value-type="float">
            <text:p>139941400</text:p>
          </table:table-cell>
          <table:table-cell office:value-type="float" office:value="138131024" calcext:value-type="float">
            <text:p>138131024</text:p>
          </table:table-cell>
          <table:table-cell table:number-columns-repeated="6"/>
        </table:table-row>
        <table:table-row table:style-name="ro1">
          <table:table-cell office:value-type="float" office:value="11059568" calcext:value-type="float">
            <text:p>11059568</text:p>
          </table:table-cell>
          <table:table-cell office:value-type="float" office:value="86897808" calcext:value-type="float">
            <text:p>86897808</text:p>
          </table:table-cell>
          <table:table-cell office:value-type="float" office:value="33622096" calcext:value-type="float">
            <text:p>33622096</text:p>
          </table:table-cell>
          <table:table-cell office:value-type="float" office:value="30675376" calcext:value-type="float">
            <text:p>30675376</text:p>
          </table:table-cell>
          <table:table-cell office:value-type="float" office:value="30836496" calcext:value-type="float">
            <text:p>30836496</text:p>
          </table:table-cell>
          <table:table-cell office:value-type="float" office:value="43112648" calcext:value-type="float">
            <text:p>43112648</text:p>
          </table:table-cell>
          <table:table-cell office:value-type="float" office:value="324997904" calcext:value-type="float">
            <text:p>324997904</text:p>
          </table:table-cell>
          <table:table-cell office:value-type="float" office:value="143578952" calcext:value-type="float">
            <text:p>143578952</text:p>
          </table:table-cell>
          <table:table-cell office:value-type="float" office:value="140143928" calcext:value-type="float">
            <text:p>140143928</text:p>
          </table:table-cell>
          <table:table-cell office:value-type="float" office:value="138370448" calcext:value-type="float">
            <text:p>138370448</text:p>
          </table:table-cell>
          <table:table-cell table:number-columns-repeated="6"/>
        </table:table-row>
        <table:table-row table:style-name="ro1">
          <table:table-cell office:value-type="float" office:value="11064904" calcext:value-type="float">
            <text:p>11064904</text:p>
          </table:table-cell>
          <table:table-cell office:value-type="float" office:value="86900864" calcext:value-type="float">
            <text:p>86900864</text:p>
          </table:table-cell>
          <table:table-cell office:value-type="float" office:value="33624896" calcext:value-type="float">
            <text:p>33624896</text:p>
          </table:table-cell>
          <table:table-cell office:value-type="float" office:value="30678104" calcext:value-type="float">
            <text:p>30678104</text:p>
          </table:table-cell>
          <table:table-cell office:value-type="float" office:value="30836536" calcext:value-type="float">
            <text:p>30836536</text:p>
          </table:table-cell>
          <table:table-cell office:value-type="float" office:value="43374912" calcext:value-type="float">
            <text:p>43374912</text:p>
          </table:table-cell>
          <table:table-cell office:value-type="float" office:value="325016968" calcext:value-type="float">
            <text:p>325016968</text:p>
          </table:table-cell>
          <table:table-cell office:value-type="float" office:value="143593264" calcext:value-type="float">
            <text:p>143593264</text:p>
          </table:table-cell>
          <table:table-cell office:value-type="float" office:value="141214808" calcext:value-type="float">
            <text:p>141214808</text:p>
          </table:table-cell>
          <table:table-cell office:value-type="float" office:value="138568736" calcext:value-type="float">
            <text:p>138568736</text:p>
          </table:table-cell>
          <table:table-cell table:number-columns-repeated="6"/>
        </table:table-row>
        <table:table-row table:style-name="ro1">
          <table:table-cell office:value-type="float" office:value="11070864" calcext:value-type="float">
            <text:p>11070864</text:p>
          </table:table-cell>
          <table:table-cell office:value-type="float" office:value="86903288" calcext:value-type="float">
            <text:p>86903288</text:p>
          </table:table-cell>
          <table:table-cell office:value-type="float" office:value="33626176" calcext:value-type="float">
            <text:p>33626176</text:p>
          </table:table-cell>
          <table:table-cell office:value-type="float" office:value="30678840" calcext:value-type="float">
            <text:p>30678840</text:p>
          </table:table-cell>
          <table:table-cell office:value-type="float" office:value="30842384" calcext:value-type="float">
            <text:p>30842384</text:p>
          </table:table-cell>
          <table:table-cell office:value-type="float" office:value="43899088" calcext:value-type="float">
            <text:p>43899088</text:p>
          </table:table-cell>
          <table:table-cell office:value-type="float" office:value="325036200" calcext:value-type="float">
            <text:p>325036200</text:p>
          </table:table-cell>
          <table:table-cell office:value-type="float" office:value="143597344" calcext:value-type="float">
            <text:p>143597344</text:p>
          </table:table-cell>
          <table:table-cell office:value-type="float" office:value="141223088" calcext:value-type="float">
            <text:p>141223088</text:p>
          </table:table-cell>
          <table:table-cell office:value-type="float" office:value="138651112" calcext:value-type="float">
            <text:p>138651112</text:p>
          </table:table-cell>
          <table:table-cell table:number-columns-repeated="6"/>
        </table:table-row>
        <table:table-row table:style-name="ro1">
          <table:table-cell office:value-type="float" office:value="11070920" calcext:value-type="float">
            <text:p>11070920</text:p>
          </table:table-cell>
          <table:table-cell office:value-type="float" office:value="86904008" calcext:value-type="float">
            <text:p>86904008</text:p>
          </table:table-cell>
          <table:table-cell office:value-type="float" office:value="33626576" calcext:value-type="float">
            <text:p>33626576</text:p>
          </table:table-cell>
          <table:table-cell office:value-type="float" office:value="30679064" calcext:value-type="float">
            <text:p>30679064</text:p>
          </table:table-cell>
          <table:table-cell office:value-type="float" office:value="30844568" calcext:value-type="float">
            <text:p>30844568</text:p>
          </table:table-cell>
          <table:table-cell office:value-type="float" office:value="44076784" calcext:value-type="float">
            <text:p>44076784</text:p>
          </table:table-cell>
          <table:table-cell office:value-type="float" office:value="325091304" calcext:value-type="float">
            <text:p>325091304</text:p>
          </table:table-cell>
          <table:table-cell office:value-type="float" office:value="143598152" calcext:value-type="float">
            <text:p>143598152</text:p>
          </table:table-cell>
          <table:table-cell office:value-type="float" office:value="141233984" calcext:value-type="float">
            <text:p>141233984</text:p>
          </table:table-cell>
          <table:table-cell office:value-type="float" office:value="139216584" calcext:value-type="float">
            <text:p>139216584</text:p>
          </table:table-cell>
          <table:table-cell table:number-columns-repeated="6"/>
        </table:table-row>
        <table:table-row table:style-name="ro1">
          <table:table-cell office:value-type="float" office:value="11071944" calcext:value-type="float">
            <text:p>11071944</text:p>
          </table:table-cell>
          <table:table-cell office:value-type="float" office:value="86912224" calcext:value-type="float">
            <text:p>86912224</text:p>
          </table:table-cell>
          <table:table-cell office:value-type="float" office:value="33631600" calcext:value-type="float">
            <text:p>33631600</text:p>
          </table:table-cell>
          <table:table-cell office:value-type="float" office:value="30683384" calcext:value-type="float">
            <text:p>30683384</text:p>
          </table:table-cell>
          <table:table-cell office:value-type="float" office:value="30844584" calcext:value-type="float">
            <text:p>30844584</text:p>
          </table:table-cell>
          <table:table-cell office:value-type="float" office:value="44729104" calcext:value-type="float">
            <text:p>44729104</text:p>
          </table:table-cell>
          <table:table-cell office:value-type="float" office:value="325290888" calcext:value-type="float">
            <text:p>325290888</text:p>
          </table:table-cell>
          <table:table-cell office:value-type="float" office:value="143598752" calcext:value-type="float">
            <text:p>143598752</text:p>
          </table:table-cell>
          <table:table-cell office:value-type="float" office:value="141240560" calcext:value-type="float">
            <text:p>141240560</text:p>
          </table:table-cell>
          <table:table-cell office:value-type="float" office:value="139869016" calcext:value-type="float">
            <text:p>139869016</text:p>
          </table:table-cell>
          <table:table-cell table:number-columns-repeated="6"/>
        </table:table-row>
        <table:table-row table:style-name="ro1">
          <table:table-cell office:value-type="float" office:value="11073400" calcext:value-type="float">
            <text:p>11073400</text:p>
          </table:table-cell>
          <table:table-cell office:value-type="float" office:value="86912928" calcext:value-type="float">
            <text:p>86912928</text:p>
          </table:table-cell>
          <table:table-cell office:value-type="float" office:value="33639944" calcext:value-type="float">
            <text:p>33639944</text:p>
          </table:table-cell>
          <table:table-cell office:value-type="float" office:value="30683768" calcext:value-type="float">
            <text:p>30683768</text:p>
          </table:table-cell>
          <table:table-cell office:value-type="float" office:value="30845656" calcext:value-type="float">
            <text:p>30845656</text:p>
          </table:table-cell>
          <table:table-cell office:value-type="float" office:value="45363968" calcext:value-type="float">
            <text:p>45363968</text:p>
          </table:table-cell>
          <table:table-cell office:value-type="float" office:value="325423432" calcext:value-type="float">
            <text:p>325423432</text:p>
          </table:table-cell>
          <table:table-cell office:value-type="float" office:value="143600048" calcext:value-type="float">
            <text:p>143600048</text:p>
          </table:table-cell>
          <table:table-cell office:value-type="float" office:value="141240880" calcext:value-type="float">
            <text:p>141240880</text:p>
          </table:table-cell>
          <table:table-cell office:value-type="float" office:value="140510936" calcext:value-type="float">
            <text:p>140510936</text:p>
          </table:table-cell>
          <table:table-cell table:number-columns-repeated="6"/>
        </table:table-row>
        <table:table-row table:style-name="ro1">
          <table:table-cell office:value-type="float" office:value="11073632" calcext:value-type="float">
            <text:p>11073632</text:p>
          </table:table-cell>
          <table:table-cell office:value-type="float" office:value="86913568" calcext:value-type="float">
            <text:p>86913568</text:p>
          </table:table-cell>
          <table:table-cell office:value-type="float" office:value="33639944" calcext:value-type="float">
            <text:p>33639944</text:p>
          </table:table-cell>
          <table:table-cell office:value-type="float" office:value="30685256" calcext:value-type="float">
            <text:p>30685256</text:p>
          </table:table-cell>
          <table:table-cell office:value-type="float" office:value="30846632" calcext:value-type="float">
            <text:p>30846632</text:p>
          </table:table-cell>
          <table:table-cell office:value-type="float" office:value="45815256" calcext:value-type="float">
            <text:p>45815256</text:p>
          </table:table-cell>
          <table:table-cell office:value-type="float" office:value="325747800" calcext:value-type="float">
            <text:p>325747800</text:p>
          </table:table-cell>
          <table:table-cell office:value-type="float" office:value="143620480" calcext:value-type="float">
            <text:p>143620480</text:p>
          </table:table-cell>
          <table:table-cell office:value-type="float" office:value="141248016" calcext:value-type="float">
            <text:p>141248016</text:p>
          </table:table-cell>
          <table:table-cell office:value-type="float" office:value="140828040" calcext:value-type="float">
            <text:p>140828040</text:p>
          </table:table-cell>
          <table:table-cell table:number-columns-repeated="6"/>
        </table:table-row>
        <table:table-row table:style-name="ro1">
          <table:table-cell office:value-type="float" office:value="11074176" calcext:value-type="float">
            <text:p>11074176</text:p>
          </table:table-cell>
          <table:table-cell office:value-type="float" office:value="86929872" calcext:value-type="float">
            <text:p>86929872</text:p>
          </table:table-cell>
          <table:table-cell office:value-type="float" office:value="33642432" calcext:value-type="float">
            <text:p>33642432</text:p>
          </table:table-cell>
          <table:table-cell office:value-type="float" office:value="30687392" calcext:value-type="float">
            <text:p>30687392</text:p>
          </table:table-cell>
          <table:table-cell office:value-type="float" office:value="30850168" calcext:value-type="float">
            <text:p>30850168</text:p>
          </table:table-cell>
          <table:table-cell office:value-type="float" office:value="45991376" calcext:value-type="float">
            <text:p>45991376</text:p>
          </table:table-cell>
          <table:table-cell office:value-type="float" office:value="325809920" calcext:value-type="float">
            <text:p>325809920</text:p>
          </table:table-cell>
          <table:table-cell office:value-type="float" office:value="143621664" calcext:value-type="float">
            <text:p>143621664</text:p>
          </table:table-cell>
          <table:table-cell office:value-type="float" office:value="141255856" calcext:value-type="float">
            <text:p>141255856</text:p>
          </table:table-cell>
          <table:table-cell office:value-type="float" office:value="141095888" calcext:value-type="float">
            <text:p>141095888</text:p>
          </table:table-cell>
          <table:table-cell table:number-columns-repeated="6"/>
        </table:table-row>
        <table:table-row table:style-name="ro1">
          <table:table-cell office:value-type="float" office:value="11074400" calcext:value-type="float">
            <text:p>11074400</text:p>
          </table:table-cell>
          <table:table-cell office:value-type="float" office:value="86932264" calcext:value-type="float">
            <text:p>86932264</text:p>
          </table:table-cell>
          <table:table-cell office:value-type="float" office:value="33644112" calcext:value-type="float">
            <text:p>33644112</text:p>
          </table:table-cell>
          <table:table-cell office:value-type="float" office:value="30687688" calcext:value-type="float">
            <text:p>30687688</text:p>
          </table:table-cell>
          <table:table-cell office:value-type="float" office:value="30851568" calcext:value-type="float">
            <text:p>30851568</text:p>
          </table:table-cell>
          <table:table-cell office:value-type="float" office:value="46047872" calcext:value-type="float">
            <text:p>46047872</text:p>
          </table:table-cell>
          <table:table-cell office:value-type="float" office:value="326209248" calcext:value-type="float">
            <text:p>326209248</text:p>
          </table:table-cell>
          <table:table-cell office:value-type="float" office:value="143622744" calcext:value-type="float">
            <text:p>143622744</text:p>
          </table:table-cell>
          <table:table-cell office:value-type="float" office:value="141258736" calcext:value-type="float">
            <text:p>141258736</text:p>
          </table:table-cell>
          <table:table-cell office:value-type="float" office:value="141200928" calcext:value-type="float">
            <text:p>141200928</text:p>
          </table:table-cell>
          <table:table-cell table:number-columns-repeated="6"/>
        </table:table-row>
        <table:table-row table:style-name="ro1">
          <table:table-cell office:value-type="float" office:value="11077752" calcext:value-type="float">
            <text:p>11077752</text:p>
          </table:table-cell>
          <table:table-cell office:value-type="float" office:value="86933784" calcext:value-type="float">
            <text:p>86933784</text:p>
          </table:table-cell>
          <table:table-cell office:value-type="float" office:value="33644992" calcext:value-type="float">
            <text:p>33644992</text:p>
          </table:table-cell>
          <table:table-cell office:value-type="float" office:value="30689360" calcext:value-type="float">
            <text:p>30689360</text:p>
          </table:table-cell>
          <table:table-cell office:value-type="float" office:value="30852576" calcext:value-type="float">
            <text:p>30852576</text:p>
          </table:table-cell>
          <table:table-cell office:value-type="float" office:value="47416632" calcext:value-type="float">
            <text:p>47416632</text:p>
          </table:table-cell>
          <table:table-cell office:value-type="float" office:value="326258696" calcext:value-type="float">
            <text:p>326258696</text:p>
          </table:table-cell>
          <table:table-cell office:value-type="float" office:value="143623568" calcext:value-type="float">
            <text:p>143623568</text:p>
          </table:table-cell>
          <table:table-cell office:value-type="float" office:value="141268808" calcext:value-type="float">
            <text:p>141268808</text:p>
          </table:table-cell>
          <table:table-cell office:value-type="float" office:value="141214904" calcext:value-type="float">
            <text:p>141214904</text:p>
          </table:table-cell>
          <table:table-cell table:number-columns-repeated="6"/>
        </table:table-row>
        <table:table-row table:style-name="ro1">
          <table:table-cell office:value-type="float" office:value="11079384" calcext:value-type="float">
            <text:p>11079384</text:p>
          </table:table-cell>
          <table:table-cell office:value-type="float" office:value="86935704" calcext:value-type="float">
            <text:p>86935704</text:p>
          </table:table-cell>
          <table:table-cell office:value-type="float" office:value="33648800" calcext:value-type="float">
            <text:p>33648800</text:p>
          </table:table-cell>
          <table:table-cell office:value-type="float" office:value="30693016" calcext:value-type="float">
            <text:p>30693016</text:p>
          </table:table-cell>
          <table:table-cell office:value-type="float" office:value="30853448" calcext:value-type="float">
            <text:p>30853448</text:p>
          </table:table-cell>
          <table:table-cell office:value-type="float" office:value="47453928" calcext:value-type="float">
            <text:p>47453928</text:p>
          </table:table-cell>
          <table:table-cell office:value-type="float" office:value="326281504" calcext:value-type="float">
            <text:p>326281504</text:p>
          </table:table-cell>
          <table:table-cell office:value-type="float" office:value="143626880" calcext:value-type="float">
            <text:p>143626880</text:p>
          </table:table-cell>
          <table:table-cell office:value-type="float" office:value="141274624" calcext:value-type="float">
            <text:p>141274624</text:p>
          </table:table-cell>
          <table:table-cell office:value-type="float" office:value="141215160" calcext:value-type="float">
            <text:p>141215160</text:p>
          </table:table-cell>
          <table:table-cell table:number-columns-repeated="6"/>
        </table:table-row>
        <table:table-row table:style-name="ro1">
          <table:table-cell office:value-type="float" office:value="11080072" calcext:value-type="float">
            <text:p>11080072</text:p>
          </table:table-cell>
          <table:table-cell office:value-type="float" office:value="86939664" calcext:value-type="float">
            <text:p>86939664</text:p>
          </table:table-cell>
          <table:table-cell office:value-type="float" office:value="33648984" calcext:value-type="float">
            <text:p>33648984</text:p>
          </table:table-cell>
          <table:table-cell office:value-type="float" office:value="30693656" calcext:value-type="float">
            <text:p>30693656</text:p>
          </table:table-cell>
          <table:table-cell office:value-type="float" office:value="30858704" calcext:value-type="float">
            <text:p>30858704</text:p>
          </table:table-cell>
          <table:table-cell office:value-type="float" office:value="47456864" calcext:value-type="float">
            <text:p>47456864</text:p>
          </table:table-cell>
          <table:table-cell office:value-type="float" office:value="326299480" calcext:value-type="float">
            <text:p>326299480</text:p>
          </table:table-cell>
          <table:table-cell office:value-type="float" office:value="143632368" calcext:value-type="float">
            <text:p>143632368</text:p>
          </table:table-cell>
          <table:table-cell office:value-type="float" office:value="141280696" calcext:value-type="float">
            <text:p>141280696</text:p>
          </table:table-cell>
          <table:table-cell office:value-type="float" office:value="141225632" calcext:value-type="float">
            <text:p>141225632</text:p>
          </table:table-cell>
          <table:table-cell table:number-columns-repeated="6"/>
        </table:table-row>
        <table:table-row table:style-name="ro1">
          <table:table-cell office:value-type="float" office:value="11080800" calcext:value-type="float">
            <text:p>11080800</text:p>
          </table:table-cell>
          <table:table-cell office:value-type="float" office:value="86947560" calcext:value-type="float">
            <text:p>86947560</text:p>
          </table:table-cell>
          <table:table-cell office:value-type="float" office:value="33649792" calcext:value-type="float">
            <text:p>33649792</text:p>
          </table:table-cell>
          <table:table-cell office:value-type="float" office:value="30694472" calcext:value-type="float">
            <text:p>30694472</text:p>
          </table:table-cell>
          <table:table-cell office:value-type="float" office:value="30861128" calcext:value-type="float">
            <text:p>30861128</text:p>
          </table:table-cell>
          <table:table-cell office:value-type="float" office:value="47496512" calcext:value-type="float">
            <text:p>47496512</text:p>
          </table:table-cell>
          <table:table-cell office:value-type="float" office:value="326325592" calcext:value-type="float">
            <text:p>326325592</text:p>
          </table:table-cell>
          <table:table-cell office:value-type="float" office:value="143635704" calcext:value-type="float">
            <text:p>143635704</text:p>
          </table:table-cell>
          <table:table-cell office:value-type="float" office:value="141290096" calcext:value-type="float">
            <text:p>141290096</text:p>
          </table:table-cell>
          <table:table-cell office:value-type="float" office:value="141225896" calcext:value-type="float">
            <text:p>141225896</text:p>
          </table:table-cell>
          <table:table-cell table:number-columns-repeated="6"/>
        </table:table-row>
        <table:table-row table:style-name="ro1">
          <table:table-cell office:value-type="float" office:value="11081992" calcext:value-type="float">
            <text:p>11081992</text:p>
          </table:table-cell>
          <table:table-cell office:value-type="float" office:value="86955672" calcext:value-type="float">
            <text:p>86955672</text:p>
          </table:table-cell>
          <table:table-cell office:value-type="float" office:value="33651256" calcext:value-type="float">
            <text:p>33651256</text:p>
          </table:table-cell>
          <table:table-cell office:value-type="float" office:value="30698288" calcext:value-type="float">
            <text:p>30698288</text:p>
          </table:table-cell>
          <table:table-cell office:value-type="float" office:value="30862576" calcext:value-type="float">
            <text:p>30862576</text:p>
          </table:table-cell>
          <table:table-cell office:value-type="float" office:value="47516096" calcext:value-type="float">
            <text:p>47516096</text:p>
          </table:table-cell>
          <table:table-cell office:value-type="float" office:value="326363952" calcext:value-type="float">
            <text:p>326363952</text:p>
          </table:table-cell>
          <table:table-cell office:value-type="float" office:value="143645464" calcext:value-type="float">
            <text:p>143645464</text:p>
          </table:table-cell>
          <table:table-cell office:value-type="float" office:value="141291400" calcext:value-type="float">
            <text:p>141291400</text:p>
          </table:table-cell>
          <table:table-cell office:value-type="float" office:value="141230760" calcext:value-type="float">
            <text:p>141230760</text:p>
          </table:table-cell>
          <table:table-cell table:number-columns-repeated="6"/>
        </table:table-row>
        <table:table-row table:style-name="ro1">
          <table:table-cell office:value-type="float" office:value="11082096" calcext:value-type="float">
            <text:p>11082096</text:p>
          </table:table-cell>
          <table:table-cell office:value-type="float" office:value="86958552" calcext:value-type="float">
            <text:p>86958552</text:p>
          </table:table-cell>
          <table:table-cell office:value-type="float" office:value="33653296" calcext:value-type="float">
            <text:p>33653296</text:p>
          </table:table-cell>
          <table:table-cell office:value-type="float" office:value="30698968" calcext:value-type="float">
            <text:p>30698968</text:p>
          </table:table-cell>
          <table:table-cell office:value-type="float" office:value="30868648" calcext:value-type="float">
            <text:p>30868648</text:p>
          </table:table-cell>
          <table:table-cell office:value-type="float" office:value="47523504" calcext:value-type="float">
            <text:p>47523504</text:p>
          </table:table-cell>
          <table:table-cell office:value-type="float" office:value="326454000" calcext:value-type="float">
            <text:p>326454000</text:p>
          </table:table-cell>
          <table:table-cell office:value-type="float" office:value="143661264" calcext:value-type="float">
            <text:p>143661264</text:p>
          </table:table-cell>
          <table:table-cell office:value-type="float" office:value="141296984" calcext:value-type="float">
            <text:p>141296984</text:p>
          </table:table-cell>
          <table:table-cell office:value-type="float" office:value="141237472" calcext:value-type="float">
            <text:p>141237472</text:p>
          </table:table-cell>
          <table:table-cell table:number-columns-repeated="6"/>
        </table:table-row>
        <table:table-row table:style-name="ro1">
          <table:table-cell office:value-type="float" office:value="11083624" calcext:value-type="float">
            <text:p>11083624</text:p>
          </table:table-cell>
          <table:table-cell office:value-type="float" office:value="86962360" calcext:value-type="float">
            <text:p>86962360</text:p>
          </table:table-cell>
          <table:table-cell office:value-type="float" office:value="33653304" calcext:value-type="float">
            <text:p>33653304</text:p>
          </table:table-cell>
          <table:table-cell office:value-type="float" office:value="30699464" calcext:value-type="float">
            <text:p>30699464</text:p>
          </table:table-cell>
          <table:table-cell office:value-type="float" office:value="30871056" calcext:value-type="float">
            <text:p>30871056</text:p>
          </table:table-cell>
          <table:table-cell office:value-type="float" office:value="47531384" calcext:value-type="float">
            <text:p>47531384</text:p>
          </table:table-cell>
          <table:table-cell office:value-type="float" office:value="326487440" calcext:value-type="float">
            <text:p>326487440</text:p>
          </table:table-cell>
          <table:table-cell office:value-type="float" office:value="143678536" calcext:value-type="float">
            <text:p>143678536</text:p>
          </table:table-cell>
          <table:table-cell office:value-type="float" office:value="141300576" calcext:value-type="float">
            <text:p>141300576</text:p>
          </table:table-cell>
          <table:table-cell office:value-type="float" office:value="141240816" calcext:value-type="float">
            <text:p>141240816</text:p>
          </table:table-cell>
          <table:table-cell table:number-columns-repeated="6"/>
        </table:table-row>
        <table:table-row table:style-name="ro1">
          <table:table-cell office:value-type="float" office:value="11085952" calcext:value-type="float">
            <text:p>11085952</text:p>
          </table:table-cell>
          <table:table-cell office:value-type="float" office:value="86970752" calcext:value-type="float">
            <text:p>86970752</text:p>
          </table:table-cell>
          <table:table-cell office:value-type="float" office:value="33654568" calcext:value-type="float">
            <text:p>33654568</text:p>
          </table:table-cell>
          <table:table-cell office:value-type="float" office:value="30702056" calcext:value-type="float">
            <text:p>30702056</text:p>
          </table:table-cell>
          <table:table-cell office:value-type="float" office:value="30875272" calcext:value-type="float">
            <text:p>30875272</text:p>
          </table:table-cell>
          <table:table-cell office:value-type="float" office:value="47534496" calcext:value-type="float">
            <text:p>47534496</text:p>
          </table:table-cell>
          <table:table-cell office:value-type="float" office:value="326536200" calcext:value-type="float">
            <text:p>326536200</text:p>
          </table:table-cell>
          <table:table-cell office:value-type="float" office:value="143678592" calcext:value-type="float">
            <text:p>143678592</text:p>
          </table:table-cell>
          <table:table-cell office:value-type="float" office:value="141303192" calcext:value-type="float">
            <text:p>141303192</text:p>
          </table:table-cell>
          <table:table-cell office:value-type="float" office:value="141255808" calcext:value-type="float">
            <text:p>141255808</text:p>
          </table:table-cell>
          <table:table-cell table:number-columns-repeated="6"/>
        </table:table-row>
        <table:table-row table:style-name="ro1">
          <table:table-cell office:value-type="float" office:value="11086184" calcext:value-type="float">
            <text:p>11086184</text:p>
          </table:table-cell>
          <table:table-cell office:value-type="float" office:value="86976736" calcext:value-type="float">
            <text:p>86976736</text:p>
          </table:table-cell>
          <table:table-cell office:value-type="float" office:value="33670536" calcext:value-type="float">
            <text:p>33670536</text:p>
          </table:table-cell>
          <table:table-cell office:value-type="float" office:value="30705416" calcext:value-type="float">
            <text:p>30705416</text:p>
          </table:table-cell>
          <table:table-cell office:value-type="float" office:value="30876032" calcext:value-type="float">
            <text:p>30876032</text:p>
          </table:table-cell>
          <table:table-cell office:value-type="float" office:value="47538112" calcext:value-type="float">
            <text:p>47538112</text:p>
          </table:table-cell>
          <table:table-cell office:value-type="float" office:value="327138728" calcext:value-type="float">
            <text:p>327138728</text:p>
          </table:table-cell>
          <table:table-cell office:value-type="float" office:value="143678624" calcext:value-type="float">
            <text:p>143678624</text:p>
          </table:table-cell>
          <table:table-cell office:value-type="float" office:value="141303424" calcext:value-type="float">
            <text:p>141303424</text:p>
          </table:table-cell>
          <table:table-cell office:value-type="float" office:value="141272960" calcext:value-type="float">
            <text:p>141272960</text:p>
          </table:table-cell>
          <table:table-cell table:number-columns-repeated="6"/>
        </table:table-row>
        <table:table-row table:style-name="ro1">
          <table:table-cell office:value-type="float" office:value="11091312" calcext:value-type="float">
            <text:p>11091312</text:p>
          </table:table-cell>
          <table:table-cell office:value-type="float" office:value="86977168" calcext:value-type="float">
            <text:p>86977168</text:p>
          </table:table-cell>
          <table:table-cell office:value-type="float" office:value="33684816" calcext:value-type="float">
            <text:p>33684816</text:p>
          </table:table-cell>
          <table:table-cell office:value-type="float" office:value="30707648" calcext:value-type="float">
            <text:p>30707648</text:p>
          </table:table-cell>
          <table:table-cell office:value-type="float" office:value="30879008" calcext:value-type="float">
            <text:p>30879008</text:p>
          </table:table-cell>
          <table:table-cell office:value-type="float" office:value="47561112" calcext:value-type="float">
            <text:p>47561112</text:p>
          </table:table-cell>
          <table:table-cell office:value-type="float" office:value="327263592" calcext:value-type="float">
            <text:p>327263592</text:p>
          </table:table-cell>
          <table:table-cell office:value-type="float" office:value="143685136" calcext:value-type="float">
            <text:p>143685136</text:p>
          </table:table-cell>
          <table:table-cell office:value-type="float" office:value="141312008" calcext:value-type="float">
            <text:p>141312008</text:p>
          </table:table-cell>
          <table:table-cell office:value-type="float" office:value="141277600" calcext:value-type="float">
            <text:p>141277600</text:p>
          </table:table-cell>
          <table:table-cell table:number-columns-repeated="6"/>
        </table:table-row>
        <table:table-row table:style-name="ro1">
          <table:table-cell office:value-type="float" office:value="11091816" calcext:value-type="float">
            <text:p>11091816</text:p>
          </table:table-cell>
          <table:table-cell office:value-type="float" office:value="86980656" calcext:value-type="float">
            <text:p>86980656</text:p>
          </table:table-cell>
          <table:table-cell office:value-type="float" office:value="33688696" calcext:value-type="float">
            <text:p>33688696</text:p>
          </table:table-cell>
          <table:table-cell office:value-type="float" office:value="30710240" calcext:value-type="float">
            <text:p>30710240</text:p>
          </table:table-cell>
          <table:table-cell office:value-type="float" office:value="30879232" calcext:value-type="float">
            <text:p>30879232</text:p>
          </table:table-cell>
          <table:table-cell office:value-type="float" office:value="47567584" calcext:value-type="float">
            <text:p>47567584</text:p>
          </table:table-cell>
          <table:table-cell office:value-type="float" office:value="327353664" calcext:value-type="float">
            <text:p>327353664</text:p>
          </table:table-cell>
          <table:table-cell office:value-type="float" office:value="143735840" calcext:value-type="float">
            <text:p>143735840</text:p>
          </table:table-cell>
          <table:table-cell office:value-type="float" office:value="141312464" calcext:value-type="float">
            <text:p>141312464</text:p>
          </table:table-cell>
          <table:table-cell office:value-type="float" office:value="141279424" calcext:value-type="float">
            <text:p>141279424</text:p>
          </table:table-cell>
          <table:table-cell table:number-columns-repeated="6"/>
        </table:table-row>
        <table:table-row table:style-name="ro1">
          <table:table-cell office:value-type="float" office:value="11093704" calcext:value-type="float">
            <text:p>11093704</text:p>
          </table:table-cell>
          <table:table-cell office:value-type="float" office:value="86988656" calcext:value-type="float">
            <text:p>86988656</text:p>
          </table:table-cell>
          <table:table-cell office:value-type="float" office:value="33690552" calcext:value-type="float">
            <text:p>33690552</text:p>
          </table:table-cell>
          <table:table-cell office:value-type="float" office:value="30712152" calcext:value-type="float">
            <text:p>30712152</text:p>
          </table:table-cell>
          <table:table-cell office:value-type="float" office:value="30880880" calcext:value-type="float">
            <text:p>30880880</text:p>
          </table:table-cell>
          <table:table-cell office:value-type="float" office:value="47592264" calcext:value-type="float">
            <text:p>47592264</text:p>
          </table:table-cell>
          <table:table-cell office:value-type="float" office:value="327523088" calcext:value-type="float">
            <text:p>327523088</text:p>
          </table:table-cell>
          <table:table-cell office:value-type="float" office:value="143747072" calcext:value-type="float">
            <text:p>143747072</text:p>
          </table:table-cell>
          <table:table-cell office:value-type="float" office:value="141315096" calcext:value-type="float">
            <text:p>141315096</text:p>
          </table:table-cell>
          <table:table-cell office:value-type="float" office:value="141284624" calcext:value-type="float">
            <text:p>141284624</text:p>
          </table:table-cell>
          <table:table-cell table:number-columns-repeated="6"/>
        </table:table-row>
        <table:table-row table:style-name="ro1">
          <table:table-cell office:value-type="float" office:value="11093896" calcext:value-type="float">
            <text:p>11093896</text:p>
          </table:table-cell>
          <table:table-cell office:value-type="float" office:value="86988672" calcext:value-type="float">
            <text:p>86988672</text:p>
          </table:table-cell>
          <table:table-cell office:value-type="float" office:value="33692600" calcext:value-type="float">
            <text:p>33692600</text:p>
          </table:table-cell>
          <table:table-cell office:value-type="float" office:value="30712264" calcext:value-type="float">
            <text:p>30712264</text:p>
          </table:table-cell>
          <table:table-cell office:value-type="float" office:value="30884888" calcext:value-type="float">
            <text:p>30884888</text:p>
          </table:table-cell>
          <table:table-cell office:value-type="float" office:value="47606872" calcext:value-type="float">
            <text:p>47606872</text:p>
          </table:table-cell>
          <table:table-cell office:value-type="float" office:value="327547832" calcext:value-type="float">
            <text:p>327547832</text:p>
          </table:table-cell>
          <table:table-cell office:value-type="float" office:value="143772424" calcext:value-type="float">
            <text:p>143772424</text:p>
          </table:table-cell>
          <table:table-cell office:value-type="float" office:value="141319344" calcext:value-type="float">
            <text:p>141319344</text:p>
          </table:table-cell>
          <table:table-cell office:value-type="float" office:value="141287312" calcext:value-type="float">
            <text:p>141287312</text:p>
          </table:table-cell>
          <table:table-cell table:number-columns-repeated="6"/>
        </table:table-row>
        <table:table-row table:style-name="ro1">
          <table:table-cell office:value-type="float" office:value="11097176" calcext:value-type="float">
            <text:p>11097176</text:p>
          </table:table-cell>
          <table:table-cell office:value-type="float" office:value="86994992" calcext:value-type="float">
            <text:p>86994992</text:p>
          </table:table-cell>
          <table:table-cell office:value-type="float" office:value="33693600" calcext:value-type="float">
            <text:p>33693600</text:p>
          </table:table-cell>
          <table:table-cell office:value-type="float" office:value="30713512" calcext:value-type="float">
            <text:p>30713512</text:p>
          </table:table-cell>
          <table:table-cell office:value-type="float" office:value="30885232" calcext:value-type="float">
            <text:p>30885232</text:p>
          </table:table-cell>
          <table:table-cell office:value-type="float" office:value="47609056" calcext:value-type="float">
            <text:p>47609056</text:p>
          </table:table-cell>
          <table:table-cell office:value-type="float" office:value="327566624" calcext:value-type="float">
            <text:p>327566624</text:p>
          </table:table-cell>
          <table:table-cell office:value-type="float" office:value="143775832" calcext:value-type="float">
            <text:p>143775832</text:p>
          </table:table-cell>
          <table:table-cell office:value-type="float" office:value="141321768" calcext:value-type="float">
            <text:p>141321768</text:p>
          </table:table-cell>
          <table:table-cell office:value-type="float" office:value="141288312" calcext:value-type="float">
            <text:p>141288312</text:p>
          </table:table-cell>
          <table:table-cell table:number-columns-repeated="6"/>
        </table:table-row>
        <table:table-row table:style-name="ro1">
          <table:table-cell office:value-type="float" office:value="11098344" calcext:value-type="float">
            <text:p>11098344</text:p>
          </table:table-cell>
          <table:table-cell office:value-type="float" office:value="87043392" calcext:value-type="float">
            <text:p>87043392</text:p>
          </table:table-cell>
          <table:table-cell office:value-type="float" office:value="33718032" calcext:value-type="float">
            <text:p>33718032</text:p>
          </table:table-cell>
          <table:table-cell office:value-type="float" office:value="30716152" calcext:value-type="float">
            <text:p>30716152</text:p>
          </table:table-cell>
          <table:table-cell office:value-type="float" office:value="30885632" calcext:value-type="float">
            <text:p>30885632</text:p>
          </table:table-cell>
          <table:table-cell office:value-type="float" office:value="47618856" calcext:value-type="float">
            <text:p>47618856</text:p>
          </table:table-cell>
          <table:table-cell office:value-type="float" office:value="327638704" calcext:value-type="float">
            <text:p>327638704</text:p>
          </table:table-cell>
          <table:table-cell office:value-type="float" office:value="143776592" calcext:value-type="float">
            <text:p>143776592</text:p>
          </table:table-cell>
          <table:table-cell office:value-type="float" office:value="141323544" calcext:value-type="float">
            <text:p>141323544</text:p>
          </table:table-cell>
          <table:table-cell office:value-type="float" office:value="141294392" calcext:value-type="float">
            <text:p>141294392</text:p>
          </table:table-cell>
          <table:table-cell table:number-columns-repeated="6"/>
        </table:table-row>
        <table:table-row table:style-name="ro1">
          <table:table-cell office:value-type="float" office:value="11099208" calcext:value-type="float">
            <text:p>11099208</text:p>
          </table:table-cell>
          <table:table-cell office:value-type="float" office:value="87056096" calcext:value-type="float">
            <text:p>87056096</text:p>
          </table:table-cell>
          <table:table-cell office:value-type="float" office:value="33719376" calcext:value-type="float">
            <text:p>33719376</text:p>
          </table:table-cell>
          <table:table-cell office:value-type="float" office:value="30717408" calcext:value-type="float">
            <text:p>30717408</text:p>
          </table:table-cell>
          <table:table-cell office:value-type="float" office:value="30886056" calcext:value-type="float">
            <text:p>30886056</text:p>
          </table:table-cell>
          <table:table-cell office:value-type="float" office:value="47621712" calcext:value-type="float">
            <text:p>47621712</text:p>
          </table:table-cell>
          <table:table-cell office:value-type="float" office:value="327658008" calcext:value-type="float">
            <text:p>327658008</text:p>
          </table:table-cell>
          <table:table-cell office:value-type="float" office:value="143797184" calcext:value-type="float">
            <text:p>143797184</text:p>
          </table:table-cell>
          <table:table-cell office:value-type="float" office:value="141326752" calcext:value-type="float">
            <text:p>141326752</text:p>
          </table:table-cell>
          <table:table-cell office:value-type="float" office:value="141295512" calcext:value-type="float">
            <text:p>141295512</text:p>
          </table:table-cell>
          <table:table-cell table:number-columns-repeated="6"/>
        </table:table-row>
        <table:table-row table:style-name="ro1">
          <table:table-cell office:value-type="float" office:value="11101192" calcext:value-type="float">
            <text:p>11101192</text:p>
          </table:table-cell>
          <table:table-cell office:value-type="float" office:value="87057688" calcext:value-type="float">
            <text:p>87057688</text:p>
          </table:table-cell>
          <table:table-cell office:value-type="float" office:value="33720192" calcext:value-type="float">
            <text:p>33720192</text:p>
          </table:table-cell>
          <table:table-cell office:value-type="float" office:value="30719216" calcext:value-type="float">
            <text:p>30719216</text:p>
          </table:table-cell>
          <table:table-cell office:value-type="float" office:value="30887264" calcext:value-type="float">
            <text:p>30887264</text:p>
          </table:table-cell>
          <table:table-cell office:value-type="float" office:value="47645256" calcext:value-type="float">
            <text:p>47645256</text:p>
          </table:table-cell>
          <table:table-cell office:value-type="float" office:value="328031872" calcext:value-type="float">
            <text:p>328031872</text:p>
          </table:table-cell>
          <table:table-cell office:value-type="float" office:value="143811104" calcext:value-type="float">
            <text:p>143811104</text:p>
          </table:table-cell>
          <table:table-cell office:value-type="float" office:value="141329968" calcext:value-type="float">
            <text:p>141329968</text:p>
          </table:table-cell>
          <table:table-cell office:value-type="float" office:value="141298096" calcext:value-type="float">
            <text:p>141298096</text:p>
          </table:table-cell>
          <table:table-cell table:number-columns-repeated="6"/>
        </table:table-row>
        <table:table-row table:style-name="ro1">
          <table:table-cell office:value-type="float" office:value="11102536" calcext:value-type="float">
            <text:p>11102536</text:p>
          </table:table-cell>
          <table:table-cell office:value-type="float" office:value="87059944" calcext:value-type="float">
            <text:p>87059944</text:p>
          </table:table-cell>
          <table:table-cell office:value-type="float" office:value="33725976" calcext:value-type="float">
            <text:p>33725976</text:p>
          </table:table-cell>
          <table:table-cell office:value-type="float" office:value="30723432" calcext:value-type="float">
            <text:p>30723432</text:p>
          </table:table-cell>
          <table:table-cell office:value-type="float" office:value="30887808" calcext:value-type="float">
            <text:p>30887808</text:p>
          </table:table-cell>
          <table:table-cell office:value-type="float" office:value="47658752" calcext:value-type="float">
            <text:p>47658752</text:p>
          </table:table-cell>
          <table:table-cell office:value-type="float" office:value="328565848" calcext:value-type="float">
            <text:p>328565848</text:p>
          </table:table-cell>
          <table:table-cell office:value-type="float" office:value="143831392" calcext:value-type="float">
            <text:p>143831392</text:p>
          </table:table-cell>
          <table:table-cell office:value-type="float" office:value="141331880" calcext:value-type="float">
            <text:p>141331880</text:p>
          </table:table-cell>
          <table:table-cell office:value-type="float" office:value="141302584" calcext:value-type="float">
            <text:p>141302584</text:p>
          </table:table-cell>
          <table:table-cell table:number-columns-repeated="6"/>
        </table:table-row>
        <table:table-row table:style-name="ro1">
          <table:table-cell office:value-type="float" office:value="11104520" calcext:value-type="float">
            <text:p>11104520</text:p>
          </table:table-cell>
          <table:table-cell office:value-type="float" office:value="87061504" calcext:value-type="float">
            <text:p>87061504</text:p>
          </table:table-cell>
          <table:table-cell office:value-type="float" office:value="33731776" calcext:value-type="float">
            <text:p>33731776</text:p>
          </table:table-cell>
          <table:table-cell office:value-type="float" office:value="30728872" calcext:value-type="float">
            <text:p>30728872</text:p>
          </table:table-cell>
          <table:table-cell office:value-type="float" office:value="30888184" calcext:value-type="float">
            <text:p>30888184</text:p>
          </table:table-cell>
          <table:table-cell office:value-type="float" office:value="47768056" calcext:value-type="float">
            <text:p>47768056</text:p>
          </table:table-cell>
          <table:table-cell office:value-type="float" office:value="329018976" calcext:value-type="float">
            <text:p>329018976</text:p>
          </table:table-cell>
          <table:table-cell office:value-type="float" office:value="143834160" calcext:value-type="float">
            <text:p>143834160</text:p>
          </table:table-cell>
          <table:table-cell office:value-type="float" office:value="141338808" calcext:value-type="float">
            <text:p>141338808</text:p>
          </table:table-cell>
          <table:table-cell office:value-type="float" office:value="141303680" calcext:value-type="float">
            <text:p>141303680</text:p>
          </table:table-cell>
          <table:table-cell table:number-columns-repeated="6"/>
        </table:table-row>
        <table:table-row table:style-name="ro1">
          <table:table-cell office:value-type="float" office:value="11106088" calcext:value-type="float">
            <text:p>11106088</text:p>
          </table:table-cell>
          <table:table-cell office:value-type="float" office:value="87067128" calcext:value-type="float">
            <text:p>87067128</text:p>
          </table:table-cell>
          <table:table-cell office:value-type="float" office:value="33732472" calcext:value-type="float">
            <text:p>33732472</text:p>
          </table:table-cell>
          <table:table-cell office:value-type="float" office:value="30728920" calcext:value-type="float">
            <text:p>30728920</text:p>
          </table:table-cell>
          <table:table-cell office:value-type="float" office:value="30889384" calcext:value-type="float">
            <text:p>30889384</text:p>
          </table:table-cell>
          <table:table-cell office:value-type="float" office:value="47811136" calcext:value-type="float">
            <text:p>47811136</text:p>
          </table:table-cell>
          <table:table-cell office:value-type="float" office:value="329348856" calcext:value-type="float">
            <text:p>329348856</text:p>
          </table:table-cell>
          <table:table-cell office:value-type="float" office:value="143838416" calcext:value-type="float">
            <text:p>143838416</text:p>
          </table:table-cell>
          <table:table-cell office:value-type="float" office:value="141352160" calcext:value-type="float">
            <text:p>141352160</text:p>
          </table:table-cell>
          <table:table-cell office:value-type="float" office:value="141304280" calcext:value-type="float">
            <text:p>141304280</text:p>
          </table:table-cell>
          <table:table-cell table:number-columns-repeated="6"/>
        </table:table-row>
        <table:table-row table:style-name="ro1">
          <table:table-cell office:value-type="float" office:value="11107928" calcext:value-type="float">
            <text:p>11107928</text:p>
          </table:table-cell>
          <table:table-cell office:value-type="float" office:value="87077024" calcext:value-type="float">
            <text:p>87077024</text:p>
          </table:table-cell>
          <table:table-cell office:value-type="float" office:value="33733648" calcext:value-type="float">
            <text:p>33733648</text:p>
          </table:table-cell>
          <table:table-cell office:value-type="float" office:value="30735160" calcext:value-type="float">
            <text:p>30735160</text:p>
          </table:table-cell>
          <table:table-cell office:value-type="float" office:value="30889800" calcext:value-type="float">
            <text:p>30889800</text:p>
          </table:table-cell>
          <table:table-cell office:value-type="float" office:value="47833656" calcext:value-type="float">
            <text:p>47833656</text:p>
          </table:table-cell>
          <table:table-cell office:value-type="float" office:value="329561392" calcext:value-type="float">
            <text:p>329561392</text:p>
          </table:table-cell>
          <table:table-cell office:value-type="float" office:value="143846048" calcext:value-type="float">
            <text:p>143846048</text:p>
          </table:table-cell>
          <table:table-cell office:value-type="float" office:value="141357016" calcext:value-type="float">
            <text:p>141357016</text:p>
          </table:table-cell>
          <table:table-cell office:value-type="float" office:value="141304568" calcext:value-type="float">
            <text:p>141304568</text:p>
          </table:table-cell>
          <table:table-cell table:number-columns-repeated="6"/>
        </table:table-row>
        <table:table-row table:style-name="ro1">
          <table:table-cell office:value-type="float" office:value="11109032" calcext:value-type="float">
            <text:p>11109032</text:p>
          </table:table-cell>
          <table:table-cell office:value-type="float" office:value="87107720" calcext:value-type="float">
            <text:p>87107720</text:p>
          </table:table-cell>
          <table:table-cell office:value-type="float" office:value="33733704" calcext:value-type="float">
            <text:p>33733704</text:p>
          </table:table-cell>
          <table:table-cell office:value-type="float" office:value="30737760" calcext:value-type="float">
            <text:p>30737760</text:p>
          </table:table-cell>
          <table:table-cell office:value-type="float" office:value="30890264" calcext:value-type="float">
            <text:p>30890264</text:p>
          </table:table-cell>
          <table:table-cell office:value-type="float" office:value="47846664" calcext:value-type="float">
            <text:p>47846664</text:p>
          </table:table-cell>
          <table:table-cell office:value-type="float" office:value="329711504" calcext:value-type="float">
            <text:p>329711504</text:p>
          </table:table-cell>
          <table:table-cell office:value-type="float" office:value="143881312" calcext:value-type="float">
            <text:p>143881312</text:p>
          </table:table-cell>
          <table:table-cell office:value-type="float" office:value="141366320" calcext:value-type="float">
            <text:p>141366320</text:p>
          </table:table-cell>
          <table:table-cell office:value-type="float" office:value="141307072" calcext:value-type="float">
            <text:p>141307072</text:p>
          </table:table-cell>
          <table:table-cell table:number-columns-repeated="6"/>
        </table:table-row>
        <table:table-row table:style-name="ro1">
          <table:table-cell office:value-type="float" office:value="11109688" calcext:value-type="float">
            <text:p>11109688</text:p>
          </table:table-cell>
          <table:table-cell office:value-type="float" office:value="87127768" calcext:value-type="float">
            <text:p>87127768</text:p>
          </table:table-cell>
          <table:table-cell office:value-type="float" office:value="33762072" calcext:value-type="float">
            <text:p>33762072</text:p>
          </table:table-cell>
          <table:table-cell office:value-type="float" office:value="30737976" calcext:value-type="float">
            <text:p>30737976</text:p>
          </table:table-cell>
          <table:table-cell office:value-type="float" office:value="30897232" calcext:value-type="float">
            <text:p>30897232</text:p>
          </table:table-cell>
          <table:table-cell office:value-type="float" office:value="47898216" calcext:value-type="float">
            <text:p>47898216</text:p>
          </table:table-cell>
          <table:table-cell office:value-type="float" office:value="330242456" calcext:value-type="float">
            <text:p>330242456</text:p>
          </table:table-cell>
          <table:table-cell office:value-type="float" office:value="143952496" calcext:value-type="float">
            <text:p>143952496</text:p>
          </table:table-cell>
          <table:table-cell office:value-type="float" office:value="141374792" calcext:value-type="float">
            <text:p>141374792</text:p>
          </table:table-cell>
          <table:table-cell office:value-type="float" office:value="141308456" calcext:value-type="float">
            <text:p>141308456</text:p>
          </table:table-cell>
          <table:table-cell table:number-columns-repeated="6"/>
        </table:table-row>
        <table:table-row table:style-name="ro1">
          <table:table-cell office:value-type="float" office:value="11109736" calcext:value-type="float">
            <text:p>11109736</text:p>
          </table:table-cell>
          <table:table-cell office:value-type="float" office:value="87129200" calcext:value-type="float">
            <text:p>87129200</text:p>
          </table:table-cell>
          <table:table-cell office:value-type="float" office:value="33763440" calcext:value-type="float">
            <text:p>33763440</text:p>
          </table:table-cell>
          <table:table-cell office:value-type="float" office:value="30739088" calcext:value-type="float">
            <text:p>30739088</text:p>
          </table:table-cell>
          <table:table-cell office:value-type="float" office:value="30901672" calcext:value-type="float">
            <text:p>30901672</text:p>
          </table:table-cell>
          <table:table-cell office:value-type="float" office:value="48133936" calcext:value-type="float">
            <text:p>48133936</text:p>
          </table:table-cell>
          <table:table-cell office:value-type="float" office:value="330497336" calcext:value-type="float">
            <text:p>330497336</text:p>
          </table:table-cell>
          <table:table-cell office:value-type="float" office:value="143966880" calcext:value-type="float">
            <text:p>143966880</text:p>
          </table:table-cell>
          <table:table-cell office:value-type="float" office:value="141385944" calcext:value-type="float">
            <text:p>141385944</text:p>
          </table:table-cell>
          <table:table-cell office:value-type="float" office:value="141323048" calcext:value-type="float">
            <text:p>141323048</text:p>
          </table:table-cell>
          <table:table-cell table:number-columns-repeated="6"/>
        </table:table-row>
        <table:table-row table:style-name="ro1">
          <table:table-cell office:value-type="float" office:value="11110696" calcext:value-type="float">
            <text:p>11110696</text:p>
          </table:table-cell>
          <table:table-cell office:value-type="float" office:value="87134328" calcext:value-type="float">
            <text:p>87134328</text:p>
          </table:table-cell>
          <table:table-cell office:value-type="float" office:value="33773104" calcext:value-type="float">
            <text:p>33773104</text:p>
          </table:table-cell>
          <table:table-cell office:value-type="float" office:value="30742240" calcext:value-type="float">
            <text:p>30742240</text:p>
          </table:table-cell>
          <table:table-cell office:value-type="float" office:value="30903480" calcext:value-type="float">
            <text:p>30903480</text:p>
          </table:table-cell>
          <table:table-cell office:value-type="float" office:value="48397088" calcext:value-type="float">
            <text:p>48397088</text:p>
          </table:table-cell>
          <table:table-cell office:value-type="float" office:value="330992416" calcext:value-type="float">
            <text:p>330992416</text:p>
          </table:table-cell>
          <table:table-cell office:value-type="float" office:value="144217664" calcext:value-type="float">
            <text:p>144217664</text:p>
          </table:table-cell>
          <table:table-cell office:value-type="float" office:value="141423472" calcext:value-type="float">
            <text:p>141423472</text:p>
          </table:table-cell>
          <table:table-cell office:value-type="float" office:value="141323920" calcext:value-type="float">
            <text:p>141323920</text:p>
          </table:table-cell>
          <table:table-cell table:number-columns-repeated="6"/>
        </table:table-row>
        <table:table-row table:style-name="ro1">
          <table:table-cell office:value-type="float" office:value="11111312" calcext:value-type="float">
            <text:p>11111312</text:p>
          </table:table-cell>
          <table:table-cell office:value-type="float" office:value="87136872" calcext:value-type="float">
            <text:p>87136872</text:p>
          </table:table-cell>
          <table:table-cell office:value-type="float" office:value="33780352" calcext:value-type="float">
            <text:p>33780352</text:p>
          </table:table-cell>
          <table:table-cell office:value-type="float" office:value="30742280" calcext:value-type="float">
            <text:p>30742280</text:p>
          </table:table-cell>
          <table:table-cell office:value-type="float" office:value="30907768" calcext:value-type="float">
            <text:p>30907768</text:p>
          </table:table-cell>
          <table:table-cell office:value-type="float" office:value="48625496" calcext:value-type="float">
            <text:p>48625496</text:p>
          </table:table-cell>
          <table:table-cell office:value-type="float" office:value="331267928" calcext:value-type="float">
            <text:p>331267928</text:p>
          </table:table-cell>
          <table:table-cell office:value-type="float" office:value="144230192" calcext:value-type="float">
            <text:p>144230192</text:p>
          </table:table-cell>
          <table:table-cell office:value-type="float" office:value="141425368" calcext:value-type="float">
            <text:p>141425368</text:p>
          </table:table-cell>
          <table:table-cell office:value-type="float" office:value="141325232" calcext:value-type="float">
            <text:p>141325232</text:p>
          </table:table-cell>
          <table:table-cell table:number-columns-repeated="6"/>
        </table:table-row>
        <table:table-row table:style-name="ro1">
          <table:table-cell office:value-type="float" office:value="11111800" calcext:value-type="float">
            <text:p>11111800</text:p>
          </table:table-cell>
          <table:table-cell office:value-type="float" office:value="87165040" calcext:value-type="float">
            <text:p>87165040</text:p>
          </table:table-cell>
          <table:table-cell office:value-type="float" office:value="33811096" calcext:value-type="float">
            <text:p>33811096</text:p>
          </table:table-cell>
          <table:table-cell office:value-type="float" office:value="30744408" calcext:value-type="float">
            <text:p>30744408</text:p>
          </table:table-cell>
          <table:table-cell office:value-type="float" office:value="30908056" calcext:value-type="float">
            <text:p>30908056</text:p>
          </table:table-cell>
          <table:table-cell office:value-type="float" office:value="48933488" calcext:value-type="float">
            <text:p>48933488</text:p>
          </table:table-cell>
          <table:table-cell office:value-type="float" office:value="331872688" calcext:value-type="float">
            <text:p>331872688</text:p>
          </table:table-cell>
          <table:table-cell office:value-type="float" office:value="144880096" calcext:value-type="float">
            <text:p>144880096</text:p>
          </table:table-cell>
          <table:table-cell office:value-type="float" office:value="141432064" calcext:value-type="float">
            <text:p>141432064</text:p>
          </table:table-cell>
          <table:table-cell office:value-type="float" office:value="141331728" calcext:value-type="float">
            <text:p>141331728</text:p>
          </table:table-cell>
          <table:table-cell table:number-columns-repeated="6"/>
        </table:table-row>
        <table:table-row table:style-name="ro1">
          <table:table-cell office:value-type="float" office:value="11113288" calcext:value-type="float">
            <text:p>11113288</text:p>
          </table:table-cell>
          <table:table-cell office:value-type="float" office:value="87170320" calcext:value-type="float">
            <text:p>87170320</text:p>
          </table:table-cell>
          <table:table-cell office:value-type="float" office:value="33819008" calcext:value-type="float">
            <text:p>33819008</text:p>
          </table:table-cell>
          <table:table-cell office:value-type="float" office:value="30746568" calcext:value-type="float">
            <text:p>30746568</text:p>
          </table:table-cell>
          <table:table-cell office:value-type="float" office:value="30914264" calcext:value-type="float">
            <text:p>30914264</text:p>
          </table:table-cell>
          <table:table-cell office:value-type="float" office:value="48947816" calcext:value-type="float">
            <text:p>48947816</text:p>
          </table:table-cell>
          <table:table-cell office:value-type="float" office:value="331914408" calcext:value-type="float">
            <text:p>331914408</text:p>
          </table:table-cell>
          <table:table-cell office:value-type="float" office:value="144914152" calcext:value-type="float">
            <text:p>144914152</text:p>
          </table:table-cell>
          <table:table-cell office:value-type="float" office:value="141441488" calcext:value-type="float">
            <text:p>141441488</text:p>
          </table:table-cell>
          <table:table-cell office:value-type="float" office:value="141334888" calcext:value-type="float">
            <text:p>141334888</text:p>
          </table:table-cell>
          <table:table-cell table:number-columns-repeated="6"/>
        </table:table-row>
        <table:table-row table:style-name="ro1">
          <table:table-cell office:value-type="float" office:value="11115280" calcext:value-type="float">
            <text:p>11115280</text:p>
          </table:table-cell>
          <table:table-cell office:value-type="float" office:value="87192192" calcext:value-type="float">
            <text:p>87192192</text:p>
          </table:table-cell>
          <table:table-cell office:value-type="float" office:value="33825704" calcext:value-type="float">
            <text:p>33825704</text:p>
          </table:table-cell>
          <table:table-cell office:value-type="float" office:value="30747728" calcext:value-type="float">
            <text:p>30747728</text:p>
          </table:table-cell>
          <table:table-cell office:value-type="float" office:value="30920104" calcext:value-type="float">
            <text:p>30920104</text:p>
          </table:table-cell>
          <table:table-cell office:value-type="float" office:value="49182496" calcext:value-type="float">
            <text:p>49182496</text:p>
          </table:table-cell>
          <table:table-cell office:value-type="float" office:value="332023488" calcext:value-type="float">
            <text:p>332023488</text:p>
          </table:table-cell>
          <table:table-cell office:value-type="float" office:value="145181376" calcext:value-type="float">
            <text:p>145181376</text:p>
          </table:table-cell>
          <table:table-cell office:value-type="float" office:value="141444672" calcext:value-type="float">
            <text:p>141444672</text:p>
          </table:table-cell>
          <table:table-cell office:value-type="float" office:value="141355440" calcext:value-type="float">
            <text:p>141355440</text:p>
          </table:table-cell>
          <table:table-cell table:number-columns-repeated="6"/>
        </table:table-row>
        <table:table-row table:style-name="ro1">
          <table:table-cell office:value-type="float" office:value="11116000" calcext:value-type="float">
            <text:p>11116000</text:p>
          </table:table-cell>
          <table:table-cell office:value-type="float" office:value="87192872" calcext:value-type="float">
            <text:p>87192872</text:p>
          </table:table-cell>
          <table:table-cell office:value-type="float" office:value="33838944" calcext:value-type="float">
            <text:p>33838944</text:p>
          </table:table-cell>
          <table:table-cell office:value-type="float" office:value="30749832" calcext:value-type="float">
            <text:p>30749832</text:p>
          </table:table-cell>
          <table:table-cell office:value-type="float" office:value="30920328" calcext:value-type="float">
            <text:p>30920328</text:p>
          </table:table-cell>
          <table:table-cell office:value-type="float" office:value="49700408" calcext:value-type="float">
            <text:p>49700408</text:p>
          </table:table-cell>
          <table:table-cell office:value-type="float" office:value="332058704" calcext:value-type="float">
            <text:p>332058704</text:p>
          </table:table-cell>
          <table:table-cell office:value-type="float" office:value="145513392" calcext:value-type="float">
            <text:p>145513392</text:p>
          </table:table-cell>
          <table:table-cell office:value-type="float" office:value="141480816" calcext:value-type="float">
            <text:p>141480816</text:p>
          </table:table-cell>
          <table:table-cell office:value-type="float" office:value="141359712" calcext:value-type="float">
            <text:p>141359712</text:p>
          </table:table-cell>
          <table:table-cell table:number-columns-repeated="6"/>
        </table:table-row>
        <table:table-row table:style-name="ro1">
          <table:table-cell office:value-type="float" office:value="11119056" calcext:value-type="float">
            <text:p>11119056</text:p>
          </table:table-cell>
          <table:table-cell office:value-type="float" office:value="87206256" calcext:value-type="float">
            <text:p>87206256</text:p>
          </table:table-cell>
          <table:table-cell office:value-type="float" office:value="33855976" calcext:value-type="float">
            <text:p>33855976</text:p>
          </table:table-cell>
          <table:table-cell office:value-type="float" office:value="30755168" calcext:value-type="float">
            <text:p>30755168</text:p>
          </table:table-cell>
          <table:table-cell office:value-type="float" office:value="30924864" calcext:value-type="float">
            <text:p>30924864</text:p>
          </table:table-cell>
          <table:table-cell office:value-type="float" office:value="50654512" calcext:value-type="float">
            <text:p>50654512</text:p>
          </table:table-cell>
          <table:table-cell office:value-type="float" office:value="332129840" calcext:value-type="float">
            <text:p>332129840</text:p>
          </table:table-cell>
          <table:table-cell office:value-type="float" office:value="147328840" calcext:value-type="float">
            <text:p>147328840</text:p>
          </table:table-cell>
          <table:table-cell office:value-type="float" office:value="141490848" calcext:value-type="float">
            <text:p>141490848</text:p>
          </table:table-cell>
          <table:table-cell office:value-type="float" office:value="141401088" calcext:value-type="float">
            <text:p>141401088</text:p>
          </table:table-cell>
          <table:table-cell table:number-columns-repeated="6"/>
        </table:table-row>
        <table:table-row table:style-name="ro1">
          <table:table-cell office:value-type="float" office:value="11121144" calcext:value-type="float">
            <text:p>11121144</text:p>
          </table:table-cell>
          <table:table-cell office:value-type="float" office:value="87221760" calcext:value-type="float">
            <text:p>87221760</text:p>
          </table:table-cell>
          <table:table-cell office:value-type="float" office:value="33857640" calcext:value-type="float">
            <text:p>33857640</text:p>
          </table:table-cell>
          <table:table-cell office:value-type="float" office:value="30757376" calcext:value-type="float">
            <text:p>30757376</text:p>
          </table:table-cell>
          <table:table-cell office:value-type="float" office:value="30925968" calcext:value-type="float">
            <text:p>30925968</text:p>
          </table:table-cell>
          <table:table-cell office:value-type="float" office:value="53612432" calcext:value-type="float">
            <text:p>53612432</text:p>
          </table:table-cell>
          <table:table-cell office:value-type="float" office:value="332221824" calcext:value-type="float">
            <text:p>332221824</text:p>
          </table:table-cell>
          <table:table-cell office:value-type="float" office:value="148929632" calcext:value-type="float">
            <text:p>148929632</text:p>
          </table:table-cell>
          <table:table-cell office:value-type="float" office:value="141535168" calcext:value-type="float">
            <text:p>141535168</text:p>
          </table:table-cell>
          <table:table-cell office:value-type="float" office:value="141424680" calcext:value-type="float">
            <text:p>141424680</text:p>
          </table:table-cell>
          <table:table-cell table:number-columns-repeated="6"/>
        </table:table-row>
        <table:table-row table:style-name="ro1">
          <table:table-cell office:value-type="float" office:value="11121752" calcext:value-type="float">
            <text:p>11121752</text:p>
          </table:table-cell>
          <table:table-cell office:value-type="float" office:value="87233232" calcext:value-type="float">
            <text:p>87233232</text:p>
          </table:table-cell>
          <table:table-cell office:value-type="float" office:value="33858608" calcext:value-type="float">
            <text:p>33858608</text:p>
          </table:table-cell>
          <table:table-cell office:value-type="float" office:value="30757840" calcext:value-type="float">
            <text:p>30757840</text:p>
          </table:table-cell>
          <table:table-cell office:value-type="float" office:value="30927272" calcext:value-type="float">
            <text:p>30927272</text:p>
          </table:table-cell>
          <table:table-cell office:value-type="float" office:value="53840872" calcext:value-type="float">
            <text:p>53840872</text:p>
          </table:table-cell>
          <table:table-cell office:value-type="float" office:value="332443688" calcext:value-type="float">
            <text:p>332443688</text:p>
          </table:table-cell>
          <table:table-cell office:value-type="float" office:value="149738800" calcext:value-type="float">
            <text:p>149738800</text:p>
          </table:table-cell>
          <table:table-cell office:value-type="float" office:value="141554632" calcext:value-type="float">
            <text:p>141554632</text:p>
          </table:table-cell>
          <table:table-cell office:value-type="float" office:value="141436360" calcext:value-type="float">
            <text:p>141436360</text:p>
          </table:table-cell>
          <table:table-cell table:number-columns-repeated="6"/>
        </table:table-row>
        <table:table-row table:style-name="ro1">
          <table:table-cell office:value-type="float" office:value="11122816" calcext:value-type="float">
            <text:p>11122816</text:p>
          </table:table-cell>
          <table:table-cell office:value-type="float" office:value="87261736" calcext:value-type="float">
            <text:p>87261736</text:p>
          </table:table-cell>
          <table:table-cell office:value-type="float" office:value="33860504" calcext:value-type="float">
            <text:p>33860504</text:p>
          </table:table-cell>
          <table:table-cell office:value-type="float" office:value="30758992" calcext:value-type="float">
            <text:p>30758992</text:p>
          </table:table-cell>
          <table:table-cell office:value-type="float" office:value="30929928" calcext:value-type="float">
            <text:p>30929928</text:p>
          </table:table-cell>
          <table:table-cell office:value-type="float" office:value="53844416" calcext:value-type="float">
            <text:p>53844416</text:p>
          </table:table-cell>
          <table:table-cell office:value-type="float" office:value="332719504" calcext:value-type="float">
            <text:p>332719504</text:p>
          </table:table-cell>
          <table:table-cell office:value-type="float" office:value="149940120" calcext:value-type="float">
            <text:p>149940120</text:p>
          </table:table-cell>
          <table:table-cell office:value-type="float" office:value="141610528" calcext:value-type="float">
            <text:p>141610528</text:p>
          </table:table-cell>
          <table:table-cell office:value-type="float" office:value="141454816" calcext:value-type="float">
            <text:p>141454816</text:p>
          </table:table-cell>
          <table:table-cell table:number-columns-repeated="6"/>
        </table:table-row>
        <table:table-row table:style-name="ro1">
          <table:table-cell office:value-type="float" office:value="11124960" calcext:value-type="float">
            <text:p>11124960</text:p>
          </table:table-cell>
          <table:table-cell office:value-type="float" office:value="87278752" calcext:value-type="float">
            <text:p>87278752</text:p>
          </table:table-cell>
          <table:table-cell office:value-type="float" office:value="33866760" calcext:value-type="float">
            <text:p>33866760</text:p>
          </table:table-cell>
          <table:table-cell office:value-type="float" office:value="30759120" calcext:value-type="float">
            <text:p>30759120</text:p>
          </table:table-cell>
          <table:table-cell office:value-type="float" office:value="30930656" calcext:value-type="float">
            <text:p>30930656</text:p>
          </table:table-cell>
          <table:table-cell office:value-type="float" office:value="53888776" calcext:value-type="float">
            <text:p>53888776</text:p>
          </table:table-cell>
          <table:table-cell office:value-type="float" office:value="332872984" calcext:value-type="float">
            <text:p>332872984</text:p>
          </table:table-cell>
          <table:table-cell office:value-type="float" office:value="150035736" calcext:value-type="float">
            <text:p>150035736</text:p>
          </table:table-cell>
          <table:table-cell office:value-type="float" office:value="141619400" calcext:value-type="float">
            <text:p>141619400</text:p>
          </table:table-cell>
          <table:table-cell office:value-type="float" office:value="141492912" calcext:value-type="float">
            <text:p>141492912</text:p>
          </table:table-cell>
          <table:table-cell table:number-columns-repeated="6"/>
        </table:table-row>
        <table:table-row table:style-name="ro1">
          <table:table-cell office:value-type="float" office:value="11126128" calcext:value-type="float">
            <text:p>11126128</text:p>
          </table:table-cell>
          <table:table-cell office:value-type="float" office:value="87283200" calcext:value-type="float">
            <text:p>87283200</text:p>
          </table:table-cell>
          <table:table-cell office:value-type="float" office:value="33880488" calcext:value-type="float">
            <text:p>33880488</text:p>
          </table:table-cell>
          <table:table-cell office:value-type="float" office:value="30759352" calcext:value-type="float">
            <text:p>30759352</text:p>
          </table:table-cell>
          <table:table-cell office:value-type="float" office:value="30931976" calcext:value-type="float">
            <text:p>30931976</text:p>
          </table:table-cell>
          <table:table-cell office:value-type="float" office:value="53889288" calcext:value-type="float">
            <text:p>53889288</text:p>
          </table:table-cell>
          <table:table-cell office:value-type="float" office:value="332890432" calcext:value-type="float">
            <text:p>332890432</text:p>
          </table:table-cell>
          <table:table-cell office:value-type="float" office:value="150102128" calcext:value-type="float">
            <text:p>150102128</text:p>
          </table:table-cell>
          <table:table-cell office:value-type="float" office:value="141809992" calcext:value-type="float">
            <text:p>141809992</text:p>
          </table:table-cell>
          <table:table-cell office:value-type="float" office:value="141494720" calcext:value-type="float">
            <text:p>141494720</text:p>
          </table:table-cell>
          <table:table-cell table:number-columns-repeated="6"/>
        </table:table-row>
        <table:table-row table:style-name="ro1">
          <table:table-cell office:value-type="float" office:value="11126912" calcext:value-type="float">
            <text:p>11126912</text:p>
          </table:table-cell>
          <table:table-cell office:value-type="float" office:value="87318888" calcext:value-type="float">
            <text:p>87318888</text:p>
          </table:table-cell>
          <table:table-cell office:value-type="float" office:value="33883416" calcext:value-type="float">
            <text:p>33883416</text:p>
          </table:table-cell>
          <table:table-cell office:value-type="float" office:value="30760032" calcext:value-type="float">
            <text:p>30760032</text:p>
          </table:table-cell>
          <table:table-cell office:value-type="float" office:value="30933432" calcext:value-type="float">
            <text:p>30933432</text:p>
          </table:table-cell>
          <table:table-cell office:value-type="float" office:value="53901808" calcext:value-type="float">
            <text:p>53901808</text:p>
          </table:table-cell>
          <table:table-cell office:value-type="float" office:value="333000632" calcext:value-type="float">
            <text:p>333000632</text:p>
          </table:table-cell>
          <table:table-cell office:value-type="float" office:value="150104672" calcext:value-type="float">
            <text:p>150104672</text:p>
          </table:table-cell>
          <table:table-cell office:value-type="float" office:value="141821176" calcext:value-type="float">
            <text:p>141821176</text:p>
          </table:table-cell>
          <table:table-cell office:value-type="float" office:value="141505056" calcext:value-type="float">
            <text:p>141505056</text:p>
          </table:table-cell>
          <table:table-cell table:number-columns-repeated="6"/>
        </table:table-row>
        <table:table-row table:style-name="ro1">
          <table:table-cell office:value-type="float" office:value="11127440" calcext:value-type="float">
            <text:p>11127440</text:p>
          </table:table-cell>
          <table:table-cell office:value-type="float" office:value="87321104" calcext:value-type="float">
            <text:p>87321104</text:p>
          </table:table-cell>
          <table:table-cell office:value-type="float" office:value="33887720" calcext:value-type="float">
            <text:p>33887720</text:p>
          </table:table-cell>
          <table:table-cell office:value-type="float" office:value="30762024" calcext:value-type="float">
            <text:p>30762024</text:p>
          </table:table-cell>
          <table:table-cell office:value-type="float" office:value="30934392" calcext:value-type="float">
            <text:p>30934392</text:p>
          </table:table-cell>
          <table:table-cell office:value-type="float" office:value="53918496" calcext:value-type="float">
            <text:p>53918496</text:p>
          </table:table-cell>
          <table:table-cell office:value-type="float" office:value="333172200" calcext:value-type="float">
            <text:p>333172200</text:p>
          </table:table-cell>
          <table:table-cell office:value-type="float" office:value="150146160" calcext:value-type="float">
            <text:p>150146160</text:p>
          </table:table-cell>
          <table:table-cell office:value-type="float" office:value="142333200" calcext:value-type="float">
            <text:p>142333200</text:p>
          </table:table-cell>
          <table:table-cell office:value-type="float" office:value="141552464" calcext:value-type="float">
            <text:p>141552464</text:p>
          </table:table-cell>
          <table:table-cell table:number-columns-repeated="6"/>
        </table:table-row>
        <table:table-row table:style-name="ro1">
          <table:table-cell office:value-type="float" office:value="11128544" calcext:value-type="float">
            <text:p>11128544</text:p>
          </table:table-cell>
          <table:table-cell office:value-type="float" office:value="87323280" calcext:value-type="float">
            <text:p>87323280</text:p>
          </table:table-cell>
          <table:table-cell office:value-type="float" office:value="33903016" calcext:value-type="float">
            <text:p>33903016</text:p>
          </table:table-cell>
          <table:table-cell office:value-type="float" office:value="30765240" calcext:value-type="float">
            <text:p>30765240</text:p>
          </table:table-cell>
          <table:table-cell office:value-type="float" office:value="30934632" calcext:value-type="float">
            <text:p>30934632</text:p>
          </table:table-cell>
          <table:table-cell office:value-type="float" office:value="53937248" calcext:value-type="float">
            <text:p>53937248</text:p>
          </table:table-cell>
          <table:table-cell office:value-type="float" office:value="333180304" calcext:value-type="float">
            <text:p>333180304</text:p>
          </table:table-cell>
          <table:table-cell office:value-type="float" office:value="150148968" calcext:value-type="float">
            <text:p>150148968</text:p>
          </table:table-cell>
          <table:table-cell office:value-type="float" office:value="142605696" calcext:value-type="float">
            <text:p>142605696</text:p>
          </table:table-cell>
          <table:table-cell office:value-type="float" office:value="141587472" calcext:value-type="float">
            <text:p>141587472</text:p>
          </table:table-cell>
          <table:table-cell table:number-columns-repeated="6"/>
        </table:table-row>
        <table:table-row table:style-name="ro1">
          <table:table-cell office:value-type="float" office:value="11128896" calcext:value-type="float">
            <text:p>11128896</text:p>
          </table:table-cell>
          <table:table-cell office:value-type="float" office:value="87328856" calcext:value-type="float">
            <text:p>87328856</text:p>
          </table:table-cell>
          <table:table-cell office:value-type="float" office:value="33923112" calcext:value-type="float">
            <text:p>33923112</text:p>
          </table:table-cell>
          <table:table-cell office:value-type="float" office:value="30765408" calcext:value-type="float">
            <text:p>30765408</text:p>
          </table:table-cell>
          <table:table-cell office:value-type="float" office:value="30935192" calcext:value-type="float">
            <text:p>30935192</text:p>
          </table:table-cell>
          <table:table-cell office:value-type="float" office:value="53946080" calcext:value-type="float">
            <text:p>53946080</text:p>
          </table:table-cell>
          <table:table-cell office:value-type="float" office:value="333434712" calcext:value-type="float">
            <text:p>333434712</text:p>
          </table:table-cell>
          <table:table-cell office:value-type="float" office:value="150167208" calcext:value-type="float">
            <text:p>150167208</text:p>
          </table:table-cell>
          <table:table-cell office:value-type="float" office:value="142927648" calcext:value-type="float">
            <text:p>142927648</text:p>
          </table:table-cell>
          <table:table-cell office:value-type="float" office:value="141647480" calcext:value-type="float">
            <text:p>141647480</text:p>
          </table:table-cell>
          <table:table-cell table:number-columns-repeated="6"/>
        </table:table-row>
        <table:table-row table:style-name="ro1">
          <table:table-cell office:value-type="float" office:value="11130128" calcext:value-type="float">
            <text:p>11130128</text:p>
          </table:table-cell>
          <table:table-cell office:value-type="float" office:value="87352760" calcext:value-type="float">
            <text:p>87352760</text:p>
          </table:table-cell>
          <table:table-cell office:value-type="float" office:value="33942592" calcext:value-type="float">
            <text:p>33942592</text:p>
          </table:table-cell>
          <table:table-cell office:value-type="float" office:value="30767712" calcext:value-type="float">
            <text:p>30767712</text:p>
          </table:table-cell>
          <table:table-cell office:value-type="float" office:value="30935240" calcext:value-type="float">
            <text:p>30935240</text:p>
          </table:table-cell>
          <table:table-cell office:value-type="float" office:value="53957512" calcext:value-type="float">
            <text:p>53957512</text:p>
          </table:table-cell>
          <table:table-cell office:value-type="float" office:value="333708816" calcext:value-type="float">
            <text:p>333708816</text:p>
          </table:table-cell>
          <table:table-cell office:value-type="float" office:value="150292856" calcext:value-type="float">
            <text:p>150292856</text:p>
          </table:table-cell>
          <table:table-cell office:value-type="float" office:value="143554224" calcext:value-type="float">
            <text:p>143554224</text:p>
          </table:table-cell>
          <table:table-cell office:value-type="float" office:value="141768416" calcext:value-type="float">
            <text:p>141768416</text:p>
          </table:table-cell>
          <table:table-cell table:number-columns-repeated="6"/>
        </table:table-row>
        <table:table-row table:style-name="ro1">
          <table:table-cell office:value-type="float" office:value="11132056" calcext:value-type="float">
            <text:p>11132056</text:p>
          </table:table-cell>
          <table:table-cell office:value-type="float" office:value="87365240" calcext:value-type="float">
            <text:p>87365240</text:p>
          </table:table-cell>
          <table:table-cell office:value-type="float" office:value="33976936" calcext:value-type="float">
            <text:p>33976936</text:p>
          </table:table-cell>
          <table:table-cell office:value-type="float" office:value="30769096" calcext:value-type="float">
            <text:p>30769096</text:p>
          </table:table-cell>
          <table:table-cell office:value-type="float" office:value="30941464" calcext:value-type="float">
            <text:p>30941464</text:p>
          </table:table-cell>
          <table:table-cell office:value-type="float" office:value="53966472" calcext:value-type="float">
            <text:p>53966472</text:p>
          </table:table-cell>
          <table:table-cell office:value-type="float" office:value="333797536" calcext:value-type="float">
            <text:p>333797536</text:p>
          </table:table-cell>
          <table:table-cell office:value-type="float" office:value="150301704" calcext:value-type="float">
            <text:p>150301704</text:p>
          </table:table-cell>
          <table:table-cell office:value-type="float" office:value="143710504" calcext:value-type="float">
            <text:p>143710504</text:p>
          </table:table-cell>
          <table:table-cell office:value-type="float" office:value="141887968" calcext:value-type="float">
            <text:p>141887968</text:p>
          </table:table-cell>
          <table:table-cell table:number-columns-repeated="6"/>
        </table:table-row>
        <table:table-row table:style-name="ro1">
          <table:table-cell office:value-type="float" office:value="11132080" calcext:value-type="float">
            <text:p>11132080</text:p>
          </table:table-cell>
          <table:table-cell office:value-type="float" office:value="87421016" calcext:value-type="float">
            <text:p>87421016</text:p>
          </table:table-cell>
          <table:table-cell office:value-type="float" office:value="33986112" calcext:value-type="float">
            <text:p>33986112</text:p>
          </table:table-cell>
          <table:table-cell office:value-type="float" office:value="30775008" calcext:value-type="float">
            <text:p>30775008</text:p>
          </table:table-cell>
          <table:table-cell office:value-type="float" office:value="30946504" calcext:value-type="float">
            <text:p>30946504</text:p>
          </table:table-cell>
          <table:table-cell office:value-type="float" office:value="53970984" calcext:value-type="float">
            <text:p>53970984</text:p>
          </table:table-cell>
          <table:table-cell office:value-type="float" office:value="334046200" calcext:value-type="float">
            <text:p>334046200</text:p>
          </table:table-cell>
          <table:table-cell office:value-type="float" office:value="150513568" calcext:value-type="float">
            <text:p>150513568</text:p>
          </table:table-cell>
          <table:table-cell office:value-type="float" office:value="144140992" calcext:value-type="float">
            <text:p>144140992</text:p>
          </table:table-cell>
          <table:table-cell office:value-type="float" office:value="141916456" calcext:value-type="float">
            <text:p>141916456</text:p>
          </table:table-cell>
          <table:table-cell table:number-columns-repeated="6"/>
        </table:table-row>
        <table:table-row table:style-name="ro1">
          <table:table-cell office:value-type="float" office:value="11139104" calcext:value-type="float">
            <text:p>11139104</text:p>
          </table:table-cell>
          <table:table-cell office:value-type="float" office:value="87425720" calcext:value-type="float">
            <text:p>87425720</text:p>
          </table:table-cell>
          <table:table-cell office:value-type="float" office:value="33996504" calcext:value-type="float">
            <text:p>33996504</text:p>
          </table:table-cell>
          <table:table-cell office:value-type="float" office:value="30775632" calcext:value-type="float">
            <text:p>30775632</text:p>
          </table:table-cell>
          <table:table-cell office:value-type="float" office:value="30952184" calcext:value-type="float">
            <text:p>30952184</text:p>
          </table:table-cell>
          <table:table-cell office:value-type="float" office:value="53993600" calcext:value-type="float">
            <text:p>53993600</text:p>
          </table:table-cell>
          <table:table-cell office:value-type="float" office:value="334085536" calcext:value-type="float">
            <text:p>334085536</text:p>
          </table:table-cell>
          <table:table-cell office:value-type="float" office:value="150795496" calcext:value-type="float">
            <text:p>150795496</text:p>
          </table:table-cell>
          <table:table-cell office:value-type="float" office:value="145135376" calcext:value-type="float">
            <text:p>145135376</text:p>
          </table:table-cell>
          <table:table-cell office:value-type="float" office:value="141916456" calcext:value-type="float">
            <text:p>141916456</text:p>
          </table:table-cell>
          <table:table-cell table:number-columns-repeated="6"/>
        </table:table-row>
        <table:table-row table:style-name="ro1">
          <table:table-cell office:value-type="float" office:value="11142352" calcext:value-type="float">
            <text:p>11142352</text:p>
          </table:table-cell>
          <table:table-cell office:value-type="float" office:value="87451032" calcext:value-type="float">
            <text:p>87451032</text:p>
          </table:table-cell>
          <table:table-cell office:value-type="float" office:value="34006816" calcext:value-type="float">
            <text:p>34006816</text:p>
          </table:table-cell>
          <table:table-cell office:value-type="float" office:value="30777104" calcext:value-type="float">
            <text:p>30777104</text:p>
          </table:table-cell>
          <table:table-cell office:value-type="float" office:value="30954000" calcext:value-type="float">
            <text:p>30954000</text:p>
          </table:table-cell>
          <table:table-cell office:value-type="float" office:value="54015688" calcext:value-type="float">
            <text:p>54015688</text:p>
          </table:table-cell>
          <table:table-cell office:value-type="float" office:value="334328216" calcext:value-type="float">
            <text:p>334328216</text:p>
          </table:table-cell>
          <table:table-cell office:value-type="float" office:value="151063232" calcext:value-type="float">
            <text:p>151063232</text:p>
          </table:table-cell>
          <table:table-cell office:value-type="float" office:value="145332672" calcext:value-type="float">
            <text:p>145332672</text:p>
          </table:table-cell>
          <table:table-cell office:value-type="float" office:value="142553840" calcext:value-type="float">
            <text:p>142553840</text:p>
          </table:table-cell>
          <table:table-cell table:number-columns-repeated="6"/>
        </table:table-row>
        <table:table-row table:style-name="ro1">
          <table:table-cell office:value-type="float" office:value="11143736" calcext:value-type="float">
            <text:p>11143736</text:p>
          </table:table-cell>
          <table:table-cell office:value-type="float" office:value="87455456" calcext:value-type="float">
            <text:p>87455456</text:p>
          </table:table-cell>
          <table:table-cell office:value-type="float" office:value="34016848" calcext:value-type="float">
            <text:p>34016848</text:p>
          </table:table-cell>
          <table:table-cell office:value-type="float" office:value="30777864" calcext:value-type="float">
            <text:p>30777864</text:p>
          </table:table-cell>
          <table:table-cell office:value-type="float" office:value="30955824" calcext:value-type="float">
            <text:p>30955824</text:p>
          </table:table-cell>
          <table:table-cell office:value-type="float" office:value="54031448" calcext:value-type="float">
            <text:p>54031448</text:p>
          </table:table-cell>
          <table:table-cell office:value-type="float" office:value="334492776" calcext:value-type="float">
            <text:p>334492776</text:p>
          </table:table-cell>
          <table:table-cell office:value-type="float" office:value="151249192" calcext:value-type="float">
            <text:p>151249192</text:p>
          </table:table-cell>
          <table:table-cell office:value-type="float" office:value="145801560" calcext:value-type="float">
            <text:p>145801560</text:p>
          </table:table-cell>
          <table:table-cell office:value-type="float" office:value="143070608" calcext:value-type="float">
            <text:p>143070608</text:p>
          </table:table-cell>
          <table:table-cell table:number-columns-repeated="6"/>
        </table:table-row>
        <table:table-row table:style-name="ro1">
          <table:table-cell office:value-type="float" office:value="11143776" calcext:value-type="float">
            <text:p>11143776</text:p>
          </table:table-cell>
          <table:table-cell office:value-type="float" office:value="87455720" calcext:value-type="float">
            <text:p>87455720</text:p>
          </table:table-cell>
          <table:table-cell office:value-type="float" office:value="34041304" calcext:value-type="float">
            <text:p>34041304</text:p>
          </table:table-cell>
          <table:table-cell office:value-type="float" office:value="30780536" calcext:value-type="float">
            <text:p>30780536</text:p>
          </table:table-cell>
          <table:table-cell office:value-type="float" office:value="30959176" calcext:value-type="float">
            <text:p>30959176</text:p>
          </table:table-cell>
          <table:table-cell office:value-type="float" office:value="54043016" calcext:value-type="float">
            <text:p>54043016</text:p>
          </table:table-cell>
          <table:table-cell office:value-type="float" office:value="335262736" calcext:value-type="float">
            <text:p>335262736</text:p>
          </table:table-cell>
          <table:table-cell office:value-type="float" office:value="152086696" calcext:value-type="float">
            <text:p>152086696</text:p>
          </table:table-cell>
          <table:table-cell office:value-type="float" office:value="145828952" calcext:value-type="float">
            <text:p>145828952</text:p>
          </table:table-cell>
          <table:table-cell office:value-type="float" office:value="143653344" calcext:value-type="float">
            <text:p>143653344</text:p>
          </table:table-cell>
          <table:table-cell table:number-columns-repeated="6"/>
        </table:table-row>
        <table:table-row table:style-name="ro1">
          <table:table-cell office:value-type="float" office:value="11143928" calcext:value-type="float">
            <text:p>11143928</text:p>
          </table:table-cell>
          <table:table-cell office:value-type="float" office:value="87461256" calcext:value-type="float">
            <text:p>87461256</text:p>
          </table:table-cell>
          <table:table-cell office:value-type="float" office:value="34099568" calcext:value-type="float">
            <text:p>34099568</text:p>
          </table:table-cell>
          <table:table-cell office:value-type="float" office:value="30782976" calcext:value-type="float">
            <text:p>30782976</text:p>
          </table:table-cell>
          <table:table-cell office:value-type="float" office:value="30959344" calcext:value-type="float">
            <text:p>30959344</text:p>
          </table:table-cell>
          <table:table-cell office:value-type="float" office:value="54075552" calcext:value-type="float">
            <text:p>54075552</text:p>
          </table:table-cell>
          <table:table-cell office:value-type="float" office:value="335414152" calcext:value-type="float">
            <text:p>335414152</text:p>
          </table:table-cell>
          <table:table-cell office:value-type="float" office:value="152126800" calcext:value-type="float">
            <text:p>152126800</text:p>
          </table:table-cell>
          <table:table-cell office:value-type="float" office:value="146412944" calcext:value-type="float">
            <text:p>146412944</text:p>
          </table:table-cell>
          <table:table-cell office:value-type="float" office:value="143851720" calcext:value-type="float">
            <text:p>143851720</text:p>
          </table:table-cell>
          <table:table-cell table:number-columns-repeated="6"/>
        </table:table-row>
        <table:table-row table:style-name="ro1">
          <table:table-cell office:value-type="float" office:value="11145424" calcext:value-type="float">
            <text:p>11145424</text:p>
          </table:table-cell>
          <table:table-cell office:value-type="float" office:value="87481272" calcext:value-type="float">
            <text:p>87481272</text:p>
          </table:table-cell>
          <table:table-cell office:value-type="float" office:value="34113056" calcext:value-type="float">
            <text:p>34113056</text:p>
          </table:table-cell>
          <table:table-cell office:value-type="float" office:value="30784560" calcext:value-type="float">
            <text:p>30784560</text:p>
          </table:table-cell>
          <table:table-cell office:value-type="float" office:value="30965296" calcext:value-type="float">
            <text:p>30965296</text:p>
          </table:table-cell>
          <table:table-cell office:value-type="float" office:value="54091584" calcext:value-type="float">
            <text:p>54091584</text:p>
          </table:table-cell>
          <table:table-cell office:value-type="float" office:value="335576488" calcext:value-type="float">
            <text:p>335576488</text:p>
          </table:table-cell>
          <table:table-cell office:value-type="float" office:value="154129808" calcext:value-type="float">
            <text:p>154129808</text:p>
          </table:table-cell>
          <table:table-cell office:value-type="float" office:value="147226688" calcext:value-type="float">
            <text:p>147226688</text:p>
          </table:table-cell>
          <table:table-cell office:value-type="float" office:value="143857488" calcext:value-type="float">
            <text:p>143857488</text:p>
          </table:table-cell>
          <table:table-cell table:number-columns-repeated="6"/>
        </table:table-row>
        <table:table-row table:style-name="ro1">
          <table:table-cell office:value-type="float" office:value="11146776" calcext:value-type="float">
            <text:p>11146776</text:p>
          </table:table-cell>
          <table:table-cell office:value-type="float" office:value="87524472" calcext:value-type="float">
            <text:p>87524472</text:p>
          </table:table-cell>
          <table:table-cell office:value-type="float" office:value="34115808" calcext:value-type="float">
            <text:p>34115808</text:p>
          </table:table-cell>
          <table:table-cell office:value-type="float" office:value="30786728" calcext:value-type="float">
            <text:p>30786728</text:p>
          </table:table-cell>
          <table:table-cell office:value-type="float" office:value="30967648" calcext:value-type="float">
            <text:p>30967648</text:p>
          </table:table-cell>
          <table:table-cell office:value-type="float" office:value="54119448" calcext:value-type="float">
            <text:p>54119448</text:p>
          </table:table-cell>
          <table:table-cell office:value-type="float" office:value="335958680" calcext:value-type="float">
            <text:p>335958680</text:p>
          </table:table-cell>
          <table:table-cell office:value-type="float" office:value="154542072" calcext:value-type="float">
            <text:p>154542072</text:p>
          </table:table-cell>
          <table:table-cell office:value-type="float" office:value="147417304" calcext:value-type="float">
            <text:p>147417304</text:p>
          </table:table-cell>
          <table:table-cell office:value-type="float" office:value="144743848" calcext:value-type="float">
            <text:p>144743848</text:p>
          </table:table-cell>
          <table:table-cell table:number-columns-repeated="6"/>
        </table:table-row>
        <table:table-row table:style-name="ro1">
          <table:table-cell office:value-type="float" office:value="11146888" calcext:value-type="float">
            <text:p>11146888</text:p>
          </table:table-cell>
          <table:table-cell office:value-type="float" office:value="87533576" calcext:value-type="float">
            <text:p>87533576</text:p>
          </table:table-cell>
          <table:table-cell office:value-type="float" office:value="34120264" calcext:value-type="float">
            <text:p>34120264</text:p>
          </table:table-cell>
          <table:table-cell office:value-type="float" office:value="30790288" calcext:value-type="float">
            <text:p>30790288</text:p>
          </table:table-cell>
          <table:table-cell office:value-type="float" office:value="30979360" calcext:value-type="float">
            <text:p>30979360</text:p>
          </table:table-cell>
          <table:table-cell office:value-type="float" office:value="54129576" calcext:value-type="float">
            <text:p>54129576</text:p>
          </table:table-cell>
          <table:table-cell office:value-type="float" office:value="336404440" calcext:value-type="float">
            <text:p>336404440</text:p>
          </table:table-cell>
          <table:table-cell office:value-type="float" office:value="155046368" calcext:value-type="float">
            <text:p>155046368</text:p>
          </table:table-cell>
          <table:table-cell office:value-type="float" office:value="147492352" calcext:value-type="float">
            <text:p>147492352</text:p>
          </table:table-cell>
          <table:table-cell office:value-type="float" office:value="144919288" calcext:value-type="float">
            <text:p>144919288</text:p>
          </table:table-cell>
          <table:table-cell table:number-columns-repeated="6"/>
        </table:table-row>
        <table:table-row table:style-name="ro1">
          <table:table-cell office:value-type="float" office:value="11149000" calcext:value-type="float">
            <text:p>11149000</text:p>
          </table:table-cell>
          <table:table-cell office:value-type="float" office:value="87534912" calcext:value-type="float">
            <text:p>87534912</text:p>
          </table:table-cell>
          <table:table-cell office:value-type="float" office:value="34128240" calcext:value-type="float">
            <text:p>34128240</text:p>
          </table:table-cell>
          <table:table-cell office:value-type="float" office:value="30791136" calcext:value-type="float">
            <text:p>30791136</text:p>
          </table:table-cell>
          <table:table-cell office:value-type="float" office:value="30980288" calcext:value-type="float">
            <text:p>30980288</text:p>
          </table:table-cell>
          <table:table-cell office:value-type="float" office:value="54140416" calcext:value-type="float">
            <text:p>54140416</text:p>
          </table:table-cell>
          <table:table-cell office:value-type="float" office:value="336653432" calcext:value-type="float">
            <text:p>336653432</text:p>
          </table:table-cell>
          <table:table-cell office:value-type="float" office:value="155113432" calcext:value-type="float">
            <text:p>155113432</text:p>
          </table:table-cell>
          <table:table-cell office:value-type="float" office:value="147552056" calcext:value-type="float">
            <text:p>147552056</text:p>
          </table:table-cell>
          <table:table-cell office:value-type="float" office:value="144973832" calcext:value-type="float">
            <text:p>144973832</text:p>
          </table:table-cell>
          <table:table-cell table:number-columns-repeated="6"/>
        </table:table-row>
        <table:table-row table:style-name="ro1">
          <table:table-cell office:value-type="float" office:value="11151224" calcext:value-type="float">
            <text:p>11151224</text:p>
          </table:table-cell>
          <table:table-cell office:value-type="float" office:value="87535480" calcext:value-type="float">
            <text:p>87535480</text:p>
          </table:table-cell>
          <table:table-cell office:value-type="float" office:value="34163456" calcext:value-type="float">
            <text:p>34163456</text:p>
          </table:table-cell>
          <table:table-cell office:value-type="float" office:value="30791480" calcext:value-type="float">
            <text:p>30791480</text:p>
          </table:table-cell>
          <table:table-cell office:value-type="float" office:value="30981216" calcext:value-type="float">
            <text:p>30981216</text:p>
          </table:table-cell>
          <table:table-cell office:value-type="float" office:value="54213424" calcext:value-type="float">
            <text:p>54213424</text:p>
          </table:table-cell>
          <table:table-cell office:value-type="float" office:value="337259488" calcext:value-type="float">
            <text:p>337259488</text:p>
          </table:table-cell>
          <table:table-cell office:value-type="float" office:value="155586848" calcext:value-type="float">
            <text:p>155586848</text:p>
          </table:table-cell>
          <table:table-cell office:value-type="float" office:value="147561056" calcext:value-type="float">
            <text:p>147561056</text:p>
          </table:table-cell>
          <table:table-cell office:value-type="float" office:value="145131832" calcext:value-type="float">
            <text:p>145131832</text:p>
          </table:table-cell>
          <table:table-cell table:number-columns-repeated="6"/>
        </table:table-row>
        <table:table-row table:style-name="ro1">
          <table:table-cell office:value-type="float" office:value="11152568" calcext:value-type="float">
            <text:p>11152568</text:p>
          </table:table-cell>
          <table:table-cell office:value-type="float" office:value="87547752" calcext:value-type="float">
            <text:p>87547752</text:p>
          </table:table-cell>
          <table:table-cell office:value-type="float" office:value="34168032" calcext:value-type="float">
            <text:p>34168032</text:p>
          </table:table-cell>
          <table:table-cell office:value-type="float" office:value="30791864" calcext:value-type="float">
            <text:p>30791864</text:p>
          </table:table-cell>
          <table:table-cell office:value-type="float" office:value="30981520" calcext:value-type="float">
            <text:p>30981520</text:p>
          </table:table-cell>
          <table:table-cell office:value-type="float" office:value="54274056" calcext:value-type="float">
            <text:p>54274056</text:p>
          </table:table-cell>
          <table:table-cell office:value-type="float" office:value="337769488" calcext:value-type="float">
            <text:p>337769488</text:p>
          </table:table-cell>
          <table:table-cell office:value-type="float" office:value="156290280" calcext:value-type="float">
            <text:p>156290280</text:p>
          </table:table-cell>
          <table:table-cell office:value-type="float" office:value="147691232" calcext:value-type="float">
            <text:p>147691232</text:p>
          </table:table-cell>
          <table:table-cell office:value-type="float" office:value="146374152" calcext:value-type="float">
            <text:p>146374152</text:p>
          </table:table-cell>
          <table:table-cell table:number-columns-repeated="6"/>
        </table:table-row>
        <table:table-row table:style-name="ro1">
          <table:table-cell office:value-type="float" office:value="11152960" calcext:value-type="float">
            <text:p>11152960</text:p>
          </table:table-cell>
          <table:table-cell office:value-type="float" office:value="87550672" calcext:value-type="float">
            <text:p>87550672</text:p>
          </table:table-cell>
          <table:table-cell office:value-type="float" office:value="34187384" calcext:value-type="float">
            <text:p>34187384</text:p>
          </table:table-cell>
          <table:table-cell office:value-type="float" office:value="30792032" calcext:value-type="float">
            <text:p>30792032</text:p>
          </table:table-cell>
          <table:table-cell office:value-type="float" office:value="30985160" calcext:value-type="float">
            <text:p>30985160</text:p>
          </table:table-cell>
          <table:table-cell office:value-type="float" office:value="54474048" calcext:value-type="float">
            <text:p>54474048</text:p>
          </table:table-cell>
          <table:table-cell office:value-type="float" office:value="338022832" calcext:value-type="float">
            <text:p>338022832</text:p>
          </table:table-cell>
          <table:table-cell office:value-type="float" office:value="156412160" calcext:value-type="float">
            <text:p>156412160</text:p>
          </table:table-cell>
          <table:table-cell office:value-type="float" office:value="147708968" calcext:value-type="float">
            <text:p>147708968</text:p>
          </table:table-cell>
          <table:table-cell office:value-type="float" office:value="147195056" calcext:value-type="float">
            <text:p>147195056</text:p>
          </table:table-cell>
          <table:table-cell table:number-columns-repeated="6"/>
        </table:table-row>
        <table:table-row table:style-name="ro1">
          <table:table-cell office:value-type="float" office:value="11162104" calcext:value-type="float">
            <text:p>11162104</text:p>
          </table:table-cell>
          <table:table-cell office:value-type="float" office:value="87572768" calcext:value-type="float">
            <text:p>87572768</text:p>
          </table:table-cell>
          <table:table-cell office:value-type="float" office:value="34210056" calcext:value-type="float">
            <text:p>34210056</text:p>
          </table:table-cell>
          <table:table-cell office:value-type="float" office:value="30796544" calcext:value-type="float">
            <text:p>30796544</text:p>
          </table:table-cell>
          <table:table-cell office:value-type="float" office:value="30988176" calcext:value-type="float">
            <text:p>30988176</text:p>
          </table:table-cell>
          <table:table-cell office:value-type="float" office:value="54554064" calcext:value-type="float">
            <text:p>54554064</text:p>
          </table:table-cell>
          <table:table-cell office:value-type="float" office:value="338215032" calcext:value-type="float">
            <text:p>338215032</text:p>
          </table:table-cell>
          <table:table-cell office:value-type="float" office:value="156442536" calcext:value-type="float">
            <text:p>156442536</text:p>
          </table:table-cell>
          <table:table-cell office:value-type="float" office:value="147765056" calcext:value-type="float">
            <text:p>147765056</text:p>
          </table:table-cell>
          <table:table-cell office:value-type="float" office:value="147417640" calcext:value-type="float">
            <text:p>147417640</text:p>
          </table:table-cell>
          <table:table-cell table:number-columns-repeated="6"/>
        </table:table-row>
        <table:table-row table:style-name="ro1">
          <table:table-cell office:value-type="float" office:value="11163192" calcext:value-type="float">
            <text:p>11163192</text:p>
          </table:table-cell>
          <table:table-cell office:value-type="float" office:value="87585888" calcext:value-type="float">
            <text:p>87585888</text:p>
          </table:table-cell>
          <table:table-cell office:value-type="float" office:value="34213216" calcext:value-type="float">
            <text:p>34213216</text:p>
          </table:table-cell>
          <table:table-cell office:value-type="float" office:value="30798184" calcext:value-type="float">
            <text:p>30798184</text:p>
          </table:table-cell>
          <table:table-cell office:value-type="float" office:value="30991864" calcext:value-type="float">
            <text:p>30991864</text:p>
          </table:table-cell>
          <table:table-cell office:value-type="float" office:value="54588408" calcext:value-type="float">
            <text:p>54588408</text:p>
          </table:table-cell>
          <table:table-cell office:value-type="float" office:value="338857880" calcext:value-type="float">
            <text:p>338857880</text:p>
          </table:table-cell>
          <table:table-cell office:value-type="float" office:value="156475776" calcext:value-type="float">
            <text:p>156475776</text:p>
          </table:table-cell>
          <table:table-cell office:value-type="float" office:value="147811984" calcext:value-type="float">
            <text:p>147811984</text:p>
          </table:table-cell>
          <table:table-cell office:value-type="float" office:value="147610224" calcext:value-type="float">
            <text:p>147610224</text:p>
          </table:table-cell>
          <table:table-cell table:number-columns-repeated="6"/>
        </table:table-row>
        <table:table-row table:style-name="ro1">
          <table:table-cell office:value-type="float" office:value="11165016" calcext:value-type="float">
            <text:p>11165016</text:p>
          </table:table-cell>
          <table:table-cell office:value-type="float" office:value="87603416" calcext:value-type="float">
            <text:p>87603416</text:p>
          </table:table-cell>
          <table:table-cell office:value-type="float" office:value="34287464" calcext:value-type="float">
            <text:p>34287464</text:p>
          </table:table-cell>
          <table:table-cell office:value-type="float" office:value="30802776" calcext:value-type="float">
            <text:p>30802776</text:p>
          </table:table-cell>
          <table:table-cell office:value-type="float" office:value="30998904" calcext:value-type="float">
            <text:p>30998904</text:p>
          </table:table-cell>
          <table:table-cell office:value-type="float" office:value="54652480" calcext:value-type="float">
            <text:p>54652480</text:p>
          </table:table-cell>
          <table:table-cell office:value-type="float" office:value="338962056" calcext:value-type="float">
            <text:p>338962056</text:p>
          </table:table-cell>
          <table:table-cell office:value-type="float" office:value="156488664" calcext:value-type="float">
            <text:p>156488664</text:p>
          </table:table-cell>
          <table:table-cell office:value-type="float" office:value="147960816" calcext:value-type="float">
            <text:p>147960816</text:p>
          </table:table-cell>
          <table:table-cell office:value-type="float" office:value="147651432" calcext:value-type="float">
            <text:p>147651432</text:p>
          </table:table-cell>
          <table:table-cell table:number-columns-repeated="6"/>
        </table:table-row>
        <table:table-row table:style-name="ro1">
          <table:table-cell office:value-type="float" office:value="11176248" calcext:value-type="float">
            <text:p>11176248</text:p>
          </table:table-cell>
          <table:table-cell office:value-type="float" office:value="87604912" calcext:value-type="float">
            <text:p>87604912</text:p>
          </table:table-cell>
          <table:table-cell office:value-type="float" office:value="34380624" calcext:value-type="float">
            <text:p>34380624</text:p>
          </table:table-cell>
          <table:table-cell office:value-type="float" office:value="30804816" calcext:value-type="float">
            <text:p>30804816</text:p>
          </table:table-cell>
          <table:table-cell office:value-type="float" office:value="31008280" calcext:value-type="float">
            <text:p>31008280</text:p>
          </table:table-cell>
          <table:table-cell office:value-type="float" office:value="54819600" calcext:value-type="float">
            <text:p>54819600</text:p>
          </table:table-cell>
          <table:table-cell office:value-type="float" office:value="339388632" calcext:value-type="float">
            <text:p>339388632</text:p>
          </table:table-cell>
          <table:table-cell office:value-type="float" office:value="156594776" calcext:value-type="float">
            <text:p>156594776</text:p>
          </table:table-cell>
          <table:table-cell office:value-type="float" office:value="148040080" calcext:value-type="float">
            <text:p>148040080</text:p>
          </table:table-cell>
          <table:table-cell office:value-type="float" office:value="147959232" calcext:value-type="float">
            <text:p>147959232</text:p>
          </table:table-cell>
          <table:table-cell table:number-columns-repeated="6"/>
        </table:table-row>
        <table:table-row table:style-name="ro1">
          <table:table-cell office:value-type="float" office:value="11177744" calcext:value-type="float">
            <text:p>11177744</text:p>
          </table:table-cell>
          <table:table-cell office:value-type="float" office:value="87648880" calcext:value-type="float">
            <text:p>87648880</text:p>
          </table:table-cell>
          <table:table-cell office:value-type="float" office:value="34411984" calcext:value-type="float">
            <text:p>34411984</text:p>
          </table:table-cell>
          <table:table-cell office:value-type="float" office:value="30805688" calcext:value-type="float">
            <text:p>30805688</text:p>
          </table:table-cell>
          <table:table-cell office:value-type="float" office:value="31015544" calcext:value-type="float">
            <text:p>31015544</text:p>
          </table:table-cell>
          <table:table-cell office:value-type="float" office:value="55001224" calcext:value-type="float">
            <text:p>55001224</text:p>
          </table:table-cell>
          <table:table-cell office:value-type="float" office:value="339409040" calcext:value-type="float">
            <text:p>339409040</text:p>
          </table:table-cell>
          <table:table-cell office:value-type="float" office:value="156609320" calcext:value-type="float">
            <text:p>156609320</text:p>
          </table:table-cell>
          <table:table-cell office:value-type="float" office:value="148068776" calcext:value-type="float">
            <text:p>148068776</text:p>
          </table:table-cell>
          <table:table-cell office:value-type="float" office:value="148072592" calcext:value-type="float">
            <text:p>148072592</text:p>
          </table:table-cell>
          <table:table-cell table:number-columns-repeated="6"/>
        </table:table-row>
        <table:table-row table:style-name="ro1">
          <table:table-cell office:value-type="float" office:value="11180232" calcext:value-type="float">
            <text:p>11180232</text:p>
          </table:table-cell>
          <table:table-cell office:value-type="float" office:value="87664272" calcext:value-type="float">
            <text:p>87664272</text:p>
          </table:table-cell>
          <table:table-cell office:value-type="float" office:value="34455008" calcext:value-type="float">
            <text:p>34455008</text:p>
          </table:table-cell>
          <table:table-cell office:value-type="float" office:value="30807664" calcext:value-type="float">
            <text:p>30807664</text:p>
          </table:table-cell>
          <table:table-cell office:value-type="float" office:value="31016392" calcext:value-type="float">
            <text:p>31016392</text:p>
          </table:table-cell>
          <table:table-cell office:value-type="float" office:value="57051104" calcext:value-type="float">
            <text:p>57051104</text:p>
          </table:table-cell>
          <table:table-cell office:value-type="float" office:value="339588296" calcext:value-type="float">
            <text:p>339588296</text:p>
          </table:table-cell>
          <table:table-cell office:value-type="float" office:value="156766704" calcext:value-type="float">
            <text:p>156766704</text:p>
          </table:table-cell>
          <table:table-cell office:value-type="float" office:value="148193256" calcext:value-type="float">
            <text:p>148193256</text:p>
          </table:table-cell>
          <table:table-cell office:value-type="float" office:value="148083952" calcext:value-type="float">
            <text:p>148083952</text:p>
          </table:table-cell>
          <table:table-cell table:number-columns-repeated="6"/>
        </table:table-row>
        <table:table-row table:style-name="ro1">
          <table:table-cell office:value-type="float" office:value="11182792" calcext:value-type="float">
            <text:p>11182792</text:p>
          </table:table-cell>
          <table:table-cell office:value-type="float" office:value="87666152" calcext:value-type="float">
            <text:p>87666152</text:p>
          </table:table-cell>
          <table:table-cell office:value-type="float" office:value="34478352" calcext:value-type="float">
            <text:p>34478352</text:p>
          </table:table-cell>
          <table:table-cell office:value-type="float" office:value="30814880" calcext:value-type="float">
            <text:p>30814880</text:p>
          </table:table-cell>
          <table:table-cell office:value-type="float" office:value="31022200" calcext:value-type="float">
            <text:p>31022200</text:p>
          </table:table-cell>
          <table:table-cell office:value-type="float" office:value="58504472" calcext:value-type="float">
            <text:p>58504472</text:p>
          </table:table-cell>
          <table:table-cell office:value-type="float" office:value="339613088" calcext:value-type="float">
            <text:p>339613088</text:p>
          </table:table-cell>
          <table:table-cell office:value-type="float" office:value="156802712" calcext:value-type="float">
            <text:p>156802712</text:p>
          </table:table-cell>
          <table:table-cell office:value-type="float" office:value="148431856" calcext:value-type="float">
            <text:p>148431856</text:p>
          </table:table-cell>
          <table:table-cell office:value-type="float" office:value="148113496" calcext:value-type="float">
            <text:p>148113496</text:p>
          </table:table-cell>
          <table:table-cell table:number-columns-repeated="6"/>
        </table:table-row>
        <table:table-row table:style-name="ro1">
          <table:table-cell office:value-type="float" office:value="11183632" calcext:value-type="float">
            <text:p>11183632</text:p>
          </table:table-cell>
          <table:table-cell office:value-type="float" office:value="87673720" calcext:value-type="float">
            <text:p>87673720</text:p>
          </table:table-cell>
          <table:table-cell office:value-type="float" office:value="34507120" calcext:value-type="float">
            <text:p>34507120</text:p>
          </table:table-cell>
          <table:table-cell office:value-type="float" office:value="30815056" calcext:value-type="float">
            <text:p>30815056</text:p>
          </table:table-cell>
          <table:table-cell office:value-type="float" office:value="31030488" calcext:value-type="float">
            <text:p>31030488</text:p>
          </table:table-cell>
          <table:table-cell office:value-type="float" office:value="58517744" calcext:value-type="float">
            <text:p>58517744</text:p>
          </table:table-cell>
          <table:table-cell office:value-type="float" office:value="339633120" calcext:value-type="float">
            <text:p>339633120</text:p>
          </table:table-cell>
          <table:table-cell office:value-type="float" office:value="156855688" calcext:value-type="float">
            <text:p>156855688</text:p>
          </table:table-cell>
          <table:table-cell office:value-type="float" office:value="148920992" calcext:value-type="float">
            <text:p>148920992</text:p>
          </table:table-cell>
          <table:table-cell office:value-type="float" office:value="148207280" calcext:value-type="float">
            <text:p>148207280</text:p>
          </table:table-cell>
          <table:table-cell table:number-columns-repeated="6"/>
        </table:table-row>
        <table:table-row table:style-name="ro1">
          <table:table-cell office:value-type="float" office:value="11191640" calcext:value-type="float">
            <text:p>11191640</text:p>
          </table:table-cell>
          <table:table-cell office:value-type="float" office:value="87675608" calcext:value-type="float">
            <text:p>87675608</text:p>
          </table:table-cell>
          <table:table-cell office:value-type="float" office:value="34516496" calcext:value-type="float">
            <text:p>34516496</text:p>
          </table:table-cell>
          <table:table-cell office:value-type="float" office:value="30817472" calcext:value-type="float">
            <text:p>30817472</text:p>
          </table:table-cell>
          <table:table-cell office:value-type="float" office:value="31032712" calcext:value-type="float">
            <text:p>31032712</text:p>
          </table:table-cell>
          <table:table-cell office:value-type="float" office:value="58708368" calcext:value-type="float">
            <text:p>58708368</text:p>
          </table:table-cell>
          <table:table-cell office:value-type="float" office:value="339689912" calcext:value-type="float">
            <text:p>339689912</text:p>
          </table:table-cell>
          <table:table-cell office:value-type="float" office:value="157162760" calcext:value-type="float">
            <text:p>157162760</text:p>
          </table:table-cell>
          <table:table-cell office:value-type="float" office:value="149026648" calcext:value-type="float">
            <text:p>149026648</text:p>
          </table:table-cell>
          <table:table-cell office:value-type="float" office:value="148300808" calcext:value-type="float">
            <text:p>148300808</text:p>
          </table:table-cell>
          <table:table-cell table:number-columns-repeated="6"/>
        </table:table-row>
        <table:table-row table:style-name="ro1">
          <table:table-cell office:value-type="float" office:value="11193848" calcext:value-type="float">
            <text:p>11193848</text:p>
          </table:table-cell>
          <table:table-cell office:value-type="float" office:value="87687600" calcext:value-type="float">
            <text:p>87687600</text:p>
          </table:table-cell>
          <table:table-cell office:value-type="float" office:value="34551264" calcext:value-type="float">
            <text:p>34551264</text:p>
          </table:table-cell>
          <table:table-cell office:value-type="float" office:value="30820256" calcext:value-type="float">
            <text:p>30820256</text:p>
          </table:table-cell>
          <table:table-cell office:value-type="float" office:value="31032992" calcext:value-type="float">
            <text:p>31032992</text:p>
          </table:table-cell>
          <table:table-cell office:value-type="float" office:value="59531048" calcext:value-type="float">
            <text:p>59531048</text:p>
          </table:table-cell>
          <table:table-cell office:value-type="float" office:value="339776408" calcext:value-type="float">
            <text:p>339776408</text:p>
          </table:table-cell>
          <table:table-cell office:value-type="float" office:value="157701832" calcext:value-type="float">
            <text:p>157701832</text:p>
          </table:table-cell>
          <table:table-cell office:value-type="float" office:value="150178360" calcext:value-type="float">
            <text:p>150178360</text:p>
          </table:table-cell>
          <table:table-cell office:value-type="float" office:value="148309032" calcext:value-type="float">
            <text:p>148309032</text:p>
          </table:table-cell>
          <table:table-cell table:number-columns-repeated="6"/>
        </table:table-row>
        <table:table-row table:style-name="ro1">
          <table:table-cell office:value-type="float" office:value="11196928" calcext:value-type="float">
            <text:p>11196928</text:p>
          </table:table-cell>
          <table:table-cell office:value-type="float" office:value="87723928" calcext:value-type="float">
            <text:p>87723928</text:p>
          </table:table-cell>
          <table:table-cell office:value-type="float" office:value="34563352" calcext:value-type="float">
            <text:p>34563352</text:p>
          </table:table-cell>
          <table:table-cell office:value-type="float" office:value="30820904" calcext:value-type="float">
            <text:p>30820904</text:p>
          </table:table-cell>
          <table:table-cell office:value-type="float" office:value="31047392" calcext:value-type="float">
            <text:p>31047392</text:p>
          </table:table-cell>
          <table:table-cell office:value-type="float" office:value="60146000" calcext:value-type="float">
            <text:p>60146000</text:p>
          </table:table-cell>
          <table:table-cell office:value-type="float" office:value="339800624" calcext:value-type="float">
            <text:p>339800624</text:p>
          </table:table-cell>
          <table:table-cell office:value-type="float" office:value="158231416" calcext:value-type="float">
            <text:p>158231416</text:p>
          </table:table-cell>
          <table:table-cell office:value-type="float" office:value="151191232" calcext:value-type="float">
            <text:p>151191232</text:p>
          </table:table-cell>
          <table:table-cell office:value-type="float" office:value="148446144" calcext:value-type="float">
            <text:p>148446144</text:p>
          </table:table-cell>
          <table:table-cell table:number-columns-repeated="6"/>
        </table:table-row>
        <table:table-row table:style-name="ro1">
          <table:table-cell office:value-type="float" office:value="11198144" calcext:value-type="float">
            <text:p>11198144</text:p>
          </table:table-cell>
          <table:table-cell office:value-type="float" office:value="87738944" calcext:value-type="float">
            <text:p>87738944</text:p>
          </table:table-cell>
          <table:table-cell office:value-type="float" office:value="34734840" calcext:value-type="float">
            <text:p>34734840</text:p>
          </table:table-cell>
          <table:table-cell office:value-type="float" office:value="30824416" calcext:value-type="float">
            <text:p>30824416</text:p>
          </table:table-cell>
          <table:table-cell office:value-type="float" office:value="31055824" calcext:value-type="float">
            <text:p>31055824</text:p>
          </table:table-cell>
          <table:table-cell office:value-type="float" office:value="60241312" calcext:value-type="float">
            <text:p>60241312</text:p>
          </table:table-cell>
          <table:table-cell office:value-type="float" office:value="339811080" calcext:value-type="float">
            <text:p>339811080</text:p>
          </table:table-cell>
          <table:table-cell office:value-type="float" office:value="158541672" calcext:value-type="float">
            <text:p>158541672</text:p>
          </table:table-cell>
          <table:table-cell office:value-type="float" office:value="151360160" calcext:value-type="float">
            <text:p>151360160</text:p>
          </table:table-cell>
          <table:table-cell office:value-type="float" office:value="148469992" calcext:value-type="float">
            <text:p>148469992</text:p>
          </table:table-cell>
          <table:table-cell table:number-columns-repeated="6"/>
        </table:table-row>
        <table:table-row table:style-name="ro1">
          <table:table-cell office:value-type="float" office:value="11201144" calcext:value-type="float">
            <text:p>11201144</text:p>
          </table:table-cell>
          <table:table-cell office:value-type="float" office:value="87752304" calcext:value-type="float">
            <text:p>87752304</text:p>
          </table:table-cell>
          <table:table-cell office:value-type="float" office:value="34794672" calcext:value-type="float">
            <text:p>34794672</text:p>
          </table:table-cell>
          <table:table-cell office:value-type="float" office:value="30826616" calcext:value-type="float">
            <text:p>30826616</text:p>
          </table:table-cell>
          <table:table-cell office:value-type="float" office:value="31063528" calcext:value-type="float">
            <text:p>31063528</text:p>
          </table:table-cell>
          <table:table-cell office:value-type="float" office:value="60300200" calcext:value-type="float">
            <text:p>60300200</text:p>
          </table:table-cell>
          <table:table-cell office:value-type="float" office:value="340135752" calcext:value-type="float">
            <text:p>340135752</text:p>
          </table:table-cell>
          <table:table-cell office:value-type="float" office:value="158663440" calcext:value-type="float">
            <text:p>158663440</text:p>
          </table:table-cell>
          <table:table-cell office:value-type="float" office:value="151437648" calcext:value-type="float">
            <text:p>151437648</text:p>
          </table:table-cell>
          <table:table-cell office:value-type="float" office:value="148484096" calcext:value-type="float">
            <text:p>148484096</text:p>
          </table:table-cell>
          <table:table-cell table:number-columns-repeated="6"/>
        </table:table-row>
        <table:table-row table:style-name="ro1">
          <table:table-cell office:value-type="float" office:value="11203056" calcext:value-type="float">
            <text:p>11203056</text:p>
          </table:table-cell>
          <table:table-cell office:value-type="float" office:value="87753832" calcext:value-type="float">
            <text:p>87753832</text:p>
          </table:table-cell>
          <table:table-cell office:value-type="float" office:value="34843864" calcext:value-type="float">
            <text:p>34843864</text:p>
          </table:table-cell>
          <table:table-cell office:value-type="float" office:value="30827816" calcext:value-type="float">
            <text:p>30827816</text:p>
          </table:table-cell>
          <table:table-cell office:value-type="float" office:value="31064328" calcext:value-type="float">
            <text:p>31064328</text:p>
          </table:table-cell>
          <table:table-cell office:value-type="float" office:value="60316952" calcext:value-type="float">
            <text:p>60316952</text:p>
          </table:table-cell>
          <table:table-cell office:value-type="float" office:value="340163600" calcext:value-type="float">
            <text:p>340163600</text:p>
          </table:table-cell>
          <table:table-cell office:value-type="float" office:value="158770112" calcext:value-type="float">
            <text:p>158770112</text:p>
          </table:table-cell>
          <table:table-cell office:value-type="float" office:value="151523776" calcext:value-type="float">
            <text:p>151523776</text:p>
          </table:table-cell>
          <table:table-cell office:value-type="float" office:value="149757176" calcext:value-type="float">
            <text:p>149757176</text:p>
          </table:table-cell>
          <table:table-cell table:number-columns-repeated="6"/>
        </table:table-row>
        <table:table-row table:style-name="ro1">
          <table:table-cell office:value-type="float" office:value="11210696" calcext:value-type="float">
            <text:p>11210696</text:p>
          </table:table-cell>
          <table:table-cell office:value-type="float" office:value="87756824" calcext:value-type="float">
            <text:p>87756824</text:p>
          </table:table-cell>
          <table:table-cell office:value-type="float" office:value="35303432" calcext:value-type="float">
            <text:p>35303432</text:p>
          </table:table-cell>
          <table:table-cell office:value-type="float" office:value="30832448" calcext:value-type="float">
            <text:p>30832448</text:p>
          </table:table-cell>
          <table:table-cell office:value-type="float" office:value="31065480" calcext:value-type="float">
            <text:p>31065480</text:p>
          </table:table-cell>
          <table:table-cell office:value-type="float" office:value="60347840" calcext:value-type="float">
            <text:p>60347840</text:p>
          </table:table-cell>
          <table:table-cell office:value-type="float" office:value="340278256" calcext:value-type="float">
            <text:p>340278256</text:p>
          </table:table-cell>
          <table:table-cell office:value-type="float" office:value="159843240" calcext:value-type="float">
            <text:p>159843240</text:p>
          </table:table-cell>
          <table:table-cell office:value-type="float" office:value="151684816" calcext:value-type="float">
            <text:p>151684816</text:p>
          </table:table-cell>
          <table:table-cell office:value-type="float" office:value="150060888" calcext:value-type="float">
            <text:p>150060888</text:p>
          </table:table-cell>
          <table:table-cell table:number-columns-repeated="6"/>
        </table:table-row>
        <table:table-row table:style-name="ro1">
          <table:table-cell office:value-type="float" office:value="11210976" calcext:value-type="float">
            <text:p>11210976</text:p>
          </table:table-cell>
          <table:table-cell office:value-type="float" office:value="87759544" calcext:value-type="float">
            <text:p>87759544</text:p>
          </table:table-cell>
          <table:table-cell office:value-type="float" office:value="35546448" calcext:value-type="float">
            <text:p>35546448</text:p>
          </table:table-cell>
          <table:table-cell office:value-type="float" office:value="30834840" calcext:value-type="float">
            <text:p>30834840</text:p>
          </table:table-cell>
          <table:table-cell office:value-type="float" office:value="31082576" calcext:value-type="float">
            <text:p>31082576</text:p>
          </table:table-cell>
          <table:table-cell office:value-type="float" office:value="60354128" calcext:value-type="float">
            <text:p>60354128</text:p>
          </table:table-cell>
          <table:table-cell office:value-type="float" office:value="340327992" calcext:value-type="float">
            <text:p>340327992</text:p>
          </table:table-cell>
          <table:table-cell office:value-type="float" office:value="160133792" calcext:value-type="float">
            <text:p>160133792</text:p>
          </table:table-cell>
          <table:table-cell office:value-type="float" office:value="152604344" calcext:value-type="float">
            <text:p>152604344</text:p>
          </table:table-cell>
          <table:table-cell office:value-type="float" office:value="150172008" calcext:value-type="float">
            <text:p>150172008</text:p>
          </table:table-cell>
          <table:table-cell table:number-columns-repeated="6"/>
        </table:table-row>
        <table:table-row table:style-name="ro1">
          <table:table-cell office:value-type="float" office:value="11213824" calcext:value-type="float">
            <text:p>11213824</text:p>
          </table:table-cell>
          <table:table-cell office:value-type="float" office:value="87764432" calcext:value-type="float">
            <text:p>87764432</text:p>
          </table:table-cell>
          <table:table-cell office:value-type="float" office:value="35576056" calcext:value-type="float">
            <text:p>35576056</text:p>
          </table:table-cell>
          <table:table-cell office:value-type="float" office:value="30835600" calcext:value-type="float">
            <text:p>30835600</text:p>
          </table:table-cell>
          <table:table-cell office:value-type="float" office:value="31092640" calcext:value-type="float">
            <text:p>31092640</text:p>
          </table:table-cell>
          <table:table-cell office:value-type="float" office:value="60364232" calcext:value-type="float">
            <text:p>60364232</text:p>
          </table:table-cell>
          <table:table-cell office:value-type="float" office:value="340387056" calcext:value-type="float">
            <text:p>340387056</text:p>
          </table:table-cell>
          <table:table-cell office:value-type="float" office:value="162014752" calcext:value-type="float">
            <text:p>162014752</text:p>
          </table:table-cell>
          <table:table-cell office:value-type="float" office:value="153106120" calcext:value-type="float">
            <text:p>153106120</text:p>
          </table:table-cell>
          <table:table-cell office:value-type="float" office:value="150759464" calcext:value-type="float">
            <text:p>150759464</text:p>
          </table:table-cell>
          <table:table-cell table:number-columns-repeated="6"/>
        </table:table-row>
        <table:table-row table:style-name="ro1">
          <table:table-cell office:value-type="float" office:value="11216424" calcext:value-type="float">
            <text:p>11216424</text:p>
          </table:table-cell>
          <table:table-cell office:value-type="float" office:value="87782424" calcext:value-type="float">
            <text:p>87782424</text:p>
          </table:table-cell>
          <table:table-cell office:value-type="float" office:value="35594616" calcext:value-type="float">
            <text:p>35594616</text:p>
          </table:table-cell>
          <table:table-cell office:value-type="float" office:value="30843096" calcext:value-type="float">
            <text:p>30843096</text:p>
          </table:table-cell>
          <table:table-cell office:value-type="float" office:value="31094448" calcext:value-type="float">
            <text:p>31094448</text:p>
          </table:table-cell>
          <table:table-cell office:value-type="float" office:value="60547960" calcext:value-type="float">
            <text:p>60547960</text:p>
          </table:table-cell>
          <table:table-cell office:value-type="float" office:value="340728176" calcext:value-type="float">
            <text:p>340728176</text:p>
          </table:table-cell>
          <table:table-cell office:value-type="float" office:value="162583640" calcext:value-type="float">
            <text:p>162583640</text:p>
          </table:table-cell>
          <table:table-cell office:value-type="float" office:value="153952376" calcext:value-type="float">
            <text:p>153952376</text:p>
          </table:table-cell>
          <table:table-cell office:value-type="float" office:value="151174104" calcext:value-type="float">
            <text:p>151174104</text:p>
          </table:table-cell>
          <table:table-cell table:number-columns-repeated="6"/>
        </table:table-row>
        <table:table-row table:style-name="ro1">
          <table:table-cell office:value-type="float" office:value="11219056" calcext:value-type="float">
            <text:p>11219056</text:p>
          </table:table-cell>
          <table:table-cell office:value-type="float" office:value="87788960" calcext:value-type="float">
            <text:p>87788960</text:p>
          </table:table-cell>
          <table:table-cell office:value-type="float" office:value="35702256" calcext:value-type="float">
            <text:p>35702256</text:p>
          </table:table-cell>
          <table:table-cell office:value-type="float" office:value="30845376" calcext:value-type="float">
            <text:p>30845376</text:p>
          </table:table-cell>
          <table:table-cell office:value-type="float" office:value="31116136" calcext:value-type="float">
            <text:p>31116136</text:p>
          </table:table-cell>
          <table:table-cell office:value-type="float" office:value="60550176" calcext:value-type="float">
            <text:p>60550176</text:p>
          </table:table-cell>
          <table:table-cell office:value-type="float" office:value="340766392" calcext:value-type="float">
            <text:p>340766392</text:p>
          </table:table-cell>
          <table:table-cell office:value-type="float" office:value="162620792" calcext:value-type="float">
            <text:p>162620792</text:p>
          </table:table-cell>
          <table:table-cell office:value-type="float" office:value="153980328" calcext:value-type="float">
            <text:p>153980328</text:p>
          </table:table-cell>
          <table:table-cell office:value-type="float" office:value="151232024" calcext:value-type="float">
            <text:p>151232024</text:p>
          </table:table-cell>
          <table:table-cell table:number-columns-repeated="6"/>
        </table:table-row>
        <table:table-row table:style-name="ro1">
          <table:table-cell office:value-type="float" office:value="11227656" calcext:value-type="float">
            <text:p>11227656</text:p>
          </table:table-cell>
          <table:table-cell office:value-type="float" office:value="87798480" calcext:value-type="float">
            <text:p>87798480</text:p>
          </table:table-cell>
          <table:table-cell office:value-type="float" office:value="35754656" calcext:value-type="float">
            <text:p>35754656</text:p>
          </table:table-cell>
          <table:table-cell office:value-type="float" office:value="30851376" calcext:value-type="float">
            <text:p>30851376</text:p>
          </table:table-cell>
          <table:table-cell office:value-type="float" office:value="31124976" calcext:value-type="float">
            <text:p>31124976</text:p>
          </table:table-cell>
          <table:table-cell office:value-type="float" office:value="60554216" calcext:value-type="float">
            <text:p>60554216</text:p>
          </table:table-cell>
          <table:table-cell office:value-type="float" office:value="340799800" calcext:value-type="float">
            <text:p>340799800</text:p>
          </table:table-cell>
          <table:table-cell office:value-type="float" office:value="162687784" calcext:value-type="float">
            <text:p>162687784</text:p>
          </table:table-cell>
          <table:table-cell office:value-type="float" office:value="154010776" calcext:value-type="float">
            <text:p>154010776</text:p>
          </table:table-cell>
          <table:table-cell office:value-type="float" office:value="151360048" calcext:value-type="float">
            <text:p>151360048</text:p>
          </table:table-cell>
          <table:table-cell table:number-columns-repeated="6"/>
        </table:table-row>
        <table:table-row table:style-name="ro1">
          <table:table-cell office:value-type="float" office:value="11235712" calcext:value-type="float">
            <text:p>11235712</text:p>
          </table:table-cell>
          <table:table-cell office:value-type="float" office:value="87836056" calcext:value-type="float">
            <text:p>87836056</text:p>
          </table:table-cell>
          <table:table-cell office:value-type="float" office:value="35791536" calcext:value-type="float">
            <text:p>35791536</text:p>
          </table:table-cell>
          <table:table-cell office:value-type="float" office:value="30851816" calcext:value-type="float">
            <text:p>30851816</text:p>
          </table:table-cell>
          <table:table-cell office:value-type="float" office:value="31126232" calcext:value-type="float">
            <text:p>31126232</text:p>
          </table:table-cell>
          <table:table-cell office:value-type="float" office:value="60585384" calcext:value-type="float">
            <text:p>60585384</text:p>
          </table:table-cell>
          <table:table-cell office:value-type="float" office:value="341250584" calcext:value-type="float">
            <text:p>341250584</text:p>
          </table:table-cell>
          <table:table-cell office:value-type="float" office:value="162733512" calcext:value-type="float">
            <text:p>162733512</text:p>
          </table:table-cell>
          <table:table-cell office:value-type="float" office:value="154019032" calcext:value-type="float">
            <text:p>154019032</text:p>
          </table:table-cell>
          <table:table-cell office:value-type="float" office:value="151462072" calcext:value-type="float">
            <text:p>151462072</text:p>
          </table:table-cell>
          <table:table-cell table:number-columns-repeated="6"/>
        </table:table-row>
        <table:table-row table:style-name="ro1">
          <table:table-cell office:value-type="float" office:value="11239992" calcext:value-type="float">
            <text:p>11239992</text:p>
          </table:table-cell>
          <table:table-cell office:value-type="float" office:value="87843800" calcext:value-type="float">
            <text:p>87843800</text:p>
          </table:table-cell>
          <table:table-cell office:value-type="float" office:value="35826808" calcext:value-type="float">
            <text:p>35826808</text:p>
          </table:table-cell>
          <table:table-cell office:value-type="float" office:value="30853088" calcext:value-type="float">
            <text:p>30853088</text:p>
          </table:table-cell>
          <table:table-cell office:value-type="float" office:value="31135200" calcext:value-type="float">
            <text:p>31135200</text:p>
          </table:table-cell>
          <table:table-cell office:value-type="float" office:value="60954720" calcext:value-type="float">
            <text:p>60954720</text:p>
          </table:table-cell>
          <table:table-cell office:value-type="float" office:value="341263752" calcext:value-type="float">
            <text:p>341263752</text:p>
          </table:table-cell>
          <table:table-cell office:value-type="float" office:value="162771168" calcext:value-type="float">
            <text:p>162771168</text:p>
          </table:table-cell>
          <table:table-cell office:value-type="float" office:value="154021208" calcext:value-type="float">
            <text:p>154021208</text:p>
          </table:table-cell>
          <table:table-cell office:value-type="float" office:value="151942136" calcext:value-type="float">
            <text:p>151942136</text:p>
          </table:table-cell>
          <table:table-cell table:number-columns-repeated="6"/>
        </table:table-row>
        <table:table-row table:style-name="ro1">
          <table:table-cell office:value-type="float" office:value="11243872" calcext:value-type="float">
            <text:p>11243872</text:p>
          </table:table-cell>
          <table:table-cell office:value-type="float" office:value="87847824" calcext:value-type="float">
            <text:p>87847824</text:p>
          </table:table-cell>
          <table:table-cell office:value-type="float" office:value="35959112" calcext:value-type="float">
            <text:p>35959112</text:p>
          </table:table-cell>
          <table:table-cell office:value-type="float" office:value="30858368" calcext:value-type="float">
            <text:p>30858368</text:p>
          </table:table-cell>
          <table:table-cell office:value-type="float" office:value="31139696" calcext:value-type="float">
            <text:p>31139696</text:p>
          </table:table-cell>
          <table:table-cell office:value-type="float" office:value="61789000" calcext:value-type="float">
            <text:p>61789000</text:p>
          </table:table-cell>
          <table:table-cell office:value-type="float" office:value="341302496" calcext:value-type="float">
            <text:p>341302496</text:p>
          </table:table-cell>
          <table:table-cell office:value-type="float" office:value="162801704" calcext:value-type="float">
            <text:p>162801704</text:p>
          </table:table-cell>
          <table:table-cell office:value-type="float" office:value="154031128" calcext:value-type="float">
            <text:p>154031128</text:p>
          </table:table-cell>
          <table:table-cell office:value-type="float" office:value="152371872" calcext:value-type="float">
            <text:p>152371872</text:p>
          </table:table-cell>
          <table:table-cell table:number-columns-repeated="6"/>
        </table:table-row>
        <table:table-row table:style-name="ro1">
          <table:table-cell office:value-type="float" office:value="11250208" calcext:value-type="float">
            <text:p>11250208</text:p>
          </table:table-cell>
          <table:table-cell office:value-type="float" office:value="87973544" calcext:value-type="float">
            <text:p>87973544</text:p>
          </table:table-cell>
          <table:table-cell office:value-type="float" office:value="36244208" calcext:value-type="float">
            <text:p>36244208</text:p>
          </table:table-cell>
          <table:table-cell office:value-type="float" office:value="30862904" calcext:value-type="float">
            <text:p>30862904</text:p>
          </table:table-cell>
          <table:table-cell office:value-type="float" office:value="31140120" calcext:value-type="float">
            <text:p>31140120</text:p>
          </table:table-cell>
          <table:table-cell office:value-type="float" office:value="61926592" calcext:value-type="float">
            <text:p>61926592</text:p>
          </table:table-cell>
          <table:table-cell office:value-type="float" office:value="341610576" calcext:value-type="float">
            <text:p>341610576</text:p>
          </table:table-cell>
          <table:table-cell office:value-type="float" office:value="162954880" calcext:value-type="float">
            <text:p>162954880</text:p>
          </table:table-cell>
          <table:table-cell office:value-type="float" office:value="154038976" calcext:value-type="float">
            <text:p>154038976</text:p>
          </table:table-cell>
          <table:table-cell office:value-type="float" office:value="154012816" calcext:value-type="float">
            <text:p>154012816</text:p>
          </table:table-cell>
          <table:table-cell table:number-columns-repeated="6"/>
        </table:table-row>
        <table:table-row table:style-name="ro1">
          <table:table-cell office:value-type="float" office:value="11250752" calcext:value-type="float">
            <text:p>11250752</text:p>
          </table:table-cell>
          <table:table-cell office:value-type="float" office:value="87984784" calcext:value-type="float">
            <text:p>87984784</text:p>
          </table:table-cell>
          <table:table-cell office:value-type="float" office:value="36305792" calcext:value-type="float">
            <text:p>36305792</text:p>
          </table:table-cell>
          <table:table-cell office:value-type="float" office:value="30863584" calcext:value-type="float">
            <text:p>30863584</text:p>
          </table:table-cell>
          <table:table-cell office:value-type="float" office:value="31145128" calcext:value-type="float">
            <text:p>31145128</text:p>
          </table:table-cell>
          <table:table-cell office:value-type="float" office:value="62268768" calcext:value-type="float">
            <text:p>62268768</text:p>
          </table:table-cell>
          <table:table-cell office:value-type="float" office:value="341834296" calcext:value-type="float">
            <text:p>341834296</text:p>
          </table:table-cell>
          <table:table-cell office:value-type="float" office:value="162997160" calcext:value-type="float">
            <text:p>162997160</text:p>
          </table:table-cell>
          <table:table-cell office:value-type="float" office:value="154054720" calcext:value-type="float">
            <text:p>154054720</text:p>
          </table:table-cell>
          <table:table-cell office:value-type="float" office:value="154039248" calcext:value-type="float">
            <text:p>154039248</text:p>
          </table:table-cell>
          <table:table-cell table:number-columns-repeated="6"/>
        </table:table-row>
        <table:table-row table:style-name="ro1">
          <table:table-cell office:value-type="float" office:value="11252480" calcext:value-type="float">
            <text:p>11252480</text:p>
          </table:table-cell>
          <table:table-cell office:value-type="float" office:value="87987344" calcext:value-type="float">
            <text:p>87987344</text:p>
          </table:table-cell>
          <table:table-cell office:value-type="float" office:value="36527600" calcext:value-type="float">
            <text:p>36527600</text:p>
          </table:table-cell>
          <table:table-cell office:value-type="float" office:value="30871088" calcext:value-type="float">
            <text:p>30871088</text:p>
          </table:table-cell>
          <table:table-cell office:value-type="float" office:value="31147176" calcext:value-type="float">
            <text:p>31147176</text:p>
          </table:table-cell>
          <table:table-cell office:value-type="float" office:value="62279640" calcext:value-type="float">
            <text:p>62279640</text:p>
          </table:table-cell>
          <table:table-cell office:value-type="float" office:value="341969568" calcext:value-type="float">
            <text:p>341969568</text:p>
          </table:table-cell>
          <table:table-cell office:value-type="float" office:value="163533400" calcext:value-type="float">
            <text:p>163533400</text:p>
          </table:table-cell>
          <table:table-cell office:value-type="float" office:value="154055224" calcext:value-type="float">
            <text:p>154055224</text:p>
          </table:table-cell>
          <table:table-cell office:value-type="float" office:value="154046952" calcext:value-type="float">
            <text:p>154046952</text:p>
          </table:table-cell>
          <table:table-cell table:number-columns-repeated="6"/>
        </table:table-row>
        <table:table-row table:style-name="ro1">
          <table:table-cell office:value-type="float" office:value="11255504" calcext:value-type="float">
            <text:p>11255504</text:p>
          </table:table-cell>
          <table:table-cell office:value-type="float" office:value="88001928" calcext:value-type="float">
            <text:p>88001928</text:p>
          </table:table-cell>
          <table:table-cell office:value-type="float" office:value="36696016" calcext:value-type="float">
            <text:p>36696016</text:p>
          </table:table-cell>
          <table:table-cell office:value-type="float" office:value="30878040" calcext:value-type="float">
            <text:p>30878040</text:p>
          </table:table-cell>
          <table:table-cell office:value-type="float" office:value="31169008" calcext:value-type="float">
            <text:p>31169008</text:p>
          </table:table-cell>
          <table:table-cell office:value-type="float" office:value="62374328" calcext:value-type="float">
            <text:p>62374328</text:p>
          </table:table-cell>
          <table:table-cell office:value-type="float" office:value="342021184" calcext:value-type="float">
            <text:p>342021184</text:p>
          </table:table-cell>
          <table:table-cell office:value-type="float" office:value="163905288" calcext:value-type="float">
            <text:p>163905288</text:p>
          </table:table-cell>
          <table:table-cell office:value-type="float" office:value="154062480" calcext:value-type="float">
            <text:p>154062480</text:p>
          </table:table-cell>
          <table:table-cell office:value-type="float" office:value="154172224" calcext:value-type="float">
            <text:p>154172224</text:p>
          </table:table-cell>
          <table:table-cell table:number-columns-repeated="6"/>
        </table:table-row>
        <table:table-row table:style-name="ro1">
          <table:table-cell office:value-type="float" office:value="11265928" calcext:value-type="float">
            <text:p>11265928</text:p>
          </table:table-cell>
          <table:table-cell office:value-type="float" office:value="88075952" calcext:value-type="float">
            <text:p>88075952</text:p>
          </table:table-cell>
          <table:table-cell office:value-type="float" office:value="36861600" calcext:value-type="float">
            <text:p>36861600</text:p>
          </table:table-cell>
          <table:table-cell office:value-type="float" office:value="30878488" calcext:value-type="float">
            <text:p>30878488</text:p>
          </table:table-cell>
          <table:table-cell office:value-type="float" office:value="31173208" calcext:value-type="float">
            <text:p>31173208</text:p>
          </table:table-cell>
          <table:table-cell office:value-type="float" office:value="62548384" calcext:value-type="float">
            <text:p>62548384</text:p>
          </table:table-cell>
          <table:table-cell office:value-type="float" office:value="342481128" calcext:value-type="float">
            <text:p>342481128</text:p>
          </table:table-cell>
          <table:table-cell office:value-type="float" office:value="164146984" calcext:value-type="float">
            <text:p>164146984</text:p>
          </table:table-cell>
          <table:table-cell office:value-type="float" office:value="154069744" calcext:value-type="float">
            <text:p>154069744</text:p>
          </table:table-cell>
          <table:table-cell office:value-type="float" office:value="154223384" calcext:value-type="float">
            <text:p>154223384</text:p>
          </table:table-cell>
          <table:table-cell table:number-columns-repeated="6"/>
        </table:table-row>
        <table:table-row table:style-name="ro1">
          <table:table-cell office:value-type="float" office:value="11266424" calcext:value-type="float">
            <text:p>11266424</text:p>
          </table:table-cell>
          <table:table-cell office:value-type="float" office:value="88086928" calcext:value-type="float">
            <text:p>88086928</text:p>
          </table:table-cell>
          <table:table-cell office:value-type="float" office:value="36889304" calcext:value-type="float">
            <text:p>36889304</text:p>
          </table:table-cell>
          <table:table-cell office:value-type="float" office:value="30879688" calcext:value-type="float">
            <text:p>30879688</text:p>
          </table:table-cell>
          <table:table-cell office:value-type="float" office:value="31178504" calcext:value-type="float">
            <text:p>31178504</text:p>
          </table:table-cell>
          <table:table-cell office:value-type="float" office:value="63779456" calcext:value-type="float">
            <text:p>63779456</text:p>
          </table:table-cell>
          <table:table-cell office:value-type="float" office:value="343118136" calcext:value-type="float">
            <text:p>343118136</text:p>
          </table:table-cell>
          <table:table-cell office:value-type="float" office:value="164270920" calcext:value-type="float">
            <text:p>164270920</text:p>
          </table:table-cell>
          <table:table-cell office:value-type="float" office:value="154114392" calcext:value-type="float">
            <text:p>154114392</text:p>
          </table:table-cell>
          <table:table-cell office:value-type="float" office:value="154390920" calcext:value-type="float">
            <text:p>154390920</text:p>
          </table:table-cell>
          <table:table-cell table:number-columns-repeated="6"/>
        </table:table-row>
        <table:table-row table:style-name="ro1">
          <table:table-cell office:value-type="float" office:value="11272392" calcext:value-type="float">
            <text:p>11272392</text:p>
          </table:table-cell>
          <table:table-cell office:value-type="float" office:value="88088000" calcext:value-type="float">
            <text:p>88088000</text:p>
          </table:table-cell>
          <table:table-cell office:value-type="float" office:value="37141056" calcext:value-type="float">
            <text:p>37141056</text:p>
          </table:table-cell>
          <table:table-cell office:value-type="float" office:value="30884320" calcext:value-type="float">
            <text:p>30884320</text:p>
          </table:table-cell>
          <table:table-cell office:value-type="float" office:value="31193976" calcext:value-type="float">
            <text:p>31193976</text:p>
          </table:table-cell>
          <table:table-cell office:value-type="float" office:value="66097496" calcext:value-type="float">
            <text:p>66097496</text:p>
          </table:table-cell>
          <table:table-cell office:value-type="float" office:value="343149736" calcext:value-type="float">
            <text:p>343149736</text:p>
          </table:table-cell>
          <table:table-cell office:value-type="float" office:value="164656512" calcext:value-type="float">
            <text:p>164656512</text:p>
          </table:table-cell>
          <table:table-cell office:value-type="float" office:value="154186072" calcext:value-type="float">
            <text:p>154186072</text:p>
          </table:table-cell>
          <table:table-cell office:value-type="float" office:value="154401640" calcext:value-type="float">
            <text:p>154401640</text:p>
          </table:table-cell>
          <table:table-cell table:number-columns-repeated="6"/>
        </table:table-row>
        <table:table-row table:style-name="ro1">
          <table:table-cell office:value-type="float" office:value="11274512" calcext:value-type="float">
            <text:p>11274512</text:p>
          </table:table-cell>
          <table:table-cell office:value-type="float" office:value="88124616" calcext:value-type="float">
            <text:p>88124616</text:p>
          </table:table-cell>
          <table:table-cell office:value-type="float" office:value="37141200" calcext:value-type="float">
            <text:p>37141200</text:p>
          </table:table-cell>
          <table:table-cell office:value-type="float" office:value="30884696" calcext:value-type="float">
            <text:p>30884696</text:p>
          </table:table-cell>
          <table:table-cell office:value-type="float" office:value="31198440" calcext:value-type="float">
            <text:p>31198440</text:p>
          </table:table-cell>
          <table:table-cell office:value-type="float" office:value="66556104" calcext:value-type="float">
            <text:p>66556104</text:p>
          </table:table-cell>
          <table:table-cell office:value-type="float" office:value="343364152" calcext:value-type="float">
            <text:p>343364152</text:p>
          </table:table-cell>
          <table:table-cell office:value-type="float" office:value="164794152" calcext:value-type="float">
            <text:p>164794152</text:p>
          </table:table-cell>
          <table:table-cell office:value-type="float" office:value="154206440" calcext:value-type="float">
            <text:p>154206440</text:p>
          </table:table-cell>
          <table:table-cell office:value-type="float" office:value="154429168" calcext:value-type="float">
            <text:p>154429168</text:p>
          </table:table-cell>
          <table:table-cell table:number-columns-repeated="6"/>
        </table:table-row>
        <table:table-row table:style-name="ro1">
          <table:table-cell office:value-type="float" office:value="11275312" calcext:value-type="float">
            <text:p>11275312</text:p>
          </table:table-cell>
          <table:table-cell office:value-type="float" office:value="88130552" calcext:value-type="float">
            <text:p>88130552</text:p>
          </table:table-cell>
          <table:table-cell office:value-type="float" office:value="37409976" calcext:value-type="float">
            <text:p>37409976</text:p>
          </table:table-cell>
          <table:table-cell office:value-type="float" office:value="30889936" calcext:value-type="float">
            <text:p>30889936</text:p>
          </table:table-cell>
          <table:table-cell office:value-type="float" office:value="31198544" calcext:value-type="float">
            <text:p>31198544</text:p>
          </table:table-cell>
          <table:table-cell office:value-type="float" office:value="66600776" calcext:value-type="float">
            <text:p>66600776</text:p>
          </table:table-cell>
          <table:table-cell office:value-type="float" office:value="343392032" calcext:value-type="float">
            <text:p>343392032</text:p>
          </table:table-cell>
          <table:table-cell office:value-type="float" office:value="165093776" calcext:value-type="float">
            <text:p>165093776</text:p>
          </table:table-cell>
          <table:table-cell office:value-type="float" office:value="154621344" calcext:value-type="float">
            <text:p>154621344</text:p>
          </table:table-cell>
          <table:table-cell office:value-type="float" office:value="155789024" calcext:value-type="float">
            <text:p>155789024</text:p>
          </table:table-cell>
          <table:table-cell table:number-columns-repeated="6"/>
        </table:table-row>
        <table:table-row table:style-name="ro1">
          <table:table-cell office:value-type="float" office:value="11278840" calcext:value-type="float">
            <text:p>11278840</text:p>
          </table:table-cell>
          <table:table-cell office:value-type="float" office:value="88205112" calcext:value-type="float">
            <text:p>88205112</text:p>
          </table:table-cell>
          <table:table-cell office:value-type="float" office:value="37523440" calcext:value-type="float">
            <text:p>37523440</text:p>
          </table:table-cell>
          <table:table-cell office:value-type="float" office:value="30890400" calcext:value-type="float">
            <text:p>30890400</text:p>
          </table:table-cell>
          <table:table-cell office:value-type="float" office:value="31206128" calcext:value-type="float">
            <text:p>31206128</text:p>
          </table:table-cell>
          <table:table-cell office:value-type="float" office:value="66611384" calcext:value-type="float">
            <text:p>66611384</text:p>
          </table:table-cell>
          <table:table-cell office:value-type="float" office:value="344593288" calcext:value-type="float">
            <text:p>344593288</text:p>
          </table:table-cell>
          <table:table-cell office:value-type="float" office:value="167011072" calcext:value-type="float">
            <text:p>167011072</text:p>
          </table:table-cell>
          <table:table-cell office:value-type="float" office:value="155055800" calcext:value-type="float">
            <text:p>155055800</text:p>
          </table:table-cell>
          <table:table-cell office:value-type="float" office:value="157926376" calcext:value-type="float">
            <text:p>157926376</text:p>
          </table:table-cell>
          <table:table-cell table:number-columns-repeated="6"/>
        </table:table-row>
        <table:table-row table:style-name="ro1">
          <table:table-cell office:value-type="float" office:value="11294776" calcext:value-type="float">
            <text:p>11294776</text:p>
          </table:table-cell>
          <table:table-cell office:value-type="float" office:value="88310200" calcext:value-type="float">
            <text:p>88310200</text:p>
          </table:table-cell>
          <table:table-cell office:value-type="float" office:value="37582704" calcext:value-type="float">
            <text:p>37582704</text:p>
          </table:table-cell>
          <table:table-cell office:value-type="float" office:value="30894888" calcext:value-type="float">
            <text:p>30894888</text:p>
          </table:table-cell>
          <table:table-cell office:value-type="float" office:value="31221104" calcext:value-type="float">
            <text:p>31221104</text:p>
          </table:table-cell>
          <table:table-cell office:value-type="float" office:value="66635672" calcext:value-type="float">
            <text:p>66635672</text:p>
          </table:table-cell>
          <table:table-cell office:value-type="float" office:value="344844024" calcext:value-type="float">
            <text:p>344844024</text:p>
          </table:table-cell>
          <table:table-cell office:value-type="float" office:value="168285888" calcext:value-type="float">
            <text:p>168285888</text:p>
          </table:table-cell>
          <table:table-cell office:value-type="float" office:value="155200736" calcext:value-type="float">
            <text:p>155200736</text:p>
          </table:table-cell>
          <table:table-cell office:value-type="float" office:value="158878136" calcext:value-type="float">
            <text:p>158878136</text:p>
          </table:table-cell>
          <table:table-cell table:number-columns-repeated="6"/>
        </table:table-row>
        <table:table-row table:style-name="ro1">
          <table:table-cell office:value-type="float" office:value="11297344" calcext:value-type="float">
            <text:p>11297344</text:p>
          </table:table-cell>
          <table:table-cell office:value-type="float" office:value="88316584" calcext:value-type="float">
            <text:p>88316584</text:p>
          </table:table-cell>
          <table:table-cell office:value-type="float" office:value="37611640" calcext:value-type="float">
            <text:p>37611640</text:p>
          </table:table-cell>
          <table:table-cell office:value-type="float" office:value="30902736" calcext:value-type="float">
            <text:p>30902736</text:p>
          </table:table-cell>
          <table:table-cell office:value-type="float" office:value="31235464" calcext:value-type="float">
            <text:p>31235464</text:p>
          </table:table-cell>
          <table:table-cell office:value-type="float" office:value="66638824" calcext:value-type="float">
            <text:p>66638824</text:p>
          </table:table-cell>
          <table:table-cell office:value-type="float" office:value="345211288" calcext:value-type="float">
            <text:p>345211288</text:p>
          </table:table-cell>
          <table:table-cell office:value-type="float" office:value="168989296" calcext:value-type="float">
            <text:p>168989296</text:p>
          </table:table-cell>
          <table:table-cell office:value-type="float" office:value="155546824" calcext:value-type="float">
            <text:p>155546824</text:p>
          </table:table-cell>
          <table:table-cell office:value-type="float" office:value="159279152" calcext:value-type="float">
            <text:p>159279152</text:p>
          </table:table-cell>
          <table:table-cell table:number-columns-repeated="6"/>
        </table:table-row>
        <table:table-row table:style-name="ro1">
          <table:table-cell office:value-type="float" office:value="11297776" calcext:value-type="float">
            <text:p>11297776</text:p>
          </table:table-cell>
          <table:table-cell office:value-type="float" office:value="88382824" calcext:value-type="float">
            <text:p>88382824</text:p>
          </table:table-cell>
          <table:table-cell office:value-type="float" office:value="37745136" calcext:value-type="float">
            <text:p>37745136</text:p>
          </table:table-cell>
          <table:table-cell office:value-type="float" office:value="30915944" calcext:value-type="float">
            <text:p>30915944</text:p>
          </table:table-cell>
          <table:table-cell office:value-type="float" office:value="31251224" calcext:value-type="float">
            <text:p>31251224</text:p>
          </table:table-cell>
          <table:table-cell office:value-type="float" office:value="66696040" calcext:value-type="float">
            <text:p>66696040</text:p>
          </table:table-cell>
          <table:table-cell office:value-type="float" office:value="345603024" calcext:value-type="float">
            <text:p>345603024</text:p>
          </table:table-cell>
          <table:table-cell office:value-type="float" office:value="168991080" calcext:value-type="float">
            <text:p>168991080</text:p>
          </table:table-cell>
          <table:table-cell office:value-type="float" office:value="156064432" calcext:value-type="float">
            <text:p>156064432</text:p>
          </table:table-cell>
          <table:table-cell office:value-type="float" office:value="159889096" calcext:value-type="float">
            <text:p>159889096</text:p>
          </table:table-cell>
          <table:table-cell table:number-columns-repeated="6"/>
        </table:table-row>
        <table:table-row table:style-name="ro1">
          <table:table-cell office:value-type="float" office:value="11315728" calcext:value-type="float">
            <text:p>11315728</text:p>
          </table:table-cell>
          <table:table-cell office:value-type="float" office:value="88535464" calcext:value-type="float">
            <text:p>88535464</text:p>
          </table:table-cell>
          <table:table-cell office:value-type="float" office:value="37856056" calcext:value-type="float">
            <text:p>37856056</text:p>
          </table:table-cell>
          <table:table-cell office:value-type="float" office:value="30920272" calcext:value-type="float">
            <text:p>30920272</text:p>
          </table:table-cell>
          <table:table-cell office:value-type="float" office:value="31262168" calcext:value-type="float">
            <text:p>31262168</text:p>
          </table:table-cell>
          <table:table-cell office:value-type="float" office:value="66696680" calcext:value-type="float">
            <text:p>66696680</text:p>
          </table:table-cell>
          <table:table-cell office:value-type="float" office:value="345604992" calcext:value-type="float">
            <text:p>345604992</text:p>
          </table:table-cell>
          <table:table-cell office:value-type="float" office:value="169017680" calcext:value-type="float">
            <text:p>169017680</text:p>
          </table:table-cell>
          <table:table-cell office:value-type="float" office:value="157426352" calcext:value-type="float">
            <text:p>157426352</text:p>
          </table:table-cell>
          <table:table-cell office:value-type="float" office:value="160229192" calcext:value-type="float">
            <text:p>160229192</text:p>
          </table:table-cell>
          <table:table-cell table:number-columns-repeated="6"/>
        </table:table-row>
        <table:table-row table:style-name="ro1">
          <table:table-cell office:value-type="float" office:value="11319872" calcext:value-type="float">
            <text:p>11319872</text:p>
          </table:table-cell>
          <table:table-cell office:value-type="float" office:value="88647320" calcext:value-type="float">
            <text:p>88647320</text:p>
          </table:table-cell>
          <table:table-cell office:value-type="float" office:value="37982424" calcext:value-type="float">
            <text:p>37982424</text:p>
          </table:table-cell>
          <table:table-cell office:value-type="float" office:value="30921512" calcext:value-type="float">
            <text:p>30921512</text:p>
          </table:table-cell>
          <table:table-cell office:value-type="float" office:value="31273472" calcext:value-type="float">
            <text:p>31273472</text:p>
          </table:table-cell>
          <table:table-cell office:value-type="float" office:value="66698080" calcext:value-type="float">
            <text:p>66698080</text:p>
          </table:table-cell>
          <table:table-cell office:value-type="float" office:value="346042944" calcext:value-type="float">
            <text:p>346042944</text:p>
          </table:table-cell>
          <table:table-cell office:value-type="float" office:value="169037648" calcext:value-type="float">
            <text:p>169037648</text:p>
          </table:table-cell>
          <table:table-cell office:value-type="float" office:value="157449424" calcext:value-type="float">
            <text:p>157449424</text:p>
          </table:table-cell>
          <table:table-cell office:value-type="float" office:value="160392696" calcext:value-type="float">
            <text:p>160392696</text:p>
          </table:table-cell>
          <table:table-cell table:number-columns-repeated="6"/>
        </table:table-row>
        <table:table-row table:style-name="ro1">
          <table:table-cell office:value-type="float" office:value="11325168" calcext:value-type="float">
            <text:p>11325168</text:p>
          </table:table-cell>
          <table:table-cell office:value-type="float" office:value="88766488" calcext:value-type="float">
            <text:p>88766488</text:p>
          </table:table-cell>
          <table:table-cell office:value-type="float" office:value="38041072" calcext:value-type="float">
            <text:p>38041072</text:p>
          </table:table-cell>
          <table:table-cell office:value-type="float" office:value="30926408" calcext:value-type="float">
            <text:p>30926408</text:p>
          </table:table-cell>
          <table:table-cell office:value-type="float" office:value="31321760" calcext:value-type="float">
            <text:p>31321760</text:p>
          </table:table-cell>
          <table:table-cell office:value-type="float" office:value="66706984" calcext:value-type="float">
            <text:p>66706984</text:p>
          </table:table-cell>
          <table:table-cell office:value-type="float" office:value="346073912" calcext:value-type="float">
            <text:p>346073912</text:p>
          </table:table-cell>
          <table:table-cell office:value-type="float" office:value="169067024" calcext:value-type="float">
            <text:p>169067024</text:p>
          </table:table-cell>
          <table:table-cell office:value-type="float" office:value="160357232" calcext:value-type="float">
            <text:p>160357232</text:p>
          </table:table-cell>
          <table:table-cell office:value-type="float" office:value="160428832" calcext:value-type="float">
            <text:p>160428832</text:p>
          </table:table-cell>
          <table:table-cell table:number-columns-repeated="6"/>
        </table:table-row>
        <table:table-row table:style-name="ro1">
          <table:table-cell office:value-type="float" office:value="11335016" calcext:value-type="float">
            <text:p>11335016</text:p>
          </table:table-cell>
          <table:table-cell office:value-type="float" office:value="88833600" calcext:value-type="float">
            <text:p>88833600</text:p>
          </table:table-cell>
          <table:table-cell office:value-type="float" office:value="38121592" calcext:value-type="float">
            <text:p>38121592</text:p>
          </table:table-cell>
          <table:table-cell office:value-type="float" office:value="30928016" calcext:value-type="float">
            <text:p>30928016</text:p>
          </table:table-cell>
          <table:table-cell office:value-type="float" office:value="31339864" calcext:value-type="float">
            <text:p>31339864</text:p>
          </table:table-cell>
          <table:table-cell office:value-type="float" office:value="66716712" calcext:value-type="float">
            <text:p>66716712</text:p>
          </table:table-cell>
          <table:table-cell office:value-type="float" office:value="346363216" calcext:value-type="float">
            <text:p>346363216</text:p>
          </table:table-cell>
          <table:table-cell office:value-type="float" office:value="169073120" calcext:value-type="float">
            <text:p>169073120</text:p>
          </table:table-cell>
          <table:table-cell office:value-type="float" office:value="160497064" calcext:value-type="float">
            <text:p>160497064</text:p>
          </table:table-cell>
          <table:table-cell office:value-type="float" office:value="160434296" calcext:value-type="float">
            <text:p>160434296</text:p>
          </table:table-cell>
          <table:table-cell table:number-columns-repeated="6"/>
        </table:table-row>
        <table:table-row table:style-name="ro1">
          <table:table-cell office:value-type="float" office:value="11340696" calcext:value-type="float">
            <text:p>11340696</text:p>
          </table:table-cell>
          <table:table-cell office:value-type="float" office:value="88853488" calcext:value-type="float">
            <text:p>88853488</text:p>
          </table:table-cell>
          <table:table-cell office:value-type="float" office:value="38162176" calcext:value-type="float">
            <text:p>38162176</text:p>
          </table:table-cell>
          <table:table-cell office:value-type="float" office:value="30933416" calcext:value-type="float">
            <text:p>30933416</text:p>
          </table:table-cell>
          <table:table-cell office:value-type="float" office:value="31375288" calcext:value-type="float">
            <text:p>31375288</text:p>
          </table:table-cell>
          <table:table-cell office:value-type="float" office:value="66721832" calcext:value-type="float">
            <text:p>66721832</text:p>
          </table:table-cell>
          <table:table-cell office:value-type="float" office:value="346569184" calcext:value-type="float">
            <text:p>346569184</text:p>
          </table:table-cell>
          <table:table-cell office:value-type="float" office:value="169116328" calcext:value-type="float">
            <text:p>169116328</text:p>
          </table:table-cell>
          <table:table-cell office:value-type="float" office:value="160729040" calcext:value-type="float">
            <text:p>160729040</text:p>
          </table:table-cell>
          <table:table-cell office:value-type="float" office:value="160438488" calcext:value-type="float">
            <text:p>160438488</text:p>
          </table:table-cell>
          <table:table-cell table:number-columns-repeated="6"/>
        </table:table-row>
        <table:table-row table:style-name="ro1">
          <table:table-cell office:value-type="float" office:value="11380472" calcext:value-type="float">
            <text:p>11380472</text:p>
          </table:table-cell>
          <table:table-cell office:value-type="float" office:value="89062192" calcext:value-type="float">
            <text:p>89062192</text:p>
          </table:table-cell>
          <table:table-cell office:value-type="float" office:value="38297624" calcext:value-type="float">
            <text:p>38297624</text:p>
          </table:table-cell>
          <table:table-cell office:value-type="float" office:value="30937000" calcext:value-type="float">
            <text:p>30937000</text:p>
          </table:table-cell>
          <table:table-cell office:value-type="float" office:value="31436120" calcext:value-type="float">
            <text:p>31436120</text:p>
          </table:table-cell>
          <table:table-cell office:value-type="float" office:value="66726416" calcext:value-type="float">
            <text:p>66726416</text:p>
          </table:table-cell>
          <table:table-cell office:value-type="float" office:value="347124168" calcext:value-type="float">
            <text:p>347124168</text:p>
          </table:table-cell>
          <table:table-cell office:value-type="float" office:value="169125504" calcext:value-type="float">
            <text:p>169125504</text:p>
          </table:table-cell>
          <table:table-cell office:value-type="float" office:value="160884272" calcext:value-type="float">
            <text:p>160884272</text:p>
          </table:table-cell>
          <table:table-cell office:value-type="float" office:value="160549416" calcext:value-type="float">
            <text:p>160549416</text:p>
          </table:table-cell>
          <table:table-cell table:number-columns-repeated="6"/>
        </table:table-row>
        <table:table-row table:style-name="ro1">
          <table:table-cell office:value-type="float" office:value="11390128" calcext:value-type="float">
            <text:p>11390128</text:p>
          </table:table-cell>
          <table:table-cell office:value-type="float" office:value="89097288" calcext:value-type="float">
            <text:p>89097288</text:p>
          </table:table-cell>
          <table:table-cell office:value-type="float" office:value="38380992" calcext:value-type="float">
            <text:p>38380992</text:p>
          </table:table-cell>
          <table:table-cell office:value-type="float" office:value="30937560" calcext:value-type="float">
            <text:p>30937560</text:p>
          </table:table-cell>
          <table:table-cell office:value-type="float" office:value="31468320" calcext:value-type="float">
            <text:p>31468320</text:p>
          </table:table-cell>
          <table:table-cell office:value-type="float" office:value="66727160" calcext:value-type="float">
            <text:p>66727160</text:p>
          </table:table-cell>
          <table:table-cell office:value-type="float" office:value="347832072" calcext:value-type="float">
            <text:p>347832072</text:p>
          </table:table-cell>
          <table:table-cell office:value-type="float" office:value="169158872" calcext:value-type="float">
            <text:p>169158872</text:p>
          </table:table-cell>
          <table:table-cell office:value-type="float" office:value="161364752" calcext:value-type="float">
            <text:p>161364752</text:p>
          </table:table-cell>
          <table:table-cell office:value-type="float" office:value="160552896" calcext:value-type="float">
            <text:p>160552896</text:p>
          </table:table-cell>
          <table:table-cell table:number-columns-repeated="6"/>
        </table:table-row>
        <table:table-row table:style-name="ro1">
          <table:table-cell office:value-type="float" office:value="11436680" calcext:value-type="float">
            <text:p>11436680</text:p>
          </table:table-cell>
          <table:table-cell office:value-type="float" office:value="89123648" calcext:value-type="float">
            <text:p>89123648</text:p>
          </table:table-cell>
          <table:table-cell office:value-type="float" office:value="38443448" calcext:value-type="float">
            <text:p>38443448</text:p>
          </table:table-cell>
          <table:table-cell office:value-type="float" office:value="30943504" calcext:value-type="float">
            <text:p>30943504</text:p>
          </table:table-cell>
          <table:table-cell office:value-type="float" office:value="31484360" calcext:value-type="float">
            <text:p>31484360</text:p>
          </table:table-cell>
          <table:table-cell office:value-type="float" office:value="66731568" calcext:value-type="float">
            <text:p>66731568</text:p>
          </table:table-cell>
          <table:table-cell office:value-type="float" office:value="348430080" calcext:value-type="float">
            <text:p>348430080</text:p>
          </table:table-cell>
          <table:table-cell office:value-type="float" office:value="169223968" calcext:value-type="float">
            <text:p>169223968</text:p>
          </table:table-cell>
          <table:table-cell office:value-type="float" office:value="162236616" calcext:value-type="float">
            <text:p>162236616</text:p>
          </table:table-cell>
          <table:table-cell office:value-type="float" office:value="160607992" calcext:value-type="float">
            <text:p>160607992</text:p>
          </table:table-cell>
          <table:table-cell table:number-columns-repeated="6"/>
        </table:table-row>
        <table:table-row table:style-name="ro1">
          <table:table-cell office:value-type="float" office:value="11565352" calcext:value-type="float">
            <text:p>11565352</text:p>
          </table:table-cell>
          <table:table-cell office:value-type="float" office:value="89221848" calcext:value-type="float">
            <text:p>89221848</text:p>
          </table:table-cell>
          <table:table-cell office:value-type="float" office:value="38458368" calcext:value-type="float">
            <text:p>38458368</text:p>
          </table:table-cell>
          <table:table-cell office:value-type="float" office:value="30951824" calcext:value-type="float">
            <text:p>30951824</text:p>
          </table:table-cell>
          <table:table-cell office:value-type="float" office:value="31503808" calcext:value-type="float">
            <text:p>31503808</text:p>
          </table:table-cell>
          <table:table-cell office:value-type="float" office:value="66731768" calcext:value-type="float">
            <text:p>66731768</text:p>
          </table:table-cell>
          <table:table-cell office:value-type="float" office:value="348665296" calcext:value-type="float">
            <text:p>348665296</text:p>
          </table:table-cell>
          <table:table-cell office:value-type="float" office:value="169249776" calcext:value-type="float">
            <text:p>169249776</text:p>
          </table:table-cell>
          <table:table-cell office:value-type="float" office:value="162599752" calcext:value-type="float">
            <text:p>162599752</text:p>
          </table:table-cell>
          <table:table-cell office:value-type="float" office:value="160645400" calcext:value-type="float">
            <text:p>160645400</text:p>
          </table:table-cell>
          <table:table-cell table:number-columns-repeated="6"/>
        </table:table-row>
        <table:table-row table:style-name="ro1">
          <table:table-cell office:value-type="float" office:value="11580168" calcext:value-type="float">
            <text:p>11580168</text:p>
          </table:table-cell>
          <table:table-cell office:value-type="float" office:value="89335200" calcext:value-type="float">
            <text:p>89335200</text:p>
          </table:table-cell>
          <table:table-cell office:value-type="float" office:value="38963192" calcext:value-type="float">
            <text:p>38963192</text:p>
          </table:table-cell>
          <table:table-cell office:value-type="float" office:value="30954640" calcext:value-type="float">
            <text:p>30954640</text:p>
          </table:table-cell>
          <table:table-cell office:value-type="float" office:value="31504032" calcext:value-type="float">
            <text:p>31504032</text:p>
          </table:table-cell>
          <table:table-cell office:value-type="float" office:value="66744328" calcext:value-type="float">
            <text:p>66744328</text:p>
          </table:table-cell>
          <table:table-cell office:value-type="float" office:value="349209304" calcext:value-type="float">
            <text:p>349209304</text:p>
          </table:table-cell>
          <table:table-cell office:value-type="float" office:value="169254024" calcext:value-type="float">
            <text:p>169254024</text:p>
          </table:table-cell>
          <table:table-cell office:value-type="float" office:value="162844048" calcext:value-type="float">
            <text:p>162844048</text:p>
          </table:table-cell>
          <table:table-cell office:value-type="float" office:value="160710352" calcext:value-type="float">
            <text:p>160710352</text:p>
          </table:table-cell>
          <table:table-cell table:number-columns-repeated="6"/>
        </table:table-row>
        <table:table-row table:style-name="ro1">
          <table:table-cell office:value-type="float" office:value="11638352" calcext:value-type="float">
            <text:p>11638352</text:p>
          </table:table-cell>
          <table:table-cell office:value-type="float" office:value="89364160" calcext:value-type="float">
            <text:p>89364160</text:p>
          </table:table-cell>
          <table:table-cell office:value-type="float" office:value="39000792" calcext:value-type="float">
            <text:p>39000792</text:p>
          </table:table-cell>
          <table:table-cell office:value-type="float" office:value="30957336" calcext:value-type="float">
            <text:p>30957336</text:p>
          </table:table-cell>
          <table:table-cell office:value-type="float" office:value="31512848" calcext:value-type="float">
            <text:p>31512848</text:p>
          </table:table-cell>
          <table:table-cell office:value-type="float" office:value="66753112" calcext:value-type="float">
            <text:p>66753112</text:p>
          </table:table-cell>
          <table:table-cell office:value-type="float" office:value="349874800" calcext:value-type="float">
            <text:p>349874800</text:p>
          </table:table-cell>
          <table:table-cell office:value-type="float" office:value="169321280" calcext:value-type="float">
            <text:p>169321280</text:p>
          </table:table-cell>
          <table:table-cell office:value-type="float" office:value="163200232" calcext:value-type="float">
            <text:p>163200232</text:p>
          </table:table-cell>
          <table:table-cell office:value-type="float" office:value="160881960" calcext:value-type="float">
            <text:p>160881960</text:p>
          </table:table-cell>
          <table:table-cell table:number-columns-repeated="6"/>
        </table:table-row>
        <table:table-row table:style-name="ro1">
          <table:table-cell office:value-type="float" office:value="11754760" calcext:value-type="float">
            <text:p>11754760</text:p>
          </table:table-cell>
          <table:table-cell office:value-type="float" office:value="89487008" calcext:value-type="float">
            <text:p>89487008</text:p>
          </table:table-cell>
          <table:table-cell office:value-type="float" office:value="39065560" calcext:value-type="float">
            <text:p>39065560</text:p>
          </table:table-cell>
          <table:table-cell office:value-type="float" office:value="30959432" calcext:value-type="float">
            <text:p>30959432</text:p>
          </table:table-cell>
          <table:table-cell office:value-type="float" office:value="31571600" calcext:value-type="float">
            <text:p>31571600</text:p>
          </table:table-cell>
          <table:table-cell office:value-type="float" office:value="66754440" calcext:value-type="float">
            <text:p>66754440</text:p>
          </table:table-cell>
          <table:table-cell office:value-type="float" office:value="350025088" calcext:value-type="float">
            <text:p>350025088</text:p>
          </table:table-cell>
          <table:table-cell office:value-type="float" office:value="169433560" calcext:value-type="float">
            <text:p>169433560</text:p>
          </table:table-cell>
          <table:table-cell office:value-type="float" office:value="163482272" calcext:value-type="float">
            <text:p>163482272</text:p>
          </table:table-cell>
          <table:table-cell office:value-type="float" office:value="161765376" calcext:value-type="float">
            <text:p>161765376</text:p>
          </table:table-cell>
          <table:table-cell table:number-columns-repeated="6"/>
        </table:table-row>
        <table:table-row table:style-name="ro1">
          <table:table-cell office:value-type="float" office:value="11844920" calcext:value-type="float">
            <text:p>11844920</text:p>
          </table:table-cell>
          <table:table-cell office:value-type="float" office:value="89701184" calcext:value-type="float">
            <text:p>89701184</text:p>
          </table:table-cell>
          <table:table-cell office:value-type="float" office:value="39088272" calcext:value-type="float">
            <text:p>39088272</text:p>
          </table:table-cell>
          <table:table-cell office:value-type="float" office:value="30967496" calcext:value-type="float">
            <text:p>30967496</text:p>
          </table:table-cell>
          <table:table-cell office:value-type="float" office:value="31573736" calcext:value-type="float">
            <text:p>31573736</text:p>
          </table:table-cell>
          <table:table-cell office:value-type="float" office:value="66758984" calcext:value-type="float">
            <text:p>66758984</text:p>
          </table:table-cell>
          <table:table-cell office:value-type="float" office:value="350986768" calcext:value-type="float">
            <text:p>350986768</text:p>
          </table:table-cell>
          <table:table-cell office:value-type="float" office:value="169479560" calcext:value-type="float">
            <text:p>169479560</text:p>
          </table:table-cell>
          <table:table-cell office:value-type="float" office:value="165290656" calcext:value-type="float">
            <text:p>165290656</text:p>
          </table:table-cell>
          <table:table-cell office:value-type="float" office:value="161791592" calcext:value-type="float">
            <text:p>161791592</text:p>
          </table:table-cell>
          <table:table-cell table:number-columns-repeated="6"/>
        </table:table-row>
        <table:table-row table:style-name="ro1">
          <table:table-cell office:value-type="float" office:value="11862264" calcext:value-type="float">
            <text:p>11862264</text:p>
          </table:table-cell>
          <table:table-cell office:value-type="float" office:value="89748952" calcext:value-type="float">
            <text:p>89748952</text:p>
          </table:table-cell>
          <table:table-cell office:value-type="float" office:value="39105512" calcext:value-type="float">
            <text:p>39105512</text:p>
          </table:table-cell>
          <table:table-cell office:value-type="float" office:value="30990336" calcext:value-type="float">
            <text:p>30990336</text:p>
          </table:table-cell>
          <table:table-cell office:value-type="float" office:value="31587928" calcext:value-type="float">
            <text:p>31587928</text:p>
          </table:table-cell>
          <table:table-cell office:value-type="float" office:value="66813744" calcext:value-type="float">
            <text:p>66813744</text:p>
          </table:table-cell>
          <table:table-cell office:value-type="float" office:value="351379232" calcext:value-type="float">
            <text:p>351379232</text:p>
          </table:table-cell>
          <table:table-cell office:value-type="float" office:value="169799200" calcext:value-type="float">
            <text:p>169799200</text:p>
          </table:table-cell>
          <table:table-cell office:value-type="float" office:value="166523440" calcext:value-type="float">
            <text:p>166523440</text:p>
          </table:table-cell>
          <table:table-cell office:value-type="float" office:value="163496496" calcext:value-type="float">
            <text:p>163496496</text:p>
          </table:table-cell>
          <table:table-cell table:number-columns-repeated="6"/>
        </table:table-row>
        <table:table-row table:style-name="ro1">
          <table:table-cell office:value-type="float" office:value="11888144" calcext:value-type="float">
            <text:p>11888144</text:p>
          </table:table-cell>
          <table:table-cell office:value-type="float" office:value="89987648" calcext:value-type="float">
            <text:p>89987648</text:p>
          </table:table-cell>
          <table:table-cell office:value-type="float" office:value="39364944" calcext:value-type="float">
            <text:p>39364944</text:p>
          </table:table-cell>
          <table:table-cell office:value-type="float" office:value="31011144" calcext:value-type="float">
            <text:p>31011144</text:p>
          </table:table-cell>
          <table:table-cell office:value-type="float" office:value="31607328" calcext:value-type="float">
            <text:p>31607328</text:p>
          </table:table-cell>
          <table:table-cell office:value-type="float" office:value="66819512" calcext:value-type="float">
            <text:p>66819512</text:p>
          </table:table-cell>
          <table:table-cell office:value-type="float" office:value="351782096" calcext:value-type="float">
            <text:p>351782096</text:p>
          </table:table-cell>
          <table:table-cell office:value-type="float" office:value="169986288" calcext:value-type="float">
            <text:p>169986288</text:p>
          </table:table-cell>
          <table:table-cell office:value-type="float" office:value="166801648" calcext:value-type="float">
            <text:p>166801648</text:p>
          </table:table-cell>
          <table:table-cell office:value-type="float" office:value="164655872" calcext:value-type="float">
            <text:p>164655872</text:p>
          </table:table-cell>
          <table:table-cell table:number-columns-repeated="6"/>
        </table:table-row>
        <table:table-row table:style-name="ro1">
          <table:table-cell office:value-type="float" office:value="11969816" calcext:value-type="float">
            <text:p>11969816</text:p>
          </table:table-cell>
          <table:table-cell office:value-type="float" office:value="90031392" calcext:value-type="float">
            <text:p>90031392</text:p>
          </table:table-cell>
          <table:table-cell office:value-type="float" office:value="39381128" calcext:value-type="float">
            <text:p>39381128</text:p>
          </table:table-cell>
          <table:table-cell office:value-type="float" office:value="31018648" calcext:value-type="float">
            <text:p>31018648</text:p>
          </table:table-cell>
          <table:table-cell office:value-type="float" office:value="31608384" calcext:value-type="float">
            <text:p>31608384</text:p>
          </table:table-cell>
          <table:table-cell office:value-type="float" office:value="66834632" calcext:value-type="float">
            <text:p>66834632</text:p>
          </table:table-cell>
          <table:table-cell office:value-type="float" office:value="351906816" calcext:value-type="float">
            <text:p>351906816</text:p>
          </table:table-cell>
          <table:table-cell office:value-type="float" office:value="170595032" calcext:value-type="float">
            <text:p>170595032</text:p>
          </table:table-cell>
          <table:table-cell office:value-type="float" office:value="166820144" calcext:value-type="float">
            <text:p>166820144</text:p>
          </table:table-cell>
          <table:table-cell office:value-type="float" office:value="166738936" calcext:value-type="float">
            <text:p>166738936</text:p>
          </table:table-cell>
          <table:table-cell table:number-columns-repeated="6"/>
        </table:table-row>
        <table:table-row table:style-name="ro1">
          <table:table-cell office:value-type="float" office:value="12024608" calcext:value-type="float">
            <text:p>12024608</text:p>
          </table:table-cell>
          <table:table-cell office:value-type="float" office:value="90132368" calcext:value-type="float">
            <text:p>90132368</text:p>
          </table:table-cell>
          <table:table-cell office:value-type="float" office:value="39477936" calcext:value-type="float">
            <text:p>39477936</text:p>
          </table:table-cell>
          <table:table-cell office:value-type="float" office:value="31027600" calcext:value-type="float">
            <text:p>31027600</text:p>
          </table:table-cell>
          <table:table-cell office:value-type="float" office:value="31624120" calcext:value-type="float">
            <text:p>31624120</text:p>
          </table:table-cell>
          <table:table-cell office:value-type="float" office:value="66844192" calcext:value-type="float">
            <text:p>66844192</text:p>
          </table:table-cell>
          <table:table-cell office:value-type="float" office:value="352152904" calcext:value-type="float">
            <text:p>352152904</text:p>
          </table:table-cell>
          <table:table-cell office:value-type="float" office:value="171697168" calcext:value-type="float">
            <text:p>171697168</text:p>
          </table:table-cell>
          <table:table-cell office:value-type="float" office:value="166841920" calcext:value-type="float">
            <text:p>166841920</text:p>
          </table:table-cell>
          <table:table-cell office:value-type="float" office:value="166772032" calcext:value-type="float">
            <text:p>166772032</text:p>
          </table:table-cell>
          <table:table-cell table:number-columns-repeated="6"/>
        </table:table-row>
        <table:table-row table:style-name="ro1">
          <table:table-cell office:value-type="float" office:value="12140192" calcext:value-type="float">
            <text:p>12140192</text:p>
          </table:table-cell>
          <table:table-cell office:value-type="float" office:value="90185840" calcext:value-type="float">
            <text:p>90185840</text:p>
          </table:table-cell>
          <table:table-cell office:value-type="float" office:value="39552928" calcext:value-type="float">
            <text:p>39552928</text:p>
          </table:table-cell>
          <table:table-cell office:value-type="float" office:value="31077768" calcext:value-type="float">
            <text:p>31077768</text:p>
          </table:table-cell>
          <table:table-cell office:value-type="float" office:value="31699456" calcext:value-type="float">
            <text:p>31699456</text:p>
          </table:table-cell>
          <table:table-cell office:value-type="float" office:value="66856240" calcext:value-type="float">
            <text:p>66856240</text:p>
          </table:table-cell>
          <table:table-cell office:value-type="float" office:value="352219096" calcext:value-type="float">
            <text:p>352219096</text:p>
          </table:table-cell>
          <table:table-cell office:value-type="float" office:value="172247912" calcext:value-type="float">
            <text:p>172247912</text:p>
          </table:table-cell>
          <table:table-cell office:value-type="float" office:value="166855536" calcext:value-type="float">
            <text:p>166855536</text:p>
          </table:table-cell>
          <table:table-cell office:value-type="float" office:value="166776888" calcext:value-type="float">
            <text:p>166776888</text:p>
          </table:table-cell>
          <table:table-cell table:number-columns-repeated="6"/>
        </table:table-row>
        <table:table-row table:style-name="ro1">
          <table:table-cell office:value-type="float" office:value="12240560" calcext:value-type="float">
            <text:p>12240560</text:p>
          </table:table-cell>
          <table:table-cell office:value-type="float" office:value="90251576" calcext:value-type="float">
            <text:p>90251576</text:p>
          </table:table-cell>
          <table:table-cell office:value-type="float" office:value="39586288" calcext:value-type="float">
            <text:p>39586288</text:p>
          </table:table-cell>
          <table:table-cell office:value-type="float" office:value="31088792" calcext:value-type="float">
            <text:p>31088792</text:p>
          </table:table-cell>
          <table:table-cell office:value-type="float" office:value="31826056" calcext:value-type="float">
            <text:p>31826056</text:p>
          </table:table-cell>
          <table:table-cell office:value-type="float" office:value="66894992" calcext:value-type="float">
            <text:p>66894992</text:p>
          </table:table-cell>
          <table:table-cell office:value-type="float" office:value="352894136" calcext:value-type="float">
            <text:p>352894136</text:p>
          </table:table-cell>
          <table:table-cell office:value-type="float" office:value="173506464" calcext:value-type="float">
            <text:p>173506464</text:p>
          </table:table-cell>
          <table:table-cell office:value-type="float" office:value="166874232" calcext:value-type="float">
            <text:p>166874232</text:p>
          </table:table-cell>
          <table:table-cell office:value-type="float" office:value="166787200" calcext:value-type="float">
            <text:p>166787200</text:p>
          </table:table-cell>
          <table:table-cell table:number-columns-repeated="6"/>
        </table:table-row>
        <table:table-row table:style-name="ro1">
          <table:table-cell office:value-type="float" office:value="12363464" calcext:value-type="float">
            <text:p>12363464</text:p>
          </table:table-cell>
          <table:table-cell office:value-type="float" office:value="90299760" calcext:value-type="float">
            <text:p>90299760</text:p>
          </table:table-cell>
          <table:table-cell office:value-type="float" office:value="39637152" calcext:value-type="float">
            <text:p>39637152</text:p>
          </table:table-cell>
          <table:table-cell office:value-type="float" office:value="31094464" calcext:value-type="float">
            <text:p>31094464</text:p>
          </table:table-cell>
          <table:table-cell office:value-type="float" office:value="31937144" calcext:value-type="float">
            <text:p>31937144</text:p>
          </table:table-cell>
          <table:table-cell office:value-type="float" office:value="66908680" calcext:value-type="float">
            <text:p>66908680</text:p>
          </table:table-cell>
          <table:table-cell office:value-type="float" office:value="352991920" calcext:value-type="float">
            <text:p>352991920</text:p>
          </table:table-cell>
          <table:table-cell office:value-type="float" office:value="175409120" calcext:value-type="float">
            <text:p>175409120</text:p>
          </table:table-cell>
          <table:table-cell office:value-type="float" office:value="166953024" calcext:value-type="float">
            <text:p>166953024</text:p>
          </table:table-cell>
          <table:table-cell office:value-type="float" office:value="166794560" calcext:value-type="float">
            <text:p>166794560</text:p>
          </table:table-cell>
          <table:table-cell table:number-columns-repeated="6"/>
        </table:table-row>
        <table:table-row table:style-name="ro1">
          <table:table-cell office:value-type="float" office:value="12455512" calcext:value-type="float">
            <text:p>12455512</text:p>
          </table:table-cell>
          <table:table-cell office:value-type="float" office:value="90355632" calcext:value-type="float">
            <text:p>90355632</text:p>
          </table:table-cell>
          <table:table-cell office:value-type="float" office:value="39761040" calcext:value-type="float">
            <text:p>39761040</text:p>
          </table:table-cell>
          <table:table-cell office:value-type="float" office:value="31102240" calcext:value-type="float">
            <text:p>31102240</text:p>
          </table:table-cell>
          <table:table-cell office:value-type="float" office:value="31984384" calcext:value-type="float">
            <text:p>31984384</text:p>
          </table:table-cell>
          <table:table-cell office:value-type="float" office:value="66921560" calcext:value-type="float">
            <text:p>66921560</text:p>
          </table:table-cell>
          <table:table-cell office:value-type="float" office:value="353190128" calcext:value-type="float">
            <text:p>353190128</text:p>
          </table:table-cell>
          <table:table-cell office:value-type="float" office:value="175669544" calcext:value-type="float">
            <text:p>175669544</text:p>
          </table:table-cell>
          <table:table-cell office:value-type="float" office:value="166992224" calcext:value-type="float">
            <text:p>166992224</text:p>
          </table:table-cell>
          <table:table-cell office:value-type="float" office:value="166818976" calcext:value-type="float">
            <text:p>166818976</text:p>
          </table:table-cell>
          <table:table-cell table:number-columns-repeated="6"/>
        </table:table-row>
        <table:table-row table:style-name="ro1">
          <table:table-cell office:value-type="float" office:value="12553632" calcext:value-type="float">
            <text:p>12553632</text:p>
          </table:table-cell>
          <table:table-cell office:value-type="float" office:value="90359768" calcext:value-type="float">
            <text:p>90359768</text:p>
          </table:table-cell>
          <table:table-cell office:value-type="float" office:value="39918176" calcext:value-type="float">
            <text:p>39918176</text:p>
          </table:table-cell>
          <table:table-cell office:value-type="float" office:value="31105312" calcext:value-type="float">
            <text:p>31105312</text:p>
          </table:table-cell>
          <table:table-cell office:value-type="float" office:value="32087648" calcext:value-type="float">
            <text:p>32087648</text:p>
          </table:table-cell>
          <table:table-cell office:value-type="float" office:value="66946248" calcext:value-type="float">
            <text:p>66946248</text:p>
          </table:table-cell>
          <table:table-cell office:value-type="float" office:value="357291608" calcext:value-type="float">
            <text:p>357291608</text:p>
          </table:table-cell>
          <table:table-cell office:value-type="float" office:value="175676432" calcext:value-type="float">
            <text:p>175676432</text:p>
          </table:table-cell>
          <table:table-cell office:value-type="float" office:value="167066280" calcext:value-type="float">
            <text:p>167066280</text:p>
          </table:table-cell>
          <table:table-cell office:value-type="float" office:value="166837424" calcext:value-type="float">
            <text:p>166837424</text:p>
          </table:table-cell>
          <table:table-cell table:number-columns-repeated="6"/>
        </table:table-row>
        <table:table-row table:style-name="ro1">
          <table:table-cell office:value-type="float" office:value="12583360" calcext:value-type="float">
            <text:p>12583360</text:p>
          </table:table-cell>
          <table:table-cell office:value-type="float" office:value="90414072" calcext:value-type="float">
            <text:p>90414072</text:p>
          </table:table-cell>
          <table:table-cell office:value-type="float" office:value="40306040" calcext:value-type="float">
            <text:p>40306040</text:p>
          </table:table-cell>
          <table:table-cell office:value-type="float" office:value="31121232" calcext:value-type="float">
            <text:p>31121232</text:p>
          </table:table-cell>
          <table:table-cell office:value-type="float" office:value="32131152" calcext:value-type="float">
            <text:p>32131152</text:p>
          </table:table-cell>
          <table:table-cell office:value-type="float" office:value="66983368" calcext:value-type="float">
            <text:p>66983368</text:p>
          </table:table-cell>
          <table:table-cell office:value-type="float" office:value="358131752" calcext:value-type="float">
            <text:p>358131752</text:p>
          </table:table-cell>
          <table:table-cell office:value-type="float" office:value="175781328" calcext:value-type="float">
            <text:p>175781328</text:p>
          </table:table-cell>
          <table:table-cell office:value-type="float" office:value="167099048" calcext:value-type="float">
            <text:p>167099048</text:p>
          </table:table-cell>
          <table:table-cell office:value-type="float" office:value="166905984" calcext:value-type="float">
            <text:p>166905984</text:p>
          </table:table-cell>
          <table:table-cell table:number-columns-repeated="6"/>
        </table:table-row>
        <table:table-row table:style-name="ro1">
          <table:table-cell office:value-type="float" office:value="12613560" calcext:value-type="float">
            <text:p>12613560</text:p>
          </table:table-cell>
          <table:table-cell office:value-type="float" office:value="90456272" calcext:value-type="float">
            <text:p>90456272</text:p>
          </table:table-cell>
          <table:table-cell office:value-type="float" office:value="40313464" calcext:value-type="float">
            <text:p>40313464</text:p>
          </table:table-cell>
          <table:table-cell office:value-type="float" office:value="31428272" calcext:value-type="float">
            <text:p>31428272</text:p>
          </table:table-cell>
          <table:table-cell office:value-type="float" office:value="32204744" calcext:value-type="float">
            <text:p>32204744</text:p>
          </table:table-cell>
          <table:table-cell office:value-type="float" office:value="67303560" calcext:value-type="float">
            <text:p>67303560</text:p>
          </table:table-cell>
          <table:table-cell office:value-type="float" office:value="358864120" calcext:value-type="float">
            <text:p>358864120</text:p>
          </table:table-cell>
          <table:table-cell office:value-type="float" office:value="176097776" calcext:value-type="float">
            <text:p>176097776</text:p>
          </table:table-cell>
          <table:table-cell office:value-type="float" office:value="167215800" calcext:value-type="float">
            <text:p>167215800</text:p>
          </table:table-cell>
          <table:table-cell office:value-type="float" office:value="166974848" calcext:value-type="float">
            <text:p>166974848</text:p>
          </table:table-cell>
          <table:table-cell table:number-columns-repeated="6"/>
        </table:table-row>
        <table:table-row table:style-name="ro1">
          <table:table-cell office:value-type="float" office:value="12616176" calcext:value-type="float">
            <text:p>12616176</text:p>
          </table:table-cell>
          <table:table-cell office:value-type="float" office:value="90521264" calcext:value-type="float">
            <text:p>90521264</text:p>
          </table:table-cell>
          <table:table-cell office:value-type="float" office:value="40402384" calcext:value-type="float">
            <text:p>40402384</text:p>
          </table:table-cell>
          <table:table-cell office:value-type="float" office:value="31476136" calcext:value-type="float">
            <text:p>31476136</text:p>
          </table:table-cell>
          <table:table-cell office:value-type="float" office:value="32442520" calcext:value-type="float">
            <text:p>32442520</text:p>
          </table:table-cell>
          <table:table-cell office:value-type="float" office:value="67891136" calcext:value-type="float">
            <text:p>67891136</text:p>
          </table:table-cell>
          <table:table-cell office:value-type="float" office:value="359672632" calcext:value-type="float">
            <text:p>359672632</text:p>
          </table:table-cell>
          <table:table-cell office:value-type="float" office:value="176639480" calcext:value-type="float">
            <text:p>176639480</text:p>
          </table:table-cell>
          <table:table-cell office:value-type="float" office:value="167414704" calcext:value-type="float">
            <text:p>167414704</text:p>
          </table:table-cell>
          <table:table-cell office:value-type="float" office:value="167199144" calcext:value-type="float">
            <text:p>167199144</text:p>
          </table:table-cell>
          <table:table-cell table:number-columns-repeated="6"/>
        </table:table-row>
        <table:table-row table:style-name="ro1">
          <table:table-cell office:value-type="float" office:value="12874320" calcext:value-type="float">
            <text:p>12874320</text:p>
          </table:table-cell>
          <table:table-cell office:value-type="float" office:value="90600520" calcext:value-type="float">
            <text:p>90600520</text:p>
          </table:table-cell>
          <table:table-cell office:value-type="float" office:value="40472560" calcext:value-type="float">
            <text:p>40472560</text:p>
          </table:table-cell>
          <table:table-cell office:value-type="float" office:value="31486648" calcext:value-type="float">
            <text:p>31486648</text:p>
          </table:table-cell>
          <table:table-cell office:value-type="float" office:value="32502808" calcext:value-type="float">
            <text:p>32502808</text:p>
          </table:table-cell>
          <table:table-cell office:value-type="float" office:value="68646560" calcext:value-type="float">
            <text:p>68646560</text:p>
          </table:table-cell>
          <table:table-cell office:value-type="float" office:value="361245368" calcext:value-type="float">
            <text:p>361245368</text:p>
          </table:table-cell>
          <table:table-cell office:value-type="float" office:value="178319232" calcext:value-type="float">
            <text:p>178319232</text:p>
          </table:table-cell>
          <table:table-cell office:value-type="float" office:value="167905872" calcext:value-type="float">
            <text:p>167905872</text:p>
          </table:table-cell>
          <table:table-cell office:value-type="float" office:value="168781336" calcext:value-type="float">
            <text:p>168781336</text:p>
          </table:table-cell>
          <table:table-cell table:number-columns-repeated="6"/>
        </table:table-row>
        <table:table-row table:style-name="ro1">
          <table:table-cell office:value-type="float" office:value="12958128" calcext:value-type="float">
            <text:p>12958128</text:p>
          </table:table-cell>
          <table:table-cell office:value-type="float" office:value="91074792" calcext:value-type="float">
            <text:p>91074792</text:p>
          </table:table-cell>
          <table:table-cell office:value-type="float" office:value="40761608" calcext:value-type="float">
            <text:p>40761608</text:p>
          </table:table-cell>
          <table:table-cell office:value-type="float" office:value="31541576" calcext:value-type="float">
            <text:p>31541576</text:p>
          </table:table-cell>
          <table:table-cell office:value-type="float" office:value="32551816" calcext:value-type="float">
            <text:p>32551816</text:p>
          </table:table-cell>
          <table:table-cell office:value-type="float" office:value="68686144" calcext:value-type="float">
            <text:p>68686144</text:p>
          </table:table-cell>
          <table:table-cell office:value-type="float" office:value="361818776" calcext:value-type="float">
            <text:p>361818776</text:p>
          </table:table-cell>
          <table:table-cell office:value-type="float" office:value="179010592" calcext:value-type="float">
            <text:p>179010592</text:p>
          </table:table-cell>
          <table:table-cell office:value-type="float" office:value="168171800" calcext:value-type="float">
            <text:p>168171800</text:p>
          </table:table-cell>
          <table:table-cell office:value-type="float" office:value="170568216" calcext:value-type="float">
            <text:p>170568216</text:p>
          </table:table-cell>
          <table:table-cell table:number-columns-repeated="6"/>
        </table:table-row>
        <table:table-row table:style-name="ro1">
          <table:table-cell office:value-type="float" office:value="13605960" calcext:value-type="float">
            <text:p>13605960</text:p>
          </table:table-cell>
          <table:table-cell office:value-type="float" office:value="91183584" calcext:value-type="float">
            <text:p>91183584</text:p>
          </table:table-cell>
          <table:table-cell office:value-type="float" office:value="40791560" calcext:value-type="float">
            <text:p>40791560</text:p>
          </table:table-cell>
          <table:table-cell office:value-type="float" office:value="31580552" calcext:value-type="float">
            <text:p>31580552</text:p>
          </table:table-cell>
          <table:table-cell office:value-type="float" office:value="32583208" calcext:value-type="float">
            <text:p>32583208</text:p>
          </table:table-cell>
          <table:table-cell office:value-type="float" office:value="69628352" calcext:value-type="float">
            <text:p>69628352</text:p>
          </table:table-cell>
          <table:table-cell office:value-type="float" office:value="363295064" calcext:value-type="float">
            <text:p>363295064</text:p>
          </table:table-cell>
          <table:table-cell office:value-type="float" office:value="180453776" calcext:value-type="float">
            <text:p>180453776</text:p>
          </table:table-cell>
          <table:table-cell office:value-type="float" office:value="169776928" calcext:value-type="float">
            <text:p>169776928</text:p>
          </table:table-cell>
          <table:table-cell office:value-type="float" office:value="173175752" calcext:value-type="float">
            <text:p>173175752</text:p>
          </table:table-cell>
          <table:table-cell table:number-columns-repeated="6"/>
        </table:table-row>
        <table:table-row table:style-name="ro1">
          <table:table-cell office:value-type="float" office:value="13910960" calcext:value-type="float">
            <text:p>13910960</text:p>
          </table:table-cell>
          <table:table-cell office:value-type="float" office:value="91404536" calcext:value-type="float">
            <text:p>91404536</text:p>
          </table:table-cell>
          <table:table-cell office:value-type="float" office:value="40853992" calcext:value-type="float">
            <text:p>40853992</text:p>
          </table:table-cell>
          <table:table-cell office:value-type="float" office:value="31658512" calcext:value-type="float">
            <text:p>31658512</text:p>
          </table:table-cell>
          <table:table-cell office:value-type="float" office:value="32588232" calcext:value-type="float">
            <text:p>32588232</text:p>
          </table:table-cell>
          <table:table-cell office:value-type="float" office:value="72708640" calcext:value-type="float">
            <text:p>72708640</text:p>
          </table:table-cell>
          <table:table-cell office:value-type="float" office:value="364672912" calcext:value-type="float">
            <text:p>364672912</text:p>
          </table:table-cell>
          <table:table-cell office:value-type="float" office:value="181815568" calcext:value-type="float">
            <text:p>181815568</text:p>
          </table:table-cell>
          <table:table-cell office:value-type="float" office:value="169865872" calcext:value-type="float">
            <text:p>169865872</text:p>
          </table:table-cell>
          <table:table-cell office:value-type="float" office:value="173232504" calcext:value-type="float">
            <text:p>173232504</text:p>
          </table:table-cell>
          <table:table-cell table:number-columns-repeated="6"/>
        </table:table-row>
        <table:table-row table:style-name="ro1">
          <table:table-cell office:value-type="float" office:value="14007800" calcext:value-type="float">
            <text:p>14007800</text:p>
          </table:table-cell>
          <table:table-cell office:value-type="float" office:value="91495720" calcext:value-type="float">
            <text:p>91495720</text:p>
          </table:table-cell>
          <table:table-cell office:value-type="float" office:value="41396040" calcext:value-type="float">
            <text:p>41396040</text:p>
          </table:table-cell>
          <table:table-cell office:value-type="float" office:value="31955496" calcext:value-type="float">
            <text:p>31955496</text:p>
          </table:table-cell>
          <table:table-cell office:value-type="float" office:value="32605744" calcext:value-type="float">
            <text:p>32605744</text:p>
          </table:table-cell>
          <table:table-cell office:value-type="float" office:value="73141296" calcext:value-type="float">
            <text:p>73141296</text:p>
          </table:table-cell>
          <table:table-cell office:value-type="float" office:value="364697568" calcext:value-type="float">
            <text:p>364697568</text:p>
          </table:table-cell>
          <table:table-cell office:value-type="float" office:value="183848400" calcext:value-type="float">
            <text:p>183848400</text:p>
          </table:table-cell>
          <table:table-cell office:value-type="float" office:value="171218048" calcext:value-type="float">
            <text:p>171218048</text:p>
          </table:table-cell>
          <table:table-cell office:value-type="float" office:value="173291840" calcext:value-type="float">
            <text:p>173291840</text:p>
          </table:table-cell>
          <table:table-cell table:number-columns-repeated="6"/>
        </table:table-row>
        <table:table-row table:style-name="ro1">
          <table:table-cell office:value-type="float" office:value="14027240" calcext:value-type="float">
            <text:p>14027240</text:p>
          </table:table-cell>
          <table:table-cell office:value-type="float" office:value="91748112" calcext:value-type="float">
            <text:p>91748112</text:p>
          </table:table-cell>
          <table:table-cell office:value-type="float" office:value="41500192" calcext:value-type="float">
            <text:p>41500192</text:p>
          </table:table-cell>
          <table:table-cell office:value-type="float" office:value="32016536" calcext:value-type="float">
            <text:p>32016536</text:p>
          </table:table-cell>
          <table:table-cell office:value-type="float" office:value="32622784" calcext:value-type="float">
            <text:p>32622784</text:p>
          </table:table-cell>
          <table:table-cell office:value-type="float" office:value="73185944" calcext:value-type="float">
            <text:p>73185944</text:p>
          </table:table-cell>
          <table:table-cell office:value-type="float" office:value="365187608" calcext:value-type="float">
            <text:p>365187608</text:p>
          </table:table-cell>
          <table:table-cell office:value-type="float" office:value="184029440" calcext:value-type="float">
            <text:p>184029440</text:p>
          </table:table-cell>
          <table:table-cell office:value-type="float" office:value="171402024" calcext:value-type="float">
            <text:p>171402024</text:p>
          </table:table-cell>
          <table:table-cell office:value-type="float" office:value="173928072" calcext:value-type="float">
            <text:p>173928072</text:p>
          </table:table-cell>
          <table:table-cell table:number-columns-repeated="6"/>
        </table:table-row>
        <table:table-row table:style-name="ro1">
          <table:table-cell office:value-type="float" office:value="14033672" calcext:value-type="float">
            <text:p>14033672</text:p>
          </table:table-cell>
          <table:table-cell office:value-type="float" office:value="92235696" calcext:value-type="float">
            <text:p>92235696</text:p>
          </table:table-cell>
          <table:table-cell office:value-type="float" office:value="41562504" calcext:value-type="float">
            <text:p>41562504</text:p>
          </table:table-cell>
          <table:table-cell office:value-type="float" office:value="32039592" calcext:value-type="float">
            <text:p>32039592</text:p>
          </table:table-cell>
          <table:table-cell office:value-type="float" office:value="32681712" calcext:value-type="float">
            <text:p>32681712</text:p>
          </table:table-cell>
          <table:table-cell office:value-type="float" office:value="74704928" calcext:value-type="float">
            <text:p>74704928</text:p>
          </table:table-cell>
          <table:table-cell office:value-type="float" office:value="365856192" calcext:value-type="float">
            <text:p>365856192</text:p>
          </table:table-cell>
          <table:table-cell office:value-type="float" office:value="186705464" calcext:value-type="float">
            <text:p>186705464</text:p>
          </table:table-cell>
          <table:table-cell office:value-type="float" office:value="172551320" calcext:value-type="float">
            <text:p>172551320</text:p>
          </table:table-cell>
          <table:table-cell office:value-type="float" office:value="179590872" calcext:value-type="float">
            <text:p>179590872</text:p>
          </table:table-cell>
          <table:table-cell table:number-columns-repeated="6"/>
        </table:table-row>
        <table:table-row table:style-name="ro1">
          <table:table-cell office:value-type="float" office:value="14196424" calcext:value-type="float">
            <text:p>14196424</text:p>
          </table:table-cell>
          <table:table-cell office:value-type="float" office:value="92515608" calcext:value-type="float">
            <text:p>92515608</text:p>
          </table:table-cell>
          <table:table-cell office:value-type="float" office:value="41744152" calcext:value-type="float">
            <text:p>41744152</text:p>
          </table:table-cell>
          <table:table-cell office:value-type="float" office:value="32356688" calcext:value-type="float">
            <text:p>32356688</text:p>
          </table:table-cell>
          <table:table-cell office:value-type="float" office:value="32785816" calcext:value-type="float">
            <text:p>32785816</text:p>
          </table:table-cell>
          <table:table-cell office:value-type="float" office:value="75577536" calcext:value-type="float">
            <text:p>75577536</text:p>
          </table:table-cell>
          <table:table-cell office:value-type="float" office:value="365914672" calcext:value-type="float">
            <text:p>365914672</text:p>
          </table:table-cell>
          <table:table-cell office:value-type="float" office:value="187213696" calcext:value-type="float">
            <text:p>187213696</text:p>
          </table:table-cell>
          <table:table-cell office:value-type="float" office:value="173111336" calcext:value-type="float">
            <text:p>173111336</text:p>
          </table:table-cell>
          <table:table-cell office:value-type="float" office:value="179825128" calcext:value-type="float">
            <text:p>179825128</text:p>
          </table:table-cell>
          <table:table-cell table:number-columns-repeated="6"/>
        </table:table-row>
        <table:table-row table:style-name="ro1">
          <table:table-cell office:value-type="float" office:value="14461296" calcext:value-type="float">
            <text:p>14461296</text:p>
          </table:table-cell>
          <table:table-cell office:value-type="float" office:value="92648992" calcext:value-type="float">
            <text:p>92648992</text:p>
          </table:table-cell>
          <table:table-cell office:value-type="float" office:value="41950488" calcext:value-type="float">
            <text:p>41950488</text:p>
          </table:table-cell>
          <table:table-cell office:value-type="float" office:value="32511112" calcext:value-type="float">
            <text:p>32511112</text:p>
          </table:table-cell>
          <table:table-cell office:value-type="float" office:value="33072440" calcext:value-type="float">
            <text:p>33072440</text:p>
          </table:table-cell>
          <table:table-cell office:value-type="float" office:value="78899216" calcext:value-type="float">
            <text:p>78899216</text:p>
          </table:table-cell>
          <table:table-cell office:value-type="float" office:value="371178824" calcext:value-type="float">
            <text:p>371178824</text:p>
          </table:table-cell>
          <table:table-cell office:value-type="float" office:value="188185000" calcext:value-type="float">
            <text:p>188185000</text:p>
          </table:table-cell>
          <table:table-cell office:value-type="float" office:value="173562640" calcext:value-type="float">
            <text:p>173562640</text:p>
          </table:table-cell>
          <table:table-cell office:value-type="float" office:value="181025776" calcext:value-type="float">
            <text:p>181025776</text:p>
          </table:table-cell>
          <table:table-cell table:number-columns-repeated="6"/>
        </table:table-row>
        <table:table-row table:style-name="ro1">
          <table:table-cell office:value-type="float" office:value="14936664" calcext:value-type="float">
            <text:p>14936664</text:p>
          </table:table-cell>
          <table:table-cell office:value-type="float" office:value="92673680" calcext:value-type="float">
            <text:p>92673680</text:p>
          </table:table-cell>
          <table:table-cell office:value-type="float" office:value="42478656" calcext:value-type="float">
            <text:p>42478656</text:p>
          </table:table-cell>
          <table:table-cell office:value-type="float" office:value="32542624" calcext:value-type="float">
            <text:p>32542624</text:p>
          </table:table-cell>
          <table:table-cell office:value-type="float" office:value="33204224" calcext:value-type="float">
            <text:p>33204224</text:p>
          </table:table-cell>
          <table:table-cell office:value-type="float" office:value="79265416" calcext:value-type="float">
            <text:p>79265416</text:p>
          </table:table-cell>
          <table:table-cell office:value-type="float" office:value="374468200" calcext:value-type="float">
            <text:p>374468200</text:p>
          </table:table-cell>
          <table:table-cell office:value-type="float" office:value="188272776" calcext:value-type="float">
            <text:p>188272776</text:p>
          </table:table-cell>
          <table:table-cell office:value-type="float" office:value="173848416" calcext:value-type="float">
            <text:p>173848416</text:p>
          </table:table-cell>
          <table:table-cell office:value-type="float" office:value="181107816" calcext:value-type="float">
            <text:p>181107816</text:p>
          </table:table-cell>
          <table:table-cell table:number-columns-repeated="6"/>
        </table:table-row>
        <table:table-row table:style-name="ro1">
          <table:table-cell office:value-type="float" office:value="15130872" calcext:value-type="float">
            <text:p>15130872</text:p>
          </table:table-cell>
          <table:table-cell office:value-type="float" office:value="92812512" calcext:value-type="float">
            <text:p>92812512</text:p>
          </table:table-cell>
          <table:table-cell office:value-type="float" office:value="42579280" calcext:value-type="float">
            <text:p>42579280</text:p>
          </table:table-cell>
          <table:table-cell office:value-type="float" office:value="32590224" calcext:value-type="float">
            <text:p>32590224</text:p>
          </table:table-cell>
          <table:table-cell office:value-type="float" office:value="33837656" calcext:value-type="float">
            <text:p>33837656</text:p>
          </table:table-cell>
          <table:table-cell office:value-type="float" office:value="79441136" calcext:value-type="float">
            <text:p>79441136</text:p>
          </table:table-cell>
          <table:table-cell office:value-type="float" office:value="375685944" calcext:value-type="float">
            <text:p>375685944</text:p>
          </table:table-cell>
          <table:table-cell office:value-type="float" office:value="188312528" calcext:value-type="float">
            <text:p>188312528</text:p>
          </table:table-cell>
          <table:table-cell office:value-type="float" office:value="178897632" calcext:value-type="float">
            <text:p>178897632</text:p>
          </table:table-cell>
          <table:table-cell office:value-type="float" office:value="185894472" calcext:value-type="float">
            <text:p>185894472</text:p>
          </table:table-cell>
          <table:table-cell table:number-columns-repeated="6"/>
        </table:table-row>
        <table:table-row table:style-name="ro1">
          <table:table-cell office:value-type="float" office:value="15468152" calcext:value-type="float">
            <text:p>15468152</text:p>
          </table:table-cell>
          <table:table-cell office:value-type="float" office:value="92867208" calcext:value-type="float">
            <text:p>92867208</text:p>
          </table:table-cell>
          <table:table-cell office:value-type="float" office:value="42817656" calcext:value-type="float">
            <text:p>42817656</text:p>
          </table:table-cell>
          <table:table-cell office:value-type="float" office:value="32590584" calcext:value-type="float">
            <text:p>32590584</text:p>
          </table:table-cell>
          <table:table-cell office:value-type="float" office:value="34749656" calcext:value-type="float">
            <text:p>34749656</text:p>
          </table:table-cell>
          <table:table-cell office:value-type="float" office:value="79787576" calcext:value-type="float">
            <text:p>79787576</text:p>
          </table:table-cell>
          <table:table-cell office:value-type="float" office:value="378690696" calcext:value-type="float">
            <text:p>378690696</text:p>
          </table:table-cell>
          <table:table-cell office:value-type="float" office:value="188414656" calcext:value-type="float">
            <text:p>188414656</text:p>
          </table:table-cell>
          <table:table-cell office:value-type="float" office:value="179163928" calcext:value-type="float">
            <text:p>179163928</text:p>
          </table:table-cell>
          <table:table-cell office:value-type="float" office:value="185933368" calcext:value-type="float">
            <text:p>185933368</text:p>
          </table:table-cell>
          <table:table-cell table:number-columns-repeated="6"/>
        </table:table-row>
        <table:table-row table:style-name="ro1">
          <table:table-cell office:value-type="float" office:value="15605944" calcext:value-type="float">
            <text:p>15605944</text:p>
          </table:table-cell>
          <table:table-cell office:value-type="float" office:value="93032008" calcext:value-type="float">
            <text:p>93032008</text:p>
          </table:table-cell>
          <table:table-cell office:value-type="float" office:value="42875088" calcext:value-type="float">
            <text:p>42875088</text:p>
          </table:table-cell>
          <table:table-cell office:value-type="float" office:value="32616448" calcext:value-type="float">
            <text:p>32616448</text:p>
          </table:table-cell>
          <table:table-cell office:value-type="float" office:value="35490464" calcext:value-type="float">
            <text:p>35490464</text:p>
          </table:table-cell>
          <table:table-cell office:value-type="float" office:value="80151136" calcext:value-type="float">
            <text:p>80151136</text:p>
          </table:table-cell>
          <table:table-cell office:value-type="float" office:value="378829192" calcext:value-type="float">
            <text:p>378829192</text:p>
          </table:table-cell>
          <table:table-cell office:value-type="float" office:value="189126144" calcext:value-type="float">
            <text:p>189126144</text:p>
          </table:table-cell>
          <table:table-cell office:value-type="float" office:value="179585808" calcext:value-type="float">
            <text:p>179585808</text:p>
          </table:table-cell>
          <table:table-cell office:value-type="float" office:value="189035784" calcext:value-type="float">
            <text:p>189035784</text:p>
          </table:table-cell>
          <table:table-cell table:number-columns-repeated="6"/>
        </table:table-row>
        <table:table-row table:style-name="ro1">
          <table:table-cell office:value-type="float" office:value="15663512" calcext:value-type="float">
            <text:p>15663512</text:p>
          </table:table-cell>
          <table:table-cell office:value-type="float" office:value="93788968" calcext:value-type="float">
            <text:p>93788968</text:p>
          </table:table-cell>
          <table:table-cell office:value-type="float" office:value="43976712" calcext:value-type="float">
            <text:p>43976712</text:p>
          </table:table-cell>
          <table:table-cell office:value-type="float" office:value="32731136" calcext:value-type="float">
            <text:p>32731136</text:p>
          </table:table-cell>
          <table:table-cell office:value-type="float" office:value="35868576" calcext:value-type="float">
            <text:p>35868576</text:p>
          </table:table-cell>
          <table:table-cell office:value-type="float" office:value="84769032" calcext:value-type="float">
            <text:p>84769032</text:p>
          </table:table-cell>
          <table:table-cell office:value-type="float" office:value="380721592" calcext:value-type="float">
            <text:p>380721592</text:p>
          </table:table-cell>
          <table:table-cell office:value-type="float" office:value="190304328" calcext:value-type="float">
            <text:p>190304328</text:p>
          </table:table-cell>
          <table:table-cell office:value-type="float" office:value="182775184" calcext:value-type="float">
            <text:p>182775184</text:p>
          </table:table-cell>
          <table:table-cell office:value-type="float" office:value="190959984" calcext:value-type="float">
            <text:p>190959984</text:p>
          </table:table-cell>
          <table:table-cell table:number-columns-repeated="6"/>
        </table:table-row>
        <table:table-row table:style-name="ro1">
          <table:table-cell office:value-type="float" office:value="15664528" calcext:value-type="float">
            <text:p>15664528</text:p>
          </table:table-cell>
          <table:table-cell office:value-type="float" office:value="93843264" calcext:value-type="float">
            <text:p>93843264</text:p>
          </table:table-cell>
          <table:table-cell office:value-type="float" office:value="44016856" calcext:value-type="float">
            <text:p>44016856</text:p>
          </table:table-cell>
          <table:table-cell office:value-type="float" office:value="32758760" calcext:value-type="float">
            <text:p>32758760</text:p>
          </table:table-cell>
          <table:table-cell office:value-type="float" office:value="36649568" calcext:value-type="float">
            <text:p>36649568</text:p>
          </table:table-cell>
          <table:table-cell office:value-type="float" office:value="85861920" calcext:value-type="float">
            <text:p>85861920</text:p>
          </table:table-cell>
          <table:table-cell office:value-type="float" office:value="383637176" calcext:value-type="float">
            <text:p>383637176</text:p>
          </table:table-cell>
          <table:table-cell office:value-type="float" office:value="194636984" calcext:value-type="float">
            <text:p>194636984</text:p>
          </table:table-cell>
          <table:table-cell office:value-type="float" office:value="186114368" calcext:value-type="float">
            <text:p>186114368</text:p>
          </table:table-cell>
          <table:table-cell office:value-type="float" office:value="191963856" calcext:value-type="float">
            <text:p>191963856</text:p>
          </table:table-cell>
          <table:table-cell table:number-columns-repeated="6"/>
        </table:table-row>
        <table:table-row table:style-name="ro1">
          <table:table-cell office:value-type="float" office:value="15768504" calcext:value-type="float">
            <text:p>15768504</text:p>
          </table:table-cell>
          <table:table-cell office:value-type="float" office:value="94088704" calcext:value-type="float">
            <text:p>94088704</text:p>
          </table:table-cell>
          <table:table-cell office:value-type="float" office:value="44217488" calcext:value-type="float">
            <text:p>44217488</text:p>
          </table:table-cell>
          <table:table-cell office:value-type="float" office:value="32795040" calcext:value-type="float">
            <text:p>32795040</text:p>
          </table:table-cell>
          <table:table-cell office:value-type="float" office:value="37474376" calcext:value-type="float">
            <text:p>37474376</text:p>
          </table:table-cell>
          <table:table-cell office:value-type="float" office:value="86450720" calcext:value-type="float">
            <text:p>86450720</text:p>
          </table:table-cell>
          <table:table-cell office:value-type="float" office:value="388202968" calcext:value-type="float">
            <text:p>388202968</text:p>
          </table:table-cell>
          <table:table-cell office:value-type="float" office:value="194651032" calcext:value-type="float">
            <text:p>194651032</text:p>
          </table:table-cell>
          <table:table-cell office:value-type="float" office:value="192686496" calcext:value-type="float">
            <text:p>192686496</text:p>
          </table:table-cell>
          <table:table-cell office:value-type="float" office:value="192292304" calcext:value-type="float">
            <text:p>192292304</text:p>
          </table:table-cell>
          <table:table-cell table:number-columns-repeated="6"/>
        </table:table-row>
        <table:table-row table:style-name="ro1">
          <table:table-cell office:value-type="float" office:value="15957400" calcext:value-type="float">
            <text:p>15957400</text:p>
          </table:table-cell>
          <table:table-cell office:value-type="float" office:value="95190240" calcext:value-type="float">
            <text:p>95190240</text:p>
          </table:table-cell>
          <table:table-cell office:value-type="float" office:value="44230800" calcext:value-type="float">
            <text:p>44230800</text:p>
          </table:table-cell>
          <table:table-cell office:value-type="float" office:value="35661840" calcext:value-type="float">
            <text:p>35661840</text:p>
          </table:table-cell>
          <table:table-cell office:value-type="float" office:value="37856144" calcext:value-type="float">
            <text:p>37856144</text:p>
          </table:table-cell>
          <table:table-cell office:value-type="float" office:value="90597544" calcext:value-type="float">
            <text:p>90597544</text:p>
          </table:table-cell>
          <table:table-cell office:value-type="float" office:value="390603840" calcext:value-type="float">
            <text:p>390603840</text:p>
          </table:table-cell>
          <table:table-cell office:value-type="float" office:value="194677152" calcext:value-type="float">
            <text:p>194677152</text:p>
          </table:table-cell>
          <table:table-cell office:value-type="float" office:value="197908488" calcext:value-type="float">
            <text:p>197908488</text:p>
          </table:table-cell>
          <table:table-cell office:value-type="float" office:value="195684760" calcext:value-type="float">
            <text:p>195684760</text:p>
          </table:table-cell>
          <table:table-cell table:number-columns-repeated="6"/>
        </table:table-row>
        <table:table-row table:style-name="ro1">
          <table:table-cell office:value-type="float" office:value="16129296" calcext:value-type="float">
            <text:p>16129296</text:p>
          </table:table-cell>
          <table:table-cell office:value-type="float" office:value="95420368" calcext:value-type="float">
            <text:p>95420368</text:p>
          </table:table-cell>
          <table:table-cell office:value-type="float" office:value="44518280" calcext:value-type="float">
            <text:p>44518280</text:p>
          </table:table-cell>
          <table:table-cell office:value-type="float" office:value="36010368" calcext:value-type="float">
            <text:p>36010368</text:p>
          </table:table-cell>
          <table:table-cell office:value-type="float" office:value="38411440" calcext:value-type="float">
            <text:p>38411440</text:p>
          </table:table-cell>
          <table:table-cell office:value-type="float" office:value="92080384" calcext:value-type="float">
            <text:p>92080384</text:p>
          </table:table-cell>
          <table:table-cell office:value-type="float" office:value="391607896" calcext:value-type="float">
            <text:p>391607896</text:p>
          </table:table-cell>
          <table:table-cell office:value-type="float" office:value="194706192" calcext:value-type="float">
            <text:p>194706192</text:p>
          </table:table-cell>
          <table:table-cell office:value-type="float" office:value="198839888" calcext:value-type="float">
            <text:p>198839888</text:p>
          </table:table-cell>
          <table:table-cell office:value-type="float" office:value="202090616" calcext:value-type="float">
            <text:p>202090616</text:p>
          </table:table-cell>
          <table:table-cell table:number-columns-repeated="6"/>
        </table:table-row>
        <table:table-row table:style-name="ro1">
          <table:table-cell office:value-type="float" office:value="16317800" calcext:value-type="float">
            <text:p>16317800</text:p>
          </table:table-cell>
          <table:table-cell office:value-type="float" office:value="96732904" calcext:value-type="float">
            <text:p>96732904</text:p>
          </table:table-cell>
          <table:table-cell office:value-type="float" office:value="46710792" calcext:value-type="float">
            <text:p>46710792</text:p>
          </table:table-cell>
          <table:table-cell office:value-type="float" office:value="36081608" calcext:value-type="float">
            <text:p>36081608</text:p>
          </table:table-cell>
          <table:table-cell office:value-type="float" office:value="39088456" calcext:value-type="float">
            <text:p>39088456</text:p>
          </table:table-cell>
          <table:table-cell office:value-type="float" office:value="92126304" calcext:value-type="float">
            <text:p>92126304</text:p>
          </table:table-cell>
          <table:table-cell office:value-type="float" office:value="392914512" calcext:value-type="float">
            <text:p>392914512</text:p>
          </table:table-cell>
          <table:table-cell office:value-type="float" office:value="197749584" calcext:value-type="float">
            <text:p>197749584</text:p>
          </table:table-cell>
          <table:table-cell office:value-type="float" office:value="205056520" calcext:value-type="float">
            <text:p>205056520</text:p>
          </table:table-cell>
          <table:table-cell office:value-type="float" office:value="211958808" calcext:value-type="float">
            <text:p>211958808</text:p>
          </table:table-cell>
          <table:table-cell table:number-columns-repeated="6"/>
        </table:table-row>
        <table:table-row table:style-name="ro1">
          <table:table-cell office:value-type="float" office:value="16374088" calcext:value-type="float">
            <text:p>16374088</text:p>
          </table:table-cell>
          <table:table-cell office:value-type="float" office:value="100259360" calcext:value-type="float">
            <text:p>100259360</text:p>
          </table:table-cell>
          <table:table-cell office:value-type="float" office:value="52398352" calcext:value-type="float">
            <text:p>52398352</text:p>
          </table:table-cell>
          <table:table-cell office:value-type="float" office:value="36358136" calcext:value-type="float">
            <text:p>36358136</text:p>
          </table:table-cell>
          <table:table-cell office:value-type="float" office:value="40391912" calcext:value-type="float">
            <text:p>40391912</text:p>
          </table:table-cell>
          <table:table-cell office:value-type="float" office:value="104970808" calcext:value-type="float">
            <text:p>104970808</text:p>
          </table:table-cell>
          <table:table-cell office:value-type="float" office:value="403730888" calcext:value-type="float">
            <text:p>403730888</text:p>
          </table:table-cell>
          <table:table-cell office:value-type="float" office:value="209713488" calcext:value-type="float">
            <text:p>209713488</text:p>
          </table:table-cell>
          <table:table-cell office:value-type="float" office:value="205490264" calcext:value-type="float">
            <text:p>205490264</text:p>
          </table:table-cell>
          <table:table-cell office:value-type="float" office:value="237299352" calcext:value-type="float">
            <text:p>23729935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J1:Sheet1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12:49:14.624065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06T12:49:45.532720733</dc:date>
    <meta:editing-duration>P0D</meta:editing-duration>
    <meta:editing-cycles>3</meta:editing-cycles>
    <meta:document-statistic meta:table-count="1" meta:cell-count="100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L3:Sheet1.P3" chart:error-lower-range="Sheet1.L3:Sheet1.P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L3:Sheet1.P3" chart:error-lower-range="Sheet1.L3:Sheet1.P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L3:Sheet1.P3" chart:error-lower-range="Sheet1.L3:Sheet1.P3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5.523cm" svg:y="0.316cm" chart:style-name="ch2">
          <text:p>Performance MotionBlur</text:p>
        </chart:title>
        <chart:plot-area chart:style-name="ch3" table:cell-range-address="Sheet1.L1:Sheet1.P2" chart:data-source-has-labels="row" svg:x="1.331cm" svg:y="1.301cm" svg:width="14.352cm" svg:height="7.524cm">
          <chartooo:coordinate-region svg:x="3.249cm" svg:y="1.5cm" svg:width="12.434cm" svg:height="6.678cm"/>
          <chart:axis chart:dimension="x" chart:name="primary-x" chart:style-name="ch4" chartooo:axis-type="auto">
            <chartooo:date-scale/>
            <chart:categories table:cell-range-address="Sheet1.L1:Sheet1.P1"/>
          </chart:axis>
          <chart:axis chart:dimension="y" chart:name="primary-y" chart:style-name="ch5">
            <chart:title svg:x="0.451cm" svg:y="5.61cm" chart:style-name="ch6">
              <text:p>tiempo</text:p>
            </chart:title>
            <chart:grid chart:style-name="ch7" chart:class="major"/>
          </chart:axis>
          <chart:series chart:style-name="ch8" chart:values-cell-range-address="Sheet1.L2:Sheet1.P2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L1:Sheet1.P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909838.6445183">
                <text:p>10909838.6445183</text:p>
                <draw:g>
                  <svg:desc>Sheet1.L2:Sheet1.P2</svg:desc>
                </draw:g>
              </table:table-cell>
              <table:table-cell office:value-type="float" office:value="86268880.8637874">
                <text:p>86268880.8637874</text:p>
              </table:table-cell>
              <table:table-cell office:value-type="float" office:value="32946312.4252492">
                <text:p>32946312.4252492</text:p>
              </table:table-cell>
              <table:table-cell office:value-type="float" office:value="30445937.1162791">
                <text:p>30445937.1162791</text:p>
              </table:table-cell>
              <table:table-cell office:value-type="float" office:value="30511302.8305648">
                <text:p>30511302.830564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07886.442769294">
                <text:p>607886.442769294</text:p>
                <draw:g>
                  <svg:desc>Sheet1.L3:Sheet1.P3</svg:desc>
                </draw:g>
              </table:table-cell>
              <table:table-cell office:value-type="float" office:value="1208272.21273148">
                <text:p>1208272.21273148</text:p>
              </table:table-cell>
              <table:table-cell office:value-type="float" office:value="1862374.96467456">
                <text:p>1862374.96467456</text:p>
              </table:table-cell>
              <table:table-cell office:value-type="float" office:value="449984.703297657">
                <text:p>449984.703297657</text:p>
              </table:table-cell>
              <table:table-cell office:value-type="float" office:value="750896.848317558">
                <text:p>750896.848317558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07886.442769294">
                <text:p>607886.442769294</text:p>
                <draw:g>
                  <svg:desc>Sheet1.L3:Sheet1.P3</svg:desc>
                </draw:g>
              </table:table-cell>
              <table:table-cell office:value-type="float" office:value="1208272.21273148">
                <text:p>1208272.21273148</text:p>
              </table:table-cell>
              <table:table-cell office:value-type="float" office:value="1862374.96467456">
                <text:p>1862374.96467456</text:p>
              </table:table-cell>
              <table:table-cell office:value-type="float" office:value="449984.703297657">
                <text:p>449984.703297657</text:p>
              </table:table-cell>
              <table:table-cell office:value-type="float" office:value="750896.848317558">
                <text:p>750896.848317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